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olodyazne, Novomlynsk, Dvorichna, Zapadne, Masuti...</text:span>
</text:h>
      <text:p text:style-name="P4">
Authors: liveuamap (Language: en)</text:p>
      <text:p text:style-name="P4">
Time: 2023-07-08T-19:57:00</text:p>
      <text:p text:style-name="P4">
Location: Kupiansk (Latitude:49.63562 Longtitude:37.91245)</text:p>
      <text:p text:style-name="P4">
Videos: []</text:p>
      <text:p text:style-name="P4">
Images: []</text:p>
      <text:p text:style-name="P4">
Tags: ["Russia"]</text:p>
      <text:p text:style-name="P4">
ID: 22574549</text:p>
      <!--METADATA-->
      <text:p text:style-name="P4">
At Kupiansk direction Russian army shelled Kolodyazne, Novomlynsk, Dvorichna,Zapadne, Masutivka, Kupyansk and Kyslivka of Kharkiv region, - General Staffof Armed Forces of Ukraine says in the morning report</text:p>
      <text:p text:style-name="P4">
News Collection Link: <text:a xlink:type="simple" xlink:href="https:\/\/liveuamap.com\/en\/2023\/8-july-at-kupiansk-direction-russian-army-shelled-kolodyazne" text:style-name="Internet_20_link" text:visited-style-name="Visited_20_Internet_20_Link">
https:\/\/liveuamap.com\/en\/2023\/8-july-at-kupiansk-direction-russian-army-shelled-kolodyazne</text:a>
</text:p>
      <text:p text:style-name="P4">
Source: <text:a xlink:type="simple" xlink:href="https://t.me/lumsrc/5300" text:style-name="Internet_20_link" text:visited-style-name="Visited_20_Internet_20_Link">
https://t.me/lumsrc/5300</text:a>
</text:p>
      <!--NEWS-->
      <text:h text:style-name="P10" text:outline-level="1">
<text:span text:style-name="T4">
At Bakhmut direction Russian army shelled Vasukivka, Bohdanivka, Ivanivske, Klischiyivka, Ole...</text:span>
</text:h>
      <text:p text:style-name="P4">
Authors: liveuamap (Language: en)</text:p>
      <text:p text:style-name="P4">
Time: 2023-07-08T-22:58:00</text:p>
      <text:p text:style-name="P4">
Location: Donetsk Oblast (Latitude:48.39319 Longtitude:37.91622)</text:p>
      <text:p text:style-name="P4">
Videos: []</text:p>
      <text:p text:style-name="P4">
Images: []</text:p>
      <text:p text:style-name="P4">
Tags: ["Russia"]</text:p>
      <text:p text:style-name="P4">
ID: 22574547</text:p>
      <!--METADATA-->
      <text:p text:style-name="P4">
At Bakhmut direction Russian army shelled Vasukivka, Bohdanivka, Ivanivske,Klischiyivka, Oleksandro-Shultyne, Bila Hora and Dyliyivka of Donetsk region.Russian aviation conducted airstrikes at Bohdanivka, Klischiyivka, Oleksandro-Shultyne, Bila Hora, Kurdumivka and Pivnichne, - General Staff of Armed Forcesof Ukraine says in the morning report</text:p>
      <text:p text:style-name="P4">
News Collection Link: <text:a xlink:type="simple" xlink:href="https:\/\/liveuamap.com\/en\/2023\/8-july-at-bakhmut-direction-russian-army-shelled-vasukivka" text:style-name="Internet_20_link" text:visited-style-name="Visited_20_Internet_20_Link">
https:\/\/liveuamap.com\/en\/2023\/8-july-at-bakhmut-direction-russian-army-shelled-vasukivka</text:a>
</text:p>
      <text:p text:style-name="P4">
Source: <text:a xlink:type="simple" xlink:href="https://t.me/lumsrc/5302" text:style-name="Internet_20_link" text:visited-style-name="Visited_20_Internet_20_Link">
https://t.me/lumsrc/5302</text:a>
</text:p>
      <!--NEWS-->
      <text:h text:style-name="P10" text:outline-level="1">
<text:span text:style-name="T4">
At Avdiyivka direction Russian army shelled Keramik, Zhelane, Avdiyivka, Syeverne, Karlivka, ...</text:span>
</text:h>
      <text:p text:style-name="P4">
Authors: liveuamap (Language: en)</text:p>
      <text:p text:style-name="P4">
Time: 2023-07-08T-24:58:00</text:p>
      <text:p text:style-name="P4">
Location: Donetsk Oblast (Latitude:48.05869 Longtitude:37.57393)</text:p>
      <text:p text:style-name="P4">
Videos: []</text:p>
      <text:p text:style-name="P4">
Images: []</text:p>
      <text:p text:style-name="P4">
Tags: ["Russia"]</text:p>
      <text:p text:style-name="P4">
ID: 22574546</text:p>
      <!--METADATA-->
      <text:p text:style-name="P4">
At Avdiyivka direction Russian army shelled Keramik, Zhelane, Avdiyivka,Syeverne, Karlivka, Pervomayske and Nevelske of Donetsk region, - GeneralStaff of Armed Forces of Ukraine says in the morning report</text:p>
      <text:p text:style-name="P4">
News Collection Link: <text:a xlink:type="simple" xlink:href="https:\/\/liveuamap.com\/en\/2023\/8-july-at-avdiyivka-direction-russian-army-shelled-keramik" text:style-name="Internet_20_link" text:visited-style-name="Visited_20_Internet_20_Link">
https:\/\/liveuamap.com\/en\/2023\/8-july-at-avdiyivka-direction-russian-army-shelled-keramik</text:a>
</text:p>
      <text:p text:style-name="P4">
Source: <text:a xlink:type="simple" xlink:href="https://t.me/lumsrc/5303" text:style-name="Internet_20_link" text:visited-style-name="Visited_20_Internet_20_Link">
https://t.me/lumsrc/5303</text:a>
</text:p>
      <!--NEWS-->
      <text:h text:style-name="P10" text:outline-level="1">
<text:span text:style-name="T4">
At Maryinka direction Russian army shelled Krasnohorivka, Maryinka and Pobyeda of Donetsk reg...</text:span>
</text:h>
      <text:p text:style-name="P4">
Authors: liveuamap (Language: en)</text:p>
      <text:p text:style-name="P4">
Time: 2023-07-08T-26:58:00</text:p>
      <text:p text:style-name="P4">
Location: Donetsk Oblast (Latitude:47.91427 Longtitude:37.45806)</text:p>
      <text:p text:style-name="P4">
Videos: []</text:p>
      <text:p text:style-name="P4">
Images: []</text:p>
      <text:p text:style-name="P4">
Tags: ["Russia"]</text:p>
      <text:p text:style-name="P4">
ID: 22574545</text:p>
      <!--METADATA-->
      <text:p text:style-name="P4">
At Maryinka direction Russian army shelled Krasnohorivka, Maryinka and Pobyedaof Donetsk region. Russian aviation conducted airstrike near Krasnohorivka, -General Staff of Armed Forces of Ukraine says in the morning report</text:p>
      <text:p text:style-name="P4">
News Collection Link: <text:a xlink:type="simple" xlink:href="https:\/\/liveuamap.com\/en\/2023\/8-july-at-maryinka-direction-russian-army-shelled-krasnohorivka" text:style-name="Internet_20_link" text:visited-style-name="Visited_20_Internet_20_Link">
https:\/\/liveuamap.com\/en\/2023\/8-july-at-maryinka-direction-russian-army-shelled-krasnohorivka</text:a>
</text:p>
      <text:p text:style-name="P4">
Source: <text:a xlink:type="simple" xlink:href="https://t.me/lumsrc/5304" text:style-name="Internet_20_link" text:visited-style-name="Visited_20_Internet_20_Link">
https://t.me/lumsrc/5304</text:a>
</text:p>
      <!--NEWS-->
      <text:h text:style-name="P10" text:outline-level="1">
<text:span text:style-name="T4">
At Shakhtarske direction Russian army shelled Novomykhaylivka, Yelyzavetivka, Bohoyavlenka, V...</text:span>
</text:h>
      <text:p text:style-name="P4">
Authors: liveuamap (Language: en)</text:p>
      <text:p text:style-name="P4">
Time: 2023-07-08T-28:58:00</text:p>
      <text:p text:style-name="P4">
Location: Velyka Novosilka (Latitude:47.8324 Longtitude:36.83836)</text:p>
      <text:p text:style-name="P4">
Videos: []</text:p>
      <text:p text:style-name="P4">
Images: []</text:p>
      <text:p text:style-name="P4">
Tags: ["Russia"]</text:p>
      <text:p text:style-name="P4">
ID: 22574544</text:p>
      <!--METADATA-->
      <text:p text:style-name="P4">
At Shakhtarske direction Russian army shelled Novomykhaylivka, Yelyzavetivka,Bohoyavlenka, Vuhledar, Zolota Nyva and Syeverne of Donetsk region. Russianaviation conducted airstrike at Velyka Novosilka, - General Staff of ArmedForces of Ukraine says in the morning report</text:p>
      <text:p text:style-name="P4">
News Collection Link: <text:a xlink:type="simple" xlink:href="https:\/\/liveuamap.com\/en\/2023\/8-july-at-shakhtarske-direction-russian-army-shelled-novomykhaylivka" text:style-name="Internet_20_link" text:visited-style-name="Visited_20_Internet_20_Link">
https:\/\/liveuamap.com\/en\/2023\/8-july-at-shakhtarske-direction-russian-army-shelled-novomykhaylivka</text:a>
</text:p>
      <text:p text:style-name="P4">
Source: <text:a xlink:type="simple" xlink:href="https://t.me/lumsrc/5305" text:style-name="Internet_20_link" text:visited-style-name="Visited_20_Internet_20_Link">
https://t.me/lumsrc/5305</text:a>
</text:p>
      <!--NEWS-->
      <text:h text:style-name="P10" text:outline-level="1">
<text:span text:style-name="T4">
At Zaporizhzhia and Kherson directions Russian army shelled Novodarivka, Levadne, Malynivka, ...</text:span>
</text:h>
      <text:p text:style-name="P4">
Authors: liveuamap (Language: en)</text:p>
      <text:p text:style-name="P4">
Time: 2023-07-08T-30:58:00</text:p>
      <text:p text:style-name="P4">
Location: Kherson (Latitude:46.638 Longtitude:32.62785)</text:p>
      <text:p text:style-name="P4">
Videos: []</text:p>
      <text:p text:style-name="P4">
Images: []</text:p>
      <text:p text:style-name="P4">
Tags: ["Russia"]</text:p>
      <text:p text:style-name="P4">
ID: 22574543</text:p>
      <!--METADATA-->
      <text:p text:style-name="P4">
At Zaporizhzhia and Kherson directions Russian army shelled Novodarivka,Levadne, Malynivka, Huliaipole, Zaliznychne of Zaporizhzhia region oblasti;Lvove, Tokarivka, Antonivka, Veletenske, Kizomys of Kherson region and Khersoncity, - General Staff of Armed Forces of Ukraine says in the morning report</text:p>
      <text:p text:style-name="P4">
News Collection Link: <text:a xlink:type="simple" xlink:href="https:\/\/liveuamap.com\/en\/2023\/8-july-at-zaporizhzhia-and-kherson-directions-russian-army" text:style-name="Internet_20_link" text:visited-style-name="Visited_20_Internet_20_Link">
https:\/\/liveuamap.com\/en\/2023\/8-july-at-zaporizhzhia-and-kherson-directions-russian-army</text:a>
</text:p>
      <text:p text:style-name="P4">
Source: <text:a xlink:type="simple" xlink:href="https://t.me/lumsrc/5306" text:style-name="Internet_20_link" text:visited-style-name="Visited_20_Internet_20_Link">
https://t.me/lumsrc/5306</text:a>
</text:p>
      <!--NEWS-->
      <text:h text:style-name="P10" text:outline-level="1">
<text:span text:style-name="T4">
Russian artillery shelled Kherson</text:span>
</text:h>
      <text:p text:style-name="P4">
Authors: liveuamap (Language: en)</text:p>
      <text:p text:style-name="P4">
Time: 2023-07-08T21:02:00</text:p>
      <text:p text:style-name="P4">
Location: Kherson (Latitude:46.62681 Longtitude:32.61257)</text:p>
      <text:p text:style-name="P4">
Videos: []</text:p>
      <text:p text:style-name="P4">
Images: []</text:p>
      <text:p text:style-name="P4">
Tags: ["Russia", "Europe"]</text:p>
      <text:p text:style-name="P4">
ID: 22574767</text:p>
      <!--METADATA-->
      <text:p text:style-name="P4">
Russian artillery shelled Kherson</text:p>
      <text:p text:style-name="P4">
News Collection Link: <text:a xlink:type="simple" xlink:href="https:\/\/liveuamap.com\/en\/2023\/9-july-russian-artillery-shelled-kherson" text:style-name="Internet_20_link" text:visited-style-name="Visited_20_Internet_20_Link">
https:\/\/liveuamap.com\/en\/2023\/9-july-russian-artillery-shelled-kherson</text:a>
</text:p>
      <text:p text:style-name="P4">
Source: <text:a xlink:type="simple" xlink:href="https://t.me/kherson_non_fake/8891" text:style-name="Internet_20_link" text:visited-style-name="Visited_20_Internet_20_Link">
https://t.me/kherson_non_fake/8891</text:a>
</text:p>
      <!--NEWS-->
      <text:h text:style-name="P10" text:outline-level="1">
<text:span text:style-name="T4">
Духовенство має стати рушійною силою у відбудові звільнених територій — Мінреінтеграції</text:span>
</text:h>
      <text:p text:style-name="P4">
Author: ['АРМІЯINFORM']</text:p>
      <text:p text:style-name="P4">
Time: 2023-07-08T28:00:00-04:00</text:p>
      <text:p text:style-name="P4">
Description: Релігійні організації стали справжніми гуманітарними хабами в умовах війни. Їхня ро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5.png" text:style-name="Internet_20_link" text:visited-style-name="Visited_20_Internet_20_Link">
45.png</text:a>
']</text:p>
      <text:p text:style-name="P4">
Tags: ['ДУХОВЕНСТВО', 'ІРИНИ ВЕРЕЩУК', 'МІНРЕІНТЕГРАЦІЯ', 'ТИМЧАСОВО ОКУПОВАНІ ТЕРИТОРІЇ']</text:p>
      <text:p text:style-name="P4">
Category: News</text:p>
      <!--METADATA-->
      <text:p text:style-name="P4">
<draw:frame draw:style-name="fr1" draw:name="Image2" text:anchor-type="as-char" svg:width="6.9236in" svg:height="4.615733in" draw:z-index="0">
<draw:image xlink:href="../Images/AРМІЯINFORM/2023-07-08T28-00-00-04-00/45.png" xlink:type="simple" xlink:show="embed" xlink:actuate="onLoad" draw:mime-type="image/png"/>
</draw:frame>
</text:p>
      <text:p text:style-name="P4">
Релігійні організації стали справжніми гуманітарними хабами в умовах війни.Їхня роль наразі є критично важливою у відновленні України.</text:p>
      <text:p text:style-name="P4">
На цьому <text:a xlink:type="simple" xlink:href="https://minre.gov.ua/2023/07/07/duhovenstvo-maye-staty-rushijnoyu-syloyu-u-vidbudovi-zvilnenyh-terytorij/" text:style-name="Internet_20_link" text:visited-style-name="Visited_20_Internet_20_Link">
наголосила</text:a>
 Віцепрем’єр-міністр-міністр з питань реінтеграції тимчасово окупованих територій України ІринаВерещук під час наради, присвяченій духовній реінтеграції населення назвільнених територіях.</text:p>
      <text:p text:style-name="P4">
До обговорення долучилися представники Всеукраїнської ради церков тарелігійних організацій, Інституту релігійної свободи, Держслужби зетнополітики та свободи совісті, Офісу Президента, Міноборони, інших силовихвідомств та зацікавлених органів влади.</text:p>
      <text:p text:style-name="P4">
Як зазначається, у фокусі уваги – надання гуманітарної допомоги та ментальноїпідтримки населенню представниками духовенства, особливо на деокупованихтериторіях.</text:p>
      <text:p text:style-name="P4">
«Представники духовенства мають долучитися до складу кадрового резерву звідновлення деокупованих територій. Це та рушійна сила, яка допоможе повернутидо життя наших людей. Саме священнослужителі на рівні з психологамидопомагають родинам військовослужбовців, внутрішньо переміщеним особам та всіміншим людям, які постраждали від війни», – наголосила Ірина Верещук.</text:p>
      <text:p text:style-name="P4">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Відбулося спільне навчання литовсько-польських Сил спеціальних операцій</text:span>
</text:h>
      <text:p text:style-name="P4">
Author: ['АРМІЯINFORM']</text:p>
      <text:p text:style-name="P4">
Time: 2023-07-08T30:00:00-04:00</text:p>
      <text:p text:style-name="P4">
Description: На полігоні Казіс Веверскіс (Литва) відбулося спільне навчання литовсько-поль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Tags: ['БАГАТОНАЦІОНАЛЬНІ НАВЧАННЯ', 'ЛИТВА', 'ПОЛЬЩА']</text:p>
      <text:p text:style-name="P4">
Category: News</text:p>
      <!--METADATA-->
      <text:p text:style-name="P4">
<draw:frame draw:style-name="fr1" draw:name="Image3" text:anchor-type="as-char" svg:width="6.9236in" svg:height="4.615733in" draw:z-index="0">
<draw:image xlink:href="../Images/AРМІЯINFORM/2023-07-08T30-00-00-04-00/resize_1200x900_d3_1.jpg" xlink:type="simple" xlink:show="embed" xlink:actuate="onLoad" draw:mime-type="image/jpeg"/>
</draw:frame>
</text:p>
      <text:p text:style-name="P4">
На полігоні Казіс Веверскіс (Литва) відбулося спільне навчання литовсько-польських Сил спеціальних операцій (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між Литвою, Польщею таНімеччиною.</text:p>
      <text:p text:style-name="P4">
Про це <text:a xlink:type="simple" xlink:href="https://kariuomene.lt/tarptautines-pratybos-strong-united-2023-lietuvos-ir-lenkijos-specialiuju-operaciju-pajegu-kariai-treniravosi-neutralizuoti-priesiskas-pajegas/25435" text:style-name="Internet_20_link" text:visited-style-name="Visited_20_Internet_20_Link">
йдеться</text:a>
 у повідомленні Збройнихсил Литви.</text:p>
      <text:p text:style-name="P4">
«Наша здатність діяти спільно, швидко та ефективно, інтегруючи союзницькісили, є однією з ключових переваг литовських Сил спеціальних операцій. Міцневзаєморозуміння та підтримка є фундаментальними факторами, які дозволяють нампокращувати та розвивати багатосторонній військовий альянс», – сказавкомандувач Збройними силами Литви полковник Міндаугас Мажонас.</text:p>
      <text:p text:style-name="P4">
<text:a xlink:type="simple" xlink:href="https://armyinform.com.ua/wp-content/uploads/2023/07/resize_1200x900_d2_3.jpg" text:style-name="Internet_20_link" text:visited-style-name="Visited_20_Internet_20_Link">
<draw:frame draw:style-name="fr1" draw:name="Image4" text:anchor-type="as-char" svg:width="6.9236in" svg:height="6.9236in" draw:z-index="0">
<draw:image xlink:href="../Images/AРМІЯINFORM/2023-07-08T30-00-00-04-00/resize_1200x900_d2_3-150x150.jpg" xlink:type="simple" xlink:show="embed" xlink:actuate="onLoad" draw:mime-type="image/jpeg"/>
</draw:frame>
</text:a>
</text:p>
      <text:p text:style-name="P4">
<text:a xlink:type="simple" xlink:href="https://armyinform.com.ua/wp-content/uploads/2023/07/resize_1200x900_d1_6.jpg" text:style-name="Internet_20_link" text:visited-style-name="Visited_20_Internet_20_Link">
<draw:frame draw:style-name="fr1" draw:name="Image5" text:anchor-type="as-char" svg:width="6.9236in" svg:height="6.9236in" draw:z-index="0">
<draw:image xlink:href="../Images/AРМІЯINFORM/2023-07-08T30-00-00-04-00/resize_1200x900_d1_6-150x150.jpg" xlink:type="simple" xlink:show="embed" xlink:actuate="onLoad" draw:mime-type="image/jpeg"/>
</draw:frame>
</text:a>
</text:p>
      <text:p text:style-name="P4">
Згідно зі сценарієм навчань, розвідувальні підрозділи литовської арміївстановили, що на визначеному об’єкті знаходиться вороже угруповання, тому длязнешкодження ворога було вирішено задіяти спільний литовсько-польський загінспеціального призначення. Тактичну частину операції розпочала снайперськагрупа батальйону литовської армії, яка проникла в район і фізично підтвердиланаявність ворожих сил на об’єкті. Інша команда з батальйону «Вітаутас Великий»здійснила стрибок з парашутом з літака ВПС L-410 і приземлилася поблизуоб’єкта з метою блокування доступу в зону операції та з неї. Водночасброньовані машини бойової підтримки JLTV (Joint Light Tactical Vehicle)перекрили доступ до об’єкта по ближньому периметру.</text:p>
      <text:p text:style-name="P4">
<text:a xlink:type="simple" xlink:href="https://armyinform.com.ua/wp-content/uploads/2023/07/resize_1200x900_d1_4.jpg" text:style-name="Internet_20_link" text:visited-style-name="Visited_20_Internet_20_Link">
<draw:frame draw:style-name="fr1" draw:name="Image6" text:anchor-type="as-char" svg:width="6.9236in" svg:height="6.9236in" draw:z-index="0">
<draw:image xlink:href="../Images/AРМІЯINFORM/2023-07-08T30-00-00-04-00/resize_1200x900_d1_4-150x150.jpg" xlink:type="simple" xlink:show="embed" xlink:actuate="onLoad" draw:mime-type="image/jpeg"/>
</draw:frame>
</text:a>
</text:p>
      <text:p text:style-name="P4">
<text:a xlink:type="simple" xlink:href="https://armyinform.com.ua/wp-content/uploads/2023/07/resize_1200x900_d1_8.jpg" text:style-name="Internet_20_link" text:visited-style-name="Visited_20_Internet_20_Link">
<draw:frame draw:style-name="fr1" draw:name="Image7" text:anchor-type="as-char" svg:width="6.9236in" svg:height="6.9236in" draw:z-index="0">
<draw:image xlink:href="../Images/AРМІЯINFORM/2023-07-08T30-00-00-04-00/resize_1200x900_d1_8-150x150.jpg" xlink:type="simple" xlink:show="embed" xlink:actuate="onLoad" draw:mime-type="image/jpeg"/>
</draw:frame>
</text:a>
</text:p>
      <text:p text:style-name="P4">
Міжнародні навчання Сил спеціальних операцій Strong &amp; United 2023 є частиноютриваючого циклу спільних навчань із союзниками в Литві, до якого входять усіЗбройні сили Литви. На цих навчаннях із застосуванням сучасної техніки,озброєння, бронетехніки, мотоциклів, квадроциклів, авіації та бойових катеріввійськовослужбовці тренуються і демонструють свою ефективність у воді, повітріта на землі.</text:p>
      <text:p text:style-name="P4">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Учасника «лнр» засуджено до 10 років за ґратами — вишукував українські позиції у Бахмутському районі</text:span>
</text:h>
      <text:p text:style-name="P4">
Author: ['АРМІЯINFORM']</text:p>
      <text:p text:style-name="P4">
Time: 2023-07-08T32:00:00-04:00</text:p>
      <text:p text:style-name="P4">
Description: Засуджено уродженця Бахмута у посяганні на територіальну цілісність і недоторкан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ВІЙНА', 'НЕЗАКОННІ ЗБРОЙНІ ФОРМУВАННЯ', 'ОФІС ГЕНПРОКУРОРА УКРАЇНИ']</text:p>
      <text:p text:style-name="P4">
Category: News</text:p>
      <!--METADATA-->
      <text:p text:style-name="P4">
<draw:frame draw:style-name="fr1" draw:name="Image8" text:anchor-type="as-char" svg:width="6.9236in" svg:height="4.617974in" draw:z-index="0">
<draw:image xlink:href="../Images/AРМІЯINFORM/2023-07-08T32-00-00-04-00/360_240_1582135276-970.jpg" xlink:type="simple" xlink:show="embed" xlink:actuate="onLoad" draw:mime-type="image/jpeg"/>
</draw:frame>
 Ілюстративне фото</text:p>
      <text:p text:style-name="P4">
Засуджено уродженця Бахмута у посяганні на територіальну цілісність інедоторканність України, участі у терористичній організації й діяльності непередбачених законом збройних формувань.</text:p>
      <text:p text:style-name="P4">
Про це <text:a xlink:type="simple" xlink:href="https://www.gp.gov.ua/ua/posts/do-10-rokiv-za-gratami-zasudzeno-ucasnika-lnr-yakii-visukuvav-ukrayinski-poziciyi-v-baxmutskomu-raioni" text:style-name="Internet_20_link" text:visited-style-name="Visited_20_Internet_20_Link">
повідомляє</text:a>
 Офіс Генпрокурора України.</text:p>
      <text:p text:style-name="P4">
Суд присудив йому до 10 років позбавлення волі.</text:p>
      <text:p text:style-name="P4">
«У листопаді 2019 року чоловік у пошуках роботи прибув до окупованого нзф«лнр» м. Луганська. Оскільки з судимістю за крадіжку з проникненнямпрацевлаштуватись виявилось складно, єдиним «правильним» рішенням він обравдля себе службу окупантам», — йдеться у повідомленні.</text:p>
      <text:p text:style-name="P4">
Як зазначається, спершу «заробітчанин» збагачувався на війні проти України,бувши оператором протитанкової керованої ракети другого армійського корпусу«народної міліції лнр», якою знищував українську техніку.</text:p>
      <text:p text:style-name="P4">
Пізніше, як розвідник, стежив за розміщенням та пересуванням особового складуЗСУ біля селища Ломуватка Луганської області. Отриману інформацію вінпередавав командуванню для подальших атак на позиції наших військових.</text:p>
      <text:p text:style-name="P4">
«Представника військ самопроголошеної республіки, коли той був напідпитку,затримали українські захисники поблизу спостережного посту в Бахмутськомурайоні», — додали у Офісі Генпрокурора України.</text:p>
      <text:p text:style-name="P4">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У Києві запрацював єдиний номер для всіх надзвичайних ситуацій</text:span>
</text:h>
      <text:p text:style-name="P4">
Author: ['АРМІЯINFORM']</text:p>
      <text:p text:style-name="P4">
Time: 2023-07-08T34:00:00-04:00</text:p>
      <text:p text:style-name="P4">
Description: Міністерство внутрішніх справ повноцінно впровадило службу 112 у Києві — єди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hjzv1549881270278.jpg" text:style-name="Internet_20_link" text:visited-style-name="Visited_20_Internet_20_Link">
ehjzv1549881270278.jpg</text:a>
']</text:p>
      <text:p text:style-name="P4">
Tags: ['КИЇВ', 'МВС УКРАЇНИ', 'НАДЗВИЧАЙНА СИТУАЦІЯ']</text:p>
      <text:p text:style-name="P4">
Category: News</text:p>
      <!--METADATA-->
      <text:p text:style-name="P4">
<draw:frame draw:style-name="fr1" draw:name="Image9" text:anchor-type="as-char" svg:width="6.9236in" svg:height="5.1927in" draw:z-index="0">
<draw:image xlink:href="../Images/AРМІЯINFORM/2023-07-08T34-00-00-04-00/ehjzv1549881270278.jpg" xlink:type="simple" xlink:show="embed" xlink:actuate="onLoad" draw:mime-type="image/jpeg"/>
</draw:frame>
</text:p>
      <text:p text:style-name="P4">
Міністерство внутрішніх справ повноцінно впровадило <text:span text:style-name="T4">
службу 112</text:span>
 у Києві —єдиний телефонний номер для кризових ситуацій. Комунікаційний центр вжеобробляє вхідну інформацію та покриває столицю.</text:p>
      <text:p text:style-name="P4">
Про це <text:a xlink:type="simple" xlink:href="https://t.me/mvs_ukraine/27140" text:style-name="Internet_20_link" text:visited-style-name="Visited_20_Internet_20_Link">
повідомив</text:a>
 очільник МВС Ігор Клименко.</text:p>
      <text:p text:style-name="P4">
«До операторів надходять дзвінки від громадян. Далі запити скеровують донеобхідних підрозділів, які відповідно реагують», — йдеться у повідомленні.</text:p>
      <text:p text:style-name="P4">
Важливо, що працюють оператори, які володіють жестовою мовою. Вони можутьспілкуватися із заявниками через відеодзвінок. Для цього необхідно відправитисмс-повідомлення на <text:span text:style-name="T4">
номер 112</text:span>
 й очікувати посилання на з’єднання.</text:p>
      <text:p text:style-name="P4">
«Наші наступні кроки — масштабувати 112 спершу в усіх містах-мільйонниках, адалі — на всю територію держави», — зауважив очільник МВС.</text:p>
      <text:p text:style-name="P4">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Австрія та Швейцарія приєдналися до європейської ініціативи захисту неба</text:span>
</text:h>
      <text:p text:style-name="P4">
Author: ['АРМІЯINFORM']</text:p>
      <text:p text:style-name="P4">
Time: 2023-07-08T36:00:00-04:00</text:p>
      <text:p text:style-name="P4">
Description: Сьогодні під час щорічної тристоронньої зустрічі Німеччини, Австрії та Швейцарії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f.jpg" text:style-name="Internet_20_link" text:visited-style-name="Visited_20_Internet_20_Link">
oif.jpg</text:a>
']</text:p>
      <text:p text:style-name="P4">
Tags: ['АВСТРІЯ', 'МЕМОРАНДУМ', 'ШВЕЙЦАРІЯ']</text:p>
      <text:p text:style-name="P4">
Category: News</text:p>
      <!--METADATA-->
      <text:p text:style-name="P4">
<draw:frame draw:style-name="fr1" draw:name="Image10" text:anchor-type="as-char" svg:width="6.9236in" svg:height="4.601127in" draw:z-index="0">
<draw:image xlink:href="../Images/AРМІЯINFORM/2023-07-08T36-00-00-04-00/oif.jpg" xlink:type="simple" xlink:show="embed" xlink:actuate="onLoad" draw:mime-type="image/jpeg"/>
</draw:frame>
</text:p>
      <text:p text:style-name="P4">
Сьогодні під час щорічної тристоронньої зустрічі Німеччини, Австрії таШвейцарії три міністри оборони підписали меморандум про взаєморозуміння щодоучасті в Європейській ініціативі «Щит неба» Sky Shields (ESSI).</text:p>
      <text:p text:style-name="P4">
Про це <text:a xlink:type="simple" xlink:href="https://www.admin.ch/gov/en/start/documentation/media-releases.msg-id-96576.html" text:style-name="Internet_20_link" text:visited-style-name="Visited_20_Internet_20_Link">
повідомляє </text:a>
Федеральна рада Швейцарії.</text:p>
      <text:p text:style-name="P4">
Ця ініціатива спрямована на покращення протиповітряної оборони в Європі такоординацію закупівель протиповітряних систем. Крім того, було укладено угодупро сприяння дослідницькому співробітництву в галузі озброєнь.</text:p>
      <text:p text:style-name="P4">
Головними темами зустрічі були безпекова ситуація в Європі, наслідки війни вУкраїні, тристороння співпраця та військова миротворчість.</text:p>
      <text:p text:style-name="P4">
Федеральний радник Віола Амхерд та міністри оборони Австрії та НімеччиниКлаудія Таннер і Борис Пісторіус обмінялися думками щодо наслідків нападуросії на Україну для безпеки та шляхів підтримки України.</text:p>
      <text:p text:style-name="P4">
Підписання меморандуму про взаєморозуміння стосовно міжнародногоспівробітництва в рамках ESSI означає, що Швейцарія тепер визначить областіспівпраці, в яких вона планує зміцнювати свою участь.</text:p>
      <text:p text:style-name="P4">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За час широкомасштабної війни в Україні загинуло 9 тисяч цивільних, зокрема 500 дітей — ООН</text:span>
</text:h>
      <text:p text:style-name="P4">
Author: ['АРМІЯINFORM']</text:p>
      <text:p text:style-name="P4">
Time: 2023-07-08T38:00:00-04:00</text:p>
      <text:p text:style-name="P4">
Description: Напередодні 500-го дня від початку широкомасштабного вторгнення росії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ijna-obstril.jpg" text:style-name="Internet_20_link" text:visited-style-name="Visited_20_Internet_20_Link">
vijna-obstril.jpg</text:a>
']</text:p>
      <text:p text:style-name="P4">
Tags: ['STOPRUSSIA', 'АГРЕСІЯ РФ', 'ВТОРГНЕННЯ РФ', 'ЖЕРТВИ ВІЙНИ', 'ММПЛУ', 'ООН']</text:p>
      <text:p text:style-name="P4">
Category: News</text:p>
      <!--METADATA-->
      <text:p text:style-name="P4">
<draw:frame draw:style-name="fr1" draw:name="Image11" text:anchor-type="as-char" svg:width="6.9236in" svg:height="4.628555in" draw:z-index="0">
<draw:image xlink:href="../Images/AРМІЯINFORM/2023-07-08T38-00-00-04-00/vijna-obstril.jpg" xlink:type="simple" xlink:show="embed" xlink:actuate="onLoad" draw:mime-type="image/jpeg"/>
</draw:frame>
</text:p>
      <text:p text:style-name="P4">
Напередодні 500-го дня від початку широкомасштабного вторгнення росії вУкраїну Моніторингова місія ООН з прав людини в Україні (ММПЛУ) підтвердилазагибель понад 9 000 цивільних осіб, зокрема понад 500 дітей. Водночас в Місіїпопередили, що реальна кількість жертв може бути набагато вищою.</text:p>
      <text:p text:style-name="P4">
Таку<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заяву</text:a>
оприлюднила Моніторингова місія ООН з прав людини в Україні.</text:p>
      <text:p text:style-name="P4">
ММПЛУ зауважила, що загальна щомісячна кількість загиблих та поранених осібзменшилася на початку цього року в порівнянні з 2022 роком, але в травні тачервні їхня середня кількість знову зросла. ММПЛУ нагадала про останнійсмертельний напад 27 червня, коли 13 цивільних осіб, зокрема четверо дітей,загинули ввечері внаслідок ракетного удару по жвавому торговому району вКраматорську на сході України. Серед загиблих під час цього нападу вКраматорську була українська письменниця і правозахисниця Вікторія Амеліна,яка на початку цього тижня померла від отриманих поранень.</text:p>
      <text:p text:style-name="P4">
Буквально через кілька днів потому ще один ракетний удар забрав життя 10цивільних осіб у Львові. За ці два тижні кількість загиблих серед цивільнихосіб одна з найвищих з початку російського вторгнення.</text:p>
      <text:p text:style-name="P4">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66% громадян держав–членів НАТО негативно ставляться до росії — опитування</text:span>
</text:h>
      <text:p text:style-name="P4">
Author: ['АРМІЯINFORM']</text:p>
      <text:p text:style-name="P4">
Time: 2023-07-08T40:00:00-04:00</text:p>
      <text:p text:style-name="P4">
Description: 66% громадян держав–членів НАТО негативно ставляться до рф. При цьому йде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1557-1_large.jpg" text:style-name="Internet_20_link" text:visited-style-name="Visited_20_Internet_20_Link">
151557-1_large.jpg</text:a>
']</text:p>
      <text:p text:style-name="P4">
Tags: ['НАТО', 'ПІДТРИМКА УКРАЇНИ', 'САМІТ НАТО']</text:p>
      <text:p text:style-name="P4">
Category: News</text:p>
      <!--METADATA-->
      <text:p text:style-name="P4">
<draw:frame draw:style-name="fr1" draw:name="Image12" text:anchor-type="as-char" svg:width="6.9236in" svg:height="4.66432in" draw:z-index="0">
<draw:image xlink:href="../Images/AРМІЯINFORM/2023-07-08T40-00-00-04-00/151557-1_large.jpg" xlink:type="simple" xlink:show="embed" xlink:actuate="onLoad" draw:mime-type="image/jpeg"/>
</draw:frame>
</text:p>
      <text:p text:style-name="P4">
66% громадян держав–членів НАТО негативно ставляться до рф. При цьому йдетьсяпро сильну підтримку Альянсу і продовження допомоги Україні.</text:p>
      <text:p text:style-name="P4">
Про це<text:a xlink:type="simple" xlink:href="https://www.facebook.com/GeneralStaff.ua/posts/pfbid02aA9nzaZfVBtsnBDxWriDTFEN9KrFa9ayjmcK6VRVhKzqwurTRut5eTawzYDYK78Ml" text:style-name="Internet_20_link" text:visited-style-name="Visited_20_Internet_20_Link">
свідчать</text:a>
результати опитування громадської думки, проведеного на замовлення НАТО у 31державі Альянсу напередодні Вільнюського саміту</text:p>
      <text:p text:style-name="P4">
Подібно до результатів попередніх опитувань, переважна більшість респондентіввважають НАТО важливою для майбутньої безпеки їхньої країни (73%), а 70%проголосували б на референдумі за те, щоб їхня країна залишилася членом НАТО.</text:p>
      <text:p text:style-name="P4">
Підтримку збереження на поточному рівні або збільшення оборонних видатківвисловили 73% опитаних.</text:p>
      <text:p text:style-name="P4">
Більшість респондентів поділяють думку про те, що їхня країна повинна захищатиіншого члена НАТО у разі нападу (64%), а 62% опитаних вважають, що завдякичленству в Альянсі зовнішній напад на їхню країну є менш вірогідним.</text:p>
      <text:p text:style-name="P4">
Негативно сприймають росію дві третини респондентів (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Наша авіація знищила 4 ЗРК та 1 пункт управління ворога</text:span>
</text:h>
      <text:p text:style-name="P4">
Author: ['АРМІЯINFORM']</text:p>
      <text:p text:style-name="P4">
Time: 2023-07-08T42:00:00-04:00</text:p>
      <text:p text:style-name="P4">
Description: Як зазначається у зведенні Генерального штабу ЗС України,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ВТОРГНЕННЯ РФ', 'ГШ ЗСУ', 'ОБОРОНА УКРАЇНИ', 'ХРОНІКА ОБОРОНИ']</text:p>
      <text:p text:style-name="P4">
Category: News</text:p>
      <!--METADATA-->
      <text:p text:style-name="P4">
<draw:frame draw:style-name="fr1" draw:name="Image13" text:anchor-type="as-char" svg:width="6.9236in" svg:height="5.385022in" draw:z-index="0">
<draw:image xlink:href="../Images/AРМІЯINFORM/2023-07-08T42-00-00-04-00/foto-aviacziya.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ерального штабу ЗС України, авіація сил оборони за минулу добузавдала 7 ударів по районах зосередження особового складу противника, 4 — позенітно-ракетних комплексах та 1 — по пункту управління ворога. Також нашимизахисниками було знищено 2 розвідувальних БПЛА оперативно-тактичного рівня.</text:p>
      <text:p text:style-name="P4">
Водночас підрозділи ракетних військ і артилерії протягом доби уразили 2 пунктиуправління, склад боєприпасів, 8 артилерійських засобів на вогневих позиціях,2 засоби протиповітряної оборони та 2 станції радіоелектронної боротьбипротивника.</text:p>
      <text:p text:style-name="P4">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На Північному напрямку ознак формування наступальних угруповань противника не виявлено</text:span>
</text:h>
      <text:p text:style-name="P4">
Author: ['АРМІЯINFORM']</text:p>
      <text:p text:style-name="P4">
Time: 2023-07-08T44:00:00-04:00</text:p>
      <text:p text:style-name="P4">
Description: Як зазначається у зведенні Генштабу, на Волинському та Полі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inchinyj-napryamok-1.jpg" text:style-name="Internet_20_link" text:visited-style-name="Visited_20_Internet_20_Link">
pinchinyj-napryamok-1.jpg</text:a>
']</text:p>
      <text:p text:style-name="P4">
Tags: ['STOPRUSSIA', 'АГРЕСІЯ РФ', 'ВТОРГНЕННЯ РФ', 'ГШ ЗСУ']</text:p>
      <text:p text:style-name="P4">
Category: News</text:p>
      <!--METADATA-->
      <text:p text:style-name="P4">
<draw:frame draw:style-name="fr1" draw:name="Image14" text:anchor-type="as-char" svg:width="6.9236in" svg:height="4.61903in" draw:z-index="0">
<draw:image xlink:href="../Images/AРМІЯINFORM/2023-07-08T44-00-00-04-00/pinchinyj-napryamok-1.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штабу, на <text:span text:style-name="T4">
Волинському та Поліському напрямках</text:span>
 оперативнаобстановка без суттєвих змін. Ознак формування наступальних угруповань ворогане виявлено. Визначені підрозділи ЗС білорусі виконують завдання уприкордонних з Україною районах.</text:p>
      <text:p text:style-name="P4">
<text:span text:style-name="T4">
На Сіверському та Слобожанському напрямках</text:span>
 противник протягом доби завдававіаційного удару в районі Вільшаної Харківської області. Здійснив мінометніта артилерійські обстріли понад 15 населених пунктів, зокрема це ПопівкаЧернігівської області; Краснопілля Сумської області та Окіп, Нескучне,Вовчанськ, Бударки і Рублене на Харківщині.</text:p>
      <text:p text:style-name="P4">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500 днів Великої Визвольної війни</text:span>
</text:h>
      <text:p text:style-name="P4">
Author: ['Антон Печерський']</text:p>
      <text:p text:style-name="P4">
Time: 2023-07-08T46:00:00-04:00</text:p>
      <text:p text:style-name="P4">
Description: Україна стоїть твердо і непохитно, українське суспільство вірить у ЗСУ, які визвол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Tags: ['500 ДНІВ ВЕЛИКОЇ ВИЗВОЛЬНОЇ ВІЙНИ', 'STOPRUSSIA', 'АГРЕСІЯ РФ', 'ВІЙНА', 'ВТОРГНЕННЯ РФ']</text:p>
      <text:p text:style-name="P4">
Category: News</text:p>
      <!--METADATA-->
      <text:p text:style-name="P4">
<draw:frame draw:style-name="fr1" draw:name="Image15" text:anchor-type="as-char" svg:width="6.9236in" svg:height="3.892631in" draw:z-index="0">
<draw:image xlink:href="../Images/AРМІЯINFORM/2023-07-08T46-00-00-04-00/golovna-.jpeg" xlink:type="simple" xlink:show="embed" xlink:actuate="onLoad" draw:mime-type="image/jpeg"/>
</draw:frame>
</text:p>
      <text:p text:style-name="P4">
Україна стоїть твердо і непохитно, українське суспільство вірить у ЗСУ, яківизволяють тимчасово окуповані території, а міжнародна підтримка українцівміцна і беззаперечна. Натомість росія не лише не досягла жодної з поставленихцілей нападу, але й критично підірвала свій військовий та економічнийпотенціал, остаточно перетворилась у державу-ізгоя на міжнародній арені тавождистську диктатуру, режим якої до того ж нещодавно продемонстрував світуочевидну внутрішню слабкість.</text:p>
      <text:p text:style-name="P4">
Такими є головні підсумки станом на 500 день широкомасштабного вторгненняросійської федерації в Україну. Знадобились мільйони прикладів мужності йгероїзму, щоб в Україну не лише повірив увесь світ, але насамперед саміукраїнці впевнились у власних силах і стійкості. Кривава війна нарешті знялаполуду російської пропаганди, настільки ж пихатої, наскільки й облудної, зочей не лише усього світу, але й самих росіян.</text:p>
      <text:p text:style-name="P4">
<draw:frame draw:style-name="fr1" draw:name="Image16" text:anchor-type="as-char" svg:width="6.9236in" svg:height="7.004375in" draw:z-index="0">
<draw:image xlink:href="../Images/AРМІЯINFORM/2023-07-08T46-00-00-04-00/vtraty-rf-100-scaled.jpg" xlink:type="simple" xlink:show="embed" xlink:actuate="onLoad" draw:mime-type="image/jpeg"/>
</draw:frame>
</text:p>
      <text:p text:style-name="P4">
Виявилось, що скромна і непоказна, на перший погляд, Україна є повноцінноюдержавою, спроможною вистояти і витримати найекстремальніший краш-тест з усіхможливих — випробування Великою війною. Попри всі надзвичайні труднощі,українська держава довела, що є життєспроможною завдяки тому, що спирається напідтримку зрілого й відповідального громадянського суспільства, готового статина захист країни як найціннішого свого надбання і запоруки дотримання прав ісвобод людини.</text:p>
      <text:p text:style-name="P4">
Тоді як набундючена росія з її зарозумілістю та завищеною самооцінкою, зпогордливим зверхнім позиціюванням на міжнародній арені нарешті остаточнопроявила своє прогниле наскрізь нутро. На завершення шістнадцятого місяцявійни воно наочно показало себе не лише звичною вже людиноненависницькоюполітикою, але й безпорадністю російського держапарату й армії, неспроможнихупоратись з очевидною загрозою військового бунту.</text:p>
      <text:p text:style-name="P4">
<draw:frame draw:style-name="fr1" draw:name="Image17" text:anchor-type="as-char" svg:width="6.9236in" svg:height="5.012458in" draw:z-index="0">
<draw:image xlink:href="../Images/AРМІЯINFORM/2023-07-08T46-00-00-04-00/03-5.jpg" xlink:type="simple" xlink:show="embed" xlink:actuate="onLoad" draw:mime-type="image/jpeg"/>
</draw:frame>
Деокупованаділянка території України, яка перебувала під російською окупацією з 2014 року(скриншот з інтерактивної онлайн-карти https://deepstatemap.live)</text:p>
      <text:p text:style-name="P4">
До 500 дня війни українці й світ упевнились, що російська армія справді єдругою, як це любила повторювати російська пропаганда. Але другою вона є не усвіті, а хіба що на полі бою на українській території. Бо першою армією вУкраїні, поза будь-яким сумнівом, є Збройні Сили України. Ба більше,виявилось, що російська армія є другою навіть у самій росії, бо неспроможнастримати вигодованих кремлем найманців, які колонами йшли на москву, зухвалозбиваючи по дорозі російські військові гелікоптери й літак.</text:p>
      <text:p text:style-name="P4">
Ще більших втрат напередодні 500 дня війни зазнають російські окупанти натериторії України. Важкий, але неспинний український наступ триває, інайкращими його індикаторами є не лише нові звільнені території, а втратизагарбників, які суттєво зросли впродовж травня — початку липня. Особливопильну увагу слід звернути на тотальне винищення ворожих артсистем — практичнощодня російські окупанти втрачають кільканадцять, а то й кількадесят одиницьартилерії.</text:p>
      <text:p text:style-name="P4">
Червень 2023 року став гарячим місяцем, впродовж якого ворог втратив понад 650артсистем. Найспекотнішою стала доба з 22 на 23 червня, коли ЗСУ знищили 44одиниці ворожої артилерії. Якщо додати сюди також втрати за кінець квітня —травень, а також за перші дні липня, можна побачити, що понад чверть знищеноївід початку широкомасштабного вторгнення російської артилерії припадає натрохи більш як два місяці. Це свідчить про високу ефективність контрбатарейноїборотьби ЗСУ і поступово змінює артилерійський потенціал на користьукраїнського війська. Там, де росіяни беруть винятково кількістю, українськіартилеристи значно виграють за якістю, за точністю вогневого ураження ворожихпозицій.</text:p>
      <text:p text:style-name="P4">
Не менш важливими є показники втрат ворожої автотехніки та засобів ППО. Упоєднанні з ворожими втратами живої сили, танків, бойових броньованих машинтощо за травень — початок липня 2023 року це свідчить про успішністьукраїнського наступу. Вона вже проявилась у вигляді деокупації значноїтериторії й низки населених пунктів, причому Силам оборони України вдалосянавіть визволити ділянку української землі, яка перебувала під російськоюокупацією аж з 2014 року. В цілому ж площа деокупованих станом на 500 деньтериторій практично зрівнялась з частиною української території, захопленої йокупованої російською федерацією станом до 24 лютого 2022 року.</text:p>
      <text:p text:style-name="P4">
<draw:frame draw:style-name="fr1" draw:name="Image18" text:anchor-type="as-char" svg:width="6.9236in" svg:height="3.378717in" draw:z-index="0">
<draw:image xlink:href="../Images/AРМІЯINFORM/2023-07-08T46-00-00-04-00/05-2.jpg" xlink:type="simple" xlink:show="embed" xlink:actuate="onLoad" draw:mime-type="image/jpeg"/>
</draw:frame>
Контрольтериторій (скриншот з інтерактивної онлайн-карти https://deepstatemap.live)</text:p>
      <text:p text:style-name="P4">
Станом на 500 день війни Збройні Сили України володіють стратегічноюініціативою й упевнено наступають, завдаючи ворогу критичних втрат. Натомістьв росії внаслідок програшної для російської армії війни та внутрішнюнестабільність поставлено під загрозу саме існування путінського режиму.</text:p>
      <text:p text:style-name="P4">
Тримаймо стрій!</text:p>
      <text:p text:style-name="P4">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Слава кожному і кожній, хто воює заради безпеки — Володимир Зеленський</text:span>
</text:h>
      <text:p text:style-name="P4">
Author: ['АРМІЯINFORM']</text:p>
      <text:p text:style-name="P4">
Time: 2023-07-08T48:00:00-04:00</text:p>
      <text:p text:style-name="P4">
Description: 500 днів повномасштабної війни.    Зміїний. Вільний острів вільної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8_083429.jpg" text:style-name="Internet_20_link" text:visited-style-name="Visited_20_Internet_20_Link">
2023-07-08_083429.jpg</text:a>
']</text:p>
      <text:p text:style-name="P4">
Tags: ['500 ДНІВ', 'STOPRUSSIA', 'АГРЕСІЯ РФ', 'ВІЙНА', 'ВОЛОДИМИР ЗЕЛЕНСЬКИЙ', 'ВТОРГНЕННЯ РФ', 'ОФІС ПРЕЗИДЕНТА УКРАЇНИ']</text:p>
      <text:p text:style-name="P4">
Category: News</text:p>
      <!--METADATA-->
      <text:p text:style-name="P4">
<draw:frame draw:style-name="fr1" draw:name="Image19" text:anchor-type="as-char" svg:width="6.9236in" svg:height="3.738744in" draw:z-index="0">
<draw:image xlink:href="../Images/AРМІЯINFORM/2023-07-08T48-00-00-04-00/2023-07-08_083429.jpg" xlink:type="simple" xlink:show="embed" xlink:actuate="onLoad" draw:mime-type="image/jpeg"/>
</draw:frame>
</text:p>
      <text:p text:style-name="P4">
500 днів повномасштабної війни.</text:p>
      <text:p text:style-name="P4">
Зміїний. Вільний острів вільної України.</text:p>
      <text:p text:style-name="P4">
Про це повідомляє <text:a xlink:type="simple" xlink:href="https://www.facebook.com/president.gov.ua/posts/pfbid0bsCxfd1Qwxf9qYsTgi1r9HVthZeTD42uxWwZS4keQ4M3Y7efByBhxdgUKNCV2gY8l" text:style-name="Internet_20_link" text:visited-style-name="Visited_20_Internet_20_Link">
Офіс ПрезидентаУкраїни</text:a>
на своїй офіційній сторінці у соціальній мережі Facebook.</text:p>
      <text:p text:style-name="P4">
Вдячний усім, хто бився тут проти окупантів. Вшанували памʼять героїв, яківіддали своє життя в цій битві — одній із найважливіших за час повномасштабноївійни.</text:p>
      <text:p text:style-name="P4">
Слава кожному і кожній, хто воює заради безпеки в нашому Чорному морі!</text:p>
      <text:p text:style-name="P4">
Честь!</text:p>
      <text:p text:style-name="P4">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У Генштабі повідомили про кількість збитих ворожих дронів за минулу добу</text:span>
</text:h>
      <text:p text:style-name="P4">
Author: ['АРМІЯINFORM']</text:p>
      <text:p text:style-name="P4">
Time: 2023-07-08T50:00:00-04:00</text:p>
      <text:p text:style-name="P4">
Description: Як зазначається у зведенні Генштабу, минулої доби російські окупаційні в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lyustratyvne-foto_large.jpg" text:style-name="Internet_20_link" text:visited-style-name="Visited_20_Internet_20_Link">
ilyustratyvne-foto_large.jpg</text:a>
']</text:p>
      <text:p text:style-name="P4">
Tags: ['STOPRUSSIA', 'АГРЕСІЯ РФ', 'ВТОРГНЕННЯ РФ', 'ГШ ЗСУ']</text:p>
      <text:p text:style-name="P4">
Category: News</text:p>
      <!--METADATA-->
      <text:p text:style-name="P4">
<draw:frame draw:style-name="fr1" draw:name="Image20" text:anchor-type="as-char" svg:width="6.9236in" svg:height="3.89908in" draw:z-index="0">
<draw:image xlink:href="../Images/AРМІЯINFORM/2023-07-08T50-00-00-04-00/ilyustratyvne-foto_large.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штабу, минулої доби російські окупаційні війська атакувалитериторію України іранськими ударними дронами Shahed. 12 із 18 цих БПЛА булознищено.</text:p>
      <text:p text:style-name="P4">
Крім того, ворог завдав ракетного удару по території одного з інфраструктурнихоб’єктів Запоріжжя. Також зафіксовано 53 авіаційних удари та близько 60обстрілів з реактивних систем залпового вогню по позиціях наших військ танаселених пунктах. На жаль, зруйновано інфраструктуру, постраждали мирні люди.</text:p>
      <text:p text:style-name="P4">
Ймовірність завдання ракетних та авіаційних ударів по всій території Українизалишається високою.</text:p>
      <text:p text:style-name="P4">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Продавала медикаменти росармії: Викрито фармакологічну компанію на Житомирщині</text:span>
</text:h>
      <text:p text:style-name="P4">
Author: ['АРМІЯINFORM']</text:p>
      <text:p text:style-name="P4">
Time: 2023-07-08T63:00:00-04:00</text:p>
      <text:p text:style-name="P4">
Description: Викрито одне із фармацевтичних підприємств у Житомирській області на співпрац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a6c720e52b85496aaf1683cdd0a1630.jpeg" text:style-name="Internet_20_link" text:visited-style-name="Visited_20_Internet_20_Link">
0a6c720e52b85496aaf1683cdd0a1630.jpeg</text:a>
']</text:p>
      <text:p text:style-name="P4">
Tags: ['АГЕНТ РФ', 'ЗРАДНИКИ УКРАЇНИ', 'СБУ']</text:p>
      <text:p text:style-name="P4">
Category: News</text:p>
      <!--METADATA-->
      <text:p text:style-name="P4">
<draw:frame draw:style-name="fr1" draw:name="Image21" text:anchor-type="as-char" svg:width="6.9236in" svg:height="4.615733in" draw:z-index="0">
<draw:image xlink:href="../Images/AРМІЯINFORM/2023-07-08T63-00-00-04-00/0a6c720e52b85496aaf1683cdd0a1630.jpeg" xlink:type="simple" xlink:show="embed" xlink:actuate="onLoad" draw:mime-type="image/jpeg"/>
</draw:frame>
</text:p>
      <text:p text:style-name="P4">
Викрито одне із фармацевтичних підприємств у Житомирській області на співпраціз рашистами.</text:p>
      <text:p text:style-name="P4">
Про це <text:a xlink:type="simple" xlink:href="https://ssu.gov.ua/novyny/sbu-vykryla-farmakolohichnu-kompaniiu-na-zhytomyrshchyni-yaka-prodavala-medykamenty-rosiiskii-armii" text:style-name="Internet_20_link" text:visited-style-name="Visited_20_Internet_20_Link">
повідомляє</text:a>
Служба безпеки України.</text:p>
      <text:p text:style-name="P4">
«Після широкомасштабного вторгнення зловмисники налагодили «приховану» схемупостачання українських лікарських засобів до військових шпиталів рф. Середосновних товарів нелегального експорту були знеболювальні засоби, які ворогвикористовував на тимчасово окупованій території України для лікуванняпоранених загарбників», — йдеться у повідомленні.</text:p>
      <text:p text:style-name="P4">
До лютого 2022 року компанія експортувала свою продукцію до росії. Бізнес-партнером української фірми в рф була установа, яка виконує державнізамовлення російського міністерства оборони.</text:p>
      <text:p text:style-name="P4">
Після початку широкомасштабного вторгнення і запровадження відповідних санкційпроти кремля менеджмент українського підприємства розробив механізм обходувведених обмежень.</text:p>
      <text:p text:style-name="P4">
«Для цього організатор оборудки разом зі своїми російськими спільниками задіявнизку підконтрольних комерційних структур на Близькому Сході та в ЄС. Спочаткуділки направляли українські медикаменти на адреси цих зарубіжних фірм, а потімзмінювали товарно-транспортні накладні і переправляли продукцію фактичнимзамовникам з рф», — зазначили у СБУ.</text:p>
      <text:p text:style-name="P4">
Служба безпеки України задокументувала спробу незаконного переправлення доросії майже 300 кг медзасобів.</text:p>
      <text:p text:style-name="P4">
Під час обшуків в офісах та виробничих приміщеннях української фармкомпаніївиявили комп’ютери із доказами незаконної діяльності, контракт з фактичнимросійським покупцем медпрепаратів та російські сертифікати відповідності намедикаменти.</text:p>
      <text:p text:style-name="P4">
Наразі директору українського підприємства повідомлено про підозру упособництві державі-агресору. Вирішується питання про обрання запобіжногозаходу — тримання під вартою. Зловмиснику загрожує до 12 років позбавленняволі.</text:p>
      <text:p text:style-name="P4">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Україна докладає зусиль, щоб звернути увагу світу на проблеми утримання у полоні рф цивільних та некомбатантів — Коордштаб</text:span>
</text:h>
      <text:p text:style-name="P4">
Author: ['АРМІЯINFORM']</text:p>
      <text:p text:style-name="P4">
Time: 2023-07-08T65:00:00-04:00</text:p>
      <text:p text:style-name="P4">
Description: Україна докладає всіх можливих зусиль, щоби звернути увагу міжнародної спільнот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8562666060826146_w.jpg" text:style-name="Internet_20_link" text:visited-style-name="Visited_20_Internet_20_Link">
photo_5278562666060826146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2" text:anchor-type="as-char" svg:width="6.9236in" svg:height="3.882986in" draw:z-index="0">
<draw:image xlink:href="../Images/AРМІЯINFORM/2023-07-08T65-00-00-04-00/photo_5278562666060826146_w.jpg" xlink:type="simple" xlink:show="embed" xlink:actuate="onLoad" draw:mime-type="image/jpeg"/>
</draw:frame>
</text:p>
      <text:p text:style-name="P4">
Україна докладає всіх можливих зусиль, щоби звернути увагу міжнародноїспільноти на проблеми незаконного утримання цивільних та некомбатантівкраїною-агресоркою.</text:p>
      <text:p text:style-name="P4">
Про це <text:a xlink:type="simple" xlink:href="https://t.me/Koord_shtab/1513" text:style-name="Internet_20_link" text:visited-style-name="Visited_20_Internet_20_Link">
йшлося</text:a>
 на зустрічі з об’єднанням ГО«Військові медики України» у Координаційному штабі.</text:p>
      <text:p text:style-name="P4">
На зустрічі з родинами військових медиків, які перебувають у полоні, булиприсутні представники Координаційного штабу на чолі з Секретарем штабубригадним генералом Дмитром Усовим.</text:p>
      <text:p text:style-name="P4">
«Медичні працівники мають правовий статус некомбатантів. Тож утримання взаручниках медичних працівників є прямим порушенням міжнародного гуманітарногоправа з боку росії», — зауважив Дмитро Усов.</text:p>
      <text:p text:style-name="P4">
У штабі наголосили, що Україна наполегливо працює для скорішого звільненнявсіх бранців з російської неволі.</text:p>
      <text:p text:style-name="P4">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Постраждалі від підриву Каховської ГЕС почали отримувати допомогу від держави</text:span>
</text:h>
      <text:p text:style-name="P4">
Author: ['АРМІЯINFORM']</text:p>
      <text:p text:style-name="P4">
Time: 2023-07-08T67:00:00-04:00</text:p>
      <text:p text:style-name="P4">
Description: 6 липня Укрпошта почала виплати державної допомоги мешканцям Херсонщини, які постраж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6481734-425.jpg" text:style-name="Internet_20_link" text:visited-style-name="Visited_20_Internet_20_Link">
630_360_1686481734-425.jpg</text:a>
']</text:p>
      <text:p text:style-name="P4">
Tags: ['МІНРЕІНТЕГРАЦІЇ', 'ПІДРИВ ГРЕБЛІ КАХОВСЬКОЇ ГЕС', 'ШТАБ З ЛІКВІДАЦІЇ НАСЛІДКІВ ПІДРИВУ']</text:p>
      <text:p text:style-name="P4">
Category: News</text:p>
      <!--METADATA-->
      <text:p text:style-name="P4">
<draw:frame draw:style-name="fr1" draw:name="Image23" text:anchor-type="as-char" svg:width="6.9236in" svg:height="3.956343in" draw:z-index="0">
<draw:image xlink:href="../Images/AРМІЯINFORM/2023-07-08T67-00-00-04-00/630_360_1686481734-425.jpg" xlink:type="simple" xlink:show="embed" xlink:actuate="onLoad" draw:mime-type="image/jpeg"/>
</draw:frame>
</text:p>
      <text:p text:style-name="P4">
6 липня Укрпошта почала виплати державної допомоги мешканцям Херсонщини, якіпостраждали від підтоплення внаслідок підриву ворогом Каховської ГЕС.</text:p>
      <text:p text:style-name="P4">
Про це <text:a xlink:type="simple" xlink:href="https://minre.gov.ua/2023/07/07/postrazhdali-vid-pidtoplennya-pochaly-otrymuvaty-po-5-tysyach-gryven-derzhdopomogy/" text:style-name="Internet_20_link" text:visited-style-name="Visited_20_Internet_20_Link">
повідомляє</text:a>
Мінреінтеграції.</text:p>
      <text:p text:style-name="P4">
Таким чином, фінансову підтримку у розмірі 5 тисяч гривень від державиотримали громадяни, які перебувають у Херсонській міській лікарні.</text:p>
      <text:p text:style-name="P4">
Крім того, Держказначейство вже перерахувало 4,47 мільйона гривень на виплатувказаної фінансової допомоги 532 постраждалим жителям Херсонщини та 362 –Миколаївщини. Відповідно до їхніх заяв, гроші вже надійшли на банківськірахунки.</text:p>
      <text:p text:style-name="P4">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Глава МЗС Британії застеріг росію від провокацій на Запорізькій АЕС</text:span>
</text:h>
      <text:p text:style-name="P4">
Author: ['АРМІЯINFORM']</text:p>
      <text:p text:style-name="P4">
Time: 2023-07-08T69:00:00-04:00</text:p>
      <text:p text:style-name="P4">
Description: Міністр закордонних справ Великої Британії Джеймс Клеверлі наголосив, що рф не пови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329e3e59a9e1ec85d891c727857924e.webp" text:style-name="Internet_20_link" text:visited-style-name="Visited_20_Internet_20_Link">
f329e3e59a9e1ec85d891c727857924e.webp</text:a>
']</text:p>
      <text:p text:style-name="P4">
Tags: ['ЗАЕС', 'МЗС БРИТАНІЇ', 'НЕБЕЗПЕКА ПІДРИВУ ЗАЕС']</text:p>
      <text:p text:style-name="P4">
Category: News</text:p>
      <!--METADATA-->
      <text:p text:style-name="P4">
<draw:frame draw:style-name="fr1" draw:name="Image24" text:anchor-type="as-char" svg:width="6.9236in" svg:height="3.4618in" draw:z-index="0">
<draw:image xlink:href="../ConvertedIMGs/AРМІЯINFORM/2023-07-08T69-00-00-04-00/f329e3e59a9e1ec85d891c727857924e.png" xlink:type="simple" xlink:show="embed" xlink:actuate="onLoad" draw:mime-type="image/png"/>
</draw:frame>
</text:p>
      <text:p text:style-name="P4">
Міністр закордонних справ Великої Британії Джеймс Клеверлі наголосив, що рф неповинна створювати загроз для Запорізької атомної електростанції.</text:p>
      <text:p text:style-name="P4">
Про це він<text:a xlink:type="simple" xlink:href="https://twitter.com/JamesCleverly/status/1677324160903553026" text:style-name="Internet_20_link" text:visited-style-name="Visited_20_Internet_20_Link">
написав</text:a>
 усвоєму Twitter.</text:p>
      <text:p text:style-name="P4">
Джеймс Клеверлі наголосив, що росія надалі не має створювати загроз длябезпеки Запорізької АЕС.</text:p>
      <text:p text:style-name="P4">
«МАГАТЕ повинна мати повний доступ для інспекції станції та забезпеченнябезпеки», – додав він.</text:p>
      <text:p text:style-name="P4">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За минулу добу відбулось 36 бойових зіткнень — Генштаб</text:span>
</text:h>
      <text:p text:style-name="P4">
Author: ['АРМІЯINFORM']</text:p>
      <text:p text:style-name="P4">
Time: 2023-07-08T71:00:00-04:00</text:p>
      <text:p text:style-name="P4">
Description: Протягом минулої доби війська росармії продовжували зосереджувати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56724.jpg" text:style-name="Internet_20_link" text:visited-style-name="Visited_20_Internet_20_Link">
1556724.jpg</text:a>
']</text:p>
      <text:p text:style-name="P4">
Tags: ['STOPRUSSIA', 'АГРЕСІЯ РФ', 'ВТОРГНЕННЯ РФ', 'ГШ ЗСУ']</text:p>
      <text:p text:style-name="P4">
Category: News</text:p>
      <!--METADATA-->
      <text:p text:style-name="P4">
<draw:frame draw:style-name="fr1" draw:name="Image25" text:anchor-type="as-char" svg:width="6.9236in" svg:height="4.61903in" draw:z-index="0">
<draw:image xlink:href="../Images/AРМІЯINFORM/2023-07-08T71-00-00-04-00/1556724.jpg" xlink:type="simple" xlink:show="embed" xlink:actuate="onLoad" draw:mime-type="image/jpeg"/>
</draw:frame>
Ілюстративне фото <text:span text:style-name="T4">
🔥 Ситуація щодо російського вторгнення</text:span>
</text:p>
      <text:p text:style-name="P4">
Протягом минулої доби війська росармії продовжували зосереджувати основнізусилля на Куп’янському, Лиманському, Бахмутському, Авдіївському таМар’їнському напрямках — там відбулося 36 бойових зіткнень.</text:p>
      <text:p text:style-name="P4">
Про це<text:a xlink:type="simple" xlink:href="https://www.facebook.com/GeneralStaff.ua/posts/pfbid05Jwm5VXfXfCHMrL3dbRxEthRitLxhtnQae5dWni6PZoTGixUHxXQq61FkDauttm5l" text:style-name="Internet_20_link" text:visited-style-name="Visited_20_Internet_20_Link">
йдеться</text:a>
у Генеральному штабі ЗС України.</text:p>
      <text:p text:style-name="P4">
<text:span text:style-name="T4">
На Куп’янському напрямку</text:span>
 противник намагався наступати в районахНовоселівського і Стельмахівки Луганської області. Наші воїни стійко тримаютьоборону, відбили усі атаки ворога.</text:p>
      <text:p text:style-name="P4">
<text:span text:style-name="T4">
На Лиманському напрямку</text:span>
 протягом доби противник вів штурмові дії танамагався витіснити наші війська із займаних позицій в районі північно-західніше Берестового Луганської області, успіху не мав.</text:p>
      <text:p text:style-name="P4">
<text:span text:style-name="T4">
На Бахмутському напрямку</text:span>
 , під щільним вогнем авіації та артилеріїпротивника, наші захисники успішно відбили усі ворожі атаки в районінаселеного пункту Берхівка Донецької області.</text:p>
      <text:p text:style-name="P4">
<text:span text:style-name="T4">
На Авдіївському напрямку</text:span>
 ворог, за підтримки авіації, здійснив безуспішнінаступальні дії в районах Новокалинового, Авдіївки та Невельського.</text:p>
      <text:p text:style-name="P4">
<text:span text:style-name="T4">
На Мар’їнському напрямку</text:span>
 , під ворожими вогнем артилерії, наші захисникивідбили усі атаки в районі міста Мар’їнка.</text:p>
      <text:p text:style-name="P4">
<text:span text:style-name="T4">
На Шахтарському напрямку</text:span>
 противник вів безуспішні наступальні дії в районіБлагодатного Донецької області.</text:p>
      <text:p text:style-name="P4">
Також сили оборони України продовжують ведення наступальної операції наМелітопольському та Бердянському напрямках, закріплюються на досягнутихрубежах, завдають вогневого ураження, здійснюють заходи контрбатарейноїборотьби.</text:p>
      <text:p text:style-name="P4">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630 ліквідованих окупантів та 71 одиниця знищеного ворожого озброєння</text:span>
</text:h>
      <text:p text:style-name="P4">
Author: ['АРМІЯINFORM']</text:p>
      <text:p text:style-name="P4">
Time: 2023-07-08T73:00:00-04:00</text:p>
      <text:p text:style-name="P4">
Description: Загальні бойові втрати противника з 24.02.22 по 08.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traty-rf-100-scaled.jpg" text:style-name="Internet_20_link" text:visited-style-name="Visited_20_Internet_20_Link">
vtraty-rf-100-scaled.jpg</text:a>
']</text:p>
      <text:p text:style-name="P4">
Tags: ['STOPRUSSIA', 'АГРЕСІЯ РФ', 'ВІЙНА', 'ВТОРГНЕННЯ РФ', 'ВТРАТИ ВОРОГА', 'ГШ ЗСУ']</text:p>
      <text:p text:style-name="P4">
Category: News</text:p>
      <!--METADATA-->
      <text:p text:style-name="P4">
<draw:frame draw:style-name="fr1" draw:name="Image26" text:anchor-type="as-char" svg:width="6.9236in" svg:height="7.004375in" draw:z-index="0">
<draw:image xlink:href="../Images/AРМІЯINFORM/2023-07-08T73-00-00-04-00/vtraty-rf-100-scaled.jpg" xlink:type="simple" xlink:show="embed" xlink:actuate="onLoad" draw:mime-type="image/jpeg"/>
</draw:frame>
</text:p>
      <text:p text:style-name="P4">
<text:span text:style-name="T4">
Загальні бойові втрати противника з 24.02.22 по 08.07.23 орієнтовностановлять:</text:span>
</text:p>
      <ul>
        <li>
<text:span text:style-name="T4">
особового складу ‒</text:span>
 233440 (+630) осіб ліквідовано  * <text:span text:style-name="T4">
танків ‒</text:span>
 4074 (+4)  * <text:span text:style-name="T4">
бойових броньованих машин ‒</text:span>
 7953 (+9)  * <text:span text:style-name="T4">
артилерійських систем ‒</text:span>
 4346 (+16)  * <text:span text:style-name="T4">
РСЗВ ‒</text:span>
 661 (+3)  * <text:span text:style-name="T4">
засоби ППО ‒</text:span>
 410 (+2)  * <text:span text:style-name="T4">
літаків ‒</text:span>
 315 (0)  * <text:span text:style-name="T4">
гелікоптерів ‒</text:span>
 309 (0)  * <text:span text:style-name="T4">
БПЛА оперативно-тактичного рівня ‒</text:span>
 3666 (+14)  * <text:span text:style-name="T4">
крилаті ракети ‒</text:span>
 1271 (0)  * <text:span text:style-name="T4">
кораблі / катери ‒</text:span>
 18 (0)  * <text:span text:style-name="T4">
автомобільної техніки та автоцистерн ‒</text:span>
 6914 (+16)  * <text:span text:style-name="T4">
спеціальна техніка ‒</text:span>
 619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7.23.</text:p>
      <text:p text:style-name="P4">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Воїни-десантники показали, як проходять бойове злагодження</text:span>
</text:h>
      <text:p text:style-name="P4">
Author: ['АРМІЯINFORM']</text:p>
      <text:p text:style-name="P4">
Time: 2023-07-08T92:00:00-04:00</text:p>
      <text:p text:style-name="P4">
Description: Наприкінці кожного курсу базової загальновійськової підготовки курсанти застосовують у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1280px-beret_koloru_marun.jpg" text:style-name="Internet_20_link" text:visited-style-name="Visited_20_Internet_20_Link">
1280px-beret_koloru_marun.jpg</text:a>
']</text:p>
      <text:p text:style-name="P4">
Tags: ['STOPRUSSIA', 'АГРЕСІЯ РФ', 'ВТОРГНЕННЯ РФ', 'ДШВ']</text:p>
      <text:p text:style-name="P4">
Category: News</text:p>
      <!--METADATA-->
      <text:p text:style-name="P4">
<draw:frame draw:style-name="fr1" draw:name="Image27" text:anchor-type="as-char" svg:width="6.9236in" svg:height="4.615733in" draw:z-index="0">
<draw:image xlink:href="../Images/AРМІЯINFORM/2023-07-08T92-00-00-04-00/1280px-beret_koloru_marun.jpg" xlink:type="simple" xlink:show="embed" xlink:actuate="onLoad" draw:mime-type="image/jpeg"/>
</draw:frame>
</text:p>
      <text:p text:style-name="P4">
Наприкінці кожного курсу базової загальновійськової підготовки курсантизастосовують усі знання та навички під час 3-денного польового виходу.</text:p>
      <text:p text:style-name="P4">
Про це<text:a xlink:type="simple" xlink:href="https://www.facebook.com/uaairborne/videos/786531252945391/" text:style-name="Internet_20_link" text:visited-style-name="Visited_20_Internet_20_Link">
повідомляє</text:a>
служба зв’язків з громадськістю Командування Десантно-штурмових військЗбройних Сил України.</text:p>
      <text:p text:style-name="P4">
«Протягом першого дня після підйому по тривозі військовослужбовці висуваютьсяу пішому порядку в район зосередження з практичним відпрацюванням тактичної таінженерної підготовки й тактичної медицини, що включає подолання воднихперешкод, обладнання бойових позицій, виконання нормативів вогневої підготовкита встановлення зв’язку з кореспондентом.</text:p>
      <text:p text:style-name="P4">
Наступного дня відпрацьовуються наступ на противника та зачистка траншеї вденьй вночі з виконанням марш-кидку. Третього дня відпрацьовуються дії у складібезпосередньої охорони, під час відбиття наступу ДРГ, під час авіаудару», —йдеться у повідомленні.</text:p>
      <text:p text:style-name="P4">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Росіяни обстріляли Берислав, постраждав директор лікарні</text:span>
</text:h>
      <text:p text:style-name="P4">
Authors: Ukrinform (Person)</text:p>
      <text:p text:style-name="P4">
Publisher: Укринформ (Organization)</text:p>
      <text:p text:style-name="P4">
Published Time: 2023-07-09T-10:13:00+03:00</text:p>
      <text:p text:style-name="P4">
Modified Time: 2023-07-09T20:13:00+03:00</text:p>
      <text:p text:style-name="P4">
Description: Російська армія вчергове вдарила по Бериславу, постраждав директор медичного закладу. — Укрінформ.</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8" text:anchor-type="as-char" svg:width="6.9236in" svg:height="3.956343in" draw:z-index="0">
<draw:image xlink:href="../Images/yкринформ/2023-07-09T-10-13-00-03-00/630_360_1688923283-432.jpg" xlink:type="simple" xlink:show="embed" xlink:actuate="onLoad" draw:mime-type="image/jpeg"/>
</draw:frame>
 Російськаармія вчергове вдарила по Бериславу, постраждав директор медичного закладу.</text:p>
      <text:p text:style-name="P4">
Про це в <text:a xlink:type="simple" xlink:href="http://xn--80affa3aj0al.xn--80asehdb/#@khersonskaODA" text:style-name="Internet_20_link" text:visited-style-name="Visited_20_Internet_20_Link">
 Телеграмі </text:a>
повідомляє Херсонська ОВА, передає Укрінформ.</text:p>
      <text:p text:style-name="P4">
"Російська армія вчергове вдарила по Бериславу, один зі снарядів влучивпоблизу місцевої лікарні, через що постраждав директор медзакладу. 45-річнийчоловік отримав контузію. Йому оперативно надали допомогу, життю та здоровʼюпотерпілого нічого не загрожує", - йдеться в повідомленні.</text:p>
      <text:p text:style-name="P4">
<text:span text:style-name="T4">
Читайте також:</text:span>
 <text:a xlink:type="simple" xlink:href="https://www.ukrinform.ua/rubric-ato/3733425-vorog-castkovo-povernuvsa-na-pozicii-aki-zajmav-do-pidrivu-kahovskoi-ges-gumenuk.html" text:style-name="Internet_20_link" text:visited-style-name="Visited_20_Internet_20_Link">
 Ворог частково повернувся на позиції, які займав допідриву Каховської ГЕС – Гуменюк </text:a>
</text:p>
      <text:p text:style-name="P4">
Як повідомляв Укрінформ, сьогодні, 9 липня, через російський обстріл Херсона <text:a xlink:type="simple" xlink:href="https://www.ukrinform.ua/rubric-ato/3733504-rosijski-vijska-znovu-obstrilali-herson-postrazdala-zinka.html" text:style-name="Internet_20_link" text:visited-style-name="Visited_20_Internet_20_Link">
постраждала 66-річна жінка </text:a>
 .</text:p>
      <text:p text:style-name="P4">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At Shakhtarske direction Russian army shelled Novomykhaylivka, Vuhledar, Prechystivka, Zolota...</text:span>
</text:h>
      <text:p text:style-name="P4">
Authors: liveuamap (Language: en)</text:p>
      <text:p text:style-name="P4">
Time: 2023-07-09T-11:27:00</text:p>
      <text:p text:style-name="P4">
Location: Zaporizhzhia (Latitude:47.78479 Longtitude:36.702)</text:p>
      <text:p text:style-name="P4">
Videos: []</text:p>
      <text:p text:style-name="P4">
Images: []</text:p>
      <text:p text:style-name="P4">
Tags: ["Russia"]</text:p>
      <text:p text:style-name="P4">
ID: 22574771</text:p>
      <!--METADATA-->
      <text:p text:style-name="P4">
At Shakhtarske direction Russian army shelled Novomykhaylivka, Vuhledar,Prechystivka, Zolota Nyva and Shakhtarske of Donetsk region. Russian aviationconducted airstrikes at Blahodatne and Rivnopil of Donetsk region, - GeneralStaff of Armed Forces of Ukraine says in the morning report</text:p>
      <text:p text:style-name="P4">
News Collection Link: <text:a xlink:type="simple" xlink:href="https:\/\/liveuamap.com\/en\/2023\/9-july-at-shakhtarske-direction-russian-army-shelled-novomykhaylivka" text:style-name="Internet_20_link" text:visited-style-name="Visited_20_Internet_20_Link">
https:\/\/liveuamap.com\/en\/2023\/9-july-at-shakhtarske-direction-russian-army-shelled-novomykhaylivka</text:a>
</text:p>
      <text:p text:style-name="P4">
Source: <text:a xlink:type="simple" xlink:href="https://t.me/lumsrc/5314" text:style-name="Internet_20_link" text:visited-style-name="Visited_20_Internet_20_Link">
https://t.me/lumsrc/5314</text:a>
</text:p>
      <!--NEWS-->
      <text:h text:style-name="P10" text:outline-level="1">
<text:span text:style-name="T4">
Жіноча збірна України з волейболу вдруге здолала Швецію і стала переможницею Золотої Євроліги</text:span>
</text:h>
      <text:p text:style-name="P4">
Authors: Ukrinform (Person)</text:p>
      <text:p text:style-name="P4">
Publisher: Укринформ (Organization)</text:p>
      <text:p text:style-name="P4">
Published Time: 2023-07-09T-12:50:00+03:00</text:p>
      <text:p text:style-name="P4">
Modified Time: 2023-07-09T19:50:00+03:00</text:p>
      <text:p text:style-name="P4">
Description: Сьогодні, 9 липня, жіноча збірна України з волейболу провела другий матч у фіналі Золотої Євроліги. — Укрінформ.</text:p>
      <text:p text:style-name="P4">
Images: ['<text:a xlink:type="simple" xlink:href="https://static.ukrinform.com/photos/2023_07/thumb_files/630_360_1688921252-884.jpeg" text:style-name="Internet_20_link" text:visited-style-name="Visited_20_Internet_20_Link">
630_360_16889...</text:a>
']</text:p>
      <text:p text:style-name="P4">
Tags: ['Волейбол', 'Збірна України']</text:p>
      <text:p text:style-name="P4">
Type: Article</text:p>
      <!--METADATA-->
      <text:p text:style-name="P4">
<draw:frame draw:style-name="fr1" draw:name="Image29" text:anchor-type="as-char" svg:width="6.9236in" svg:height="3.956343in" draw:z-index="0">
<draw:image xlink:href="../Images/yкринформ/2023-07-09T-12-50-00-03-00/630_360_1688921252-884.jpeg" xlink:type="simple" xlink:show="embed" xlink:actuate="onLoad" draw:mime-type="image/jpeg"/>
</draw:frame>
Сьогодні, 9 липня, жіноча збірна України з волейболу провела другий матч уфіналі Золотої Євроліги.</text:p>
      <text:p text:style-name="P4">
Україна обіграла Швецію - 3:0, передає Укрінформ.</text:p>
      <text:p text:style-name="P4">
Українки ще після перемоги у двох сетах українки гарантували перемогу утурнірі.</text:p>
      <text:p text:style-name="P4">
У першому матчі Україна обіграла Швецію з рахунком 3:0.</text:p>
      <text:p text:style-name="P4">
Жіноча збірна України з волейболу вдруге в історії вийшла у фінал ЗолотоїЄвроліги.</text:p>
      <text:p text:style-name="P4">
<text:span text:style-name="T4">
Читайте також:</text:span>
 <text:a xlink:type="simple" xlink:href="https://www.ukrinform.ua/rubric-sports/3732442-zbirna-ukraini-rozgromila-volejbolistok-svecii-u-zolotij-evrolizi.html" text:style-name="Internet_20_link" text:visited-style-name="Visited_20_Internet_20_Link">
 Збірна України розгромила <text:span text:style-name="T4">
волейбол</text:span>
 істок Швеції у«Золотій Євролізі» </text:a>
</text:p>
      <text:p text:style-name="P4">
Як повідомлялося, у 2017 році українська збірна здобула чемпіонський титул.</text:p>
      <text:p text:style-name="P4">
Фото: cev.eu</text:p>
      <text:p text:style-name="P4">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Бригада «Азов»: Повернення командирів підвищить бойовий дух підрозділу</text:span>
</text:h>
      <text:p text:style-name="P4">
Authors: Ukrinform (Person)</text:p>
      <text:p text:style-name="P4">
Publisher: Укринформ (Organization)</text:p>
      <text:p text:style-name="P4">
Published Time: 2023-07-09T-13:28:00+03:00</text:p>
      <text:p text:style-name="P4">
Modified Time: 2023-07-09T19:28:00+03:00</text:p>
      <text:p text:style-name="P4">
Description: Повернення з Туреччини п’ятьох командирів Азову суттєво підвищить боєздатність підрозділу та зміцнить його бойовий дух. — Укрінформ.</text:p>
      <text:p text:style-name="P4">
Images: ['<text:a xlink:type="simple" xlink:href="https://static.ukrinform.com/photos/2023_07/thumb_files/630_360_1688826082-310.jpg" text:style-name="Internet_20_link" text:visited-style-name="Visited_20_Internet_20_Link">
630_360_16888...</text:a>
']</text:p>
      <text:p text:style-name="P4">
Tags: ['Азов', 'Полонені', 'Війна з Росією']</text:p>
      <text:p text:style-name="P4">
Type: Article</text:p>
      <!--METADATA-->
      <text:p text:style-name="P4">
<draw:frame draw:style-name="fr1" draw:name="Image30" text:anchor-type="as-char" svg:width="6.9236in" svg:height="3.956343in" draw:z-index="0">
<draw:image xlink:href="../Images/yкринформ/2023-07-09T-13-28-00-03-00/630_360_1688826082-310.jpg" xlink:type="simple" xlink:show="embed" xlink:actuate="onLoad" draw:mime-type="image/jpeg"/>
</draw:frame>
Повернення з Туреччини п’ятьох командирів Азову суттєво підвищить боєздатністьпідрозділу та зміцнить його бойовий дух.</text:p>
      <text:p text:style-name="P4">
Як передає Укрінформ, про це повідомляє бригада НГУ «Азов» у <text:a xlink:type="simple" xlink:href="http://t.me/azov_media/4827" text:style-name="Internet_20_link" text:visited-style-name="Visited_20_Internet_20_Link">
 Телеграмі</text:a>
.</text:p>
      <text:p text:style-name="P4">
«Учора додому з Туреччини повернулись Герой України, командир Азовупідполковник Денис «Редіс» Прокопенко, Герой України, командир комендантськоїроти, майор Олег «Апіс» Хоменко та Герой України, заступник командира, майорСвятослав «Калина» Паламар. Сама їхня присутність поруч із підлеглими, їхнідосвід та управлінські навички суттєво підвищать боєздатність підрозділу тазміцнять його бойовий дух», – йдеться у повідомленні.</text:p>
      <text:p text:style-name="P4">
Зазначається, що бригада доклала всіх зусиль, аби «ті, хто 86 днів керувалиобороною Маріуполя і врятували Україну», змогли застосувати свій бойовийдосвід на користь держави та безпосередньо командувати бригадою.</text:p>
      <text:p text:style-name="P4">
«Особовий склад бригади вітає командирів із поверненням на Батьківщину та знетерпінням чекає подальших наказів. Не маємо права забувати, що близько 700азовців понад рік знаходяться у полоні. Повернемо всіх. Визволимо кожного», –додали в Азові.</text:p>
      <text:p text:style-name="P4">
<text:span text:style-name="T4">
Читайте також:</text:span>
 <text:a xlink:type="simple" xlink:href="https://www.ukrinform.ua/rubric-ato/3733334-komandir-azova-mi-obovazkovo-skazemo-svoe-slovo-v-bou.html" text:style-name="Internet_20_link" text:visited-style-name="Visited_20_Internet_20_Link">
 Командир « <text:span text:style-name="T4">
Азов</text:span>
 а»: Ми обов'язково скажемо своє словов бою </text:a>
</text:p>
      <text:p text:style-name="P4">
Як повідомлялося, 8 липня Президент України Володимир Зеленський повідомив, щоповертається з <text:a xlink:type="simple" xlink:href="https://www.ukrinform.ua/tag-tureccina" text:style-name="Internet_20_link" text:visited-style-name="Visited_20_Internet_20_Link">
 Туреччини </text:a>
 іззахисниками Азовсталі, які перебували там з вересня 2022 року. За йогословами, українські воїни Денис Прокопенко, Святослав Паламар, СергійВолинський, Олег Хоменко, Денис Шлега нарешті будуть із рідними.</text:p>
      <text:p text:style-name="P4">
Source: <text:a xlink:type="simple" xlink:href="https://www.ukrinform.ua/rubric-ato/3733573-brigada-azov-povernenna-komandiriv-pidvisit-bojovij-duh-pidrozdilu.html" text:style-name="Internet_20_link" text:visited-style-name="Visited_20_Internet_20_Link">
https://www.ukrinform.ua/rubric-ato/3733573-brigada-azov-povernenna-komandiriv-pidvisit-bojovij-duh-pidrozdilu.html</text:a>
</text:p>
      <!--NEWS-->
      <text:h text:style-name="P10" text:outline-level="1">
<text:span text:style-name="T4">
На Запоріжжі ворог почав мінувати критичну інфраструктуру - Федоров</text:span>
</text:h>
      <text:p text:style-name="P4">
Authors: Ukrinform (Person)</text:p>
      <text:p text:style-name="P4">
Publisher: Укринформ (Organization)</text:p>
      <text:p text:style-name="P4">
Published Time: 2023-07-09T-1:26:00+03:00</text:p>
      <text:p text:style-name="P4">
Modified Time: 2023-07-09T21:26:00+03:00</text:p>
      <text:p text:style-name="P4">
Description: У тимчасово окупованому Мелітопольському районі ворог замінував водогін та об'єкти критичної інфраструктури. — Укрінформ.</text:p>
      <text:p text:style-name="P4">
Images: ['<text:a xlink:type="simple" xlink:href="https://static.ukrinform.com/photos/2023_05/thumb_files/630_360_1684510265-373.jpeg" text:style-name="Internet_20_link" text:visited-style-name="Visited_20_Internet_20_Link">
630_360_16845...</text:a>
']</text:p>
      <text:p text:style-name="P4">
Tags: ['Мелітополь', 'Мінування', 'Окупація', 'Запоріжжя', 'Війна з Росією', 'Єдині новини']</text:p>
      <text:p text:style-name="P4">
Type: Article</text:p>
      <!--METADATA-->
      <text:p text:style-name="P4">
<draw:frame draw:style-name="fr1" draw:name="Image31" text:anchor-type="as-char" svg:width="6.9236in" svg:height="3.946452in" draw:z-index="0">
<draw:image xlink:href="../Images/yкринформ/2023-07-09T-1-26-00-03-00/630_360_1684510265-373.jpeg" xlink:type="simple" xlink:show="embed" xlink:actuate="onLoad" draw:mime-type="image/jpeg"/>
</draw:frame>
 Утимчасово окупованому Мелітопольському районі ворог замінував водогін таоб'єкти критичної інфраструктури.</text:p>
      <text:p text:style-name="P4">
Про це в ефірі національного телемарафону "Єдині новини" сказав міський головаМелітополя Іван Федоров, передає Укрінформ.</text:p>
      <text:p text:style-name="P4">
"Ворог на жаль контролює ЗАЕС і ми володіємо інформацією, що ворог почавмінувати критичну інфраструктуру окупованої частини Запорізької області", -сказав він.</text:p>
      <text:p text:style-name="P4">
<text:span text:style-name="T4">
Читайте також:</text:span>
 <text:span text:style-name="T4">
<text:a xlink:type="simple" xlink:href="https://www.ukrinform.ua/rubric-ato/3699513-na-zaporizzi-vorog-prodovzue-zvoditi-fortifikacijni-sporudi-ta-minuvati-teritorii-vijskovi.html" text:style-name="Internet_20_link" text:visited-style-name="Visited_20_Internet_20_Link">
 На Запоріжжі ворог продовжує зводити фортифікаційніспоруди та мінувати території - військові </text:a>
 </text:span>
</text:p>
      <text:p text:style-name="P4">
Федоров уточнив, що мова йде водогін, який знаходиться в Мелітопольськомурайоні і який живить питною водою місто. Крім того, в самому Мелітополізаміновані важливі об’єкти електричних мереж</text:p>
      <text:p text:style-name="P4">
"Ворог постійно буде шантажувати весь цивілізований світ, доки наші військовіне звільнять Енергодар та весь південь від ворога", - сказав мер.</text:p>
      <text:p text:style-name="P4">
<text:span text:style-name="T4">
Читайте також:</text:span>
 <text:span text:style-name="T4">
<text:a xlink:type="simple" xlink:href="https://www.ukrinform.ua/rubric-ato/3731744-rosiani-najaktivnise-perekidaut-tehniku-i-soldativ-na-zaporizza-ta-doneccinu-genstab.html" text:style-name="Internet_20_link" text:visited-style-name="Visited_20_Internet_20_Link">
 Генштаб: Росіяни найактивніше перекидають техніку ісолдатів на Запоріжжя та Донеччину </text:a>
 </text:span>
</text:p>
      <text:p text:style-name="P4">
Раніше повідомлялось, що на <text:span text:style-name="T4">
<text:a xlink:type="simple" xlink:href="https://www.ukrinform.ua/tag-zaporizka-aes" text:style-name="Internet_20_link" text:visited-style-name="Visited_20_Internet_20_Link">
 ЗАЕС </text:a>
 </text:span>
 в технічних приміщеннях та у машинних залах встановлені мінно-вибуховізагородження.</text:p>
      <text:p text:style-name="P4">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На Полтавщині повністю відновили електропостачання</text:span>
</text:h>
      <text:p text:style-name="P4">
Authors: Ukrinform (Person)</text:p>
      <text:p text:style-name="P4">
Publisher: Укринформ (Organization)</text:p>
      <text:p text:style-name="P4">
Published Time: 2023-07-09T-2:19:00+03:00</text:p>
      <text:p text:style-name="P4">
Modified Time: 2023-07-09T21:19:00+03:00</text:p>
      <text:p text:style-name="P4">
Description: У Полтавській області повністю відновили електропостачання після грози напередодні.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Полтавщина', 'Електропостачання', 'Негода']</text:p>
      <text:p text:style-name="P4">
Type: Article</text:p>
      <!--METADATA-->
      <text:p text:style-name="P4">
<draw:frame draw:style-name="fr1" draw:name="Image32" text:anchor-type="as-char" svg:width="6.9236in" svg:height="3.956343in" draw:z-index="0">
<draw:image xlink:href="../Images/yкринформ/2023-07-09T-2-19-00-03-00/630_360_1675414663-980.jpg" xlink:type="simple" xlink:show="embed" xlink:actuate="onLoad" draw:mime-type="image/jpeg"/>
</draw:frame>
 УПолтавській області повністю відновили електропостачання після грозинапередодні.</text:p>
      <text:p text:style-name="P4">
Про це в <text:a xlink:type="simple" xlink:href="https://t.me/DMYTROLUNIN/9045" text:style-name="Internet_20_link" text:visited-style-name="Visited_20_Internet_20_Link">
 Телеграмі </text:a>
 <text:a xlink:type="simple" xlink:href="https://t.me/DMYTROLUNIN/9045" text:style-name="Internet_20_link" text:visited-style-name="Visited_20_Internet_20_Link">
</text:a>
 повідомив начальник Полтавської ОВА ДмитроЛунін, передає Укрінформ.</text:p>
      <text:p text:style-name="P4">
"Електропостачання відновили в усіх населених пунктах. Люди зі світлом.Бригади завершили роботу", - написав Лунін.</text:p>
      <text:p text:style-name="P4">
<text:span text:style-name="T4">
Читайте також:</text:span>
 <text:a xlink:type="simple" xlink:href="https://www.ukrinform.ua/rubric-regions/3733586-energetiki-povernuli-svitlo-50-tisacam-rodin-na-odesini.html" text:style-name="Internet_20_link" text:visited-style-name="Visited_20_Internet_20_Link">
 Енергетики повернули світло 50 тисячам родин на<text:span text:style-name="T4">
Одещині</text:span>
 </text:a>
</text:p>
      <text:p text:style-name="P4">
Як повідомляв Укрінформ, у <text:a xlink:type="simple" xlink:href="https://www.ukrinform.ua/tag-poltavsina" text:style-name="Internet_20_link" text:visited-style-name="Visited_20_Internet_20_Link">
 Полтавській області</text:a>
 напередодні після нічної грози безелектропостачання <text:a xlink:type="simple" xlink:href="https://www.ukrinform.ua/rubric-regions/3733378-na-poltavsini-cerez-grozu-znestrumleni-42-naseleni-punkti.html" text:style-name="Internet_20_link" text:visited-style-name="Visited_20_Internet_20_Link">
 залишилися 42 населені пункти</text:a>
</text:p>
      <text:p text:style-name="P4">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В Узбекистані спростували переговори з РФ про збільшення кількості авіарейсів</text:span>
</text:h>
      <text:p text:style-name="P4">
Authors: Ukrinform (Person)</text:p>
      <text:p text:style-name="P4">
Publisher: Укринформ (Organization)</text:p>
      <text:p text:style-name="P4">
Published Time: 2023-07-09T-3:13:00+03:00</text:p>
      <text:p text:style-name="P4">
Modified Time: 2023-07-09T21:13:00+03:00</text:p>
      <text:p text:style-name="P4">
Description: В Агентстві «Узавіація» спростували ведення переговорів із російською стороною щодо збільшення кількості авіарейсів між країнами. — Укрінформ.</text:p>
      <text:p text:style-name="P4">
Images: ['<text:a xlink:type="simple" xlink:href="https://static.ukrinform.com/photos/2023_07/thumb_files/630_360_1688927012-254.jpg" text:style-name="Internet_20_link" text:visited-style-name="Visited_20_Internet_20_Link">
630_360_16889...</text:a>
']</text:p>
      <text:p text:style-name="P4">
Tags: ['Авіа', 'Транспорт', 'Узбекистан', 'Росія']</text:p>
      <text:p text:style-name="P4">
Type: Article</text:p>
      <!--METADATA-->
      <text:p text:style-name="P4">
<draw:frame draw:style-name="fr1" draw:name="Image33" text:anchor-type="as-char" svg:width="6.9236in" svg:height="3.956343in" draw:z-index="0">
<draw:image xlink:href="../Images/yкринформ/2023-07-09T-3-13-00-03-00/630_360_1688927012-254.jpg" xlink:type="simple" xlink:show="embed" xlink:actuate="onLoad" draw:mime-type="image/jpeg"/>
</draw:frame>
 ВАгентстві «Узавіація» спростували ведення переговорів із російською стороноющодо збільшення кількості авіарейсів між країнами.</text:p>
      <text:p text:style-name="P4">
Як передає Укрінформ, про це повідомляє <text:a xlink:type="simple" xlink:href="https://podrobno.uz/cat/obchestvo/v-agentstve-uzaviatsiya-oprovergli-peregovory-s-rossiyskoy-storonoy-po-uvelicheniyu-chisla-reysov-/" text:style-name="Internet_20_link" text:visited-style-name="Visited_20_Internet_20_Link">
 podrobno.uz</text:a>
 .</text:p>
      <text:p text:style-name="P4">
«У деяких ЗМІ поширилася інформація про те, що агентство «Узавіація»запропонувало авіавладі Росії збільшити кількість щотижневих авіарейсів міжкраїнами. Ця інформація є недостовірною», - йдеться у повідомленні агентства.</text:p>
      <text:p text:style-name="P4">
Раніше російське видання «Ведомости» з посиланням на свої джерела заявило, що<text:a xlink:type="simple" xlink:href="https://www.ukrinform.ua/tag-uzbekistan" text:style-name="Internet_20_link" text:visited-style-name="Visited_20_Internet_20_Link">
 Узбекистан </text:a>
 запропонував авіавладіРосії розширити авіасполучення між країнами.</text:p>
      <text:p text:style-name="P4">
Зокрема, йдеться про збільшення числа рейсів між Москвою та Ташкентом (з 25 до50), а також Санкт-Петербургом та Ташкентом (з 7 до 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про скасування візовогорежиму для громадян Грузії з 15 травня та про дозвіл на пряме авіасполучення зцією країною.</text:p>
      <text:p text:style-name="P4">
<text:span text:style-name="T4">
Читайте також:</text:span>
 <text:a xlink:type="simple" xlink:href="https://www.ukrinform.ua/rubric-polytics/3732359-posol-gruzii-zalisiv-kiiv-na-vimogu-kerivnictva-ukraini.html" text:style-name="Internet_20_link" text:visited-style-name="Visited_20_Internet_20_Link">
 Посол Грузії залишив Київ на вимогу керівництва України</text:a>
</text:p>
      <text:p text:style-name="P4">
Заступниця міністра економіки Грузії Маріам Кврівішвілі заявила, що російськіавіакомпанії та повітряні судна, на які не накладені санкції, <text:a xlink:type="simple" xlink:href="https://www.ukrinform.ua/rubric-world/3707437-gruzia-dozvolit-prami-rejsi-aviakompaniam-rf-aki-ne-pid-sankciami.html" text:style-name="Internet_20_link" text:visited-style-name="Visited_20_Internet_20_Link">
 отримаютьможливість здійснювати </text:a>
 прямеповітряне сполучення у напрямку Грузії <text:a xlink:type="simple" xlink:href="https://www.ukrinform.ua/rubric-world/3707437-gruzia-dozvolit-prami-rejsi-aviakompaniam-rf-aki-ne-pid-sankciami.html" text:style-name="Internet_20_link" text:visited-style-name="Visited_20_Internet_20_Link">
 . </text:a>
</text:p>
      <text:p text:style-name="P4">
Речник ЄС Пітер Стано заявляв, що <text:a xlink:type="simple" xlink:href="https://www.ukrinform.ua/rubric-world/3709979-risenna-gruzii-ponoviti-pereloti-z-rosieu-viklikae-sumnivi-u-ii-evropejskomu-slahu-es.html" text:style-name="Internet_20_link" text:visited-style-name="Visited_20_Internet_20_Link">
 рішення уряду Грузії</text:a>
 поновитиавіасполучення з Росією суперечить політиці санкцій ЄС проти країни-агресората викликає сумніви у подальшому просуванні Грузії до ЄС.</text:p>
      <text:p text:style-name="P4">
<text:span text:style-name="T5">
Фото з сайту podrobno.uz</text:span>
</text:p>
      <text:p text:style-name="P4">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At Kupiansk direction Russian army shelled Fyholivka, Dvorichna, Kupyansk, Kyslivka, Kamyanka...</text:span>
</text:h>
      <text:p text:style-name="P4">
Authors: liveuamap (Language: en)</text:p>
      <text:p text:style-name="P4">
Time: 2023-07-09T-3:27:00</text:p>
      <text:p text:style-name="P4">
Location: Kupiansk (Latitude:49.63984 Longtitude:37.90609)</text:p>
      <text:p text:style-name="P4">
Videos: []</text:p>
      <text:p text:style-name="P4">
Images: []</text:p>
      <text:p text:style-name="P4">
Tags: ["Russia"]</text:p>
      <text:p text:style-name="P4">
ID: 22574776</text:p>
      <!--METADATA-->
      <text:p text:style-name="P4">
At Kupiansk direction Russian army shelled Fyholivka, Dvorichna, Kupyansk,Kyslivka, Kamyanka of Kharkiv region. Russian aviation conducted airstrikes atKyslivka of Kharkiv region and Novoyehorivka of Luhansk region, - GeneralStaff of Armed Forces of Ukraine says in the morning report</text:p>
      <text:p text:style-name="P4">
News Collection Link: <text:a xlink:type="simple" xlink:href="https:\/\/liveuamap.com\/en\/2023\/9-july-at-kupiansk-direction-russian-army-shelled-fyholivka" text:style-name="Internet_20_link" text:visited-style-name="Visited_20_Internet_20_Link">
https:\/\/liveuamap.com\/en\/2023\/9-july-at-kupiansk-direction-russian-army-shelled-fyholivka</text:a>
</text:p>
      <text:p text:style-name="P4">
Source: <text:a xlink:type="simple" xlink:href="https://t.me/lumsrc/5309" text:style-name="Internet_20_link" text:visited-style-name="Visited_20_Internet_20_Link">
https://t.me/lumsrc/5309</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9T-5:27:00</text:p>
      <text:p text:style-name="P4">
Location: Kramatorsk (Latitude:49.10411 Longtitude:37.94334)</text:p>
      <text:p text:style-name="P4">
Videos: []</text:p>
      <text:p text:style-name="P4">
Images: []</text:p>
      <text:p text:style-name="P4">
Tags: ["Russia"]</text:p>
      <text:p text:style-name="P4">
ID: 22574775</text:p>
      <!--METADATA-->
      <text:p text:style-name="P4">
At Lyman direction Russian army shelled Nevske, Bilohorivka of Luhansk regionand Verkhnokamyanske, Rozdolivka, Vesele of Donetsk region. Russian aviationconducted airstrikes at Novolubivka, Nevske, Bilohorivka of Luhansk region andDibrova, Spirne and Ivanivka of Donetsk region, - General Staff of ArmedForces of Ukraine says in the morning report</text:p>
      <text:p text:style-name="P4">
News Collection Link: <text:a xlink:type="simple" xlink:href="https:\/\/liveuamap.com\/en\/2023\/9-july-at-lyman-direction-russian-army-shelled-nevske-bilohorivka" text:style-name="Internet_20_link" text:visited-style-name="Visited_20_Internet_20_Link">
https:\/\/liveuamap.com\/en\/2023\/9-july-at-lyman-direction-russian-army-shelled-nevske-bilohorivka</text:a>
</text:p>
      <text:p text:style-name="P4">
Source: <text:a xlink:type="simple" xlink:href="https://t.me/lumsrc/5310" text:style-name="Internet_20_link" text:visited-style-name="Visited_20_Internet_20_Link">
https://t.me/lumsrc/5310</text:a>
</text:p>
      <!--NEWS-->
      <text:h text:style-name="P10" text:outline-level="1">
<text:span text:style-name="T4">
Стрілянина на вечірці у Техасі: є загиблі й поранені</text:span>
</text:h>
      <text:p text:style-name="P4">
Authors: Ukrinform (Person)</text:p>
      <text:p text:style-name="P4">
Publisher: Укринформ (Organization)</text:p>
      <text:p text:style-name="P4">
Published Time: 2023-07-09T-5:54:00+03:00</text:p>
      <text:p text:style-name="P4">
Modified Time: 2023-07-09T20:54:00+03:00</text:p>
      <text:p text:style-name="P4">
Description: Двоє людей загинули і ще п'ятеро зазнали поранень у результаті стрілянини на вечірці в неділю рано-вранці в місті Амарілло, що в американському штаті Техас. — Укрінформ.</text:p>
      <text:p text:style-name="P4">
Images: ['<text:a xlink:type="simple" xlink:href="https://static.ukrinform.com/photos/2023_07/thumb_files/630_360_1688925103-270.jpg" text:style-name="Internet_20_link" text:visited-style-name="Visited_20_Internet_20_Link">
630_360_16889...</text:a>
']</text:p>
      <text:p text:style-name="P4">
Tags: ['Поліція', 'США', 'Стрілянина']</text:p>
      <text:p text:style-name="P4">
Type: Article</text:p>
      <!--METADATA-->
      <text:p text:style-name="P4">
<draw:frame draw:style-name="fr1" draw:name="Image34" text:anchor-type="as-char" svg:width="6.9236in" svg:height="3.956343in" draw:z-index="0">
<draw:image xlink:href="../Images/yкринформ/2023-07-09T-5-54-00-03-00/630_360_1688925103-270.jpg" xlink:type="simple" xlink:show="embed" xlink:actuate="onLoad" draw:mime-type="image/jpeg"/>
</draw:frame>
 Двоє людейзагинули і ще п'ятеро зазнали поранень у результаті стрілянини на вечірці внеділю рано-вранці в місті Амарілло, що в американському штаті Техас.</text:p>
      <text:p text:style-name="P4">
Як передає Укрінформ, про це повідомляє <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почалася під час вечірки в центрі заходів незадовго до першоїгодини ночі за місцевим часом у неділю.</text:p>
      <text:p text:style-name="P4">
За даними правоохоронців, між деякими присутніми сталася бійка, і хтось почавстріляти.</text:p>
      <text:p text:style-name="P4">
Один чоловік помер на місці події, а інший помер у лікарні. Інші п'ятьпостраждалих мають «травми різного ступеня, але очікується, що вони одужають».</text:p>
      <text:p text:style-name="P4">
Правоохоронці ще нікого не затримували, триває розслідування інциденту.</text:p>
      <text:p text:style-name="P4">
<text:span text:style-name="T4">
Читайте також:</text:span>
 <text:a xlink:type="simple" xlink:href="https://www.ukrinform.ua/rubric-world/3731772-u-vasingtoni-stalasa-strilanina-sered-zagiblih-nepovnolitni.html" text:style-name="Internet_20_link" text:visited-style-name="Visited_20_Internet_20_Link">
 У Вашингтоні сталася <text:span text:style-name="T4">
стрілянина</text:span>
 , серед загиблих –неповнолітні </text:a>
</text:p>
      <text:p text:style-name="P4">
Амарілло розташований на півночі Техасу. Населення міста - близько 200 тисячосіб.</text:p>
      <text:p text:style-name="P4">
Як повідомляв Укрінформ, під час стрілянини у Вашингтоні 5 липня, округКолумбія, дев’ятеро людей були вбиті, у тому числі двоє неповнолітніх.</text:p>
      <text:p text:style-name="P4">
<text:span text:style-name="T5">
Фото: CNN</text:span>
</text:p>
      <text:p text:style-name="P4">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Кулеба поговорив з Блінкеном: Працюємо, щоб рішення саміту НАТО були виграшними для всіх</text:span>
</text:h>
      <text:p text:style-name="P4">
Authors: Ukrinform (Person)</text:p>
      <text:p text:style-name="P4">
Publisher: Укринформ (Organization)</text:p>
      <text:p text:style-name="P4">
Published Time: 2023-07-09T-6:33:07+03:00</text:p>
      <text:p text:style-name="P4">
Modified Time: 2023-07-09T20:33:07+03:00</text:p>
      <text:p text:style-name="P4">
Description: Міністр закордонних справ України Дмитро Кулеба провів телефонну розмову з державним секретарем США Ентоні Блінкеном напередодні саміту НАТО у Вільнюсі.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Саміт НАТО', 'Блінкен']</text:p>
      <text:p text:style-name="P4">
Type: Article</text:p>
      <!--METADATA-->
      <text:p text:style-name="P4">
<draw:frame draw:style-name="fr1" draw:name="Image35" text:anchor-type="as-char" svg:width="6.9236in" svg:height="3.956343in" draw:z-index="0">
<draw:image xlink:href="../Images/yкринформ/2023-07-09T-6-33-07-03-00/630_360_1683309991-286.png" xlink:type="simple" xlink:show="embed" xlink:actuate="onLoad" draw:mime-type="image/png"/>
</draw:frame>
 Міністрзакордонних справ України Дмитро Кулеба провів телефонну розмову з державнимсекретарем США Ентоні Блінкеном напередодні саміту НАТО у Вільнюсі.</text:p>
      <text:p text:style-name="P4">
Як передає Укрінформ, про це він повідомив у <text:a xlink:type="simple" xlink:href="http://twitter.com/DmytroKuleba/status/1678083553886609409" text:style-name="Internet_20_link" text:visited-style-name="Visited_20_Internet_20_Link">
 Твіттері</text:a>
 .</text:p>
      <text:p text:style-name="P4">
«У мене була продуктивна розмова з Ентоні Блінкеном перед Вільнюсом.Залишилося 48 годин, і ми працюємо над тим, щоб остаточні рішення буливиграшними для всіх: України, <text:a xlink:type="simple" xlink:href="https://www.ukrinform.ua/tag-nato" text:style-name="Internet_20_link" text:visited-style-name="Visited_20_Internet_20_Link">
 НАТО </text:a>
 таглобальної безпеки», - написав Кулеба.</text:p>
      <text:p text:style-name="P4">
Міністр також подякував США за ще один новаторський оборонний пакет, якийвключає вкрай необхідні снаряди.</text:p>
      <text:p text:style-name="P4">
<text:span text:style-name="T4">
Читайте також:</text:span>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text:span text:style-name="T4">
Байден</text:span>
 </text:a>
</text:p>
      <text:p text:style-name="P4">
Як повідомлялося, 11-12 липня у Вільнюсі (Литва) відбудеться саміт НАТО, підчас якого Україна хоче отримати чіткі гарантії безпеки та зрозумілуперспективу членства в Альянсі.</text:p>
      <text:p text:style-name="P4">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At Avdiyivka direction Russian army shelled Keramik, Berdychi, Avdiyivka, Pervomayske and Sem...</text:span>
</text:h>
      <text:p text:style-name="P4">
Authors: liveuamap (Language: en)</text:p>
      <text:p text:style-name="P4">
Time: 2023-07-09T-7:27:00</text:p>
      <text:p text:style-name="P4">
Location: Donetsk Oblast (Latitude:48.12772 Longtitude:37.76138)</text:p>
      <text:p text:style-name="P4">
Videos: []</text:p>
      <text:p text:style-name="P4">
Images: []</text:p>
      <text:p text:style-name="P4">
Tags: ["Russia"]</text:p>
      <text:p text:style-name="P4">
ID: 22574773</text:p>
      <!--METADATA-->
      <text:p text:style-name="P4">
At Avdiyivka direction Russian army shelled Keramik, Berdychi, Avdiyivka,Pervomayske and Semenivka of Donetsk region. Russian aviation conductedairstrikes at Avdiyivka and Syeverne, - General Staff of Armed Forces ofUkraine says in the morning report</text:p>
      <text:p text:style-name="P4">
News Collection Link: <text:a xlink:type="simple" xlink:href="https:\/\/liveuamap.com\/en\/2023\/9-july-at-avdiyivka-direction-russian-army-shelled-keramik" text:style-name="Internet_20_link" text:visited-style-name="Visited_20_Internet_20_Link">
https:\/\/liveuamap.com\/en\/2023\/9-july-at-avdiyivka-direction-russian-army-shelled-keramik</text:a>
</text:p>
      <text:p text:style-name="P4">
Source: <text:a xlink:type="simple" xlink:href="https://t.me/lumsrc/5312" text:style-name="Internet_20_link" text:visited-style-name="Visited_20_Internet_20_Link">
https://t.me/lumsrc/5312</text:a>
</text:p>
      <!--NEWS-->
      <text:h text:style-name="P10" text:outline-level="1">
<text:span text:style-name="T4">
Енергетики повернули світло 50 тисячам родин на Одещині</text:span>
</text:h>
      <text:p text:style-name="P4">
Authors: Ukrinform (Person)</text:p>
      <text:p text:style-name="P4">
Publisher: Укринформ (Organization)</text:p>
      <text:p text:style-name="P4">
Published Time: 2023-07-09T-7:27:15+03:00</text:p>
      <text:p text:style-name="P4">
Modified Time: 2023-07-09T20:27:15+03:00</text:p>
      <text:p text:style-name="P4">
Description: Енергетики ДТЕК ліквідували наслідки негоди на Одещині та повернули світло для майже 50 тисяч сімей. — Укрінформ.</text:p>
      <text:p text:style-name="P4">
Images: ['<text:a xlink:type="simple" xlink:href="https://static.ukrinform.com/photos/2017_11/thumb_files/630_360_1512026904-1128.jpg" text:style-name="Internet_20_link" text:visited-style-name="Visited_20_Internet_20_Link">
630_360_15120...</text:a>
']</text:p>
      <text:p text:style-name="P4">
Tags: ['ДТЕК', 'Одещина', 'Електропостачання', 'Негода']</text:p>
      <text:p text:style-name="P4">
Type: Article</text:p>
      <!--METADATA-->
      <text:p text:style-name="P4">
<draw:frame draw:style-name="fr1" draw:name="Image36" text:anchor-type="as-char" svg:width="6.9236in" svg:height="3.956343in" draw:z-index="0">
<draw:image xlink:href="../Images/yкринформ/2023-07-09T-7-27-15-03-00/630_360_1512026904-1128.jpg" xlink:type="simple" xlink:show="embed" xlink:actuate="onLoad" draw:mime-type="image/jpeg"/>
</draw:frame>
Енергетики ДТЕК ліквідували наслідки негоди на Одещині та повернули світло длямайже 50 тисяч сімей.</text:p>
      <text:p text:style-name="P4">
Як передає Укрінформ, про це повідомляє ДТЕК у <text:a xlink:type="simple" xlink:href="https://t.me/dtek_ua/624" text:style-name="Internet_20_link" text:visited-style-name="Visited_20_Internet_20_Link">
 Телеграмі</text:a>
 .</text:p>
      <text:p text:style-name="P4">
«З п'ятниці в <text:a xlink:type="simple" xlink:href="https://www.ukrinform.ua/tag-odesina" text:style-name="Internet_20_link" text:visited-style-name="Visited_20_Internet_20_Link">
 Одеській області </text:a>
вирувала негода, через що у 187 населених пунктах були проблеми зелектропостачанням. Енергетики ДТЕК ліквідували наслідки негоди та повернулисвітло майже 50 тисчам родин», – йдеться у повідомленні.</text:p>
      <text:p text:style-name="P4">
Зазначається, що енергетики продовжують працювати над забезпеченням стабільноїроботи енергосистеми регіону.</text:p>
      <text:p text:style-name="P4">
<text:span text:style-name="T4">
Читайте також:</text:span>
 <text:a xlink:type="simple" xlink:href="https://www.ukrinform.ua/rubric-regions/3733460-u-harkovi-pid-cas-negodi-vpalo-bils-ak-130-derev.html" text:style-name="Internet_20_link" text:visited-style-name="Visited_20_Internet_20_Link">
 У Харкові під час <text:span text:style-name="T4">
негоди</text:span>
 впало більш як 130 дерев</text:a>
</text:p>
      <text:p text:style-name="P4">
Як повідомлялося, 7 липня в Україні внаслідок масштабного грозового шторму в11 областях були знеструмлені 710 населених пунктів.</text:p>
      <text:p text:style-name="P4">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Ворог з важкої артилерії вдарив по Нікополю</text:span>
</text:h>
      <text:p text:style-name="P4">
Authors: Ukrinform (Person)</text:p>
      <text:p text:style-name="P4">
Publisher: Укринформ (Organization)</text:p>
      <text:p text:style-name="P4">
Published Time: 2023-07-09T-8:17:00+03:00</text:p>
      <text:p text:style-name="P4">
Modified Time: 2023-07-09T20:17:00+03:00</text:p>
      <text:p text:style-name="P4">
Description: Російські війська з важкої артилерії обстріляли Нікополь, є руйнування будинків. — Укрінформ.</text:p>
      <text:p text:style-name="P4">
Images: ['<text:a xlink:type="simple" xlink:href="https://static.ukrinform.com/photos/2023_07/thumb_files/630_360_1688922894-236.jpg" text:style-name="Internet_20_link" text:visited-style-name="Visited_20_Internet_20_Link">
630_360_16889...</text:a>
']</text:p>
      <text:p text:style-name="P4">
Tags: ['Нікополь', 'Обстріл', 'Війна з Росією']</text:p>
      <text:p text:style-name="P4">
Type: Article</text:p>
      <!--METADATA-->
      <text:p text:style-name="P4">
<draw:frame draw:style-name="fr1" draw:name="Image37" text:anchor-type="as-char" svg:width="6.9236in" svg:height="3.956343in" draw:z-index="0">
<draw:image xlink:href="../Images/yкринформ/2023-07-09T-8-17-00-03-00/630_360_1688922894-236.jpg" xlink:type="simple" xlink:show="embed" xlink:actuate="onLoad" draw:mime-type="image/jpeg"/>
</draw:frame>
 Російськівійська з важкої артилерії обстріляли Нікополь, є руйнування будинків.</text:p>
      <text:p text:style-name="P4">
Про це в <text:a xlink:type="simple" xlink:href="http://t.me/dnipropetrovskaODA/5866" text:style-name="Internet_20_link" text:visited-style-name="Visited_20_Internet_20_Link">
 Телеграмі </text:a>
 повідомивголова Дніпропетровської ОВА Сергій Лисак, передає Укрінформ.</text:p>
      <text:p text:style-name="P4">
"Сьогодні російська армія вдарила по Нікополю. Вгатила з важкої артилерії.Місцеві вціліли. А от їхнє майно – пошкоджене", - написав він.</text:p>
      <text:p text:style-name="P4">
Зазначається, що понівечені 4 приватні будинки та стільки ж господарськихспоруд. Побита й лінія електропередач.</text:p>
      <text:p text:style-name="P4">
<text:span text:style-name="T4">
Читайте також:</text:span>
 <text:a xlink:type="simple" xlink:href="https://www.ukrinform.ua/rubric-ato/3733582-rosiani-obstrilali-berislav-postrazdav-direktor-likarni.html" text:style-name="Internet_20_link" text:visited-style-name="Visited_20_Internet_20_Link">
 Росіяни обстріляли <text:span text:style-name="T4">
Берислав</text:span>
 , постраждав директорлікарні </text:a>
</text:p>
      <text:p text:style-name="P4">
Як повідомляв Укрінформ, учора, 8 липня, російські війська знову <text:a xlink:type="simple" xlink:href="https://www.ukrinform.ua/tag-obstril" text:style-name="Internet_20_link" text:visited-style-name="Visited_20_Internet_20_Link">
 обстріляли</text:a>
 Марганецьку громаду Нікопольськогорайону Дніпропетровщини.</text:p>
      <text:p text:style-name="P4">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Маємо прокласти шлях для України, щоб вона претендувала на членство в НАТО - Байден</text:span>
</text:h>
      <text:p text:style-name="P4">
Authors: Ukrinform (Person)</text:p>
      <text:p text:style-name="P4">
Publisher: Укринформ (Organization)</text:p>
      <text:p text:style-name="P4">
Published Time: 2023-07-09T-9:15:00+03:00</text:p>
      <text:p text:style-name="P4">
Modified Time: 2023-07-09T20:15:00+03:00</text:p>
      <text:p text:style-name="P4">
Description: Необхідно прокласти раціональний шлях для України, щоб вона змогла отримати право претендувати на вступ в НАТО. — Укрінформ.</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НАТО', 'США', 'Україна']</text:p>
      <text:p text:style-name="P4">
Type: Article</text:p>
      <!--METADATA-->
      <text:p text:style-name="P4">
<draw:frame draw:style-name="fr1" draw:name="Image38" text:anchor-type="as-char" svg:width="6.9236in" svg:height="3.956343in" draw:z-index="0">
<draw:image xlink:href="../Images/yкринформ/2023-07-09T-9-15-00-03-00/630_360_1668525144-241.jpg" xlink:type="simple" xlink:show="embed" xlink:actuate="onLoad" draw:mime-type="image/jpeg"/>
</draw:frame>
 Необхіднопрокласти раціональний шлях для України, щоб вона змогла отримати правопретендувати на вступ в НАТО.</text:p>
      <text:p text:style-name="P4">
Як передає Укрінформ, про це в інтерв’ю <text:a xlink:type="simple" xlink:href="https://edition.cnn.com/2023/07/09/politics/joe-biden-ukraine-nato-russia-cnntv/index.html" text:style-name="Internet_20_link" text:visited-style-name="Visited_20_Internet_20_Link">
 CNN</text:a>
 заявив президент США Джо Байден.</text:p>
      <text:p text:style-name="P4">
«Я вважаю, що ми маємо прокласти раціональний шлях для України, щоб воназмогла отримати право претендувати на вступ в НАТО», - сказав <text:a xlink:type="simple" xlink:href="https://www.ukrinform.ua/tag-bajden" text:style-name="Internet_20_link" text:visited-style-name="Visited_20_Internet_20_Link">
 Байден</text:a>
 .</text:p>
      <text:p text:style-name="P4">
Він зазначив, що відмовився від вимог президента Росії Путіна перед війною прозобов’язання не приймати Україну в НАТО, оскільки Альянс проводить «політикувідкритих дверей».</text:p>
      <text:p text:style-name="P4">
<text:span text:style-name="T4">
Читайте також:</text:span>
 <text:a xlink:type="simple" xlink:href="https://www.ukrinform.ua/rubric-world/3733438-bajden-vistupit-iz-publicnou-promovou-u-vilnusi.html" text:style-name="Internet_20_link" text:visited-style-name="Visited_20_Internet_20_Link">
 <text:span text:style-name="T4">
Байден</text:span>
 виступить із публічною промовою у Вільнюсі</text:a>
</text:p>
      <text:p text:style-name="P4">
«Але я вважаю, що передчасно говорити про те, щоб закликати до голосування(щодо членства України в НАТО – ред.).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At Maryinka direction Russian army shelled Nevelske, Heorhiyivka, Yelyzavetivka, Krasnohorivk...</text:span>
</text:h>
      <text:p text:style-name="P4">
Authors: liveuamap (Language: en)</text:p>
      <text:p text:style-name="P4">
Time: 2023-07-09T-9:27:00</text:p>
      <text:p text:style-name="P4">
Location: Donetsk (Latitude:47.85591 Longtitude:37.47522)</text:p>
      <text:p text:style-name="P4">
Videos: []</text:p>
      <text:p text:style-name="P4">
Images: []</text:p>
      <text:p text:style-name="P4">
Tags: ["Russia"]</text:p>
      <text:p text:style-name="P4">
ID: 22574772</text:p>
      <!--METADATA-->
      <text:p text:style-name="P4">
At Maryinka direction Russian army shelled Nevelske, Heorhiyivka,Yelyzavetivka, Krasnohorivka, Oleksandropil, Maryinka, Pobyeda and Katerynivkaof Donetsk region. Russian aviation conducted airstrikes at Krasnohorivka andNovomykhaylivka of Donetsk region, - General Staff of Armed Forces of Ukrainesays in the morning report</text:p>
      <text:p text:style-name="P4">
News Collection Link: <text:a xlink:type="simple" xlink:href="https:\/\/liveuamap.com\/en\/2023\/9-july-at-maryinka-direction-russian-army-shelled-nevelske" text:style-name="Internet_20_link" text:visited-style-name="Visited_20_Internet_20_Link">
https:\/\/liveuamap.com\/en\/2023\/9-july-at-maryinka-direction-russian-army-shelled-nevelske</text:a>
</text:p>
      <text:p text:style-name="P4">
Source: <text:a xlink:type="simple" xlink:href="https://t.me/lumsrc/5313" text:style-name="Internet_20_link" text:visited-style-name="Visited_20_Internet_20_Link">
https://t.me/lumsrc/5313</text:a>
</text:p>
      <!--NEWS-->
      <text:h text:style-name="P10" text:outline-level="1">
<text:span text:style-name="T4">
At Sivershchyna and Slobozhanschyna directions Russian army shelled Karpovychi, Hremyach of C...</text:span>
</text:h>
      <text:p text:style-name="P4">
Authors: liveuamap (Language: en)</text:p>
      <text:p text:style-name="P4">
Time: 2023-07-09T02:27:00</text:p>
      <text:p text:style-name="P4">
Location: Kharkiv (Latitude:50.38915 Longtitude:36.18244)</text:p>
      <text:p text:style-name="P4">
Videos: []</text:p>
      <text:p text:style-name="P4">
Images: []</text:p>
      <text:p text:style-name="P4">
Tags: ["Russia"]</text:p>
      <text:p text:style-name="P4">
ID: 22574777</text:p>
      <!--METADATA-->
      <text:p text:style-name="P4">
At Sivershchyna and Slobozhanschyna directions Russian army shelledKarpovychi, Hremyach of Chernihiv region; Myropillya, Znob-Novhorodske,Bilopillya of Sumy region and Hraniv, Hatysche, Vovchansk, Varvarivka,Tsehelne of Kharkiv region. Russian aviation conducted airstrikes at Vovkivkaof Sumy region and Milove and Veterynarne of Kharkiv region, - General Staffof Armed Forces of Ukraine says in the morning report</text:p>
      <text:p text:style-name="P4">
News Collection Link: <text:a xlink:type="simple" xlink:href="https:\/\/liveuamap.com\/en\/2023\/9-july-at-sivershchyna-and-slobozhanschyna-directions-russian" text:style-name="Internet_20_link" text:visited-style-name="Visited_20_Internet_20_Link">
https:\/\/liveuamap.com\/en\/2023\/9-july-at-sivershchyna-and-slobozhanschyna-directions-russian</text:a>
</text:p>
      <text:p text:style-name="P4">
Source: <text:a xlink:type="simple" xlink:href="https://t.me/lumsrc/5308" text:style-name="Internet_20_link" text:visited-style-name="Visited_20_Internet_20_Link">
https://t.me/lumsrc/530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9T02:29:41</text:p>
      <text:p text:style-name="P4">
Location: Velyka Novosilka (Latitude:47.77129 Longtitude:36.84505)</text:p>
      <text:p text:style-name="P4">
Videos: []</text:p>
      <text:p text:style-name="P4">
Images: []</text:p>
      <text:p text:style-name="P4">
Tags: ["Russia"]</text:p>
      <text:p text:style-name="P4">
ID: 22574769</text:p>
      <!--METADATA-->
      <text:p text:style-name="P4">
Russian forces conducting offensive actions in Donetsk and Luhansk regions.Ukrainian military had 30 combat engagements with Russian forces nearBerestove, Novoselivske and Stelmakhivka of Luhansk region, Vesele,Novokalynove, Stepove, Pervomayske and Nevelske, Maryinka, Blahodatne ofDonetsk region, - General Staff of Armed Forces of Ukraine says in the morningreport</text:p>
      <text:p text:style-name="P4">
News Collection Link: <text:a xlink:type="simple" xlink:href="https:\/\/liveuamap.com\/en\/2023\/9-july-russian-forces-conducting-offensive-actions-in-donetsk" text:style-name="Internet_20_link" text:visited-style-name="Visited_20_Internet_20_Link">
https:\/\/liveuamap.com\/en\/2023\/9-july-russian-forces-conducting-offensive-actions-in-donetsk</text:a>
</text:p>
      <text:p text:style-name="P4">
Source: <text:a xlink:type="simple" xlink:href="https://t.me/lumsrc/5316" text:style-name="Internet_20_link" text:visited-style-name="Visited_20_Internet_20_Link">
https://t.me/lumsrc/5316</text:a>
</text:p>
      <!--NEWS-->
      <text:h text:style-name="P10" text:outline-level="1">
<text:span text:style-name="T4">
At Zaporizhzhia and Kherson directions Russian army shelled Novodarivka, Levadne, Malynivka, ...</text:span>
</text:h>
      <text:p text:style-name="P4">
Authors: liveuamap (Language: en)</text:p>
      <text:p text:style-name="P4">
Time: 2023-07-09T02:32:08</text:p>
      <text:p text:style-name="P4">
Location: Ukraine (Latitude:47.56286 Longtitude:35.78299)</text:p>
      <text:p text:style-name="P4">
Videos: []</text:p>
      <text:p text:style-name="P4">
Images: []</text:p>
      <text:p text:style-name="P4">
Tags: ["Russia"]</text:p>
      <text:p text:style-name="P4">
ID: 22574770</text:p>
      <!--METADATA-->
      <text:p text:style-name="P4">
At Zaporizhzhia and Kherson directions Russian army shelled Novodarivka,Levadne, Malynivka, Huliaipole of Zaporizhzhia region; Havrylivka, Antonivka,Zolota Balka of Kherson region and Kherson city; Ivanivka, Ochakiv ofMykolayiv region. Russian aviation conducted airstrikes at Kozatske of Khersonregion and Orikhiv of Zaporizhzhia region, - General Staff of Armed Forces ofUkraine says in the morning report</text:p>
      <text:p text:style-name="P4">
News Collection Link: <text:a xlink:type="simple" xlink:href="https:\/\/liveuamap.com\/en\/2023\/9-july-at-zaporizhzhia-and-kherson-directions-russian-army" text:style-name="Internet_20_link" text:visited-style-name="Visited_20_Internet_20_Link">
https:\/\/liveuamap.com\/en\/2023\/9-july-at-zaporizhzhia-and-kherson-directions-russian-army</text:a>
</text:p>
      <text:p text:style-name="P4">
Source: <text:a xlink:type="simple" xlink:href="https://t.me/lumsrc/5315" text:style-name="Internet_20_link" text:visited-style-name="Visited_20_Internet_20_Link">
https://t.me/lumsrc/5315</text:a>
</text:p>
      <!--NEWS-->
      <text:h text:style-name="P10" text:outline-level="1">
<text:span text:style-name="T4">
Активісти під Білим домом закликали США посилити допомогу Україні</text:span>
</text:h>
      <text:p text:style-name="P4">
Authors: Ukrinform (Person)</text:p>
      <text:p text:style-name="P4">
Publisher: Укринформ (Organization)</text:p>
      <text:p text:style-name="P4">
Published Time: 2023-07-09T06:05:00+03:00</text:p>
      <text:p text:style-name="P4">
Modified Time: 2023-07-09T06:05:00+03:00</text:p>
      <text:p text:style-name="P4">
Description: На 500-й день повномасштабної війни активісти з різних країн вийшли до Білого дому, аби подякувати Америці за підтримку України, а також закликати уряд США до посилення допомоги. — Укрінформ.</text:p>
      <text:p text:style-name="P4">
Images: ['<text:a xlink:type="simple" xlink:href="https://static.ukrinform.com/photos/2023_07/thumb_files/630_360_1688872163-634.jpg" text:style-name="Internet_20_link" text:visited-style-name="Visited_20_Internet_20_Link">
630_360_16888...</text:a>
', '<text:a xlink:type="simple" xlink:href="https://static.ukrinform.com/photos/2023_07/1688872162-995.jpg" text:style-name="Internet_20_link" text:visited-style-name="Visited_20_Internet_20_Link">
1688872162-99...</text:a>
', '<text:a xlink:type="simple" xlink:href="https://static.ukrinform.com/photos/2023_07/1688872162-401.jpg" text:style-name="Internet_20_link" text:visited-style-name="Visited_20_Internet_20_Link">
1688872162-40...</text:a>
', '<text:a xlink:type="simple" xlink:href="https://static.ukrinform.com/photos/2023_07/1688872162-836.jpg" text:style-name="Internet_20_link" text:visited-style-name="Visited_20_Internet_20_Link">
1688872162-83...</text:a>
', '<text:a xlink:type="simple" xlink:href="https://static.ukrinform.com/photos/2023_07/1688872163-572.jpg" text:style-name="Internet_20_link" text:visited-style-name="Visited_20_Internet_20_Link">
1688872163-57...</text:a>
']</text:p>
      <text:p text:style-name="P4">
Tags: ['США', 'Активіст', 'Акція', 'Білий дім', 'Війна з Росією']</text:p>
      <text:p text:style-name="P4">
Type: Article</text:p>
      <!--METADATA-->
      <text:p text:style-name="P4">
<draw:frame draw:style-name="fr1" draw:name="Image39" text:anchor-type="as-char" svg:width="6.9236in" svg:height="3.956343in" draw:z-index="0">
<draw:image xlink:href="../Images/yкринформ/2023-07-09T06-05-00-03-00/630_360_1688872163-634.jpg" xlink:type="simple" xlink:show="embed" xlink:actuate="onLoad" draw:mime-type="image/jpeg"/>
</draw:frame>
 На 500-йдень повномасштабної війни активісти з різних країн вийшли до Білого дому, абиподякувати Америці за підтримку України, а також закликати уряд США допосилення допомоги.</text:p>
      <text:p text:style-name="P4">
Про це розповіла в коментарі Укрінформу організаторка мітингу, президентка USUkrainian Activists (USUA) Надія Шапоринська.</text:p>
      <text:p text:style-name="P4">
«Насамперед ми хотіли вшанувати пам’ять тисяч і тисяч мирних жителів – дітей,жінок і чоловіків, - а також українських захисників, які загинули з 2014 рокув Україні, у тому числі впродовж останніх 500 днів після початкуповномасштабного вторгнення Росії», - сказала вона.</text:p>
      <text:p text:style-name="P4">
<draw:frame draw:style-name="fr1" draw:name="Image40" text:anchor-type="as-char" svg:width="6.9236in" svg:height="3.89773in" draw:z-index="0">
<draw:image xlink:href="../Images/yкринформ/2023-07-09T06-05-00-03-00/1688872162-995.jpg" xlink:type="simple" xlink:show="embed" xlink:actuate="onLoad" draw:mime-type="image/jpeg"/>
</draw:frame>
</text:p>
      <text:p text:style-name="P4">
За словами Шапоринської, учасники акції також мали на меті подякуватиСполученим Штатам та іншим країнам за потужну підтримку, яку вони надаютьУкраїні. «Це мало вирішальне значення, аби українці почали визволяти своїтериторії», - зауважила президентка USUA.</text:p>
      <text:p text:style-name="P4">
<draw:frame draw:style-name="fr1" draw:name="Image41" text:anchor-type="as-char" svg:width="6.9236in" svg:height="3.89773in" draw:z-index="0">
<draw:image xlink:href="../Images/yкринформ/2023-07-09T06-05-00-03-00/1688872162-401.jpg" xlink:type="simple" xlink:show="embed" xlink:actuate="onLoad" draw:mime-type="image/jpeg"/>
</draw:frame>
</text:p>
      <text:p text:style-name="P4">
Однак, щоб ЗСУ змогли досягти перемоги якомога швидше та з меншими жертвами, втому числі серед мирного населення, Україні потрібно більше озброєння, більшетехніки, а також іншої військової допомоги.</text:p>
      <text:p text:style-name="P4">
<draw:frame draw:style-name="fr1" draw:name="Image42" text:anchor-type="as-char" svg:width="6.9236in" svg:height="3.89773in" draw:z-index="0">
<draw:image xlink:href="../Images/yкринформ/2023-07-09T06-05-00-03-00/1688872162-836.jpg" xlink:type="simple" xlink:show="embed" xlink:actuate="onLoad" draw:mime-type="image/jpeg"/>
</draw:frame>
</text:p>
      <text:p text:style-name="P4">
«Росія є терористичною державою, яка цілить по мирних містах України ракетамий безпілотниками, руйнує житлові квартали та цілеспрямовано нищитьінфраструктуру», - констатувала Шапоринська. Вона додала, що Кремль продовжуєгеноцид українського народу й культури, і це потрібно нарешті зупинити.</text:p>
      <text:p text:style-name="P4">
<draw:frame draw:style-name="fr1" draw:name="Image43" text:anchor-type="as-char" svg:width="6.666667in" svg:height="10.0in" draw:z-index="0">
<draw:image xlink:href="../Images/yкринформ/2023-07-09T06-05-00-03-00/1688872163-572.jpg" xlink:type="simple" xlink:show="embed" xlink:actuate="onLoad" draw:mime-type="image/jpeg"/>
</draw:frame>
</text:p>
      <text:p text:style-name="P4">
Учасники акції під Білим домом закликали адміністрацію <text:a xlink:type="simple" xlink:href="https://www.ukrinform.ua/tag-ssa" text:style-name="Internet_20_link" text:visited-style-name="Visited_20_Internet_20_Link">
 США</text:a>
 надати Україні винищувачі, ракети більшоїдальності ATACMS, а також посилити протиповітряну оборону, зокрема системамиPatriot. Крім того, вони звернулися до американського уряду із закликомвизнати Росію терористичною державою та підтримати створення спеціальноготрибуналу, який покарав би РФ за воєнні злочини. Окремо активісти закликалиофіційний Вашингтон зробити серйозніші кроки щодо приєднання України до НАТО.</text:p>
      <text:p text:style-name="P4">
<text:span text:style-name="T4">
Читайте також:</text:span>
 <text:a xlink:type="simple" xlink:href="https://www.ukrinform.ua/rubric-world/3721888-u-vasingtoni-piketuvali-posolstvo-rf-vimagali-pripiniti-voenni-zlocini-v-ukraini.html" text:style-name="Internet_20_link" text:visited-style-name="Visited_20_Internet_20_Link">
 У Вашингтоні пікетували посольство РФ - вимагалиприпинити воєнні злочини в Україні </text:a>
</text:p>
      <text:p text:style-name="P4">
Акція зібрала близько сотні учасників з України, США, Великої Британії, Литви,Естонії, Грузії та інших країн.</text:p>
      <text:p text:style-name="P4">
Як повідомлялося, в неділю, 9 липня в Національному соборі Вашингтонавідбудеться екуменічна молитва за Україну, приурочена до 500 днів від початкуповномасштабного вторгнення РФ. Служба відбудеться за участі представниківукраїнського духовенства у Сполучених Штатах.</text:p>
      <text:p text:style-name="P4">
<text:span text:style-name="T5">
Фото надані USUA</text:span>
</text:p>
      <text:p text:style-name="P4">
Source: <text:a xlink:type="simple" xlink:href="https://www.ukrinform.ua/rubric-world/3733350-aktivisti-pid-bilim-domom-zaklikali-ssa-posiliti-dopomogu-ukraini.html" text:style-name="Internet_20_link" text:visited-style-name="Visited_20_Internet_20_Link">
https://www.ukrinform.ua/rubric-world/3733350-aktivisti-pid-bilim-domom-zaklikali-ssa-posiliti-dopomogu-ukraini.html</text:a>
</text:p>
      <!--NEWS-->
      <text:h text:style-name="P10" text:outline-level="1">
<text:span text:style-name="T4">
President Zelensky met with President of Poland Duda in Lutsk</text:span>
</text:h>
      <text:p text:style-name="P4">
Authors: liveuamap (Language: en)</text:p>
      <text:p text:style-name="P4">
Time: 2023-07-09T07:10:00</text:p>
      <text:p text:style-name="P4">
Location: Luts'k,Volyns'ka oblast (Latitude:50.74471 Longtitude:25.3216)</text:p>
      <text:p text:style-name="P4">
Videos: []</text:p>
      <text:p text:style-name="P4">
Images: []</text:p>
      <text:p text:style-name="P4">
Tags: ["Poland", "Central and Eastern Europe"]</text:p>
      <text:p text:style-name="P4">
ID: 22574890</text:p>
      <!--METADATA-->
      <text:p text:style-name="P4">
President Zelensky met with President of Poland Duda in Lutsk</text:p>
      <text:p text:style-name="P4">
News Collection Link: <text:a xlink:type="simple" xlink:href="https:\/\/liveuamap.com\/en\/2023\/9-july-president-zelensky-met-with-president-of-poland-duda" text:style-name="Internet_20_link" text:visited-style-name="Visited_20_Internet_20_Link">
https:\/\/liveuamap.com\/en\/2023\/9-july-president-zelensky-met-with-president-of-poland-duda</text:a>
</text:p>
      <text:p text:style-name="P4">
Source: <text:a xlink:type="simple" xlink:href="https://t.me/espresotb/67454" text:style-name="Internet_20_link" text:visited-style-name="Visited_20_Internet_20_Link">
https://t.me/espresotb/67454</text:a>
</text:p>
      <!--NEWS-->
      <text:h text:style-name="P10" text:outline-level="1">
<text:span text:style-name="T4">
Загарбники вночі обстріляли Краматорськ</text:span>
</text:h>
      <text:p text:style-name="P4">
Authors: Ukrinform (Person)</text:p>
      <text:p text:style-name="P4">
Publisher: Укринформ (Organization)</text:p>
      <text:p text:style-name="P4">
Published Time: 2023-07-09T09:52:25+03:00</text:p>
      <text:p text:style-name="P4">
Modified Time: 2023-07-09T09:52:25+03:00</text:p>
      <text:p text:style-name="P4">
Description: Російські війська минулої ночі обстріляли Краматорськ, загиблих і постраждалих, за попередньою інформацією, немає. — Укрінформ.</text:p>
      <text:p text:style-name="P4">
Images: ['<text:a xlink:type="simple" xlink:href="https://static.ukrinform.com/photos/2023_07/thumb_files/630_360_1688885495-386.jpg" text:style-name="Internet_20_link" text:visited-style-name="Visited_20_Internet_20_Link">
630_360_16888...</text:a>
']</text:p>
      <text:p text:style-name="P4">
Tags: ['Краматорськ', 'Обстріл', 'Війна з Росією']</text:p>
      <text:p text:style-name="P4">
Type: Article</text:p>
      <!--METADATA-->
      <text:p text:style-name="P4">
<draw:frame draw:style-name="fr1" draw:name="Image44" text:anchor-type="as-char" svg:width="6.9236in" svg:height="3.947772in" draw:z-index="0">
<draw:image xlink:href="../Images/yкринформ/2023-07-09T09-52-25-03-00/630_360_1688885495-386.jpg" xlink:type="simple" xlink:show="embed" xlink:actuate="onLoad" draw:mime-type="image/jpeg"/>
</draw:frame>
 Російськівійська минулої ночі обстріляли Краматорськ, загиблих і постраждалих, запопередньою інформацією, немає.</text:p>
      <text:p text:style-name="P4">
Як передає Укрінформ, про це в <text:a xlink:type="simple" xlink:href="http://t.me/kramatorsk_rada/13343" text:style-name="Internet_20_link" text:visited-style-name="Visited_20_Internet_20_Link">
 Телеграмі</text:a>
 повідомляє Краматорська міська рада зпосиланням на міського голову Олександра Гончаренка.</text:p>
      <text:p text:style-name="P4">
“Вночі окупанти обстріляли Краматорськ. Попередньо, обійшлося безпостраждалих. Уточнюємо наслідки руйнувань”, - зазначив мер.</text:p>
      <text:p text:style-name="P4">
<text:span text:style-name="T4">
Читайте також:</text:span>
 <text:a xlink:type="simple" xlink:href="https://www.ukrinform.ua/rubric-ato/3733383-uprodovz-noci-ta-ranku-rosiani-sim-raziv-obstrilali-prikordonna-sumsini.html" text:style-name="Internet_20_link" text:visited-style-name="Visited_20_Internet_20_Link">
 Упродовж ночі та ранку загарбники сім разів <text:span text:style-name="T4">
обстріл</text:span>
яли прикордоння Сумщини </text:a>
</text:p>
      <text:p text:style-name="P4">
Як повідомляв Укрінформ, російська армія за минулу добу, 8 липня, <text:a xlink:type="simple" xlink:href="https://www.ukrinform.ua/rubric-regions/3733358-rosijski-zagarbniki-minuloi-dobi-vbili-10-ziteliv-doneccini.html" text:style-name="Internet_20_link" text:visited-style-name="Visited_20_Internet_20_Link">
 вбила</text:a>
 десятьох жителів <text:a xlink:type="simple" xlink:href="https://www.ukrinform.ua/tag-doneccina" text:style-name="Internet_20_link" text:visited-style-name="Visited_20_Internet_20_Link">
 Донецької області</text:a>
 .</text:p>
      <text:p text:style-name="P4">
Source: <text:a xlink:type="simple" xlink:href="https://www.ukrinform.ua/rubric-ato/3733387-zagarbniki-vnoci-obstrilali-kramatorsk.html" text:style-name="Internet_20_link" text:visited-style-name="Visited_20_Internet_20_Link">
https://www.ukrinform.ua/rubric-ato/3733387-zagarbniki-vnoci-obstrilali-kramatorsk.html</text:a>
</text:p>
      <!--NEWS-->
      <text:h text:style-name="P10" text:outline-level="1">
<text:span text:style-name="T4">
Після заколоту ПВК «Вагнер» Путін намагався продемонструвати силу – британська розвідка</text:span>
</text:h>
      <text:p text:style-name="P4">
Authors: Ukrinform (Person)</text:p>
      <text:p text:style-name="P4">
Publisher: Укринформ (Organization)</text:p>
      <text:p text:style-name="P4">
Published Time: 2023-07-09T09:53:00+03:00</text:p>
      <text:p text:style-name="P4">
Modified Time: 2023-07-09T09:53:00+03:00</text:p>
      <text:p text:style-name="P4">
Description: Російські державні ЗМІ були здивовані перебігом подій внаслідок заколоту ватажка ПВК «Вагнер» Євгена Пригожина 24 червня і не були до нього готові, тоді як Путін вдався до надзвичайно помітних публічних дій, прагнучи продемонструвати силу. — Укрінформ.</text:p>
      <text:p text:style-name="P4">
Images: ['<text:a xlink:type="simple" xlink:href="https://static.ukrinform.com/photos/2022_08/thumb_files/630_360_1659359317-176.jpg" text:style-name="Internet_20_link" text:visited-style-name="Visited_20_Internet_20_Link">
630_360_16593...</text:a>
']</text:p>
      <text:p text:style-name="P4">
Tags: ['Британія', 'Розвідка', 'ЗМІ', 'ПВК "Вагнера"']</text:p>
      <text:p text:style-name="P4">
Type: Article</text:p>
      <!--METADATA-->
      <text:p text:style-name="P4">
<draw:frame draw:style-name="fr1" draw:name="Image45" text:anchor-type="as-char" svg:width="6.9236in" svg:height="3.956343in" draw:z-index="0">
<draw:image xlink:href="../Images/yкринформ/2023-07-09T09-53-00-03-00/630_360_1659359317-176.jpg" xlink:type="simple" xlink:show="embed" xlink:actuate="onLoad" draw:mime-type="image/jpeg"/>
</draw:frame>
 Російськідержавні ЗМІ були здивовані перебігом подій внаслідок заколоту ватажка ПВК«Вагнер» Євгена Пригожина 24 червня і не були до нього готові, тоді як Путінвдався до надзвичайно помітних публічних дій, прагнучи продемонструвати силу.</text:p>
      <text:p text:style-name="P4">
Про це у <text:a xlink:type="simple" xlink:href="http://twitter.com/DefenceHQ/status/1677916071368568833" text:style-name="Internet_20_link" text:visited-style-name="Visited_20_Internet_20_Link">
 Твіттері </text:a>
повідомило Міністерство оборони Британії із посиланням на дані розвідки,передає Укрінформ.</text:p>
      <text:p text:style-name="P4">
За оцінками аналітиків, після придушення короткотривалого повстання ПВК«Вагнер» у Росії державні ЗМІ намагалися «виправити» заяви про пасивність силбезпеки.</text:p>
      <text:p text:style-name="P4">
«Наративи пропагували ідею, що Володимир Путін переміг, зірвавши повстання,уникнувши при цьому кровопролиття, і прагнув об’єднати країну навколопрезидента», – йдеться у зведенні.</text:p>
      <text:p text:style-name="P4">
Приблизно за тиждень в <text:a xlink:type="simple" xlink:href="https://www.ukrinform.ua/tag-rosia" text:style-name="Internet_20_link" text:visited-style-name="Visited_20_Internet_20_Link">
 РФ </text:a>
 почалиприменшувати значення ватажка «вагнерівців» Пригожина, заплямувавши йогорепутацію.</text:p>
      <text:p text:style-name="P4">
Телеграм-канали терористичного ПВК здебільшого нічого не публікували, щовочевидь свідчить про втручання з боку Росії, вважають у розвідці.</text:p>
      <text:p text:style-name="P4">
«На відміну від цього, Путін вдався до надзвичайно помітних публічних дій,вочевидь прагнучи продемонструвати силу», – підсумували у Міноборони Британії.</text:p>
      <text:p text:style-name="P4">
<text:span text:style-name="T4">
Читайте також:</text:span>
 <text:a xlink:type="simple" xlink:href="https://www.ukrinform.ua/rubric-world/3732979-u-sirii-blokuvali-vagnerivciv-pid-cas-zakolotu-prigozina-reuters.html" text:style-name="Internet_20_link" text:visited-style-name="Visited_20_Internet_20_Link">
 У Сирії блокували «вагнерівців» під час заколоту<text:span text:style-name="T4">
Пригожин</text:span>
 а - Reuters </text:a>
</text:p>
      <text:p text:style-name="P4">
Як повідомляв Укрінформ, у попередньому зведенні британська розвідкаповідомила, що після червневого затишшя за останні сім днів Бахмут знову ставмісцем, де точаться найзапекліші бої; українські війська впевненопросуваються, водночас російські підрозділи потерпають через поганий моральнийстан.</text:p>
      <text:p text:style-name="P4">
Source: <text:a xlink:type="simple" xlink:href="https://www.ukrinform.ua/rubric-world/3733388-pisla-zakolotu-pvk-vagner-putin-namagavsa-prodemonstruvati-silu-britanska-rozvidka.html" text:style-name="Internet_20_link" text:visited-style-name="Visited_20_Internet_20_Link">
https://www.ukrinform.ua/rubric-world/3733388-pisla-zakolotu-pvk-vagner-putin-namagavsa-prodemonstruvati-silu-britanska-rozvidka.html</text:a>
</text:p>
      <!--NEWS-->
      <text:h text:style-name="P10" text:outline-level="1">
<text:span text:style-name="T4">
Ігор Йовичевич став новим головним тренером «Аль-Раеда»</text:span>
</text:h>
      <text:p text:style-name="P4">
Authors: Ukrinform (Person)</text:p>
      <text:p text:style-name="P4">
Publisher: Укринформ (Organization)</text:p>
      <text:p text:style-name="P4">
Published Time: 2023-07-09T0:37:00+03:00</text:p>
      <text:p text:style-name="P4">
Modified Time: 2023-07-09T21:37:00+03:00</text:p>
      <text:p text:style-name="P4">
Description: Саудівський «Аль-Раед»  призначив Ігора Йовичевича головним тренером. — Укрінформ.</text:p>
      <text:p text:style-name="P4">
Images: ['<text:a xlink:type="simple" xlink:href="https://static.ukrinform.com/photos/2023_07/thumb_files/630_360_1688928603-553.jpg" text:style-name="Internet_20_link" text:visited-style-name="Visited_20_Internet_20_Link">
630_360_16889...</text:a>
']</text:p>
      <text:p text:style-name="P4">
Tags: ['Футбол', 'Шахтар']</text:p>
      <text:p text:style-name="P4">
Type: Article</text:p>
      <!--METADATA-->
      <text:p text:style-name="P4">
<draw:frame draw:style-name="fr1" draw:name="Image46" text:anchor-type="as-char" svg:width="6.9236in" svg:height="3.956343in" draw:z-index="0">
<draw:image xlink:href="../Images/yкринформ/2023-07-09T0-37-00-03-00/630_360_1688928603-553.jpg" xlink:type="simple" xlink:show="embed" xlink:actuate="onLoad" draw:mime-type="image/jpeg"/>
</draw:frame>
 Саудівський«Аль-Раед» призначив Ігора Йовичевича головним тренером.</text:p>
      <text:p text:style-name="P4">
Про це повідомила пресслужба команди в <text:a xlink:type="simple" xlink:href="https://www.instagram.com/p/CufCSQ8qFMP/" text:style-name="Internet_20_link" text:visited-style-name="Visited_20_Internet_20_Link">
 Інстаграмі</text:a>
 , передає Укрінформ.</text:p>
      <text:p text:style-name="P4">
Деталі угоди не вказані.</text:p>
      <text:p text:style-name="P4">
49-річний хорват раніше тренував «Карпати», «Цельє», «Динамо» Загреб,«Дніпро-1» та «Шахтар». З «Динамо» він виграв чемпіонат Хорватії, з «Шахтарем»- чемпіонат України.</text:p>
      <text:p text:style-name="P4">
<text:span text:style-name="T4">
Читайте також:</text:span>
 <text:a xlink:type="simple" xlink:href="https://www.ukrinform.ua/rubric-sports/3733522-sahtar-vstanoviv-cinu-za-ukrainskogo-vorotara-trubina.html" text:style-name="Internet_20_link" text:visited-style-name="Visited_20_Internet_20_Link">
 «Шахтар» встановив ціну за українського воротаря Трубіна</text:a>
</text:p>
      <text:p text:style-name="P4">
«Аль-Раед» у минулому сезоні посів 10-те місце у чемпіонаті СаудівськоїАравії.</text:p>
      <text:p text:style-name="P4">
Фото: shakhtar.com</text:p>
      <text:p text:style-name="P4">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Унаслідок російської агресії в Україні загинули 494 дитини</text:span>
</text:h>
      <text:p text:style-name="P4">
Authors: Ukrinform (Person)</text:p>
      <text:p text:style-name="P4">
Publisher: Укринформ (Organization)</text:p>
      <text:p text:style-name="P4">
Published Time: 2023-07-09T10:00:43+03:00</text:p>
      <text:p text:style-name="P4">
Modified Time: 2023-07-09T10:00:43+03:00</text:p>
      <text:p text:style-name="P4">
Description: Унаслідок збройної агресії Російської Федерації в Україні 494 дитини загинули та понад 1051 отримали поранення. — Укрінформ.</text:p>
      <text:p text:style-name="P4">
Images: ['<text:a xlink:type="simple" xlink:href="https://static.ukrinform.com/photos/2023_04/thumb_files/630_360_1681205425-468.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47" text:anchor-type="as-char" svg:width="6.9236in" svg:height="3.956343in" draw:z-index="0">
<draw:image xlink:href="../Images/yкринформ/2023-07-09T10-00-43-03-00/630_360_1681205425-468.jpg" xlink:type="simple" xlink:show="embed" xlink:actuate="onLoad" draw:mime-type="image/jpeg"/>
</draw:frame>
 Унаслідокзбройної агресії Російської Федерації в Україні 494 дитини загинули та понад1051 отримали поранення.</text:p>
      <text:p text:style-name="P4">
Як передає Укрінформ, про це Офіс генерального прокурора повідомляє в <text:a xlink:type="simple" xlink:href="http://t.me/pgo_gov_ua/14246" text:style-name="Internet_20_link" text:visited-style-name="Visited_20_Internet_20_Link">
Телеграмі </text:a>
 .</text:p>
      <text:p text:style-name="P4">
«Станом на ранок 9 липня 2023 року за офіційною інформацією ювенальнихпрокурорів 494 дитини загинули та понад 1051 отримали поранення різногоступеня тяжкості», - йдеться у повідомленні.</text:p>
      <text:p text:style-name="P4">
В ОГП зазначають, що цифри не остаточні, адже триває робота з їх встановленняв місцях ведення бойових дій, на тимчасово окупованих та звільненихтериторіях.</text:p>
      <text:p text:style-name="P4">
<text:span text:style-name="T4">
Читайте також:</text:span>
 <text:a xlink:type="simple" xlink:href="https://www.ukrinform.ua/rubric-society/3732185-500-dniv-velikoi-vijni-istorii-pro-vtracene-ditinstvo.html" text:style-name="Internet_20_link" text:visited-style-name="Visited_20_Internet_20_Link">
 500 днів великої війни: історії про втрачене дитинство</text:a>
</text:p>
      <text:p text:style-name="P4">
Повідомляється, що найбільше постраждало дітей у Донецькій області - 472,Харківській - 297, Київській - 129, Херсонській - 115, Запорізькій - 91,Миколаївській - 89, Дніпропетровській - 83, Чернігівській - 71, Луганській -67.</text:p>
      <text:p text:style-name="P4">
<text:span text:style-name="T4">
Читайте також:</text:span>
 <text:a xlink:type="simple" xlink:href="https://www.ukrinform.ua/rubric-polytics/3717150-zahist-ditej-pid-cas-vijni-e-odnim-z-prioritetiv-ukraini-v-oon-kislica.html" text:style-name="Internet_20_link" text:visited-style-name="Visited_20_Internet_20_Link">
 Захист дітей під час війни є одним з пріоритетів Українив ООН – Кислиця </text:a>
</text:p>
      <text:p text:style-name="P4">
Як повідомлялося, <text:a xlink:type="simple" xlink:href="https://www.ukrinform.ua/tag-rosia" text:style-name="Internet_20_link" text:visited-style-name="Visited_20_Internet_20_Link">
 Російська Федерація </text:a>
розпочала вторгнення в Україну у 2014 році. Тоді агресору вдалося захопитиКрим, а також частину Донецької та Луганської областей включно з обласнимицентрами. 24 лютого 2022 року Росія розпочала новий етап війни проти України –повномасштабний наступ.</text:p>
      <text:p text:style-name="P4">
Source: <text:a xlink:type="simple" xlink:href="https://www.ukrinform.ua/rubric-society/3733390-unaslidok-rosijskoi-agresii-v-ukraini-zaginuli-494-ditini.html" text:style-name="Internet_20_link" text:visited-style-name="Visited_20_Internet_20_Link">
https://www.ukrinform.ua/rubric-society/3733390-unaslidok-rosijskoi-agresii-v-ukraini-zaginuli-494-ditini.html</text:a>
</text:p>
      <!--NEWS-->
      <text:h text:style-name="P10" text:outline-level="1">
<text:span text:style-name="T4">
В Івано-Франківській області через зливи залишаються підтопленими 229 дворів</text:span>
</text:h>
      <text:p text:style-name="P4">
Authors: Ukrinform (Person)</text:p>
      <text:p text:style-name="P4">
Publisher: Укринформ (Organization)</text:p>
      <text:p text:style-name="P4">
Published Time: 2023-07-09T10:05:49+03:00</text:p>
      <text:p text:style-name="P4">
Modified Time: 2023-07-09T10:05:49+03:00</text:p>
      <text:p text:style-name="P4">
Description: На ранок неділі, 9 липня, в Івано-Франківській області залишаються підтопленими 8 житлових будинків, 229 дворогосподарств та 91 підвал. — Укрінформ.</text:p>
      <text:p text:style-name="P4">
Images: ['<text:a xlink:type="simple" xlink:href="https://static.ukrinform.com/photos/2023_07/thumb_files/630_360_1688886131-8736.jpeg" text:style-name="Internet_20_link" text:visited-style-name="Visited_20_Internet_20_Link">
630_360_16888...</text:a>
']</text:p>
      <text:p text:style-name="P4">
Tags: ['ДСНС', 'Івано-Франківщина', 'Негода', 'Підтоплення']</text:p>
      <text:p text:style-name="P4">
Type: Article</text:p>
      <!--METADATA-->
      <text:p text:style-name="P4">
<draw:frame draw:style-name="fr1" draw:name="Image48" text:anchor-type="as-char" svg:width="6.9236in" svg:height="3.956343in" draw:z-index="0">
<draw:image xlink:href="../Images/yкринформ/2023-07-09T10-05-49-03-00/630_360_1688886131-8736.jpeg" xlink:type="simple" xlink:show="embed" xlink:actuate="onLoad" draw:mime-type="image/jpeg"/>
</draw:frame>
 На ранокнеділі, 9 липня, в Івано-Франківській області залишаються підтопленими 8житлових будинків, 229 дворогосподарств та 91 підвал.</text:p>
      <text:p text:style-name="P4">
Як передає Укрінформ, про це повідомляє <text:a xlink:type="simple" xlink:href="http://dsns.gov.ua/uk/news/nadzvicaini-podiyi/ivano-frankivska-oblast-operativna-informaciia-shhodo-likvidaciyi-naslidkiv-negodi" text:style-name="Internet_20_link" text:visited-style-name="Visited_20_Internet_20_Link">
 Державна служба України знадзвичайних ситуацій. </text:a>
</text:p>
      <text:p text:style-name="P4">
Станом на ранок 9 липня залишаються підтопленими 8 житлових будинків, 229дворогосподарств, 91 підвальне приміщення, підмито 3,61 км місцевих доріг,пошкоджено транспортне сполучення до 6 населених пунктів та частковоускладнене транспортне сполучення до одного населеного пункту, ідеться уповідомленні.</text:p>
      <text:p text:style-name="P4">
Рятувальники відкачали понад 12,8 тис. кубометрів води з підвальних приміщень,житлових будинків і дворогосподарств.</text:p>
      <text:p text:style-name="P4">
</text:p>
      <text:p text:style-name="P4">
<text:a xlink:type="simple" xlink:href="https://static.ukrinform.com/photos/2023_07/1688886090-2240.jpeg" text:style-name="Internet_20_link" text:visited-style-name="Visited_20_Internet_20_Link">
 </text:a>
 <text:a xlink:type="simple" xlink:href="https://static.ukrinform.com/photos/2023_07/1688886089-8927.jpeg" text:style-name="Internet_20_link" text:visited-style-name="Visited_20_Internet_20_Link">
</text:a>
 <text:a xlink:type="simple" xlink:href="https://static.ukrinform.com/photos/2023_07/1688886089-7757.jpeg" text:style-name="Internet_20_link" text:visited-style-name="Visited_20_Internet_20_Link">
</text:a>
 <text:a xlink:type="simple" xlink:href="https://static.ukrinform.com/photos/2023_07/1688886089-9209.jpeg" text:style-name="Internet_20_link" text:visited-style-name="Visited_20_Internet_20_Link">
</text:a>
 <text:a xlink:type="simple" xlink:href="https://static.ukrinform.com/photos/2023_07/1688886131-8736.jpeg" text:style-name="Internet_20_link" text:visited-style-name="Visited_20_Internet_20_Link">
<draw:frame draw:style-name="fr1" draw:name="Image54" text:anchor-type="as-char" svg:width="6.9236in" svg:height="3.956343in" draw:z-index="0">
<draw:image xlink:href="../Images/yкринформ/2023-07-09T10-05-49-03-00/630_360_1688886131-8736.jpeg" xlink:type="simple" xlink:show="embed" xlink:actuate="onLoad" draw:mime-type="image/jpeg"/>
</draw:frame>
</text:a>
</text:p>
      <text:p text:style-name="P4">
У Тисменицькій територіальній громаді переправили 53 особи, з них 10 дітейчерез підтоплену ділянку автодороги річкою Ворона і доставили для потребнаселення продукти харчування та воду.</text:p>
      <text:p text:style-name="P4">
Роботи з ліквідації наслідків негоди тривають.</text:p>
      <text:p text:style-name="P4">
<text:span text:style-name="T4">
Читайте також:</text:span>
 <text:a xlink:type="simple" xlink:href="https://www.ukrinform.ua/rubric-regions/3733378-na-poltavsini-cerez-grozu-znestrumleni-42-naseleni-punkti.html" text:style-name="Internet_20_link" text:visited-style-name="Visited_20_Internet_20_Link">
 На Полтавщині через грозу знеструмлені 42 населені пункти</text:a>
</text:p>
      <text:p text:style-name="P4">
Як повідомляв Укрінформ, на Прикарпатті зливи спричинили <text:a xlink:type="simple" xlink:href="https://www.ukrinform.ua/rubric-regions/3733132-na-prikarpatti-dosi-pidtopleni-414-dvorogospodarstv.html" text:style-name="Internet_20_link" text:visited-style-name="Visited_20_Internet_20_Link">
 підтоплення</text:a>
 дворогосподарств, відкритих територій тамісцевих доріг.</text:p>
      <text:p text:style-name="P4">
Source: <text:a xlink:type="simple" xlink:href="https://www.ukrinform.ua/rubric-regions/3733391-v-ivanofrankivskij-oblasti-cerez-zlivi-zalisautsa-pidtoplenimi-229-dvoriv.html" text:style-name="Internet_20_link" text:visited-style-name="Visited_20_Internet_20_Link">
https://www.ukrinform.ua/rubric-regions/3733391-v-ivanofrankivskij-oblasti-cerez-zlivi-zalisautsa-pidtoplenimi-229-dvoriv.html</text:a>
</text:p>
      <!--NEWS-->
      <text:h text:style-name="P10" text:outline-level="1">
<text:span text:style-name="T4">
Цуренко та Світоліна сьогодні розіграють путівки до 1/4 фіналу Вімблдона</text:span>
</text:h>
      <text:p text:style-name="P4">
Authors: Ukrinform (Person)</text:p>
      <text:p text:style-name="P4">
Publisher: Укринформ (Organization)</text:p>
      <text:p text:style-name="P4">
Published Time: 2023-07-09T10:07:00+03:00</text:p>
      <text:p text:style-name="P4">
Modified Time: 2023-07-09T10:07:00+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8886446-962.jpeg" text:style-name="Internet_20_link" text:visited-style-name="Visited_20_Internet_20_Link">
630_360_16888...</text:a>
']</text:p>
      <text:p text:style-name="P4">
Tags: ['Цуренко', 'Світоліна', 'Теніс', 'Вімблдон']</text:p>
      <text:p text:style-name="P4">
Type: Article</text:p>
      <!--METADATA-->
      <text:p text:style-name="P4">
<draw:frame draw:style-name="fr1" draw:name="Image55" text:anchor-type="as-char" svg:width="6.9236in" svg:height="3.956343in" draw:z-index="0">
<draw:image xlink:href="../Images/yкринформ/2023-07-09T10-07-00-03-00/630_360_1688886446-962.jpeg" xlink:type="simple" xlink:show="embed" xlink:actuate="onLoad" draw:mime-type="image/jpeg"/>
</draw:frame>
 У Лондоні(Велика Британія) триває Вімблдонський турнір - третій у сезоні із серії GrandSlam.</text:p>
      <text:p text:style-name="P4">
На сьомий день змагань заплановано поєдинки за участю шістьох українськихтенісисток, передає Укрінформ.</text:p>
      <text:p text:style-name="P4">
В 1/8 фіналу одиночного розряду Леся Цуренко зійдеться з посіяною під 4-мномером американкою Джессікою Пегулою, а Еліна Світоліна зіграє протибілоруски Вікторії Азаренко (19).</text:p>
      <text:p text:style-name="P4">
<text:span text:style-name="T4">
Читайте також:</text:span>
 <text:a xlink:type="simple" xlink:href="https://www.ukrinform.ua/rubric-sports/3732976-svitolina-vijsla-do-18-finalu-vimbldona-obigravsi-cempionku-australian-open-kenin.html" text:style-name="Internet_20_link" text:visited-style-name="Visited_20_Internet_20_Link">
 Світоліна пробилася до 1/8 фіналу Вімблдона, обігравшичемпіонку Australian Open Кенін </text:a>
</text:p>
      <text:p text:style-name="P4">
У парному розряді виступлять Катерина Байндл та Ангеліна Калініна, у змішаному- Марта Костюк та Людмила Кіченок.</text:p>
      <text:p text:style-name="P4">
<text:span text:style-name="T4">
Читайте також:</text:span>
 <text:a xlink:type="simple" xlink:href="https://www.ukrinform.ua/rubric-sports/3732911-curenko-vijsla-do-cetvertogo-kola-vimbldona.html" text:style-name="Internet_20_link" text:visited-style-name="Visited_20_Internet_20_Link">
 Цуренко вийшла до четвертого кола Вімблдона</text:a>
</text:p>
      <text:p text:style-name="P4">
Вімблдонський турнір триватиме до 16 липня.</text:p>
      <text:p text:style-name="P4">
На фото: Леся Цуренко (btu.org.ua).</text:p>
      <text:p text:style-name="P4">
Source: <text:a xlink:type="simple" xlink:href="https://www.ukrinform.ua/rubric-sports/3733393-curenko-ta-svitolina-sogodni-rozigraut-putivki-do-14-finalu-vimbldona.html" text:style-name="Internet_20_link" text:visited-style-name="Visited_20_Internet_20_Link">
https://www.ukrinform.ua/rubric-sports/3733393-curenko-ta-svitolina-sogodni-rozigraut-putivki-do-14-finalu-vimbldona.html</text:a>
</text:p>
      <!--NEWS-->
      <text:h text:style-name="P10" text:outline-level="1">
<text:span text:style-name="T4">
Українка Світоліна перемогла білоруску Азарову і зіграє у чвертьфіналі Вімблдону</text:span>
</text:h>
      <text:p text:style-name="P4">
Authors: Ukrinform (Person)</text:p>
      <text:p text:style-name="P4">
Publisher: Укринформ (Organization)</text:p>
      <text:p text:style-name="P4">
Published Time: 2023-07-09T10:13:20+03:00</text:p>
      <text:p text:style-name="P4">
Modified Time: 2023-07-09T23:13:20+03:00</text:p>
      <text:p text:style-name="P4">
Description: Українська тенісистка Еліна Світоліна (№76 WTA) обіграла білоруску Вікторію Азаренко (№20 WTA) в 1/8 фіналу «Вімблдону» - 2:6, 6:4, 7:6. — Укрінформ.</text:p>
      <text:p text:style-name="P4">
Images: ['<text:a xlink:type="simple" xlink:href="https://static.ukrinform.com/photos/2023_07/thumb_files/630_360_1688933552-671.jpeg" text:style-name="Internet_20_link" text:visited-style-name="Visited_20_Internet_20_Link">
630_360_16889...</text:a>
']</text:p>
      <text:p text:style-name="P4">
Tags: ['Світоліна', 'Теніс', 'Вімблдон']</text:p>
      <text:p text:style-name="P4">
Type: Article</text:p>
      <!--METADATA-->
      <text:p text:style-name="P4">
<draw:frame draw:style-name="fr1" draw:name="Image56" text:anchor-type="as-char" svg:width="6.9236in" svg:height="3.956343in" draw:z-index="0">
<draw:image xlink:href="../Images/yкринформ/2023-07-09T10-13-20-03-00/630_360_1688933552-671.jpeg" xlink:type="simple" xlink:show="embed" xlink:actuate="onLoad" draw:mime-type="image/jpeg"/>
</draw:frame>
Українська тенісистка Еліна Світоліна (№76 WTA) обіграла білоруску ВікторіюАзаренко (№20 WTA) в 1/8 фіналу «Вімблдону» - 2:6, 6:4, 7:6.</text:p>
      <text:p text:style-name="P4">
Матч тривав 2 години і 49 хвилин, повідомляє Укрінформ.</text:p>
      <text:p text:style-name="P4">
Українка 8 раз подала навиліт, не допускала подвійних помилок і використала3/9 брейкпойнтів. Світоліна програла Азаренко всі 5 попередніх очнихзустрічей.</text:p>
      <text:p text:style-name="P4">
Для Еліни це дев’ятий виступ в основній сітці «Вімблдону». Вона вдруге укар'єрі зіграє в 1/4 фіналу.</text:p>
      <text:p text:style-name="P4">
У 2019 році Світоліна дійшла до півфіналу змагань.</text:p>
      <text:p text:style-name="P4">
<text:span text:style-name="T4">
Читайте також:</text:span>
 <text:a xlink:type="simple" xlink:href="https://www.ukrinform.ua/rubric-sports/3733526-ukrainka-curenko-zaversila-vistupi-na-vimbldoni.html" text:style-name="Internet_20_link" text:visited-style-name="Visited_20_Internet_20_Link">
 Українка Цуренко завершила виступи на Вімблдоні</text:a>
</text:p>
      <text:p text:style-name="P4">
У чвертьфіналі Еліна зустрінеться з польською тенісисткою Ігою Швьнтек. Матчвідбудеться у вівторок, 11 липня, о 13:00.</text:p>
      <text:p text:style-name="P4">
Фото: Getty Images</text:p>
      <text:p text:style-name="P4">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Росіяни за добу обстріляли дев'ять регіонів України - зведення ОВА</text:span>
</text:h>
      <text:p text:style-name="P4">
Authors: Ukrinform (Person)</text:p>
      <text:p text:style-name="P4">
Publisher: Укринформ (Organization)</text:p>
      <text:p text:style-name="P4">
Published Time: 2023-07-09T10:14:07+03:00</text:p>
      <text:p text:style-name="P4">
Modified Time: 2023-07-09T10:14:07+03:00</text:p>
      <text:p text:style-name="P4">
Description: За добу російські війська здійснили обстріли дев'яти областей України, є загиблі і поранені. — Укрінформ.</text:p>
      <text:p text:style-name="P4">
Images: ['<text:a xlink:type="simple" xlink:href="https://static.ukrinform.com/photos/2022_11/thumb_files/630_360_1668525985-809.jpg" text:style-name="Internet_20_link" text:visited-style-name="Visited_20_Internet_20_Link">
630_360_16685...</text:a>
']</text:p>
      <text:p text:style-name="P4">
Tags: ['Обстріл', 'Війна з Росією', 'Регіони']</text:p>
      <text:p text:style-name="P4">
Type: Article</text:p>
      <!--METADATA-->
      <text:p text:style-name="P4">
<draw:frame draw:style-name="fr1" draw:name="Image57" text:anchor-type="as-char" svg:width="6.9236in" svg:height="3.956343in" draw:z-index="0">
<draw:image xlink:href="../Images/yкринформ/2023-07-09T10-14-07-03-00/630_360_1668525985-809.jpg" xlink:type="simple" xlink:show="embed" xlink:actuate="onLoad" draw:mime-type="image/jpeg"/>
</draw:frame>
 За добуросійські війська здійснили обстріли дев'яти областей України, є загиблі іпоранені.</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9 липня.</text:p>
      <text:p text:style-name="P4">
У Чернігівській області за добу ворог чотири рази обстріляв Новгород-Сіверський район з мінометів, пролунав 21 вибух. Також зафіксовані пускинекерованих авіаційних ракет з гелікоптера.</text:p>
      <text:p text:style-name="P4">
У Сумській області вночі та вранці росіяни здійснили сім обстрілівприкордоння. Зафіксовано 22 вибухи.</text:p>
      <text:p text:style-name="P4">
Вчора протягом дня росіяни 11 разів обстріляли прикордоння Сумщини.Зафіксовано 54 вибухи. Обстрілів зазнали Білопільська, Новослобідська,Путивльська, Середино-Будська, Есманська громади.</text:p>
      <text:p text:style-name="P4">
В Есманській громаді загарбники скинули з БПЛА три вибухові пристрої типу ВОГ,пошкоджено приватний будинок.</text:p>
      <text:p text:style-name="P4">
У Запорізькій області за добу ворог завдав 47 обстрілів по 15 населенихпунктах.</text:p>
      <text:p text:style-name="P4">
Керовану авіабомбу росіяни скинули на Оріхів, із РСЗВ обстріляли Червоне,Новодарівку і Темирівку, 42 артилерійських ударів здійснили по Гуляйполю,Залізничному, Оріхову, Ольгівському, Преображенці, Степногірську.</text:p>
      <text:p text:style-name="P4">
<text:span text:style-name="T4">
Читайте також:</text:span>
 <text:a xlink:type="simple" xlink:href="https://www.ukrinform.ua/rubric-regions/3732288-nepodalik-zaporizza-kahovske-vodoshovise-peretvorilos-na-pustelu.html" text:style-name="Internet_20_link" text:visited-style-name="Visited_20_Internet_20_Link">
 Неподалік <text:span text:style-name="T4">
Запоріжжя</text:span>
 Каховське водосховищеперетворилось на пустелю </text:a>
</text:p>
      <text:p text:style-name="P4">
Руйнувань зазнали 24 цивільні об'єкти.</text:p>
      <text:p text:style-name="P4">
У Дніпропетровській області вчора ворог бив по Марганецькій громадіНікопольського району з важкої артилерії.</text:p>
      <text:p text:style-name="P4">
У Харківській області російські війська завдали авіаударів по околицяхприкордонних селищ Милове і Кислівка Куп’янського району та ВетеринарнеХарківського району.</text:p>
      <text:p text:style-name="P4">
Ворог обстріляв з мінометів та артилерії Гранів Харківського району, Хатище,Вовчанськ, Варварівку, Цегельне Чугуївського району, Фихолівку, Дворічну,Куп'янськ, Кислівку, Кам'янку Куп’янського району.</text:p>
      <text:p text:style-name="P4">
У селі Загризино Ізюмського району внаслідок обстрілу горіла хвойна підстилкаКуп’янського лісового господарства Сеньківського лісництва.</text:p>
      <text:p text:style-name="P4">
У Луганській області вчора російська авіація атакувала райони Новолюбівки,Новоєгорівки, Невського, Білогорівки, Діброви.</text:p>
      <text:p text:style-name="P4">
Безуспішно ворог атакував у напрямку Стельмахівки та Новоселівського.</text:p>
      <text:p text:style-name="P4">
За добу росіяни здійснили 124 обстріли Луганщини, випустили 589 снарядів.</text:p>
      <text:p text:style-name="P4">
<text:span text:style-name="T4">
Читайте також:</text:span>
 <text:a xlink:type="simple" xlink:href="https://www.ukrinform.ua/rubric-regions/3733377-na-lugansini-rosiani-poluut-na-avtivki-z-ukrainskimi-nomerami.html" text:style-name="Internet_20_link" text:visited-style-name="Visited_20_Internet_20_Link">
 На <text:span text:style-name="T4">
Луганщині</text:span>
 росіяни полюють на автівки зукраїнськими номерами </text:a>
</text:p>
      <text:p text:style-name="P4">
Донецьку область загарбники обстріляли 16 разів, били по <text:a xlink:type="simple" xlink:href="https://www.ukrinform.ua/tag-kramatorsk" text:style-name="Internet_20_link" text:visited-style-name="Visited_20_Internet_20_Link">
 Краматорську</text:a>
 , Лиману, Часовому Яру,Красногорівці, Авдіївці, Великій Новосілці, Курахівці, Ямполю, Предтечиному,Богоявленці, Благодатному, Закітному, Дружбі.</text:p>
      <text:p text:style-name="P4">
Пошкоджено 12 житлових будинків (з них чотири багатоквартирні), 10автомобілів, два магазини, приміщення молодіжного центру.</text:p>
      <text:p text:style-name="P4">
На Донеччині за добу 10 людей загинули і 13 дістали поранення.</text:p>
      <text:p text:style-name="P4">
<text:span text:style-name="T4">
Читайте також:</text:span>
 <text:a xlink:type="simple" xlink:href="https://www.ukrinform.ua/rubric-ato/3733384-sili-oboroni-prosuvautsa-na-bahmutskomu-napramku-a-rosiani-potraplaut-u-pastki-sirskij.html" text:style-name="Internet_20_link" text:visited-style-name="Visited_20_Internet_20_Link">
 Сили оборони просуваються на <text:span text:style-name="T4">
Бахмут</text:span>
 ському напрямку,а росіяни потрапляють у пастки - Сирський </text:a>
</text:p>
      <text:p text:style-name="P4">
У Миколаївській області ворог завдавав артилерійських ударів по акваторіїОчаківської громади.</text:p>
      <text:p text:style-name="P4">
Також вчора були зафіксовані обстріли відкритої території населеного пунктуКуцурубської громади.</text:p>
      <text:p text:style-name="P4">
Херсонську область за добу армія РФ обстріляла 59 разів (випустила 334снаряди), з них по Херсону била чотири рази (16 снарядів).</text:p>
      <text:p text:style-name="P4">
Російські військові поцілили у райони 21 населеного пункту і територіюсуднобудівного заводу в Херсоні.</text:p>
      <text:p text:style-name="P4">
Через російську агресію одна людина зазнала поранення.</text:p>
      <text:p text:style-name="P4">
<text:span text:style-name="T5">
Фото ілюстративне</text:span>
</text:p>
      <text:p text:style-name="P4">
Source: <text:a xlink:type="simple" xlink:href="https://www.ukrinform.ua/rubric-regions/3733395-rosiani-za-dobu-obstrilali-devat-regioniv-ukraini-zvedenna-ova.html" text:style-name="Internet_20_link" text:visited-style-name="Visited_20_Internet_20_Link">
https://www.ukrinform.ua/rubric-regions/3733395-rosiani-za-dobu-obstrilali-devat-regioniv-ukraini-zvedenna-ova.html</text:a>
</text:p>
      <!--NEWS-->
      <text:h text:style-name="P10" text:outline-level="1">
<text:span text:style-name="T4">
Міністр фінансів США прокоментувала плани країн БРІКС запровадити нову валюту</text:span>
</text:h>
      <text:p text:style-name="P4">
Authors: Ukrinform (Person)</text:p>
      <text:p text:style-name="P4">
Publisher: Укринформ (Organization)</text:p>
      <text:p text:style-name="P4">
Published Time: 2023-07-09T10:18:00+03:00</text:p>
      <text:p text:style-name="P4">
Modified Time: 2023-07-09T10:18:00+03:00</text:p>
      <text:p text:style-name="P4">
Description: Міністр фінансів Сполучених Штатів Джанет Єллен вважає, що долар США залишиться домінуючою валютою в міжнародній торгівлі, й альтернативи в осяжному майбутньому не буде. — Укрінформ.</text:p>
      <text:p text:style-name="P4">
Images: ['<text:a xlink:type="simple" xlink:href="https://static.ukrinform.com/photos/2020_11/thumb_files/630_360_1606202775-232.jpg" text:style-name="Internet_20_link" text:visited-style-name="Visited_20_Internet_20_Link">
630_360_16062...</text:a>
']</text:p>
      <text:p text:style-name="P4">
Tags: ['США', 'Валюта', 'БРІКС']</text:p>
      <text:p text:style-name="P4">
Type: Article</text:p>
      <!--METADATA-->
      <text:p text:style-name="P4">
<draw:frame draw:style-name="fr1" draw:name="Image58" text:anchor-type="as-char" svg:width="6.9236in" svg:height="3.956343in" draw:z-index="0">
<draw:image xlink:href="../Images/yкринформ/2023-07-09T10-18-00-03-00/630_360_1606202775-232.jpg" xlink:type="simple" xlink:show="embed" xlink:actuate="onLoad" draw:mime-type="image/jpeg"/>
</draw:frame>
 Міністрфінансів Сполучених Штатів Джанет Єллен вважає, що долар США залишитьсядомінуючою валютою в міжнародній торгівлі, й альтернативи в осяжномумайбутньому не буде.</text:p>
      <text:p text:style-name="P4">
Про це вона заявила на пресконференції в посольстві Сполучених Штатів уПекіні, завершуючи свій візит до КНР, передає Укрінформ із посиланням на <text:a xlink:type="simple" xlink:href="http://www.reuters.com/world/yellen-says-china-us-have-significant-disagreements-that-must-be-communicated-2023-07-09/" text:style-name="Internet_20_link" text:visited-style-name="Visited_20_Internet_20_Link">
Reuters </text:a>
 .</text:p>
      <text:p text:style-name="P4">
Відповідаючи на запитання про плани країн БРІКС – Бразилії, Індії, Росії таКитаю – запровадити нову валюту, Єллен сказала, що очікує, що долар СШАзалишиться домінуючою валютою в міжнародній торгівлі.</text:p>
      <text:p text:style-name="P4">
«Усі відомі мені дані показують, що долар <text:a xlink:type="simple" xlink:href="https://www.ukrinform.ua/tag-ssa" text:style-name="Internet_20_link" text:visited-style-name="Visited_20_Internet_20_Link">
 США</text:a>
 використовується в переважній більшостіміжнародних (торгових – ред.) операцій, у близько 90 відсотках, і я не думаю,що існує альтернатива, яка могла б змінити це в осяжному майбутньому», -сказала Єллен.</text:p>
      <text:p text:style-name="P4">
<text:span text:style-name="T4">
Читайте також:</text:span>
 <text:a xlink:type="simple" xlink:href="https://www.ukrinform.ua/rubric-world/3733355-u-ssa-zaavili-pro-progres-u-skladnih-vidnosinah-z-kitaem.html" text:style-name="Internet_20_link" text:visited-style-name="Visited_20_Internet_20_Link">
 У США заявили про прогрес у складних відносинах з Китаєм</text:a>
</text:p>
      <text:p text:style-name="P4">
Як повідомляв <text:a xlink:type="simple" xlink:href="https://www.ukrinform.ua/rubric-world/3729416-pivdenna-afrika-prijme-samit-briks-popri-order-na-arest-putina.html" text:style-name="Internet_20_link" text:visited-style-name="Visited_20_Internet_20_Link">
 Укрінформ </text:a>
 , Південна Африка прийме саміт блоку БРІКС у серпні, як іпланувалося. Таке рішення було прийняте на тлі припущень щодо перенесеннясаміту до Китаю, щоб президент Росії Володимир Путін міг бути присутнім у ПАР.</text:p>
      <text:p text:style-name="P4">
Фото: GETTY IMAGES</text:p>
      <text:p text:style-name="P4">
Source: <text:a xlink:type="simple" xlink:href="https://www.ukrinform.ua/rubric-economy/3733381-ministr-finansiv-ssa-prokomentuvala-plani-krain-briks-zaprovaditi-novu-valutu.html" text:style-name="Internet_20_link" text:visited-style-name="Visited_20_Internet_20_Link">
https://www.ukrinform.ua/rubric-economy/3733381-ministr-finansiv-ssa-prokomentuvala-plani-krain-briks-zaprovaditi-novu-valutu.html</text:a>
</text:p>
      <!--NEWS-->
      <text:h text:style-name="P10" text:outline-level="1">
<text:span text:style-name="T4">
У Німеччині сталися сутички через проведення еритрейського фестивалю, постраждали 26 поліцейських</text:span>
</text:h>
      <text:p text:style-name="P4">
Authors: Ukrinform (Person)</text:p>
      <text:p text:style-name="P4">
Publisher: Укринформ (Organization)</text:p>
      <text:p text:style-name="P4">
Published Time: 2023-07-09T10:21:16+03:00</text:p>
      <text:p text:style-name="P4">
Modified Time: 2023-07-09T10:21:16+03:00</text:p>
      <text:p text:style-name="P4">
Description: Сотні німецьких поліцейських намагалися вгамувати натовп, який протестував проти проведення еритрейського культурного фестивалю у місті Гіссен. — Укрінформ.</text:p>
      <text:p text:style-name="P4">
Images: ['<text:a xlink:type="simple" xlink:href="https://static.ukrinform.com/photos/2023_07/thumb_files/630_360_1688887027-224.jpg" text:style-name="Internet_20_link" text:visited-style-name="Visited_20_Internet_20_Link">
630_360_16888...</text:a>
']</text:p>
      <text:p text:style-name="P4">
Tags: ['Німеччина', 'Сутички', 'Еритрея']</text:p>
      <text:p text:style-name="P4">
Type: Article</text:p>
      <!--METADATA-->
      <text:p text:style-name="P4">
<draw:frame draw:style-name="fr1" draw:name="Image59" text:anchor-type="as-char" svg:width="6.9236in" svg:height="3.956343in" draw:z-index="0">
<draw:image xlink:href="../Images/yкринформ/2023-07-09T10-21-16-03-00/630_360_1688887027-224.jpg" xlink:type="simple" xlink:show="embed" xlink:actuate="onLoad" draw:mime-type="image/jpeg"/>
</draw:frame>
 Сотнінімецьких поліцейських намагалися вгамувати натовп, який протестував протипроведення еритрейського культурного фестивалю у місті Гіссен.</text:p>
      <text:p text:style-name="P4">
Як передає Укрінформ, про це повідомляє <text:a xlink:type="simple" xlink:href="http://www.bbc.com/news/world-europe-66145900" text:style-name="Internet_20_link" text:visited-style-name="Visited_20_Internet_20_Link">
 BBC </text:a>
 .</text:p>
      <text:p text:style-name="P4">
Протестувальники були обурені проведенням етнофестивалю в Гіссені, назвавши цепропагандою авторитарного еритрейського режиму.</text:p>
      <text:p text:style-name="P4">
У місцевій поліції заявили, що сутички тривали декілька годин у суботу, і щовнаслідок зіткнень 26 поліцейських отримали поранення.</text:p>
      <text:p text:style-name="P4">
Поліція заарештувала близько 100 осіб та була змушена зупинити рух транспортуу центрі міста Гіссен, який розташований приблизно за 50 км на північ відФранкфурта-на-Майні.</text:p>
      <text:p text:style-name="P4">
У заяві поліції йдеться, що протестувальники кидали в поліцейських пляшки такаміння, пошкодили деякі транспортні засоби та зірвали огорожу навколо місцяпроведення фестивалю. Вони також закидали камінням автобуси, які везлиучасників фестивалю.</text:p>
      <text:p text:style-name="P4">
Міська влада намагалася зупинити проведення фестивалю після подібнихзаворушень минулого року, але місцевий суд скасував заборону.</text:p>
      <text:p text:style-name="P4">
Фестиваль організувала Центральна рада еритрейців у Німеччині, яка вважаєтьсянаближеною структурою до посольства Еритреї.</text:p>
      <text:p text:style-name="P4">
<text:span text:style-name="T4">
Читайте також:</text:span>
 <text:a xlink:type="simple" xlink:href="https://www.ukrinform.ua/rubric-world/3730771-zavorusenna-u-francii-zaginuv-ratuvalnik-akij-namagavsa-zagasiti-pidpaleni-avto.html" text:style-name="Internet_20_link" text:visited-style-name="Visited_20_Internet_20_Link">
 <text:span text:style-name="T4">
Заворушення</text:span>
 у Франції: загинув рятувальник, якийнамагався загасити підпалені авто </text:a>
</text:p>
      <text:p text:style-name="P4">
Останніми роками <text:a xlink:type="simple" xlink:href="https://www.ukrinform.ua/tag-nimeccina" text:style-name="Internet_20_link" text:visited-style-name="Visited_20_Internet_20_Link">
 Німеччина </text:a>
 надалапритулок багатьом еритрейцям - вони утворюють одну з найбільших групафриканських мігрантів в країні.</text:p>
      <text:p text:style-name="P4">
<text:span text:style-name="T5">
Фото: Getty images</text:span>
</text:p>
      <text:p text:style-name="P4">
Source: <text:a xlink:type="simple" xlink:href="https://www.ukrinform.ua/rubric-world/3733396-u-nimeccini-stalisa-suticki-cerez-provedenna-eritrejskogo-festivalu-postrazdali-26-policejskih.html" text:style-name="Internet_20_link" text:visited-style-name="Visited_20_Internet_20_Link">
https://www.ukrinform.ua/rubric-world/3733396-u-nimeccini-stalisa-suticki-cerez-provedenna-eritrejskogo-festivalu-postrazdali-26-policejskih.html</text:a>
</text:p>
      <!--NEWS-->
      <text:h text:style-name="P10" text:outline-level="1">
<text:span text:style-name="T4">
Росія за 500 днів війни проти України не досягла жодної мети – ISW</text:span>
</text:h>
      <text:p text:style-name="P4">
Authors: Ukrinform (Person)</text:p>
      <text:p text:style-name="P4">
Publisher: Укринформ (Organization)</text:p>
      <text:p text:style-name="P4">
Published Time: 2023-07-09T10:24:17+03:00</text:p>
      <text:p text:style-name="P4">
Modified Time: 2023-07-09T10:24:17+03:00</text:p>
      <text:p text:style-name="P4">
Description: Росія за 500 днів повномасштабної війни проти України не змогла досягти жодної із поставлених на початку вторгнення цілей.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Війна з Росією', 'Інститут масової інформації ']</text:p>
      <text:p text:style-name="P4">
Type: Article</text:p>
      <!--METADATA-->
      <text:p text:style-name="P4">
<draw:frame draw:style-name="fr1" draw:name="Image60" text:anchor-type="as-char" svg:width="6.9236in" svg:height="3.956343in" draw:z-index="0">
<draw:image xlink:href="../Images/yкринформ/2023-07-09T10-24-17-03-00/630_360_1680422407-224.png" xlink:type="simple" xlink:show="embed" xlink:actuate="onLoad" draw:mime-type="image/png"/>
</draw:frame>
 Росія за500 днів повномасштабної війни проти України не змогла досягти жодної ізпоставлених на початку вторгнення цілей.</text:p>
      <text:p text:style-name="P4">
Про це йдеться у <text:a xlink:type="simple" xlink:href="http://www.understandingwar.org/backgrounder/russian-offensive-assessment-july-8-2023" text:style-name="Internet_20_link" text:visited-style-name="Visited_20_Internet_20_Link">
 звіті</text:a>
 Інституту вивчення війни (ISW), передає Укрінформ.</text:p>
      <text:p text:style-name="P4">
«П’ятсот днів тому <text:a xlink:type="simple" xlink:href="https://www.ukrinform.ua/tag-rosia" text:style-name="Internet_20_link" text:visited-style-name="Visited_20_Internet_20_Link">
 Росія </text:a>
 почаланеспровоковану загарбницьку війну проти України. Російські військові малинамір взяти Київ протягом трьох днів, але не змогли досягти жодної ізпоставлених цілей в Україні», – зазначили аналітики ISW.</text:p>
      <text:p text:style-name="P4">
<text:span text:style-name="T4">
Читайте також:</text:span>
 <text:a xlink:type="simple" xlink:href="https://www.ukrinform.ua/rubric-ato/3733110-500-dniv-velikoi-vijni-aki-zlocini-zalisila-po-sobi-rosia.html" text:style-name="Internet_20_link" text:visited-style-name="Visited_20_Internet_20_Link">
 <text:span text:style-name="T4">
500</text:span>
 <text:span text:style-name="T4">
днів</text:span>
 Великої війни: які злочини залишила пособі Росія </text:a>
</text:p>
      <text:p text:style-name="P4">
За їхніми оцінками, українська армія перехопила ініціативу на фронті тапроводить контрнаступальні операції, тоді як армія РФ майже цілком зосередженана спробах утримати захоплені українські землі.</text:p>
      <text:p text:style-name="P4">
«За допомогою Заходу Україна забезпечила свою незалежність, але стоїть передкритичним завданням звільнення стратегічно важливої території, яка все щезнаходиться під контролем Росії», – йдеться у звіті ISW.</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Зеленський: На 500-й день війни ми повернули додому нашихгероїв </text:a>
</text:p>
      <text:p text:style-name="P4">
Як повідомляв Укрінформ, Росія 24 лютого 2022 року розпочала повномасштабневторгнення в Україну. Станом на 9 липня Сили оборони України <text:a xlink:type="simple" xlink:href="https://www.ukrinform.ua/rubric-ato/3733357-sili-oboroni-znisili-vze-ponad-234-tisaci-rosijskih-zagarbnikiv.html" text:style-name="Internet_20_link" text:visited-style-name="Visited_20_Internet_20_Link">
 вже ліквідували</text:a>
 близько 234 тисяч 040 російськихзагарбників, з них 600 - за минулу добу.</text:p>
      <text:p text:style-name="P4">
Source: <text:a xlink:type="simple" xlink:href="https://www.ukrinform.ua/rubric-ato/3733398-rosia-za-500-dniv-vijni-proti-ukraini-ne-dosagla-zodnoi-meti-isw.html" text:style-name="Internet_20_link" text:visited-style-name="Visited_20_Internet_20_Link">
https://www.ukrinform.ua/rubric-ato/3733398-rosia-za-500-dniv-vijni-proti-ukraini-ne-dosagla-zodnoi-meti-isw.html</text:a>
</text:p>
      <!--NEWS-->
      <text:h text:style-name="P10" text:outline-level="1">
<text:span text:style-name="T4">
Україна проведе матч у відповідь із волейболістками Швеції у фіналі «Золотої Євроліги»</text:span>
</text:h>
      <text:p text:style-name="P4">
Authors: Ukrinform (Person)</text:p>
      <text:p text:style-name="P4">
Publisher: Укринформ (Organization)</text:p>
      <text:p text:style-name="P4">
Published Time: 2023-07-09T10:39:36+03:00</text:p>
      <text:p text:style-name="P4">
Modified Time: 2023-07-09T10:39:36+03:00</text:p>
      <text:p text:style-name="P4">
Description: Жіноча збірна України у неділю, 9 липня, проведе матч у відповідь з командою Швеції у фінальній серії волейбольної «Золотої Євроліги». — Укрінформ.</text:p>
      <text:p text:style-name="P4">
Images: ['<text:a xlink:type="simple" xlink:href="https://static.ukrinform.com/photos/2023_05/thumb_files/630_360_1685173424-188.jpg" text:style-name="Internet_20_link" text:visited-style-name="Visited_20_Internet_20_Link">
630_360_16851...</text:a>
']</text:p>
      <text:p text:style-name="P4">
Tags: ['Волейбол', 'Збірна України', 'Жінки']</text:p>
      <text:p text:style-name="P4">
Type: Article</text:p>
      <!--METADATA-->
      <text:p text:style-name="P4">
<draw:frame draw:style-name="fr1" draw:name="Image61" text:anchor-type="as-char" svg:width="6.9236in" svg:height="3.956343in" draw:z-index="0">
<draw:image xlink:href="../Images/yкринформ/2023-07-09T10-39-36-03-00/630_360_1685173424-188.jpg" xlink:type="simple" xlink:show="embed" xlink:actuate="onLoad" draw:mime-type="image/jpeg"/>
</draw:frame>
 Жіночазбірна України у неділю, 9 липня, проведе матч у відповідь з командою Швеції уфінальній серії волейбольної «Золотої Євроліги».</text:p>
      <text:p text:style-name="P4">
Поєдинок відбудеться на Sparbanken Skåne Arena у шведському місті Лунд,початок зустрічі о 17.00 за київським часом, передає Укрінформ.</text:p>
      <text:p text:style-name="P4">
У першому матчі в румунському П'ятра-Нямц українки здобули упевнену перемогунад суперницями зі Швеції - 3:0 (25:15, 25:20, 25:19).</text:p>
      <text:p text:style-name="P4">
<text:span text:style-name="T4">
Читайте також:</text:span>
 <text:a xlink:type="simple" xlink:href="https://www.ukrinform.ua/rubric-sports/3730458-viznacilisa-potencijni-supernici-zbirnoi-ukraini-v-kubku-pretendentok-z-volejbolu.html" text:style-name="Internet_20_link" text:visited-style-name="Visited_20_Internet_20_Link">
 Визначилися потенційні суперниці збірної України в Кубкупретенденток з <text:span text:style-name="T4">
волейбол</text:span>
 у </text:a>
</text:p>
      <text:p text:style-name="P4">
Нагадаємо, жіноча збірна України вдруге вийшла у фінал «Золотої Євроліги»,двічі обігравши у півфіналу волейболісток Чехії - 3:0 (25:22, 25:23, 25:17) та3:1 (22:25, 25:11, 25:22, 25:16).</text:p>
      <text:p text:style-name="P4">
Фото: CEV.</text:p>
      <text:p text:style-name="P4">
Source: <text:a xlink:type="simple" xlink:href="https://www.ukrinform.ua/rubric-sports/3733407-ukraina-provede-matc-u-vidpovid-iz-volejbolistkami-svecii-u-finali-zolotoi-evroligi.html" text:style-name="Internet_20_link" text:visited-style-name="Visited_20_Internet_20_Link">
https://www.ukrinform.ua/rubric-sports/3733407-ukraina-provede-matc-u-vidpovid-iz-volejbolistkami-svecii-u-finali-zolotoi-evroligi.html</text:a>
</text:p>
      <!--NEWS-->
      <text:h text:style-name="P10" text:outline-level="1">
<text:span text:style-name="T4">
Зеленський та Дуда зустрілися у Луцьку</text:span>
</text:h>
      <text:p text:style-name="P4">
Authors: Ukrinform (Person)</text:p>
      <text:p text:style-name="P4">
Publisher: Укринформ (Organization)</text:p>
      <text:p text:style-name="P4">
Published Time: 2023-07-09T10:49:00+03:00</text:p>
      <text:p text:style-name="P4">
Modified Time: 2023-07-09T10:49:00+03:00</text:p>
      <text:p text:style-name="P4">
Description: Президент України Володимир Зеленський та Президент Польщі Анджей Дуда зустрілися в Луцьку. — Укрінформ.</text:p>
      <text:p text:style-name="P4">
Images: ['<text:a xlink:type="simple" xlink:href="https://static.ukrinform.com/photos/2023_07/thumb_files/630_360_1688892550-336.jpg" text:style-name="Internet_20_link" text:visited-style-name="Visited_20_Internet_20_Link">
630_360_16888...</text:a>
']</text:p>
      <text:p text:style-name="P4">
Tags: ['Дуда', 'Луцьк', 'Зеленський']</text:p>
      <text:p text:style-name="P4">
Type: Article</text:p>
      <!--METADATA-->
      <text:p text:style-name="P4">
<draw:frame draw:style-name="fr1" draw:name="Image62" text:anchor-type="as-char" svg:width="6.9236in" svg:height="3.956343in" draw:z-index="0">
<draw:image xlink:href="../Images/yкринформ/2023-07-09T10-49-00-03-00/630_360_1688892550-336.jpg" xlink:type="simple" xlink:show="embed" xlink:actuate="onLoad" draw:mime-type="image/jpeg"/>
</draw:frame>
 ПрезидентУкраїни Володимир Зеленський та Президент Польщі Анджей Дуда зустрілися вЛуцьку.</text:p>
      <text:p text:style-name="P4">
Про це повідомляє <text:a xlink:type="simple" xlink:href="https://suspilne.media/524815-prezidenti-ukraini-ta-polsi-zustrilisa-v-lucku/" text:style-name="Internet_20_link" text:visited-style-name="Visited_20_Internet_20_Link">
 Суспільне </text:a>
 , передає Укрінформ.</text:p>
      <text:p text:style-name="P4">
"9 липня у Луцьк із візитом прибули Президенти України та Польщі. Володимир <text:a xlink:type="simple" xlink:href="https://www.ukrinform.ua/tag-zelenskij" text:style-name="Internet_20_link" text:visited-style-name="Visited_20_Internet_20_Link">
Зеленський </text:a>
 та Анджей Дуда завіталидо Кафедрального костелу святих Петра й Павла", - йдеться у повідомленні.</text:p>
      <text:p text:style-name="P4">
</text:p>
      <text:p text:style-name="P4">
</text:p>
      <text:p text:style-name="P4">
Візит глав двох держав у Луцьку заздалегідь офіційно не анонсували.</text:p>
      <text:p text:style-name="P4">
_Відео:<text:a xlink:type="simple" xlink:href="https://www.facebook.com/zelenskiy.official/videos/256222797115134/" text:style-name="Internet_20_link" text:visited-style-name="Visited_20_Internet_20_Link">
 ОП</text:a>
 _</text:p>
      <text:p text:style-name="P4">
Як повідомляють <text:a xlink:type="simple" xlink:href="http://www.volynnews.com/news/all/do-lutska-prybuly-perezydenty-ukrayiny-ta-polshchi/" text:style-name="Internet_20_link" text:visited-style-name="Visited_20_Internet_20_Link">
 "Волинські новини" </text:a>
, в Луцьку відбуваються заходи із вшанування пам'яті усіх жертв Другоїсвітової війни та 80-х роковин Трагічних подій на Волині. У костелі Петра іПавла проходить жалобна меса.</text:p>
      <text:p text:style-name="P4">
</text:p>
      <text:p text:style-name="P4">
Разом із президентами двох країн у заходах беруть участь глава УГКЦ СвятославШевчук, предстоятель ПЦУ Епіфаній, митрополит Луцький і Волинський Михаїл,керівник Офісу Президента Андрій Єрмак.</text:p>
      <text:p text:style-name="P4">
</text:p>
      <text:p text:style-name="P4">
Напередодні глава УГКЦ Святослав Шевчук заявив, що 9 липня у межах вшануванняпам'яті жертв Волинської трагедії мають зустрітися президенти України таПольщі. За попередніми даними, на зустрічі презентують заяву про прощення іприйняття, підписану главами УГКЦ та Католицької церкви Польщі.</text:p>
      <text:p text:style-name="P4">
<text:span text:style-name="T4">
Читайте також:</text:span>
 <text:a xlink:type="simple" xlink:href="https://www.ukrinform.ua/rubric-society/3732569-moraveckij-vsanuvav-v-ukraini-pamat-zertv-volinskoi-tragedii.html" text:style-name="Internet_20_link" text:visited-style-name="Visited_20_Internet_20_Link">
 <text:span text:style-name="T4">
Моравецький</text:span>
 вшанував в Україні пам'ять жертвВолинської трагедії </text:a>
</text:p>
      <text:p text:style-name="P4">
Як <text:a xlink:type="simple" xlink:href="https://www.ukrinform.ua/rubric-society/3733338-zelenskij-uzav-ucast-u-molebni-za-ukrainu.html" text:style-name="Internet_20_link" text:visited-style-name="Visited_20_Internet_20_Link">
 повідомлялося </text:a>
 , під часробочої поїздки на Львівщину Володимир Зеленський узяв участь у молитовномузаході «Боже, Україну бережи! 500 днів опору й звитяги».</text:p>
      <text:p text:style-name="P4">
<text:span text:style-name="T5">
Фото: Telegram/Zelenskiy / Official, ОПУ</text:span>
</text:p>
      <text:p text:style-name="P4">
Source: <text:a xlink:type="simple" xlink:href="https://www.ukrinform.ua/rubric-polytics/3733409-zelenskij-ta-duda-zustrilisa-u-lucku.html" text:style-name="Internet_20_link" text:visited-style-name="Visited_20_Internet_20_Link">
https://www.ukrinform.ua/rubric-polytics/3733409-zelenskij-ta-duda-zustrilisa-u-lucku.html</text:a>
</text:p>
      <!--NEWS-->
      <text:h text:style-name="P10" text:outline-level="1">
<text:span text:style-name="T4">
Vogue Ukraine Edition презентувало книгу «Сучасна українська проза та поезія»</text:span>
</text:h>
      <text:p text:style-name="P4">
Authors: Ukrinform (Person)</text:p>
      <text:p text:style-name="P4">
Publisher: Укринформ (Organization)</text:p>
      <text:p text:style-name="P4">
Published Time: 2023-07-09T11:00:13+03:00</text:p>
      <text:p text:style-name="P4">
Modified Time: 2023-07-09T11:00:13+03:00</text:p>
      <text:p text:style-name="P4">
Description: Видання Vogue Ukraine Edition презентувало книгу “Сучасна українська проза та поезія”, до якої ввійшли нові твори 18 авторів, написані українською та перекладені англійською мовою. — Укрінформ.</text:p>
      <text:p text:style-name="P4">
Images: ['<text:a xlink:type="simple" xlink:href="https://static.ukrinform.com/photos/2023_07/thumb_files/630_360_1688889505-730.jpg" text:style-name="Internet_20_link" text:visited-style-name="Visited_20_Internet_20_Link">
630_360_16888...</text:a>
']</text:p>
      <text:p text:style-name="P4">
Tags: ['Література', 'Олена Зеленська', 'Vogue']</text:p>
      <text:p text:style-name="P4">
Type: Article</text:p>
      <!--METADATA-->
      <text:p text:style-name="P4">
<draw:frame draw:style-name="fr1" draw:name="Image67" text:anchor-type="as-char" svg:width="6.9236in" svg:height="3.956343in" draw:z-index="0">
<draw:image xlink:href="../Images/yкринформ/2023-07-09T11-00-13-03-00/630_360_1688889505-730.jpg" xlink:type="simple" xlink:show="embed" xlink:actuate="onLoad" draw:mime-type="image/jpeg"/>
</draw:frame>
 ВиданняVogue Ukraine Edition презентувало книгу “Сучасна українська проза та поезія”,до якої ввійшли нові твори 18 авторів, написані українською та перекладеніанглійською мовою.</text:p>
      <text:p text:style-name="P4">
Як передає Укрінформ, про це дружина Президента Олена Зеленська повідомила в <text:a xlink:type="simple" xlink:href="http://t.me/FirstLadyOfUkraine/3587" text:style-name="Internet_20_link" text:visited-style-name="Visited_20_Internet_20_Link">
Телеграмі</text:a>
.</text:p>
      <text:p text:style-name="P4">
</text:p>
      <text:p text:style-name="P4">
“Чи може “глянець” під час війни у своїй країні стояти осторонь, продовжуючипрацювати, як і раніше, виключно з модною тематикою? Позиція Vogue UkraineEdition – звісно ж, ні. Нині мета видання – не лише говорити про моду, але йстворювати моду на українське у світі, і ця позиція мені надзвичайно імпонує”,- зауважила перша леді.</text:p>
      <text:p text:style-name="P4">
За її словами, нещодавно видання презентувало книгу “Сучасна українська прозата поезія”. До неї увійшли нові твори 18 письменників і письменниць, написаніукраїнською та перекладені англійською мовою. Проілюструвала збірку фотографкай художниця українського походження Oлена Ємчук.</text:p>
      <text:p text:style-name="P4">
<text:span text:style-name="T4">
Читайте також:</text:span>
 <text:a xlink:type="simple" xlink:href="https://www.ukrinform.ua/rubric-culture/3729945-pisla-vtorgnenna-rf-popit-na-ukrainsku-literaturu-zbilsivsa-direktor-vidavnictva.html" text:style-name="Internet_20_link" text:visited-style-name="Visited_20_Internet_20_Link">
 Після вторгнення РФ попит на українську <text:span text:style-name="T4">
літературу</text:span>
збільшився - директор видавництва </text:a>
</text:p>
      <text:p text:style-name="P4">
“Це чудовий спосіб познайомити друзів чи колег за кордоном з українськоюкультурою. Адже всі твори враховують сучасний контекст: частина з них написанадо війни, решта – уже в розпал повномасштабного вторгнення. А ще це хорошийваріант для тих, хто хоче відкрити для себе нових авторів у форматі короткихтворів, щоб потім зануритися в чиюсь творчість глибше”, - наголосилаЗеленська.</text:p>
      <text:p text:style-name="P4">
Як зазначила дружина Президента, книга має й благодійну мету: частину коштіввід продажу спрямують на реабілітацію жінок-військових, якими опікується ГО“Жіночий ветеранський рух”.</text:p>
      <text:p text:style-name="P4">
“Українська література, безперечно, збагачує світову культуру. Тож, коли“глянець” зі світовим ім’ям дає їй майданчик для спілкування з читачами, цеозначає, що Україну чутимуть і розумітимуть іще більше людей”, - підкреслилаперша леді.</text:p>
      <text:p text:style-name="P4">
За словами Зеленської, “говорити зі світом мовою мистецтва навіть під часжорстокої, не нами спровокованої війни означає говорити мовою гуманізму. І цете, що кардинально відрізняє нас від нападника”.</text:p>
      <text:p text:style-name="P4">
<text:span text:style-name="T4">
Читайте також:</text:span>
 <text:a xlink:type="simple" xlink:href="https://www.ukrinform.ua/rubric-society/3540079-zelenska-vidreaguvala-na-negativni-komentari-sodo-fotosesii-dla-vogue.html" text:style-name="Internet_20_link" text:visited-style-name="Visited_20_Internet_20_Link">
 Зеленська відреагувала на негативні коментарі щодофотосесії для <text:span text:style-name="T4">
Vogue</text:span>
 </text:a>
</text:p>
      <text:p text:style-name="P4">
Як повідомляв Укрінформ, <text:a xlink:type="simple" xlink:href="https://www.ukrinform.ua/rubric-culture/3728694-u-bibliotekah-39-krain-uze-e-170-ukrainskih-knizkovih-policok-zelenska.html" text:style-name="Internet_20_link" text:visited-style-name="Visited_20_Internet_20_Link">
 проєкт "Українська книжкова поличка"</text:a>
 вже реалізовано убібліотеках 39 країн, загалом налічується 170 поличок із 44 тисячами книг.</text:p>
      <text:p text:style-name="P4">
Source: <text:a xlink:type="simple" xlink:href="https://www.ukrinform.ua/rubric-culture/3733412-vogue-ukraine-edition-prezentuvalo-knigu-sucasna-ukrainska-proza-ta-poezia.html" text:style-name="Internet_20_link" text:visited-style-name="Visited_20_Internet_20_Link">
https://www.ukrinform.ua/rubric-culture/3733412-vogue-ukraine-edition-prezentuvalo-knigu-sucasna-ukrainska-proza-ta-poezia.html</text:a>
</text:p>
      <!--NEWS-->
      <text:h text:style-name="P10" text:outline-level="1">
<text:span text:style-name="T4">
В Ізраїлі майже 180 тисяч осіб вийшли на протести проти судової реформи</text:span>
</text:h>
      <text:p text:style-name="P4">
Authors: Ukrinform (Person)</text:p>
      <text:p text:style-name="P4">
Publisher: Укринформ (Organization)</text:p>
      <text:p text:style-name="P4">
Published Time: 2023-07-09T11:03:00+03:00</text:p>
      <text:p text:style-name="P4">
Modified Time: 2023-07-09T11:03:00+03:00</text:p>
      <text:p text:style-name="P4">
Description: У Тель-Авіві знову відбувся масштабний антиурядовий протест через плани прем’єр-міністра Біньяміна Нетаньягу реформувати систему правосуддя. — Укрінформ.</text:p>
      <text:p text:style-name="P4">
Images: ['<text:a xlink:type="simple" xlink:href="https://static.ukrinform.com/photos/2023_07/thumb_files/630_360_1688888963-812.jpeg" text:style-name="Internet_20_link" text:visited-style-name="Visited_20_Internet_20_Link">
630_360_16888...</text:a>
']</text:p>
      <text:p text:style-name="P4">
Tags: ['Ізраїль', 'Протест', 'Судова реформа']</text:p>
      <text:p text:style-name="P4">
Type: Article</text:p>
      <!--METADATA-->
      <text:p text:style-name="P4">
<draw:frame draw:style-name="fr1" draw:name="Image69" text:anchor-type="as-char" svg:width="6.9236in" svg:height="3.956343in" draw:z-index="0">
<draw:image xlink:href="../Images/yкринформ/2023-07-09T11-03-00-03-00/630_360_1688888963-812.jpeg" xlink:type="simple" xlink:show="embed" xlink:actuate="onLoad" draw:mime-type="image/jpeg"/>
</draw:frame>
 У Тель-Авіві знову відбувся масштабний антиурядовий протест через плани прем’єр-міністра Біньяміна Нетаньягу реформувати систему правосуддя.</text:p>
      <text:p text:style-name="P4">
Як передає Укрінформ, про це повідомляє <text:a xlink:type="simple" xlink:href="https://www.timesofisrael.com/as-rallies-surge-protesters-warn-leaders-will-learn-what-happens-when-were-angry/" text:style-name="Internet_20_link" text:visited-style-name="Visited_20_Internet_20_Link">
 The Times of Israel</text:a>
 .</text:p>
      <text:p text:style-name="P4">
За попередніми оцінками, на вулиці столиці Ізраїлю напередодні вийшли близько180 тисяч людей.</text:p>
      <text:p text:style-name="P4">
Лідери протестів пообіцяли ще більше посилити свою протидію планам уряду, якщовін не перегляне свої наміри щодо судової реформи.</text:p>
      <text:p text:style-name="P4">
</text:p>
      <text:p text:style-name="P4">
<text:span text:style-name="T5">
Фото: Courtesy/Ido Meirovitz</text:span>
</text:p>
      <text:p text:style-name="P4">
Напередодні протестів поліція заявила, що поважатиме право на демонстрації,але «виявлятиме нульову терпимість до заворушень, пошкоджень інфраструктури танападів на поліцейських».</text:p>
      <text:p text:style-name="P4">
<text:span text:style-name="T4">
Читайте також:</text:span>
 <text:a xlink:type="simple" xlink:href="https://www.ukrinform.ua/rubric-world/3731434-makron-zaaviv-so-pik-zavorusen-u-francii-minuv.html" text:style-name="Internet_20_link" text:visited-style-name="Visited_20_Internet_20_Link">
 Макрон заявив, що пік заворушень у Франції минув</text:a>
</text:p>
      <text:p text:style-name="P4">
Як повідомлялося, масові протести в Ізраїлі розпочалися у січні, коли владаоголосила про план перегляду судової системи. Ця реформа, зокрема, передбачаєпередачу парламентській більшості контролю за процесом відбору суддівВерховного суду. Також влада хоче відмовитися від законодавчого принципу, щодозволяє Верховному суду скасовувати рішення уряду.</text:p>
      <text:p text:style-name="P4">
Очікується, що наступного тижня парламент <text:a xlink:type="simple" xlink:href="https://www.ukrinform.ua/tag-izrail" text:style-name="Internet_20_link" text:visited-style-name="Visited_20_Internet_20_Link">
 Ізраїлю</text:a>
 проведе перше з трьох голосувань щодонового законопроєкту, який обмежить право Верховного суду ветувати закони тарішення уряду.</text:p>
      <text:p text:style-name="P4">
<text:span text:style-name="T5">
Перше фото: Courtesy/GIlad Furst</text:span>
</text:p>
      <text:p text:style-name="P4">
Source: <text:a xlink:type="simple" xlink:href="https://www.ukrinform.ua/rubric-world/3733414-v-izraili-majze-180-tisac-ludej-vijsli-na-protesti-proti-sudovoi-reformi.html" text:style-name="Internet_20_link" text:visited-style-name="Visited_20_Internet_20_Link">
https://www.ukrinform.ua/rubric-world/3733414-v-izraili-majze-180-tisac-ludej-vijsli-na-protesti-proti-sudovoi-reformi.html</text:a>
</text:p>
      <!--NEWS-->
      <text:h text:style-name="P10" text:outline-level="1">
<text:span text:style-name="T4">
Додаток Shazam відтепер розпізнає пісні у TikTok, YouTube та Instagram</text:span>
</text:h>
      <text:p text:style-name="P4">
Authors: Ukrinform (Person)</text:p>
      <text:p text:style-name="P4">
Publisher: Укринформ (Organization)</text:p>
      <text:p text:style-name="P4">
Published Time: 2023-07-09T11:06:50+03:00</text:p>
      <text:p text:style-name="P4">
Modified Time: 2023-07-09T11:06:50+03:00</text:p>
      <text:p text:style-name="P4">
Description: Компанія Apple щойно випустила оновлення для сервісу пошуку музики Shazam з функцією розпізнавання пісень у TikTok, YouTube та Instagram. — Укрінформ.</text:p>
      <text:p text:style-name="P4">
Images: ['<text:a xlink:type="simple" xlink:href="https://static.ukrinform.com/photos/2023_07/thumb_files/630_360_1688889861-808.png" text:style-name="Internet_20_link" text:visited-style-name="Visited_20_Internet_20_Link">
630_360_16888...</text:a>
']</text:p>
      <text:p text:style-name="P4">
Tags: ['Instagram', 'Музика', 'YouTube', 'Мобільний додаток', 'TikTok']</text:p>
      <text:p text:style-name="P4">
Type: Article</text:p>
      <!--METADATA-->
      <text:p text:style-name="P4">
<draw:frame draw:style-name="fr1" draw:name="Image71" text:anchor-type="as-char" svg:width="6.9236in" svg:height="3.956343in" draw:z-index="0">
<draw:image xlink:href="../Images/yкринформ/2023-07-09T11-06-50-03-00/630_360_1688889861-808.png" xlink:type="simple" xlink:show="embed" xlink:actuate="onLoad" draw:mime-type="image/png"/>
</draw:frame>
 КомпаніяApple щойно випустила оновлення для сервісу пошуку музики Shazam з функцієюрозпізнавання пісень у TikTok, YouTube та Instagram.</text:p>
      <text:p text:style-name="P4">
Як передає Укрінформ, про це повідомляє портал <text:a xlink:type="simple" xlink:href="http://9to5mac.com/2023/07/06/shazam-tiktok-instagram-youtube/" text:style-name="Internet_20_link" text:visited-style-name="Visited_20_Internet_20_Link">
 9TO5Mac</text:a>
 .</text:p>
      <text:p text:style-name="P4">
Відсьогодні пошуковий сервіс Shazam може ідентифікувати музику, якавідтворюється в інших програмах, зокрема TikTok, YouTube та Instagram.</text:p>
      <text:p text:style-name="P4">
«Просто відкрийте Shazam, торкніться синьої кнопки та поверніться до програми,якою ви користувалися», — йдеться у примітках до випуску оновлення програми.</text:p>
      <text:p text:style-name="P4">
<text:span text:style-name="T4">
Читайте також:</text:span>
 <text:a xlink:type="simple" xlink:href="https://www.ukrinform.ua/rubric-technology/3664782-kilkist-aktivnih-pristroiv-apple-perevisila-dva-milardi.html" text:style-name="Internet_20_link" text:visited-style-name="Visited_20_Internet_20_Link">
 Кількість активних пристроїв Apple перевищила двамільярди </text:a>
</text:p>
      <text:p text:style-name="P4">
Нова функція має бути корисною не лише для визначення того, яка піснявідтворюється в іншій програмі. Позначення пісні тегом може автоматично додатиїї до списку відтворення у додатку Shazam, а програма збереже журналпопередніх позначень.</text:p>
      <text:p text:style-name="P4">
З моменту придбання Shazam компанія <text:a xlink:type="simple" xlink:href="http://www.ukrinform.ua/tag-ssa" text:style-name="Internet_20_link" text:visited-style-name="Visited_20_Internet_20_Link">
 Apple </text:a>
інтегрувала розпізнавання музики безпосередньо в Control Center на iOS длянадзвичайно швидкого доступу до тегів пісень.</text:p>
      <text:p text:style-name="P4">
Окремий додаток Shazam все ще можна використовувати для перегляду історіїтегів, керування списком відтворення Shazam і тепер для позначення пісень вінших програмах.</text:p>
      <text:p text:style-name="P4">
Додаток Shazam доступний безкоштовно в App Store.</text:p>
      <text:p text:style-name="P4">
<text:span text:style-name="T4">
Читайте також:</text:span>
 <text:a xlink:type="simple" xlink:href="https://www.ukrinform.ua/rubric-technology/3680581-apple-zapuskae-zastosunok-iz-klasicnou-muzikou.html" text:style-name="Internet_20_link" text:visited-style-name="Visited_20_Internet_20_Link">
 Apple запускає застосунок із класичною музикою</text:a>
</text:p>
      <text:p text:style-name="P4">
Як повідомляв <text:a xlink:type="simple" xlink:href="https://www.ukrinform.ua/tag-apple#google_vignette" text:style-name="Internet_20_link" text:visited-style-name="Visited_20_Internet_20_Link">
 Укрінформ </text:a>
 , у червні американська компанія Apple презентувалакілька нових пристроїв й оновлень до програмного забезпечення.</text:p>
      <text:p text:style-name="P4">
Source: <text:a xlink:type="simple" xlink:href="https://www.ukrinform.ua/rubric-technology/3733418-dodatok-shazam-vidteper-rozpiznae-pisni-u-tiktok-youtube-ta-instagram.html" text:style-name="Internet_20_link" text:visited-style-name="Visited_20_Internet_20_Link">
https://www.ukrinform.ua/rubric-technology/3733418-dodatok-shazam-vidteper-rozpiznae-pisni-u-tiktok-youtube-ta-instagram.html</text:a>
</text:p>
      <!--NEWS-->
      <text:h text:style-name="P10" text:outline-level="1">
<text:span text:style-name="T4">
На Харківщині через негоду без світла залишилися 15 населених пунктів</text:span>
</text:h>
      <text:p text:style-name="P4">
Authors: Ukrinform (Person)</text:p>
      <text:p text:style-name="P4">
Publisher: Укринформ (Organization)</text:p>
      <text:p text:style-name="P4">
Published Time: 2023-07-09T11:07:09+03:00</text:p>
      <text:p text:style-name="P4">
Modified Time: 2023-07-09T11:07:09+03:00</text:p>
      <text:p text:style-name="P4">
Description: На Харківщині через негоду, яка почалася ввечері 8 липня, знеструмлені 15 населених пунктів, в обласному центрі - локальні відключення через падіння дерев. — Укрінформ.</text:p>
      <text:p text:style-name="P4">
Images: ['<text:a xlink:type="simple" xlink:href="https://static.ukrinform.com/photos/2022_12/thumb_files/630_360_1671098433-923.jpg" text:style-name="Internet_20_link" text:visited-style-name="Visited_20_Internet_20_Link">
630_360_16710...</text:a>
']</text:p>
      <text:p text:style-name="P4">
Tags: ['Харківщина', 'Електропостачання', 'Негода']</text:p>
      <text:p text:style-name="P4">
Type: Article</text:p>
      <!--METADATA-->
      <text:p text:style-name="P4">
<draw:frame draw:style-name="fr1" draw:name="Image72" text:anchor-type="as-char" svg:width="6.9236in" svg:height="3.945353in" draw:z-index="0">
<draw:image xlink:href="../Images/yкринформ/2023-07-09T11-07-09-03-00/630_360_1671098433-923.jpg" xlink:type="simple" xlink:show="embed" xlink:actuate="onLoad" draw:mime-type="image/jpeg"/>
</draw:frame>
 НаХарківщині через негоду, яка почалася ввечері 8 липня, знеструмлені 15населених пунктів, в обласному центрі - локальні відключення через падіннядерев.</text:p>
      <text:p text:style-name="P4">
Про це кореспонденту Укрінформу повідомив речник АТ “Харківобленерго”Володимир Скічко.</text:p>
      <text:p text:style-name="P4">
“У результаті негоди на ранок знеструмлено 15 населених пунктів у Чугуївськомута Харківському районах і у Краснокутській тергромаді Богодухівського району.По Харкову є окремі відключення, які пов‘язані, перш за все, з падінням деревта гілок на повітряні лінії електропередачі”, - поінформував Скічко.</text:p>
      <text:p text:style-name="P4">
Він зауважив, що попри складні погодні умови роботи з відновленняелектропостачання розпочалися ще ввечері, тривали всю ніч та продовжуютьсязараз.</text:p>
      <text:p text:style-name="P4">
“До вечора 9 липня плануємо заживити всіх споживачів”, - сказав Скічко.</text:p>
      <text:p text:style-name="P4">
<text:span text:style-name="T4">
Читайте також:</text:span>
 <text:a xlink:type="simple" xlink:href="https://www.ukrinform.ua/rubric-regions/3733378-na-poltavsini-cerez-grozu-znestrumleni-42-naseleni-punkti.html" text:style-name="Internet_20_link" text:visited-style-name="Visited_20_Internet_20_Link">
 На Полтавщині через грозу знеструмлені 42 населені пункти</text:a>
</text:p>
      <text:p text:style-name="P4">
Як повідомляв Укрінформ, в Івано-Франківській області через зливи <text:a xlink:type="simple" xlink:href="https://www.ukrinform.ua/rubric-regions/3733391-v-ivanofrankivskij-oblasti-cerez-zlivi-zalisautsa-pidtoplenimi-229-dvoriv.html" text:style-name="Internet_20_link" text:visited-style-name="Visited_20_Internet_20_Link">
залишаються підтопленими </text:a>
 8 житлових будинків, 229 дворогосподарств та 91підвал.</text:p>
      <text:p text:style-name="P4">
Source: <text:a xlink:type="simple" xlink:href="https://www.ukrinform.ua/rubric-regions/3733419-na-harkivsini-cerez-negodu-bez-svitla-zalisilisa-15-naselenih-punktiv.html" text:style-name="Internet_20_link" text:visited-style-name="Visited_20_Internet_20_Link">
https://www.ukrinform.ua/rubric-regions/3733419-na-harkivsini-cerez-negodu-bez-svitla-zalisilisa-15-naselenih-punktiv.html</text:a>
</text:p>
      <!--NEWS-->
      <text:h text:style-name="P10" text:outline-level="1">
<text:span text:style-name="T4">
В Узбекистані проходять дострокові президентські вибори</text:span>
</text:h>
      <text:p text:style-name="P4">
Authors: Ukrinform (Person)</text:p>
      <text:p text:style-name="P4">
Publisher: Укринформ (Organization)</text:p>
      <text:p text:style-name="P4">
Published Time: 2023-07-09T11:12:04+03:00</text:p>
      <text:p text:style-name="P4">
Modified Time: 2023-07-09T11:12:04+03:00</text:p>
      <text:p text:style-name="P4">
Description: В Узбекистані у неділю, 9 липня, розпочалися дострокові президентські вибори. — Укрінформ.</text:p>
      <text:p text:style-name="P4">
Images: ['<text:a xlink:type="simple" xlink:href="https://static.ukrinform.com/photos/2016_09/thumb_files/630_360_1473422166-8948.jpg" text:style-name="Internet_20_link" text:visited-style-name="Visited_20_Internet_20_Link">
630_360_14734...</text:a>
']</text:p>
      <text:p text:style-name="P4">
Tags: ['Узбекистан', 'Вибори Президента']</text:p>
      <text:p text:style-name="P4">
Type: Article</text:p>
      <!--METADATA-->
      <text:p text:style-name="P4">
<draw:frame draw:style-name="fr1" draw:name="Image73" text:anchor-type="as-char" svg:width="6.9236in" svg:height="3.956343in" draw:z-index="0">
<draw:image xlink:href="../Images/yкринформ/2023-07-09T11-12-04-03-00/630_360_1473422166-8948.jpg" xlink:type="simple" xlink:show="embed" xlink:actuate="onLoad" draw:mime-type="image/jpeg"/>
</draw:frame>
 ВУзбекистані у неділю, 9 липня, розпочалися дострокові президентські вибори.</text:p>
      <text:p text:style-name="P4">
Як передає Укрінформ, про це повідомляє <text:a xlink:type="simple" xlink:href="http://24.kg/vlast/269946_vuzbekistane_nachalis_dosrochnyie_vyiboryi_prezidenta_kto_pretenduet_napost/" text:style-name="Internet_20_link" text:visited-style-name="Visited_20_Internet_20_Link">
 24.kg</text:a>
.</text:p>
      <text:p text:style-name="P4">
Центральна виборча комісія країни поінформувала, що всі 10 784 виборчихдільниць, у тому числі 56 у 39 державах за кордоном, готові до проведенняголосування.</text:p>
      <text:p text:style-name="P4">
Дільниці будуть відкриті з 08:00 до 20:00 за місцевим часом.</text:p>
      <text:p text:style-name="P4">
Дострокове голосування на президентських виборах в <text:a xlink:type="simple" xlink:href="https://www.ukrinform.ua/tag-uzbekistan" text:style-name="Internet_20_link" text:visited-style-name="Visited_20_Internet_20_Link">
 Узбекистані</text:a>
 проходило з 28 червня до 5 липня.</text:p>
      <text:p text:style-name="P4">
Президентські вибори 9 липня стали першими після внесення змін до Конституціїкраїни на основі результатів референдуму, проведеного 30 квітня.</text:p>
      <text:p text:style-name="P4">
Поправки до Основного закону передбачають збільшення тривалості каденціїлідера Узбекистану із п’яти до семи років.</text:p>
      <text:p text:style-name="P4">
Від Ліберально-демократичної партії Узбекистану висунули кандидатуру чинногопрезидента Шавката Мірзійоєва. Від Соціал-демократичної партії«Справедливість» - Робахон Махмудова.</text:p>
      <text:p text:style-name="P4">
Також за президентство змагатимуться представник Екологічної партії АбдушукурХамзаєв та представник Народно-демократичної партії Улугбек Іноятов.</text:p>
      <text:p text:style-name="P4">
<text:span text:style-name="T4">
Читайте також:</text:span>
 <text:a xlink:type="simple" xlink:href="https://www.ukrinform.ua/rubric-world/3703218-v-uzbekistani-shvalili-zmini-do-konstitucii-prezident-moze-zberegti-posadu-do-2040-roku.html" text:style-name="Internet_20_link" text:visited-style-name="Visited_20_Internet_20_Link">
 В <text:span text:style-name="T4">
Узбекистан</text:span>
 і схвалили зміни до Конституції -президент може зберегти посаду до 2040 року </text:a>
</text:p>
      <text:p text:style-name="P4">
Як повідомлялося, президент Узбекистану Шавкат Мірзійоєв за результатамиреферендуму щодо внесення змін до Конституції <text:a xlink:type="simple" xlink:href="https://www.ukrinform.ua/rubric-world/3706243-v-uzbekistani-ogolosili-dostrokovi-prezidentski-vibori.html" text:style-name="Internet_20_link" text:visited-style-name="Visited_20_Internet_20_Link">
 оголосив достроковіпрезидентські вибори </text:a>
 .</text:p>
      <text:p text:style-name="P4">
Source: <text:a xlink:type="simple" xlink:href="https://www.ukrinform.ua/rubric-world/3733421-v-uzbekistani-prohodat-dostrokovi-prezidentski-vibori.html" text:style-name="Internet_20_link" text:visited-style-name="Visited_20_Internet_20_Link">
https://www.ukrinform.ua/rubric-world/3733421-v-uzbekistani-prohodat-dostrokovi-prezidentski-vibori.html</text:a>
</text:p>
      <!--NEWS-->
      <text:h text:style-name="P10" text:outline-level="1">
<text:span text:style-name="T4">
Стефанішина про участь Зеленського у саміті НАТО: Ніяких рішень ще не ухвалено</text:span>
</text:h>
      <text:p text:style-name="P4">
Authors: Ukrinform (Person)</text:p>
      <text:p text:style-name="P4">
Publisher: Укринформ (Organization)</text:p>
      <text:p text:style-name="P4">
Published Time: 2023-07-09T11:26:00+03:00</text:p>
      <text:p text:style-name="P4">
Modified Time: 2023-07-09T23:26:00+03:00</text:p>
      <text:p text:style-name="P4">
Description: Наразі немає остаточного рішення щодо участі президента України Володимира Зеленського у саміті НАТО у Вільнюсі. — Укрінформ.</text:p>
      <text:p text:style-name="P4">
Images: ['<text:a xlink:type="simple" xlink:href="https://static.ukrinform.com/photos/2023_06/thumb_files/630_360_1685693006-991.jpg" text:style-name="Internet_20_link" text:visited-style-name="Visited_20_Internet_20_Link">
630_360_16856...</text:a>
']</text:p>
      <text:p text:style-name="P4">
Tags: ['НАТО', 'Саміт', 'Саміт НАТО', 'Україна', 'Зеленський', 'Стефанішина']</text:p>
      <text:p text:style-name="P4">
Type: Article</text:p>
      <!--METADATA-->
      <text:p text:style-name="P4">
<draw:frame draw:style-name="fr1" draw:name="Image74" text:anchor-type="as-char" svg:width="6.9236in" svg:height="3.956343in" draw:z-index="0">
<draw:image xlink:href="../Images/yкринформ/2023-07-09T11-26-00-03-00/630_360_1685693006-991.jpg" xlink:type="simple" xlink:show="embed" xlink:actuate="onLoad" draw:mime-type="image/jpeg"/>
</draw:frame>
 Наразінемає остаточного рішення щодо участі президента України ВолодимираЗеленського у саміті НАТО у Вільнюсі.</text:p>
      <text:p text:style-name="P4">
Про це заявила віцепрем'єрка України з питань європейської і євроатлантичноїінтеграції Ольга Стефанішина в інтерв'ю " <text:a xlink:type="simple" xlink:href="https://www.youtube.com/watch" text:style-name="Internet_20_link" text:visited-style-name="Visited_20_Internet_20_Link">
 Європейській правді</text:a>
 ", передає Укрінформ.</text:p>
      <text:p text:style-name="P4">
"Ще не прийнято ніяких остаточних рішень. Ми до кінця не розуміємо форматувсіх зустрічей у Вільнюсі, але і до кінця не розуміємо рішень, які будутьфізично покладені на стіл", - заявила Стефанішина.</text:p>
      <text:p text:style-name="P4">
<text:span text:style-name="T4">
Читайте також:</text:span>
 <text:span text:style-name="T4">
<text:a xlink:type="simple" xlink:href="https://www.ukrinform.ua/rubric-polytics/3732496-ostatocni-risenna-samitu-nato-se-ne-uzgodzeni-trivaut-peremovini-stefanisina.html" text:style-name="Internet_20_link" text:visited-style-name="Visited_20_Internet_20_Link">
 Остаточні рішення Саміту НАТО ще не узгоджені, триваютьперемовини - Стефанішина </text:a>
 </text:span>
</text:p>
      <text:p text:style-name="P4">
Крім цього, вона зазначила, що Україна не знає чого очікувати у фінальнихдокументах: "Тобто моделюємо ситуацію: Вільнюс, відбувається засідання РадиУкраїна - НАТО, виступ Президента на самому саміті. На столі перед лідерамилежать фінальні документи, які пропонують ухвалити з результатами саміту. Отми зараз не знаємо, що буде в цих документах".</text:p>
      <text:p text:style-name="P4">
Зазначається, що від фінальних документів буде залежати, чи поїде Зеленськийна <text:span text:style-name="T4">
<text:a xlink:type="simple" xlink:href="https://www.ukrinform.ua/tag-samit-nato" text:style-name="Internet_20_link" text:visited-style-name="Visited_20_Internet_20_Link">
 саміт </text:a>
 </text:span>
 .</text:p>
      <text:p text:style-name="P4">
"Весь цей тиждень і попередні місяці ми провели в комунікації з союзниками.Президент здійснив низку візитів особисто. Він поїхав у Туреччину вестивідповідні перемовини. І його роль, я думаю, буде визначальна і у рішеннях,які можуть бути ухвалені щодо Швеції. Це дуже важливо. Тому що ми думаємо нетільки за себе, а і за друзів, скажімо так. І тривають перемовини, які ведеЄрмак по гарантіях безпеки. Триває робота по фінальних документах. Ніякихрішень ще не ухвалено", - додала вона.</text:p>
      <text:p text:style-name="P4">
<text:span text:style-name="T4">
Читайте також:</text:span>
 <text:span text:style-name="T4">
<text:a xlink:type="simple" xlink:href="https://www.ukrinform.ua/rubric-polytics/3731722-ostatocni-risenna-pro-vstup-ukraini-do-nato-mozut-uhvaliti-u-vilnusi-stefanisina.html" text:style-name="Internet_20_link" text:visited-style-name="Visited_20_Internet_20_Link">
 Остаточні рішення про вступ України до НАТО можутьухвалити у Вільнюсі - Стефанішина </text:a>
 </text:span>
</text:p>
      <text:p text:style-name="P4">
Як _<text:span text:style-name="T4">
<text:a xlink:type="simple" xlink:href="https://www.ukrinform.ua/rubric-polytics/3731326-nauseda-spodivaetsa-so-zelenskij-priide-u-vilnus-na-samit-nato.html" text:style-name="Internet_20_link" text:visited-style-name="Visited_20_Internet_20_Link">
 повідомлялося </text:a>
 </text:span>
 _ , Президент Литви Гітанас Науседа висловив сподівання, щоПрезидент України Володимир Зеленський приїде у Вільнюс, попри йогопопередження, що він не бачить сенсу їхати, якщо Києву не буде дано «сигнал»на зустрічі, і відіграє важливу роль у прийнятті рішень у Вільнюсі.</text:p>
      <text:p text:style-name="P4">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Ворог частково повернувся на позиції, які займав до підриву Каховської ГЕС – Гуменюк</text:span>
</text:h>
      <text:p text:style-name="P4">
Authors: Ukrinform (Person)</text:p>
      <text:p text:style-name="P4">
Publisher: Укринформ (Organization)</text:p>
      <text:p text:style-name="P4">
Published Time: 2023-07-09T11:31:47+03:00</text:p>
      <text:p text:style-name="P4">
Modified Time: 2023-07-09T11:31:47+03:00</text:p>
      <text:p text:style-name="P4">
Description: Війська Російської Федерації частково повернулися на позиції, які займали до підриву Каховської гідроелектростанції. — Укрінформ.</text:p>
      <text:p text:style-name="P4">
Images: ['<text:a xlink:type="simple" xlink:href="https://static.ukrinform.com/photos/2023_04/thumb_files/630_360_1681805389-752.jpg" text:style-name="Internet_20_link" text:visited-style-name="Visited_20_Internet_20_Link">
630_360_16818...</text:a>
']</text:p>
      <text:p text:style-name="P4">
Tags: ['Війна з Росією', 'Наталія Гуменюк']</text:p>
      <text:p text:style-name="P4">
Type: Article</text:p>
      <!--METADATA-->
      <text:p text:style-name="P4">
<draw:frame draw:style-name="fr1" draw:name="Image75" text:anchor-type="as-char" svg:width="6.9236in" svg:height="3.956343in" draw:z-index="0">
<draw:image xlink:href="../Images/yкринформ/2023-07-09T11-31-47-03-00/630_360_1681805389-752.jpg" xlink:type="simple" xlink:show="embed" xlink:actuate="onLoad" draw:mime-type="image/jpeg"/>
</draw:frame>
 ВійськаРосійської Федерації частково повернулися на позиції, які займали до підривуКаховської гідроелектростанції.</text:p>
      <text:p text:style-name="P4">
Про це повідомила керівниця Об'єднаного координаційного пресцентру Сил оборонипівдня України Наталія Гуменюк в ефірі телемарафону «Єдині новини», передаєУкрінформ.</text:p>
      <text:p text:style-name="P4">
"Там, де вода відійшла досить сильно, вони (війська РФ - ред.) повертаються.Але ця робота для них ускладнена своїм же мінуванням, тому що воно сталостихійним після того, як вода попрацювала з їхніми мінно-вибуховимизагородженнями", - поінформувала вона.</text:p>
      <text:p text:style-name="P4">
Водночас речниця зауважила, що повернення росіян на позиції відбувається «дуженеохоче», адже у них важка гуманітарна ситуація.</text:p>
      <text:p text:style-name="P4">
"Вони продовжують дуже серйозно потерпати від кишкових інфекцій, і деякілікарі діагностують це як холеру", - заявила Гуменюк.</text:p>
      <text:p text:style-name="P4">
<text:span text:style-name="T4">
Читайте також:</text:span>
 <text:a xlink:type="simple" xlink:href="https://www.ukrinform.ua/rubric-ato/3733363-u-cornomu-ta-azovskomu-morah-vidsutni-rosijski-nosii-kalibriv.html" text:style-name="Internet_20_link" text:visited-style-name="Visited_20_Internet_20_Link">
 У Чорному та Азовському морях відсутні російські носії«Калібрів» </text:a>
</text:p>
      <text:p text:style-name="P4">
Як повідомляв <text:a xlink:type="simple" xlink:href="https://www.ukrinform.ua/rubric-regions/3733359-armia-rf-za-dobu-59-raziv-obstrilala-hersonsinu-odna-ludina-poranena.html" text:style-name="Internet_20_link" text:visited-style-name="Visited_20_Internet_20_Link">
 Укрінформ </text:a>
 , російські війська минулої доби, 8 липня, 59 разів обстрілялиХерсонську область.</text:p>
      <text:p text:style-name="P4">
<text:span text:style-name="T5">
Фото: armyinform.com.ua</text:span>
</text:p>
      <text:p text:style-name="P4">
Source: <text:a xlink:type="simple" xlink:href="https://www.ukrinform.ua/rubric-ato/3733425-vorog-castkovo-povernuvsa-na-pozicii-aki-zajmav-do-pidrivu-kahovskoi-ges-gumenuk.html" text:style-name="Internet_20_link" text:visited-style-name="Visited_20_Internet_20_Link">
https://www.ukrinform.ua/rubric-ato/3733425-vorog-castkovo-povernuvsa-na-pozicii-aki-zajmav-do-pidrivu-kahovskoi-ges-gumenuk.html</text:a>
</text:p>
      <!--NEWS-->
      <text:h text:style-name="P10" text:outline-level="1">
<text:span text:style-name="T4">
У Фінляндії відновили внутрішній паспортний контроль через візит Байдена</text:span>
</text:h>
      <text:p text:style-name="P4">
Authors: Ukrinform (Person)</text:p>
      <text:p text:style-name="P4">
Publisher: Укринформ (Organization)</text:p>
      <text:p text:style-name="P4">
Published Time: 2023-07-09T11:34:49+03:00</text:p>
      <text:p text:style-name="P4">
Modified Time: 2023-07-09T11:34:49+03:00</text:p>
      <text:p text:style-name="P4">
Description: Фінляндія тимчасово відновила паспортний контроль на внутрішніх кордонах країни у зв’язку з візитом президента США Джо Байдена до країни, який запланований на 13 липня. — Укрінформ.</text:p>
      <text:p text:style-name="P4">
Images: ['<text:a xlink:type="simple" xlink:href="https://static.ukrinform.com/photos/2023_07/thumb_files/630_360_1688891393-744.png" text:style-name="Internet_20_link" text:visited-style-name="Visited_20_Internet_20_Link">
630_360_16888...</text:a>
']</text:p>
      <text:p text:style-name="P4">
Tags: ['Байден', 'Фінляндія', 'Контроль', 'Візит']</text:p>
      <text:p text:style-name="P4">
Type: Article</text:p>
      <!--METADATA-->
      <text:p text:style-name="P4">
<draw:frame draw:style-name="fr1" draw:name="Image76" text:anchor-type="as-char" svg:width="6.9236in" svg:height="3.956343in" draw:z-index="0">
<draw:image xlink:href="../Images/yкринформ/2023-07-09T11-34-49-03-00/630_360_1688891393-744.png" xlink:type="simple" xlink:show="embed" xlink:actuate="onLoad" draw:mime-type="image/png"/>
</draw:frame>
 Фінляндіятимчасово відновила паспортний контроль на внутрішніх кордонах країни узв’язку з візитом президента США Джо Байдена до країни, який запланований на13 липня.</text:p>
      <text:p text:style-name="P4">
Як передає Укрінформ, про це повідомляє <text:a xlink:type="simple" xlink:href="http://yle.fi/a/74-20040105" text:style-name="Internet_20_link" text:visited-style-name="Visited_20_Internet_20_Link">
 Yle </text:a>
 .</text:p>
      <text:p text:style-name="P4">
Зазначається, що у наступний четвер у Гельсінкі <text:a xlink:type="simple" xlink:href="https://www.ukrinform.ua/tag-bajden" text:style-name="Internet_20_link" text:visited-style-name="Visited_20_Internet_20_Link">
 Байден</text:a>
 зустрінеться з лідерами п'ятискандинавських країн.</text:p>
      <text:p text:style-name="P4">
Тому влада Фінляндії здійснюватиме перевірку документів, що засвідчують особу,на державному кордоні.</text:p>
      <text:p text:style-name="P4">
Цей захід діятиме з 8 по 15 липня та застосовуватиметься на окремихприкордонних пунктах для повітряного та водного сполучення, а також насухопутних кордонах Фінляндії зі Швецією та Норвегією.</text:p>
      <text:p text:style-name="P4">
Запровадження прикордонного контролю не вплине на рух прогулянкових суден.</text:p>
      <text:p text:style-name="P4">
«Тимчасове запровадження прикордонного контролю на внутрішніх кордонах невпливає на право на свободу пересування, закладене в Конституції Фінляндії», —йдеться у повідомленні прикордонної служби Фінляндії.</text:p>
      <text:p text:style-name="P4">
Згідно з Конституцією, громадянам Фінляндії не можна відмовити у в'їзді вкраїну. Однак вони повинні надати документ, що посвідчує особу, наприклад,посвідчення особи або паспорт.</text:p>
      <text:p text:style-name="P4">
Окрім того, усі особи мають право залишити країну, якщо вони не підпадають підзаборону на в’їзд або їхні права на в’їзд не були обмежені згідно з законом.</text:p>
      <text:p text:style-name="P4">
<text:span text:style-name="T4">
Читайте також:</text:span>
 <text:a xlink:type="simple" xlink:href="https://www.ukrinform.ua/rubric-polytics/3730035-direktor-cru-taemno-vidvidav-kiiv-na-pocatku-cervna-zmi.html" text:style-name="Internet_20_link" text:visited-style-name="Visited_20_Internet_20_Link">
 Директор ЦРУ таємно відвідав Київ на початку червня - ЗМІ</text:a>
</text:p>
      <text:p text:style-name="P4">
Регулярний режим руху через кордон Фінляндії відновиться після скасуваннятимчасових заходів, що триватимуть до 15 липня.</text:p>
      <text:p text:style-name="P4">
Внутрішні кордони – це кордони між 27 країнами Шенгенської угоди. До неївходять усі країни ЄС, окрім Ірландії, а також Норвегія, Ісландія, Швейцаріята Ліхтенштейн.</text:p>
      <text:p text:style-name="P4">
<text:span text:style-name="T5">
Фото: Juuso Stoor / Yle</text:span>
</text:p>
      <text:p text:style-name="P4">
Source: <text:a xlink:type="simple" xlink:href="https://www.ukrinform.ua/rubric-world/3733428-u-finlandii-vidnovili-vnutrisnij-pasportnij-kontrol-cerez-vizit-bajdena.html" text:style-name="Internet_20_link" text:visited-style-name="Visited_20_Internet_20_Link">
https://www.ukrinform.ua/rubric-world/3733428-u-finlandii-vidnovili-vnutrisnij-pasportnij-kontrol-cerez-vizit-bajdena.html</text:a>
</text:p>
      <!--NEWS-->
      <text:h text:style-name="P10" text:outline-level="1">
<text:span text:style-name="T4">
На Таврійському напрямку за добу росіяни втратили понад дві роти</text:span>
</text:h>
      <text:p text:style-name="P4">
Authors: Ukrinform (Person)</text:p>
      <text:p text:style-name="P4">
Publisher: Укринформ (Organization)</text:p>
      <text:p text:style-name="P4">
Published Time: 2023-07-09T11:41:11+03:00</text:p>
      <text:p text:style-name="P4">
Modified Time: 2023-07-09T11:41:11+03:00</text:p>
      <text:p text:style-name="P4">
Description: На Таврійському напрямку Сили оборони України продовжують знищувати росіян, за останню добу на цій ділянці фронту загарбники втратили вбитими і пораненими більш як дві роти. — Укрінформ.</text:p>
      <text:p text:style-name="P4">
Images: ['<text:a xlink:type="simple" xlink:href="https://static.ukrinform.com/photos/2023_06/thumb_files/630_360_1685984151-295.jpg" text:style-name="Internet_20_link" text:visited-style-name="Visited_20_Internet_20_Link">
630_360_16859...</text:a>
']</text:p>
      <text:p text:style-name="P4">
Tags: ['Оборона', 'Російські військові', 'Військова техніка', 'Війна з Росією']</text:p>
      <text:p text:style-name="P4">
Type: Article</text:p>
      <!--METADATA-->
      <text:p text:style-name="P4">
<draw:frame draw:style-name="fr1" draw:name="Image77" text:anchor-type="as-char" svg:width="6.9236in" svg:height="3.956343in" draw:z-index="0">
<draw:image xlink:href="../Images/yкринформ/2023-07-09T11-41-11-03-00/630_360_1685984151-295.jpg" xlink:type="simple" xlink:show="embed" xlink:actuate="onLoad" draw:mime-type="image/jpeg"/>
</draw:frame>
 НаТаврійському напрямку Сили оборони України продовжують знищувати росіян, заостанню добу на цій ділянці фронту загарбники втратили вбитими і пораненимибільш як дві роти.</text:p>
      <text:p text:style-name="P4">
Як передає Укрінформ, про це про це командувач оперативно-стратегічногоугруповання військ "Таврія" генерал Олександр Тарнавський повідомив у <text:a xlink:type="simple" xlink:href="http://t.me/otarnavskiy/156" text:style-name="Internet_20_link" text:visited-style-name="Visited_20_Internet_20_Link">
Телеграмі </text:a>
 .</text:p>
      <text:p text:style-name="P4">
За його даними, артилерійські підрозділи Сил оборони протягом доби виконали наТаврійському напрямку 1437 вогневих завдань.</text:p>
      <text:p text:style-name="P4">
Усього за добу українськими захисниками тут знищені 23 одиниці військовоїтехніки росіян, три склади боєприпасів та пункт управління.</text:p>
      <text:p text:style-name="P4">
Серед знищеної техніки загарбників - два танки, самохідна гаубиця 2С19“Мста-С”, БПЛА “Орлан-10”, БПЛА “Мерлін”, БПЛА “Гранат-1”, три самохідніартилерійські установки 2С3 “Акація”, самохідна артилерійська установка 2С7“Піон”, зенітний ракетний комплекс “Бук”, зенітний ракетний комплекс “Тор”,дві самохідні гаубиці 2С5 “Гіацинт-С”, самохідна гаубиця 2А36 “Гіацинт-Б”,РСЗВ “Торнадо”, БМ-21 “Град” та автомобільна техніка.</text:p>
      <text:p text:style-name="P4">
<text:span text:style-name="T4">
Читайте також:</text:span>
 <text:a xlink:type="simple" xlink:href="https://www.ukrinform.ua/rubric-ato/3733384-sili-oboroni-prosuvautsa-na-bahmutskomu-napramku-a-rosiani-potraplaut-u-pastki-sirskij.html" text:style-name="Internet_20_link" text:visited-style-name="Visited_20_Internet_20_Link">
 Сили оборони просуваються на Бахмутському напрямку, аросіяни потрапляють у пастки - <text:span text:style-name="T4">
Сирський</text:span>
 </text:a>
</text:p>
      <text:p text:style-name="P4">
Як повідомляв Укрінформ, за даними Генерального штабу ЗСУ, українські Сили <text:a xlink:type="simple" xlink:href="https://www.ukrinform.ua/tag-oborona" text:style-name="Internet_20_link" text:visited-style-name="Visited_20_Internet_20_Link">
оборони </text:a>
 з 24 лютого 2022 року по 9липня 2023 року <text:a xlink:type="simple" xlink:href="https://www.ukrinform.ua/rubric-ato/3733357-sili-oboroni-znisili-vze-ponad-234-tisaci-rosijskih-zagarbnikiv.html" text:style-name="Internet_20_link" text:visited-style-name="Visited_20_Internet_20_Link">
 ліквідували </text:a>
 близько 234 тисяч 040 російських загарбників, і ще 600 осіб- за минулу добу.</text:p>
      <text:p text:style-name="P4">
Source: <text:a xlink:type="simple" xlink:href="https://www.ukrinform.ua/rubric-ato/3733429-na-tavrijskomu-napramku-za-dobu-rosiani-vtratili-ponad-dvi-roti.html" text:style-name="Internet_20_link" text:visited-style-name="Visited_20_Internet_20_Link">
https://www.ukrinform.ua/rubric-ato/3733429-na-tavrijskomu-napramku-za-dobu-rosiani-vtratili-ponad-dvi-roti.html</text:a>
</text:p>
      <!--NEWS-->
      <text:h text:style-name="P10" text:outline-level="1">
<text:span text:style-name="T4">
Apple у 2026 році випустить MacBook із розкладним екраном – ЗМІ</text:span>
</text:h>
      <text:p text:style-name="P4">
Authors: Ukrinform (Person)</text:p>
      <text:p text:style-name="P4">
Publisher: Укринформ (Organization)</text:p>
      <text:p text:style-name="P4">
Published Time: 2023-07-09T11:47:09+03:00</text:p>
      <text:p text:style-name="P4">
Modified Time: 2023-07-09T11:47:09+03:00</text:p>
      <text:p text:style-name="P4">
Description: Згідно із останніми повідомленнями з Кореї, компанія Apple активно розробляє ноутбук із розкладним екраном. Офіційний запуск продажу нового девайсу запланований на 2026 рік. — Укрінформ.</text:p>
      <text:p text:style-name="P4">
Images: ['<text:a xlink:type="simple" xlink:href="https://static.ukrinform.com/photos/2019_12/thumb_files/630_360_1575636843-490.jpg" text:style-name="Internet_20_link" text:visited-style-name="Visited_20_Internet_20_Link">
630_360_15756...</text:a>
']</text:p>
      <text:p text:style-name="P4">
Tags: ['Apple', 'Технології', 'MacBook']</text:p>
      <text:p text:style-name="P4">
Type: Article</text:p>
      <!--METADATA-->
      <text:p text:style-name="P4">
<draw:frame draw:style-name="fr1" draw:name="Image78" text:anchor-type="as-char" svg:width="6.9236in" svg:height="3.956343in" draw:z-index="0">
<draw:image xlink:href="../Images/yкринформ/2023-07-09T11-47-09-03-00/630_360_1575636843-490.jpg" xlink:type="simple" xlink:show="embed" xlink:actuate="onLoad" draw:mime-type="image/jpeg"/>
</draw:frame>
 Згідно ізостанніми повідомленнями з Кореї, компанія Apple активно розробляє ноутбук ізрозкладним екраном. Офіційний запуск продажу нового девайсу запланований на2026 рік.</text:p>
      <text:p text:style-name="P4">
Як передає Укрінформ, про це повідомляє <text:a xlink:type="simple" xlink:href="http://www.gizmochina.com/2023/07/08/apple-rumored-launch-foldable-screen-macbook-2026/" text:style-name="Internet_20_link" text:visited-style-name="Visited_20_Internet_20_Link">
 Gizmochina.</text:a>
</text:p>
      <text:p text:style-name="P4">
Повідомляється, що <text:a xlink:type="simple" xlink:href="https://www.ukrinform.ua/tag-apple" text:style-name="Internet_20_link" text:visited-style-name="Visited_20_Internet_20_Link">
 Apple </text:a>
 ведеперемовини з постачальниками про виведення на ринок ноутбука MacBook зекраном, який можна скласти навпіл.</text:p>
      <text:p text:style-name="P4">
Конкретні технічні деталі та специфіка нового пристрою від американськоїкомпанії ще не розкриті.</text:p>
      <text:p text:style-name="P4">
Офіційний запуск нового MacBook очікується у 2026 році, проте компанія плануєпредставити його споживачам роком раніше.</text:p>
      <text:p text:style-name="P4">
<text:span text:style-name="T4">
Читайте також:</text:span>
 <text:a xlink:type="simple" xlink:href="https://www.ukrinform.ua/rubric-technology/3718721-leptop-komputeri-i-programne-zabezpecenna-litni-novinki-apple.html" text:style-name="Internet_20_link" text:visited-style-name="Visited_20_Internet_20_Link">
 Лептоп, комп’ютери і програмне забезпечення - літніновинки <text:span text:style-name="T4">
Apple</text:span>
 </text:a>
</text:p>
      <text:p text:style-name="P4">
Як повідомляв Укрінформ, китайська компанія Honor презентувала новий бюджетнийпланшет Honor Pad X9 для європейського ринку. Вартість одного екземплярастановить 250 євро.</text:p>
      <text:p text:style-name="P4">
Source: <text:a xlink:type="simple" xlink:href="https://www.ukrinform.ua/rubric-technology/3733432-apple-u-2026-roci-vipustit-macbook-iz-rozkladnim-ekranom-zmi.html" text:style-name="Internet_20_link" text:visited-style-name="Visited_20_Internet_20_Link">
https://www.ukrinform.ua/rubric-technology/3733432-apple-u-2026-roci-vipustit-macbook-iz-rozkladnim-ekranom-zmi.html</text:a>
</text:p>
      <!--NEWS-->
      <text:h text:style-name="P10" text:outline-level="1">
<text:span text:style-name="T4">
Мінцифри, МОН і компанія Genesis запускають безоплатні ІТ-курси для викладачів вишів</text:span>
</text:h>
      <text:p text:style-name="P4">
Authors: Ukrinform (Person)</text:p>
      <text:p text:style-name="P4">
Publisher: Укринформ (Organization)</text:p>
      <text:p text:style-name="P4">
Published Time: 2023-07-09T11:47:17+03:00</text:p>
      <text:p text:style-name="P4">
Modified Time: 2023-07-09T11:47:17+03:00</text:p>
      <text:p text:style-name="P4">
Description: Міністерство цифрової трансформації, Міністерство освіти і науки та ІТ-компанія Genesis запускають безоплатні курси у сфері продуктового ІТ для викладачів вищих навчальних закладів. — Укрінформ.</text:p>
      <text:p text:style-name="P4">
Images: ['<text:a xlink:type="simple" xlink:href="https://static.ukrinform.com/photos/2021_04/thumb_files/630_360_1618921403-792.jpg" text:style-name="Internet_20_link" text:visited-style-name="Visited_20_Internet_20_Link">
630_360_16189...</text:a>
']</text:p>
      <text:p text:style-name="P4">
Tags: ['Міносвіти', 'Мінцифри', 'Genesis']</text:p>
      <text:p text:style-name="P4">
Type: Article</text:p>
      <!--METADATA-->
      <text:p text:style-name="P4">
<draw:frame draw:style-name="fr1" draw:name="Image79" text:anchor-type="as-char" svg:width="6.9236in" svg:height="3.956343in" draw:z-index="0">
<draw:image xlink:href="../Images/yкринформ/2023-07-09T11-47-17-03-00/630_360_1618921403-792.jpg" xlink:type="simple" xlink:show="embed" xlink:actuate="onLoad" draw:mime-type="image/jpeg"/>
</draw:frame>
Міністерство цифрової трансформації, Міністерство освіти і науки та ІТ-компанія Genesis запускають безоплатні курси у сфері продуктового ІТ длявикладачів вищих навчальних закладів.</text:p>
      <text:p text:style-name="P4">
Як передає Укрінформ, про це Міністерство цифрової трансформації Україниповідомляє у <text:a xlink:type="simple" xlink:href="http://t.me/mintsyfra/4281" text:style-name="Internet_20_link" text:visited-style-name="Visited_20_Internet_20_Link">
 Телеграмі </text:a>
 .</text:p>
      <text:p text:style-name="P4">
“Ви викладач і хочете інтегрувати <text:a xlink:type="simple" xlink:href="http://www.genesis-for-univ.com/courses-for-uni/" text:style-name="Internet_20_link" text:visited-style-name="Visited_20_Internet_20_Link">
 Всеукраїнські курси </text:a>
 в освітніпрограми своїх навчальних закладів? Долучайтеся до безоплатного інтенсиву відІТ-компанії Genesis”, - ідеться у повідомленні.</text:p>
      <text:p text:style-name="P4">
На курсі можна здобути знання у сфері продуктового ІТ, дізнатися про структурукурсів та навчитися ефективно викладати їх для студентів.</text:p>
      <text:p text:style-name="P4">
Після успішного завершення викладачі отримають сертифікат із переліком набутихкомпетенцій та право інтегрувати курси у своєму закладі освіти. Також вониматимуть доступ до конспектів, інфографік, презентацій та бізнес-моделей.</text:p>
      <text:p text:style-name="P4">
З 10 по 21 липня триватиме курс “Створення та розвиток IT-продуктів”, а з 24липня по 4 серпня — курс “Маркетинг IT-продуктів”.</text:p>
      <text:p text:style-name="P4">
Зареєструватися на навчання можна за <text:a xlink:type="simple" xlink:href="http://docs.google.com/forms/d/e/1FAIpQLSerQcVlzBp6hvPKdiQOSzuS1psh29XcNQCx2gWC8OucaueQiA/viewform" text:style-name="Internet_20_link" text:visited-style-name="Visited_20_Internet_20_Link">
 посиланням</text:a>
.</text:p>
      <text:p text:style-name="P4">
Курси розроблені IT-компанією Genesis, Product IT Foundation for Education тастудією онлайн-освіти EdEra спільно з Мінцифри та МОН.</text:p>
      <text:p text:style-name="P4">
Адаптована версія курсу “Створення та розвиток IT-продуктів" розміщена увільному доступі на національній платформі цифрової грамотності "Дія.Освіта”.</text:p>
      <text:p text:style-name="P4">
<text:span text:style-name="T4">
Читайте також:</text:span>
 <text:a xlink:type="simple" xlink:href="https://www.ukrinform.ua/rubric-technology/3730913-aponia-vistupae-za-bils-maki-pravila-vikoristanna-stucnogo-intelektu-niz-es-reuters.html" text:style-name="Internet_20_link" text:visited-style-name="Visited_20_Internet_20_Link">
 Японія виступає за більш м'які правила використанняштучного інтелекту, ніж ЄС - Reuters </text:a>
</text:p>
      <text:p text:style-name="P4">
Як повідомляв Укрінформ, платформа " <text:a xlink:type="simple" xlink:href="https://www.ukrinform.ua/rubric-society/3713799-zelenska-radit-diuosvita-abi-opanuvati-novi-profesijni-navicki.html" text:style-name="Internet_20_link" text:visited-style-name="Visited_20_Internet_20_Link">
 Дія.Освіта</text:a>
 " пропонує ресурси для здобуття чиудосконалення професійних навичок, освітні серіали й дає можливість громадянампройти симулятор робочої ситуації й податися на вакансію в регіоні.</text:p>
      <text:p text:style-name="P4">
<text:span text:style-name="T5">
Фото: Unsplash</text:span>
</text:p>
      <text:p text:style-name="P4">
Source: <text:a xlink:type="simple" xlink:href="https://www.ukrinform.ua/rubric-technology/3733433-mincifri-mon-i-kompania-genesis-zapuskaut-bezoplatni-itkursi-dla-vikladaciv-visiv.html" text:style-name="Internet_20_link" text:visited-style-name="Visited_20_Internet_20_Link">
https://www.ukrinform.ua/rubric-technology/3733433-mincifri-mon-i-kompania-genesis-zapuskaut-bezoplatni-itkursi-dla-vikladaciv-visiv.html</text:a>
</text:p>
      <!--NEWS-->
      <text:h text:style-name="P10" text:outline-level="1">
<text:span text:style-name="T4">
Українські каноїсти виграли «бронзу» на молодіжному ЧС-2023 з веслування</text:span>
</text:h>
      <text:p text:style-name="P4">
Authors: Ukrinform (Person)</text:p>
      <text:p text:style-name="P4">
Publisher: Укринформ (Organization)</text:p>
      <text:p text:style-name="P4">
Published Time: 2023-07-09T11:52:00+03:00</text:p>
      <text:p text:style-name="P4">
Modified Time: 2023-07-09T11:52:00+03:00</text:p>
      <text:p text:style-name="P4">
Description: Українська каное-двійка посіла третє місце на чемпіонаті світу серед юніорів та молоді у запливі на 5000 метрів серед змішаних команд. — Укрінформ.</text:p>
      <text:p text:style-name="P4">
Images: ['<text:a xlink:type="simple" xlink:href="https://static.ukrinform.com/photos/2023_07/thumb_files/630_360_1688892636-839.jpg" text:style-name="Internet_20_link" text:visited-style-name="Visited_20_Internet_20_Link">
630_360_16888...</text:a>
']</text:p>
      <text:p text:style-name="P4">
Tags: ['Веслування на байдарках і каное']</text:p>
      <text:p text:style-name="P4">
Type: Article</text:p>
      <!--METADATA-->
      <text:p text:style-name="P4">
<draw:frame draw:style-name="fr1" draw:name="Image80" text:anchor-type="as-char" svg:width="6.9236in" svg:height="3.956343in" draw:z-index="0">
<draw:image xlink:href="../Images/yкринформ/2023-07-09T11-52-00-03-00/630_360_1688892636-839.jpg" xlink:type="simple" xlink:show="embed" xlink:actuate="onLoad" draw:mime-type="image/jpeg"/>
</draw:frame>
 Українськаканое-двійка посіла третє місце на чемпіонаті світу серед юніорів та молоді узапливі на 5000 метрів серед змішаних команд.</text:p>
      <text:p text:style-name="P4">
Як повідомляє <text:a xlink:type="simple" xlink:href="https://www.facebook.com/ukr.canoe" text:style-name="Internet_20_link" text:visited-style-name="Visited_20_Internet_20_Link">
 Федерація </text:a>
 каное України,українську команду в цій дисципліні представили Олександр Яцюк та КсеніяРоманчук, які показали третій результат у турнірі веслувальників до 23-хроків, передає Укрінформ.</text:p>
      <text:p text:style-name="P4">
Переможцем змагань став польський екіпаж, друге місце посіли веслувальники зУгорщини.</text:p>
      <text:p text:style-name="P4">
<text:span text:style-name="T4">
Читайте також:</text:span>
 <text:a xlink:type="simple" xlink:href="https://www.ukrinform.ua/rubric-sports/3732956-ukrainski-vesluvalniki-vigrali-zoloto-ta-sriblo-na-starti-molodiznogo-cs2023.html" text:style-name="Internet_20_link" text:visited-style-name="Visited_20_Internet_20_Link">
 Українські веслувальники виграли «золото» та «срібло» настарті молодіжного ЧС-2023 </text:a>
</text:p>
      <text:p text:style-name="P4">
Світова першість триває в Ауронцо (Італія).</text:p>
      <text:p text:style-name="P4">
Фото: Facebook.</text:p>
      <text:p text:style-name="P4">
Source: <text:a xlink:type="simple" xlink:href="https://www.ukrinform.ua/rubric-sports/3733435-ukrainski-kanoisti-vigrali-bronzu-na-molodiznomu-cs2023-z-vesluvanna.html" text:style-name="Internet_20_link" text:visited-style-name="Visited_20_Internet_20_Link">
https://www.ukrinform.ua/rubric-sports/3733435-ukrainski-kanoisti-vigrali-bronzu-na-molodiznomu-cs2023-z-vesluvanna.html</text:a>
</text:p>
      <!--NEWS-->
      <text:h text:style-name="P10" text:outline-level="1">
<text:span text:style-name="T4">
Ситуація залишається досить складною, ворог застосовує керовані боєприпаси – Гуменюк</text:span>
</text:h>
      <text:p text:style-name="P4">
Authors: Ukrinform (Person)</text:p>
      <text:p text:style-name="P4">
Publisher: Укринформ (Organization)</text:p>
      <text:p text:style-name="P4">
Published Time: 2023-07-09T11:59:15+03:00</text:p>
      <text:p text:style-name="P4">
Modified Time: 2023-07-09T11:59:15+03:00</text:p>
      <text:p text:style-name="P4">
Description: Ситуація залишається досить складною, адже війська Російської Федерації продовжують застосовувати керовані авіабомби. — Укрінформ.</text:p>
      <text:p text:style-name="P4">
Images: ['<text:a xlink:type="simple" xlink:href="https://static.ukrinform.com/photos/2023_05/thumb_files/630_360_1683456712-688.jpg" text:style-name="Internet_20_link" text:visited-style-name="Visited_20_Internet_20_Link">
630_360_16834...</text:a>
']</text:p>
      <text:p text:style-name="P4">
Tags: ['Війна з Росією', 'Південь України', 'Наталія Гуменюк']</text:p>
      <text:p text:style-name="P4">
Type: Article</text:p>
      <!--METADATA-->
      <text:p text:style-name="P4">
<draw:frame draw:style-name="fr1" draw:name="Image81" text:anchor-type="as-char" svg:width="6.9236in" svg:height="3.956343in" draw:z-index="0">
<draw:image xlink:href="../Images/yкринформ/2023-07-09T11-59-15-03-00/630_360_1683456712-688.jpg" xlink:type="simple" xlink:show="embed" xlink:actuate="onLoad" draw:mime-type="image/jpeg"/>
</draw:frame>
 Ситуаціязалишається досить складною, адже війська Російської Федерації продовжуютьзастосовувати керовані авіабомби.</text:p>
      <text:p text:style-name="P4">
Про це повідомила керівниця Об'єднаного координаційного пресцентру Сил оборонипівдня України Наталія Гуменюк в ефірі телемарафону "Єдині новини", передаєУкрінформ.</text:p>
      <text:p text:style-name="P4">
"Ситуація залишається досить складною, розвивається потужно і енергійно.Оскільки ворог, безуспішно вишукуючи напрямок, звідки йому чекатимаксимального удару, намагається обстрілювати всі населені пункти вздовж лініїфронту", - зауважила вона.</text:p>
      <text:p text:style-name="P4">
Окрім того, спікерка повідомила, що війська <text:a xlink:type="simple" xlink:href="https://www.ukrinform.ua/tag-rosia" text:style-name="Internet_20_link" text:visited-style-name="Visited_20_Internet_20_Link">
 РФ</text:a>
 продовжують застосовувати керованіавіабомби, зокрема в Бериславському напрямку.</text:p>
      <text:p text:style-name="P4">
Водночас, за її словами, інтенсивність обстрілів загалом зменшилась черезрезультативну роботу військ України по складах з російськими боєприпасамиминулого тижня.</text:p>
      <text:p text:style-name="P4">
"Знищення п'яти таких складів боєприпасів у смузі лівого берега все ж такипозначилося на тому, що наразі за минулу добу фактично кількість обстрілівзменшилась до 70, а раніше вона трималася на рівні від 90+", - додала Гуменюк.</text:p>
      <text:p text:style-name="P4">
Вона також поінформувала, що за минулу добу Силами оборони півдня України булознищено 37 окупантів, одна з установок ЗРК "Бук", станція радіоелектронноїборотьби, два човни і дві великокаліберні гармати, якими ворог обстрілювавХерсон.</text:p>
      <text:p text:style-name="P4">
<text:span text:style-name="T4">
Читайте також:</text:span>
 <text:a xlink:type="simple" xlink:href="https://www.ukrinform.ua/rubric-ato/3733425-vorog-castkovo-povernuvsa-na-pozicii-aki-zajmav-do-pidrivu-kahovskoi-ges-gumenuk.html" text:style-name="Internet_20_link" text:visited-style-name="Visited_20_Internet_20_Link">
 Ворог частково повернувся на позиції, які займав допідриву Каховської ГЕС – <text:span text:style-name="T4">
Гуменюк</text:span>
 </text:a>
</text:p>
      <text:p text:style-name="P4">
Як повідомляв <text:a xlink:type="simple" xlink:href="https://www.ukrinform.ua/rubric-ato/3733357-sili-oboroni-znisili-vze-ponad-234-tisaci-rosijskih-zagarbnikiv.html" text:style-name="Internet_20_link" text:visited-style-name="Visited_20_Internet_20_Link">
 Укрінформ </text:a>
 , українськіСили оборони з 24 лютого 2022 року по 9 липня 2023 року ліквідували близько234 040 російських загарбників, і ще 600 осіб - за минулу добу.</text:p>
      <text:p text:style-name="P4">
<text:span text:style-name="T5">
Фото: РБК-Україна</text:span>
</text:p>
      <text:p text:style-name="P4">
Source: <text:a xlink:type="simple" xlink:href="https://www.ukrinform.ua/rubric-ato/3733436-situacia-zalisaetsa-dosit-skladnou-vorog-zastosovue-kerovani-boepripasi-gumenuk.html" text:style-name="Internet_20_link" text:visited-style-name="Visited_20_Internet_20_Link">
https://www.ukrinform.ua/rubric-ato/3733436-situacia-zalisaetsa-dosit-skladnou-vorog-zastosovue-kerovani-boepripasi-gumenuk.html</text:a>
</text:p>
      <!--NEWS-->
      <text:h text:style-name="P10" text:outline-level="1">
<text:span text:style-name="T4">
«Разом ми сильніші»: Зеленський і Дуда вшанували пам'ять жертв Волинської трагедії</text:span>
</text:h>
      <text:p text:style-name="P4">
Authors: Ukrinform (Person)</text:p>
      <text:p text:style-name="P4">
Publisher: Укринформ (Organization)</text:p>
      <text:p text:style-name="P4">
Published Time: 2023-07-09T12:02:00+03:00</text:p>
      <text:p text:style-name="P4">
Modified Time: 2023-07-09T12:02:00+03:00</text:p>
      <text:p text:style-name="P4">
Description: Президенти України та Польщі Володимир Зеленський і Анджей Дуда вшанували пам’ять жертв Волинської трагедії у Луцьку. — Укрінформ.</text:p>
      <text:p text:style-name="P4">
Images: ['<text:a xlink:type="simple" xlink:href="https://static.ukrinform.com/photos/2023_07/thumb_files/630_360_1688893293-7490.jpeg" text:style-name="Internet_20_link" text:visited-style-name="Visited_20_Internet_20_Link">
630_360_16888...</text:a>
']</text:p>
      <text:p text:style-name="P4">
Tags: ['Дуда', 'Луцьк', 'Волинська трагедія', 'Зеленський']</text:p>
      <text:p text:style-name="P4">
Type: Article</text:p>
      <!--METADATA-->
      <text:p text:style-name="P4">
<draw:frame draw:style-name="fr1" draw:name="Image82" text:anchor-type="as-char" svg:width="6.9236in" svg:height="3.956343in" draw:z-index="0">
<draw:image xlink:href="../Images/yкринформ/2023-07-09T12-02-00-03-00/630_360_1688893293-7490.jpeg" xlink:type="simple" xlink:show="embed" xlink:actuate="onLoad" draw:mime-type="image/jpeg"/>
</draw:frame>
Президенти України та Польщі Володимир Зеленський і Анджей Дуда вшанувалипам’ять жертв Волинської трагедії у Луцьку.</text:p>
      <text:p text:style-name="P4">
Про це повідомив глава Української держави у <text:a xlink:type="simple" xlink:href="http://t.me/V_Zelenskiy_official/6912" text:style-name="Internet_20_link" text:visited-style-name="Visited_20_Internet_20_Link">
 Телеграмі,</text:a>
 передає Укрінформ.</text:p>
      <text:p text:style-name="P4">
«Разом вшановуємо всіх невинних жертв Волині! Памʼять нас єднає! Разом мисильніші!», - написав Зеленський.</text:p>
      <text:p text:style-name="P4">
Він доповнив публікацію світлинами з місця подій.</text:p>
      <text:p text:style-name="P4">
</text:p>
      <text:p text:style-name="P4">
<text:a xlink:type="simple" xlink:href="https://static.ukrinform.com/photos/2023_07/1688893292-4265.jpeg" text:style-name="Internet_20_link" text:visited-style-name="Visited_20_Internet_20_Link">
 </text:a>
 <text:a xlink:type="simple" xlink:href="https://static.ukrinform.com/photos/2023_07/1688893293-7490.jpeg" text:style-name="Internet_20_link" text:visited-style-name="Visited_20_Internet_20_Link">
<draw:frame draw:style-name="fr1" draw:name="Image85" text:anchor-type="as-char" svg:width="6.9236in" svg:height="3.956343in" draw:z-index="0">
<draw:image xlink:href="../Images/yкринформ/2023-07-09T12-02-00-03-00/630_360_1688893293-7490.jpeg" xlink:type="simple" xlink:show="embed" xlink:actuate="onLoad" draw:mime-type="image/jpeg"/>
</draw:frame>
</text:a>
 <text:a xlink:type="simple" xlink:href="https://static.ukrinform.com/photos/2023_07/1688893517-1591.jpeg" text:style-name="Internet_20_link" text:visited-style-name="Visited_20_Internet_20_Link">
</text:a>
 <text:a xlink:type="simple" xlink:href="https://static.ukrinform.com/photos/2023_07/1688893293-2420.jpeg" text:style-name="Internet_20_link" text:visited-style-name="Visited_20_Internet_20_Link">
</text:a>
 <text:a xlink:type="simple" xlink:href="https://static.ukrinform.com/photos/2023_07/1688893517-2683.jpeg" text:style-name="Internet_20_link" text:visited-style-name="Visited_20_Internet_20_Link">
</text:a>
 <text:a xlink:type="simple" xlink:href="https://static.ukrinform.com/photos/2023_07/1688893293-1944.jpeg" text:style-name="Internet_20_link" text:visited-style-name="Visited_20_Internet_20_Link">
</text:a>
 <text:a xlink:type="simple" xlink:href="https://static.ukrinform.com/photos/2023_07/1688893292-3141.jpeg" text:style-name="Internet_20_link" text:visited-style-name="Visited_20_Internet_20_Link">
</text:a>
 <text:a xlink:type="simple" xlink:href="https://static.ukrinform.com/photos/2023_07/1688893292-7776.jpeg" text:style-name="Internet_20_link" text:visited-style-name="Visited_20_Internet_20_Link">
</text:a>
 <text:a xlink:type="simple" xlink:href="https://static.ukrinform.com/photos/2023_07/1688893292-9241.jpeg" text:style-name="Internet_20_link" text:visited-style-name="Visited_20_Internet_20_Link">
</text:a>
 <text:a xlink:type="simple" xlink:href="https://static.ukrinform.com/photos/2023_07/1688893293-3513.jpeg" text:style-name="Internet_20_link" text:visited-style-name="Visited_20_Internet_20_Link">
</text:a>
 <text:a xlink:type="simple" xlink:href="https://static.ukrinform.com/photos/2023_07/1688893293-3985.jpeg" text:style-name="Internet_20_link" text:visited-style-name="Visited_20_Internet_20_Link">
</text:a>
 <text:a xlink:type="simple" xlink:href="https://static.ukrinform.com/photos/2023_07/1688893293-7270.jpeg" text:style-name="Internet_20_link" text:visited-style-name="Visited_20_Internet_20_Link">
</text:a>
 <text:a xlink:type="simple" xlink:href="https://static.ukrinform.com/photos/2023_07/1688893292-6586.jpeg" text:style-name="Internet_20_link" text:visited-style-name="Visited_20_Internet_20_Link">
</text:a>
</text:p>
      <text:p text:style-name="P4">
Як повідомляв Укрінформ, Зеленський і Дуда 9 липня <text:a xlink:type="simple" xlink:href="https://www.ukrinform.ua/rubric-polytics/3733409-zelenskij-ta-duda-zustrilisa-u-lucku.html" text:style-name="Internet_20_link" text:visited-style-name="Visited_20_Internet_20_Link">
 прибули</text:a>
 до Луцька, де, зокрема, взяли участь у жалобній месів Кафедральному костелі святих Петра й Павла.</text:p>
      <text:p text:style-name="P4">
<text:span text:style-name="T4">
Читайте також:</text:span>
 <text:a xlink:type="simple" xlink:href="https://www.ukrinform.ua/rubric-polytics/3731394-kvasnevskij-vislovivsa-pro-rol-volinskoi-tragedii-dla-ukraini-j-polsi.html" text:style-name="Internet_20_link" text:visited-style-name="Visited_20_Internet_20_Link">
 Кваснєвський висловився про роль <text:span text:style-name="T4">
Волинської</text:span>
 трагедіїдля України й Польщі </text:a>
</text:p>
      <text:p text:style-name="P4">
Тема Волинської трагедії є однією із суперечливих в українсько-польськихвідносинах. Погляди Києва і Варшави на причини, відповідальність і кількістьжертв з обох сторін дещо відрізняються. Польська сторона наполягає, щовідповідальність за злочин, скоєний в 1943-1944 роках на Волині, несеукраїнська сторона, натомість українська сторона переконує, щовідповідальність несуть обидві сторони і вибачення має бути взаємним.</text:p>
      <text:p text:style-name="P4">
<text:span text:style-name="T4">
Читайте також:</text:span>
 <text:a xlink:type="simple" xlink:href="https://www.ukrinform.ua/rubric-society/3732569-moraveckij-vsanuvav-v-ukraini-pamat-zertv-volinskoi-tragedii.html" text:style-name="Internet_20_link" text:visited-style-name="Visited_20_Internet_20_Link">
 Моравецький вшанував в Україні пам'ять жертв<text:span text:style-name="T4">
Волинської</text:span>
 трагедії </text:a>
</text:p>
      <text:p text:style-name="P4">
Водночас нещодавно Дуда <text:a xlink:type="simple" xlink:href="https://www.ukrinform.ua/rubric-polytics/3729468-duda-ukrainci-i-polaki-spilno-vsanuut-zertv-volinskoi-tragedii.html" text:style-name="Internet_20_link" text:visited-style-name="Visited_20_Internet_20_Link">
 заявив </text:a>
 , що Польща й Україна зближують свої позиції у розумінніскладних історичних питань і планують спільні заходи з вшанування в липніжертв Волинської трагедії.</text:p>
      <text:p text:style-name="P4">
7 липня глави УГКЦ та Польської римо-католицької церкви Святослав Шевчук іСтаніслав Гондецький <text:a xlink:type="simple" xlink:href="https://www.ukrinform.ua/rubric-society/3732808-glavi-ugkc-ta-katolickoi-cerkvi-polsi-pidpisali-zvernenna-sodo-volinskoi-tragedii.html" text:style-name="Internet_20_link" text:visited-style-name="Visited_20_Internet_20_Link">
 підписали спільне звернення у річницю Волинськоїтрагедії, </text:a>
 вякому засудили злочини 80-річної давнини і закликали до примирення і єднанняукраїнського і польського народів.</text:p>
      <text:p text:style-name="P4">
Source: <text:a xlink:type="simple" xlink:href="https://www.ukrinform.ua/rubric-polytics/3733437-razom-mi-silnisi-zelenskij-i-duda-vsanuvali-pamat-zertv-volinskoi-tragedii.html" text:style-name="Internet_20_link" text:visited-style-name="Visited_20_Internet_20_Link">
https://www.ukrinform.ua/rubric-polytics/3733437-razom-mi-silnisi-zelenskij-i-duda-vsanuvali-pamat-zertv-volinskoi-tragedii.html</text:a>
</text:p>
      <!--NEWS-->
      <text:h text:style-name="P10" text:outline-level="1">
<text:span text:style-name="T4">
Байден виступить із публічною промовою у Вільнюсі</text:span>
</text:h>
      <text:p text:style-name="P4">
Authors: Ukrinform (Person)</text:p>
      <text:p text:style-name="P4">
Publisher: Укринформ (Organization)</text:p>
      <text:p text:style-name="P4">
Published Time: 2023-07-09T12:06:40+03:00</text:p>
      <text:p text:style-name="P4">
Modified Time: 2023-07-09T12:06:40+03:00</text:p>
      <text:p text:style-name="P4">
Description: Президент США Джо Байден готує публічний виступ під час свого візиту до Вільнюса наступного тижня на саміт країн-членів НАТО. — Укрінформ.</text:p>
      <text:p text:style-name="P4">
Images: ['<text:a xlink:type="simple" xlink:href="https://static.ukrinform.com/photos/2023_02/thumb_files/630_360_1676892594-489.jpg" text:style-name="Internet_20_link" text:visited-style-name="Visited_20_Internet_20_Link">
630_360_16768...</text:a>
']</text:p>
      <text:p text:style-name="P4">
Tags: ['Байден', 'Литва', 'Саміт НАТО']</text:p>
      <text:p text:style-name="P4">
Type: Article</text:p>
      <!--METADATA-->
      <text:p text:style-name="P4">
<draw:frame draw:style-name="fr1" draw:name="Image97" text:anchor-type="as-char" svg:width="6.9236in" svg:height="3.956343in" draw:z-index="0">
<draw:image xlink:href="../Images/yкринформ/2023-07-09T12-06-40-03-00/630_360_1676892594-489.jpg" xlink:type="simple" xlink:show="embed" xlink:actuate="onLoad" draw:mime-type="image/jpeg"/>
</draw:frame>
 ПрезидентСША Джо Байден готує публічний виступ під час свого візиту до Вільнюсанаступного тижня на саміт країн-членів НАТО.</text:p>
      <text:p text:style-name="P4">
Як передає Укрінформ, про це повідомляє пресслужба посольства США у Литві в <text:a xlink:type="simple" xlink:href="http://www.facebook.com/vilnius.usembassy/posts/pfbid02mzkr7zDqzCCqEFLxRnnH64oNSB89o7d9DFhRRtn1Ly1x62dJE5L1J8f5po1fSrcYl" text:style-name="Internet_20_link" text:visited-style-name="Visited_20_Internet_20_Link">
Фейсбуці</text:a>
.</text:p>
      <text:p text:style-name="P4">
"Президент Байден виступить з публічною промовою у Вільнюському університеті умісті Вільнюс, Литва, у середу, 12 липня, після завершення саміту НАТО", -йдеться у повідомленні.</text:p>
      <text:p text:style-name="P4">
«Литва є близьким союзником та партнером, а зв’язок між нашими країнамиміцніший, ніж будь-коли. Я з нетерпінням чекаю можливості взяти участь у ційісторичній події разом з народом Литви», – зазначив посол США у <text:a xlink:type="simple" xlink:href="https://www.ukrinform.ua/tag-litva" text:style-name="Internet_20_link" text:visited-style-name="Visited_20_Internet_20_Link">
 Литві</text:a>
 Роберт Гілкріст.</text:p>
      <text:p text:style-name="P4">
Захід буде безкоштовним та відкритим для усіх охочих. На виступ зможутьпотрапити ті, хто прийде завчасно, оскільки вхід здійснюватиметься запринципом живої черги.</text:p>
      <text:p text:style-name="P4">
<text:span text:style-name="T4">
Читайте також:</text:span>
 <text:a xlink:type="simple" xlink:href="https://www.ukrinform.ua/rubric-world/3733428-u-finlandii-vidnovili-vnutrisnij-pasportnij-kontrol-cerez-vizit-bajdena.html" text:style-name="Internet_20_link" text:visited-style-name="Visited_20_Internet_20_Link">
 У Фінляндії відновили внутрішній паспортний контрольчерез візит <text:span text:style-name="T4">
Байден</text:span>
 а </text:a>
</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text:span text:style-name="T5">
Фото: ОП</text:span>
</text:p>
      <text:p text:style-name="P4">
Source: <text:a xlink:type="simple" xlink:href="https://www.ukrinform.ua/rubric-world/3733438-bajden-vistupit-iz-publicnou-promovou-u-vilnusi.html" text:style-name="Internet_20_link" text:visited-style-name="Visited_20_Internet_20_Link">
https://www.ukrinform.ua/rubric-world/3733438-bajden-vistupit-iz-publicnou-promovou-u-vilnusi.html</text:a>
</text:p>
      <!--NEWS-->
      <text:h text:style-name="P10" text:outline-level="1">
<text:span text:style-name="T4">
Зеленський присвоїв звання Героя України засновнику розвідгрупи «Бешкетники Сірка»</text:span>
</text:h>
      <text:p text:style-name="P4">
Authors: Ukrinform (Person)</text:p>
      <text:p text:style-name="P4">
Publisher: Укринформ (Organization)</text:p>
      <text:p text:style-name="P4">
Published Time: 2023-07-09T12:09:50+03:00</text:p>
      <text:p text:style-name="P4">
Modified Time: 2023-07-09T12:09:50+03:00</text:p>
      <text:p text:style-name="P4">
Description: Президент Володимир Зеленський відповів на петицію та присвоїв звання Героя України посмертно засновнику розвідгрупи “Бешкетники Сірка” 92-ої ОМБр Івану Щоголеву. — Укрінформ.</text:p>
      <text:p text:style-name="P4">
Images: ['<text:a xlink:type="simple" xlink:href="https://static.ukrinform.com/photos/2023_06/thumb_files/630_360_1687808461-379.jpeg" text:style-name="Internet_20_link" text:visited-style-name="Visited_20_Internet_20_Link">
630_360_16878...</text:a>
']</text:p>
      <text:p text:style-name="P4">
Tags: ['Петиція', 'Розвідка', 'ЗСУ', 'Зеленський']</text:p>
      <text:p text:style-name="P4">
Type: Article</text:p>
      <!--METADATA-->
      <text:p text:style-name="P4">
<draw:frame draw:style-name="fr1" draw:name="Image98" text:anchor-type="as-char" svg:width="6.9236in" svg:height="3.956343in" draw:z-index="0">
<draw:image xlink:href="../Images/yкринформ/2023-07-09T12-09-50-03-00/630_360_1687808461-379.jpeg" xlink:type="simple" xlink:show="embed" xlink:actuate="onLoad" draw:mime-type="image/jpeg"/>
</draw:frame>
 ПрезидентВолодимир Зеленський відповів на петицію та присвоїв звання Героя Українипосмертно засновнику розвідгрупи “Бешкетники Сірка” 92-ої ОМБр Івану Щоголеву.</text:p>
      <text:p text:style-name="P4">
Відповідний <text:a xlink:type="simple" xlink:href="https://www.president.gov.ua/documents/4102023-47465" text:style-name="Internet_20_link" text:visited-style-name="Visited_20_Internet_20_Link">
 Указ </text:a>
 <text:a xlink:type="simple" xlink:href="https://www.president.gov.ua/documents/4102023-47465" text:style-name="Internet_20_link" text:visited-style-name="Visited_20_Internet_20_Link">
</text:a>
 опубліковано на сайтіПрезидента, передає Укрінформ.</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постановляю: присвоїти Івану Щоголеву посмертне звання Героя України тавідзначити його орденом "Золота Зірка", — йдеться у тексті Указу.</text:p>
      <text:p text:style-name="P4">
У відповіді на <text:a xlink:type="simple" xlink:href="https://petition.president.gov.ua/petition/189292" text:style-name="Internet_20_link" text:visited-style-name="Visited_20_Internet_20_Link">
 петицію </text:a>
, що була зареєстрована 12 квітня, Володимир <text:a xlink:type="simple" xlink:href="https://www.ukrinform.ua/tag-zelenskij" text:style-name="Internet_20_link" text:visited-style-name="Visited_20_Internet_20_Link">
 Зеленський</text:a>
 також подякував “всім, хтодолучився, за активну громадянську позицію” та зауважив, що питанням гідноговідзначення кожного захисника і захисниці, які боронять Україну від російськоїагресії, приділяється велика увага.</text:p>
      <text:p text:style-name="P4">
Петицію, яку розмістили побратими загиблого, підтримали більше 27 тисячукраїнців.</text:p>
      <text:p text:style-name="P4">
Харків’янин <text:a xlink:type="simple" xlink:href="https://www.victims.memorial/people/ivan-shcheholev" text:style-name="Internet_20_link" text:visited-style-name="Visited_20_Internet_20_Link">
 Іван Щоголев </text:a>
 (“Щегол”) загинув 25 березня 2023 року в ході виконання бойовогозавдання під час артобстрілу біля села Берестове на Харківщині. Захиснику було24 роки.</text:p>
      <text:p text:style-name="P4">
<text:span text:style-name="T4">
Читайте також:</text:span>
 <text:a xlink:type="simple" xlink:href="https://www.ukrinform.ua/rubric-ato/3733326-prezident-priznaciv-oleksia-pivnenka-komanduvacem-nacgvardii.html" text:style-name="Internet_20_link" text:visited-style-name="Visited_20_Internet_20_Link">
 Президент призначив Олександра Півненка командувачем<text:span text:style-name="T4">
Нацгвардії</text:span>
 </text:a>
</text:p>
      <text:p text:style-name="P4">
З 2016 року він брав участь у російсько-українській війні. Воював у складі ДУК“Правий Сектор”, а згодом підписав контракт із ЗСУ.</text:p>
      <text:p text:style-name="P4">
Щегол служив у 92-й окремій механізованій бригаді імені кошового отамана ІванаСірка. Обіймав посаду головного сержанта розвідувального взводу. Заснував таочолив розвідгрупу «Бешкетники Сірка». За час служби Щегол неодноразово буввідзначений командуванням нагородами. Зокрема, у квітні 2022 року отримаворден «За мужність» ІІІ ступеня.</text:p>
      <text:p text:style-name="P4">
<text:span text:style-name="T5">
Фото: Офіс Президента</text:span>
</text:p>
      <text:p text:style-name="P4">
Source: <text:a xlink:type="simple" xlink:href="https://www.ukrinform.ua/rubric-ato/3733439-zelenskij-prisvoiv-zvanna-geroa-ukraini-zasnovniku-rozvidgrupi-besketniki-sirka.html" text:style-name="Internet_20_link" text:visited-style-name="Visited_20_Internet_20_Link">
https://www.ukrinform.ua/rubric-ato/3733439-zelenskij-prisvoiv-zvanna-geroa-ukraini-zasnovniku-rozvidgrupi-besketniki-sirka.html</text:a>
</text:p>
      <!--NEWS-->
      <text:h text:style-name="P10" text:outline-level="1">
<text:span text:style-name="T4">
У столиці Індії пройшли найсильніші за 20 років дощі</text:span>
</text:h>
      <text:p text:style-name="P4">
Authors: Ukrinform (Person)</text:p>
      <text:p text:style-name="P4">
Publisher: Укринформ (Organization)</text:p>
      <text:p text:style-name="P4">
Published Time: 2023-07-09T12:18:00+03:00</text:p>
      <text:p text:style-name="P4">
Modified Time: 2023-07-09T12:18:00+03:00</text:p>
      <text:p text:style-name="P4">
Description: Щонайменше одна людина загинула внаслідок найсильніших за останні 20 років злив у столиці Індії - Делі. — Укрінформ.</text:p>
      <text:p text:style-name="P4">
Images: ['<text:a xlink:type="simple" xlink:href="https://static.ukrinform.com/photos/2023_07/thumb_files/630_360_1688894130-230.jpg" text:style-name="Internet_20_link" text:visited-style-name="Visited_20_Internet_20_Link">
630_360_16888...</text:a>
']</text:p>
      <text:p text:style-name="P4">
Tags: ['Дощ', 'Індія', 'Підтоплення']</text:p>
      <text:p text:style-name="P4">
Type: Article</text:p>
      <!--METADATA-->
      <text:p text:style-name="P4">
<draw:frame draw:style-name="fr1" draw:name="Image99" text:anchor-type="as-char" svg:width="6.9236in" svg:height="3.956343in" draw:z-index="0">
<draw:image xlink:href="../Images/yкринформ/2023-07-09T12-18-00-03-00/630_360_1688894130-230.jpg" xlink:type="simple" xlink:show="embed" xlink:actuate="onLoad" draw:mime-type="image/jpeg"/>
</draw:frame>
 Щонайменшеодна людина загинула внаслідок найсильніших за останні 20 років злив у столиціІндії - Делі.</text:p>
      <text:p text:style-name="P4">
Як передає Укрінформ, про це повідомляє <text:a xlink:type="simple" xlink:href="https://www.ndtv.com/india-news/heavy-rain-batters-north-india-more-showers-predicted-today-4190636" text:style-name="Internet_20_link" text:visited-style-name="Visited_20_Internet_20_Link">
 NDTV </text:a>
 .</text:p>
      <text:p text:style-name="P4">
Як зазначається, у місті зафіксовано 153 мм опадів за 24 години, що єнайбільшим показником за один день у липні з 1982 року.</text:p>
      <text:p text:style-name="P4">
У Делі та прилеглих районах сьогодні йшов сильний дощ. Декілька частин округуГуруграма зазнали відключень електроенергії через негоду.</text:p>
      <text:p text:style-name="P4">
Внаслідок негоди у Делі загинула 58-річна жінка, на неї обвалилася стеля їїквартири. Окрім того, четверо людей загинули внаслідок потужних <text:a xlink:type="simple" xlink:href="https://www.ukrinform.ua/tag-dos" text:style-name="Internet_20_link" text:visited-style-name="Visited_20_Internet_20_Link">
 дощів</text:a>
 у штаті Раджастхан протягом останніх 24годин.</text:p>
      <text:p text:style-name="P4">
<text:span text:style-name="T4">
Читайте також:</text:span>
 <text:a xlink:type="simple" xlink:href="https://www.ukrinform.ua/rubric-world/3730058-v-indonezii-stavsa-potuznij-zemletrus.html" text:style-name="Internet_20_link" text:visited-style-name="Visited_20_Internet_20_Link">
 В Індонезії стався потужний <text:span text:style-name="T4">
землетрус</text:span>
</text:a>
</text:p>
      <text:p text:style-name="P4">
Індійський метрологічний департамент (IMD) прогнозує надзвичайно сильні дощідля Делі, Хар’яни, Хімачал-Прадешу, Уттаракханду, Раджастану, Пенджабу таДжамму і Кашміру.</text:p>
      <text:p text:style-name="P4">
Як повідомляв Укрінформ, 3 липня в південно-західному регіоні Японії Кюсюпройшов сильний дощ, внаслідок якого обвалився міст, а в місті Кумамотооголосили про евакуацію близько 360 тисяч жителів.</text:p>
      <text:p text:style-name="P4">
<text:span text:style-name="T5">
Фото: ANI</text:span>
</text:p>
      <text:p text:style-name="P4">
Source: <text:a xlink:type="simple" xlink:href="https://www.ukrinform.ua/rubric-world/3733442-u-stolici-indii-projsli-najsilnisi-za-20-rokiv-dosi.html" text:style-name="Internet_20_link" text:visited-style-name="Visited_20_Internet_20_Link">
https://www.ukrinform.ua/rubric-world/3733442-u-stolici-indii-projsli-najsilnisi-za-20-rokiv-dosi.html</text:a>
</text:p>
      <!--NEWS-->
      <text:h text:style-name="P10" text:outline-level="1">
<text:span text:style-name="T4">
Елтон Джон завершив п’ятирічний прощальний тур</text:span>
</text:h>
      <text:p text:style-name="P4">
Authors: Ukrinform (Person)</text:p>
      <text:p text:style-name="P4">
Publisher: Укринформ (Organization)</text:p>
      <text:p text:style-name="P4">
Published Time: 2023-07-09T12:24:23+03:00</text:p>
      <text:p text:style-name="P4">
Modified Time: 2023-07-09T12:24:23+03:00</text:p>
      <text:p text:style-name="P4">
Description: Всесвітньо відомий британський музикант Елтон Джон завершив свій прощальний тур, який тривав п’ять років, концертом у Стокгольмі. — Укрінформ.</text:p>
      <text:p text:style-name="P4">
Images: ['<text:a xlink:type="simple" xlink:href="https://static.ukrinform.com/photos/2018_06/thumb_files/630_360_1529399413-8098.jpg" text:style-name="Internet_20_link" text:visited-style-name="Visited_20_Internet_20_Link">
630_360_15293...</text:a>
']</text:p>
      <text:p text:style-name="P4">
Tags: ['Британія', 'Концерт', 'Музикант', 'співак']</text:p>
      <text:p text:style-name="P4">
Type: Article</text:p>
      <!--METADATA-->
      <text:p text:style-name="P4">
<draw:frame draw:style-name="fr1" draw:name="Image100" text:anchor-type="as-char" svg:width="6.9236in" svg:height="3.956343in" draw:z-index="0">
<draw:image xlink:href="../Images/yкринформ/2023-07-09T12-24-23-03-00/630_360_1529399413-8098.jpg" xlink:type="simple" xlink:show="embed" xlink:actuate="onLoad" draw:mime-type="image/jpeg"/>
</draw:frame>
Всесвітньо відомий британський музикант Елтон Джон завершив свій прощальнийтур, який тривав п’ять років, концертом у Стокгольмі.</text:p>
      <text:p text:style-name="P4">
Як передає Укрінформ, про це повідомляє <text:a xlink:type="simple" xlink:href="https://www.bbc.com/news/entertainment-arts-66145901" text:style-name="Internet_20_link" text:visited-style-name="Visited_20_Internet_20_Link">
 ВВС</text:a>
 .</text:p>
      <text:p text:style-name="P4">
Фінальний концерт туру у столиці Швеції тривав у суботу ввечері більше двохгодин.</text:p>
      <text:p text:style-name="P4">
76-річний музикант є володарем п’яти премій «Греммі». Його кар’єра тривала 50років, упродовж яких Елтон Джон встиг дати майже 4600 концертів у різнихкраїнах світу.</text:p>
      <text:p text:style-name="P4">
Сер Елтон Джон розпочав світовий прощальний тур Farewell Yellow Brick Road(Прощання з дорогою з жовтої цегли), назва якого подібна до однієї з пісеньмузиканта, у 2018 році в Північній Америці.</text:p>
      <text:p text:style-name="P4">
<text:a xlink:type="simple" xlink:href="https://www.ukrinform.ua/tag-muzikant" text:style-name="Internet_20_link" text:visited-style-name="Visited_20_Internet_20_Link">
 Музикант </text:a>
 підтвердив, що ніколибільше не гастролюватиме, проте у майбутньому може дати один концерт.</text:p>
      <text:p text:style-name="P4">
<text:span text:style-name="T4">
Читайте також:</text:span>
 <text:a xlink:type="simple" xlink:href="https://www.ukrinform.ua/rubric-culture/3732944-dudarik-na-festivali-u-latvii-vikonav-gimn-ukraini-iz-15-tisacami-horistiv.html" text:style-name="Internet_20_link" text:visited-style-name="Visited_20_Internet_20_Link">
 « <text:span text:style-name="T4">
Дударик</text:span>
 » на фестивалі у Латвії виконав ГімнУкраїни із 15 тисячами хористів </text:a>
</text:p>
      <text:p text:style-name="P4">
За даними журналу Billboard, останній концертний тур Елтона Джона бувнаймасовішим в історії – прибутки від продажу квитків становили 900 мільйонівдоларів США.</text:p>
      <text:p text:style-name="P4">
Як повідомляв Укрінформ, благодійний фонд Елтона Джона Еlton John AIDSFoundation виділив 125 тисяч доларів на закупівлю для України біохімічниханалізаторів крові.</text:p>
      <text:p text:style-name="P4">
Source: <text:a xlink:type="simple" xlink:href="https://www.ukrinform.ua/rubric-culture/3733444-elton-dzon-zaversiv-patiricnij-prosalnij-tur.html" text:style-name="Internet_20_link" text:visited-style-name="Visited_20_Internet_20_Link">
https://www.ukrinform.ua/rubric-culture/3733444-elton-dzon-zaversiv-patiricnij-prosalnij-tur.html</text:a>
</text:p>
      <!--NEWS-->
      <text:h text:style-name="P10" text:outline-level="1">
<text:span text:style-name="T4">
Russian artillery shelled Nikopol today</text:span>
</text:h>
      <text:p text:style-name="P4">
Authors: liveuamap (Language: en)</text:p>
      <text:p text:style-name="P4">
Time: 2023-07-09T12:39:38</text:p>
      <text:p text:style-name="P4">
Location: Zaporizhia (Latitude:47.56367 Longtitude:34.39459)</text:p>
      <text:p text:style-name="P4">
Videos: []</text:p>
      <text:p text:style-name="P4">
Images: ["<text:a xlink:type="simple" xlink:href="https://liveuamap.com/pics/2023/07/09/22574893_0.jpg" text:style-name="Internet_20_link" text:visited-style-name="Visited_20_Internet_20_Link">
22574893_0.jpg</text:a>
", "<text:a xlink:type="simple" xlink:href="https://liveuamap.com/pics/2023/07/09/22574893_1.jpg" text:style-name="Internet_20_link" text:visited-style-name="Visited_20_Internet_20_Link">
22574893_1.jpg</text:a>
", "<text:a xlink:type="simple" xlink:href="https://liveuamap.com/pics/2023/07/09/22574893_2.jpg" text:style-name="Internet_20_link" text:visited-style-name="Visited_20_Internet_20_Link">
22574893_2.jpg</text:a>
", "<text:a xlink:type="simple" xlink:href="https://liveuamap.com/pics/2023/07/09/22574893_3.jpg" text:style-name="Internet_20_link" text:visited-style-name="Visited_20_Internet_20_Link">
22574893_3.jpg</text:a>
"]</text:p>
      <text:p text:style-name="P4">
Tags: ["Europe", "Central and Eastern Europe"]</text:p>
      <text:p text:style-name="P4">
ID: 22574893</text:p>
      <!--METADATA-->
      <text:p text:style-name="P4">
Russian artillery shelled Nikopol today</text:p>
      <text:p text:style-name="P4">
<draw:frame draw:style-name="fr1" draw:name="Image102" text:anchor-type="as-char" svg:width="6.9236in" svg:height="4.612849in" draw:z-index="0">
<draw:image xlink:href="../Images/liveuamap/2023-07-09T12-39-38/22574893_1.jpg" xlink:type="simple" xlink:show="embed" xlink:actuate="onLoad" draw:mime-type="image/jpeg"/>
</draw:frame>
<draw:frame draw:style-name="fr1" draw:name="Image103" text:anchor-type="as-char" svg:width="6.9236in" svg:height="5.149428in" draw:z-index="0">
<draw:image xlink:href="../Images/liveuamap/2023-07-09T12-39-38/22574893_2.jpg" xlink:type="simple" xlink:show="embed" xlink:actuate="onLoad" draw:mime-type="image/jpeg"/>
</draw:frame>
<draw:frame draw:style-name="fr1" draw:name="Image104" text:anchor-type="as-char" svg:width="6.9236in" svg:height="5.1927in" draw:z-index="0">
<draw:image xlink:href="../Images/liveuamap/2023-07-09T12-39-38/22574893_3.jpg" xlink:type="simple" xlink:show="embed" xlink:actuate="onLoad" draw:mime-type="image/jpeg"/>
</draw:frame>
</text:p>
      <text:p text:style-name="P4">
News Collection Link: <text:a xlink:type="simple" xlink:href="https:\/\/liveuamap.com\/en\/2023\/9-july-russian-artillery-shelled-nikopol-today" text:style-name="Internet_20_link" text:visited-style-name="Visited_20_Internet_20_Link">
https:\/\/liveuamap.com\/en\/2023\/9-july-russian-artillery-shelled-nikopol-today</text:a>
</text:p>
      <text:p text:style-name="P4">
Source: <text:a xlink:type="simple" xlink:href="https://t.me/dneproperatyv/67584" text:style-name="Internet_20_link" text:visited-style-name="Visited_20_Internet_20_Link">
https://t.me/dneproperatyv/67584</text:a>
</text:p>
      <!--NEWS-->
      <text:h text:style-name="P10" text:outline-level="1">
<text:span text:style-name="T4">
У Конотопі немає води - знеструмлений водозабір</text:span>
</text:h>
      <text:p text:style-name="P4">
Authors: Ukrinform (Person)</text:p>
      <text:p text:style-name="P4">
Publisher: Укринформ (Organization)</text:p>
      <text:p text:style-name="P4">
Published Time: 2023-07-09T12:41:00+03:00</text:p>
      <text:p text:style-name="P4">
Modified Time: 2023-07-09T12:41:00+03:00</text:p>
      <text:p text:style-name="P4">
Description: У Конотопі на Сумщині через знеструмлення припинили водопостачання. — Укрінформ.</text:p>
      <text:p text:style-name="P4">
Images: ['<text:a xlink:type="simple" xlink:href="https://static.ukrinform.com/photos/2020_01/thumb_files/630_360_1580371360-546.jpg" text:style-name="Internet_20_link" text:visited-style-name="Visited_20_Internet_20_Link">
630_360_15803...</text:a>
']</text:p>
      <text:p text:style-name="P4">
Tags: ['Конотоп', 'Сумщина', 'Вода', 'Електропостачання']</text:p>
      <text:p text:style-name="P4">
Type: Article</text:p>
      <!--METADATA-->
      <text:p text:style-name="P4">
<draw:frame draw:style-name="fr1" draw:name="Image105" text:anchor-type="as-char" svg:width="6.9236in" svg:height="3.956343in" draw:z-index="0">
<draw:image xlink:href="../Images/yкринформ/2023-07-09T12-41-00-03-00/630_360_1580371360-546.jpg" xlink:type="simple" xlink:show="embed" xlink:actuate="onLoad" draw:mime-type="image/jpeg"/>
</draw:frame>
 У Конотопіна Сумщині через знеструмлення припинили водопостачання.</text:p>
      <text:p text:style-name="P4">
Про це повідомив у <text:a xlink:type="simple" xlink:href="https://www.facebook.com/permalink.php" text:style-name="Internet_20_link" text:visited-style-name="Visited_20_Internet_20_Link">
 Фейсбуці</text:a>
Конотопський водоканал, передає Укрінформ.</text:p>
      <text:p text:style-name="P4">
“9 липня у зв'язку з відсутністю електроживлення на центральному водозаборі <text:a xlink:type="simple" xlink:href="https://www.ukrinform.ua/tag-voda" text:style-name="Internet_20_link" text:visited-style-name="Visited_20_Internet_20_Link">
вода </text:a>
 у місті відсутня, подача водивідновиться після підключення електроенергії до наших об'єктів”, - йдеться уповідомленні.</text:p>
      <text:p text:style-name="P4">
<text:span text:style-name="T4">
Читайте також:</text:span>
 <text:a xlink:type="simple" xlink:href="https://www.ukrinform.ua/rubric-regions/3733419-na-harkivsini-cerez-negodu-bez-svitla-zalisilisa-15-naselenih-punktiv.html" text:style-name="Internet_20_link" text:visited-style-name="Visited_20_Internet_20_Link">
 На Харківщині через <text:span text:style-name="T4">
негоду</text:span>
 без світла залишилися 15населених пунктів </text:a>
</text:p>
      <text:p text:style-name="P4">
Як повідомляв Укрінформ, у Полтавській області після нічної грози безелектропостачання <text:a xlink:type="simple" xlink:href="https://www.ukrinform.ua/rubric-regions/3733378-na-poltavsini-cerez-grozu-znestrumleni-42-naseleni-punkti.html" text:style-name="Internet_20_link" text:visited-style-name="Visited_20_Internet_20_Link">
 </text:a>
 <text:a xlink:type="simple" xlink:href="https://www.ukrinform.ua/rubric-regions/3733378-na-poltavsini-cerez-grozu-znestrumleni-42-naseleni-punkti.html" text:style-name="Internet_20_link" text:visited-style-name="Visited_20_Internet_20_Link">
 залишилися</text:a>
 <text:a xlink:type="simple" xlink:href="https://www.ukrinform.ua/rubric-regions/3733378-na-poltavsini-cerez-grozu-znestrumleni-42-naseleni-punkti.html" text:style-name="Internet_20_link" text:visited-style-name="Visited_20_Internet_20_Link">
 </text:a>
 42 населені пункти.</text:p>
      <text:p text:style-name="P4">
Source: <text:a xlink:type="simple" xlink:href="https://www.ukrinform.ua/rubric-regions/3733453-u-konotopi-nemae-vodi-znestrumlenij-vodozabir.html" text:style-name="Internet_20_link" text:visited-style-name="Visited_20_Internet_20_Link">
https://www.ukrinform.ua/rubric-regions/3733453-u-konotopi-nemae-vodi-znestrumlenij-vodozabir.html</text:a>
</text:p>
      <!--NEWS-->
      <text:h text:style-name="P10" text:outline-level="1">
<text:span text:style-name="T4">
Explosions reported at Russian base north to Melitopol</text:span>
</text:h>
      <text:p text:style-name="P4">
Authors: liveuamap (Language: en)</text:p>
      <text:p text:style-name="P4">
Time: 2023-07-09T12:42:20</text:p>
      <text:p text:style-name="P4">
Location: Melitopol, Zaporizhzhia (Latitude:46.9875 Longtitude:35.45975)</text:p>
      <text:p text:style-name="P4">
Videos: []</text:p>
      <text:p text:style-name="P4">
Images: ["<text:a xlink:type="simple" xlink:href="https://liveuamap.com/pics/2023/07/09/22574894_0.jpg" text:style-name="Internet_20_link" text:visited-style-name="Visited_20_Internet_20_Link">
22574894_0.jpg</text:a>
"]</text:p>
      <text:p text:style-name="P4">
Tags: []</text:p>
      <text:p text:style-name="P4">
ID: 22574894</text:p>
      <!--METADATA-->
      <text:p text:style-name="P4">
Explosions reported at Russian base north to Melitopol</text:p>
      <text:p text:style-name="P4">
<draw:frame draw:style-name="fr1" draw:name="Image106" text:anchor-type="as-char" svg:width="6.9236in" svg:height="5.98026in" draw:z-index="0">
<draw:image xlink:href="../Images/liveuamap/2023-07-09T12-42-20/22574894_0.jpg" xlink:type="simple" xlink:show="embed" xlink:actuate="onLoad" draw:mime-type="image/jpeg"/>
</draw:frame>
</text:p>
      <text:p text:style-name="P4">
News Collection Link: <text:a xlink:type="simple" xlink:href="https:\/\/liveuamap.com\/en\/2023\/9-july-explosions-reported-at-russian-base-north-to-melitopol" text:style-name="Internet_20_link" text:visited-style-name="Visited_20_Internet_20_Link">
https:\/\/liveuamap.com\/en\/2023\/9-july-explosions-reported-at-russian-base-north-to-melitopol</text:a>
</text:p>
      <text:p text:style-name="P4">
Source: <text:a xlink:type="simple" xlink:href="https://t.me/ukrpravda_news/32985" text:style-name="Internet_20_link" text:visited-style-name="Visited_20_Internet_20_Link">
https://t.me/ukrpravda_news/32985</text:a>
</text:p>
      <!--NEWS-->
      <text:h text:style-name="P10" text:outline-level="1">
<text:span text:style-name="T4">
Франція купить у США протитанкові ракети Hellfire на понад $200 мільйонів</text:span>
</text:h>
      <text:p text:style-name="P4">
Authors: Ukrinform (Person)</text:p>
      <text:p text:style-name="P4">
Publisher: Укринформ (Organization)</text:p>
      <text:p text:style-name="P4">
Published Time: 2023-07-09T12:43:00+03:00</text:p>
      <text:p text:style-name="P4">
Modified Time: 2023-07-09T23:43:00+03:00</text:p>
      <text:p text:style-name="P4">
Description: Державний департамент США схвалив можливий продаж Франції ракет AGM-114R2 Hellfire та супутнього обладнання орієнтовною вартістю 203 млн доларів. — Укрінформ.</text:p>
      <text:p text:style-name="P4">
Images: ['<text:a xlink:type="simple" xlink:href="https://static.ukrinform.com/photos/2016_01/thumb_files/630_360_1452247972-9694-hellfire.jpg" text:style-name="Internet_20_link" text:visited-style-name="Visited_20_Internet_20_Link">
630_360_14522...</text:a>
']</text:p>
      <text:p text:style-name="P4">
Tags: ['Франція', 'Оборона', 'Ракета', 'США']</text:p>
      <text:p text:style-name="P4">
Type: Article</text:p>
      <!--METADATA-->
      <text:p text:style-name="P4">
<draw:frame draw:style-name="fr1" draw:name="Image107" text:anchor-type="as-char" svg:width="6.9236in" svg:height="3.956343in" draw:z-index="0">
<draw:image xlink:href="../Images/yкринформ/2023-07-09T12-43-00-03-00/630_360_1452247972-9694-hellfire.jpg" xlink:type="simple" xlink:show="embed" xlink:actuate="onLoad" draw:mime-type="image/jpeg"/>
</draw:frame>
Державний департамент США схвалив можливий продаж Франції ракет AGM-114R2Hellfire та супутнього обладнання орієнтовною вартістю 203 млн доларів.</text:p>
      <text:p text:style-name="P4">
Як передає Укрінформ, про це <text:a xlink:type="simple" xlink:href="https://www.dsca.mil/press-media/major-arms-sales/france-hellfire-missiles" text:style-name="Internet_20_link" text:visited-style-name="Visited_20_Internet_20_Link">
 повідомляє </text:a>
 Управління воєнногоспівробітництва Міністерства оборони США.</text:p>
      <text:p text:style-name="P4">
Відомство повідомило про цю операцію Конгрес.</text:p>
      <text:p text:style-name="P4">
Уряд Франції звернувся з проханням придбати до 1 515 таких ракет. Головнимпідрядником виступатиме американська корпорація Lockheed Martin.</text:p>
      <text:p text:style-name="P4">
<text:span text:style-name="T4">
Читайте також:</text:span>
 <text:span text:style-name="T4">
<text:a xlink:type="simple" xlink:href="https://www.ukrinform.ua/rubric-world/3716083-polsa-kupila-u-ssa-protitankovi-raketi-hellfire.html" text:style-name="Internet_20_link" text:visited-style-name="Visited_20_Internet_20_Link">
 Польща купила у США протитанкові ракети Hellfire</text:a>
 </text:span>
</text:p>
      <text:p text:style-name="P4">
Зазначається, цей продаж сприятиме посиленню безпеки країни НАТО, що єважливим чинником політичної стабільності та економічного прогресу в Європі.</text:p>
      <text:p text:style-name="P4">
AGM-114R2 Hellfire – керована протитанкова <text:span text:style-name="T4">
<text:a xlink:type="simple" xlink:href="https://www.ukrinform.ua/tag-raketa" text:style-name="Internet_20_link" text:visited-style-name="Visited_20_Internet_20_Link">
 ракета</text:a>
 </text:span>
 класу «повітря – земля», щозапускається без прямого візуального контакту з ціллю з гелікоптерів, літаків,безпілотників, а також із наземних транспортних засобів. Скеровується променемлазера або іншими системами.</text:p>
      <text:p text:style-name="P4">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Футболісти «Карпат-2» виступатимуть у Другій лізі</text:span>
</text:h>
      <text:p text:style-name="P4">
Authors: Ukrinform (Person)</text:p>
      <text:p text:style-name="P4">
Publisher: Укринформ (Organization)</text:p>
      <text:p text:style-name="P4">
Published Time: 2023-07-09T12:57:00+03:00</text:p>
      <text:p text:style-name="P4">
Modified Time: 2023-07-09T12:57:00+03:00</text:p>
      <text:p text:style-name="P4">
Description: Львівським «Карпатам-2» дозволили взяти участь у чемпіонаті України з футболу серед команд Другої ліги — Укрінформ.</text:p>
      <text:p text:style-name="P4">
Images: ['<text:a xlink:type="simple" xlink:href="https://static.ukrinform.com/photos/2023_07/thumb_files/630_360_1688896620-610.jpg" text:style-name="Internet_20_link" text:visited-style-name="Visited_20_Internet_20_Link">
630_360_16888...</text:a>
']</text:p>
      <text:p text:style-name="P4">
Tags: ['Футбол', 'Карпати']</text:p>
      <text:p text:style-name="P4">
Type: Article</text:p>
      <!--METADATA-->
      <text:p text:style-name="P4">
<draw:frame draw:style-name="fr1" draw:name="Image108" text:anchor-type="as-char" svg:width="6.9236in" svg:height="3.956343in" draw:z-index="0">
<draw:image xlink:href="../Images/yкринформ/2023-07-09T12-57-00-03-00/630_360_1688896620-610.jpg" xlink:type="simple" xlink:show="embed" xlink:actuate="onLoad" draw:mime-type="image/jpeg"/>
</draw:frame>
 Львівським«Карпатам-2» дозволили взяти участь у чемпіонаті України з футболу середкоманд Другої ліги</text:p>
      <text:p text:style-name="P4">
Як стало відомо <text:a xlink:type="simple" xlink:href="https://sport.ua/uk/news/633257-karpatam-2-dozvolili-priynyati-uchast-u-chempionati-drugoi-ligi" text:style-name="Internet_20_link" text:visited-style-name="Visited_20_Internet_20_Link">
 Sport.ua</text:a>
 , резервісти «Карпат», як і головна команда, щозмагатиметься в Першому дивізіоні, свої календарні матчі проводитимуть уЛьвові на стадіоні «Україна», передає Укрінформ.</text:p>
      <text:p text:style-name="P4">
За інформацією джерела, кістяк команди «Карпати-2» складатимуть юні підопічнівідомого в минулому захисника «зелено-білих» Володимира Вільчинського, якіостаннім часом виступали в першості Львівщини. Керманич команди такожрозраховує й на групу гравців, які з певних причин не підійдуть «Карпатам»,але на яких продовжуватиме розраховувати головний тренер головної командиМирон Mаркевич.</text:p>
      <text:p text:style-name="P4">
<text:span text:style-name="T4">
Читайте також:</text:span>
 <text:a xlink:type="simple" xlink:href="https://www.ukrinform.ua/rubric-sports/3733310-armolenko-zabiv-persij-gol-za-dinamo-pisla-povernenna.html" text:style-name="Internet_20_link" text:visited-style-name="Visited_20_Internet_20_Link">
 Ярмоленко забив перший гол за «Динамо» після повернення</text:a>
</text:p>
      <text:p text:style-name="P4">
Що цікаво, вже в першому турі сезону «Карпати-2» поміряються силами вльвівському дербі - з «Рухом-2» - ще одним новачком Другої ліги.</text:p>
      <text:p text:style-name="P4">
Source: <text:a xlink:type="simple" xlink:href="https://www.ukrinform.ua/rubric-sports/3733457-futbolisti-karpat2-vistupatimut-u-drugij-lizi.html" text:style-name="Internet_20_link" text:visited-style-name="Visited_20_Internet_20_Link">
https://www.ukrinform.ua/rubric-sports/3733457-futbolisti-karpat2-vistupatimut-u-drugij-lizi.html</text:a>
</text:p>
      <!--NEWS-->
      <text:h text:style-name="P10" text:outline-level="1">
<text:span text:style-name="T4">
У ЦАР заявили, що переміщення «вагнерівців» є ротацією, а не виходом із країни</text:span>
</text:h>
      <text:p text:style-name="P4">
Authors: Ukrinform (Person)</text:p>
      <text:p text:style-name="P4">
Publisher: Укринформ (Organization)</text:p>
      <text:p text:style-name="P4">
Published Time: 2023-07-09T12:59:42+03:00</text:p>
      <text:p text:style-name="P4">
Modified Time: 2023-07-09T12:59:42+03:00</text:p>
      <text:p text:style-name="P4">
Description: На тлі повідомлень про виїзд кількох сотень найманців ПВК "Вагнер" з Центральноафриканської республіки місцева влада запевняє, що це лише ротація, а не виведення цього формування з країни. — Укрінформ.</text:p>
      <text:p text:style-name="P4">
Images: ['<text:a xlink:type="simple" xlink:href="https://static.ukrinform.com/photos/2018_07/thumb_files/630_360_1532610214-8176.jpg" text:style-name="Internet_20_link" text:visited-style-name="Visited_20_Internet_20_Link">
630_360_15326...</text:a>
']</text:p>
      <text:p text:style-name="P4">
Tags: ['Центральноафриканська Республіка', 'Росія', 'Російські військові', 'ПВК "Вагнера"']</text:p>
      <text:p text:style-name="P4">
Type: Article</text:p>
      <!--METADATA-->
      <text:p text:style-name="P4">
<draw:frame draw:style-name="fr1" draw:name="Image109" text:anchor-type="as-char" svg:width="6.9236in" svg:height="3.956343in" draw:z-index="0">
<draw:image xlink:href="../Images/yкринформ/2023-07-09T12-59-42-03-00/630_360_1532610214-8176.jpg" xlink:type="simple" xlink:show="embed" xlink:actuate="onLoad" draw:mime-type="image/jpeg"/>
</draw:frame>
 На тліповідомлень про виїзд кількох сотень найманців ПВК "Вагнер" зЦентральноафриканської республіки місцева влада запевняє, що це лише ротація,а не виведення цього формування з країни.</text:p>
      <text:p text:style-name="P4">
Як передає Укрінформ, про це повідомляє агенція <text:a xlink:type="simple" xlink:href="https://www.reuters.com/world/africa/central-african-republic-says-wagner-troop-movement-is-rotation-not-departure-2023-07-08/" text:style-name="Internet_20_link" text:visited-style-name="Visited_20_Internet_20_Link">
 Reuters</text:a>
 .</text:p>
      <text:p text:style-name="P4">
Уряд ЦАР виступив з заявою щодо нещодавнього переміщення сотень російськихнайманців з <text:a xlink:type="simple" xlink:href="https://www.ukrinform.ua/tag-pvk-vagnera" text:style-name="Internet_20_link" text:visited-style-name="Visited_20_Internet_20_Link">
 ПВК «Вагнера» </text:a>
 зкраїни. Всупереч спекуляціям про начебто вихід із країни, речник президентаЦАР уточнив, що пересування є частиною звичайної ротації сил. Це роз’ясненнябуло надано в суботу на тлі ескалації занепокоєння щодо майбутньої присутностіПВК "Вагнер" в регіоні.</text:p>
      <text:p text:style-name="P4">
Прессекретар президента ЦАР Альберт Ялоке Мокпем спростував чутки під часпресконференції в столиці країни місті Бангі. «Це не остаточне відведення, аротація. Одні пішли, а інші прийдуть», – зазначив він.</text:p>
      <text:p text:style-name="P4">
Виліт значної кількості найманців "Вагнера" літаком з ЦАР останніми днямивикликав припущення, що це формування залишає країну. Російська ПВК надає"допомогу" уряду ЦАР з 2018 року, допомагаючи придушити повстання проти влади.</text:p>
      <text:p text:style-name="P4">
Невдалий заколот ПВК "Вагнер" в РФ наприкінці червня підживлює чутки тапитання про майбутнє групи Вагнера не лише в ЦАР, а й у деяких інших країнахАфрики та Близького Сходу.</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text:span text:style-name="T4">
Читайте також:</text:span>
 <text:a xlink:type="simple" xlink:href="https://www.ukrinform.ua/rubric-world/3732979-u-sirii-blokuvali-vagnerivciv-pid-cas-zakolotu-prigozina-reuters.html" text:style-name="Internet_20_link" text:visited-style-name="Visited_20_Internet_20_Link">
 У Сирії блокували « <text:span text:style-name="T4">
вагнер</text:span>
 івців» під час заколотуПригожина - Reuters </text:a>
</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Згодом Лукашенко підтвердив прибуття Пригожина у Білорусь.</text:p>
      <text:p text:style-name="P4">
Путін своєю чергою заявив, що "вагнерівці" можуть підписати контракт ізросійським Міноборони або їхати у Білорусь.</text:p>
      <text:p text:style-name="P4">
Source: <text:a xlink:type="simple" xlink:href="https://www.ukrinform.ua/rubric-world/3733459-u-car-zaavili-so-peremisenna-vagnerivciv-e-rotacieu-a-ne-vihodom-iz-kraini.html" text:style-name="Internet_20_link" text:visited-style-name="Visited_20_Internet_20_Link">
https://www.ukrinform.ua/rubric-world/3733459-u-car-zaavili-so-peremisenna-vagnerivciv-e-rotacieu-a-ne-vihodom-iz-kraini.html</text:a>
</text:p>
      <!--NEWS-->
      <text:h text:style-name="P10" text:outline-level="1">
<text:span text:style-name="T4">
У Харкові під час негоди впало більш як 130 дерев</text:span>
</text:h>
      <text:p text:style-name="P4">
Authors: Ukrinform (Person)</text:p>
      <text:p text:style-name="P4">
Publisher: Укринформ (Organization)</text:p>
      <text:p text:style-name="P4">
Published Time: 2023-07-09T13:02:55+03:00</text:p>
      <text:p text:style-name="P4">
Modified Time: 2023-07-09T13:02:55+03:00</text:p>
      <text:p text:style-name="P4">
Description: У Харкові на прибудинкових територіях та у парках під час негоди впало більш як 130 дерев і сотні гілок, обійшлося без постраждалих. — Укрінформ.</text:p>
      <text:p text:style-name="P4">
Images: ['<text:a xlink:type="simple" xlink:href="https://static.ukrinform.com/photos/2023_07/thumb_files/630_360_1688896813-798.jpg" text:style-name="Internet_20_link" text:visited-style-name="Visited_20_Internet_20_Link">
630_360_16888...</text:a>
']</text:p>
      <text:p text:style-name="P4">
Tags: ['Харків', 'Негода', 'Дерева']</text:p>
      <text:p text:style-name="P4">
Type: Article</text:p>
      <!--METADATA-->
      <text:p text:style-name="P4">
<draw:frame draw:style-name="fr1" draw:name="Image110" text:anchor-type="as-char" svg:width="6.9236in" svg:height="3.956343in" draw:z-index="0">
<draw:image xlink:href="../Images/yкринформ/2023-07-09T13-02-55-03-00/630_360_1688896813-798.jpg" xlink:type="simple" xlink:show="embed" xlink:actuate="onLoad" draw:mime-type="image/jpeg"/>
</draw:frame>
 У Харковіна прибудинкових територіях та у парках під час негоди впало більш як 130дерев і сотні гілок, обійшлося без постраждалих.</text:p>
      <text:p text:style-name="P4">
Про це повідомила в <text:a xlink:type="simple" xlink:href="http://t.me/citykharkivua/34634" text:style-name="Internet_20_link" text:visited-style-name="Visited_20_Internet_20_Link">
 Телеграмі </text:a>
 пресслужбаХарківської міської ради, передає Укрінформ.</text:p>
      <text:p text:style-name="P4">
“Станом на ранок 9 липня через <text:a xlink:type="simple" xlink:href="https://www.ukrinform.ua/tag-negoda" text:style-name="Internet_20_link" text:visited-style-name="Visited_20_Internet_20_Link">
 негоду </text:a>
на прибудинкових територіях впало 134 дерева та 407 гілок. Робітники КП«Харківблагоустрій» розпилюють та вивозять їх з дворів. Найбільше постраждалиСалтівський та Немишлянський райони”, - йдеться у повідомленні.</text:p>
      <text:p text:style-name="P4">
За інформацією міськради, дерева та гілки в деяких випадках впали наелектромережі, також є падіння на проїжджі частини вулиць.</text:p>
      <text:p text:style-name="P4">
Наслідки негоди комунальники ліквідовують разом із працівниками ДСНС.</text:p>
      <text:p text:style-name="P4">
У зонах відпочинку залучено понад сто працівників міського КП і більш як 30одиниць техніки.</text:p>
      <text:p text:style-name="P4">
<text:span text:style-name="T4">
Читайте також:</text:span>
 <text:a xlink:type="simple" xlink:href="https://www.ukrinform.ua/rubric-regions/3733391-v-ivanofrankivskij-oblasti-cerez-zlivi-zalisautsa-pidtoplenimi-229-dvoriv.html" text:style-name="Internet_20_link" text:visited-style-name="Visited_20_Internet_20_Link">
 В Івано-Франківській області через зливи залишаються<text:span text:style-name="T4">
підтопленими</text:span>
 229 дворів </text:a>
</text:p>
      <text:p text:style-name="P4">
Як повідомлялося, на Харківщині через негоду, яка почалася ввечері 8 липня, <text:a xlink:type="simple" xlink:href="https://www.ukrinform.ua/rubric-regions/3733419-na-harkivsini-cerez-negodu-bez-svitla-zalisilisa-15-naselenih-punktiv.html" text:style-name="Internet_20_link" text:visited-style-name="Visited_20_Internet_20_Link">
знеструмлені </text:a>
 15 населенихпунктів, в обласному центрі - локальні відключення через падіння дерев. У“Харківобленерго” обіцяють до кінця дня завершити аварійно-ремонтні роботи.</text:p>
      <text:p text:style-name="P4">
Source: <text:a xlink:type="simple" xlink:href="https://www.ukrinform.ua/rubric-regions/3733460-u-harkovi-pid-cas-negodi-vpalo-bils-ak-130-derev.html" text:style-name="Internet_20_link" text:visited-style-name="Visited_20_Internet_20_Link">
https://www.ukrinform.ua/rubric-regions/3733460-u-harkovi-pid-cas-negodi-vpalo-bils-ak-130-derev.html</text:a>
</text:p>
      <!--NEWS-->
      <text:h text:style-name="P10" text:outline-level="1">
<text:span text:style-name="T4">
У Варшаві поліція стала кордоном між проросійським мітингом і українськими активістами</text:span>
</text:h>
      <text:p text:style-name="P4">
Authors: Ukrinform (Person)</text:p>
      <text:p text:style-name="P4">
Publisher: Укринформ (Organization)</text:p>
      <text:p text:style-name="P4">
Published Time: 2023-07-09T13:27:00+03:00</text:p>
      <text:p text:style-name="P4">
Modified Time: 2023-07-09T13:27:00+03:00</text:p>
      <text:p text:style-name="P4">
Description: У Варшаві проросійські сили агресивно відреагували на активістів з українськими прапорами під посольством України. — Укрінформ.</text:p>
      <text:p text:style-name="P4">
Images: ['<text:a xlink:type="simple" xlink:href="https://static.ukrinform.com/photos/2023_07/thumb_files/630_360_1688897490-9266.jpeg" text:style-name="Internet_20_link" text:visited-style-name="Visited_20_Internet_20_Link">
630_360_16888...</text:a>
', '<text:a xlink:type="simple" xlink:href="https://static.ukrinform.com/photos/2023_07/1688897491-4069.jpeg" text:style-name="Internet_20_link" text:visited-style-name="Visited_20_Internet_20_Link">
1688897491-40...</text:a>
', '<text:a xlink:type="simple" xlink:href="https://static.ukrinform.com/photos/2023_07/1688897490-9266.jpeg" text:style-name="Internet_20_link" text:visited-style-name="Visited_20_Internet_20_Link">
1688897490-92...</text:a>
']</text:p>
      <text:p text:style-name="P4">
Tags: ['Польща', 'Україна', 'Росія', 'Волинська трагедія']</text:p>
      <text:p text:style-name="P4">
Type: Article</text:p>
      <!--METADATA-->
      <text:p text:style-name="P4">
<draw:frame draw:style-name="fr1" draw:name="Image111" text:anchor-type="as-char" svg:width="6.9236in" svg:height="3.956343in" draw:z-index="0">
<draw:image xlink:href="../Images/yкринформ/2023-07-09T13-27-00-03-00/630_360_1688897490-9266.jpeg" xlink:type="simple" xlink:show="embed" xlink:actuate="onLoad" draw:mime-type="image/jpeg"/>
</draw:frame>
 УВаршаві проросійські сили агресивно відреагували на активістів з українськимипрапорами під посольством України.</text:p>
      <text:p text:style-name="P4">
Як передає власний кореспондент Укрінформу, вони назвали людей з українськимипрапорами і плакатом "Стоп рашизму" провокаторами і вимагали від них пітигеть.</text:p>
      <text:p text:style-name="P4">
Розпочалася словесна перепалка. Групу проукраїнських активістів оточив кордонполіції, аби не допустити силового зіткнення.</text:p>
      <text:p text:style-name="P4">
<draw:frame draw:style-name="fr1" draw:name="Image112" text:anchor-type="as-char" svg:width="6.9236in" svg:height="3.238225in" draw:z-index="0">
<draw:image xlink:href="../Images/yкринформ/2023-07-09T13-27-00-03-00/1688897491-4069.jpeg" xlink:type="simple" xlink:show="embed" xlink:actuate="onLoad" draw:mime-type="image/jpeg"/>
</draw:frame>
</text:p>
      <text:p text:style-name="P4">
<draw:frame draw:style-name="fr1" draw:name="Image113" text:anchor-type="as-char" svg:width="6.9236in" svg:height="3.238225in" draw:z-index="0">
<draw:image xlink:href="../Images/yкринформ/2023-07-09T13-27-00-03-00/1688897490-9266.jpeg" xlink:type="simple" xlink:show="embed" xlink:actuate="onLoad" draw:mime-type="image/jpeg"/>
</draw:frame>
</text:p>
      <text:p text:style-name="P4">
Водночас проросійські сили вимагали від <text:a xlink:type="simple" xlink:href="https://www.ukrinform.ua/tag-polsa" text:style-name="Internet_20_link" text:visited-style-name="Visited_20_Internet_20_Link">
 Польщі</text:a>
 припинення допомоги Україні іукраїнським громадянам та нормалізації відносин з Росією.</text:p>
      <text:p text:style-name="P4">
На акцію під посольством України прибули кількасот прихильників різнихпроросійських організацій, які тримали плакати: "Волинь - пам'ятаємо", "Це ненаша війна", "Росія не є нашим ворогом", "Україна не бореться за свободуПольщі", "Ні - для членства України в ЄС та НАТО",</text:p>
      <text:p text:style-name="P4">
</text:p>
      <text:p text:style-name="P4">
Вони вимагали від Польщі також припинити будь-яку співпрацю з Україною, “покине буде засуджено бандеризм в Україні”, нормалізувати відносини з Росією таБілоруссю.</text:p>
      <text:p text:style-name="P4">
Організаторами акції є, зокрема, "Польський антивоєнний рух", партія "Фронт"та інші.</text:p>
      <text:p text:style-name="P4">
</text:p>
      <text:p text:style-name="P4">
<text:a xlink:type="simple" xlink:href="https://static.ukrinform.com/photos/2023_07/1688897490-3556.jpeg" text:style-name="Internet_20_link" text:visited-style-name="Visited_20_Internet_20_Link">
 </text:a>
 <text:a xlink:type="simple" xlink:href="https://static.ukrinform.com/photos/2023_07/1688897490-9266.jpeg" text:style-name="Internet_20_link" text:visited-style-name="Visited_20_Internet_20_Link">
<draw:frame draw:style-name="fr1" draw:name="Image118" text:anchor-type="as-char" svg:width="6.9236in" svg:height="3.956343in" draw:z-index="0">
<draw:image xlink:href="../Images/yкринформ/2023-07-09T13-27-00-03-00/630_360_1688897490-9266.jpeg" xlink:type="simple" xlink:show="embed" xlink:actuate="onLoad" draw:mime-type="image/jpeg"/>
</draw:frame>
</text:a>
 <text:a xlink:type="simple" xlink:href="https://static.ukrinform.com/photos/2023_07/1688897490-5280.jpeg" text:style-name="Internet_20_link" text:visited-style-name="Visited_20_Internet_20_Link">
</text:a>
 <text:a xlink:type="simple" xlink:href="https://static.ukrinform.com/photos/2023_07/1688897490-1169.jpeg" text:style-name="Internet_20_link" text:visited-style-name="Visited_20_Internet_20_Link">
</text:a>
 <text:a xlink:type="simple" xlink:href="https://static.ukrinform.com/photos/2023_07/1688897490-5753.jpeg" text:style-name="Internet_20_link" text:visited-style-name="Visited_20_Internet_20_Link">
</text:a>
 <text:a xlink:type="simple" xlink:href="https://static.ukrinform.com/photos/2023_07/1688897490-2135.jpeg" text:style-name="Internet_20_link" text:visited-style-name="Visited_20_Internet_20_Link">
</text:a>
 <text:a xlink:type="simple" xlink:href="https://static.ukrinform.com/photos/2023_07/1688897491-2591.jpeg" text:style-name="Internet_20_link" text:visited-style-name="Visited_20_Internet_20_Link">
</text:a>
 <text:a xlink:type="simple" xlink:href="https://static.ukrinform.com/photos/2023_07/1688897491-9684.jpeg" text:style-name="Internet_20_link" text:visited-style-name="Visited_20_Internet_20_Link">
</text:a>
 <text:a xlink:type="simple" xlink:href="https://static.ukrinform.com/photos/2023_07/1688897491-4069.jpeg" text:style-name="Internet_20_link" text:visited-style-name="Visited_20_Internet_20_Link">
</text:a>
 <text:a xlink:type="simple" xlink:href="https://static.ukrinform.com/photos/2023_07/1688897491-6492.jpeg" text:style-name="Internet_20_link" text:visited-style-name="Visited_20_Internet_20_Link">
</text:a>
</text:p>
      <text:p text:style-name="P4">
<text:span text:style-name="T4">
Читайте також:</text:span>
 <text:a xlink:type="simple" xlink:href="https://www.ukrinform.ua/rubric-polytics/3732902-rosia-rozigruvatime-volinsku-kartu-poki-ne-bude-zasovano-vse-pro-tragediu-moraveckij.html" text:style-name="Internet_20_link" text:visited-style-name="Visited_20_Internet_20_Link">
 Моравецький: Росія розігруватиме «волинську карту», покине буде з’ясовано все про трагедію </text:a>
</text:p>
      <text:p text:style-name="P4">
Як повідомлялося, тема Волинської трагедії є однією із суперечливих вукраїнсько-польських відносинах. Погляди Києва і Варшави на причини,відповідальність і кількість жертв з обох сторін дещо відрізняються. Польськасторона наполягає, що відповідальність за злочин, скоєний в 1943-1944 роках наВолині, несе українська сторона, натомість українська сторона переконує, щовідповідальність несуть обидві сторони і вибачення має бути взаємним.</text:p>
      <text:p text:style-name="P4">
Водночас нещодавно польський президент Анджей Дуда <text:a xlink:type="simple" xlink:href="https://www.ukrinform.ua/rubric-polytics/3729468-duda-ukrainci-i-polaki-spilno-vsanuut-zertv-volinskoi-tragedii.html" text:style-name="Internet_20_link" text:visited-style-name="Visited_20_Internet_20_Link">
 заявив,</text:a>
 що Польща й Україна зближуютьсвої позиції у розумінні складних історичних питань і планують спільні заходиз вшанування в липні жертв Волинської трагедії.</text:p>
      <text:p text:style-name="P4">
7 липня глави УГКЦ та Польської римо-католицької церкви Святослав Шевчук іСтаніслав Гондецький підписали <text:a xlink:type="simple" xlink:href="https://www.ukrinform.ua/rubric-society/3732808-glavi-ugkc-ta-katolickoi-cerkvi-polsi-pidpisali-zvernenna-sodo-volinskoi-tragedii.html" text:style-name="Internet_20_link" text:visited-style-name="Visited_20_Internet_20_Link">
 спільне звернення у річницю Волинськоїтрагедії </text:a>
 , вякому засудили злочини 80-річної давнини і закликали до примирення і єднанняукраїнського і польського народів.</text:p>
      <text:p text:style-name="P4">
Сьогодні, 9 липня, лідери України та Польщі Володимир Зеленський і Дудаприбули до Луцька, де <text:a xlink:type="simple" xlink:href="https://www.ukrinform.ua/rubric-polytics/3733437-razom-mi-silnisi-zelenskij-i-duda-vsanuvali-pamat-zertv-volinskoi-tragedii.html" text:style-name="Internet_20_link" text:visited-style-name="Visited_20_Internet_20_Link">
 вшанували пам’ять </text:a>
 жертв Волинської трагедії.</text:p>
      <text:p text:style-name="P4">
Source: <text:a xlink:type="simple" xlink:href="https://www.ukrinform.ua/rubric-world/3733465-u-varsavi-policia-stala-kordonom-miz-prorosijskim-mitingom-i-ukrainskimi-aktivistami.html" text:style-name="Internet_20_link" text:visited-style-name="Visited_20_Internet_20_Link">
https://www.ukrinform.ua/rubric-world/3733465-u-varsavi-policia-stala-kordonom-miz-prorosijskim-mitingom-i-ukrainskimi-aktivistami.html</text:a>
</text:p>
      <!--NEWS-->
      <text:h text:style-name="P10" text:outline-level="1">
<text:span text:style-name="T4">
Зеленський у Луцьку провів нараду щодо ситуації на кордоні з Білоруссю</text:span>
</text:h>
      <text:p text:style-name="P4">
Authors: Ukrinform (Person)</text:p>
      <text:p text:style-name="P4">
Publisher: Укринформ (Organization)</text:p>
      <text:p text:style-name="P4">
Published Time: 2023-07-09T13:29:00+03:00</text:p>
      <text:p text:style-name="P4">
Modified Time: 2023-07-09T13:29:00+03:00</text:p>
      <text:p text:style-name="P4">
Description: Президент України Володимир Зеленський провів координаційну нараду щодо соціально-економічної та безпекової ситуації у Волинській області. — Укрінформ.</text:p>
      <text:p text:style-name="P4">
Images: ['<text:a xlink:type="simple" xlink:href="https://static.ukrinform.com/photos/2023_07/thumb_files/630_360_1688898779-493.jpeg" text:style-name="Internet_20_link" text:visited-style-name="Visited_20_Internet_20_Link">
630_360_16888...</text:a>
']</text:p>
      <text:p text:style-name="P4">
Tags: ['Луцьк', 'Оборона', 'Волинь', 'Кордон', 'Зеленський', 'Безпека', 'Війна з Росією']</text:p>
      <text:p text:style-name="P4">
Type: Article</text:p>
      <!--METADATA-->
      <text:p text:style-name="P4">
<draw:frame draw:style-name="fr1" draw:name="Image127" text:anchor-type="as-char" svg:width="6.9236in" svg:height="3.956343in" draw:z-index="0">
<draw:image xlink:href="../Images/yкринформ/2023-07-09T13-29-00-03-00/630_360_1688898779-493.jpeg" xlink:type="simple" xlink:show="embed" xlink:actuate="onLoad" draw:mime-type="image/jpeg"/>
</draw:frame>
 ПрезидентУкраїни Володимир Зеленський провів координаційну нараду щодо соціально-економічної та безпекової ситуації у Волинській області.</text:p>
      <text:p text:style-name="P4">
Пре це повідомила <text:a xlink:type="simple" xlink:href="http://www.president.gov.ua/news/na-volini-prezident-proviv-naradu-shodo-socialno-ekonomichno-84225" text:style-name="Internet_20_link" text:visited-style-name="Visited_20_Internet_20_Link">
 пресслужба </text:a>
 Офісу ПрезидентаУкраїни, передає Укрінформ.</text:p>
      <text:p text:style-name="P4">
_Відео:<text:a xlink:type="simple" xlink:href="https://www.facebook.com/zelenskiy.official/videos/1786192318505501/" text:style-name="Internet_20_link" text:visited-style-name="Visited_20_Internet_20_Link">
 ОП</text:a>
 _</text:p>
      <text:p text:style-name="P4">
«Під час робочої поїздки у Волинську область Президент України ВолодимирЗеленський провів координаційну нараду щодо соціально-економічної табезпекової ситуації у регіоні», - поінформували в ОП.</text:p>
      <text:p text:style-name="P4">
 <text:span text:style-name="T4">
Читайтетакож:</text:span>
 <text:a xlink:type="simple" xlink:href="https://www.ukrinform.ua/rubric-ato/3733042-zelenskij-pobuvav-na-zmiinomu.html" text:style-name="Internet_20_link" text:visited-style-name="Visited_20_Internet_20_Link">
 <text:span text:style-name="T4">
Зеленський</text:span>
 відвідав Зміїний та вшанував українських героїв</text:a>
</text:p>
      <text:p text:style-name="P4">
Зазначається, що начальник Волинської обласної військової адміністрації ЮрійПогуляйко поінформував <text:a xlink:type="simple" xlink:href="https://www.ukrinform.ua/tag-prezident" text:style-name="Internet_20_link" text:visited-style-name="Visited_20_Internet_20_Link">
 Президента </text:a>
про облаштування фортифікаційних та оборонних інженерних споруд, а також просоціально-економічну ситуацію в області.</text:p>
      <text:p text:style-name="P4">
Окрім того, учасники наради заслухали доповідь командувача оперативногоугруповання військ «Волинь» Володимира Миронюка про обстановку в зоніоперативної відповідальності.</text:p>
      <text:p text:style-name="P4">
Своєю чергою голова Державної прикордонної служби України Сергій Дейнекодоповів про заходи з посилення захисту українсько-білоруської ділянкидержавного кордону на території Волинської області.</text:p>
      <text:p text:style-name="P4">
Водночас Луцький міський голова Ігор Поліщук поінформував учасників наради прозабезпечення життєдіяльності міста та про оборонні заходи в умовах воєнногостану.</text:p>
      <text:p text:style-name="P4">
Крім того, було заслухано інформацію генерального директора ДП «Ліси України»Юрія Болоховця про результати діяльності підприємства за перше півріччя 2023року.</text:p>
      <text:p text:style-name="P4">
Також повідомляється, що під час наради йшлося про криміногенну та оперативнуобстановку у Волинській області.</text:p>
      <text:p text:style-name="P4">
<text:span text:style-name="T4">
Читайте також:</text:span>
 <text:a xlink:type="simple" xlink:href="https://www.ukrinform.ua/rubric-polytics/3733335-miznarodni-peremovini-ta-povernenna-geroiv-zelenskij-pidbiv-pidsumki-nasicenogo-dna.html" text:style-name="Internet_20_link" text:visited-style-name="Visited_20_Internet_20_Link">
 Міжнародні перемовини та повернення героїв:<text:span text:style-name="T4">
Зеленський</text:span>
 підбив підсумки насиченого дня</text:a>
</text:p>
      <text:p text:style-name="P4">
Як повідомляв <text:a xlink:type="simple" xlink:href="https://www.ukrinform.ua/rubric-polytics/3733409-zelenskij-ta-duda-zustrilisa-u-lucku.html" text:style-name="Internet_20_link" text:visited-style-name="Visited_20_Internet_20_Link">
 Укрінформ </text:a>
 , ПрезидентУкраїни Володимир Зеленський та Президент Польщі Анджей Дуда зустрілися вЛуцьку, де вшанували пам’ять жертв Другої світової війни та 80-х роковинтрагічних подій на Волині.</text:p>
      <text:p text:style-name="P4">
<text:span text:style-name="T5">
Фото: ОП</text:span>
</text:p>
      <text:p text:style-name="P4">
Source: <text:a xlink:type="simple" xlink:href="https://www.ukrinform.ua/rubric-regions/3733467-zelenskij-u-lucku-proviv-naradu-sodo-situacii-na-kordoni-z-bilorussu.html" text:style-name="Internet_20_link" text:visited-style-name="Visited_20_Internet_20_Link">
https://www.ukrinform.ua/rubric-regions/3733467-zelenskij-u-lucku-proviv-naradu-sodo-situacii-na-kordoni-z-bilorussu.html</text:a>
</text:p>
      <!--NEWS-->
      <text:h text:style-name="P10" text:outline-level="1">
<text:span text:style-name="T4">
На Київщині у ДТП загинув дворічний хлопчик</text:span>
</text:h>
      <text:p text:style-name="P4">
Authors: Ukrinform (Person)</text:p>
      <text:p text:style-name="P4">
Publisher: Укринформ (Organization)</text:p>
      <text:p text:style-name="P4">
Published Time: 2023-07-09T13:37:35+03:00</text:p>
      <text:p text:style-name="P4">
Modified Time: 2023-07-09T13:37:35+03:00</text:p>
      <text:p text:style-name="P4">
Description: У Бучанському районі Київської області внаслідок дорожньо-транспортної пригоди за участю нетверезого водія загинув дворічний хлопчик, ще двоє дітей та четверо дорослих зазнали травм. — Укрінформ.</text:p>
      <text:p text:style-name="P4">
Images: ['<text:a xlink:type="simple" xlink:href="https://static.ukrinform.com/photos/2023_07/thumb_files/630_360_1688899018-487.jpg" text:style-name="Internet_20_link" text:visited-style-name="Visited_20_Internet_20_Link">
630_360_16888...</text:a>
']</text:p>
      <text:p text:style-name="P4">
Tags: ['Діти', 'ДТП', 'Київщина']</text:p>
      <text:p text:style-name="P4">
Type: Article</text:p>
      <!--METADATA-->
      <text:p text:style-name="P4">
<draw:frame draw:style-name="fr1" draw:name="Image129" text:anchor-type="as-char" svg:width="6.9236in" svg:height="3.956343in" draw:z-index="0">
<draw:image xlink:href="../Images/yкринформ/2023-07-09T13-37-35-03-00/630_360_1688899018-487.jpg" xlink:type="simple" xlink:show="embed" xlink:actuate="onLoad" draw:mime-type="image/jpeg"/>
</draw:frame>
 УБучанському районі Київської області внаслідок дорожньо-транспортної пригодиза участю нетверезого водія загинув дворічний хлопчик, ще двоє дітей тачетверо дорослих зазнали травм.</text:p>
      <text:p text:style-name="P4">
Як передає Укрінформ, про це поліція Київської області повідомила у <text:a xlink:type="simple" xlink:href="https://t.me/policekyivregion/5387" text:style-name="Internet_20_link" text:visited-style-name="Visited_20_Internet_20_Link">
Телеграмі </text:a>
 .</text:p>
      <text:p text:style-name="P4">
Подія сталася в центрі села Ніжиловичі близько 23:00 в суботу, 8 липня. Запопередніми даними, 46-річний водій автомобіля Skoda з явними ознакамисп’яніння не впорався з керуванням та <text:a xlink:type="simple" xlink:href="https://www.ukrinform.ua/tag-dtp" text:style-name="Internet_20_link" text:visited-style-name="Visited_20_Internet_20_Link">
 в`їхав у дерево</text:a>
 .</text:p>
      <text:p text:style-name="P4">
"Кермувальник і шестеро пасажирів, які перебували в авто, отримали ушкодженнярізної тяжкості. Серед них троє дітей – віком 15, 8 та 2 років. Найменшийхлопчик помер у кареті швидкої допомоги", – зазначили в поліції.</text:p>
      <text:p text:style-name="P4">
<text:span text:style-name="T4">
Читайте також:</text:span>
 <text:a xlink:type="simple" xlink:href="https://www.ukrinform.ua/rubric-regions/3732248-na-hmelniccini-v-dtp-z-mikroavtobusom-odna-ludina-zaginula-ta-ponad-20-travmuvalisa.html" text:style-name="Internet_20_link" text:visited-style-name="Visited_20_Internet_20_Link">
 На Хмельниччині в <text:span text:style-name="T4">
ДТП</text:span>
 з мікроавтобусом одна людиназагинула та понад 20 травмувалися </text:a>
</text:p>
      <text:p text:style-name="P4">
Медики надають постраждалим допомогу, триває встановлення діагнозів.</text:p>
      <text:p text:style-name="P4">
Як повідомляв Укрінформ, у Черкаській області вночі 8 липня <text:a xlink:type="simple" xlink:href="https://www.ukrinform.ua/rubric-regions/3733171-na-cerkasini-23-ludini-postrazdali-vnaslidok-dtp-z-avtobusom.html" text:style-name="Internet_20_link" text:visited-style-name="Visited_20_Internet_20_Link">
</text:a>
 <text:a xlink:type="simple" xlink:href="https://www.ukrinform.ua/rubric-regions/3733171-na-cerkasini-23-ludini-postrazdali-vnaslidok-dtp-z-avtobusom.html" text:style-name="Internet_20_link" text:visited-style-name="Visited_20_Internet_20_Link">
 у ДТП потрапив</text:a>
 рейсовий автобус. Постраждаливодій і 22 пасажири, зокрема троє неповнолітніх.</text:p>
      <text:p text:style-name="P4">
<text:span text:style-name="T5">
Фото: Поліція Київщини</text:span>
</text:p>
      <text:p text:style-name="P4">
Source: <text:a xlink:type="simple" xlink:href="https://www.ukrinform.ua/rubric-regions/3733469-na-kiivsini-u-dtp-zaginuv-dvoricnij-hlopcik.html" text:style-name="Internet_20_link" text:visited-style-name="Visited_20_Internet_20_Link">
https://www.ukrinform.ua/rubric-regions/3733469-na-kiivsini-u-dtp-zaginuv-dvoricnij-hlopcik.html</text:a>
</text:p>
      <!--NEWS-->
      <text:h text:style-name="P10" text:outline-level="1">
<text:span text:style-name="T4">
У Перу оголосили надзвичайну ситуацію після спалаху рідкісної хвороби</text:span>
</text:h>
      <text:p text:style-name="P4">
Authors: Ukrinform (Person)</text:p>
      <text:p text:style-name="P4">
Publisher: Укринформ (Organization)</text:p>
      <text:p text:style-name="P4">
Published Time: 2023-07-09T13:49:25+03:00</text:p>
      <text:p text:style-name="P4">
Modified Time: 2023-07-09T13:49:25+03:00</text:p>
      <text:p text:style-name="P4">
Description: Уряд Перу оголосив 90-денну надзвичайну ситуацію у сфері охорони здоров’я через різке зростання випадків синдрому Гієна-Барре серед населення. — Укрінформ.</text:p>
      <text:p text:style-name="P4">
Images: ['<text:a xlink:type="simple" xlink:href="https://static.ukrinform.com/photos/2023_07/thumb_files/630_360_1688899545-795.jpg" text:style-name="Internet_20_link" text:visited-style-name="Visited_20_Internet_20_Link">
630_360_16888...</text:a>
']</text:p>
      <text:p text:style-name="P4">
Tags: ['Надзвичайна ситуація', 'Перу', 'Хвороба']</text:p>
      <text:p text:style-name="P4">
Type: Article</text:p>
      <!--METADATA-->
      <text:p text:style-name="P4">
<draw:frame draw:style-name="fr1" draw:name="Image130" text:anchor-type="as-char" svg:width="6.9236in" svg:height="3.956343in" draw:z-index="0">
<draw:image xlink:href="../Images/yкринформ/2023-07-09T13-49-25-03-00/630_360_1688899545-795.jpg" xlink:type="simple" xlink:show="embed" xlink:actuate="onLoad" draw:mime-type="image/jpeg"/>
</draw:frame>
 Уряд Перуоголосив 90-денну надзвичайну ситуацію у сфері охорони здоров’я через різкезростання випадків синдрому Гієна-Барре серед населення.</text:p>
      <text:p text:style-name="P4">
Як передає Укрінформ, про це повідомляє <text:a xlink:type="simple" xlink:href="http://english.news.cn/20230709/ec37344e997c41c5890be31b56428271/c.html" text:style-name="Internet_20_link" text:visited-style-name="Visited_20_Internet_20_Link">
 Сіньхуа</text:a>
 .</text:p>
      <text:p text:style-name="P4">
Відповідний указ, оприлюднений в офіційній газеті El Peruano, включаєдетальний опис плану дій у зв’язку зі спалахом рідкісної хвороби з метоюпокращити догляд за пацієнтами у медзакладах, посилити контроль за випадкамизахворювання та підготувати інформаційні матеріали для населення тамедперсоналу.</text:p>
      <text:p text:style-name="P4">
Загалом на перелічені заходи було виділено 3,3 мільйони доларів США.</text:p>
      <text:p text:style-name="P4">
Міністр охорони здоров’я Перу Сезар Васкес звернувся із проханням щодооголошення надзвичайної ситуації у середу перед Радою міністрів. За йогословами, подальше зростання випадків захворюваності може призвести до дефіцитуімуноглобуліну.</text:p>
      <text:p text:style-name="P4">
<text:span text:style-name="T4">
Читайте також:</text:span>
 <text:a xlink:type="simple" xlink:href="https://www.ukrinform.ua/rubric-world/3728323-u-ssa-vperse-za-20-rokiv-zafiksuvali-spalah-malarii.html" text:style-name="Internet_20_link" text:visited-style-name="Visited_20_Internet_20_Link">
 У США вперше за 20 років зафіксували спалах малярії</text:a>
</text:p>
      <text:p text:style-name="P4">
Синдром Гієна-Барре – рідкісне захворювання, за якого імунна система організмувражає частину периферичної нервової системи. Це аутоімунне захворюванняпочинається зі слабкості у м'язах, після чого може настати параліч, зокрема йдихальної мускулатури, що й становить смертельну небезпеку.</text:p>
      <text:p text:style-name="P4">
У 2023 році щонайменше 18 із 24 департаментів Перу повідомили про принаймніодин випадок захворювання. Загалом вже відомо про 165 хворих на синдром, утому числі про 4 летальних випадки.</text:p>
      <text:p text:style-name="P4">
Фото: euro.eseuro.com</text:p>
      <text:p text:style-name="P4">
Source: <text:a xlink:type="simple" xlink:href="https://www.ukrinform.ua/rubric-world/3733472-u-peru-ogolosili-nadzvicajnu-situaciu-pisla-spalahu-ridkisnoi-hvorobi.html" text:style-name="Internet_20_link" text:visited-style-name="Visited_20_Internet_20_Link">
https://www.ukrinform.ua/rubric-world/3733472-u-peru-ogolosili-nadzvicajnu-situaciu-pisla-spalahu-ridkisnoi-hvorobi.html</text:a>
</text:p>
      <!--NEWS-->
      <text:h text:style-name="P10" text:outline-level="1">
<text:span text:style-name="T4">
Окупанти заявляють про збиту крилату ракету біля Керченського мосту - соцмережі</text:span>
</text:h>
      <text:p text:style-name="P4">
Authors: Ukrinform (Person)</text:p>
      <text:p text:style-name="P4">
Publisher: Укринформ (Organization)</text:p>
      <text:p text:style-name="P4">
Published Time: 2023-07-09T13:50:00+03:00</text:p>
      <text:p text:style-name="P4">
Modified Time: 2023-07-09T13:50:00+03:00</text:p>
      <text:p text:style-name="P4">
Description: У тимчасово окупованому Криму поряд із Керченським мостом з боку Керчі зафіксовано пуски протиракет окупаційними російськими силами ППО, через це рух мостом був призупинений в обидва боки. — Укрінформ.</text:p>
      <text:p text:style-name="P4">
Images: ['<text:a xlink:type="simple" xlink:href="https://static.ukrinform.com/photos/2020_04/thumb_files/630_360_1585731327-891.jpg" text:style-name="Internet_20_link" text:visited-style-name="Visited_20_Internet_20_Link">
630_360_15857...</text:a>
']</text:p>
      <text:p text:style-name="P4">
Tags: ['Окупація Криму', 'Керченський міст']</text:p>
      <text:p text:style-name="P4">
Type: Article</text:p>
      <!--METADATA-->
      <text:p text:style-name="P4">
<draw:frame draw:style-name="fr1" draw:name="Image131" text:anchor-type="as-char" svg:width="6.9236in" svg:height="3.956343in" draw:z-index="0">
<draw:image xlink:href="../Images/yкринформ/2023-07-09T13-50-00-03-00/630_360_1585731327-891.jpg" xlink:type="simple" xlink:show="embed" xlink:actuate="onLoad" draw:mime-type="image/jpeg"/>
</draw:frame>
 Утимчасово окупованому Криму поряд із Керченським мостом з боку Керчізафіксовано пуски протиракет окупаційними російськими силами ППО, через це рухмостом був призупинений в обидва боки.</text:p>
      <text:p text:style-name="P4">
Як передає Укрінформ, про це повідомляє <text:a xlink:type="simple" xlink:href="https://t.me/breakingmash/45802" text:style-name="Internet_20_link" text:visited-style-name="Visited_20_Internet_20_Link">
 Телеграм-канал</text:a>
 Mash.</text:p>
      <text:p text:style-name="P4">
«Рух Кримським мостом тимчасово зупинено в обидві сторони. За нашоюінформацією, це пов'язано зі спробою ЗСУ атакувати його частину в районіКерчі», - йдеться у повідомленні.</text:p>
      <text:p text:style-name="P4">
За версією окупаційної влади <text:a xlink:type="simple" xlink:href="https://www.ukrinform.ua/tag-krim" text:style-name="Internet_20_link" text:visited-style-name="Visited_20_Internet_20_Link">
 Криму </text:a>
 , «врайоні Керчі силами ППО збита крилата ракета».</text:p>
      <text:p text:style-name="P4">
Російські телеграм-канали <text:a xlink:type="simple" xlink:href="https://t.me/breakingmash/45800" text:style-name="Internet_20_link" text:visited-style-name="Visited_20_Internet_20_Link">
 Mash </text:a>
 і <text:a xlink:type="simple" xlink:href="https://t.me/shot_shot/53918" text:style-name="Internet_20_link" text:visited-style-name="Visited_20_Internet_20_Link">
 Shot</text:a>
 опублікували короткі відео від читачів, наяких нібито зафіксовано роботу ППО.</text:p>
      <text:p text:style-name="P4">
Згодом ТГ-канал Mash зазначив, що рух Керченським мостом в обидва бокивідновлено.</text:p>
      <text:p text:style-name="P4">
Також <text:a xlink:type="simple" xlink:href="https://nsn.fm/incident/sistema-pvo-srabotala-v-rostovskoi-oblasti" text:style-name="Internet_20_link" text:visited-style-name="Visited_20_Internet_20_Link">
 повідомляється </text:a>
 , що сьогодні спрацювала система ППО в Ростовськійобласті. Через це пошкоджено кілька будівель.</text:p>
      <text:p text:style-name="P4">
<text:span text:style-name="T4">
Читайте також:</text:span>
 <text:a xlink:type="simple" xlink:href="https://www.ukrinform.ua/rubric-crimea/3731407-vibuhi-u-krimu-pripinatsa-koli-rosiani-zvidti-pidut-rozvidka.html" text:style-name="Internet_20_link" text:visited-style-name="Visited_20_Internet_20_Link">
 Вибухи у Криму припиняться, коли росіяни звідти підуть -розвідка </text:a>
</text:p>
      <text:p text:style-name="P4">
Як повідомляв Укрінформ, російські окупанти встановили на незаконнозбудованому мосту через Керченську протоку кутникові відбивачі, щобврятуватися від ракетних ударів.</text:p>
      <text:p text:style-name="P4">
Source: <text:a xlink:type="simple" xlink:href="https://www.ukrinform.ua/rubric-crimea/3733474-okupanti-zaavlaut-pro-zbitu-krilatu-raketu-bila-kercenskogo-mostu-socmerezi.html" text:style-name="Internet_20_link" text:visited-style-name="Visited_20_Internet_20_Link">
https://www.ukrinform.ua/rubric-crimea/3733474-okupanti-zaavlaut-pro-zbitu-krilatu-raketu-bila-kercenskogo-mostu-socmerezi.html</text:a>
</text:p>
      <!--NEWS-->
      <text:h text:style-name="P10" text:outline-level="1">
<text:span text:style-name="T4">
Українці в Польщі тепер можуть отримати юридичні консультації онлайн</text:span>
</text:h>
      <text:p text:style-name="P4">
Authors: Ukrinform (Person)</text:p>
      <text:p text:style-name="P4">
Publisher: Укринформ (Organization)</text:p>
      <text:p text:style-name="P4">
Published Time: 2023-07-09T13:55:00+03:00</text:p>
      <text:p text:style-name="P4">
Modified Time: 2023-07-09T22:55:00+03:00</text:p>
      <text:p text:style-name="P4">
Description: У Польщі запустили онлайн-платформу для захисту прав українців, де їм зокрема надаватимуть юридичні консультації. — Укрінформ.</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132" text:anchor-type="as-char" svg:width="6.9236in" svg:height="3.956343in" draw:z-index="0">
<draw:image xlink:href="../Images/yкринформ/2023-07-09T13-55-00-03-00/630_360_1647077447-421.jpg" xlink:type="simple" xlink:show="embed" xlink:actuate="onLoad" draw:mime-type="image/jpeg"/>
</draw:frame>
 У Польщізапустили онлайн-платформу для захисту прав українців, де їм зокреманадаватимуть юридичні консультації.</text:p>
      <text:p text:style-name="P4">
Про це повідомило Мінреінтеграції у <text:a xlink:type="simple" xlink:href="https://t.me/minre_ua/3726" text:style-name="Internet_20_link" text:visited-style-name="Visited_20_Internet_20_Link">
 Телеграмі </text:a>
, передає Укрінформ.</text:p>
      <text:p text:style-name="P4">
"Це один із розділів сайту Міжнародного комітету порятунку (IRC). У ньомуукраїнським <text:a xlink:type="simple" xlink:href="https://www.ukrinform.ua/tag-bizenci" text:style-name="Internet_20_link" text:visited-style-name="Visited_20_Internet_20_Link">
 шукачам притулку </text:a>
роз’яснюються їхні права. Зокрема, щоб орієнтуватися на ринку праці тавберегтися від недобросовісних роботодавців", - йдеться у повідомленні.</text:p>
      <text:p text:style-name="P4">
Також там можна отримати додаткові відомості або юридичну підтримку відпартнерів.</text:p>
      <text:p text:style-name="P4">
Крім того, надати консультації можуть у Центрах підтримки й інтеграції.</text:p>
      <text:p text:style-name="P4">
Вони розташовані за адресами:</text:p>
      <ul>
        <li>
м. Познань: вул. Товарова, 35/3A, 61-896. Звернутися можна з понеділка до п’ятниці з 09:00 до 17:00; e-mail: poznan@fiiw.pl;   * м. Катовіце: вул. Хожовська, 6 (перший поверх), 40-101. Працює з понеділка до п’ятниці з 09:00 до 17:00; e-mail: katowice@fiiw.pl.</li>
      </ul>
      <text:p text:style-name="P4">
<text:span text:style-name="T4">
Читайте також:</text:span>
 <text:a xlink:type="simple" xlink:href="https://www.ukrinform.ua/rubric-ato/3732355-kilkist-ukrainciv-ta-ih-migracia-za-kordon-cerez-vijnu.html" text:style-name="Internet_20_link" text:visited-style-name="Visited_20_Internet_20_Link">
 <text:span text:style-name="T4">
Кількість</text:span>
 <text:span text:style-name="T4">
українців</text:span>
 та їх <text:span text:style-name="T4">
міграція</text:span>
 за<text:span text:style-name="T4">
кордон</text:span>
 <text:span text:style-name="T4">
через</text:span>
 <text:span text:style-name="T4">
війну</text:span>
 </text:a>
</text:p>
      <text:p text:style-name="P4">
Як повідомляв Укрінформ, <text:a xlink:type="simple" xlink:href="https://www.ukrinform.ua/rubric-society/3731162-evropejski-kraini-vitratili-ponad-43-milardi-na-prihistok-ukrainciv.html" text:style-name="Internet_20_link" text:visited-style-name="Visited_20_Internet_20_Link">
 європейські країни витратили</text:a>
 понад €43 мільярди на прихистокукраїнців, які рятуються від війни.</text:p>
      <text:p text:style-name="P4">
<text:span text:style-name="T5">
Фото: Beata Zawrzel, АА</text:span>
</text:p>
      <text:p text:style-name="P4">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Зеленський про вибори в США: Для нас важливо зберегти двопартійну підтримку</text:span>
</text:h>
      <text:p text:style-name="P4">
Authors: Ukrinform (Person)</text:p>
      <text:p text:style-name="P4">
Publisher: Укринформ (Organization)</text:p>
      <text:p text:style-name="P4">
Published Time: 2023-07-09T13:57:00+03:00</text:p>
      <text:p text:style-name="P4">
Modified Time: 2023-07-09T23:57:00+03:00</text:p>
      <text:p text:style-name="P4">
Description: Президент України Володимир Зеленський наголошує на важливості збереження двопартійної підтримки України з боку США незалежно від результатів президентських виборів 2024 року. — Укрінформ.</text:p>
      <text:p text:style-name="P4">
Images: ['<text:a xlink:type="simple" xlink:href="https://static.ukrinform.com/photos/2023_07/thumb_files/630_360_1688740817-234.jpg" text:style-name="Internet_20_link" text:visited-style-name="Visited_20_Internet_20_Link">
630_360_16887...</text:a>
']</text:p>
      <text:p text:style-name="P4">
Tags: ['США', 'Україна', 'Зеленський']</text:p>
      <text:p text:style-name="P4">
Type: Article</text:p>
      <!--METADATA-->
      <text:p text:style-name="P4">
<draw:frame draw:style-name="fr1" draw:name="Image133" text:anchor-type="as-char" svg:width="6.9236in" svg:height="3.956343in" draw:z-index="0">
<draw:image xlink:href="../Images/yкринформ/2023-07-09T13-57-00-03-00/630_360_1688740817-234.jpg" xlink:type="simple" xlink:show="embed" xlink:actuate="onLoad" draw:mime-type="image/jpeg"/>
</draw:frame>
 ПрезидентУкраїни Володимир Зеленський наголошує на важливості збереження двопартійноїпідтримки України з боку США незалежно від результатів президентських виборів2024 року.</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Ви взагалі стурбовані майбутніми президентськими виборами й продовженнямдопомоги?" – запитала журналістка в Зеленського.</text:p>
      <text:p text:style-name="P4">
«Це внутрішнє, внутрішньополітичне питання. Це вирішуватимуть американці, і яне хотів би втручатися, – відповів він. – Але для нас важливо зберегтидвопартійну підтримку України... Ми розуміємо, що є деякі небезпечні сигнали,які надходять від окремих політиків США щодо скорочення допомоги Україні».</text:p>
      <text:p text:style-name="P4">
<text:span text:style-name="T4">
Читайте також:</text:span>
 <text:span text:style-name="T4">
<text:a xlink:type="simple" xlink:href="https://www.ukrinform.ua/rubric-ato/3733615-koli-zsu-dijdut-do-krimu-putin-zahoce-peregovoriv-zelenskij.html" text:style-name="Internet_20_link" text:visited-style-name="Visited_20_Internet_20_Link">
 Коли ЗСУ дійдуть до Криму, Путін захоче переговорів -Зеленський </text:a>
 </text:span>
</text:p>
      <text:p text:style-name="P4">
Він також відповів на заяви експрезидента Дональда Трампа, який неодноразовостверджував, що закінчив би війну упродовж 24 годин.</text:p>
      <text:p text:style-name="P4">
«Саме бажання покласти край війні – це прекрасно, – сказав Зеленський. – Алеце бажання має ґрунтуватися на певному реальному досвіді. Що ж, схоже, ДональдТрамп свого часу вже мав ці 24 години. Ми були в стані війни, неповномасштабної війни, але ми були в стані <text:span text:style-name="T4">
<text:a xlink:type="simple" xlink:href="https://www.ukrinform.ua/tag-vijna" text:style-name="Internet_20_link" text:visited-style-name="Visited_20_Internet_20_Link">
 війни</text:a>
 </text:span>
 , і, як я припускаю, він мав цей часу своєму розпорядженні, але в нього, мабуть, були якісь інші пріоритети».</text:p>
      <text:p text:style-name="P4">
<text:span text:style-name="T4">
Читайте також:</text:span>
 <text:span text:style-name="T4">
<text:a xlink:type="simple" xlink:href="https://www.ukrinform.ua/rubric-ato/3733548-zelenskij-prioritet-zmicnenna-usogo-pivnicnogo-kordonu.html" text:style-name="Internet_20_link" text:visited-style-name="Visited_20_Internet_20_Link">
 Зеленський: Пріоритет – зміцнення усього північногокордону </text:a>
 </text:span>
</text:p>
      <text:p text:style-name="P4">
«Якщо ми говоримо про те, щоб закінчити війну ціною України, тобто змусити насвідмовитися від наших територій, ну, гадаю, таким чином (президент США Джо)Байден міг би закінчити її навіть за п'ять хвилин, – додав він. – Але ми б непогодилися».</text:p>
      <text:p text:style-name="P4">
Президент України відповів тим американцям, котрі скептично ставляться допродовження допомоги: «Я ціную тих, хто каже, що зроблено достатньо. Повіртемені, незважаючи ні на що, я ціную допомогу. Щодо слова «достатньо», то ми,українці, не вирізняємося надмірними апетитами. Нам достатньо нашої перемоги».</text:p>
      <text:p text:style-name="P4">
<text:span text:style-name="T4">
Читайте також:</text:span>
 <text:span text:style-name="T4">
<text:a xlink:type="simple" xlink:href="https://www.ukrinform.ua/rubric-polytics/3733622-stefanisina-pro-ucast-zelenskogo-u-samiti-nato-niakih-risen-se-ne-uhvaleno.html" text:style-name="Internet_20_link" text:visited-style-name="Visited_20_Internet_20_Link">
 Стефанішина про участь Зеленського у саміті НАТО:Ніяких рішень ще не ухвалено </text:a>
 </text:span>
</text:p>
      <text:p text:style-name="P4">
Як повідомлялося, 11-12 липня у Вільнюсі (Литва) відбудеться саміт НАТО, підчас якого Україна хоче отримати чіткі гарантії безпеки та зрозумілуперспективу членства в Альянсі.</text:p>
      <text:p text:style-name="P4">
<text:span text:style-name="T5">
Фото: ОПУ</text:span>
</text:p>
      <text:p text:style-name="P4">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7-09T14:05:00+03:00</text:p>
      <text:p text:style-name="P4">
Modified Time: 2023-07-09T14:05: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34" text:anchor-type="as-char" svg:width="6.9236in" svg:height="3.956343in" draw:z-index="0">
<draw:image xlink:href="../Images/yкринформ/2023-07-09T14-05-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35" text:anchor-type="as-char" svg:width="6.9236in" svg:height="6.9236in" draw:z-index="0">
<draw:image xlink:href="../Images/yкринформ/2023-07-09T14-05-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36" text:anchor-type="as-char" svg:width="6.9236in" svg:height="6.9236in" draw:z-index="0">
<draw:image xlink:href="../Images/yкринформ/2023-07-09T14-05-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37" text:anchor-type="as-char" svg:width="6.9236in" svg:height="6.9236in" draw:z-index="0">
<draw:image xlink:href="../Images/yкринформ/2023-07-09T14-05-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38" text:anchor-type="as-char" svg:width="6.9236in" svg:height="6.9236in" draw:z-index="0">
<draw:image xlink:href="../Images/yкринформ/2023-07-09T14-05-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Зеленський і Дуда обговорили майбутній саміт НАТО у Вільнюсі</text:span>
</text:h>
      <text:p text:style-name="P4">
Authors: Ukrinform (Person)</text:p>
      <text:p text:style-name="P4">
Publisher: Укринформ (Organization)</text:p>
      <text:p text:style-name="P4">
Published Time: 2023-07-09T14:11:00+03:00</text:p>
      <text:p text:style-name="P4">
Modified Time: 2023-07-09T14:11:00+03:00</text:p>
      <text:p text:style-name="P4">
Description: Президенти України і Польщі Володимир Зеленський та Анджей Дуда під час зустрічі у Луцьку обговорили майбутній саміт НАТО у Вільнюсі. — Укрінформ.</text:p>
      <text:p text:style-name="P4">
Images: ['<text:a xlink:type="simple" xlink:href="https://static.ukrinform.com/photos/2023_07/thumb_files/630_360_1688901177-955.jpg" text:style-name="Internet_20_link" text:visited-style-name="Visited_20_Internet_20_Link">
630_360_16889...</text:a>
']</text:p>
      <text:p text:style-name="P4">
Tags: ['Дуда', 'Саміт НАТО', 'Зеленський']</text:p>
      <text:p text:style-name="P4">
Type: Article</text:p>
      <!--METADATA-->
      <text:p text:style-name="P4">
<draw:frame draw:style-name="fr1" draw:name="Image139" text:anchor-type="as-char" svg:width="6.9236in" svg:height="3.956343in" draw:z-index="0">
<draw:image xlink:href="../Images/yкринформ/2023-07-09T14-11-00-03-00/630_360_1688901177-955.jpg" xlink:type="simple" xlink:show="embed" xlink:actuate="onLoad" draw:mime-type="image/jpeg"/>
</draw:frame>
 ПрезидентиУкраїни і Польщі Володимир Зеленський та Анджей Дуда під час зустрічі у Луцькуобговорили майбутній саміт НАТО у Вільнюсі.</text:p>
      <text:p text:style-name="P4">
Про це повідомив глава Української держави у <text:a xlink:type="simple" xlink:href="http://twitter.com/ZelenskyyUa/status/1677983849706389504" text:style-name="Internet_20_link" text:visited-style-name="Visited_20_Internet_20_Link">
 Твіттері</text:a>
 , передаєУкрінформ.</text:p>
      <text:p text:style-name="P4">
«На заходах у Луцьку з Анджеєм Дудою змогли коротко, але дуже предметнопоговорити про майбутній <text:a xlink:type="simple" xlink:href="https://www.ukrinform.ua/tag-samit-nato" text:style-name="Internet_20_link" text:visited-style-name="Visited_20_Internet_20_Link">
 саміт НАТО </text:a>
 у Вільнюсі», - зазначив він.</text:p>
      <text:p text:style-name="P4">
Зеленський поінформував, що вони домовилися діяти разом, щоб отриматиякнайкращий результат для України.</text:p>
      <text:p text:style-name="P4">
<text:span text:style-name="T4">
Читайте також:</text:span>
 <text:a xlink:type="simple" xlink:href="https://www.ukrinform.ua/rubric-regions/3733467-zelenskij-u-lucku-proviv-naradu-sodo-situacii-na-kordoni-z-bilorussu.html" text:style-name="Internet_20_link" text:visited-style-name="Visited_20_Internet_20_Link">
 <text:span text:style-name="T4">
Зеленський</text:span>
 у Луцьку провів нараду щодо ситуації накордоні з Білоруссю </text:a>
</text:p>
      <text:p text:style-name="P4">
Як повідомляв Укрінформ, Зеленський і Дуда в неділю <text:a xlink:type="simple" xlink:href="https://www.ukrinform.ua/rubric-polytics/3733437-razom-mi-silnisi-zelenskij-i-duda-vsanuvali-pamat-zertv-volinskoi-tragedii.html" text:style-name="Internet_20_link" text:visited-style-name="Visited_20_Internet_20_Link">
 зустрілися</text:a>
 в Луцьку, де вшанувалипам’ять жертв Волинської трагедії.</text:p>
      <text:p text:style-name="P4">
<text:span text:style-name="T5">
Фото: @ZelenskyyUa</text:span>
</text:p>
      <text:p text:style-name="P4">
Source: <text:a xlink:type="simple" xlink:href="https://www.ukrinform.ua/rubric-polytics/3733476-zelenskij-i-duda-obgovorili-majbutnij-samit-nato-u-vilnusi.html" text:style-name="Internet_20_link" text:visited-style-name="Visited_20_Internet_20_Link">
https://www.ukrinform.ua/rubric-polytics/3733476-zelenskij-i-duda-obgovorili-majbutnij-samit-nato-u-vilnusi.html</text:a>
</text:p>
      <!--NEWS-->
      <text:h text:style-name="P10" text:outline-level="1">
<text:span text:style-name="T4">
Штовхач ядра Кокошко встановив рекорд легкоатлетичних змагань у Португалії</text:span>
</text:h>
      <text:p text:style-name="P4">
Authors: Ukrinform (Person)</text:p>
      <text:p text:style-name="P4">
Publisher: Укринформ (Organization)</text:p>
      <text:p text:style-name="P4">
Published Time: 2023-07-09T14:13:00+03:00</text:p>
      <text:p text:style-name="P4">
Modified Time: 2023-07-09T14:13:00+03:00</text:p>
      <text:p text:style-name="P4">
Description: Українські спортсмени продовжують виступи на турнірах Світового легкоатлетичного континентального туру. — Укрінформ.</text:p>
      <text:p text:style-name="P4">
Images: ['<text:a xlink:type="simple" xlink:href="https://static.ukrinform.com/photos/2023_07/thumb_files/630_360_1688901150-218.jpg" text:style-name="Internet_20_link" text:visited-style-name="Visited_20_Internet_20_Link">
630_360_16889...</text:a>
']</text:p>
      <text:p text:style-name="P4">
Tags: ['Легка атлетика']</text:p>
      <text:p text:style-name="P4">
Type: Article</text:p>
      <!--METADATA-->
      <text:p text:style-name="P4">
<draw:frame draw:style-name="fr1" draw:name="Image140" text:anchor-type="as-char" svg:width="6.9236in" svg:height="3.956343in" draw:z-index="0">
<draw:image xlink:href="../Images/yкринформ/2023-07-09T14-13-00-03-00/630_360_1688901150-218.jpg" xlink:type="simple" xlink:show="embed" xlink:actuate="onLoad" draw:mime-type="image/jpeg"/>
</draw:frame>
 Українськіспортсмени продовжують виступи на турнірах Світового легкоатлетичногоконтинентального туру.</text:p>
      <text:p text:style-name="P4">
Як повідомляє <text:a xlink:type="simple" xlink:href="https://www.facebook.com/olympicua/posts/pfbid0fLNZEAsNqyuFhoTiZZPSxTfpBDTXuoSAdTkcTGTDBWvj64e52HbmsgiWxN3qw2Nol" text:style-name="Internet_20_link" text:visited-style-name="Visited_20_Internet_20_Link">
 пресслужба</text:a>
Національного олімпійського комітету України (НОК), на змаганнях Meeting MaiaCidade do Desporto категорії Challenger у Португалії з рекордом турніру 20.45метра у секторі для штовхання ядра переміг Роман Кокошко, передає Укрінформ.</text:p>
      <text:p text:style-name="P4">
Срібним призером турніру Motonet GP - Games of Northern City категорії Bronzeу фінському Оулу, показавши свій найкращий результат у нинішньому сезоні 5,30метра, став стрибун із жердиною Ілля Кравченко.</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Марина Ковтунова посіла друге місце у стрибках у висоту з особистим рекордом1,84 метра на змаганнях бронзової категорії Guldensporenmeeting убельгійському Кортрейку.</text:p>
      <text:p text:style-name="P4">
На фото: Роман Кокошко (Getty Images/Global Images Ukraine).</text:p>
      <text:p text:style-name="P4">
Source: <text:a xlink:type="simple" xlink:href="https://www.ukrinform.ua/rubric-sports/3733477-stovhatel-adra-kokosko-vstanoviv-rekord-zmagan-u-portugalii.html" text:style-name="Internet_20_link" text:visited-style-name="Visited_20_Internet_20_Link">
https://www.ukrinform.ua/rubric-sports/3733477-stovhatel-adra-kokosko-vstanoviv-rekord-zmagan-u-portugalii.html</text:a>
</text:p>
      <!--NEWS-->
      <text:h text:style-name="P10" text:outline-level="1">
<text:span text:style-name="T4">
Жіноча збірна України з регбі-7 виграла чемпіонат Європи у дивізіоні Trophy</text:span>
</text:h>
      <text:p text:style-name="P4">
Authors: Ukrinform (Person)</text:p>
      <text:p text:style-name="P4">
Publisher: Укринформ (Organization)</text:p>
      <text:p text:style-name="P4">
Published Time: 2023-07-09T14:33:35+03:00</text:p>
      <text:p text:style-name="P4">
Modified Time: 2023-07-09T14:33:35+03:00</text:p>
      <text:p text:style-name="P4">
Description: Жіноча збірна України стала переможницею чемпіонату Європи з регбі-7 у дивізіоні Trophy. — Укрінформ.</text:p>
      <text:p text:style-name="P4">
Images: ['<text:a xlink:type="simple" xlink:href="https://static.ukrinform.com/photos/2023_07/thumb_files/630_360_1688902377-199.jpg" text:style-name="Internet_20_link" text:visited-style-name="Visited_20_Internet_20_Link">
630_360_16889...</text:a>
']</text:p>
      <text:p text:style-name="P4">
Tags: ['регбі-7']</text:p>
      <text:p text:style-name="P4">
Type: Article</text:p>
      <!--METADATA-->
      <text:p text:style-name="P4">
<draw:frame draw:style-name="fr1" draw:name="Image141" text:anchor-type="as-char" svg:width="6.9236in" svg:height="3.956343in" draw:z-index="0">
<draw:image xlink:href="../Images/yкринформ/2023-07-09T14-33-35-03-00/630_360_1688902377-199.jpg" xlink:type="simple" xlink:show="embed" xlink:actuate="onLoad" draw:mime-type="image/jpeg"/>
</draw:frame>
 Жіночазбірна України стала переможницею чемпіонату Європи з регбі-7 у дивізіоніTrophy.</text:p>
      <text:p text:style-name="P4">
Як інформує Федерація <text:a xlink:type="simple" xlink:href="http://rugby.org.ua/ukr/news/8264" text:style-name="Internet_20_link" text:visited-style-name="Visited_20_Internet_20_Link">
 регбі </text:a>
 України, уматчах другого туру, який відбувся у Будапешті (Угорщина), українки спочаткувиграли попередній груповий турнір, передає Укрінформ.</text:p>
      <text:p text:style-name="P4">
У чвертьфіналі «синьо-жовті» переграли команду Данії (36:0), у півфіналі -збірну Грузії (33:0).</text:p>
      <text:p text:style-name="P4">
У фіналі збірна України завдала поразки команді Туреччини (14:7).</text:p>
      <text:p text:style-name="P4">
<text:span text:style-name="T4">
Читайте також:</text:span>
 <text:a xlink:type="simple" xlink:href="https://www.ukrinform.ua/rubric-sports/3730218-sport2023-kalendar-golovnih-podij-lipna.html" text:style-name="Internet_20_link" text:visited-style-name="Visited_20_Internet_20_Link">
 <text:span text:style-name="T4">
Спорт</text:span>
 -2023. Календар головних подій липня</text:a>
</text:p>
      <text:p text:style-name="P4">
Перемога у дивізіоні Trophy дозволила збірній України вибороти путівку велітний дивізіон - Championship.</text:p>
      <text:p text:style-name="P4">
Фото: rugby.org.ua.</text:p>
      <text:p text:style-name="P4">
Source: <text:a xlink:type="simple" xlink:href="https://www.ukrinform.ua/rubric-sports/3733481-zinoca-zbirna-ukraini-z-regbi7-vigrala-cempionat-evropi-u-divizioni-trophy.html" text:style-name="Internet_20_link" text:visited-style-name="Visited_20_Internet_20_Link">
https://www.ukrinform.ua/rubric-sports/3733481-zinoca-zbirna-ukraini-z-regbi7-vigrala-cempionat-evropi-u-divizioni-trophy.html</text:a>
</text:p>
      <!--NEWS-->
      <text:h text:style-name="P10" text:outline-level="1">
<text:span text:style-name="T4">
Тисяча військових та ППО: Вільнюс перетворюють на фортецю напередодні саміту НАТО — Reuters</text:span>
</text:h>
      <text:p text:style-name="P4">
Authors: Ukrinform (Person)</text:p>
      <text:p text:style-name="P4">
Publisher: Укринформ (Organization)</text:p>
      <text:p text:style-name="P4">
Published Time: 2023-07-09T14:38:00+03:00</text:p>
      <text:p text:style-name="P4">
Modified Time: 2023-07-09T14:38:00+03:00</text:p>
      <text:p text:style-name="P4">
Description: Для забезпечення безпеки під час саміту НАТО до Вільнюсу направили близько тисячі військових з інших держав Альянсу. У Литву також поставили передові системи ППО. — Укрінформ.</text:p>
      <text:p text:style-name="P4">
Images: ['<text:a xlink:type="simple" xlink:href="https://static.ukrinform.com/photos/2017_07/thumb_files/630_360_1501489397-9251.jpg" text:style-name="Internet_20_link" text:visited-style-name="Visited_20_Internet_20_Link">
630_360_15014...</text:a>
']</text:p>
      <text:p text:style-name="P4">
Tags: ['Литва', 'Саміт НАТО', 'Безпека', 'ППО']</text:p>
      <text:p text:style-name="P4">
Type: Article</text:p>
      <!--METADATA-->
      <text:p text:style-name="P4">
<draw:frame draw:style-name="fr1" draw:name="Image142" text:anchor-type="as-char" svg:width="6.9236in" svg:height="3.956343in" draw:z-index="0">
<draw:image xlink:href="../Images/yкринформ/2023-07-09T14-38-00-03-00/630_360_1501489397-9251.jpg" xlink:type="simple" xlink:show="embed" xlink:actuate="onLoad" draw:mime-type="image/jpeg"/>
</draw:frame>
 Длязабезпечення безпеки під час саміту НАТО до Вільнюсу направили близько тисячівійськових з інших держав Альянсу. У Литву також поставили передові системиППО.</text:p>
      <text:p text:style-name="P4">
Як передає Укрінформ, про це повідомляє <text:a xlink:type="simple" xlink:href="http://www.reuters.com/world/nato-flexes-muscle-protect-vilnius-summit-near-russia-belarus-2023-07-08/" text:style-name="Internet_20_link" text:visited-style-name="Visited_20_Internet_20_Link">
 Reuters</text:a>
 .</text:p>
      <text:p text:style-name="P4">
"НАТО перетворило Вільнюс на фортецю, захищену передовою зброєю, щобзабезпечити безпеку для президента Сполучених Штатів Джо Байдена та іншихочільників країн Альянсу, які зустрічатимуться лише за 32 кілометри відогородженого колючим дротом кордону Литви з союзником РФ Білоруссю", - йдетьсяу повідомленні.</text:p>
      <text:p text:style-name="P4">
<text:span text:style-name="T4">
Читайте також:</text:span>
 <text:a xlink:type="simple" xlink:href="https://www.ukrinform.ua/rubric-world/3733438-bajden-vistupit-iz-publicnou-promovou-u-vilnusi.html" text:style-name="Internet_20_link" text:visited-style-name="Visited_20_Internet_20_Link">
 Байден виступить із публічною промовою у <text:span text:style-name="T4">
Вільнюс</text:span>
 і</text:a>
</text:p>
      <text:p text:style-name="P4">
Шістнадцять союзників по <text:a xlink:type="simple" xlink:href="https://www.ukrinform.ua/tag-nato" text:style-name="Internet_20_link" text:visited-style-name="Visited_20_Internet_20_Link">
 НАТО </text:a>
 направилизагалом близько тисячі військових для охорони саміту, який відбудеться унаступні вівторок та середу - 11-12 липня.</text:p>
      <text:p text:style-name="P4">
Багато країн також надали передові системи протиповітряної оборони, якихбракує країнам Балтії.</text:p>
      <text:p text:style-name="P4">
"Було б більш ніж безвідповідально залишити наше небо незахищеним, колиприбувають Байден та лідери ще 40 країн", - сказав президент Литви ГітанасНауседа.</text:p>
      <text:p text:style-name="P4">
Як зазначається, Німеччина розгорнула 12 пускових установок Patriot, яківикористовуються для перехоплення балістичних та крилатих ракет або бойовихлітаків.</text:p>
      <text:p text:style-name="P4">
<text:span text:style-name="T4">
Читайте також:</text:span>
 <text:a xlink:type="simple" xlink:href="https://www.ukrinform.ua/rubric-polytics/3732871-zelenskij-pro-samit-nato-rosia-duze-rozrahovue-na-slabkist-i-rozednanist-v-alansi.html" text:style-name="Internet_20_link" text:visited-style-name="Visited_20_Internet_20_Link">
 Зеленський – про саміт НАТО: Росія дуже розраховує наслабкість і роз’єднаність в Альянсі </text:a>
</text:p>
      <text:p text:style-name="P4">
Іспанія привезла систему ППО NASAMS, Франція надсилає самохідні гаубиціCaesar, Франція, Фінляндія та Данія базують військові літаки в Литві, а ВеликаБританія та Франція надають засоби боротьби з БПЛА.</text:p>
      <text:p text:style-name="P4">
У Вільнюському аеропорту помітили вісім німецьких установок Patriot,спрямованих у бік російського Калінінграда. Ще дві установки направили наБілорусь. Усі пускові установки запрацювали зранку 7 липня.</text:p>
      <text:p text:style-name="P4">
Окрім того, Литва втричі збільшила кількість прикордонників на кордонах РБ таРФ, до них приєднались колеги з Латвії та Польщі.</text:p>
      <text:p text:style-name="P4">
<text:span text:style-name="T4">
Читайте також:</text:span>
 <text:a xlink:type="simple" xlink:href="https://www.ukrinform.ua/rubric-world/3732711-litva-polsa-j-latvia-poperedili-nato-pro-zagrozu-z-bilorusi-napisali-list-stoltenbergu.html" text:style-name="Internet_20_link" text:visited-style-name="Visited_20_Internet_20_Link">
 Литва, Польща й Латвія попередили НАТО про загрозу зБілорусі - написали лист Столтенбергу </text:a>
</text:p>
      <text:p text:style-name="P4">
"Ми готуємося до різноманітних провокацій", - заявив керівник прикордонноїслужби Литви Рустамас Любаєвас.</text:p>
      <text:p text:style-name="P4">
Балтійські країни - Литва, Естонія та Латвія, які колись перебували під владоюМоскви, але з 2004 року стали частиною НАТО та ЄС, витрачають на оборону понаддва відсотки свого ВВП, що є більшою часткою, ніж більшість інших союзників поНАТО.</text:p>
      <text:p text:style-name="P4">
<text:span text:style-name="T5">
Фото ілюстративне</text:span>
</text:p>
      <text:p text:style-name="P4">
Source: <text:a xlink:type="simple" xlink:href="https://www.ukrinform.ua/rubric-world/3733483-tisaci-vijskovih-ta-ppo-vilnus-peretvoruut-na-fortecu-naperedodni-samitu-nato-reuters.html" text:style-name="Internet_20_link" text:visited-style-name="Visited_20_Internet_20_Link">
https://www.ukrinform.ua/rubric-world/3733483-tisaci-vijskovih-ta-ppo-vilnus-peretvoruut-na-fortecu-naperedodni-samitu-nato-reuters.html</text:a>
</text:p>
      <!--NEWS-->
      <text:h text:style-name="P10" text:outline-level="1">
<text:span text:style-name="T4">
На Полтавщині виявили забруднення річки Псел невідомою речовиною</text:span>
</text:h>
      <text:p text:style-name="P4">
Authors: Ukrinform (Person)</text:p>
      <text:p text:style-name="P4">
Publisher: Укринформ (Organization)</text:p>
      <text:p text:style-name="P4">
Published Time: 2023-07-09T14:40:43+03:00</text:p>
      <text:p text:style-name="P4">
Modified Time: 2023-07-09T14:40:43+03:00</text:p>
      <text:p text:style-name="P4">
Description: На Полтавщині виявили забруднення невідомою речовиною річки Псел, влада запровадила тимчасову заборону на купання та вилов риби. — Укрінформ.</text:p>
      <text:p text:style-name="P4">
Images: ['<text:a xlink:type="simple" xlink:href="https://static.ukrinform.com/photos/2023_07/thumb_files/630_360_1688902743-316.jpg" text:style-name="Internet_20_link" text:visited-style-name="Visited_20_Internet_20_Link">
630_360_16889...</text:a>
']</text:p>
      <text:p text:style-name="P4">
Tags: ['Екологія', 'Полтавщина', 'Ріка', 'Забруднення']</text:p>
      <text:p text:style-name="P4">
Type: Article</text:p>
      <!--METADATA-->
      <text:p text:style-name="P4">
<draw:frame draw:style-name="fr1" draw:name="Image143" text:anchor-type="as-char" svg:width="6.9236in" svg:height="3.956343in" draw:z-index="0">
<draw:image xlink:href="../Images/yкринформ/2023-07-09T14-40-43-03-00/630_360_1688902743-316.jpg" xlink:type="simple" xlink:show="embed" xlink:actuate="onLoad" draw:mime-type="image/jpeg"/>
</draw:frame>
 НаПолтавщині виявили забруднення невідомою речовиною річки Псел, владазапровадила тимчасову заборону на купання та вилов риби.</text:p>
      <text:p text:style-name="P4">
Про це повідомив начальник Кременчуцької районної військової адміністраціїОлег Лєднік у <text:a xlink:type="simple" xlink:href="https://www.facebook.com/Liednik.Oleh/posts/pfbid02V3yXhR15RdKr78MNNJpnsBjjmgxi1aAvGaoKNvFxpqgN5Su4niPQtQM3zNsV6mKYl" text:style-name="Internet_20_link" text:visited-style-name="Visited_20_Internet_20_Link">
</text:a>
<text:a xlink:type="simple" xlink:href="https://www.facebook.com/Liednik.Oleh/posts/pfbid02V3yXhR15RdKr78MNNJpnsBjjmgxi1aAvGaoKNvFxpqgN5Su4niPQtQM3zNsV6mKYl" text:style-name="Internet_20_link" text:visited-style-name="Visited_20_Internet_20_Link">
 Фейсбуці</text:a>
, передає Укрінформ.</text:p>
      <text:p text:style-name="P4">
“Вище с.Запсілля, у <text:a xlink:type="simple" xlink:href="https://www.ukrinform.ua/tag-rika" text:style-name="Internet_20_link" text:visited-style-name="Visited_20_Internet_20_Link">
 річці </text:a>
 Псел невідомаречовина потрапила у воду. Жителі скаржаться на помутніння води і різкізапахи”, - йдеться у повідомленні.</text:p>
      <text:p text:style-name="P4">
Фахівці ДСНС, Держпродспоживслужби, екологи працюють на місці інциденту,встановлюючи причину забруднення річки.</text:p>
      <text:p text:style-name="P4">
“Вводиться тимчасова заборона на купання, вилов риби та використання води длягосподарських потреб із р.Псел, від с. Запсілля і нижче за течією”, - зазначивЛєднік.</text:p>
      <text:p text:style-name="P4">
<text:span text:style-name="T4">
Читайте також:</text:span>
 <text:a xlink:type="simple" xlink:href="https://www.ukrinform.ua/rubric-regions/3732841-smigal-poobicav-doopracuvati-postanovu-pro-mezi-zon-zabrudnenih-unaslidok-avarii-na-caes.html" text:style-name="Internet_20_link" text:visited-style-name="Visited_20_Internet_20_Link">
 Шмигаль пообіцяв доопрацювати постанову про межі зон,<text:span text:style-name="T4">
забруднених</text:span>
 унаслідок аварії на ЧАЕС </text:a>
</text:p>
      <text:p text:style-name="P4">
Про причини забруднення та зняття обмежень буде повідомлено додатково.</text:p>
      <text:p text:style-name="P4">
Як повідомляв Укрінформ, у передмісті Харкова <text:a xlink:type="simple" xlink:href="https://www.ukrinform.ua/rubric-regions/3729853-u-peredmisti-harkova-stavsa-mor-ribi-v-ricci-udi.html" text:style-name="Internet_20_link" text:visited-style-name="Visited_20_Internet_20_Link">
 сталася масова загибель</text:a>
 риби в річці Уди, правоохоронці почали кримінальнепровадження через забруднення води.</text:p>
      <text:p text:style-name="P4">
<text:span text:style-name="T5">
Фото: Олег Лєднік, Facebook</text:span>
</text:p>
      <text:p text:style-name="P4">
Source: <text:a xlink:type="simple" xlink:href="https://www.ukrinform.ua/rubric-regions/3733484-na-poltavsini-viavili-zabrudnenna-ricki-psel-nevidomou-recovinou.html" text:style-name="Internet_20_link" text:visited-style-name="Visited_20_Internet_20_Link">
https://www.ukrinform.ua/rubric-regions/3733484-na-poltavsini-viavili-zabrudnenna-ricki-psel-nevidomou-recovinou.html</text:a>
</text:p>
      <!--NEWS-->
      <text:h text:style-name="P10" text:outline-level="1">
<text:span text:style-name="T4">
BMW представила смартокуляри для мотоциклістів</text:span>
</text:h>
      <text:p text:style-name="P4">
Authors: Ukrinform (Person)</text:p>
      <text:p text:style-name="P4">
Publisher: Укринформ (Organization)</text:p>
      <text:p text:style-name="P4">
Published Time: 2023-07-09T14:56:00+03:00</text:p>
      <text:p text:style-name="P4">
Modified Time: 2023-07-09T14:56:00+03:00</text:p>
      <text:p text:style-name="P4">
Description: BMW Motorrad представив інноваційні мотоциклетні окуляри ConnectedRide Smartglasses з технологією відображення інформації на лінзах Head-up Display. — Укрінформ.</text:p>
      <text:p text:style-name="P4">
Images: ['<text:a xlink:type="simple" xlink:href="https://static.ukrinform.com/photos/2023_07/thumb_files/630_360_1688903511-6408.jpeg" text:style-name="Internet_20_link" text:visited-style-name="Visited_20_Internet_20_Link">
630_360_16889...</text:a>
']</text:p>
      <text:p text:style-name="P4">
Tags: ['BMW', 'IT-технології', 'Окуляри', 'Мотоцикл']</text:p>
      <text:p text:style-name="P4">
Type: Article</text:p>
      <!--METADATA-->
      <text:p text:style-name="P4">
<draw:frame draw:style-name="fr1" draw:name="Image144" text:anchor-type="as-char" svg:width="6.9236in" svg:height="3.956343in" draw:z-index="0">
<draw:image xlink:href="../Images/yкринформ/2023-07-09T14-56-00-03-00/630_360_1688903511-6408.jpeg" xlink:type="simple" xlink:show="embed" xlink:actuate="onLoad" draw:mime-type="image/jpeg"/>
</draw:frame>
 BMWMotorrad представив інноваційні мотоциклетні окуляри ConnectedRideSmartglasses з технологією відображення інформації на лінзах Head-up Display.</text:p>
      <text:p text:style-name="P4">
Як передає Укрінформ, про це повідомляється у <text:a xlink:type="simple" xlink:href="https://www.press.bmwgroup.com/canada/article/detail/T0423306EN/bmw-motorrad-presents-connectedride-smartglasses" text:style-name="Internet_20_link" text:visited-style-name="Visited_20_Internet_20_Link">
 пресрелізі</text:a>
 BMW Group.</text:p>
      <text:p text:style-name="P4">
</text:p>
      <text:p text:style-name="P4">
<text:a xlink:type="simple" xlink:href="https://static.ukrinform.com/photos/2023_07/1688903511-5142.jpeg" text:style-name="Internet_20_link" text:visited-style-name="Visited_20_Internet_20_Link">
 </text:a>
 <text:a xlink:type="simple" xlink:href="https://static.ukrinform.com/photos/2023_07/1688903511-4851.jpeg" text:style-name="Internet_20_link" text:visited-style-name="Visited_20_Internet_20_Link">
</text:a>
 <text:a xlink:type="simple" xlink:href="https://static.ukrinform.com/photos/2023_07/1688903511-4003.jpeg" text:style-name="Internet_20_link" text:visited-style-name="Visited_20_Internet_20_Link">
</text:a>
 <text:a xlink:type="simple" xlink:href="https://static.ukrinform.com/photos/2023_07/1688903511-6408.jpeg" text:style-name="Internet_20_link" text:visited-style-name="Visited_20_Internet_20_Link">
<draw:frame draw:style-name="fr1" draw:name="Image149" text:anchor-type="as-char" svg:width="6.9236in" svg:height="3.956343in" draw:z-index="0">
<draw:image xlink:href="../Images/yкринформ/2023-07-09T14-56-00-03-00/630_360_1688903511-6408.jpeg" xlink:type="simple" xlink:show="embed" xlink:actuate="onLoad" draw:mime-type="image/jpeg"/>
</draw:frame>
</text:a>
 <text:a xlink:type="simple" xlink:href="https://static.ukrinform.com/photos/2023_07/1688903511-8236.jpeg" text:style-name="Internet_20_link" text:visited-style-name="Visited_20_Internet_20_Link">
</text:a>
 <text:a xlink:type="simple" xlink:href="https://static.ukrinform.com/photos/2023_07/1688903512-6762.jpeg" text:style-name="Internet_20_link" text:visited-style-name="Visited_20_Internet_20_Link">
</text:a>
 <text:a xlink:type="simple" xlink:href="https://static.ukrinform.com/photos/2023_07/1688903511-2812.jpeg" text:style-name="Internet_20_link" text:visited-style-name="Visited_20_Internet_20_Link">
</text:a>
 <text:a xlink:type="simple" xlink:href="https://static.ukrinform.com/photos/2023_07/1688903512-6828.jpeg" text:style-name="Internet_20_link" text:visited-style-name="Visited_20_Internet_20_Link">
</text:a>
 <text:a xlink:type="simple" xlink:href="https://static.ukrinform.com/photos/2023_07/1688903512-1878.jpeg" text:style-name="Internet_20_link" text:visited-style-name="Visited_20_Internet_20_Link">
</text:a>
</text:p>
      <text:p text:style-name="P4">
За допомогою окулярів Smartglasses водії мотоциклів зможуть отримативідображення даних, таких як навігація, швидкість та передача, безпосередньона лінзах аксесуару в режимі реального часу.</text:p>
      <text:p text:style-name="P4">
Окуляри підключаються до смартфону водія через Bluetooth та застосунок. Задопомогою контролера на кермі мотоцикла можна вибрати розташування проекції таобрати її налаштування до або під час поїздки.</text:p>
      <text:p text:style-name="P4">
Дизайн нових мотоциклетних окулярів дозволяє адаптувати їх до різноманітнихформ шоломів та обличчя, а завдяки літій-іонному акумулятору девайс здатенавтономно працювати до 10 годин.</text:p>
      <text:p text:style-name="P4">
<text:a xlink:type="simple" xlink:href="https://www.ukrinform.ua/tag-bmw" text:style-name="Internet_20_link" text:visited-style-name="Visited_20_Internet_20_Link">
 BMW </text:a>
 Motorrad постачає два комплекти лінзразом із оправою. Перший набір прозорий на 85% і може використовуватися дляшоломів із вбудованими сонцезахисними козирками. Інший набір має тонованілінзи, що забезпечує окулярам сонцезахисний ефект.</text:p>
      <text:p text:style-name="P4">
<text:span text:style-name="T4">
Читайте також:</text:span>
 <text:a xlink:type="simple" xlink:href="https://www.ukrinform.ua/rubric-technology/3713093-bmw-prezentuvala-tri-novi-elektrokari.html" text:style-name="Internet_20_link" text:visited-style-name="Visited_20_Internet_20_Link">
 <text:span text:style-name="T4">
BMW</text:span>
 презентувала три нові електрокари</text:a>
</text:p>
      <text:p text:style-name="P4">
До комплекту ConnectedRide Smartglasses також входять чохол і USB-кабель длязарядки.</text:p>
      <text:p text:style-name="P4">
Як повідомляв Укрінформ, <text:a xlink:type="simple" xlink:href="https://www.ukrinform.ua/rubric-technology/3732218-meta-zapustila-svij-analog-tvitteru.html" text:style-name="Internet_20_link" text:visited-style-name="Visited_20_Internet_20_Link">
 американська Meta запустила</text:a>
 послугу щомісячної підписки на віртуальну реальність(VR).</text:p>
      <text:p text:style-name="P4">
Source: <text:a xlink:type="simple" xlink:href="https://www.ukrinform.ua/rubric-technology/3733489-bmw-predstavila-smartokulari-dla-motociklistiv.html" text:style-name="Internet_20_link" text:visited-style-name="Visited_20_Internet_20_Link">
https://www.ukrinform.ua/rubric-technology/3733489-bmw-predstavila-smartokulari-dla-motociklistiv.html</text:a>
</text:p>
      <!--NEWS-->
      <text:h text:style-name="P10" text:outline-level="1">
<text:span text:style-name="T4">
Спека спаде у більшості регіонів України</text:span>
</text:h>
      <text:p text:style-name="P4">
Authors: Ukrinform (Person)</text:p>
      <text:p text:style-name="P4">
Publisher: Укринформ (Organization)</text:p>
      <text:p text:style-name="P4">
Published Time: 2023-07-09T14:59:00+03:00</text:p>
      <text:p text:style-name="P4">
Modified Time: 2023-07-09T14:59:00+03:00</text:p>
      <text:p text:style-name="P4">
Description: У понеділок, 10 липня, в Україні місцями очікуються невеликі короткочасні дощі, лише на крайньому заході та півдні без опадів. — Укрінформ.</text:p>
      <text:p text:style-name="P4">
Images: ['<text:a xlink:type="simple" xlink:href="https://static.ukrinform.com/photos/2023_07/thumb_files/630_360_1688903142-743.jpg" text:style-name="Internet_20_link" text:visited-style-name="Visited_20_Internet_20_Link">
630_360_16889...</text:a>
']</text:p>
      <text:p text:style-name="P4">
Tags: ['Погода', 'Україна', 'Прогноз']</text:p>
      <text:p text:style-name="P4">
Type: Article</text:p>
      <!--METADATA-->
      <text:p text:style-name="P4">
<draw:frame draw:style-name="fr1" draw:name="Image155" text:anchor-type="as-char" svg:width="6.9236in" svg:height="3.956343in" draw:z-index="0">
<draw:image xlink:href="../Images/yкринформ/2023-07-09T14-59-00-03-00/630_360_1688903142-743.jpg" xlink:type="simple" xlink:show="embed" xlink:actuate="onLoad" draw:mime-type="image/jpeg"/>
</draw:frame>
 Упонеділок, 10 липня, в Україні місцями очікуються невеликі короткочасні дощі,лише на крайньому заході та півдні без опадів.</text:p>
      <text:p text:style-name="P4">
Про це Укрінформу повідомили в Українському гідрометцентрі.</text:p>
      <text:p text:style-name="P4">
Вітер північно-західний, 7-12 м/с, вночі у південно-східних областях місцямипориви 15-20 м/с.</text:p>
      <text:p text:style-name="P4">
Температура вночі 11-16°, у південній частині до 19°; вдень 21-26°, на півднікраїни та Закарпатті 25-30°.</text:p>
      <text:p text:style-name="P4">
У Києві та Київській області в ніч на понеділок без опадів, вдень місцяминевеликий короткочасний <text:a xlink:type="simple" xlink:href="https://www.ukrinform.ua/tag-dos" text:style-name="Internet_20_link" text:visited-style-name="Visited_20_Internet_20_Link">
 дощ </text:a>
 .Температура у столиці вночі 14-16°, вдень 22-24°; по області вночі 11-16°,вдень 21-26°.</text:p>
      <text:p text:style-name="P4">
В наступні два дні в Україні збережеться мінлива хмарність. 11 липня вночі вУкраїні, крім більшості західних областей, вдень на Закарпатті, Прикарпатті таЛівобережжі, місцями короткочасні дощі, грози, 12 липня без опадів, лише вночіу південно-східних областях, вдень в Карпатах місцями невеликий дощ.</text:p>
      <text:p text:style-name="P4">
Вітер переважно північно-західний, 5-10 м/с. Температура вночі 11-16°, упівденній частині до 19°; вдень 21-26°, 12 липня у західних та південно-західних областях 27-32°.</text:p>
      <text:p text:style-name="P4">
У столичному регіоні 11-12 липня без опадів, лише вночі 11 липня місцяминевеликий короткочасний дощ. Температура у Києві вночі 14-16°, вдень 23-25°;по області вночі 11-16°, вдень 21-26°.</text:p>
      <text:p text:style-name="P4">
<text:span text:style-name="T4">
Читайте також:</text:span>
 <text:a xlink:type="simple" xlink:href="https://www.ukrinform.ua/rubric-world/3732306-cerven-2023-roku-viznali-najteplisim-v-istorii.html" text:style-name="Internet_20_link" text:visited-style-name="Visited_20_Internet_20_Link">
 Червень 2023 року визнали найтеплішим в історії</text:a>
</text:p>
      <text:p text:style-name="P4">
Впродовж 13-14 липня в Україні переважатиме суха погода. Лише у західних,Житомирській та Вінницькій областях 13 липня, вночі 14 липня в Україні, крімзахідних та східних областей, вдень на Лівобережжі можливі короткочасні дощі,місцями грози.</text:p>
      <text:p text:style-name="P4">
Температура вночі становитиме 14-20°, на півдні до 24°, 13 липня у східних, 14липня і в західних областях 11-16°; вдень 13 липня 25-31°, у західних областях17-22°, на сході країни, 14 липня в Україні, крім півдня, 20-26°.</text:p>
      <text:p text:style-name="P4">
У Києві та області 13-14 липня без опадів, лише вночі 14 липня короткочаснийдощ. Температура у столиці вночі 16-18°; вдень 13 липня 28-30°, 14 липня23-25°. У регіоні вночі 14-19°; вдень 13 липня 25-30°, 14 липня 21-26°.</text:p>
      <text:p text:style-name="P4">
Source: <text:a xlink:type="simple" xlink:href="https://www.ukrinform.ua/rubric-regions/3733486-speka-spade-u-bilsosti-regioniv-ukraini.html" text:style-name="Internet_20_link" text:visited-style-name="Visited_20_Internet_20_Link">
https://www.ukrinform.ua/rubric-regions/3733486-speka-spade-u-bilsosti-regioniv-ukraini.html</text:a>
</text:p>
      <!--NEWS-->
      <text:h text:style-name="P10" text:outline-level="1">
<text:span text:style-name="T4">
Австрійська компанія продовжить купувати газ у РФ до 2040 року</text:span>
</text:h>
      <text:p text:style-name="P4">
Authors: Ukrinform (Person)</text:p>
      <text:p text:style-name="P4">
Publisher: Укринформ (Organization)</text:p>
      <text:p text:style-name="P4">
Published Time: 2023-07-09T15:09:51+03:00</text:p>
      <text:p text:style-name="P4">
Modified Time: 2023-07-09T15:09:51+03:00</text:p>
      <text:p text:style-name="P4">
Description: Австрійська група енергокомпаній ОMV продовжить закуповувати більшу частину газу в Росії через підписаний контракт із компанією Газпром до 2040 року. — Укрінформ.</text:p>
      <text:p text:style-name="P4">
Images: ['<text:a xlink:type="simple" xlink:href="https://static.ukrinform.com/photos/2018_08/thumb_files/630_360_1535565724-6095.jpg" text:style-name="Internet_20_link" text:visited-style-name="Visited_20_Internet_20_Link">
630_360_15355...</text:a>
']</text:p>
      <text:p text:style-name="P4">
Tags: ['Австрія', 'Газпром', 'Росія']</text:p>
      <text:p text:style-name="P4">
Type: Article</text:p>
      <!--METADATA-->
      <text:p text:style-name="P4">
<draw:frame draw:style-name="fr1" draw:name="Image156" text:anchor-type="as-char" svg:width="6.9236in" svg:height="3.956343in" draw:z-index="0">
<draw:image xlink:href="../Images/yкринформ/2023-07-09T15-09-51-03-00/630_360_1535565724-6095.jpg" xlink:type="simple" xlink:show="embed" xlink:actuate="onLoad" draw:mime-type="image/jpeg"/>
</draw:frame>
Австрійська група енергокомпаній ОMV продовжить закуповувати більшу частинугазу в Росії через підписаний контракт із компанією Газпром до 2040 року.</text:p>
      <text:p text:style-name="P4">
Як передає Укрінформ, про це в інтерв’ю <text:a xlink:type="simple" xlink:href="http://www.ft.com/content/304034be-9cd5-406d-b668-894c4eac5a76" text:style-name="Internet_20_link" text:visited-style-name="Visited_20_Internet_20_Link">
 Financial Times</text:a>
 заявивгендиректор ОMV Альфред Штерн.</text:p>
      <text:p text:style-name="P4">
«Поки Газпром постачатиме (газ – ред.)... ми будемо продовжувати брати ціобсяги у Газпрому», - сказав він.</text:p>
      <text:p text:style-name="P4">
За словами Штерна, через 18 місяців після повномасштабного вторгнення <text:a xlink:type="simple" xlink:href="https://www.ukrinform.ua/tag-rosia" text:style-name="Internet_20_link" text:visited-style-name="Visited_20_Internet_20_Link">
 Росії</text:a>
 в Україну його компанія не плануєвиходити з довгострокового контракту щодо постачання газу від російськогоГазпрому, який вона підписала в 2018 році і який діятиме ще до 2040 року.</text:p>
      <text:p text:style-name="P4">
Він також відмовився напряму критикувати сам контракт та охарактеризував йогояк заснований на «стандартних ринкових умовах».</text:p>
      <text:p text:style-name="P4">
«У цьому немає нічого дивного», - додав Штерн.</text:p>
      <text:p text:style-name="P4">
Штерн також звернув увагу на те, що OMV нещодавно схвалила виділення 2мільярдів євро для запуску виробництва з газового родовища Neptun Deep уЧорному морі до 2027 року в рамках спільного підприємства з румунською Romgaz.Цей проєкт повинен вивести на європейський ринок 100 млрд кубометрівприродного газу.</text:p>
      <text:p text:style-name="P4">
«Це зробить Румунію найбільшим виробником природного газу в ЄС, а OMV — одниміз найбільших виробників газу в Європі. Я вважаю, що це значний внесок убезпеку європейських поставок», — сказав він.</text:p>
      <text:p text:style-name="P4">
<text:span text:style-name="T4">
Читайте також:</text:span>
 <text:a xlink:type="simple" xlink:href="https://www.ukrinform.ua/rubric-economy/3730477-shell-prodovzue-prodavati-rosijskij-gaz-bbc.html" text:style-name="Internet_20_link" text:visited-style-name="Visited_20_Internet_20_Link">
 Shell продовжує продавати російський газ – BBC</text:a>
</text:p>
      <text:p text:style-name="P4">
Як повідомляв Укрінформ, у грудні минулого року майже 71% імпортованогоАвстрією газу надійшло з Росії. При цьому, лише за період з січня по листопад2022 року Австрія могла заплатити Росії за газ близько 6,7 млрд євро.</text:p>
      <text:p text:style-name="P4">
Source: <text:a xlink:type="simple" xlink:href="https://www.ukrinform.ua/rubric-economy/3733495-avstrijska-kompania-prodovzit-kupuvati-gaz-u-rf-do-2040-roku.html" text:style-name="Internet_20_link" text:visited-style-name="Visited_20_Internet_20_Link">
https://www.ukrinform.ua/rubric-economy/3733495-avstrijska-kompania-prodovzit-kupuvati-gaz-u-rf-do-2040-roku.html</text:a>
</text:p>
      <!--NEWS-->
      <text:h text:style-name="P10" text:outline-level="1">
<text:span text:style-name="T4">
В Іспанії консервативна Народна партія напередодні виборів збільшила відрив від керівної PSOE</text:span>
</text:h>
      <text:p text:style-name="P4">
Authors: Ukrinform (Person)</text:p>
      <text:p text:style-name="P4">
Publisher: Укринформ (Organization)</text:p>
      <text:p text:style-name="P4">
Published Time: 2023-07-09T15:19:44+03:00</text:p>
      <text:p text:style-name="P4">
Modified Time: 2023-07-09T15:19:44+03:00</text:p>
      <text:p text:style-name="P4">
Description: За два тижні до виборів в Іспанії консервативна Народна партія (PР) збільшила свій відрив від керівної Соціалістичної робітничої партії (PSOE). — Укрінформ.</text:p>
      <text:p text:style-name="P4">
Images: ['<text:a xlink:type="simple" xlink:href="https://static.ukrinform.com/photos/2023_07/thumb_files/630_360_1688905101-654.jpg" text:style-name="Internet_20_link" text:visited-style-name="Visited_20_Internet_20_Link">
630_360_16889...</text:a>
']</text:p>
      <text:p text:style-name="P4">
Tags: ['Іспанія', 'Парламент', 'Партії', 'Вибори']</text:p>
      <text:p text:style-name="P4">
Type: Article</text:p>
      <!--METADATA-->
      <text:p text:style-name="P4">
<draw:frame draw:style-name="fr1" draw:name="Image157" text:anchor-type="as-char" svg:width="6.9236in" svg:height="3.956343in" draw:z-index="0">
<draw:image xlink:href="../Images/yкринформ/2023-07-09T15-19-44-03-00/630_360_1688905101-654.jpg" xlink:type="simple" xlink:show="embed" xlink:actuate="onLoad" draw:mime-type="image/jpeg"/>
</draw:frame>
 За дватижні до виборів в Іспанії консервативна Народна партія (PР) збільшила свійвідрив від керівної Соціалістичної робітничої партії (PSOE).</text:p>
      <text:p text:style-name="P4">
Як передає Укрінформ, про це повідомляє <text:a xlink:type="simple" xlink:href="https://www.abc.es/espana/pp-ganaria-provincias-psoe-solo-primero-20230709214940-nt.html" text:style-name="Internet_20_link" text:visited-style-name="Visited_20_Internet_20_Link">
 ABC </text:a>
 .</text:p>
      <text:p text:style-name="P4">
На попередніх виборах PP була першою лише в 10 округах, а соціалісти перемоглиу 32.</text:p>
      <text:p text:style-name="P4">
Опитування, проведене компанією Ipsos із 3 по 6 липня, показало, що наразіопозиційна PP отримає 35% голосів, а керівна PSOE – 28%.</text:p>
      <text:p text:style-name="P4">
Соціологічні прогнози голосування передбачають, що PP отримає від 138 до 147місць у нижній палаті парламенту Іспанії, що включає 350 депутатів, а PSOE –від 102 до 112 місць.</text:p>
      <text:p text:style-name="P4">
Ултраправа партія Vox, що є найбільш імовірним коаліційним союзником PP, можеотримати від 32 до 39 парламентських місць.</text:p>
      <text:p text:style-name="P4">
<text:span text:style-name="T4">
Читайте також:</text:span>
 <text:a xlink:type="simple" xlink:href="https://www.ukrinform.ua/rubric-world/3733421-v-uzbekistani-prohodat-dostrokovi-prezidentski-vibori.html" text:style-name="Internet_20_link" text:visited-style-name="Visited_20_Internet_20_Link">
 В Узбекистані проходять дострокові президентські<text:span text:style-name="T4">
вибори</text:span>
 </text:a>
</text:p>
      <text:p text:style-name="P4">
В разі, якщо результати опитування підтвердяться, це означає, що правакоаліція у складі партій PP та Vox разом отримає до 180 місць, що є достатнімдля формування абсолютної більшості.</text:p>
      <text:p text:style-name="P4">
Як повідомляв Укрінформ, 1 липня Іспанія розпочала своє піврічне головування вРаді ЄС відповідно до системи ротації між 27 державами-членами. Прем'єр-міністр <text:a xlink:type="simple" xlink:href="https://www.ukrinform.ua/tag-ispania" text:style-name="Internet_20_link" text:visited-style-name="Visited_20_Internet_20_Link">
 Іспанії </text:a>
 Санчес прибув звізитом в Україну 1 липня, у перший день головування в Раді ЄвропейськогоСоюзу.</text:p>
      <text:p text:style-name="P4">
Source: <text:a xlink:type="simple" xlink:href="https://www.ukrinform.ua/rubric-world/3733498-v-ispanii-konservativna-narodna-partia-naperedodni-viboriv-zbilsila-vidriv-vid-kerivnoi-psoe.html" text:style-name="Internet_20_link" text:visited-style-name="Visited_20_Internet_20_Link">
https://www.ukrinform.ua/rubric-world/3733498-v-ispanii-konservativna-narodna-partia-naperedodni-viboriv-zbilsila-vidriv-vid-kerivnoi-psoe.html</text:a>
</text:p>
      <!--NEWS-->
      <text:h text:style-name="P10" text:outline-level="1">
<text:span text:style-name="T4">
Калініна достроково завершила виступ на Вімблдонському турнірі</text:span>
</text:h>
      <text:p text:style-name="P4">
Authors: Ukrinform (Person)</text:p>
      <text:p text:style-name="P4">
Publisher: Укринформ (Organization)</text:p>
      <text:p text:style-name="P4">
Published Time: 2023-07-09T15:21:41+03:00</text:p>
      <text:p text:style-name="P4">
Modified Time: 2023-07-09T15:21:41+03:00</text:p>
      <text:p text:style-name="P4">
Description: Українсько-румунська пара знялася з матчу другого кола на третьому у сезоні турнірі серії Grand Slam - Вімблдоні, який триває у Лондоні (Велика Британія). — Укрінформ.</text:p>
      <text:p text:style-name="P4">
Images: ['<text:a xlink:type="simple" xlink:href="https://static.ukrinform.com/photos/2023_07/thumb_files/630_360_1688905267-176.jpg" text:style-name="Internet_20_link" text:visited-style-name="Visited_20_Internet_20_Link">
630_360_16889...</text:a>
']</text:p>
      <text:p text:style-name="P4">
Tags: ['Теніс', 'Вімблдон', 'Ангеліна Калініна']</text:p>
      <text:p text:style-name="P4">
Type: Article</text:p>
      <!--METADATA-->
      <text:p text:style-name="P4">
<draw:frame draw:style-name="fr1" draw:name="Image158" text:anchor-type="as-char" svg:width="6.9236in" svg:height="3.956343in" draw:z-index="0">
<draw:image xlink:href="../Images/yкринформ/2023-07-09T15-21-41-03-00/630_360_1688905267-176.jpg" xlink:type="simple" xlink:show="embed" xlink:actuate="onLoad" draw:mime-type="image/jpeg"/>
</draw:frame>
Українсько-румунська пара знялася з матчу другого кола на третьому у сезонітурнірі серії Grand Slam - Вімблдоні, який триває у Лондоні (Велика Британія).</text:p>
      <text:p text:style-name="P4">
Українсько-румунський дует Ангеліна Калініна - Ірина-Камелія Бегу за рахунку2:6, 0:2 відмовився догравати поєдинок проти посіяного під 3-м номеромавстралійсько-бельгійського тандему Сторм Гантер - Елізе Мертенс, передаєУкрінформ.</text:p>
      <text:p text:style-name="P4">
Напередодні матч було перервано через дощ.</text:p>
      <text:p text:style-name="P4">
Як інформує <text:a xlink:type="simple" xlink:href="https://btu.org.ua/ua/golovne/45744-vimbldon-kalinina-ta-begu-znyalisya-z-matchu-drugogo-kola.html" text:style-name="Internet_20_link" text:visited-style-name="Visited_20_Internet_20_Link">
 BTU </text:a>
 , для Калініної та Бегу це бувтретій спільний турнір цього сезону. У березні вони дійшли до чвертьфіналу вМаямі (WTA 1000), а минулого місяця поступилися на старті «Ролан Гаррос».</text:p>
      <text:p text:style-name="P4">
<text:span text:style-name="T4">
Читайте також:</text:span>
 <text:a xlink:type="simple" xlink:href="https://www.ukrinform.ua/rubric-sports/3732887-kalinina-postupilas-andreesku-ta-zaversila-vistupi-na-vimbldoni.html" text:style-name="Internet_20_link" text:visited-style-name="Visited_20_Internet_20_Link">
 Калініна поступилася Андреєску на Вімблдоні</text:a>
</text:p>
      <text:p text:style-name="P4">
Вімблдонський турнір триватиме до 16 липня.</text:p>
      <text:p text:style-name="P4">
Фото: Getty Images.</text:p>
      <text:p text:style-name="P4">
Source: <text:a xlink:type="simple" xlink:href="https://www.ukrinform.ua/rubric-sports/3733499-kalinina-dostrokovo-zaversila-vistup-na-vimbldonskomu-turniri.html" text:style-name="Internet_20_link" text:visited-style-name="Visited_20_Internet_20_Link">
https://www.ukrinform.ua/rubric-sports/3733499-kalinina-dostrokovo-zaversila-vistup-na-vimbldonskomu-turniri.html</text:a>
</text:p>
      <!--NEWS-->
      <text:h text:style-name="P10" text:outline-level="1">
<text:span text:style-name="T4">
На Закарпатті затримали підозрюваного у розбещенні восьмирічної дівчинки</text:span>
</text:h>
      <text:p text:style-name="P4">
Authors: Ukrinform (Person)</text:p>
      <text:p text:style-name="P4">
Publisher: Укринформ (Organization)</text:p>
      <text:p text:style-name="P4">
Published Time: 2023-07-09T15:23:36+03:00</text:p>
      <text:p text:style-name="P4">
Modified Time: 2023-07-09T15:23:36+03:00</text:p>
      <text:p text:style-name="P4">
Description: У Мукачеві на Закарпатті поліція затримала підозрюваного у розбещенні 8-річної дівчинки. — Укрінформ.</text:p>
      <text:p text:style-name="P4">
Images: ['<text:a xlink:type="simple" xlink:href="https://static.ukrinform.com/photos/2018_03/thumb_files/630_360_1520771339-1398.jpg" text:style-name="Internet_20_link" text:visited-style-name="Visited_20_Internet_20_Link">
630_360_15207...</text:a>
']</text:p>
      <text:p text:style-name="P4">
Tags: ['Діти', 'Закарпаття', 'Затримання', 'Педофіл']</text:p>
      <text:p text:style-name="P4">
Type: Article</text:p>
      <!--METADATA-->
      <text:p text:style-name="P4">
<draw:frame draw:style-name="fr1" draw:name="Image159" text:anchor-type="as-char" svg:width="6.9236in" svg:height="3.954441in" draw:z-index="0">
<draw:image xlink:href="../Images/yкринформ/2023-07-09T15-23-36-03-00/630_360_1520771339-1398.jpg" xlink:type="simple" xlink:show="embed" xlink:actuate="onLoad" draw:mime-type="image/jpeg"/>
</draw:frame>
 УМукачеві на Закарпатті поліція затримала підозрюваного у розбещенні 8-річноїдівчинки.</text:p>
      <text:p text:style-name="P4">
Про це повідомляє поліція Закарпатської області у <text:a xlink:type="simple" xlink:href="http://www.facebook.com/UA.ZakarpattyaPolice/posts/pfbid0BjTk8VrDiNWK8mmx6BtdsUpjrMPpyXf3qoKyE4FCuPbAJ2FhNt3WtUTcnPWPYoPel" text:style-name="Internet_20_link" text:visited-style-name="Visited_20_Internet_20_Link">
 Фейсбуці</text:a>
, передає Укрінформ.</text:p>
      <text:p text:style-name="P4">
</text:p>
      <text:p text:style-name="P4">
"Вчора, 8 липня, поліцейські отримали повідомлення від мукачівців про те, щона березі річки вони побачили оголеного чоловіка, який купається з маленькоюдівчинкою, яка також без купальника. Попри те, що чоловік запевняв перехожихнібито це його дочка, ситуація насторожила громадян.</text:p>
      <text:p text:style-name="P4">
<text:span text:style-name="T4">
Читайте також:</text:span>
 <text:a xlink:type="simple" xlink:href="https://www.ukrinform.ua/rubric-regions/3688749-zitela-umani-zatrimali-za-pidozrou-u-rozbesenni-8ricnoi-divcinki.html" text:style-name="Internet_20_link" text:visited-style-name="Visited_20_Internet_20_Link">
 Жителя Умані затримали за підозрою у <text:span text:style-name="T4">
розбещенні</text:span>
8-річної дівчинки </text:a>
</text:p>
      <text:p text:style-name="P4">
За викликом прибула слідчо-оперативна група місцевого райуправління поліції,працівники якої застали на місці події малолітню дитину та 62-річногочоловіка", - йдеться в повідомленні.</text:p>
      <text:p text:style-name="P4">
В ході перевірки правоохоронці встановили, що фігурант почав чіплятися до <text:a xlink:type="simple" xlink:href="https://www.ukrinform.ua/tag-diti" text:style-name="Internet_20_link" text:visited-style-name="Visited_20_Internet_20_Link">
дитини </text:a>
 , коли вона вийшла зі свогоподвір’я на прогулянку. Він схопив дівчинку за руку та, погрожуючи, потягнувдо місцевої водойми, де змусив повністю роздягнутися та разом з ним пітикупатися. Вже у водоймі чоловік почав вчиняти інші розпусні дії, якіповторювалися і на березі річки.</text:p>
      <text:p text:style-name="P4">
Зазначається, що працівники поліції одразу забрали дитину у безпечне місце, азловмисника затримали й помістили до ізоляторі тимчасового тримання. Його діїкваліфіковано за ч. 2 ст. 156 Кримінального кодексу України, тобто вчиненнярозпусних дій відносно малолітньої особи.</text:p>
      <text:p text:style-name="P4">
<text:span text:style-name="T4">
Читайте також:</text:span>
 <text:a xlink:type="simple" xlink:href="https://www.ukrinform.ua/rubric-regions/3732826-u-sumskij-nedobudovi-policia-sukala-narkomaniv-a-znajsli-molodika-akij-gvaltuvav-pleminnicu.html" text:style-name="Internet_20_link" text:visited-style-name="Visited_20_Internet_20_Link">
 У сумській недобудові поліція шукала <text:span text:style-name="T4">
наркоманів</text:span>
 , азнайшли молодика, який ґвалтував племінницю </text:a>
</text:p>
      <text:p text:style-name="P4">
У поліції готують клопотання до суду щодо обрання фігурантові запобіжногозаходу і наполягатимуть на триманні під вартою. За скоєне затриманому загрожуєдо 8 років ув’язнення.</text:p>
      <text:p text:style-name="P4">
Поліцейські встановили родину потерпілої дівчинки і зараз з ними працюєювенальна поліція.</text:p>
      <text:p text:style-name="P4">
Source: <text:a xlink:type="simple" xlink:href="https://www.ukrinform.ua/rubric-regions/3733500-na-zakarpatti-zatrimali-pidozruvanogo-u-rozbesenni-vosmiricnoi-divcinki.html" text:style-name="Internet_20_link" text:visited-style-name="Visited_20_Internet_20_Link">
https://www.ukrinform.ua/rubric-regions/3733500-na-zakarpatti-zatrimali-pidozruvanogo-u-rozbesenni-vosmiricnoi-divcinki.html</text:a>
</text:p>
      <!--NEWS-->
      <text:h text:style-name="P10" text:outline-level="1">
<text:span text:style-name="T4">
Стан води на шести столичних пляжах не відповідає нормам</text:span>
</text:h>
      <text:p text:style-name="P4">
Authors: Ukrinform (Person)</text:p>
      <text:p text:style-name="P4">
Publisher: Укринформ (Organization)</text:p>
      <text:p text:style-name="P4">
Published Time: 2023-07-09T15:24:08+03:00</text:p>
      <text:p text:style-name="P4">
Modified Time: 2023-07-09T15:24:08+03:00</text:p>
      <text:p text:style-name="P4">
Description: Результати санітарно-мікробіологічних і санітарно-хімічних досліджень показали невідповідність води із шести київських пляжів вимогам гігієнічних нормативів якості. — Укрінформ.</text:p>
      <text:p text:style-name="P4">
Images: ['<text:a xlink:type="simple" xlink:href="https://static.ukrinform.com/photos/2023_05/thumb_files/630_360_1684824131-785.jpg" text:style-name="Internet_20_link" text:visited-style-name="Visited_20_Internet_20_Link">
630_360_16848...</text:a>
']</text:p>
      <text:p text:style-name="P4">
Tags: ['Вода', 'Пляж', 'Київ']</text:p>
      <text:p text:style-name="P4">
Type: Article</text:p>
      <!--METADATA-->
      <text:p text:style-name="P4">
<draw:frame draw:style-name="fr1" draw:name="Image161" text:anchor-type="as-char" svg:width="6.9236in" svg:height="3.956343in" draw:z-index="0">
<draw:image xlink:href="../Images/yкринформ/2023-07-09T15-24-08-03-00/630_360_1684824131-785.jpg" xlink:type="simple" xlink:show="embed" xlink:actuate="onLoad" draw:mime-type="image/jpeg"/>
</draw:frame>
 Результатисанітарно-мікробіологічних і санітарно-хімічних досліджень показалиневідповідність води із шести київських пляжів вимогам гігієнічних нормативівякості.</text:p>
      <text:p text:style-name="P4">
Як передає Укрінформ, про це Головне управління Державної служби з питаньбезпечності харчових продуктів та захисту споживачів у місті Києві повідомилов <text:a xlink:type="simple" xlink:href="http://t.me/DepartmentStateConsumerServices/1701" text:style-name="Internet_20_link" text:visited-style-name="Visited_20_Internet_20_Link">
 Телеграмі </text:a>
 .</text:p>
      <text:p text:style-name="P4">
Так, ідеться про пляжі "Веселка", "Райдуга", "Троєщина", "Галерний", "Вербний"і "Пуща Водиця".</text:p>
      <text:p text:style-name="P4">
Про результати досліджень повідомлені комунальне підприємство "Плесо" йКиївська міська державна адміністрація. Їм надіслані пропозиції щодопопередження негативних наслідків серед населення в разі купання на згаданихпляжах.</text:p>
      <text:p text:style-name="P4">
Крім вказаних об'єктів, моніторинг якості води проводився на пляжах "Венеція","Дитячий", "Золотий", "Молодіжний", "Передмістна Слобідка", "Тельбін","Центральний" та "Чорторий".</text:p>
      <text:p text:style-name="P4">
<text:span text:style-name="T4">
Читайте також:</text:span>
 <text:a xlink:type="simple" xlink:href="https://www.ukrinform.ua/rubric-kyiv/3727784-u-kievi-vidkrili-stezku-dla-aktivnogo-vidpocinku-truhaniv-trejl.html" text:style-name="Internet_20_link" text:visited-style-name="Visited_20_Internet_20_Link">
 У Києві відкрили стежку для активного відпочинку«Труханів трейл» </text:a>
</text:p>
      <text:p text:style-name="P4">
Як повідомляв Укрінформ, у Полтавській області <text:a xlink:type="simple" xlink:href="https://www.ukrinform.ua/rubric-regions/3733484-na-poltavsini-viavili-zabrudnenna-ricki-psel-nevidomou-recovinou.html" text:style-name="Internet_20_link" text:visited-style-name="Visited_20_Internet_20_Link">
 виявили забруднення невідомоюречовиною </text:a>
 річки Псел. Владазапровадила тимчасову заборону на купання та вилов риби.</text:p>
      <text:p text:style-name="P4">
Source: <text:a xlink:type="simple" xlink:href="https://www.ukrinform.ua/rubric-kyiv/3733501-stan-vodi-na-sesti-stolicnih-plazah-ne-vidpovidae-normam.html" text:style-name="Internet_20_link" text:visited-style-name="Visited_20_Internet_20_Link">
https://www.ukrinform.ua/rubric-kyiv/3733501-stan-vodi-na-sesti-stolicnih-plazah-ne-vidpovidae-normam.html</text:a>
</text:p>
      <!--NEWS-->
      <text:h text:style-name="P10" text:outline-level="1">
<text:span text:style-name="T4">
Російські війська знову обстріляли Херсон, постраждала жінка</text:span>
</text:h>
      <text:p text:style-name="P4">
Authors: Ukrinform (Person)</text:p>
      <text:p text:style-name="P4">
Publisher: Укринформ (Organization)</text:p>
      <text:p text:style-name="P4">
Published Time: 2023-07-09T15:34:00+03:00</text:p>
      <text:p text:style-name="P4">
Modified Time: 2023-07-09T15:34:00+03:00</text:p>
      <text:p text:style-name="P4">
Description: Через російський обстріл Херсона постраждала 66-річна жінка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Херсон', 'Обстріл', 'Російські військові', 'Війна з Росією']</text:p>
      <text:p text:style-name="P4">
Type: Article</text:p>
      <!--METADATA-->
      <text:p text:style-name="P4">
<draw:frame draw:style-name="fr1" draw:name="Image162" text:anchor-type="as-char" svg:width="6.9236in" svg:height="3.956343in" draw:z-index="0">
<draw:image xlink:href="../Images/yкринформ/2023-07-09T15-34-00-03-00/630_360_1487747482-1856.jpg" xlink:type="simple" xlink:show="embed" xlink:actuate="onLoad" draw:mime-type="image/jpeg"/>
</draw:frame>
 Черезросійський обстріл Херсона постраждала 66-річна жінка</text:p>
      <text:p text:style-name="P4">
Про це у <text:a xlink:type="simple" xlink:href="https://t.me/olexandrprokudin/934" text:style-name="Internet_20_link" text:visited-style-name="Visited_20_Internet_20_Link">
 Телеграмі </text:a>
 повідомив начальникХерсонської ОВА Олександр Прокудін, передає Укрінформ.</text:p>
      <text:p text:style-name="P4">
"Близько 13:00 російська армія завдала удару по житловому кварталу міста,постраждала 66-річна жінка. У постраждалої діагностували струс головного мозкута поранення голови. Їй надали медичну допомогу, життю жінки нічого незагрожує", - йдеться у повідомленні.</text:p>
      <text:p text:style-name="P4">
<text:span text:style-name="T4">
Читайте також:</text:span>
 <text:a xlink:type="simple" xlink:href="https://www.ukrinform.ua/rubric-regions/3733395-rosiani-za-dobu-obstrilali-devat-regioniv-ukraini-zvedenna-ova.html" text:style-name="Internet_20_link" text:visited-style-name="Visited_20_Internet_20_Link">
 Росіяни за добу <text:span text:style-name="T4">
обстріл</text:span>
 яли дев'ять регіонів України- зведення ОВА </text:a>
</text:p>
      <text:p text:style-name="P4">
Як повідомляв Укрінформ, російські війська минулої доби, 8 липня, 59 разівобстріляли <text:a xlink:type="simple" xlink:href="https://www.ukrinform.ua/tag-hersonsina" text:style-name="Internet_20_link" text:visited-style-name="Visited_20_Internet_20_Link">
 Херсонську область </text:a>
 .</text:p>
      <text:p text:style-name="P4">
Source: <text:a xlink:type="simple" xlink:href="https://www.ukrinform.ua/rubric-ato/3733504-rosijski-vijska-znovu-obstrilali-herson-postrazdala-zinka.html" text:style-name="Internet_20_link" text:visited-style-name="Visited_20_Internet_20_Link">
https://www.ukrinform.ua/rubric-ato/3733504-rosijski-vijska-znovu-obstrilali-herson-postrazdala-zinka.html</text:a>
</text:p>
      <!--NEWS-->
      <text:h text:style-name="P10" text:outline-level="1">
<text:span text:style-name="T4">
У Києві від ворожих атак з початку війни загинули понад 170 цивільних - Кличко</text:span>
</text:h>
      <text:p text:style-name="P4">
Authors: Ukrinform (Person)</text:p>
      <text:p text:style-name="P4">
Publisher: Укринформ (Organization)</text:p>
      <text:p text:style-name="P4">
Published Time: 2023-07-09T15:40:01+03:00</text:p>
      <text:p text:style-name="P4">
Modified Time: 2023-07-09T15:40:01+03:00</text:p>
      <text:p text:style-name="P4">
Description: Більш як 170 мирних мешканців Києва загинуло та понад 400 житлових будинків зруйновано від ворожих атак з початку війни. — Укрінформ.</text:p>
      <text:p text:style-name="P4">
Images: ['<text:a xlink:type="simple" xlink:href="https://static.ukrinform.com/photos/2022_06/thumb_files/630_360_1656225185-903.jpg" text:style-name="Internet_20_link" text:visited-style-name="Visited_20_Internet_20_Link">
630_360_16562...</text:a>
']</text:p>
      <text:p text:style-name="P4">
Tags: ['Віталій Кличко', 'Загибель', 'Війна з Росією']</text:p>
      <text:p text:style-name="P4">
Type: Article</text:p>
      <!--METADATA-->
      <text:p text:style-name="P4">
<draw:frame draw:style-name="fr1" draw:name="Image163" text:anchor-type="as-char" svg:width="6.9236in" svg:height="3.956343in" draw:z-index="0">
<draw:image xlink:href="../Images/yкринформ/2023-07-09T15-40-01-03-00/630_360_1656225185-903.jpg" xlink:type="simple" xlink:show="embed" xlink:actuate="onLoad" draw:mime-type="image/jpeg"/>
</draw:frame>
 Більш як170 мирних мешканців Києва загинуло та понад 400 житлових будинків зруйновановід ворожих атак з початку війни.</text:p>
      <text:p text:style-name="P4">
Про це повідомив міський голова Києва Віталій <text:a xlink:type="simple" xlink:href="https://www.ukrinform.ua/tag-diti" text:style-name="Internet_20_link" text:visited-style-name="Visited_20_Internet_20_Link">
 Кличко</text:a>
 в ефірі телеканалу «Київ», передаєУкрінформ.</text:p>
      <text:p text:style-name="P4">
«У нашому місті понад 400 житлових будинків зруйновано та понад 170 людейзагинуло мирного населення», - поінформував він.</text:p>
      <text:p text:style-name="P4">
Водночас Кличко наголосив, що зі 170 загиблих киян – семеро дітей.</text:p>
      <text:p text:style-name="P4">
«Путіну потрібна територія, йому ми, українці, не потрібні. Тому він вбиваємирне населення», - резюмував Київський міський голова.</text:p>
      <text:p text:style-name="P4">
<text:span text:style-name="T4">
Читайте також:</text:span>
 <text:a xlink:type="simple" xlink:href="https://www.ukrinform.ua/rubric-kyiv/3732915-u-stolici-21-ukrittiv-potrebuut-remontu-klicko.html" text:style-name="Internet_20_link" text:visited-style-name="Visited_20_Internet_20_Link">
 У столиці 21% укриттів потребують ремонту - <text:span text:style-name="T4">
Кличко</text:span>
</text:a>
</text:p>
      <text:p text:style-name="P4">
Як повідомляв <text:a xlink:type="simple" xlink:href="https://www.ukrinform.ua/rubric-ato/3733229-oon-pidtverdila-zagibel-9177-civilnih-v-ukraini-vid-pocatku-vijni.html" text:style-name="Internet_20_link" text:visited-style-name="Visited_20_Internet_20_Link">
 Укрінформ </text:a>
 , вОрганізації Об’єднаних Націй підтвердили, що від початку повномасштабноговторгнення РФ в Україні загинуло 9 177 цивільних, поранень зазнали 15 993мирні жителі.</text:p>
      <text:p text:style-name="P4">
Source: <text:a xlink:type="simple" xlink:href="https://www.ukrinform.ua/rubric-kyiv/3733508-u-kievi-vid-vorozih-atak-z-pocatku-vijni-zaginuli-ponad-170-civilnih-klicko.html" text:style-name="Internet_20_link" text:visited-style-name="Visited_20_Internet_20_Link">
https://www.ukrinform.ua/rubric-kyiv/3733508-u-kievi-vid-vorozih-atak-z-pocatku-vijni-zaginuli-ponad-170-civilnih-klicko.html</text:a>
</text:p>
      <!--NEWS-->
      <text:h text:style-name="P10" text:outline-level="1">
<text:span text:style-name="T4">
У Мексиці знайшли тіло вбитого журналіста провідної газети</text:span>
</text:h>
      <text:p text:style-name="P4">
Authors: Ukrinform (Person)</text:p>
      <text:p text:style-name="P4">
Publisher: Укринформ (Organization)</text:p>
      <text:p text:style-name="P4">
Published Time: 2023-07-09T15:53:19+03:00</text:p>
      <text:p text:style-name="P4">
Modified Time: 2023-07-09T15:53:19+03:00</text:p>
      <text:p text:style-name="P4">
Description: Правоохоронці виявили тіло кореспондента однієї з провідних газет Мексики в західному штаті Наяріт через кілька днів після того, як він був оголошений зниклим безвісти. — Укрінформ.</text:p>
      <text:p text:style-name="P4">
Images: ['<text:a xlink:type="simple" xlink:href="https://static.ukrinform.com/photos/2023_07/thumb_files/630_360_1688907009-682.jpg" text:style-name="Internet_20_link" text:visited-style-name="Visited_20_Internet_20_Link">
630_360_16889...</text:a>
']</text:p>
      <text:p text:style-name="P4">
Tags: ['Мексика', 'Журналіст', 'Вбивство']</text:p>
      <text:p text:style-name="P4">
Type: Article</text:p>
      <!--METADATA-->
      <text:p text:style-name="P4">
<draw:frame draw:style-name="fr1" draw:name="Image164" text:anchor-type="as-char" svg:width="6.9236in" svg:height="3.956343in" draw:z-index="0">
<draw:image xlink:href="../Images/yкринформ/2023-07-09T15-53-19-03-00/630_360_1688907009-682.jpg" xlink:type="simple" xlink:show="embed" xlink:actuate="onLoad" draw:mime-type="image/jpeg"/>
</draw:frame>
Правоохоронці виявили тіло кореспондента однієї з провідних газет Мексики взахідному штаті Наяріт через кілька днів після того, як він був оголошенийзниклим безвісти.</text:p>
      <text:p text:style-name="P4">
Як передає Укрінформ, про це повідомляє <text:a xlink:type="simple" xlink:href="https://www.bbc.co.uk/news/world-latin-america-66145902" text:style-name="Internet_20_link" text:visited-style-name="Visited_20_Internet_20_Link">
 BBC</text:a>
 .</text:p>
      <text:p text:style-name="P4">
59-річний Луїс Мартін Санчес Іньїгес працював в газеті La Jornada і вважавсязниклим безвісти з середи.</text:p>
      <text:p text:style-name="P4">
Його смерть розглядають як вбивство, пов'язане з його роботою.</text:p>
      <text:p text:style-name="P4">
Санчес є одним із трьох журналістів, яких викрали в штаті за останні кількадіб. Два повідомлення були прикріплені до його грудей, але влада не розкрилаїхній зміст.</text:p>
      <text:p text:style-name="P4">
У лютому цього року фотокореспондент новин Хосе Раміро Араухо був убитий упівнічному штаті Нижня Каліфорнія.</text:p>
      <text:p text:style-name="P4">
Крім цього, в La Jornada заявили про вбивства щонайменше чотирьох інших людей.</text:p>
      <text:p text:style-name="P4">
<text:span text:style-name="T4">
Читайте також:</text:span>
 <text:a xlink:type="simple" xlink:href="https://www.ukrinform.ua/rubric-world/3733094-u-meksikanskij-zatoci-vibuhnula-gazova-platforma-dvoe-zagiblih.html" text:style-name="Internet_20_link" text:visited-style-name="Visited_20_Internet_20_Link">
 У <text:span text:style-name="T4">
Мексика</text:span>
 нській затоці вибухнула газова платформа,двоє загиблих </text:a>
</text:p>
      <text:p text:style-name="P4">
Зазначається, що міжнародні організації зі свободи преси постійно називають <text:a xlink:type="simple" xlink:href="https://www.ukrinform.ua/tag-meksika" text:style-name="Internet_20_link" text:visited-style-name="Visited_20_Internet_20_Link">
Мексику </text:a>
 однією з найнебезпечнішихкраїн для роботи журналістів.</text:p>
      <text:p text:style-name="P4">
За даними міжнародної правозахисної групи «Репортери без кордонів», з 2000року в країні вбито майже 150 журналістів.</text:p>
      <text:p text:style-name="P4">
Як повідомляв Укрінформ, <text:a xlink:type="simple" xlink:href="https://www.ukrinform.ua/rubric-world/3706179-u-kameruni-nevidomi-zastrelili-zurnalista.html" text:style-name="Internet_20_link" text:visited-style-name="Visited_20_Internet_20_Link">
 у Баменді бойовики застрелили</text:a>
 журналіста, що стало третім вбивством працівникаЗМІ в Камеруні цього року.</text:p>
      <text:p text:style-name="P4">
<text:span text:style-name="T5">
Фото: Pledge Times</text:span>
</text:p>
      <text:p text:style-name="P4">
Source: <text:a xlink:type="simple" xlink:href="https://www.ukrinform.ua/rubric-world/3733512-u-meksici-znajsli-tilo-vbitogo-zurnalista-providnoi-gazeti.html" text:style-name="Internet_20_link" text:visited-style-name="Visited_20_Internet_20_Link">
https://www.ukrinform.ua/rubric-world/3733512-u-meksici-znajsli-tilo-vbitogo-zurnalista-providnoi-gazeti.html</text:a>
</text:p>
      <!--NEWS-->
      <text:h text:style-name="P10" text:outline-level="1">
<text:span text:style-name="T4">
У Франції анонсували нові партії військової допомоги Україні</text:span>
</text:h>
      <text:p text:style-name="P4">
Authors: Ukrinform (Person)</text:p>
      <text:p text:style-name="P4">
Publisher: Укринформ (Organization)</text:p>
      <text:p text:style-name="P4">
Published Time: 2023-07-09T15:55:00+03:00</text:p>
      <text:p text:style-name="P4">
Modified Time: 2023-07-09T15:55:00+03:00</text:p>
      <text:p text:style-name="P4">
Description: Франція готує нові пакети військової допомоги для України. — Укрінформ.</text:p>
      <text:p text:style-name="P4">
Images: ['<text:a xlink:type="simple" xlink:href="https://static.ukrinform.com/photos/2022_09/thumb_files/630_360_1663609577-307.jpg" text:style-name="Internet_20_link" text:visited-style-name="Visited_20_Internet_20_Link">
630_360_16636...</text:a>
']</text:p>
      <text:p text:style-name="P4">
Tags: ['Франція', 'Україна', 'допомога', 'Війна з Росією']</text:p>
      <text:p text:style-name="P4">
Type: Article</text:p>
      <!--METADATA-->
      <text:p text:style-name="P4">
<draw:frame draw:style-name="fr1" draw:name="Image165" text:anchor-type="as-char" svg:width="6.9236in" svg:height="3.956343in" draw:z-index="0">
<draw:image xlink:href="../Images/yкринформ/2023-07-09T15-55-00-03-00/630_360_1663609577-307.jpg" xlink:type="simple" xlink:show="embed" xlink:actuate="onLoad" draw:mime-type="image/jpeg"/>
</draw:frame>
 Франціяготує нові пакети військової допомоги для України.</text:p>
      <text:p text:style-name="P4">
Про це повідомила міністр закордонних справ Франції Катрін Колонна в інтерв’ю<text:a xlink:type="simple" xlink:href="http://www.rfi.fr/uk/%D1%94%D0%B2%D1%80%D0%BE%D0%BF%D0%B0/20230708-%D1%81%D0%B0%D0%BC%D1%96%D1%82-%D1%83-%D0%B2%D1%96%D0%BB%D1%8C%D0%BD%D1%8E%D1%81%D1%96-%D0%BC%D0%B0%D1%94-%D0%BD%D0%B0%D0%B4%D0%B0%D1%82%D0%B8-%D0%BA%D0%BE%D0%BD%D0%BA%D1%80%D0%B5%D1%82%D0%BD%D0%B8%D0%B9-%D0%B7%D0%BC%D1%96%D1%81%D1%82-%D0%BF%D0%B5%D1%80%D1%81%D0%BF%D0%B5%D0%BA%D1%82%D0%B8%D0%B2%D1%96-%D0%B2%D1%81%D1%82%D1%83%D0%BF%D1%83-%D1%83%D0%BA%D1%80%D0%B0%D1%97%D0%BD%D0%B8-%D0%B4%D0%BE-%D0%BD%D0%B0%D1%82%D0%BE-%D0%BA%D0%B0%D1%82%D1%80%D1%96%D0%BD-%D0%BA%D0%BE%D0%BB%D0%BE%D0%BD%D0%BD%D0%B0" text:style-name="Internet_20_link" text:visited-style-name="Visited_20_Internet_20_Link">
 RFI,</text:a>
передає Укрінформ.</text:p>
      <text:p text:style-name="P4">
“Готуються нові постачання військової допомоги з метою постійного врахуваннянайнагальніших потреб, висловлених Україною”, - сказала вона.</text:p>
      <text:p text:style-name="P4">
Глава МЗС запевнила, що підтримка України з боку <text:a xlink:type="simple" xlink:href="https://www.ukrinform.ua/tag-francia" text:style-name="Internet_20_link" text:visited-style-name="Visited_20_Internet_20_Link">
 Франції</text:a>
 продовжуватиметься тапосилюватиметься.</text:p>
      <text:p text:style-name="P4">
<text:span text:style-name="T4">
Читайте також:</text:span>
 <text:a xlink:type="simple" xlink:href="https://www.ukrinform.ua/rubric-ato/3732977-pentagon-ogolosiv-pro-novij-paket-dopomogi-ukraini-z-kasetnimi-boepripasami.html" text:style-name="Internet_20_link" text:visited-style-name="Visited_20_Internet_20_Link">
 Пентагон оголосив про новий пакет допомоги Україні зкасетними боєприпасами </text:a>
</text:p>
      <text:p text:style-name="P4">
"Франція неодноразово стверджувала, що буде підтримувати Україну стільки,скільки буде необхідно для того, що б вона могла забезпечити законний захистсвоєї незалежності, суверенітету і територіальної цілісності в межах своїхміжнародно визнаних кордонів. Ніхто не повинен сумніватися в нашій рішучостівиконати це зобов’язання", – наголосила міністр.</text:p>
      <text:p text:style-name="P4">
На запитання щодо гарантій безпеки Україні до вступу в НАТО очільниця МЗСФранції відповіла, що хоче, аби Вільнюський саміт "дав можливість закріпитипідтримку України з боку Альянсу на довгостроковій основі і надати конкретногозмісту її перспективі вступу до НАТО".</text:p>
      <text:p text:style-name="P4">
Вона додала, що Франція працює з низкою партнерів над визначенням безпековихгарантій, які НАТО міг би надати Україні "не замість, а паралельно" з процесомїї інтеграції до Альянсу.</text:p>
      <text:p text:style-name="P4">
"Ці гарантії ще обговорюються, але їхня мета буде дуже чіткою: укороткостроковій перспективі надати Україні засоби для забезпечення їїсамооборони", – сказала Колонна.</text:p>
      <text:p text:style-name="P4">
<text:span text:style-name="T4">
Читайте також:</text:span>
 <text:a xlink:type="simple" xlink:href="https://www.ukrinform.ua/rubric-ato/3733342-nimeckij-bundestag-shvaliv-zakupivlu-boepripasiv-dla-ukraini.html" text:style-name="Internet_20_link" text:visited-style-name="Visited_20_Internet_20_Link">
 Німецький Бундестаг схвалив закупівлю боєприпасів дляУкраїни </text:a>
</text:p>
      <text:p text:style-name="P4">
Як повідомляв Укрінформ, Франція <text:a xlink:type="simple" xlink:href="https://www.ukrinform.ua/rubric-vidbudova/3725847-francia-vidilit-ukraini-dodatkovi-40-miljoniv-na-vidbudovu.html" text:style-name="Internet_20_link" text:visited-style-name="Visited_20_Internet_20_Link">
 виділить Україні</text:a>
 додатково 40 млн євро фінансовоїдопомоги на 2023 рік.</text:p>
      <text:p text:style-name="P4">
Source: <text:a xlink:type="simple" xlink:href="https://www.ukrinform.ua/rubric-ato/3733513-u-francii-anonsuvali-novi-partii-vijskovoi-dopomogi-ukraini.html" text:style-name="Internet_20_link" text:visited-style-name="Visited_20_Internet_20_Link">
https://www.ukrinform.ua/rubric-ato/3733513-u-francii-anonsuvali-novi-partii-vijskovoi-dopomogi-ukraini.html</text:a>
</text:p>
      <!--NEWS-->
      <text:h text:style-name="P10" text:outline-level="1">
<text:span text:style-name="T4">
Французька компанія допоможе побудувати сучасні електромережі у Запорізькій області</text:span>
</text:h>
      <text:p text:style-name="P4">
Authors: Ukrinform (Person)</text:p>
      <text:p text:style-name="P4">
Publisher: Укринформ (Organization)</text:p>
      <text:p text:style-name="P4">
Published Time: 2023-07-09T15:59:14+03:00</text:p>
      <text:p text:style-name="P4">
Modified Time: 2023-07-09T15:59:14+03:00</text:p>
      <text:p text:style-name="P4">
Description: У Запорізькій області стартує проєкт побудови сучасних електромереж згідно з меморандумом про співпрацю з французькою компанією EDF International Networks.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Франція', 'Електропостачання', 'Запоріжжя']</text:p>
      <text:p text:style-name="P4">
Type: Article</text:p>
      <!--METADATA-->
      <text:p text:style-name="P4">
<draw:frame draw:style-name="fr1" draw:name="Image166" text:anchor-type="as-char" svg:width="6.9236in" svg:height="3.956343in" draw:z-index="0">
<draw:image xlink:href="../Images/yкринформ/2023-07-09T15-59-14-03-00/630_360_1671200709-575.png" xlink:type="simple" xlink:show="embed" xlink:actuate="onLoad" draw:mime-type="image/png"/>
</draw:frame>
 УЗапорізькій області стартує проєкт побудови сучасних електромереж згідно змеморандумом про співпрацю з французькою компанією EDF International Networks.</text:p>
      <text:p text:style-name="P4">
Як передає Укрінформ, про це повідомляє пресслужба <text:a xlink:type="simple" xlink:href="http://mev.gov.ua/novyna/domovlenosti-pratsyuyut-u-zaporizkiy-oblasti-startuye-proyekt-pobudovy-suchasnykh" text:style-name="Internet_20_link" text:visited-style-name="Visited_20_Internet_20_Link">
 Міністерства енергетики</text:a>
 .</text:p>
      <text:p text:style-name="P4">
«Реалізація «Дорожньої карти інтелектуальних мереж для України» у Запорізькійобласті є великим викликом і великою можливістю. Це може стати вітриноювідбудови доступних мереж майбутнього з якісними клієнтськими послугами іопераціями. Важливо забезпечити фізичний розвиток мереж, оптимізуватиопераційні витрати, при цьому підвищуючи ефективність мереж і мінімізувавшивтрати електроенергії», - наголосив заступник міністра енергетики ЯрославДемченков.</text:p>
      <text:p text:style-name="P4">
Зазначається, що після успішної реалізації пілотного проєкту в <text:a xlink:type="simple" xlink:href="https://www.ukrinform.ua/tag-zaporizza" text:style-name="Internet_20_link" text:visited-style-name="Visited_20_Internet_20_Link">
 Запорізькійобласті </text:a>
 відповідний досвід співпрацідля відновлення розподільних мереж планується впровадити і в інших регіонахУкраїни.</text:p>
      <text:p text:style-name="P4">
За словами Демченкова, інвестиції у розвиток систем розподілу сприятимутьтакож залученню коштів для суміжних сервісів, наприклад, розвитку системнакопичення енергії, балансування, мікромереж та електромобільності.</text:p>
      <text:p text:style-name="P4">
«Системи розподілу – один із видів об’єктів енергетичної інфраструктури, якийзазнав найбільших пошкоджень внаслідок російських атак. Економічна відбудовакраїни ставить високі вимоги і до майбутніх мереж. Вони мають бути стійкими,гнучкими, ефективними і надійними, інтегрованими відповідно до потреброзбудови нових об’єктів економіки та генерації, зокрема ВДЕ, і задовольняти уповному обсязі попит на розподіл електроенергії. Співпраця з нашимифранцузькими партнерами допоможе реалізувати відповідні завдання та наблизитистандарти послуг з розподілу до найкращих показників міжнародних практик», -додав заступник міністра енергетики.</text:p>
      <text:p text:style-name="P4">
<text:span text:style-name="T4">
Читайте також:</text:span>
 <text:a xlink:type="simple" xlink:href="https://www.ukrinform.ua/rubric-vidbudova/3733272-proekt-plicoplic-regioni-ukraini-obednalisa-sob-vidbuduvati-hersonsinu.html" text:style-name="Internet_20_link" text:visited-style-name="Visited_20_Internet_20_Link">
 <text:span text:style-name="T4">
Проєкт</text:span>
 « <text:span text:style-name="T4">
Пліч</text:span>
 -о- <text:span text:style-name="T4">
пліч</text:span>
 »: <text:span text:style-name="T4">
регіони</text:span>
<text:span text:style-name="T4">
України</text:span>
 об' <text:span text:style-name="T4">
єдналися</text:span>
 , <text:span text:style-name="T4">
щоб</text:span>
 <text:span text:style-name="T4">
відбудувати</text:span>
 <text:span text:style-name="T4">
Херсонщину</text:span>
</text:a>
</text:p>
      <text:p text:style-name="P4">
Як повідомлялося, у червні 2023 року в межах робочого візиту міністраенергетики України Германа Галущенка до Парижа Міненерго і провідна компаніяна світовому ринку з розподілу електроенергії EDF International Networksуклали меморандум про співпрацю.</text:p>
      <text:p text:style-name="P4">
Source: <text:a xlink:type="simple" xlink:href="https://www.ukrinform.ua/rubric-vidbudova/3733514-francuzka-kompania-dopomoze-pobuduvati-sucasni-elektromerezi-u-zaporizkij-oblasti.html" text:style-name="Internet_20_link" text:visited-style-name="Visited_20_Internet_20_Link">
https://www.ukrinform.ua/rubric-vidbudova/3733514-francuzka-kompania-dopomoze-pobuduvati-sucasni-elektromerezi-u-zaporizkij-oblasti.html</text:a>
</text:p>
      <!--NEWS-->
      <text:h text:style-name="P10" text:outline-level="1">
<text:span text:style-name="T4">
У Києві спалахнула пожежа на АЗС, троє постраждалих</text:span>
</text:h>
      <text:p text:style-name="P4">
Authors: Ukrinform (Person)</text:p>
      <text:p text:style-name="P4">
Publisher: Укринформ (Organization)</text:p>
      <text:p text:style-name="P4">
Published Time: 2023-07-09T16:01:00+03:00</text:p>
      <text:p text:style-name="P4">
Modified Time: 2023-07-09T16:01:00+03:00</text:p>
      <text:p text:style-name="P4">
Description: У Дніпровському районі Києва спалахнула пожежа на одній з АЗС. Троє постраждалих. — Укрінформ.</text:p>
      <text:p text:style-name="P4">
Images: ['<text:a xlink:type="simple" xlink:href="https://static.ukrinform.com/photos/2023_07/thumb_files/630_360_1688907717-592.jpg" text:style-name="Internet_20_link" text:visited-style-name="Visited_20_Internet_20_Link">
630_360_16889...</text:a>
']</text:p>
      <text:p text:style-name="P4">
Tags: ['АЗС', 'Пожежа', 'Київ']</text:p>
      <text:p text:style-name="P4">
Type: Article</text:p>
      <!--METADATA-->
      <text:p text:style-name="P4">
<draw:frame draw:style-name="fr1" draw:name="Image167" text:anchor-type="as-char" svg:width="6.9236in" svg:height="3.956343in" draw:z-index="0">
<draw:image xlink:href="../Images/yкринформ/2023-07-09T16-01-00-03-00/630_360_1688907717-592.jpg" xlink:type="simple" xlink:show="embed" xlink:actuate="onLoad" draw:mime-type="image/jpeg"/>
</draw:frame>
 УДніпровському районі Києва спалахнула пожежа на одній з АЗС. Троєпостраждалих.</text:p>
      <text:p text:style-name="P4">
Як передає Укрінформ, про це повідомляє Державна служба з надзвичайнихситуацій у <text:a xlink:type="simple" xlink:href="http://t.me/dsns_telegram/18621" text:style-name="Internet_20_link" text:visited-style-name="Visited_20_Internet_20_Link">
 Телеграмі </text:a>
 .</text:p>
      <text:p text:style-name="P4">
</text:p>
      <text:p text:style-name="P4">
«У <text:a xlink:type="simple" xlink:href="https://www.ukrinform.ua/tag-kiiv" text:style-name="Internet_20_link" text:visited-style-name="Visited_20_Internet_20_Link">
 Києві </text:a>
 вогнеборці ліквідовують пожежуна АЗС у Дніпровському районі. Наразі до гасіння залучено 30 осіб особовогоскладу та 5 одиниць техніки», - йдеться у повідомленні.</text:p>
      <text:p text:style-name="P4">
Зазначається, що інформація щодо жертв та постраждалих уточнюється.</text:p>
      <text:p text:style-name="P4">
За даними <text:a xlink:type="simple" xlink:href="http://t.me/svoboda_radio/19143" text:style-name="Internet_20_link" text:visited-style-name="Visited_20_Internet_20_Link">
 ЗМІ </text:a>
 , горить АЗС наБроварському проспекті неподалік метро «Дарниця».</text:p>
      <text:p text:style-name="P4">
«Медики госпіталізували двох постраждалих від пожежі на АЗС... Третьогопостраждалого оглядають і теж госпіталізують»,- про це мер Києва ВіталійКличко повідомляє у <text:a xlink:type="simple" xlink:href="https://t.me/vitaliy_klitschko/2172" text:style-name="Internet_20_link" text:visited-style-name="Visited_20_Internet_20_Link">
 Телеграмі </text:a>
 .</text:p>
      <text:p text:style-name="P4">
Пожежно-рятувальні служби продовжують працювати на місці.</text:p>
      <text:p text:style-name="P4">
<text:span text:style-name="T4">
Читайте також:</text:span>
 <text:a xlink:type="simple" xlink:href="https://www.ukrinform.ua/rubric-kyiv/3726110-ratuvalniki-likviduvali-pozezu-so-vinikla-vnaslidok-vibuhu-bagatopoverhivki-u-kievi.html" text:style-name="Internet_20_link" text:visited-style-name="Visited_20_Internet_20_Link">
 Рятувальники ліквідували <text:span text:style-name="T4">
пожежу</text:span>
 , що виниклавнаслідок вибуху багатоповерхівки у Києві </text:a>
</text:p>
      <text:p text:style-name="P4">
Як повідомлялося, минулої доби, 8 липня, піротехнічні підрозділи Державноїслужби України з надзвичайних ситуацій знешкодили 235 вибухонебезпечнихпредметів.</text:p>
      <text:p text:style-name="P4">
<text:span text:style-name="T5">
Фото: ДСНС</text:span>
</text:p>
      <text:p text:style-name="P4">
Source: <text:a xlink:type="simple" xlink:href="https://www.ukrinform.ua/rubric-kyiv/3733516-u-kievi-spalahnula-pozeza-na-azs.html" text:style-name="Internet_20_link" text:visited-style-name="Visited_20_Internet_20_Link">
https://www.ukrinform.ua/rubric-kyiv/3733516-u-kievi-spalahnula-pozeza-na-azs.html</text:a>
</text:p>
      <!--NEWS-->
      <text:h text:style-name="P10" text:outline-level="1">
<text:span text:style-name="T4">
Стефанчук у Ризі зустрівся зі спікером Сейму Латвії - про що говорили</text:span>
</text:h>
      <text:p text:style-name="P4">
Authors: Ukrinform (Person)</text:p>
      <text:p text:style-name="P4">
Publisher: Укринформ (Organization)</text:p>
      <text:p text:style-name="P4">
Published Time: 2023-07-09T16:10:27+03:00</text:p>
      <text:p text:style-name="P4">
Modified Time: 2023-07-09T16:10:27+03:00</text:p>
      <text:p text:style-name="P4">
Description: Голова Верховної Ради України Руслан Стефанчук прибув до Латвії для досягнення міжнародного консенсусу щодо шляху України до НАТО напередодні Вільнюського саміту Альянсу. — Укрінформ.</text:p>
      <text:p text:style-name="P4">
Images: ['<text:a xlink:type="simple" xlink:href="https://static.ukrinform.com/photos/2023_07/thumb_files/630_360_1688907846-779.jpg" text:style-name="Internet_20_link" text:visited-style-name="Visited_20_Internet_20_Link">
630_360_16889...</text:a>
']</text:p>
      <text:p text:style-name="P4">
Tags: ['Латвія', 'НАТО', 'Сейм', 'Україна', 'Верховна Рада', 'Стефанчук']</text:p>
      <text:p text:style-name="P4">
Type: Article</text:p>
      <!--METADATA-->
      <text:p text:style-name="P4">
<draw:frame draw:style-name="fr1" draw:name="Image169" text:anchor-type="as-char" svg:width="6.9236in" svg:height="3.956343in" draw:z-index="0">
<draw:image xlink:href="../Images/yкринформ/2023-07-09T16-10-27-03-00/630_360_1688907846-779.jpg" xlink:type="simple" xlink:show="embed" xlink:actuate="onLoad" draw:mime-type="image/jpeg"/>
</draw:frame>
 ГоловаВерховної Ради України Руслан Стефанчук прибув до Латвії для досягненняміжнародного консенсусу щодо шляху України до НАТО напередодні Вільнюськогосаміту Альянсу.</text:p>
      <text:p text:style-name="P4">
Як передає Укрінформ, про це Стефанчук повідомляє у <text:a xlink:type="simple" xlink:href="https://www.facebook.com/stefanchuk.official/posts/pfbid02NS6qhoUANR6fbC8Eo6MyEpJmUmUpa5S3yDmC3NYqQjyoseavENKPzTkvVLrQiGGhl" text:style-name="Internet_20_link" text:visited-style-name="Visited_20_Internet_20_Link">
 Фейсбуці</text:a>
.</text:p>
      <text:p text:style-name="P4">
“Латвія. У ці дні — з робочим візитом у Ризі. Радий зустрічі з відданим другомУкраїни, спікером Саейми Латвійської Республіки Едвардсом Смілтенсом”, -написав <text:a xlink:type="simple" xlink:href="https://www.ukrinform.ua/tag-stefancuk" text:style-name="Internet_20_link" text:visited-style-name="Visited_20_Internet_20_Link">
 Стефанчук </text:a>
 .</text:p>
      <text:p text:style-name="P4">
За його словами, немає такої сфери, в якій би Латвія не допомагала Україні.Все, що потрібно Україні, Латвія робить, і робить це швидко й ефективно. Вінвисловив подяку Латвії за допомогу Україні.</text:p>
      <text:p text:style-name="P4">
Стефанчук зауважив, що Латвія вже надала Україні зброю, боєприпаси тавійськові товари на суму понад 388 млн євро. У відсотках від національного ВВП- це 1,3%.</text:p>
      <text:p text:style-name="P4">
<text:span text:style-name="T4">
Читайте також:</text:span>
 <text:a xlink:type="simple" xlink:href="https://www.ukrinform.ua/rubric-polytics/3733476-zelenskij-i-duda-obgovorili-majbutnij-samit-nato-u-vilnusi.html" text:style-name="Internet_20_link" text:visited-style-name="Visited_20_Internet_20_Link">
 Зеленський і Дуда обговорили майбутній саміт <text:span text:style-name="T4">
НАТО</text:span>
 уВільнюсі </text:a>
</text:p>
      <text:p text:style-name="P4">
“Головне мета зустрічі -— досягнення міжнародного консенсусу щодо шляхуУкраїни до НАТО напередодні Вільнюського саміту Альянсу”, - заявив Голова ВР.</text:p>
      <text:p text:style-name="P4">
Він також сподівається, що у сусідній Литві вже незабаром будуть ухваленіісторичні рішення як для України, так і для євроатлантичної спільноти.</text:p>
      <text:p text:style-name="P4">
За його словами, сторони обговорили оборонні потреби України. “Ця підтримкасьогодні є вирішальною для досягнення перемоги”, - додав він.</text:p>
      <text:p text:style-name="P4">
<text:span text:style-name="T4">
Читайте також:</text:span>
 <text:a xlink:type="simple" xlink:href="https://www.ukrinform.ua/rubric-polytics/3733266-portugalia-stala-23-krainou-aka-pidtrimala-clenstvo-ukraini-v-nato-op.html" text:style-name="Internet_20_link" text:visited-style-name="Visited_20_Internet_20_Link">
 Португалія стала 23 країною, яка підтримала членствоУкраїни в <text:span text:style-name="T4">
НАТО</text:span>
 - ОП </text:a>
</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text:span text:style-name="T5">
Фото: Ruslan Stefanchuk, Facebook</text:span>
</text:p>
      <text:p text:style-name="P4">
Source: <text:a xlink:type="simple" xlink:href="https://www.ukrinform.ua/rubric-polytics/3733518-stefancuk-u-rizi-zustrivsa-zi-spikerom-sejmu-latvii-pro-so-govorili.html" text:style-name="Internet_20_link" text:visited-style-name="Visited_20_Internet_20_Link">
https://www.ukrinform.ua/rubric-polytics/3733518-stefancuk-u-rizi-zustrivsa-zi-spikerom-sejmu-latvii-pro-so-govorili.html</text:a>
</text:p>
      <!--NEWS-->
      <text:h text:style-name="P10" text:outline-level="1">
<text:span text:style-name="T4">
Українка Байндль поступилася в другому колі парного Вімблдона</text:span>
</text:h>
      <text:p text:style-name="P4">
Authors: Ukrinform (Person)</text:p>
      <text:p text:style-name="P4">
Publisher: Укринформ (Organization)</text:p>
      <text:p text:style-name="P4">
Published Time: 2023-07-09T16:14:39+03:00</text:p>
      <text:p text:style-name="P4">
Modified Time: 2023-07-09T16:14:39+03:00</text:p>
      <text:p text:style-name="P4">
Description: Українська тенісистка Катерина Байндль у парі з австралійкою Дар’єю Севілл програли у другому колі «Вімблдону». — Укрінформ.</text:p>
      <text:p text:style-name="P4">
Images: ['<text:a xlink:type="simple" xlink:href="https://static.ukrinform.com/photos/2023_07/thumb_files/630_360_1688908424-542.jpg" text:style-name="Internet_20_link" text:visited-style-name="Visited_20_Internet_20_Link">
630_360_16889...</text:a>
']</text:p>
      <text:p text:style-name="P4">
Tags: ['Теніс', 'Вімблдон']</text:p>
      <text:p text:style-name="P4">
Type: Article</text:p>
      <!--METADATA-->
      <text:p text:style-name="P4">
<draw:frame draw:style-name="fr1" draw:name="Image170" text:anchor-type="as-char" svg:width="6.9236in" svg:height="3.956343in" draw:z-index="0">
<draw:image xlink:href="../Images/yкринформ/2023-07-09T16-14-39-03-00/630_360_1688908424-542.jpg" xlink:type="simple" xlink:show="embed" xlink:actuate="onLoad" draw:mime-type="image/jpeg"/>
</draw:frame>
 Українськатенісистка Катерина Байндль у парі з австралійкою Дар’єю Севілл програли удругому колі «Вімблдону».</text:p>
      <text:p text:style-name="P4">
Байндль та Севілл поступилися парі У Фансень та Чжу Лінь - 4:6, 3:6,повідомляє Укрінформ.</text:p>
      <text:p text:style-name="P4">
8 липня тенісистки не встигли завершити першу партію, тому матч булоперенесено на 9 липня.</text:p>
      <text:p text:style-name="P4">
<text:span text:style-name="T4">
Читайте також:</text:span>
 <text:a xlink:type="simple" xlink:href="https://www.ukrinform.ua/rubric-sports/3733393-curenko-ta-svitolina-sogodni-rozigraut-putivki-do-14-finalu-vimbldona.html" text:style-name="Internet_20_link" text:visited-style-name="Visited_20_Internet_20_Link">
 Цуренко та Світоліна сьогодні розіграють путівки до 1/4фіналу Вімблдона </text:a>
</text:p>
      <text:p text:style-name="P4">
Як повідомлялося, з парного розряду вибула українка Ангеліна Калініна.</text:p>
      <text:p text:style-name="P4">
Фото: jimmie48</text:p>
      <text:p text:style-name="P4">
Source: <text:a xlink:type="simple" xlink:href="https://www.ukrinform.ua/rubric-sports/3733519-ukrainka-bajndl-postupilasa-v-drugomu-koli-parnogo-vimbldona.html" text:style-name="Internet_20_link" text:visited-style-name="Visited_20_Internet_20_Link">
https://www.ukrinform.ua/rubric-sports/3733519-ukrainka-bajndl-postupilasa-v-drugomu-koli-parnogo-vimbldona.html</text:a>
</text:p>
      <!--NEWS-->
      <text:h text:style-name="P10" text:outline-level="1">
<text:span text:style-name="T4">
Сполучені Штати знищили у Сирії ватажка ІДІЛ</text:span>
</text:h>
      <text:p text:style-name="P4">
Authors: Ukrinform (Person)</text:p>
      <text:p text:style-name="P4">
Publisher: Укринформ (Organization)</text:p>
      <text:p text:style-name="P4">
Published Time: 2023-07-09T16:20:00+03:00</text:p>
      <text:p text:style-name="P4">
Modified Time: 2023-07-09T16:20:00+03:00</text:p>
      <text:p text:style-name="P4">
Description: Центральне командування США (CENTCOM) завдало удару в Сирії, в результаті якого загинув лідер "ІДІЛ" у східній Сирії Усама аль-Мухаджир. — Укрінформ.</text:p>
      <text:p text:style-name="P4">
Images: ['<text:a xlink:type="simple" xlink:href="https://static.ukrinform.com/photos/2017_01/thumb_files/630_360_1484398751-4217.jpg" text:style-name="Internet_20_link" text:visited-style-name="Visited_20_Internet_20_Link">
630_360_14843...</text:a>
']</text:p>
      <text:p text:style-name="P4">
Tags: ['ІДІЛ', 'Сирія', 'США', 'Тероризм']</text:p>
      <text:p text:style-name="P4">
Type: Article</text:p>
      <!--METADATA-->
      <text:p text:style-name="P4">
<draw:frame draw:style-name="fr1" draw:name="Image171" text:anchor-type="as-char" svg:width="6.9236in" svg:height="3.956343in" draw:z-index="0">
<draw:image xlink:href="../Images/yкринформ/2023-07-09T16-20-00-03-00/630_360_1484398751-4217.jpg" xlink:type="simple" xlink:show="embed" xlink:actuate="onLoad" draw:mime-type="image/jpeg"/>
</draw:frame>
Центральне командування США (CENTCOM) завдало удару в Сирії, в результатіякого загинув лідер "ІДІЛ" у східній Сирії Усама аль-Мухаджир.</text:p>
      <text:p text:style-name="P4">
Як передає Укрінформ, про це йдеться у <text:a xlink:type="simple" xlink:href="https://www.centcom.mil/MEDIA/PRESS-RELEASES/Press-Release-View/Article/3452128/" text:style-name="Internet_20_link" text:visited-style-name="Visited_20_Internet_20_Link">
 пресрелізі</text:a>
 CENTCOM.</text:p>
      <text:p text:style-name="P4">
«Ми чітко дали зрозуміти, що залишаємося відданими розгрому "ІДІЛ" у всьомурегіоні. ІДІЛ залишається загрозою не лише для регіону, а й за його межами», -сказав командувач Центрального командування США генерал Майкл Курілла.</text:p>
      <text:p text:style-name="P4">
Сам удар був завданий 7 липня тими ж дронами MQ-9, які раніше цього дня майжедві години переслідували російські літаки.</text:p>
      <text:p text:style-name="P4">
Військові вказують, що цей удар порушить і погіршить здатність "ІДІЛ"планувати та проводити терористичні атаки.</text:p>
      <text:p text:style-name="P4">
<text:span text:style-name="T4">
Читайте також:</text:span>
 <text:a xlink:type="simple" xlink:href="https://www.ukrinform.ua/rubric-polytics/3731979-ukraina-v-oon-rosijska-armia-stoit-v-odnomu-radu-z-idil-alsabab-i-talibanom.html" text:style-name="Internet_20_link" text:visited-style-name="Visited_20_Internet_20_Link">
 Україна в ООН: Російська армія стоїть в одному ряду з<text:span text:style-name="T4">
ІДІЛ</text:span>
 , «Аль-Шабаб» і «Талібаном» </text:a>
</text:p>
      <text:p text:style-name="P4">
У CENTCOM додали, що операції проти <text:a xlink:type="simple" xlink:href="https://www.ukrinform.ua/tag-idil" text:style-name="Internet_20_link" text:visited-style-name="Visited_20_Internet_20_Link">
 "ІДІЛ" </text:a>
 - разом із силами партнерів в Іраку та Сирії - продовжаться, щобдосягти остаточної поразки цього угруповання.</text:p>
      <text:p text:style-name="P4">
Як повідомляв Укрінформ, минулого тижня російські винищувачі <text:a xlink:type="simple" xlink:href="https://www.ukrinform.ua/rubric-world/3732070-rosijski-litaki-peresliduvali-v-sirii-bezpilotniki-ssa-aki-vikonuvali-misiu-proti-idil.html" text:style-name="Internet_20_link" text:visited-style-name="Visited_20_Internet_20_Link">
 провелинебезпечні маневри </text:a>
 перед американськими ударними безпілотниками, які виконували місіюпроти цілей "ІДІЛ" у Сирії.</text:p>
      <text:p text:style-name="P4">
Source: <text:a xlink:type="simple" xlink:href="https://www.ukrinform.ua/rubric-world/3733521-spoluceni-stati-znisili-u-sirii-vatazka-idil.html" text:style-name="Internet_20_link" text:visited-style-name="Visited_20_Internet_20_Link">
https://www.ukrinform.ua/rubric-world/3733521-spoluceni-stati-znisili-u-sirii-vatazka-idil.html</text:a>
</text:p>
      <!--NEWS-->
      <text:h text:style-name="P10" text:outline-level="1">
<text:span text:style-name="T4">
Люка Ернандес став новим футболістом «ПСЖ»</text:span>
</text:h>
      <text:p text:style-name="P4">
Authors: Ukrinform (Person)</text:p>
      <text:p text:style-name="P4">
Publisher: Укринформ (Organization)</text:p>
      <text:p text:style-name="P4">
Published Time: 2023-07-09T16:26:56+03:00</text:p>
      <text:p text:style-name="P4">
Modified Time: 2023-07-09T16:26:56+03:00</text:p>
      <text:p text:style-name="P4">
Description: «ПСЖ» оголосив про підписання колишнього захисника «Баварії» Люки Ернандеса. — Укрінформ.</text:p>
      <text:p text:style-name="P4">
Images: ['<text:a xlink:type="simple" xlink:href="https://static.ukrinform.com/photos/2023_07/thumb_files/630_360_1688909129-623.jpg" text:style-name="Internet_20_link" text:visited-style-name="Visited_20_Internet_20_Link">
630_360_16889...</text:a>
']</text:p>
      <text:p text:style-name="P4">
Tags: ['Футбол']</text:p>
      <text:p text:style-name="P4">
Type: Article</text:p>
      <!--METADATA-->
      <text:p text:style-name="P4">
<draw:frame draw:style-name="fr1" draw:name="Image172" text:anchor-type="as-char" svg:width="6.9236in" svg:height="3.956343in" draw:z-index="0">
<draw:image xlink:href="../Images/yкринформ/2023-07-09T16-26-56-03-00/630_360_1688909129-623.jpg" xlink:type="simple" xlink:show="embed" xlink:actuate="onLoad" draw:mime-type="image/jpeg"/>
</draw:frame>
 «ПСЖ»оголосив про підписання колишнього захисника «Баварії» Люки Ернандеса.</text:p>
      <text:p text:style-name="P4">
Про це повідомила пресслужба парижан у <text:a xlink:type="simple" xlink:href="https://twitter.com/PSG_inside/status/1677995708157427715" text:style-name="Internet_20_link" text:visited-style-name="Visited_20_Internet_20_Link">
 Твіттері</text:a>
 , передаєУкрінформ.</text:p>
      <text:p text:style-name="P4">
Контракт 27-річного француза розрахований до 2028 року.</text:p>
      <text:p text:style-name="P4">
Разом з бонусами мюнхенці отримають за трансфер 45 млн євро.</text:p>
      <text:p text:style-name="P4">
<text:span text:style-name="T4">
Читайте також:</text:span>
 <text:a xlink:type="simple" xlink:href="https://www.ukrinform.ua/rubric-sports/3733274-ispanec-de-hea-ogolosiv-pro-svij-vidhid-z-mancester-unajted.html" text:style-name="Internet_20_link" text:visited-style-name="Visited_20_Internet_20_Link">
 Іспанець Де Хеа оголосив про свій відхід з «МанчестерЮнайтед» </text:a>
</text:p>
      <text:p text:style-name="P4">
Як повідомлялося, раніше до «ПСЖ» приєднався іспанський вінгер Марко Асенсіо.</text:p>
      <text:p text:style-name="P4">
Фото: Panoramic</text:p>
      <text:p text:style-name="P4">
Source: <text:a xlink:type="simple" xlink:href="https://www.ukrinform.ua/rubric-sports/3733525-luka-ernandes-stav-novim-futbolistom-psz.html" text:style-name="Internet_20_link" text:visited-style-name="Visited_20_Internet_20_Link">
https://www.ukrinform.ua/rubric-sports/3733525-luka-ernandes-stav-novim-futbolistom-psz.html</text:a>
</text:p>
      <!--NEWS-->
      <text:h text:style-name="P10" text:outline-level="1">
<text:span text:style-name="T4">
Українка Цуренко завершила виступи на Вімблдоні</text:span>
</text:h>
      <text:p text:style-name="P4">
Authors: Ukrinform (Person)</text:p>
      <text:p text:style-name="P4">
Publisher: Укринформ (Organization)</text:p>
      <text:p text:style-name="P4">
Published Time: 2023-07-09T16:31:24+03:00</text:p>
      <text:p text:style-name="P4">
Modified Time: 2023-07-09T16:31:24+03:00</text:p>
      <text:p text:style-name="P4">
Description: Українська тенісистка Леся Цуренко завершила свої виступи на Вімблдоні на стадії 1/8 фіналу. — Укрінформ.</text:p>
      <text:p text:style-name="P4">
Images: ['<text:a xlink:type="simple" xlink:href="https://static.ukrinform.com/photos/2023_07/thumb_files/630_360_1688909432-129.jpeg" text:style-name="Internet_20_link" text:visited-style-name="Visited_20_Internet_20_Link">
630_360_16889...</text:a>
']</text:p>
      <text:p text:style-name="P4">
Tags: ['Цуренко', 'Теніс', 'Вімблдон']</text:p>
      <text:p text:style-name="P4">
Type: Article</text:p>
      <!--METADATA-->
      <text:p text:style-name="P4">
<draw:frame draw:style-name="fr1" draw:name="Image173" text:anchor-type="as-char" svg:width="6.9236in" svg:height="3.956343in" draw:z-index="0">
<draw:image xlink:href="../Images/yкринформ/2023-07-09T16-31-24-03-00/630_360_1688909432-129.jpeg" xlink:type="simple" xlink:show="embed" xlink:actuate="onLoad" draw:mime-type="image/jpeg"/>
</draw:frame>
Українська тенісистка Леся Цуренко завершила свої виступи на Вімблдоні настадії 1/8 фіналу.</text:p>
      <text:p text:style-name="P4">
Сьогодні, 9 липня, українська тенісистка Леся Цуренко (№60 WTA) програлаамериканці Джессіці Пегулі (№4 WTA) в 1/8 фіналу «Вімблдону» - 1:6, 3:6,повідомляє Укрінформ.</text:p>
      <text:p text:style-name="P4">
Матч тривав 1 годину і 13 хвилин.</text:p>
      <text:p text:style-name="P4">
Представниця США зрівняла рахунок в особистих зустрічах - 1-1.</text:p>
      <text:p text:style-name="P4">
Як повідомлялося, Леся у третьому колі перемогла Ану Богдан (4:6, 6:3, 7:6).Цей матч став другим найдовшим в історії жіночого Вімблдону.</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Байндль поступилася в другому колі парногоВімблдона </text:a>
</text:p>
      <text:p text:style-name="P4">
Як повідомляв Укрінформ, Цуренко вперше в кар’єрі вийшла до 1/8 фіналуВімблдону. Українка 11-й раз виступає на турнірі. У 2017 та 2022 роках їйвдавалося дійти до третього кола.</text:p>
      <text:p text:style-name="P4">
Фото: Getty Images</text:p>
      <text:p text:style-name="P4">
Source: <text:a xlink:type="simple" xlink:href="https://www.ukrinform.ua/rubric-sports/3733526-ukrainka-curenko-zaversila-vistupi-na-vimbldoni.html" text:style-name="Internet_20_link" text:visited-style-name="Visited_20_Internet_20_Link">
https://www.ukrinform.ua/rubric-sports/3733526-ukrainka-curenko-zaversila-vistupi-na-vimbldoni.html</text:a>
</text:p>
      <!--NEWS-->
      <text:h text:style-name="P10" text:outline-level="1">
<text:span text:style-name="T4">
Сили оборони за тиждень знищили 4380 росіян та 26 танків</text:span>
</text:h>
      <text:p text:style-name="P4">
Authors: Ukrinform (Person)</text:p>
      <text:p text:style-name="P4">
Publisher: Укринформ (Organization)</text:p>
      <text:p text:style-name="P4">
Published Time: 2023-07-09T16:35:56+03:00</text:p>
      <text:p text:style-name="P4">
Modified Time: 2023-07-09T16:35:56+03:00</text:p>
      <text:p text:style-name="P4">
Description: Сили оборони України з 3 по 9 липня знищили 4380 російських військових, 178 артилерійських систем та гелікоптер. — Укрінформ.</text:p>
      <text:p text:style-name="P4">
Images: ['<text:a xlink:type="simple" xlink:href="https://static.ukrinform.com/photos/2022_08/thumb_files/630_360_1659888903-898.jpg" text:style-name="Internet_20_link" text:visited-style-name="Visited_20_Internet_20_Link">
630_360_16598...</text:a>
']</text:p>
      <text:p text:style-name="P4">
Tags: ['Ліквідація', 'Російські військові', 'Військова техніка', 'Війна з Росією']</text:p>
      <text:p text:style-name="P4">
Type: Article</text:p>
      <!--METADATA-->
      <text:p text:style-name="P4">
<draw:frame draw:style-name="fr1" draw:name="Image174" text:anchor-type="as-char" svg:width="6.9236in" svg:height="3.956343in" draw:z-index="0">
<draw:image xlink:href="../Images/yкринформ/2023-07-09T16-35-56-03-00/630_360_1659888903-898.jpg" xlink:type="simple" xlink:show="embed" xlink:actuate="onLoad" draw:mime-type="image/jpeg"/>
</draw:frame>
 Силиоборони України з 3 по 9 липня знищили 4380 російських військових, 178артилерійських систем та гелікоптер.</text:p>
      <text:p text:style-name="P4">
Як передає Укрінформ, про це перший заступник міністра оборони ОлександрПавлюк повідомляє у <text:a xlink:type="simple" xlink:href="http://t.me/Pavliuk_KSV/4646" text:style-name="Internet_20_link" text:visited-style-name="Visited_20_Internet_20_Link">
 Телеграмі </text:a>
 .</text:p>
      <text:p text:style-name="P4">
</text:p>
      <text:p text:style-name="P4">
“За тиждень з 3 по 9 липня Силами оборони України знищено близько 4380 осібособового складу противника”, - написав він.</text:p>
      <text:p text:style-name="P4">
<text:span text:style-name="T4">
Читайте також:</text:span>
 <text:a xlink:type="simple" xlink:href="https://www.ukrinform.ua/rubric-ato/3733384-sili-oboroni-prosuvautsa-na-bahmutskomu-napramku-a-rosiani-potraplaut-u-pastki-sirskij.html" text:style-name="Internet_20_link" text:visited-style-name="Visited_20_Internet_20_Link">
 Сили оборони просуваються на Бахмутському напрямку, аросіяни потрапляють у пастки - <text:span text:style-name="T4">
Сирський</text:span>
 </text:a>
</text:p>
      <text:p text:style-name="P4">
Він заявив, що суттєвих втрат зазнала і військова техніка російської <text:a xlink:type="simple" xlink:href="https://www.ukrinform.ua/tag-armia" text:style-name="Internet_20_link" text:visited-style-name="Visited_20_Internet_20_Link">
 армії</text:a>
 . Так, за тиждень Сили оборони Українизнищили 26 танків, 76 бойових броньованих машин, 178 артилерійських систем, 31реактивну систему залпового вогню, 23 установки протиповітряної оборони, 113одиниць автотехніки та 45 одиниць спецтехніки російських військ.</text:p>
      <text:p text:style-name="P4">
Окрім цього, українські захисники збили один ворожий гелікоптер, 10 ракет та128 безпілотних літальних апаратів.</text:p>
      <text:p text:style-name="P4">
<text:span text:style-name="T4">
Читайте також:</text:span>
 <text:a xlink:type="simple" xlink:href="https://www.ukrinform.ua/rubric-ato/3733398-rosia-za-500-dniv-vijni-proti-ukraini-ne-dosagla-zodnoi-meti-isw.html" text:style-name="Internet_20_link" text:visited-style-name="Visited_20_Internet_20_Link">
 Росія за <text:span text:style-name="T4">
500</text:span>
 днів війни проти України не досяглажодної мети – ISW </text:a>
</text:p>
      <text:p text:style-name="P4">
Як повідомляв Укрінформ, <text:a xlink:type="simple" xlink:href="https://www.ukrinform.ua/rubric-ato/3733357-sili-oboroni-znisili-vze-ponad-234-tisaci-rosijskih-zagarbnikiv.html" text:style-name="Internet_20_link" text:visited-style-name="Visited_20_Internet_20_Link">
 українські Сили оборони</text:a>
 з 24 лютого 2022 року по 9 липня2023 року ліквідували близько 234 тисяч 040 російських загарбників, і ще 600осіб - за минулу добу.</text:p>
      <text:p text:style-name="P4">
Source: <text:a xlink:type="simple" xlink:href="https://www.ukrinform.ua/rubric-ato/3733528-sili-oboroni-za-tizden-znisili-4380-rosian-ta-26-tankiv.html" text:style-name="Internet_20_link" text:visited-style-name="Visited_20_Internet_20_Link">
https://www.ukrinform.ua/rubric-ato/3733528-sili-oboroni-za-tizden-znisili-4380-rosian-ta-26-tankiv.html</text:a>
</text:p>
      <!--NEWS-->
      <text:h text:style-name="P10" text:outline-level="1">
<text:span text:style-name="T4">
Користувачі Twitter із синіми галочками поширюють фейки про війну РФ в Україні - BBC</text:span>
</text:h>
      <text:p text:style-name="P4">
Authors: Ukrinform (Person)</text:p>
      <text:p text:style-name="P4">
Publisher: Укринформ (Organization)</text:p>
      <text:p text:style-name="P4">
Published Time: 2023-07-09T16:36:00+03:00</text:p>
      <text:p text:style-name="P4">
Modified Time: 2023-07-09T16:36:00+03:00</text:p>
      <text:p text:style-name="P4">
Description: Користувачі соціальної мережі Twitter із синіми галочками поширюють фейки про російсько-українську війну. — Укрінформ.</text:p>
      <text:p text:style-name="P4">
Images: ['<text:a xlink:type="simple" xlink:href="https://static.ukrinform.com/photos/2019_08/thumb_files/630_360_1565684757-731.jpg" text:style-name="Internet_20_link" text:visited-style-name="Visited_20_Internet_20_Link">
630_360_15656...</text:a>
']</text:p>
      <text:p text:style-name="P4">
Tags: ['Фейк', 'Франція', 'Протест', 'Twitter', 'Україна', 'Зброя', 'Соцмережі', 'Війна з Росією']</text:p>
      <text:p text:style-name="P4">
Type: Article</text:p>
      <!--METADATA-->
      <text:p text:style-name="P4">
<draw:frame draw:style-name="fr1" draw:name="Image176" text:anchor-type="as-char" svg:width="6.9236in" svg:height="3.956343in" draw:z-index="0">
<draw:image xlink:href="../Images/yкринформ/2023-07-09T16-36-00-03-00/630_360_1565684757-731.jpg" xlink:type="simple" xlink:show="embed" xlink:actuate="onLoad" draw:mime-type="image/jpeg"/>
</draw:frame>
Користувачі соціальної мережі Twitter із синіми галочками поширюють фейки проросійсько-українську війну.</text:p>
      <text:p text:style-name="P4">
Як передає Укрінформ, про це повідомляє <text:a xlink:type="simple" xlink:href="https://www.bbc.co.uk/news/world-europe-66113460" text:style-name="Internet_20_link" text:visited-style-name="Visited_20_Internet_20_Link">
 BBC</text:a>
 .</text:p>
      <text:p text:style-name="P4">
Нещодавно у соцмережі було опубліковано багато оманливих повідомлень прозаворушення у Франції, але один вірусний пост минулого тижня був присвяченийвійськовій допомозі США Україні.</text:p>
      <text:p text:style-name="P4">
У ньому був скріншот того, що виглядало як заголовок із сайту новин, разом іззображенням двох гвинтівок.</text:p>
      <text:p text:style-name="P4">
«Французьку поліцію обстріляли з американських гвинтівок, які, можливо,надійшли з України», - йшлося у заголовку.</text:p>
      <text:p text:style-name="P4">
Кілька облікових записів <text:a xlink:type="simple" xlink:href="https://www.ukrinform.ua/tag-twitter" text:style-name="Internet_20_link" text:visited-style-name="Visited_20_Internet_20_Link">
 Twitter </text:a>
 ізсиніми галочками поділилися цією публікацією, яку переглянули понад мільйонразів.</text:p>
      <text:p text:style-name="P4">
<text:span text:style-name="T4">
Читайте також:</text:span>
 <text:a xlink:type="simple" xlink:href="https://www.ukrinform.ua/rubric-technology/3731600-u-twitter-poasnili-risenna-pro-zaprovadzenna-limitiv-na-pereglad-postiv.html" text:style-name="Internet_20_link" text:visited-style-name="Visited_20_Internet_20_Link">
 У Twitter пояснили рішення про запровадження лімітів наперегляд постів </text:a>
</text:p>
      <text:p text:style-name="P4">
BBC відстежила початок цього поширення у прокремлівських Телеграм-каналах.</text:p>
      <text:p text:style-name="P4">
Так, зображення, використане в пості, взято з російського військового блогу за2012 рік про змагання зі стрільби на полігоні під Москвою.</text:p>
      <text:p text:style-name="P4">
BBC не вдалося знайти жодної онлайн-статті з вищевказаним заголовком ізображенням.</text:p>
      <text:p text:style-name="P4">
Крім цього, нині немає жодних доказів того, що будь-яка зброя, яка була наданаУкраїні від США, використовувалася під час нещодавніх заворушень у Франції.</text:p>
      <text:p text:style-name="P4">
<text:span text:style-name="T4">
Читайте також:</text:span>
 <text:a xlink:type="simple" xlink:href="https://www.ukrinform.ua/rubric-technology/3725248-mask-zapevniv-so-twitter-vikonuvatime-zakoni-es-pro-borotbu-z-dezinformacieu.html" text:style-name="Internet_20_link" text:visited-style-name="Visited_20_Internet_20_Link">
 Маск запевнив, що Twitter виконуватиме закони ЄС проборотьбу з дезінформацією </text:a>
</text:p>
      <text:p text:style-name="P4">
Зазначається, що декілька облікових записів із синьою галочкою нещодавнопоширили низку інших фейків, зокрема про те, що Росія виявила в Україні«фабрики немовлят».</text:p>
      <text:p text:style-name="P4">
У Twitter відмовилися коментувати аналіз журналістів BBC.</text:p>
      <text:p text:style-name="P4">
Як повідомляв Укрінформ, Головне управління розвідки Міністерства оборониУкраїни фіксує випадки появи в інформаційному просторі осіб, які публічнорепрезентують себе начебто співробітниками української воєнної розвідки, аленасправді не мають до неї жодного відношення.</text:p>
      <text:p text:style-name="P4">
Source: <text:a xlink:type="simple" xlink:href="https://www.ukrinform.ua/rubric-technology/3733530-koristuvaci-twitter-iz-sinimi-galockami-posiruut-fejki-pro-vijnu-rf-v-ukraini-bbc.html" text:style-name="Internet_20_link" text:visited-style-name="Visited_20_Internet_20_Link">
https://www.ukrinform.ua/rubric-technology/3733530-koristuvaci-twitter-iz-sinimi-galockami-posiruut-fejki-pro-vijnu-rf-v-ukraini-bbc.html</text:a>
</text:p>
      <!--NEWS-->
      <text:h text:style-name="P10" text:outline-level="1">
<text:span text:style-name="T4">
На Броварському проспекті перекрили рух через пожежу на АЗС</text:span>
</text:h>
      <text:p text:style-name="P4">
Authors: Ukrinform (Person)</text:p>
      <text:p text:style-name="P4">
Publisher: Укринформ (Organization)</text:p>
      <text:p text:style-name="P4">
Published Time: 2023-07-09T16:41:53+03:00</text:p>
      <text:p text:style-name="P4">
Modified Time: 2023-07-09T16:41:53+03:00</text:p>
      <text:p text:style-name="P4">
Description: У Києві через пожежу на автозаправній станції перекритий рух на Броварському проспекті від вулиці Братиславської до вулиці Будівельників. — Укрінформ.</text:p>
      <text:p text:style-name="P4">
Images: ['<text:a xlink:type="simple" xlink:href="https://static.ukrinform.com/photos/2023_07/thumb_files/630_360_1688909998-496.jpg" text:style-name="Internet_20_link" text:visited-style-name="Visited_20_Internet_20_Link">
630_360_16889...</text:a>
']</text:p>
      <text:p text:style-name="P4">
Tags: ['АЗС', 'Поліція', 'Пожежа', 'Київ']</text:p>
      <text:p text:style-name="P4">
Type: Article</text:p>
      <!--METADATA-->
      <text:p text:style-name="P4">
<draw:frame draw:style-name="fr1" draw:name="Image177" text:anchor-type="as-char" svg:width="6.9236in" svg:height="3.956343in" draw:z-index="0">
<draw:image xlink:href="../Images/yкринформ/2023-07-09T16-41-53-03-00/630_360_1688909998-496.jpg" xlink:type="simple" xlink:show="embed" xlink:actuate="onLoad" draw:mime-type="image/jpeg"/>
</draw:frame>
 У Києвічерез пожежу на автозаправній станції перекритий рух на Броварському проспектівід вулиці Братиславської до вулиці Будівельників.</text:p>
      <text:p text:style-name="P4">
Як передає Укрінформ, про це Патрульна поліція Києва повідомила в <text:a xlink:type="simple" xlink:href="http://t.me/kyivpatrol/10901" text:style-name="Internet_20_link" text:visited-style-name="Visited_20_Internet_20_Link">
 Телеграмі</text:a>
 .</text:p>
      <text:p text:style-name="P4">
Патрульні забезпечують регулювання та безпеку дорожнього руху. Водіївзакликають планувати маршрут своєї поїздки з урахуванням вказаної інформації.</text:p>
      <text:p text:style-name="P4">
<text:span text:style-name="T4">
Читайте також:</text:span>
 <text:a xlink:type="simple" xlink:href="https://www.ukrinform.ua/rubric-kyiv/3732867-u-kievi-povnocinno-zapracuvav-edinij-ekstrenij-nomer-112.html" text:style-name="Internet_20_link" text:visited-style-name="Visited_20_Internet_20_Link">
 У <text:span text:style-name="T4">
Києві</text:span>
 повноцінно запрацював єдиний екстрений номер112 </text:a>
</text:p>
      <text:p text:style-name="P4">
Як повідомляв Укрінформ, у Дніпровському районі <text:a xlink:type="simple" xlink:href="https://www.ukrinform.ua/tag-kiiv" text:style-name="Internet_20_link" text:visited-style-name="Visited_20_Internet_20_Link">
 Києва</text:a>
 на одній із АЗС <text:a xlink:type="simple" xlink:href="https://www.ukrinform.ua/rubric-kyiv/3733516-u-kievi-spalahnula-pozeza-na-azs.html" text:style-name="Internet_20_link" text:visited-style-name="Visited_20_Internet_20_Link">
 спалахнула пожежа</text:a>
 . Відомо про трьох постраждалих.</text:p>
      <text:p text:style-name="P4">
Source: <text:a xlink:type="simple" xlink:href="https://www.ukrinform.ua/rubric-kyiv/3733531-na-brovarskomu-prospekti-perekrili-ruh-cerez-pozezu-na-azs.html" text:style-name="Internet_20_link" text:visited-style-name="Visited_20_Internet_20_Link">
https://www.ukrinform.ua/rubric-kyiv/3733531-na-brovarskomu-prospekti-perekrili-ruh-cerez-pozezu-na-azs.html</text:a>
</text:p>
      <!--NEWS-->
      <text:h text:style-name="P10" text:outline-level="1">
<text:span text:style-name="T4">
У Києві ліквідували пожежу на АЗС</text:span>
</text:h>
      <text:p text:style-name="P4">
Authors: Ukrinform (Person)</text:p>
      <text:p text:style-name="P4">
Publisher: Укринформ (Organization)</text:p>
      <text:p text:style-name="P4">
Published Time: 2023-07-09T16:53:00+03:00</text:p>
      <text:p text:style-name="P4">
Modified Time: 2023-07-09T16:53:00+03:00</text:p>
      <text:p text:style-name="P4">
Description: У Дніпровському районі Києва вогнеборці ліквідували пожежу, що спалахнула на одній із автозаправних станцій, вогнем були охоплені 1500 квадратних метрів. — Укрінформ.</text:p>
      <text:p text:style-name="P4">
Images: ['<text:a xlink:type="simple" xlink:href="https://static.ukrinform.com/photos/2023_07/thumb_files/630_360_1688910571-5867.jpeg" text:style-name="Internet_20_link" text:visited-style-name="Visited_20_Internet_20_Link">
630_360_16889...</text:a>
']</text:p>
      <text:p text:style-name="P4">
Tags: ['АЗС', 'Пожежа', 'Київ']</text:p>
      <text:p text:style-name="P4">
Type: Article</text:p>
      <!--METADATA-->
      <text:p text:style-name="P4">
<draw:frame draw:style-name="fr1" draw:name="Image178" text:anchor-type="as-char" svg:width="6.9236in" svg:height="3.956343in" draw:z-index="0">
<draw:image xlink:href="../Images/yкринформ/2023-07-09T16-53-00-03-00/630_360_1688910571-5867.jpeg" xlink:type="simple" xlink:show="embed" xlink:actuate="onLoad" draw:mime-type="image/jpeg"/>
</draw:frame>
 УДніпровському районі Києва вогнеборці ліквідували пожежу, що спалахнула наодній із автозаправних станцій, вогнем були охоплені 1500 квадратних метрів.</text:p>
      <text:p text:style-name="P4">
Як передає Укрінформ, про це мер Києва Віталій Кличко повідомляє у <text:a xlink:type="simple" xlink:href="https://t.me/KyivCityOfficial/7233" text:style-name="Internet_20_link" text:visited-style-name="Visited_20_Internet_20_Link">
 Телеграмі</text:a>
 .</text:p>
      <text:p text:style-name="P4">
</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draw:frame draw:style-name="fr1" draw:name="Image184" text:anchor-type="as-char" svg:width="6.9236in" svg:height="3.956343in" draw:z-index="0">
<draw:image xlink:href="../Images/yкринформ/2023-07-09T16-53-00-03-00/630_360_1688910571-5867.jpeg" xlink:type="simple" xlink:show="embed" xlink:actuate="onLoad" draw:mime-type="image/jpeg"/>
</draw:frame>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text:p>
      <text:p text:style-name="P4">
Джерело: <text:a xlink:type="simple" xlink:href="https://t.me/mvs_ukraine/27210" text:style-name="Internet_20_link" text:visited-style-name="Visited_20_Internet_20_Link">
 Офіційний Телеграм-канал Міністерства внутрішніх справ України</text:a>
</text:p>
      <text:p text:style-name="P4">
"Рятувальники продовжують розвідку приміщень. Медики госпіталізували трьохпостраждалих чоловіків. Наймолодшому — 17 років", — зазначив він.</text:p>
      <text:p text:style-name="P4">
<text:span text:style-name="T4">
Читайте також:</text:span>
 <text:a xlink:type="simple" xlink:href="https://www.ukrinform.ua/rubric-regions/3726857-u-mikolaevi-vinikla-masstabna-pozeza-na-avtorinku.html" text:style-name="Internet_20_link" text:visited-style-name="Visited_20_Internet_20_Link">
 У Миколаєві виникла масштабна <text:span text:style-name="T4">
пожежа</text:span>
 на авторинку</text:a>
</text:p>
      <text:p text:style-name="P4">
Як повідомляв Укрінформ, через пожежу на АЗС у <text:a xlink:type="simple" xlink:href="https://www.ukrinform.ua/tag-kiiv" text:style-name="Internet_20_link" text:visited-style-name="Visited_20_Internet_20_Link">
 Києві</text:a>
 перекрили рух на Броварському проспекті.</text:p>
      <text:p text:style-name="P4">
Source: <text:a xlink:type="simple" xlink:href="https://www.ukrinform.ua/rubric-kyiv/3733536-u-kievi-likviduvali-pozezu-na-azs.html" text:style-name="Internet_20_link" text:visited-style-name="Visited_20_Internet_20_Link">
https://www.ukrinform.ua/rubric-kyiv/3733536-u-kievi-likviduvali-pozezu-na-azs.html</text:a>
</text:p>
      <!--NEWS-->
      <text:h text:style-name="P10" text:outline-level="1">
<text:span text:style-name="T4">
Meta заплатить понад $1 мільйон компенсації за перегляд листування ізраїльтян</text:span>
</text:h>
      <text:p text:style-name="P4">
Authors: Ukrinform (Person)</text:p>
      <text:p text:style-name="P4">
Publisher: Укринформ (Organization)</text:p>
      <text:p text:style-name="P4">
Published Time: 2023-07-09T16:59:24+03:00</text:p>
      <text:p text:style-name="P4">
Modified Time: 2023-07-09T16:59:24+03:00</text:p>
      <text:p text:style-name="P4">
Description: Компанія Meta, власник соціальної мережі Facebook, перекаже до ізраїльського Фонду представницьких позовів 4 млн шекелів (1 081 000 доларів США) у вигляді компенсації за незаконне використання особистих повідомлень. — Укрінформ.</text:p>
      <text:p text:style-name="P4">
Images: ['<text:a xlink:type="simple" xlink:href="https://static.ukrinform.com/photos/2021_10/thumb_files/630_360_1635531026-109.jpg" text:style-name="Internet_20_link" text:visited-style-name="Visited_20_Internet_20_Link">
630_360_16355...</text:a>
']</text:p>
      <text:p text:style-name="P4">
Tags: ['Ізраїль', 'Гроші', 'Meta']</text:p>
      <text:p text:style-name="P4">
Type: Article</text:p>
      <!--METADATA-->
      <text:p text:style-name="P4">
<draw:frame draw:style-name="fr1" draw:name="Image191" text:anchor-type="as-char" svg:width="6.9236in" svg:height="3.956343in" draw:z-index="0">
<draw:image xlink:href="../Images/yкринформ/2023-07-09T16-59-24-03-00/630_360_1635531026-109.jpg" xlink:type="simple" xlink:show="embed" xlink:actuate="onLoad" draw:mime-type="image/jpeg"/>
</draw:frame>
 КомпаніяMeta, власник соціальної мережі Facebook, перекаже до ізраїльського Фондупредставницьких позовів 4 млн шекелів (1 081 000 доларів США) у виглядікомпенсації за незаконне використання особистих повідомлень.</text:p>
      <text:p text:style-name="P4">
Як передає Укрінформ, про це повідомляє <text:a xlink:type="simple" xlink:href="http://www.vesty.co.il/main/article/sjnkbwdfn" text:style-name="Internet_20_link" text:visited-style-name="Visited_20_Internet_20_Link">
 Vesty.co.il</text:a>
 .</text:p>
      <text:p text:style-name="P4">
Таке рішення ухвалив окружний суд у Рішон ле-Ціоні, який затвердив умовидосудової угоди між позивачами та компанією.</text:p>
      <text:p text:style-name="P4">
Відповідно до постанови суду, кошти мають бути спрямовані на проведенняроз'яснювальних заходів щодо захисту конфіденційності користувачів, зособливою увагою до пенсіонерів та неповнолітніх, незаможних та осіб зобмеженими фізичними можливостями.</text:p>
      <text:p text:style-name="P4">
Представницький позов було подано у 2014 році.</text:p>
      <text:p text:style-name="P4">
У позовній заяві наголошувалося, що Facebook проводить моніторинг особистихповідомлень та незаконно використовує отриману інформацію, передаючи її третійстороні. Адвокати, які представляли інтереси Facebook, стверджували, щопозивачі повідомили суду неправдиві відомості.</text:p>
      <text:p text:style-name="P4">
За їхніми словами, компанія ніколи не займалася відстеженням особистихповідомлень. У рамках досудової операції компанія не визнала провини.</text:p>
      <text:p text:style-name="P4">
Водночас до справи долучено заяву адміністрації Facebook про те, що «подібнупрактику (моніторинг повідомлень) повністю припинено в червні 2015 року».Таким чином, є непряме визнання у незаконній діяльності, що здійснювалася начас подання позову.</text:p>
      <text:p text:style-name="P4">
<text:span text:style-name="T4">
Читайте також:</text:span>
 <text:a xlink:type="simple" xlink:href="https://www.ukrinform.ua/rubric-technology/3732686-twitter-pogrozue-meta-sudom-cerez-nibito-kradizku-idei-socmerezi-threads-zmi.html" text:style-name="Internet_20_link" text:visited-style-name="Visited_20_Internet_20_Link">
 Twitter погрожує <text:span text:style-name="T4">
Meta</text:span>
 судом через нібито крадіжкуідеї соцмережі Threads - ЗМІ </text:a>
</text:p>
      <text:p text:style-name="P4">
Як повідомляв Укрінформ, корпорація Microsoft сплатить 20 мільйонів доларівштрафу для врегулювання звинувачень Федеральної торгової комісії США (FTC) внезаконному зборі особистої інформації про дітей без згоди їхніх батьків.</text:p>
      <text:p text:style-name="P4">
Source: <text:a xlink:type="simple" xlink:href="https://www.ukrinform.ua/rubric-technology/3733538-meta-zaplatit-ponad-1-miljon-kompensacii-za-pereglad-listuvanna-izrailtan.html" text:style-name="Internet_20_link" text:visited-style-name="Visited_20_Internet_20_Link">
https://www.ukrinform.ua/rubric-technology/3733538-meta-zaplatit-ponad-1-miljon-kompensacii-za-pereglad-listuvanna-izrailtan.html</text:a>
</text:p>
      <!--NEWS-->
      <text:h text:style-name="P10" text:outline-level="1">
<text:span text:style-name="T4">
На Одещині палає суха рослинність</text:span>
</text:h>
      <text:p text:style-name="P4">
Authors: Ukrinform (Person)</text:p>
      <text:p text:style-name="P4">
Publisher: Укринформ (Organization)</text:p>
      <text:p text:style-name="P4">
Published Time: 2023-07-09T17:11:32+03:00</text:p>
      <text:p text:style-name="P4">
Modified Time: 2023-07-09T17:11:32+03:00</text:p>
      <text:p text:style-name="P4">
Description: У кількох регіонах Одеської області фіксується загорання у природних екосистемах. — Укрінформ.</text:p>
      <text:p text:style-name="P4">
Images: ['<text:a xlink:type="simple" xlink:href="https://static.ukrinform.com/photos/2023_07/thumb_files/630_360_1688911733-872.jpg" text:style-name="Internet_20_link" text:visited-style-name="Visited_20_Internet_20_Link">
630_360_16889...</text:a>
']</text:p>
      <text:p text:style-name="P4">
Tags: ['ДСНС', 'Одещина', 'Пожежа']</text:p>
      <text:p text:style-name="P4">
Type: Article</text:p>
      <!--METADATA-->
      <text:p text:style-name="P4">
<draw:frame draw:style-name="fr1" draw:name="Image192" text:anchor-type="as-char" svg:width="6.9236in" svg:height="3.956343in" draw:z-index="0">
<draw:image xlink:href="../Images/yкринформ/2023-07-09T17-11-32-03-00/630_360_1688911733-872.jpg" xlink:type="simple" xlink:show="embed" xlink:actuate="onLoad" draw:mime-type="image/jpeg"/>
</draw:frame>
 У кількохрегіонах Одеської області фіксується загорання у природних екосистемах.</text:p>
      <text:p text:style-name="P4">
Як передає Укрінформ, про це повідомляє Державна служба України з надзвичайнихситуацій у <text:a xlink:type="simple" xlink:href="http://t.me/dsns_telegram/18623" text:style-name="Internet_20_link" text:visited-style-name="Visited_20_Internet_20_Link">
 Телеграмі</text:a>
.</text:p>
      <text:p text:style-name="P4">
«Загоряння у природних екосистемах зафіксовано одразу у декількох районах <text:a xlink:type="simple" xlink:href="https://www.ukrinform.ua/tag-odesina" text:style-name="Internet_20_link" text:visited-style-name="Visited_20_Internet_20_Link">
Одеського регіону </text:a>
 . Рятувальникидокладають максимум зусиль, аби зупинити розповсюдження вогню та локалізуватипожежі сухої рослинності, що виникли», – йдеться у повідомленні.</text:p>
      <text:p text:style-name="P4">
Зазначається, що загальні площі кожного осередку становлять понад 500 м².</text:p>
      <text:p text:style-name="P4">
<text:span text:style-name="T4">
Читайте також:</text:span>
 <text:a xlink:type="simple" xlink:href="https://www.ukrinform.ua/rubric-regions/3688406-v-odesi-stalasa-masstabna-pozeza-v-ekosistemi.html" text:style-name="Internet_20_link" text:visited-style-name="Visited_20_Internet_20_Link">
 В Одесі сталася масштабна пожежа: палали сухостій таочерет </text:a>
</text:p>
      <text:p text:style-name="P4">
Як повідомлялося, у Державній службі з надзвичайних ситуацій радять громадянамкомпостувати суху траву, а не випалювати її.</text:p>
      <text:p text:style-name="P4">
Source: <text:a xlink:type="simple" xlink:href="https://www.ukrinform.ua/rubric-regions/3733540-na-odesini-palae-suha-roslinnist.html" text:style-name="Internet_20_link" text:visited-style-name="Visited_20_Internet_20_Link">
https://www.ukrinform.ua/rubric-regions/3733540-na-odesini-palae-suha-roslinnist.html</text:a>
</text:p>
      <!--NEWS-->
      <text:h text:style-name="P10" text:outline-level="1">
<text:span text:style-name="T4">
Зеленський: Цінуємо кожне життя, пам’ятаємо історію і разом захищаємо свободу</text:span>
</text:h>
      <text:p text:style-name="P4">
Authors: Ukrinform (Person)</text:p>
      <text:p text:style-name="P4">
Publisher: Укринформ (Organization)</text:p>
      <text:p text:style-name="P4">
Published Time: 2023-07-09T17:14:00+03:00</text:p>
      <text:p text:style-name="P4">
Modified Time: 2023-07-09T17:14:00+03:00</text:p>
      <text:p text:style-name="P4">
Description: Цінуємо кожне життя, пам’ятаємо історію та разом захищаємо свободу. — Укрінформ.</text:p>
      <text:p text:style-name="P4">
Images: ['<text:a xlink:type="simple" xlink:href="https://static.ukrinform.com/photos/2023_07/thumb_files/630_360_1688913810-819.jpeg" text:style-name="Internet_20_link" text:visited-style-name="Visited_20_Internet_20_Link">
630_360_16889...</text:a>
']</text:p>
      <text:p text:style-name="P4">
Tags: ['ЗСУ', 'Зеленський', 'Війна з Росією', '#stoprussia']</text:p>
      <text:p text:style-name="P4">
Type: Article</text:p>
      <!--METADATA-->
      <text:p text:style-name="P4">
<draw:frame draw:style-name="fr1" draw:name="Image193" text:anchor-type="as-char" svg:width="6.9236in" svg:height="3.956343in" draw:z-index="0">
<draw:image xlink:href="../Images/yкринформ/2023-07-09T17-14-00-03-00/630_360_1688913810-819.jpeg" xlink:type="simple" xlink:show="embed" xlink:actuate="onLoad" draw:mime-type="image/jpeg"/>
</draw:frame>
 Цінуємокожне життя, пам’ятаємо історію та разом захищаємо свободу.</text:p>
      <text:p text:style-name="P4">
На цьому наголосив у своє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926" text:style-name="Internet_20_link" text:visited-style-name="Visited_20_Internet_20_Link">
 Офіс Президента, Телеграм </text:a>
 _ <text:a xlink:type="simple" xlink:href="https://t.me/OP_UA/9926" text:style-name="Internet_20_link" text:visited-style-name="Visited_20_Internet_20_Link">
</text:a>
</text:p>
      <text:p text:style-name="P4">
<text:span text:style-name="T4">
<text:span text:style-name="T5">
Бажаю здоров’я, шановні українці, українки!</text:span>
 </text:span>
</text:p>
      <text:p text:style-name="P4">
Сьогодні з командою – у Луцьку.</text:p>
      <text:p text:style-name="P4">
Зранку зустрівся з паном президентом Польщі Дудою. Розмова з ним. Молебень.Були представники всіх конфесій та релігійних спільнот… У луцькому костелі.Разом з Анджеєм ушанували пам’ять усіх жертв на Волині. Цінуємо кожне життя,пам’ятаємо історію та разом захищаємо свободу.</text:p>
      <text:p text:style-name="P4">
Тут, у Луцьку, у замку Любарта, провів сьогодні тривалу нараду щодо ситуації врегіоні: безпека, ситуація на кордоні, ситуація в прикордонних районахсусідньої Білорусі… Пріоритет – зміцнення кожної області, усього нашогопівнічного кордону. Були доповіді військових, правоохоронців, місцевої влади.Проаналізували підготовку й забезпечення наших сил оборони та безпеки,відповідних підрозділів на Волині. Була доповідь щодо соціальної ситуації вобласті, потреб людей. Енергетика, забезпечення водою, бюджетне забезпечення –і для людей, і для соціальної сфери. Стан укриттів. Робочі місця в області.Держава максимально підтримує й буде підтримувати. І я вдячний усім тут, уЛуцьку, усім в інших містах і громадах області, де прийняли переселенців, дедопомагають лікувати й реабілітувати наших воїнів. Дякую!</text:p>
      <text:p text:style-name="P4">
<text:a xlink:type="simple" xlink:href="https://www.ukrinform.ua/tag-vijna-z-rosieu" text:style-name="Internet_20_link" text:visited-style-name="Visited_20_Internet_20_Link">
 Передова </text:a>
 , наші активні дії.</text:p>
      <text:p text:style-name="P4">
Цього тижня є за що бути вдячними воїнам нашої 3-ї окремої штурмової бригади,24-ї окремої механізованої бригади, десантникам «Вісімдесятки». Молодці,воїни!</text:p>
      <text:p text:style-name="P4">
На Таврійському напрямку, як завжди, потужно, хоробро, влучно відзначилисядесантники «Сімдесятдевʼятки», артилеристи 55-ї окремої бригади «ЗапорізькаСіч», 74-й окремий розвідбат і 59-та окрема мотопіхотна бригада… Хочуподякувати вам!</text:p>
      <text:p text:style-name="P4">
Особливу відзначу воїна бригади «Запорізька Січ» майора Володимира Гончарова.Дякую, Володимире! Матрос Сергій Комар, 35-та окрема бригада морської піхоти,– дякую, Сергію! Солдат Олексій Лабенець, стрілець батальйону охорони 15-їбригади транспортної авіації. Дякую, Олексію! Артилеристи "Магури", 47-їокремої механізованої бригади, – майор Антон Черевко та старший лейтенантВасиль Абрамів. Дякую, хлопці!</text:p>
      <text:p text:style-name="P4">
Дякую всім, хто воює й працює заради України! Дякую всім у світі, хтодопомагає!</text:p>
      <text:p text:style-name="P4">
Дякую тобі, Луцьку, за цей день!</text:p>
      <text:p text:style-name="P4">
<text:span text:style-name="T4">
<text:span text:style-name="T5">
Слава Україні!</text:span>
 </text:span>
</text:p>
      <text:p text:style-name="P4">
Source: <text:a xlink:type="simple" xlink:href="https://www.ukrinform.ua/rubric-ato/3733549-zelenskij-cinuemo-kozne-zitta-pamataemo-istoriu-i-razom-zahisaemo-svobodu.html" text:style-name="Internet_20_link" text:visited-style-name="Visited_20_Internet_20_Link">
https://www.ukrinform.ua/rubric-ato/3733549-zelenskij-cinuemo-kozne-zitta-pamataemo-istoriu-i-razom-zahisaemo-svobodu.html</text:a>
</text:p>
      <!--NEWS-->
      <text:h text:style-name="P10" text:outline-level="1">
<text:span text:style-name="T4">
Екоактивісти повісили банер на відомому монументі Рима та прикували себе до нього</text:span>
</text:h>
      <text:p text:style-name="P4">
Authors: Ukrinform (Person)</text:p>
      <text:p text:style-name="P4">
Publisher: Укринформ (Organization)</text:p>
      <text:p text:style-name="P4">
Published Time: 2023-07-09T17:16:08+03:00</text:p>
      <text:p text:style-name="P4">
Modified Time: 2023-07-09T17:16:08+03:00</text:p>
      <text:p text:style-name="P4">
Description: Кліматичні активісти з групи Extinction Rebellion у неділю вивісили великий банер на монументі Вітторіано в центрі Рима та прикували себе до пам’ятника на знак протесту проти державного фінансування промисловості викопного палива. — Укрінформ.</text:p>
      <text:p text:style-name="P4">
Images: ['<text:a xlink:type="simple" xlink:href="https://static.ukrinform.com/photos/2023_07/thumb_files/630_360_1688911548-379.jpg" text:style-name="Internet_20_link" text:visited-style-name="Visited_20_Internet_20_Link">
630_360_16889...</text:a>
']</text:p>
      <text:p text:style-name="P4">
Tags: ['Екологія', 'Італія', 'активісти']</text:p>
      <text:p text:style-name="P4">
Type: Article</text:p>
      <!--METADATA-->
      <text:p text:style-name="P4">
<draw:frame draw:style-name="fr1" draw:name="Image194" text:anchor-type="as-char" svg:width="6.9236in" svg:height="3.956343in" draw:z-index="0">
<draw:image xlink:href="../Images/yкринформ/2023-07-09T17-16-08-03-00/630_360_1688911548-379.jpg" xlink:type="simple" xlink:show="embed" xlink:actuate="onLoad" draw:mime-type="image/jpeg"/>
</draw:frame>
 Кліматичніактивісти з групи Extinction Rebellion у неділю вивісили великий банер намонументі Вітторіано в центрі Рима та прикували себе до пам’ятника на знакпротесту проти державного фінансування промисловості викопного палива.</text:p>
      <text:p text:style-name="P4">
Як передає Укрінформ, про це повідомляє <text:a xlink:type="simple" xlink:href="http://www.ansa.it/english/news/2023/07/09/climate-activists-unfurl-banner-on-rome-monument_527bfabd-65a9-479a-a4b3-a78dae27ab73.html" text:style-name="Internet_20_link" text:visited-style-name="Visited_20_Internet_20_Link">
 ANSA</text:a>
 .</text:p>
      <text:p text:style-name="P4">
«Більше жодних жертв клімату на вівтар прибутку: ні - викопному паливу», —написано на банері.</text:p>
      <text:p text:style-name="P4">
Викиди парникових газів від використання викопного палива є рушійною силоюглобального потепління та пов’язаних із цим екстремальних погодних явищ, такихяк посуха та зливи, які впливають на багато частин світу, включно з Європою.</text:p>
      <text:p text:style-name="P4">
Протестувальників швидко забрала поліція.</text:p>
      <text:p text:style-name="P4">
Також у неділю в місті Удіне на півночі Фріулі кліматичні активісти зав’язалиочі статуям у центрі міста, щоб надіслати повідомлення: «Час спливає,відкриймо очі».</text:p>
      <text:p text:style-name="P4">
Extinction Rebellion є групою кліматичних активістів з філіями в багатьохкраїнах, яка організовує мирні, але часто деструктивні протести, щобпідкреслити серйозність кліматичної кризи та спонукати впливових людей до дій.</text:p>
      <text:p text:style-name="P4">
Вітторіано — монумент на честь першого короля об'єднаної Італії ВіктораЕммануїла II. Розташований на Венеційській площі в Римі, на схиліКапітолійського пагорба.</text:p>
      <text:p text:style-name="P4">
<text:span text:style-name="T4">
Читайте також:</text:span>
 <text:a xlink:type="simple" xlink:href="https://www.ukrinform.ua/rubric-world/3721455-u-nimeccini-zafiksuvali-580-zlociniv-skoenih-ekoaktivistami-ostannogo-pokolinna.html" text:style-name="Internet_20_link" text:visited-style-name="Visited_20_Internet_20_Link">
 У Німеччині зафіксували 580 злочинів, скоєних<text:span text:style-name="T4">
екоактивіста</text:span>
 ми «Останнього покоління» </text:a>
</text:p>
      <text:p text:style-name="P4">
Як повідомляв Укрінформ, міністр фінансів США Джанет Єллен заявила, щоСполучені Штати й Китай, як дві найбільші економіки світу, мають працюватиразом у сфері боротьби зі змінами клімату й закликала Пекін збільшитипідтримку міжнародних зусиль у цій сфері.</text:p>
      <text:p text:style-name="P4">
Фото: ANSA</text:p>
      <text:p text:style-name="P4">
Source: <text:a xlink:type="simple" xlink:href="https://www.ukrinform.ua/rubric-world/3733542-ekoaktivisti-povisili-baner-na-vidomomu-monumenti-rima-ta-prikuvali-sebe-do-nogo.html" text:style-name="Internet_20_link" text:visited-style-name="Visited_20_Internet_20_Link">
https://www.ukrinform.ua/rubric-world/3733542-ekoaktivisti-povisili-baner-na-vidomomu-monumenti-rima-ta-prikuvali-sebe-do-nogo.html</text:a>
</text:p>
      <!--NEWS-->
      <text:h text:style-name="P10" text:outline-level="1">
<text:span text:style-name="T4">
На Херсонщині від вибуху травмувалися двоє людей, які намагалися розібрати невідомий предмет</text:span>
</text:h>
      <text:p text:style-name="P4">
Authors: Ukrinform (Person)</text:p>
      <text:p text:style-name="P4">
Publisher: Укринформ (Organization)</text:p>
      <text:p text:style-name="P4">
Published Time: 2023-07-09T17:23:00+03:00</text:p>
      <text:p text:style-name="P4">
Modified Time: 2023-07-09T17:23:00+03:00</text:p>
      <text:p text:style-name="P4">
Description: У селі Тягинці Бериславського району Херсонської області через детонацію російської вибухівки постраждали двоє цивільних. — Укрінформ.</text:p>
      <text:p text:style-name="P4">
Images: ['<text:a xlink:type="simple" xlink:href="https://static.ukrinform.com/photos/2020_09/thumb_files/630_360_1600090998-358.jpg" text:style-name="Internet_20_link" text:visited-style-name="Visited_20_Internet_20_Link">
630_360_16000...</text:a>
']</text:p>
      <text:p text:style-name="P4">
Tags: ['Херсонщина', 'Вибух', 'Травма']</text:p>
      <text:p text:style-name="P4">
Type: Article</text:p>
      <!--METADATA-->
      <text:p text:style-name="P4">
<draw:frame draw:style-name="fr1" draw:name="Image195" text:anchor-type="as-char" svg:width="6.9236in" svg:height="3.956343in" draw:z-index="0">
<draw:image xlink:href="../Images/yкринформ/2023-07-09T17-23-00-03-00/630_360_1600090998-358.jpg" xlink:type="simple" xlink:show="embed" xlink:actuate="onLoad" draw:mime-type="image/jpeg"/>
</draw:frame>
 У селіТягинці Бериславського району Херсонської області через детонацію російськоївибухівки постраждали двоє цивільних.</text:p>
      <text:p text:style-name="P4">
Про це в <text:a xlink:type="simple" xlink:href="http://t.me/khersonskaODA/7835" text:style-name="Internet_20_link" text:visited-style-name="Visited_20_Internet_20_Link">
 Телеграмі </text:a>
 повідомляє ХерсонськаОВА, передає Укрінформ.</text:p>
      <text:p text:style-name="P4">
"За попередньою інформацією, двоє чоловіків, 35 та 27 років, намагалисярозібрати невідомий вибухонебезпечний предмет. Той здетонував, через щомісцеві жителі зазнали травм. Обох потерпілих з уламковими пораненнями рук таніг шпиталізували до <text:a xlink:type="simple" xlink:href="https://www.ukrinform.ua/tag-herson" text:style-name="Internet_20_link" text:visited-style-name="Visited_20_Internet_20_Link">
 Херсона </text:a>
 . Лікарінадають їм медичну допомогу", - йдеться в повідомленні.</text:p>
      <text:p text:style-name="P4">
<text:span text:style-name="T4">
Читайте також:</text:span>
 <text:a xlink:type="simple" xlink:href="https://www.ukrinform.ua/rubric-regions/3730538-na-hersonsini-u-poli-pidirvavsa-traktorist.html" text:style-name="Internet_20_link" text:visited-style-name="Visited_20_Internet_20_Link">
 На Херсонщині у полі підірвався тракторист</text:a>
</text:p>
      <text:p text:style-name="P4">
Як повідомляв Укрінформ, російські війська минулої доби, 8 липня, 59 разівобстріляли Херсонську область.</text:p>
      <text:p text:style-name="P4">
Source: <text:a xlink:type="simple" xlink:href="https://www.ukrinform.ua/rubric-regions/3733544-na-hersonsini-vnaslidok-vibuhu-travmuvalisa-dvoe-ludej-aki-namagalisa-rozibrati-nevidomij-predmet.html" text:style-name="Internet_20_link" text:visited-style-name="Visited_20_Internet_20_Link">
https://www.ukrinform.ua/rubric-regions/3733544-na-hersonsini-vnaslidok-vibuhu-travmuvalisa-dvoe-ludej-aki-namagalisa-rozibrati-nevidomij-predmet.html</text:a>
</text:p>
      <!--NEWS-->
      <text:h text:style-name="P10" text:outline-level="1">
<text:span text:style-name="T4">
Кличко назвав причину пожежі на АЗС — авто влетіло у колонку</text:span>
</text:h>
      <text:p text:style-name="P4">
Authors: Ukrinform (Person)</text:p>
      <text:p text:style-name="P4">
Publisher: Укринформ (Organization)</text:p>
      <text:p text:style-name="P4">
Published Time: 2023-07-09T17:32:00+03:00</text:p>
      <text:p text:style-name="P4">
Modified Time: 2023-07-09T17:32:00+03:00</text:p>
      <text:p text:style-name="P4">
Description: У Києві внаслідок пожежі повністю знищена автозаправна станція у Дніпровському районі, а також згоріло вісім автомобілів. — Укрінформ.</text:p>
      <text:p text:style-name="P4">
Images: ['<text:a xlink:type="simple" xlink:href="https://static.ukrinform.com/photos/2023_07/thumb_files/630_360_1688910572-9203.jpeg" text:style-name="Internet_20_link" text:visited-style-name="Visited_20_Internet_20_Link">
630_360_16889...</text:a>
']</text:p>
      <text:p text:style-name="P4">
Tags: ['Автомобіль', 'АЗС', 'Пожежа', 'Віталій Кличко']</text:p>
      <text:p text:style-name="P4">
Type: Article</text:p>
      <!--METADATA-->
      <text:p text:style-name="P4">
<draw:frame draw:style-name="fr1" draw:name="Image196" text:anchor-type="as-char" svg:width="6.9236in" svg:height="3.956343in" draw:z-index="0">
<draw:image xlink:href="../Images/yкринформ/2023-07-09T17-32-00-03-00/630_360_1688910572-9203.jpeg" xlink:type="simple" xlink:show="embed" xlink:actuate="onLoad" draw:mime-type="image/jpeg"/>
</draw:frame>
 У Києвівнаслідок пожежі повністю знищена автозаправна станція у Дніпровському районі,а також згоріло вісім автомобілів.</text:p>
      <text:p text:style-name="P4">
Як передає Укрінформ, про це мер Києва Віталій Кличко повідомляє у <text:a xlink:type="simple" xlink:href="http://t.me/vitaliy_klitschko/2174" text:style-name="Internet_20_link" text:visited-style-name="Visited_20_Internet_20_Link">
 Телеграмі</text:a>
 .</text:p>
      <text:p text:style-name="P4">
“Пожежа, що виникла внаслідок удару легкової автівки в заправочну колонку,повністю знищила будівлю й наземне обладнання АЗС та 8 легкових авто”, -написав він.</text:p>
      <text:p text:style-name="P4">
<text:a xlink:type="simple" xlink:href="https://www.ukrinform.ua/tag-vitalij-klicko" text:style-name="Internet_20_link" text:visited-style-name="Visited_20_Internet_20_Link">
 Кличко </text:a>
 додав, що трьохпостраждалих осіб із опіками різного ступеню госпіталізували медики.</text:p>
      <text:p text:style-name="P4">
Поліція встановлює обставини дорожньо-транспортної пригоди, внаслідок якоїсталося загоряння автозаправної станції та опитує свідків.</text:p>
      <text:p text:style-name="P4">
“До поліції Києва надійшло повідомлення про загорання авто і автозаправноїстанції на Броварському проспекті. На місце події виїхали слідчо-оперативнагрупа поліції Києва з розслідування ДТП, лікарі та працівники ДСНС, якіліквідували пожежу”, - ідеться в <text:a xlink:type="simple" xlink:href="https://kyiv.npu.gov.ua/news/stolychni-pravookhorontsi-vstanovliuiut-obstavyny-dtp-vnaslidok-iakoho-stalosia-zahorannia-azs" text:style-name="Internet_20_link" text:visited-style-name="Visited_20_Internet_20_Link">
 повідомленні</text:a>
 .</text:p>
      <text:p text:style-name="P4">
За попередніми даними, водій автомобіля “Ауді” 2002 року народження невпорався із керуванням та здійснив зіткнення із колонкою на автозаправнійстанції, у результаті чого сталося загоряння.</text:p>
      <text:p text:style-name="P4">
У поліції заявили, що наразі відомо про трьох потерпілих. Зокрема, опікирізного ступеня тяжкості отримали водій авто і пасажир 2006 року народження, атакож оператор АЗС 1975 року народження.</text:p>
      <text:p text:style-name="P4">
Лікарі госпіталізували потерпілих, їм надається медична допомога. Також врезультаті пожежі пошкоджено кілька транспортних засобів.</text:p>
      <text:p text:style-name="P4">
“Поліцейські опитують свідків автопригоди та проводять першочергові слідчідії. Вирішується питання щодо відкриття кримінального провадження за ч. 2 ст.286 Кримінального кодексу України (порушення правил безпеки дорожнього рухуабо експлуатації транспорту особами, які керують транспортними засобами), -ідеться в повідомленні.</text:p>
      <text:p text:style-name="P4">
<text:span text:style-name="T4">
Читайте також:</text:span>
 <text:a xlink:type="simple" xlink:href="https://www.ukrinform.ua/rubric-kyiv/3733531-na-brovarskomu-prospekti-perekrili-ruh-cerez-pozezu-na-azs.html" text:style-name="Internet_20_link" text:visited-style-name="Visited_20_Internet_20_Link">
 На <text:span text:style-name="T4">
Броварськом</text:span>
 у проспекті перекрили рух через пожежуна АЗС </text:a>
</text:p>
      <text:p text:style-name="P4">
Як повідомляв Укрінформ, у неділю, 9 липня, <text:a xlink:type="simple" xlink:href="https://www.ukrinform.ua/rubric-kyiv/3733536-u-kievi-likviduvali-pozezu-na-azs.html" text:style-name="Internet_20_link" text:visited-style-name="Visited_20_Internet_20_Link">
 у Дніпровському районі Києвавогнеборці ліквідували пожежу </text:a>
 , що спалахнула на однійіз автозаправних станцій, вогнем були охоплені 1500 квадратних метрів.</text:p>
      <text:p text:style-name="P4">
</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draw:frame draw:style-name="fr1" draw:name="Image205" text:anchor-type="as-char" svg:width="6.9236in" svg:height="3.956343in" draw:z-index="0">
<draw:image xlink:href="../Images/yкринформ/2023-07-09T17-32-00-03-00/630_360_1688910572-9203.jpeg" xlink:type="simple" xlink:show="embed" xlink:actuate="onLoad" draw:mime-type="image/jpeg"/>
</draw:frame>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text:p>
      <text:p text:style-name="P4">
Source: <text:a xlink:type="simple" xlink:href="https://www.ukrinform.ua/rubric-kyiv/3733546-klicko-nazvav-pricinu-pozezi-na-azs-avto-vletilo-u-kolonku.html" text:style-name="Internet_20_link" text:visited-style-name="Visited_20_Internet_20_Link">
https://www.ukrinform.ua/rubric-kyiv/3733546-klicko-nazvav-pricinu-pozezi-na-azs-avto-vletilo-u-kolonku.html</text:a>
</text:p>
      <!--NEWS-->
      <text:h text:style-name="P10" text:outline-level="1">
<text:span text:style-name="T4">
Зеленський: Пріоритет – зміцнення усього північного кордону</text:span>
</text:h>
      <text:p text:style-name="P4">
Authors: Ukrinform (Person)</text:p>
      <text:p text:style-name="P4">
Publisher: Укринформ (Organization)</text:p>
      <text:p text:style-name="P4">
Published Time: 2023-07-09T17:43:00+03:00</text:p>
      <text:p text:style-name="P4">
Modified Time: 2023-07-09T17:43:00+03:00</text:p>
      <text:p text:style-name="P4">
Description: Важливо зміцнити рубежі усього північного кордону України. — Укрінформ.</text:p>
      <text:p text:style-name="P4">
Images: ['<text:a xlink:type="simple" xlink:href="https://static.ukrinform.com/photos/2023_07/thumb_files/630_360_1688898779-493.jpeg" text:style-name="Internet_20_link" text:visited-style-name="Visited_20_Internet_20_Link">
630_360_16888...</text:a>
']</text:p>
      <text:p text:style-name="P4">
Tags: ['Волинь', 'Кордон', 'Зеленський', 'Війна з Росією']</text:p>
      <text:p text:style-name="P4">
Type: Article</text:p>
      <!--METADATA-->
      <text:p text:style-name="P4">
<draw:frame draw:style-name="fr1" draw:name="Image209" text:anchor-type="as-char" svg:width="6.9236in" svg:height="3.956343in" draw:z-index="0">
<draw:image xlink:href="../Images/yкринформ/2023-07-09T17-43-00-03-00/630_360_1688898779-493.jpeg" xlink:type="simple" xlink:show="embed" xlink:actuate="onLoad" draw:mime-type="image/jpeg"/>
</draw:frame>
 Важливозміцнити рубежі усього північного кордону України.</text:p>
      <text:p text:style-name="P4">
Як передає Укрінформ, про це Президент Володимир Зеленський сказав у <text:a xlink:type="simple" xlink:href="https://www.president.gov.ua/news/cinuyemo-kozhne-zhittya-pamyatayemo-istoriyu-i-razom-zahisha-84229" text:style-name="Internet_20_link" text:visited-style-name="Visited_20_Internet_20_Link">
зверненні </text:a>
 .</text:p>
      <text:p text:style-name="P4">
Відео: <text:a xlink:type="simple" xlink:href="https://www.facebook.com/zelenskiy.official/videos/1660501637755657/" text:style-name="Internet_20_link" text:visited-style-name="Visited_20_Internet_20_Link">
 ОП</text:a>
</text:p>
      <text:p text:style-name="P4">
«Тут, у Луцьку, у замку Любарта, провів сьогодні тривалу нараду щодо ситуаціїв регіоні: безпека, ситуація на кордоні, ситуація в прикордонних районахсусідньої Білорусі… Пріоритет – зміцнення кожної області, усього нашогопівнічного кордону. Були доповіді військових, правоохоронців, місцевої влади»,– зазначив глава держави.</text:p>
      <text:p text:style-name="P4">
<text:span text:style-name="T4">
Читайте також:</text:span>
 <text:a xlink:type="simple" xlink:href="https://www.ukrinform.ua/rubric-world/3732711-litva-polsa-j-latvia-poperedili-nato-pro-zagrozu-z-bilorusi-napisali-list-stoltenbergu.html" text:style-name="Internet_20_link" text:visited-style-name="Visited_20_Internet_20_Link">
 Литва, Польща й Латвія попередили НАТО про загрозу з<text:span text:style-name="T4">
Білорусі</text:span>
 - написали лист Столтенбергу </text:a>
</text:p>
      <text:p text:style-name="P4">
За його словами, проаналізували підготовку й забезпечення сил оборони табезпеки, відповідних підрозділів на Волині. Була доповідь щодо соціальноїситуації в області та потреб людей. Також обговорювалася енергетика,забезпечення водою, бюджетне забезпечення – і для людей, і для соціальноїсфери, стан укриттів, робочі місця в області.</text:p>
      <text:p text:style-name="P4">
«Держава максимально підтримує й буде підтримувати. І я вдячний усім тут, уЛуцьку, усім в інших містах і громадах області, де прийняли переселенців, дедопомагають лікувати й реабілітувати наших воїнів», – додав <text:a xlink:type="simple" xlink:href="https://www.ukrinform.ua/tag-prezident" text:style-name="Internet_20_link" text:visited-style-name="Visited_20_Internet_20_Link">
 Президент</text:a>
 .</text:p>
      <text:p text:style-name="P4">
<text:span text:style-name="T4">
Читайте також:</text:span>
 <text:a xlink:type="simple" xlink:href="https://www.ukrinform.ua/rubric-ato/3731949-naev-policia-ta-kontrrozvidka-na-kordoni-z-bilorussu-u-rezimi-posilenogo-bojovogo-cerguvanna.html" text:style-name="Internet_20_link" text:visited-style-name="Visited_20_Internet_20_Link">
 <text:span text:style-name="T4">
Наєв</text:span>
 : Поліція та контррозвідка на кордоні зБілоруссю - у режимі посиленого бойового чергування</text:a>
</text:p>
      <text:p text:style-name="P4">
Як повідомлялося, сьогодні президенти України і Польщі Володимир Зеленський таАнджей Дуда зустрілися в Луцьку, де вшанували пам’ять жертв Волинськоїтрагедії.</text:p>
      <text:p text:style-name="P4">
Source: <text:a xlink:type="simple" xlink:href="https://www.ukrinform.ua/rubric-ato/3733548-zelenskij-prioritet-zmicnenna-usogo-pivnicnogo-kordonu.html" text:style-name="Internet_20_link" text:visited-style-name="Visited_20_Internet_20_Link">
https://www.ukrinform.ua/rubric-ato/3733548-zelenskij-prioritet-zmicnenna-usogo-pivnicnogo-kordonu.html</text:a>
</text:p>
      <!--NEWS-->
      <text:h text:style-name="P10" text:outline-level="1">
<text:span text:style-name="T4">
Стефанчук у Ризі говорив про майбутнє України в ЄС і НАТО</text:span>
</text:h>
      <text:p text:style-name="P4">
Authors: Ukrinform (Person)</text:p>
      <text:p text:style-name="P4">
Publisher: Укринформ (Organization)</text:p>
      <text:p text:style-name="P4">
Published Time: 2023-07-09T17:53:24+03:00</text:p>
      <text:p text:style-name="P4">
Modified Time: 2023-07-09T17:53:24+03:00</text:p>
      <text:p text:style-name="P4">
Description: Голова Верховної Ради Руслан Стефанчук обговорив зі спікерами парламентів Латвії, Литви, Естонії, Польщі та Німеччини майбутнє України у Європейському Союзі та Північноатлантичному альянсі. — Укрінформ.</text:p>
      <text:p text:style-name="P4">
Images: ['<text:a xlink:type="simple" xlink:href="https://static.ukrinform.com/photos/2023_07/thumb_files/630_360_1688914196-126.jpg" text:style-name="Internet_20_link" text:visited-style-name="Visited_20_Internet_20_Link">
630_360_16889...</text:a>
']</text:p>
      <text:p text:style-name="P4">
Tags: ['Євроінтеграція', 'Латвія', 'НАТО', 'Україна', 'Стефанчук']</text:p>
      <text:p text:style-name="P4">
Type: Article</text:p>
      <!--METADATA-->
      <text:p text:style-name="P4">
<draw:frame draw:style-name="fr1" draw:name="Image210" text:anchor-type="as-char" svg:width="6.9236in" svg:height="3.956343in" draw:z-index="0">
<draw:image xlink:href="../Images/yкринформ/2023-07-09T17-53-24-03-00/630_360_1688914196-126.jpg" xlink:type="simple" xlink:show="embed" xlink:actuate="onLoad" draw:mime-type="image/jpeg"/>
</draw:frame>
 ГоловаВерховної Ради Руслан Стефанчук обговорив зі спікерами парламентів Латвії,Литви, Естонії, Польщі та Німеччини майбутнє України у Європейському Союзі таПівнічноатлантичному альянсі.</text:p>
      <text:p text:style-name="P4">
Розмова відбулася в рамках зустрічі спікерів з новообраним Президентом ЛатвіїЕдгарсом Рінкевичсом, повідомив Стефанчук у <text:a xlink:type="simple" xlink:href="http://www.facebook.com/stefanchuk.official/posts/pfbid0tgfxkKaapoiGFezepdqybWgpm4B88houSVeywKxrozD6PW7szzkTaWFtwae4KTabl" text:style-name="Internet_20_link" text:visited-style-name="Visited_20_Internet_20_Link">
 Фейсбуці</text:a>
, передає Укрінформ.</text:p>
      <text:p text:style-name="P4">
Голова ВР передав слова вітання від Президента України Володимира Зеленськогоновообраному Президентові Латвії.</text:p>
      <text:p text:style-name="P4">
Як зауважив Стефанчук, першим, що сказав Рінкевичс, було запевнення увсебічній підтримці Латвією України до повної перемоги.</text:p>
      <text:p text:style-name="P4">
</text:p>
      <text:p text:style-name="P4">
Спікерка парламенту Литви Вікторія Чмілітє-Нільсен зі свого боку наголосила,що всі країни нині обʼєднані в допомозі Україні та захисті східного флангуЄвропи.</text:p>
      <text:p text:style-name="P4">
Президентка Бундестагу Бербель Бас заявила про підтримку спікерами парламентівшляху України до НАТО. У той час маршалок Сенату Польщі Ельжбета Вітеквисловила переконання, що з Україною Альянс стане сильнішим.</text:p>
      <text:p text:style-name="P4">
Голова ВР подякував за слова спікера естонського парламенту Лаурі Хуссара проте, що Україна має отримати чіткі дороговкази до НАТО на саміті у Вільнюсі.</text:p>
      <text:p text:style-name="P4">
Стефанчук нагадав, що до цьогорічного Вільнюського саміту <text:a xlink:type="simple" xlink:href="https://www.ukrinform.ua/tag-nato" text:style-name="Internet_20_link" text:visited-style-name="Visited_20_Internet_20_Link">
 НАТО</text:a>
 залишається декілька днів.</text:p>
      <text:p text:style-name="P4">
"Безперечно, членство України в Альянсі — наша стратегічна мета. Тому я дякуюпарламентам за підтримку нашого членства в НАТО", — зазначив він.</text:p>
      <text:p text:style-name="P4">
</text:p>
      <text:p text:style-name="P4">
Також Стефанчук подякував за готовність парламентів допомогти Україніінтегруватися до Євросоюзу.</text:p>
      <text:p text:style-name="P4">
<text:span text:style-name="T4">
Читайте також:</text:span>
 <text:a xlink:type="simple" xlink:href="https://www.ukrinform.ua/rubric-polytics/3733224-za-500-dniv-ukrainu-vidvidali-35-spikeriv-parlamentiv-insih-krain-stefancuk.html" text:style-name="Internet_20_link" text:visited-style-name="Visited_20_Internet_20_Link">
 За 500 днів Україну відвідали 35 спікерів парламентівінших країн – <text:span text:style-name="T4">
Стефанчук</text:span>
 </text:a>
</text:p>
      <text:p text:style-name="P4">
Як повідомляв Укрінформ, Стефанчук прибув у Ригу з робочим візитом, метоюякого є досягнення міжнародного консенсусу щодо шляху України до НАТОнапередодні Вільнюського саміту.</text:p>
      <text:p text:style-name="P4">
У межах візиту Голова ВР <text:a xlink:type="simple" xlink:href="https://www.ukrinform.ua/rubric-polytics/3733518-stefancuk-u-rizi-zustrivsa-zi-spikerom-sejmu-latvii-pro-so-govorili.html" text:style-name="Internet_20_link" text:visited-style-name="Visited_20_Internet_20_Link">
 зустрівся </text:a>
 зі спікером Саейми Едвардсом Смілтенсом.</text:p>
      <text:p text:style-name="P4">
<text:span text:style-name="T5">
Фото: Руслан Стефанчук/ФБ</text:span>
</text:p>
      <text:p text:style-name="P4">
Source: <text:a xlink:type="simple" xlink:href="https://www.ukrinform.ua/rubric-polytics/3733550-stefancuk-u-rizi-govoriv-pro-majbutne-ukraini-v-es-i-nato.html" text:style-name="Internet_20_link" text:visited-style-name="Visited_20_Internet_20_Link">
https://www.ukrinform.ua/rubric-polytics/3733550-stefancuk-u-rizi-govoriv-pro-majbutne-ukraini-v-es-i-nato.html</text:a>
</text:p>
      <!--NEWS-->
      <text:h text:style-name="P10" text:outline-level="1">
<text:span text:style-name="T4">
Президент подякував воїнам, які цього тижня відзначилися у боях</text:span>
</text:h>
      <text:p text:style-name="P4">
Authors: Ukrinform (Person)</text:p>
      <text:p text:style-name="P4">
Publisher: Укринформ (Organization)</text:p>
      <text:p text:style-name="P4">
Published Time: 2023-07-09T18:01:00+03:00</text:p>
      <text:p text:style-name="P4">
Modified Time: 2023-07-09T18:01:00+03:00</text:p>
      <text:p text:style-name="P4">
Description: Президент Володимир Зеленський подякував воїнам декількох бригад за хоробру та влучну роботу. — Укрінформ.</text:p>
      <text:p text:style-name="P4">
Images: ['<text:a xlink:type="simple" xlink:href="https://static.ukrinform.com/photos/2023_05/thumb_files/630_360_1685475414-889.png" text:style-name="Internet_20_link" text:visited-style-name="Visited_20_Internet_20_Link">
630_360_16854...</text:a>
']</text:p>
      <text:p text:style-name="P4">
Tags: ['ЗСУ', 'Військові', 'Зеленський', 'Війна з Росією', '#stoprussia']</text:p>
      <text:p text:style-name="P4">
Type: Article</text:p>
      <!--METADATA-->
      <text:p text:style-name="P4">
<draw:frame draw:style-name="fr1" draw:name="Image213" text:anchor-type="as-char" svg:width="6.9236in" svg:height="3.956343in" draw:z-index="0">
<draw:image xlink:href="../Images/yкринформ/2023-07-09T18-01-00-03-00/630_360_1685475414-889.png" xlink:type="simple" xlink:show="embed" xlink:actuate="onLoad" draw:mime-type="image/png"/>
</draw:frame>
 ПрезидентВолодимир Зеленський подякував воїнам декількох бригад за хоробру та влучнуроботу.</text:p>
      <text:p text:style-name="P4">
Як передає Укрінформ, про це Глава держави заявив у своєму <text:a xlink:type="simple" xlink:href="https://www.youtube.com/watch" text:style-name="Internet_20_link" text:visited-style-name="Visited_20_Internet_20_Link">
 відеозверненні</text:a>
 .</text:p>
      <text:p text:style-name="P4">
_Відео:<text:a xlink:type="simple" xlink:href="https://t.me/OP_UA/9926" text:style-name="Internet_20_link" text:visited-style-name="Visited_20_Internet_20_Link">
 Офіс Президента, Телеграм </text:a>
 _</text:p>
      <text:p text:style-name="P4">
«Цього тижня є за що бути вдячними воїнам нашої 3-ї окремої штурмової бригади,24-ї окремої механізованої бригади, десантникам «Вісімдесятки». Молодці,воїни! На Таврійському напрямку, як завжди, потужно, хоробро, влучновідзначилися десантники «Сімдесятдевʼятки», артилеристи 55-ї окремої бригади«Запорізька Січ», 74-й окремий розвідбат і 59-та окрема мотопіхотна бригада.Хочу подякувати вам», – наголосив <text:a xlink:type="simple" xlink:href="https://www.ukrinform.ua/tag-zelenskij" text:style-name="Internet_20_link" text:visited-style-name="Visited_20_Internet_20_Link">
 Зеленський </text:a>
 .</text:p>
      <text:p text:style-name="P4">
Особливу подяку Президент висловив воїнам бригади «Запорізька Січ» майоруВолодимиру Гончарову, матросу Сергію Комару, 35-та окрема бригада морськоїпіхоти, солдату Олексію Лабенцю, стрільцю батальйону охорони 15-ї бригадитранспортної авіації, а також артилеристам «Маґури», 47-ї окремоїмеханізованої бригади – майору Антону Черевку та старшому лейтенанту ВасилюАбрамову.</text:p>
      <text:p text:style-name="P4">
<text:span text:style-name="T4">
Читайте також:</text:span>
 <text:a xlink:type="simple" xlink:href="https://www.ukrinform.ua/rubric-ato/3733439-zelenskij-prisvoiv-zvanna-geroa-ukraini-zasnovniku-rozvidgrupi-besketniki-sirka.html" text:style-name="Internet_20_link" text:visited-style-name="Visited_20_Internet_20_Link">
 Зеленський присвоїв звання Героя України засновникурозвідгрупи «Бешкетники Сірка» </text:a>
</text:p>
      <text:p text:style-name="P4">
«Дякую всім, хто воює й працює заради України! Дякую всім у світі, хтодопомагає!» - додав Зеленський.</text:p>
      <text:p text:style-name="P4">
Як повідомлялося, у неділю, 9 липня, Президенти України і Польщі <text:a xlink:type="simple" xlink:href="https://www.ukrinform.ua/rubric-polytics/3733409-zelenskij-ta-duda-zustrilisa-u-lucku.html" text:style-name="Internet_20_link" text:visited-style-name="Visited_20_Internet_20_Link">
 ВолодимирЗеленський та Анджей Дуда зустрілися </text:a>
 в Луцьку, девшанували пам’ять <text:a xlink:type="simple" xlink:href="https://www.ukrinform.ua/rubric-polytics/3733437-razom-mi-silnisi-zelenskij-i-duda-vsanuvali-pamat-zertv-volinskoi-tragedii.html" text:style-name="Internet_20_link" text:visited-style-name="Visited_20_Internet_20_Link">
 жертв Волинської трагедії</text:a>
 .</text:p>
      <text:p text:style-name="P4">
<text:span text:style-name="T5">
Фото: Офіс Президента</text:span>
</text:p>
      <text:p text:style-name="P4">
Source: <text:a xlink:type="simple" xlink:href="https://www.ukrinform.ua/rubric-ato/3733552-prezident-podakuvav-voinam-aki-cogo-tizna-vidznacilisa-u-boah.html" text:style-name="Internet_20_link" text:visited-style-name="Visited_20_Internet_20_Link">
https://www.ukrinform.ua/rubric-ato/3733552-prezident-podakuvav-voinam-aki-cogo-tizna-vidznacilisa-u-boah.html</text:a>
</text:p>
      <!--NEWS-->
      <text:h text:style-name="P10" text:outline-level="1">
<text:span text:style-name="T4">
Сирія забрала акредитацію у BBC</text:span>
</text:h>
      <text:p text:style-name="P4">
Authors: Ukrinform (Person)</text:p>
      <text:p text:style-name="P4">
Publisher: Укринформ (Organization)</text:p>
      <text:p text:style-name="P4">
Published Time: 2023-07-09T18:04:16+03:00</text:p>
      <text:p text:style-name="P4">
Modified Time: 2023-07-09T18:04:16+03:00</text:p>
      <text:p text:style-name="P4">
Description: У Сирії скасували акредитацію британської телерадіомовної корпорації BBC після виходу розслідування про причетність родини президента країни до наркотрафіку. — Укрінформ.</text:p>
      <text:p text:style-name="P4">
Images: ['<text:a xlink:type="simple" xlink:href="https://static.ukrinform.com/photos/2016_02/thumb_files/630_360_1454580815-6819-bbc.jpg" text:style-name="Internet_20_link" text:visited-style-name="Visited_20_Internet_20_Link">
630_360_14545...</text:a>
']</text:p>
      <text:p text:style-name="P4">
Tags: ['Сирія', 'Розслідування', 'BBC']</text:p>
      <text:p text:style-name="P4">
Type: Article</text:p>
      <!--METADATA-->
      <text:p text:style-name="P4">
<draw:frame draw:style-name="fr1" draw:name="Image214" text:anchor-type="as-char" svg:width="6.9236in" svg:height="3.953152in" draw:z-index="0">
<draw:image xlink:href="../Images/yкринформ/2023-07-09T18-04-16-03-00/630_360_1454580815-6819-bbc.jpg" xlink:type="simple" xlink:show="embed" xlink:actuate="onLoad" draw:mime-type="image/jpeg"/>
</draw:frame>
 УСирії скасували акредитацію британської телерадіомовної корпорації BBC післявиходу розслідування про причетність родини президента країни до наркотрафіку.</text:p>
      <text:p text:style-name="P4">
Як передає Укрінформ, про це повідомляє <text:a xlink:type="simple" xlink:href="https://www.bbc.co.uk/news/world-middle-east-66145416" text:style-name="Internet_20_link" text:visited-style-name="Visited_20_Internet_20_Link">
 BBC</text:a>
 .</text:p>
      <text:p text:style-name="P4">
У Міністерстві інформації <text:a xlink:type="simple" xlink:href="https://www.ukrinform.ua/tag-siria" text:style-name="Internet_20_link" text:visited-style-name="Visited_20_Internet_20_Link">
 Сирії </text:a>
заявили, що британський мовник не дотримується «професійних стандартів»,публікуючи «суб’єктивну та фейкову інформацію» з початку громадянської війни вСирії в 2011 році.</text:p>
      <text:p text:style-name="P4">
У відповідь на рішення сирійського уряду BBC заявила, що забезпечуєнеупереджену незалежну журналістику.</text:p>
      <text:p text:style-name="P4">
«Ми розмовляємо з людьми з усього політичного спектру, щоб встановити факти»,- сказав представник ВВС.</text:p>
      <text:p text:style-name="P4">
Опубліковане минулого місяця розслідування BBC News Arabic Investigationsвиявило зв’язки між торгівлею наркотиками каптагон, провідними членамизбройних сил Сирії та родиною президента Сирії Башара Асада. Каптагон єамфетаміноподібним препаратом, що викликає сильну залежність.</text:p>
      <text:p text:style-name="P4">
Уряд Сирії раніше заперечував свою причетність до торгівлі наркотиками.</text:p>
      <text:p text:style-name="P4">
Проте США, Велика Британія та Європейський Союз звинуватили сирійський уряд увиробництві та експорті наркотиків і назвали родичів президента Асадаключовими фігурами цього процесу.</text:p>
      <text:p text:style-name="P4">
<text:span text:style-name="T4">
Читайте також:</text:span>
 <text:a xlink:type="simple" xlink:href="https://www.ukrinform.ua/rubric-world/3722057-glava-mzs-niderlandiv-rezim-asada-vciniv-serjozni-porusenna-prav-ludini.html" text:style-name="Internet_20_link" text:visited-style-name="Visited_20_Internet_20_Link">
 Глава МЗС Нідерландів: Режим <text:span text:style-name="T4">
Асад</text:span>
 а вчинив серйозніпорушення прав людини </text:a>
</text:p>
      <text:p text:style-name="P4">
Як повідомляв Укрінформ, Центральне командування США (CENTCOM) завдало удару вСирії, в результаті якого <text:a xlink:type="simple" xlink:href="https://www.ukrinform.ua/rubric-world/3733521-spoluceni-stati-znisili-u-sirii-vatazka-idil.html" text:style-name="Internet_20_link" text:visited-style-name="Visited_20_Internet_20_Link">
 загинув лідер "ІДІЛ" у східній Сирії</text:a>
 Усама аль-Мухаджир.</text:p>
      <text:p text:style-name="P4">
Source: <text:a xlink:type="simple" xlink:href="https://www.ukrinform.ua/rubric-world/3733553-siria-zabrala-akreditaciu-u-bbc.html" text:style-name="Internet_20_link" text:visited-style-name="Visited_20_Internet_20_Link">
https://www.ukrinform.ua/rubric-world/3733553-siria-zabrala-akreditaciu-u-bbc.html</text:a>
</text:p>
      <!--NEWS-->
      <text:h text:style-name="P10" text:outline-level="1">
<text:span text:style-name="T4">
Третьяков підписав контракт з «Дніпром-1» - журналіст</text:span>
</text:h>
      <text:p text:style-name="P4">
Authors: Ukrinform (Person)</text:p>
      <text:p text:style-name="P4">
Publisher: Укринформ (Organization)</text:p>
      <text:p text:style-name="P4">
Published Time: 2023-07-09T18:29:32+03:00</text:p>
      <text:p text:style-name="P4">
Modified Time: 2023-07-09T18:29:32+03:00</text:p>
      <text:p text:style-name="P4">
Description: Півзахисник «Олександрії» Максим Третьяков підписав контракт з «Дніпром-1».  — Укрінформ.</text:p>
      <text:p text:style-name="P4">
Images: ['<text:a xlink:type="simple" xlink:href="https://static.ukrinform.com/photos/2023_07/thumb_files/630_360_1688916480-783.jpg" text:style-name="Internet_20_link" text:visited-style-name="Visited_20_Internet_20_Link">
630_360_16889...</text:a>
']</text:p>
      <text:p text:style-name="P4">
Tags: ['Футбол', 'Олександрія', 'Дніпро-1']</text:p>
      <text:p text:style-name="P4">
Type: Article</text:p>
      <!--METADATA-->
      <text:p text:style-name="P4">
<draw:frame draw:style-name="fr1" draw:name="Image215" text:anchor-type="as-char" svg:width="6.9236in" svg:height="3.956343in" draw:z-index="0">
<draw:image xlink:href="../Images/yкринформ/2023-07-09T18-29-32-03-00/630_360_1688916480-783.jpg" xlink:type="simple" xlink:show="embed" xlink:actuate="onLoad" draw:mime-type="image/jpeg"/>
</draw:frame>
Півзахисник «Олександрії» Максим Третьяков підписав контракт з «Дніпром-1».</text:p>
      <text:p text:style-name="P4">
Про це повідомив журналіст Ендрю Тодос у своєму <text:a xlink:type="simple" xlink:href="https://t.me/zoryalondonsk/6671" text:style-name="Internet_20_link" text:visited-style-name="Visited_20_Internet_20_Link">
 телеграм-каналі</text:a>
 , передає Укрінформ.</text:p>
      <text:p text:style-name="P4">
За інформацією «ТаТоТаке», сума угоди склала близько 400 тисяч євро, аконтракт буде підписаний терміном на три роки.</text:p>
      <text:p text:style-name="P4">
27-річний футболіст у минулому сезоні провів 22 матчі за «Олександрію». В йогоактиві голів та 4 асисти.</text:p>
      <text:p text:style-name="P4">
<text:span text:style-name="T4">
Читайте також:</text:span>
 <text:a xlink:type="simple" xlink:href="https://www.ukrinform.ua/rubric-sports/3733522-sahtar-vstanoviv-cinu-za-ukrainskogo-vorotara-trubina.html" text:style-name="Internet_20_link" text:visited-style-name="Visited_20_Internet_20_Link">
 «Шахтар» встановив ціну за українського воротаря Трубіна</text:a>
</text:p>
      <text:p text:style-name="P4">
Transfermarkt оцінює гравця у 800 тисяч євро.</text:p>
      <text:p text:style-name="P4">
Фото: Getty Images</text:p>
      <text:p text:style-name="P4">
Source: <text:a xlink:type="simple" xlink:href="https://www.ukrinform.ua/rubric-sports/3733556-tretakov-pidpisav-kontrakt-z-dniprom1-zurnalist.html" text:style-name="Internet_20_link" text:visited-style-name="Visited_20_Internet_20_Link">
https://www.ukrinform.ua/rubric-sports/3733556-tretakov-pidpisav-kontrakt-z-dniprom1-zurnalist.html</text:a>
</text:p>
      <!--NEWS-->
      <text:h text:style-name="P10" text:outline-level="1">
<text:span text:style-name="T4">
Wizz Air зняла з літака українського солдата з протезом, авіакомпанія згодом вибачилася</text:span>
</text:h>
      <text:p text:style-name="P4">
Authors: Ukrinform (Person)</text:p>
      <text:p text:style-name="P4">
Publisher: Укринформ (Organization)</text:p>
      <text:p text:style-name="P4">
Published Time: 2023-07-09T18:35:00+03:00</text:p>
      <text:p text:style-name="P4">
Modified Time: 2023-07-09T18:35:00+03:00</text:p>
      <text:p text:style-name="P4">
Description: Угорська бюджетна авіакомпанія Wizz Air публічно попросила вибачення за те, що зняла з літака в ізраїльському аеропорту Тель-Авіва українського солдата-ветерана з протезом. — Укрінформ.</text:p>
      <text:p text:style-name="P4">
Images: ['<text:a xlink:type="simple" xlink:href="https://static.ukrinform.com/photos/2018_03/thumb_files/630_360_1522165511-9188.jpeg" text:style-name="Internet_20_link" text:visited-style-name="Visited_20_Internet_20_Link">
630_360_15221...</text:a>
']</text:p>
      <text:p text:style-name="P4">
Tags: ['Wizz Air', 'Ветерани війни', 'Військові']</text:p>
      <text:p text:style-name="P4">
Type: Article</text:p>
      <!--METADATA-->
      <text:p text:style-name="P4">
<draw:frame draw:style-name="fr1" draw:name="Image216" text:anchor-type="as-char" svg:width="6.9236in" svg:height="3.956343in" draw:z-index="0">
<draw:image xlink:href="../Images/yкринформ/2023-07-09T18-35-00-03-00/630_360_1522165511-9188.jpeg" xlink:type="simple" xlink:show="embed" xlink:actuate="onLoad" draw:mime-type="image/jpeg"/>
</draw:frame>
 Угорськабюджетна авіакомпанія Wizz Air публічно попросила вибачення за те, що зняла злітака в ізраїльському аеропорту Тель-Авіва українського солдата-ветерана зпротезом.</text:p>
      <text:p text:style-name="P4">
Як передає Укрінформ, про це йдеться в опублікованій заяві компанії у <text:a xlink:type="simple" xlink:href="http://twitter.com/wizzair/status/1678040597334990851" text:style-name="Internet_20_link" text:visited-style-name="Visited_20_Internet_20_Link">
Твіттері </text:a>
 .</text:p>
      <text:p text:style-name="P4">
«Просимо вибачення за викликане невдоволення щодо ситуації з пасажиром нанашому нещодавньому рейсі з Тель-Авіва до Варшави», - заявили в Wizz Air.</text:p>
      <text:p text:style-name="P4">
У компанії зазначили, що безпека є її пріоритетом номер один, і її екіпажзобов’язаний переконатися, що всі пасажири готові до польоту або їхсупроводжує хтось, хто їм допомагає.</text:p>
      <text:p text:style-name="P4">
<text:span text:style-name="T4">
Читайте також:</text:span>
 <text:a xlink:type="simple" xlink:href="https://www.ukrinform.ua/rubric-vidbudova/3697930-glava-ryanair-rozpoviv-akim-bacit-majbutne-loukostera-v-ukraini-pisla-vijni.html" text:style-name="Internet_20_link" text:visited-style-name="Visited_20_Internet_20_Link">
 Глава Ryanair розповів, яким бачить майбутнє лоукостера вУкраїні після війни </text:a>
</text:p>
      <text:p text:style-name="P4">
«Якщо є будь-які ознаки того, що пасажир має захворювання, яке може поставитийого життя під загрозу під час польоту, ми зобов’язані відмовити йому впосадці. У цьому випадку це було важке, але необхідне рішення, прийняте зогляду на безпеку пасажира. Йому надали воду, і його посадили на місце вочікуванні допомоги персоналу <text:a xlink:type="simple" xlink:href="https://www.ukrinform.ua/tag-aeroport" text:style-name="Internet_20_link" text:visited-style-name="Visited_20_Internet_20_Link">
 аеропорту </text:a>
 », - додали в Wizz Air.</text:p>
      <text:p text:style-name="P4">
<text:span text:style-name="T4">
Читайте також:</text:span>
 <text:a xlink:type="simple" xlink:href="https://www.ukrinform.ua/rubric-polytics/3731565-the-economist-opublikuvav-rejting-korisnih-idiotiv-putina-na-coli-z-ugorsinou-ta-avstrieu.html" text:style-name="Internet_20_link" text:visited-style-name="Visited_20_Internet_20_Link">
 The Economist опублікував рейтинг «корисних ідіотівПутіна» на чолі з <text:span text:style-name="T4">
Угорщино</text:span>
 ю та Австрією</text:a>
</text:p>
      <text:p text:style-name="P4">
Раніше <text:a xlink:type="simple" xlink:href="http://dailynewshungary.com/ukrainian-soldier-with-amputated-leg-taken-off-a-wizz-air-plane-investigation-started/" text:style-name="Internet_20_link" text:visited-style-name="Visited_20_Internet_20_Link">
 DailyNewsHungary </text:a>
повідомило, що українського солдата-ветерана з ампутованою ногою висадили злітака Wizz Air у Тель-Авіві. Угорська авіакомпанія зазначила, що знає проінцидент і почала перевірку.</text:p>
      <text:p text:style-name="P4">
За даними <text:a xlink:type="simple" xlink:href="http://twitter.com/nexta_tv/status/1677627252769423360" text:style-name="Internet_20_link" text:visited-style-name="Visited_20_Internet_20_Link">
 Nexta </text:a>
 ,чоловік заявив, що не міг сидіти на своєму місці через протез. Він такожсказав, що втратив ногу на війні, і, що він летить додому до своєї родини вУкраїну.</text:p>
      <text:p text:style-name="Quotations">

<text:p text:style-name="P4">
A <text:a xlink:type="simple" xlink:href="https://twitter.com/hashtag/Ukrainian" text:style-name="Internet_20_link" text:visited-style-name="Visited_20_Internet_20_Link">
 #Ukrainian&gt;
 </text:a>
&gt;
 veteran was forced to leave a flight from Tel Aviv to Warsaw  &gt;
  &gt;
  The man in the video could not sit in his seat because of his prosthesis.&gt;
 He said he lost his leg in the war and he was flying home to his family in <text:a xlink:type="simple" xlink:href="https://twitter.com/hashtag/Ukraine" text:style-name="Internet_20_link" text:visited-style-name="Visited_20_Internet_20_Link">
&gt;
 #Ukraine </text:a>
&gt;
 .  &gt;
  &gt;
  He was crying and yelling "how am I going to… <text:a xlink:type="simple" xlink:href="https://t.co/zc55g1DKm6" text:style-name="Internet_20_link" text:visited-style-name="Visited_20_Internet_20_Link">
 pic.twitter.com/zc55g1DKm6&gt;
 </text:a>
&gt;
&gt;
 — NEXTA (@nexta_tv) <text:a xlink:type="simple" xlink:href="https://twitter.com/nexta_tv/status/1677627252769423360" text:style-name="Internet_20_link" text:visited-style-name="Visited_20_Internet_20_Link">
 July 8, 2023&gt;
 </text:a>
</text:p>

</text:p>
      <text:p text:style-name="P4">
Як повідомляв Укрінформ, в Ізраїлі проходять фізичну та психологічнуреабілітацію кілька десятків українців, але головна мета ізраїльських фахівців– передати досвід, щоб необхідну допомогу всі постраждалі від війни моглиотримувати в Україні.</text:p>
      <text:p text:style-name="P4">
Source: <text:a xlink:type="simple" xlink:href="https://www.ukrinform.ua/rubric-society/3733559-wizz-air-znala-z-litaka-ukrainskogo-soldata-z-protezom-aviakompania-zgodom-vibacilasa.html" text:style-name="Internet_20_link" text:visited-style-name="Visited_20_Internet_20_Link">
https://www.ukrinform.ua/rubric-society/3733559-wizz-air-znala-z-litaka-ukrainskogo-soldata-z-protezom-aviakompania-zgodom-vibacilasa.html</text:a>
</text:p>
      <!--NEWS-->
      <text:h text:style-name="P10" text:outline-level="1">
<text:span text:style-name="T4">
Українка Онофрійчук стала другою на юніорському ЧС з художньої гімнастики у вправах з булавами</text:span>
</text:h>
      <text:p text:style-name="P4">
Authors: Ukrinform (Person)</text:p>
      <text:p text:style-name="P4">
Publisher: Укринформ (Organization)</text:p>
      <text:p text:style-name="P4">
Published Time: 2023-07-09T18:35:16+03:00</text:p>
      <text:p text:style-name="P4">
Modified Time: 2023-07-09T18:35:16+03:00</text:p>
      <text:p text:style-name="P4">
Description: Українка Таїсія Онофрійчук здобула «срібло» на юніорському чемпіонаті світу з художньої гімнастики у вправах з булавами. — Укрінформ.</text:p>
      <text:p text:style-name="P4">
Images: ['<text:a xlink:type="simple" xlink:href="https://static.ukrinform.com/photos/2023_07/thumb_files/630_360_1688916816-715.jpg" text:style-name="Internet_20_link" text:visited-style-name="Visited_20_Internet_20_Link">
630_360_16889...</text:a>
']</text:p>
      <text:p text:style-name="P4">
Tags: ['Гімнастика']</text:p>
      <text:p text:style-name="P4">
Type: Article</text:p>
      <!--METADATA-->
      <text:p text:style-name="P4">
<draw:frame draw:style-name="fr1" draw:name="Image217" text:anchor-type="as-char" svg:width="6.9236in" svg:height="3.956343in" draw:z-index="0">
<draw:image xlink:href="../Images/yкринформ/2023-07-09T18-35-16-03-00/630_360_1688916816-715.jpg" xlink:type="simple" xlink:show="embed" xlink:actuate="onLoad" draw:mime-type="image/jpeg"/>
</draw:frame>
 УкраїнкаТаїсія Онофрійчук здобула «срібло» на юніорському чемпіонаті світу з художньоїгімнастики у вправах з булавами.</text:p>
      <text:p text:style-name="P4">
Українка стала другою з показником 29.750 балів, повідомляє Укрінформ.</text:p>
      <text:p text:style-name="P4">
Перемогу здобула полька Ліліана Левінська.</text:p>
      <text:p text:style-name="P4">
<text:span text:style-name="T4">
Читайте також:</text:span>
 <text:a xlink:type="simple" xlink:href="https://www.ukrinform.ua/rubric-sports/3718364-na-granpri-u-cehii-ukrainski-gracii-zavouvali-visim-nagorod.html" text:style-name="Internet_20_link" text:visited-style-name="Visited_20_Internet_20_Link">
 На Гран-прі у Чехії українські грації завоювали вісімнагород </text:a>
</text:p>
      <text:p text:style-name="P4">
Це перша медаль для України на юніорських чемпіонатах світу в історії. Цейтурнір проходить вдруге.</text:p>
      <text:p text:style-name="P4">
Фото: instagram.com</text:p>
      <text:p text:style-name="P4">
Source: <text:a xlink:type="simple" xlink:href="https://www.ukrinform.ua/rubric-sports/3733558-ukrainka-onofrijcuk-stala-drugou-na-uniorskomu-cs-z-hudoznoi-gimnastiki-u-vpravah-z-bulavami.html" text:style-name="Internet_20_link" text:visited-style-name="Visited_20_Internet_20_Link">
https://www.ukrinform.ua/rubric-sports/3733558-ukrainka-onofrijcuk-stala-drugou-na-uniorskomu-cs-z-hudoznoi-gimnastiki-u-vpravah-z-bulavami.html</text:a>
</text:p>
      <!--NEWS-->
      <text:h text:style-name="P10" text:outline-level="1">
<text:span text:style-name="T4">
До італійського порту прибуло судно з 299 врятованими мігрантами</text:span>
</text:h>
      <text:p text:style-name="P4">
Authors: Ukrinform (Person)</text:p>
      <text:p text:style-name="P4">
Publisher: Укринформ (Organization)</text:p>
      <text:p text:style-name="P4">
Published Time: 2023-07-09T18:49:14+03:00</text:p>
      <text:p text:style-name="P4">
Modified Time: 2023-07-09T18:49:14+03:00</text:p>
      <text:p text:style-name="P4">
Description: Судно неурядової організації Open Arms прибуло у порт Бріндізі на півдні Італії в неділю, 9 липня, з врятованими в Середземному морі 299 мігрантами та біженцями. — Укрінформ.</text:p>
      <text:p text:style-name="P4">
Images: ['<text:a xlink:type="simple" xlink:href="https://static.ukrinform.com/photos/2023_07/thumb_files/630_360_1688917610-537.jpg" text:style-name="Internet_20_link" text:visited-style-name="Visited_20_Internet_20_Link">
630_360_16889...</text:a>
']</text:p>
      <text:p text:style-name="P4">
Tags: ['Італія', 'Мігранти', 'Корабель']</text:p>
      <text:p text:style-name="P4">
Type: Article</text:p>
      <!--METADATA-->
      <text:p text:style-name="P4">
<draw:frame draw:style-name="fr1" draw:name="Image218" text:anchor-type="as-char" svg:width="6.9236in" svg:height="3.956343in" draw:z-index="0">
<draw:image xlink:href="../Images/yкринформ/2023-07-09T18-49-14-03-00/630_360_1688917610-537.jpg" xlink:type="simple" xlink:show="embed" xlink:actuate="onLoad" draw:mime-type="image/jpeg"/>
</draw:frame>
 Суднонеурядової організації Open Arms прибуло у порт Бріндізі на півдні Італії внеділю, 9 липня, з врятованими в Середземному морі 299 мігрантами табіженцями.</text:p>
      <text:p text:style-name="P4">
Як передає Укрінформ, про це повідомляє <text:a xlink:type="simple" xlink:href="http://www.ansa.it/english/news/2023/07/09/open-arms-rescue-ship-docks-in-brindisi-with-299-migrants_9a8ee960-6772-4911-aa8e-64b249662971.html" text:style-name="Internet_20_link" text:visited-style-name="Visited_20_Internet_20_Link">
 ANSA</text:a>
 .</text:p>
      <text:p text:style-name="P4">
До групи врятованих входять громадяни Еритреї, Єгипту, Ефіопії, Беніну,Кот-д’Івуару та Камеруну.</text:p>
      <text:p text:style-name="P4">
Також на борту багато неповнолітніх без супроводу та три вагітні жінки.</text:p>
      <text:p text:style-name="P4">
Префект Бріндізі Мікела Ла Якона заявила, що загальний стан врятованихмігрантів і біженців був «хорошим і жодних критичних ситуацій не було».</text:p>
      <text:p text:style-name="P4">
Тим часом, за даними <text:a xlink:type="simple" xlink:href="http://www.reuters.com/world/africa/least-10-migrants-missing-one-dead-after-boat-sinks-off-tunisia-2023-07-09/" text:style-name="Internet_20_link" text:visited-style-name="Visited_20_Internet_20_Link">
 Reuters</text:a>
 , щонайменше 10 туніських мігрантівзникли безвісти, а один загинув після того, як їхній човен затонув біляТунісу, коли вони намагалися перетнути Середземне море і дістатися Італії.</text:p>
      <text:p text:style-name="P4">
<text:span text:style-name="T4">
Читайте також:</text:span>
 <text:a xlink:type="simple" xlink:href="https://www.ukrinform.ua/rubric-world/3727049-na-bortu-zatonulogo-poblizu-grecii-sudna-z-migrantami-bulo-blizko-350-pakistanciv.html" text:style-name="Internet_20_link" text:visited-style-name="Visited_20_Internet_20_Link">
 На борту затонулого поблизу Греції судна з <text:span text:style-name="T4">
мігранта</text:span>
ми було близько 350 пакистанців </text:a>
</text:p>
      <text:p text:style-name="P4">
Як повідомляв Укрінформ, уряд Великої Британії <text:a xlink:type="simple" xlink:href="https://www.ukrinform.ua/rubric-ato/3729573-britanskij-urad-oskarzuvatime-risenna-sudu-proti-vidpravlenna-nelegaliv-do-ruandi.html" text:style-name="Internet_20_link" text:visited-style-name="Visited_20_Internet_20_Link">
 подасть апеляцію</text:a>
 на рішення суду пронезаконність урядового плану депортації десятків тисяч шукачів притулку доРуанди.</text:p>
      <text:p text:style-name="P4">
<text:span text:style-name="T5">
Фото: ANSA</text:span>
</text:p>
      <text:p text:style-name="P4">
Source: <text:a xlink:type="simple" xlink:href="https://www.ukrinform.ua/rubric-world/3733563-do-italijskogo-portu-pribulo-sudno-z-299-vratovanimi-migrantami.html" text:style-name="Internet_20_link" text:visited-style-name="Visited_20_Internet_20_Link">
https://www.ukrinform.ua/rubric-world/3733563-do-italijskogo-portu-pribulo-sudno-z-299-vratovanimi-migrantami.html</text:a>
</text:p>
      <!--NEWS-->
      <text:h text:style-name="P10" text:outline-level="1">
<text:span text:style-name="T4">
Біля Мелітополя пролунав вибух, попередньо — на базі загарбників</text:span>
</text:h>
      <text:p text:style-name="P4">
Authors: Ukrinform (Person)</text:p>
      <text:p text:style-name="P4">
Publisher: Укринформ (Organization)</text:p>
      <text:p text:style-name="P4">
Published Time: 2023-07-09T18:53:19+03:00</text:p>
      <text:p text:style-name="P4">
Modified Time: 2023-07-09T18:53:19+03:00</text:p>
      <text:p text:style-name="P4">
Description: На півночі від Мелітополя, де окупанти розташували військову базу, пролунав вибух. — Укрінформ.</text:p>
      <text:p text:style-name="P4">
Images: ['<text:a xlink:type="simple" xlink:href="https://static.ukrinform.com/photos/2023_05/thumb_files/630_360_1683904510-292.jpg" text:style-name="Internet_20_link" text:visited-style-name="Visited_20_Internet_20_Link">
630_360_16839...</text:a>
']</text:p>
      <text:p text:style-name="P4">
Tags: ['Мелітополь', 'Вибух', 'Війна з Росією']</text:p>
      <text:p text:style-name="P4">
Type: Article</text:p>
      <!--METADATA-->
      <text:p text:style-name="P4">
<draw:frame draw:style-name="fr1" draw:name="Image219" text:anchor-type="as-char" svg:width="6.9236in" svg:height="3.956343in" draw:z-index="0">
<draw:image xlink:href="../Images/yкринформ/2023-07-09T18-53-19-03-00/630_360_1683904510-292.jpg" xlink:type="simple" xlink:show="embed" xlink:actuate="onLoad" draw:mime-type="image/jpeg"/>
</draw:frame>
 На півночівід Мелітополя, де окупанти розташували військову базу, пролунав вибух.</text:p>
      <text:p text:style-name="P4">
Про це в <text:a xlink:type="simple" xlink:href="http://t.me/ivan_fedorov_melitopol/2471" text:style-name="Internet_20_link" text:visited-style-name="Visited_20_Internet_20_Link">
 Телеграмі </text:a>
 повідомляєміський голова Мелітополя Іван Федоров, передає Укрінформ.</text:p>
      <text:p text:style-name="P4">
"Мелітопольці на півночі міста повідомляють про звук потужного вибуху", -йдеться в повідомленні.</text:p>
      <text:p text:style-name="P4">
За попередньою інформацією, щось сталося в ангарі села Зарічне, перетвореномуна ворожу базу.</text:p>
      <text:p text:style-name="P4">
</text:p>
      <text:p text:style-name="P4">
Уточнюються деталі.</text:p>
      <text:p text:style-name="P4">
<text:span text:style-name="T4">
Читайте також:</text:span>
 <text:a xlink:type="simple" xlink:href="https://www.ukrinform.ua/rubric-ato/3731876-u-portu-berdanska-prolunav-vibuh.html" text:style-name="Internet_20_link" text:visited-style-name="Visited_20_Internet_20_Link">
 У порту Бердянська пролунав <text:span text:style-name="T4">
вибух</text:span>
</text:a>
</text:p>
      <text:p text:style-name="P4">
Як повідомляв Укрінформ, у тимчасово окупованому <text:a xlink:type="simple" xlink:href="https://www.ukrinform.ua/tag-melitopol" text:style-name="Internet_20_link" text:visited-style-name="Visited_20_Internet_20_Link">
 Мелітополі</text:a>
 загарбники в лікарнях виставиливійськовий конвой.</text:p>
      <text:p text:style-name="P4">
<text:span text:style-name="T5">
Фото ілюстративне</text:span>
</text:p>
      <text:p text:style-name="P4">
Source: <text:a xlink:type="simple" xlink:href="https://www.ukrinform.ua/rubric-regions/3733564-bila-melitopola-prolunav-vibuh-poperedno-na-bazi-zagarbnikiv.html" text:style-name="Internet_20_link" text:visited-style-name="Visited_20_Internet_20_Link">
https://www.ukrinform.ua/rubric-regions/3733564-bila-melitopola-prolunav-vibuh-poperedno-na-bazi-zagarbnikiv.html</text:a>
</text:p>
      <!--NEWS-->
      <text:h text:style-name="P10" text:outline-level="1">
<text:span text:style-name="T4">
Росіянам хочеться, але дуже складно вчинити на ЗАЕС новий Чорнобиль — експерт</text:span>
</text:h>
      <text:p text:style-name="P4">
Authors: Ukrinform (Person)</text:p>
      <text:p text:style-name="P4">
Publisher: Укринформ (Organization)</text:p>
      <text:p text:style-name="P4">
Published Time: 2023-07-09T19:09:07+03:00</text:p>
      <text:p text:style-name="P4">
Modified Time: 2023-07-09T19:09:07+03:00</text:p>
      <text:p text:style-name="P4">
Description: Росіянам хочеться, але дуже складно вчинити на окупованій ними Запорізькій атомній станції новий Чорнобиль, тобто техногенну катастрофу такого рівня, яка сталася 1986 року на Чорнобильській АЕС. — Укрінформ.</text:p>
      <text:p text:style-name="P4">
Images: ['<text:a xlink:type="simple" xlink:href="https://static.ukrinform.com/photos/2023_03/thumb_files/630_360_1678357178-672.jpg" text:style-name="Internet_20_link" text:visited-style-name="Visited_20_Internet_20_Link">
630_360_16783...</text:a>
']</text:p>
      <text:p text:style-name="P4">
Tags: ['Аварія', 'Росія', 'Запорізька АЕС']</text:p>
      <text:p text:style-name="P4">
Type: Article</text:p>
      <!--METADATA-->
      <text:p text:style-name="P4">
<draw:frame draw:style-name="fr1" draw:name="Image221" text:anchor-type="as-char" svg:width="6.9236in" svg:height="3.956343in" draw:z-index="0">
<draw:image xlink:href="../Images/yкринформ/2023-07-09T19-09-07-03-00/630_360_1678357178-672.jpg" xlink:type="simple" xlink:show="embed" xlink:actuate="onLoad" draw:mime-type="image/jpeg"/>
</draw:frame>
 Росіянамхочеться, але дуже складно вчинити на окупованій ними Запорізькій атомнійстанції новий Чорнобиль, тобто техногенну катастрофу такого рівня, яка сталася1986 року на Чорнобильській АЕС.</text:p>
      <text:p text:style-name="P4">
Про це сказав в <text:a xlink:type="simple" xlink:href="http://ukr.radio/news.html" text:style-name="Internet_20_link" text:visited-style-name="Visited_20_Internet_20_Link">
 ефірі Українського радіо</text:a>
 експерт з питань регіональноїбезпеки Національного інституту стратегічних досліджень Олексій Їжак.</text:p>
      <text:p text:style-name="P4">
"Росіяни розуміють: щоб зупинити контрнаступ українських сил, там потрібендуже великий інцидент на рівні чорнобильського. А чорнобильський інцидент дужеважко спричинити – і політично, і технічно. Це все ж таки станція іншогодизайну. І щоб стався такий інцидент, принаймні один реактор, попри всізапобіжники, треба вивести із зупину в робочий режим. А потім ще й створитиаварійну ситуацію. Це дуже складно. Тому, я думаю, основний сценарій, щоросіяни з високою ймовірністю спричинять інцидент на станції з витокомрадіації. Якщо окупанти відчуватимуть, що вони не можуть утримати ЗАЕС підконтролем, то зроблять так, щоб законний власник станції "Енергоатом" не змігби її швидко відновити", — сказав Їжак.</text:p>
      <text:p text:style-name="P4">
Проте він зазначив, що якщо найближчим часом <text:a xlink:type="simple" xlink:href="https://www.ukrinform.ua/tag-putin" text:style-name="Internet_20_link" text:visited-style-name="Visited_20_Internet_20_Link">
 Путін</text:a>
 віддасть наказ спричинити масштабнийінцидент на ЗАЕС, є ризик, що його не виконають. "Тому загроза зменшується нанайближчу перспективу. Але під час деокупації плани спричинення інциденту збоку Росії можуть бути втілені", - додав експерт.</text:p>
      <text:p text:style-name="P4">
За його словами, у разі штучного інциденту на ЗАЕС світ наважиться на жорсткісанкції проти РФ.</text:p>
      <text:p text:style-name="P4">
<text:span text:style-name="T4">
Читайте також:</text:span>
 <text:a xlink:type="simple" xlink:href="https://www.ukrinform.ua/rubric-ato/3733058-kirienko-pobuvav-na-zaes-dla-virisenna-problem-z-personalom-rozvidka.html" text:style-name="Internet_20_link" text:visited-style-name="Visited_20_Internet_20_Link">
 Кірієнко побував на <text:span text:style-name="T4">
ЗАЕС</text:span>
 для «вирішення проблем» зперсоналом - розвідка </text:a>
</text:p>
      <text:p text:style-name="P4">
Як повідомляв Укрінформ, російські загарбники доставляють на територіюЗапорізької атомної електростанції <text:a xlink:type="simple" xlink:href="https://www.ukrinform.ua/rubric-ato/3733112-rosiani-dostavlaut-na-zaes-mini-ta-vibuhovi-recovini-rozvidka.html" text:style-name="Internet_20_link" text:visited-style-name="Visited_20_Internet_20_Link">
 міни та вибухові речовини.</text:a>
</text:p>
      <text:p text:style-name="P4">
Наразі останній енергоблок Запорізької АЕС продовжує перебувати у стані"гарячого зупину". Це означає, що цей блок продовжує становити підвищенунебезпеку.</text:p>
      <text:p text:style-name="P4">
Фото: BBC</text:p>
      <text:p text:style-name="P4">
Source: <text:a xlink:type="simple" xlink:href="https://www.ukrinform.ua/rubric-ato/3733566-rosianam-hocetsa-ale-duze-skladno-vciniti-na-zaes-novij-cornobil-ekspert.html" text:style-name="Internet_20_link" text:visited-style-name="Visited_20_Internet_20_Link">
https://www.ukrinform.ua/rubric-ato/3733566-rosianam-hocetsa-ale-duze-skladno-vciniti-na-zaes-novij-cornobil-ekspert.html</text:a>
</text:p>
      <!--NEWS-->
      <text:h text:style-name="P10" text:outline-level="1">
<text:span text:style-name="T4">
Президент ПАР підтвердив, що саміт БРІКС відбудеться «фізично»</text:span>
</text:h>
      <text:p text:style-name="P4">
Authors: Ukrinform (Person)</text:p>
      <text:p text:style-name="P4">
Publisher: Укринформ (Organization)</text:p>
      <text:p text:style-name="P4">
Published Time: 2023-07-09T19:10:00+03:00</text:p>
      <text:p text:style-name="P4">
Modified Time: 2023-07-09T19:10:00+03:00</text:p>
      <text:p text:style-name="P4">
Description: Президент Південної Африки Сиріл Рамафоса заявив, що наступного місяця саміт БРІКС, на який був запрошений президент Володимир Путін, відбудеться, незважаючи на ордер на арешт російського лідера. — Укрінформ.</text:p>
      <text:p text:style-name="P4">
Images: ['<text:a xlink:type="simple" xlink:href="https://static.ukrinform.com/photos/2023_07/thumb_files/630_360_1688918954-763.jpg" text:style-name="Internet_20_link" text:visited-style-name="Visited_20_Internet_20_Link">
630_360_16889...</text:a>
']</text:p>
      <text:p text:style-name="P4">
Tags: ['Африка', 'ПАР', 'Путін', 'Саміт', 'Росія', 'БРІКС']</text:p>
      <text:p text:style-name="P4">
Type: Article</text:p>
      <!--METADATA-->
      <text:p text:style-name="P4">
<draw:frame draw:style-name="fr1" draw:name="Image222" text:anchor-type="as-char" svg:width="6.9236in" svg:height="3.956343in" draw:z-index="0">
<draw:image xlink:href="../Images/yкринформ/2023-07-09T19-10-00-03-00/630_360_1688918954-763.jpg" xlink:type="simple" xlink:show="embed" xlink:actuate="onLoad" draw:mime-type="image/jpeg"/>
</draw:frame>
 ПрезидентПівденної Африки Сиріл Рамафоса заявив, що наступного місяця саміт БРІКС, наякий був запрошений президент Володимир Путін, відбудеться, незважаючи наордер на арешт російського лідера.</text:p>
      <text:p text:style-name="P4">
Як передає Укрінформ, про це повідомляє <text:a xlink:type="simple" xlink:href="https://www.msn.com/en-us/news/world/brics-summit-to-be-physical-despite-putin-warrant-s-africa/ar-AA1dD7d0" text:style-name="Internet_20_link" text:visited-style-name="Visited_20_Internet_20_Link">
 MSN </text:a>
 .</text:p>
      <text:p text:style-name="P4">
«Ми збираємося провести «фізичний» саміт БРІКС. Усі ми прагнемо провестисаміт, на якому ми зможемо дивитися один на одного. «Фізичного» саміту ми непроводили майже три роки. Цей не буде віртуальним», - сказав Рамафосажурналістам у кулуарах конференції правлячої партії АНК.</text:p>
      <text:p text:style-name="P4">
Він також додав, що саміт БРІКС точно відбудеться, і що нині його учасникизавершують обговорення формату заходу.</text:p>
      <text:p text:style-name="P4">
Саміт БРІКС (Бразилія, Росія, Індія, Китай та ПАР) запланований на 22-24серпня. Раніше The Times повідомляло, що ПАР пропонує Путіну долучитися досаміту БРІКС онлайн, щоб не довелося брати його під варту за ордером МКС.</text:p>
      <text:p text:style-name="P4">
<text:span text:style-name="T4">
Читайте також:</text:span>
 <text:a xlink:type="simple" xlink:href="https://www.ukrinform.ua/rubric-world/3724037-v-par-obgovoruut-osobistu-ucast-putina-u-samiti-briks-popri-order-na-arest.html" text:style-name="Internet_20_link" text:visited-style-name="Visited_20_Internet_20_Link">
 У ПАР обговорюють особисту участь Путіна у саміті БРІКСпопри ордер на арешт </text:a>
</text:p>
      <text:p text:style-name="P4">
Південна Африка як підписант Міжнародного кримінального суду (МКС) зобов'язаназаарештувати Путіна, якщо він візьме участь у переговорах між лідерамиБразилії, Росії, Індії та Китаю, у зв'язку з ордером на арешт через депортаціюдітей з України.</text:p>
      <text:p text:style-name="P4">
17 березня Палата попереднього провадження МКС видала ордери на арештпрезидента РФ Володимира <text:a xlink:type="simple" xlink:href="https://www.ukrinform.ua/tag-putin" text:style-name="Internet_20_link" text:visited-style-name="Visited_20_Internet_20_Link">
 Путіна </text:a>
 тауповноваженої при президентові РФ з прав дитини Марії Львової-Бєлової.Президента РФ та його уповноважену підозрюють у воєнних злочинах - депортаціїта незаконному переміщенні населення, зокрема дітей, з окупованої територіїУкраїни.</text:p>
      <text:p text:style-name="P4">
<text:span text:style-name="T5">
Фото: ©Phill Magakoe</text:span>
</text:p>
      <text:p text:style-name="P4">
Source: <text:a xlink:type="simple" xlink:href="https://www.ukrinform.ua/rubric-world/3733567-prezident-par-pidtverdiv-so-samit-briks-vidbudetsa-fizicno.html" text:style-name="Internet_20_link" text:visited-style-name="Visited_20_Internet_20_Link">
https://www.ukrinform.ua/rubric-world/3733567-prezident-par-pidtverdiv-so-samit-briks-vidbudetsa-fizicno.html</text:a>
</text:p>
      <!--NEWS-->
      <text:h text:style-name="P10" text:outline-level="1">
<text:span text:style-name="T4">
Тіна Кароль передала Папі Римському щоденник 9-річного хлопчика з Маріуполя</text:span>
</text:h>
      <text:p text:style-name="P4">
Authors: Ukrinform (Person)</text:p>
      <text:p text:style-name="P4">
Publisher: Укринформ (Organization)</text:p>
      <text:p text:style-name="P4">
Published Time: 2023-07-09T19:15:12+03:00</text:p>
      <text:p text:style-name="P4">
Modified Time: 2023-07-09T19:15:12+03:00</text:p>
      <text:p text:style-name="P4">
Description: Українська співачка Тіна Кароль передала Папі Римському щоденник 9-річного хлопчика із Маріуполя, де він описував своє життя у підвалі під час захоплення міста російськими військами. — Укрінформ.</text:p>
      <text:p text:style-name="P4">
Images: ['<text:a xlink:type="simple" xlink:href="https://static.ukrinform.com/photos/2023_07/thumb_files/630_360_1688919164-490.jpg" text:style-name="Internet_20_link" text:visited-style-name="Visited_20_Internet_20_Link">
630_360_16889...</text:a>
']</text:p>
      <text:p text:style-name="P4">
Tags: None</text:p>
      <text:p text:style-name="P4">
Type: Article</text:p>
      <!--METADATA-->
      <text:p text:style-name="P4">
<draw:frame draw:style-name="fr1" draw:name="Image223" text:anchor-type="as-char" svg:width="6.9236in" svg:height="3.956343in" draw:z-index="0">
<draw:image xlink:href="../Images/yкринформ/2023-07-09T19-15-12-03-00/630_360_1688919164-490.jpg" xlink:type="simple" xlink:show="embed" xlink:actuate="onLoad" draw:mime-type="image/jpeg"/>
</draw:frame>
 Українськаспівачка Тіна Кароль передала Папі Римському щоденник 9-річного хлопчика ізМаріуполя, де він описував своє життя у підвалі під час захоплення містаросійськими військами.</text:p>
      <text:p text:style-name="P4">
Як передає Укрінформ, про це Міністерство закордонних справ України повідомляєу <text:a xlink:type="simple" xlink:href="http://www.facebook.com/UkraineMFA/posts/pfbid0pDQaXxCX35jvg9mCKzGspb6C4bheUA5YCyuPWsvPCbKNZ7YcHkDZ4yvrvzqUcPTnl" text:style-name="Internet_20_link" text:visited-style-name="Visited_20_Internet_20_Link">
 Фейсбуці</text:a>
.</text:p>
      <text:p text:style-name="P4">
“Українська співачка Тіна Кароль під час зустрічі з Папою Римським Францискому Ватикані передала оригінал щоденника 9-річного Єгора з Маріуполя”, - ідетьсяв повідомленні.</text:p>
      <text:p text:style-name="P4">
В МЗС нагадали, що хлопчик вів щоденник, коли жив протягом місяця у підвалісвого будинку під час захоплення міста російськими військами. У щоденникудитина описала своє життя у "суцільній темряві".</text:p>
      <text:p text:style-name="P4">
“Він писав про свою рану на спині, поранення матері та сестри, також малювавкартинки людей зі зброєю, тіла загиблих, що лежать на вулицях, зруйнованібудинки, вибухи та танки”, - ідеться в повідомленні.</text:p>
      <text:p text:style-name="P4">
У <text:a xlink:type="simple" xlink:href="https://www.ukrinform.ua/tag-mzs" text:style-name="Internet_20_link" text:visited-style-name="Visited_20_Internet_20_Link">
 МЗС </text:a>
 зазначили, що cпівачка передалащоденник Папі Римському за побажанням сімʼї Єгора. Щоденник був заздалегідьоцифрований для подальшої розробки NFT, щоб виставити його як лот на аукціонелектронного мистецтва.</text:p>
      <text:p text:style-name="P4">
<text:span text:style-name="T4">
Читайте також:</text:span>
 <text:a xlink:type="simple" xlink:href="https://www.ukrinform.ua/rubric-society/3729829-vijna-v-ukraini-vimagae-kreativnih-zusil-na-slahu-do-spravedlivogo-miru-papa-rimskij.html" text:style-name="Internet_20_link" text:visited-style-name="Visited_20_Internet_20_Link">
 Війна в Україні вимагає креативних зусиль на шляху досправедливого миру - Папа Римський </text:a>
</text:p>
      <text:p text:style-name="P4">
Як повідомляв Укрінформ, у березні цього року <text:a xlink:type="simple" xlink:href="https://www.ukrinform.ua/rubric-culture/3687628-vijsov-drukom-blokadnij-sodennik-mariupolskoi-zurnalistki-nadii-suhorukovoi.html" text:style-name="Internet_20_link" text:visited-style-name="Visited_20_Internet_20_Link">
 вийшов друком блокаднийщоденник маріупольської журналістки Надії Сухорукової.</text:a>
 У книжці відтворенаісторія того, що пережили маріупольці після вторгнення російської армії вмісто.</text:p>
      <text:p text:style-name="P4">
Source: <text:a xlink:type="simple" xlink:href="https://www.ukrinform.ua/rubric-society/3733568-tina-karol-peredala-papi-rimskomu-sodennik-9ricnogo-hlopcika-z-mariupola.html" text:style-name="Internet_20_link" text:visited-style-name="Visited_20_Internet_20_Link">
https://www.ukrinform.ua/rubric-society/3733568-tina-karol-peredala-papi-rimskomu-sodennik-9ricnogo-hlopcika-z-mariupola.html</text:a>
</text:p>
      <!--NEWS-->
      <text:h text:style-name="P10" text:outline-level="1">
<text:span text:style-name="T4">
На чотирьох напрямках за добу відбулися 27 зіткнень, тривають важкі бої</text:span>
</text:h>
      <text:p text:style-name="P4">
Authors: Ukrinform (Person)</text:p>
      <text:p text:style-name="P4">
Publisher: Укринформ (Organization)</text:p>
      <text:p text:style-name="P4">
Published Time: 2023-07-09T19:28:00+03:00</text:p>
      <text:p text:style-name="P4">
Modified Time: 2023-07-09T19:28:00+03:00</text:p>
      <text:p text:style-name="P4">
Description: На Лиманському, Бахмутському, Авдіївському та Мар’їнському напрямках тривають важкі бої, протягом доби там відбулися 27 бойових зіткнень. — Укрінформ.</text:p>
      <text:p text:style-name="P4">
Images: ['<text:a xlink:type="simple" xlink:href="https://static.ukrinform.com/photos/2023_06/thumb_files/630_360_1687924444-169.jpg" text:style-name="Internet_20_link" text:visited-style-name="Visited_20_Internet_20_Link">
630_360_16879...</text:a>
']</text:p>
      <text:p text:style-name="P4">
Tags: ['Генштаб', 'ЗСУ', 'Війна з Росією', '#stoprussia']</text:p>
      <text:p text:style-name="P4">
Type: Article</text:p>
      <!--METADATA-->
      <text:p text:style-name="P4">
<draw:frame draw:style-name="fr1" draw:name="Image224" text:anchor-type="as-char" svg:width="6.9236in" svg:height="3.956343in" draw:z-index="0">
<draw:image xlink:href="../Images/yкринформ/2023-07-09T19-28-00-03-00/630_360_1687924444-169.jpg" xlink:type="simple" xlink:show="embed" xlink:actuate="onLoad" draw:mime-type="image/jpeg"/>
</draw:frame>
 НаЛиманському, Бахмутському, Авдіївському та Мар’їнському напрямках триваютьважкі бої, протягом доби там відбулися 27 бойових зіткнень.</text:p>
      <text:p text:style-name="P4">
Про це Генеральний штаб Збройних сил України повідомив у <text:a xlink:type="simple" xlink:href="https://www.facebook.com/GeneralStaff.ua/posts/pfbid02Ce6mAxjRkr2Yy6dT1u2E9Dv2t3LPvk4jACYLW1gRhZti3kPRxKup5FiwVSqVtWs8l" text:style-name="Internet_20_link" text:visited-style-name="Visited_20_Internet_20_Link">
 Фейсбуці</text:a>
, оприлюднивши оперативну інформацію станом на 18:00 неділі, 9 липня, передаєУкрінформ.</text:p>
      <text:p text:style-name="P4">
Як зазначається, на згаданих напрямках російські загарбники зосереджуютьосновні зусилля.</text:p>
      <text:p text:style-name="P4">
Загалом за добу ворог здійснив по позиціях Сил оборони України та населенихпунктах 27 авіаційних ударів і 37 обстрілів із реактивних систем залповоговогню, унаслідок чого є загиблі та поранені серед мирного населення, руйнуваньзазнали житлові будинки й інша цивільна інфраструктура.</text:p>
      <text:p text:style-name="P4">
<text:a xlink:type="simple" xlink:href="https://www.ukrinform.ua/tag-zsu" text:style-name="Internet_20_link" text:visited-style-name="Visited_20_Internet_20_Link">
 Українські підрозділи </text:a>
 ракетних військ йартилерії протягом доби уразили два райони зосередження живої сили, озброєннята військової техніки загарбників, два їхні артилерійських засоби на вогневихпозиціях та дві станції радіоелектронної боротьби.</text:p>
      <text:p text:style-name="P4">
<text:span text:style-name="T4">
Читайте також:</text:span>
 <text:a xlink:type="simple" xlink:href="https://www.ukrinform.ua/rubric-ato/3733455-viavlae-litaki-na-velikij-vidstani-reznikov-pokazav-ukrainsku-stanciu-rozvidki-rps7-inhul.html" text:style-name="Internet_20_link" text:visited-style-name="Visited_20_Internet_20_Link">
 Виявляє літаки на великій відстані: Резніков показавукраїнську станцію розвідки RPS-7 Inhul </text:a>
</text:p>
      <text:p text:style-name="P4">
Авіація Сил оборони зі свого боку завдала одного удару по району зосередженняособового складу ворога.</text:p>
      <text:p text:style-name="P4">
У Генштабі застерігають: імовірність здійснення росіянами ракетних йавіаційних ударів по всій території України є високою.</text:p>
      <text:p text:style-name="P4">
На <text:span text:style-name="T4">
Волинському</text:span>
 та <text:span text:style-name="T4">
Поліському</text:span>
 напрямках оперативна обстановка суттєвихзмін не зазнала. Ознаки формування наступальних угруповань російської армії невиявлені.</text:p>
      <text:p text:style-name="P4">
На <text:span text:style-name="T4">
Сіверському</text:span>
 та <text:span text:style-name="T4">
Слобожанському</text:span>
 напрямках загарбники протягом добиобстріляли з мінометів і артилерії близько 10 населених пунктів, зокремаВинторівку, Іскрисківщину і Яструбине Сумської області, Уди, Ветеринарне йВовчанськ Харківської області.</text:p>
      <text:p text:style-name="P4">
<text:span text:style-name="T4">
Читайте також:</text:span>
 <text:a xlink:type="simple" xlink:href="https://www.ukrinform.ua/rubric-ato/3733429-na-tavrijskomu-napramku-za-dobu-rosiani-vtratili-ponad-dvi-roti.html" text:style-name="Internet_20_link" text:visited-style-name="Visited_20_Internet_20_Link">
 На Таврійському напрямку за добу росіяни втратили понаддві роти </text:a>
</text:p>
      <text:p text:style-name="P4">
На <text:span text:style-name="T4">
Куп’янському</text:span>
 напрямку Сили оборони стійко тримають оборону. У районахКолодязного та Кислівки Харківської області російські війська завдавали ударівз авіації, з артилерії і мінометів били по Красному Першому, Фиголівці,Дворічному, Куп’янську та Кислівці.</text:p>
      <text:p text:style-name="P4">
На <text:span text:style-name="T4">
Лиманському</text:span>
 напрямку протягом доби росіяни вели штурмові дії йнамагалися витіснити Сили оборони із займаних позицій в районі, що західнішевід Спірного Донецької області, однак успіху не мали. З авіації ворог бив порайонах Новосадового, Іванівки, Серебрянського лісництва та Спірного Донецькоїобласті.</text:p>
      <text:p text:style-name="P4">
Ударів російської артилерії на Лиманському напрямку зазнали понад 10 населенихпунктів, зокрема Невське й Білогорівка Луганської області, Торське, Спірне,Берестове та Веселе Донецької області.</text:p>
      <text:p text:style-name="P4">
На <text:span text:style-name="T4">
Бахмутському</text:span>
 напрямку під щільним вогнем авіації й артилерії ворогаукраїнські захисники успішно відбили атаки в районі Дубово-Василівки Донецькоїобласті. Авіаційних ударів росіяни завдали у районах Олександро-Шультиного таПівнічного.</text:p>
      <text:p text:style-name="P4">
<text:span text:style-name="T4">
Читайте також:</text:span>
 <text:a xlink:type="simple" xlink:href="https://www.ukrinform.ua/rubric-ato/3733321-istoria-z-peredaceu-ukraini-kasetnih-boepripasiv-nagadue-situaciu-z-gaubicami-m777-ekspert.html" text:style-name="Internet_20_link" text:visited-style-name="Visited_20_Internet_20_Link">
 Історія з передачею Україні касетних боєприпасів нагадуєситуацію з гаубицями М777 - експерт </text:a>
</text:p>
      <text:p text:style-name="P4">
Від ворожих артилерійських обстрілів на цьому напрямку постраждали понад 10населених пунктів, серед них — Маркове, Богданівка, Хромове й ІванівськеДонецької області.</text:p>
      <text:p text:style-name="P4">
На <text:span text:style-name="T4">
Авдіївському</text:span>
 напрямку Сили оборони продовжують стримувати наступросійських військ у районі Авдіївки. Ударів ворожої артилерії тут зазналипонад 10 населених пунктів, зокрема Новокалинове, Ласточкине, Авдіївка,Сєверне, Первомайське й Невельське Донецької області.</text:p>
      <text:p text:style-name="P4">
На <text:span text:style-name="T4">
Мар’їнському</text:span>
 напрямку під вогнем російської артилерії українськізахисники відбили всі атаки в районі Мар’їнки. З авіації ворог ударив порайону Красногорівки, також обстріляв понад 10 населених пунктів, серед яких —Красногорівка, Мар’їнка, Георгіївка, Максимільянівка, Єлизаветівка йКатеринівка Донецької області.</text:p>
      <text:p text:style-name="P4">
На <text:span text:style-name="T4">
Шахтарському</text:span>
 напрямку загарбники вели безуспішні наступальні дії врайоні Новомихайлівки Донецької області й обстріляв теж понад 10 населенихпунктів, зокрема Новомихайлівку, Вугледар, Новоукраїнку, Пречистівку, ЗолотуНиву, Шахтарське й Велику Новосілку Донецької області.</text:p>
      <text:p text:style-name="P4">
<text:span text:style-name="T4">
Читайте також:</text:span>
 <text:a xlink:type="simple" xlink:href="https://www.ukrinform.ua/rubric-ato/3733036-u-minoboroni-pidbili-pidsumki-500-dniv-povnomasstabnoi-vijni.html" text:style-name="Internet_20_link" text:visited-style-name="Visited_20_Internet_20_Link">
 У Міноборони підбили підсумки 500 днів повномасштабноївійни </text:a>
</text:p>
      <text:p text:style-name="P4">
На <text:span text:style-name="T4">
Запорізькому</text:span>
 та <text:span text:style-name="T4">
Херсонському</text:span>
 напрямках російська армія зосереджуєосновні зусилля на недопущенні подальшого просування підрозділів Сил оборони.У районах Рівнополя й Новоданилівки Запорізької області та КозацькогоХерсонської області ворог завдав авіаційних ударів.</text:p>
      <text:p text:style-name="P4">
Під вогнем російської артилерії на Запорізькому та Херсонському напрямкахперебували понад 20 населених пунктів, серед них — Темирівка, Новодарівка,Червоне, Гуляйполе, Залізничне й Оріхів Запорізької області, Херсон, Берислав,Веселе, Антонівка й Білозерка Херсонської області.</text:p>
      <text:p text:style-name="P4">
На <text:span text:style-name="T4">
Мелітопольському</text:span>
 та <text:span text:style-name="T4">
Бердянському</text:span>
 напрямках Сили оборони Українипродовжують ведення наступальної операції, закріплюються на досягнутих рубежахта здійснюють заходи контрбатарейної боротьби.</text:p>
      <text:p text:style-name="P4">
На тимчасово захоплених територіях Луганської області триває примусовапаспортизація громадян України.</text:p>
      <text:p text:style-name="P4">
<text:span text:style-name="T4">
Читайте також:</text:span>
 <text:a xlink:type="simple" xlink:href="https://www.ukrinform.ua/rubric-ato/3732661-ukrainska-armia-robit-nemozlive-taka-stijkist-potrebue-znacno-bilse-zbroi-danilov.html" text:style-name="Internet_20_link" text:visited-style-name="Visited_20_Internet_20_Link">
 Українська армія робить неможливе, така стійкістьпотребує значно більше зброї - Данілов </text:a>
</text:p>
      <text:p text:style-name="P4">
Так, у місті Старобільськ, за даними Генштабу, російські загарбники видаликартки резидентів Російської Федерації із терміном дії три місяці всімпрацівникам місцевої багатопрофільної лікарні, які не отримали паспорта РФ.Громадянам України погрожують, що в разі неотримання в цей термін російськихдокументів їх депортують, конфіскувавши житло.</text:p>
      <text:p text:style-name="P4">
Як повідомляв Укрінформ, з 3 по 9 липня Сили оборони <text:a xlink:type="simple" xlink:href="https://www.ukrinform.ua/rubric-ato/3733528-sili-oboroni-za-tizden-znisili-4380-rosian-ta-26-tankiv.html" text:style-name="Internet_20_link" text:visited-style-name="Visited_20_Internet_20_Link">
 знищили 4 380російських військових </text:a>
 , 178 артилерійськихсистем і гелікоптер загарбників.</text:p>
      <text:p text:style-name="P4">
Source: <text:a xlink:type="simple" xlink:href="https://www.ukrinform.ua/rubric-ato/3733572-na-cotiroh-napramkah-za-dobu-vidbulisa-27-zitknen-trivaut-vazki-boi.html" text:style-name="Internet_20_link" text:visited-style-name="Visited_20_Internet_20_Link">
https://www.ukrinform.ua/rubric-ato/3733572-na-cotiroh-napramkah-za-dobu-vidbulisa-27-zitknen-trivaut-vazki-boi.html</text:a>
</text:p>
      <!--NEWS-->
      <text:h text:style-name="P10" text:outline-level="1">
<text:span text:style-name="T4">
Збірна України з пляжного футболу вийшла на ЧС-2024</text:span>
</text:h>
      <text:p text:style-name="P4">
Authors: Ukrinform (Person)</text:p>
      <text:p text:style-name="P4">
Publisher: Укринформ (Organization)</text:p>
      <text:p text:style-name="P4">
Published Time: 2023-07-09T19:38:38+03:00</text:p>
      <text:p text:style-name="P4">
Modified Time: 2023-07-09T19:38:38+03:00</text:p>
      <text:p text:style-name="P4">
Description: Збірна України з пляжного футболу кваліфікувалася до чемпіонату світу-2024. — Укрінформ.</text:p>
      <text:p text:style-name="P4">
Images: ['<text:a xlink:type="simple" xlink:href="https://static.ukrinform.com/photos/2023_07/thumb_files/630_360_1688920668-122.jpg" text:style-name="Internet_20_link" text:visited-style-name="Visited_20_Internet_20_Link">
630_360_16889...</text:a>
']</text:p>
      <text:p text:style-name="P4">
Tags: ['Збірна України', 'пляжний футбол']</text:p>
      <text:p text:style-name="P4">
Type: Article</text:p>
      <!--METADATA-->
      <text:p text:style-name="P4">
<draw:frame draw:style-name="fr1" draw:name="Image225" text:anchor-type="as-char" svg:width="6.9236in" svg:height="3.956343in" draw:z-index="0">
<draw:image xlink:href="../Images/yкринформ/2023-07-09T19-38-38-03-00/630_360_1688920668-122.jpg" xlink:type="simple" xlink:show="embed" xlink:actuate="onLoad" draw:mime-type="image/jpeg"/>
</draw:frame>
 ЗбірнаУкраїни з пляжного футболу кваліфікувалася до чемпіонату світу-2024.</text:p>
      <text:p text:style-name="P4">
Збірна України з пляжного футболу виграла в Молдови (5:2) у плей-офкваліфікації до ЧС-2024, передає Укрінформ.</text:p>
      <text:p text:style-name="P4">
Завдяки цій перемозі українська команда увійшла до числа 4-х найкращих збірнихєвропейського відбору, що забезпечили собі участь у світовій першості.</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Як повідомлялося, ЧС з пляжного футболу пройде з 15 по 25 лютого в ОАЕ.</text:p>
      <text:p text:style-name="P4">
Фото: УАФ</text:p>
      <text:p text:style-name="P4">
Source: <text:a xlink:type="simple" xlink:href="https://www.ukrinform.ua/rubric-sports/3733575-zbirna-ukraini-z-plaznogo-futbolu-vijsla-na-cs2024.html" text:style-name="Internet_20_link" text:visited-style-name="Visited_20_Internet_20_Link">
https://www.ukrinform.ua/rubric-sports/3733575-zbirna-ukraini-z-plaznogo-futbolu-vijsla-na-cs2024.html</text:a>
</text:p>
      <!--NEWS-->
      <text:h text:style-name="P10" text:outline-level="1">
<text:span text:style-name="T4">
Україна у червні виробила більше снарядів, ніж за весь минулий рік - Камишін</text:span>
</text:h>
      <text:p text:style-name="P4">
Authors: Ukrinform (Person)</text:p>
      <text:p text:style-name="P4">
Publisher: Укринформ (Organization)</text:p>
      <text:p text:style-name="P4">
Published Time: 2023-07-09T19:39:00+03:00</text:p>
      <text:p text:style-name="P4">
Modified Time: 2023-07-09T19:39:00+03:00</text:p>
      <text:p text:style-name="P4">
Description: Українська оборонна галузь у червні 2023 року виробила більше мінометних і артилерійських снарядів, ніж за весь минулий рік. — Укрінформ.</text:p>
      <text:p text:style-name="P4">
Images: ['<text:a xlink:type="simple" xlink:href="https://static.ukrinform.com/photos/2016_10/thumb_files/630_360_1477271679-4374.jpg" text:style-name="Internet_20_link" text:visited-style-name="Visited_20_Internet_20_Link">
630_360_14772...</text:a>
']</text:p>
      <text:p text:style-name="P4">
Tags: ['Уряд', 'Зброя', 'ЗСУ', 'Боєприпаси', 'Війна з Росією', '#stoprussia', 'Камишін']</text:p>
      <text:p text:style-name="P4">
Type: Article</text:p>
      <!--METADATA-->
      <text:p text:style-name="P4">
<draw:frame draw:style-name="fr1" draw:name="Image226" text:anchor-type="as-char" svg:width="6.9236in" svg:height="3.956343in" draw:z-index="0">
<draw:image xlink:href="../Images/yкринформ/2023-07-09T19-39-00-03-00/630_360_1477271679-4374.jpg" xlink:type="simple" xlink:show="embed" xlink:actuate="onLoad" draw:mime-type="image/jpeg"/>
</draw:frame>
Українська оборонна галузь у червні 2023 року виробила більше мінометних іартилерійських снарядів, ніж за весь минулий рік.</text:p>
      <text:p text:style-name="P4">
Як передає Укрінформ, про це в інтерв’ю <text:a xlink:type="simple" xlink:href="https://www.bloomberg.com/news/articles/2023-07-09/war-in-ukraine-arms-chief-revs-production-in-face-of-missile-hits" text:style-name="Internet_20_link" text:visited-style-name="Visited_20_Internet_20_Link">
 Bloomberg</text:a>
 заявив міністр з питаньстратегічних галузей промисловості Олександр Камишін.</text:p>
      <text:p text:style-name="P4">
При цьому він назвав «секретом», скільки саме було виготовлено мінометних іартилерійських снарядів.</text:p>
      <text:p text:style-name="P4">
«Я б не сказав, що нам вдалося збільшити виробництво боєприпасів за тримісяці. У 2022 році ми виробили так мало. Ми маємо бути амбітними, тому що унас немає вибору. Моя мета — зробити Україну арсеналом вільного світу», -сказав Камишін.</text:p>
      <text:p text:style-name="P4">
Камишін також розповів, що почав зі снарядів і мінометів, оскільки вони єцентральними у битві, яку він називає «Другою світовою війною збезпілотниками».</text:p>
      <text:p text:style-name="P4">
<text:span text:style-name="T4">
Читайте також:</text:span>
 <text:a xlink:type="simple" xlink:href="https://www.ukrinform.ua/rubric-ato/3733342-nimeckij-bundestag-shvaliv-zakupivlu-boepripasiv-dla-ukraini.html" text:style-name="Internet_20_link" text:visited-style-name="Visited_20_Internet_20_Link">
 Німецький Бундестаг схвалив закупівлю боєприпасів дляУкраїни </text:a>
</text:p>
      <text:p text:style-name="P4">
Зазначається, що зараз в Україні нарощується внутрішній випуск боєприпасів.Також швидше почали сходити з конвеєрів і українські протитанкові комплекси«Стугна-П».</text:p>
      <text:p text:style-name="P4">
За словами міністра, збільшення виробництва танків і бронетехніки є наступнимпріоритетом, але це займе 3-6 місяців, щоб принести результат.</text:p>
      <text:p text:style-name="P4">
У довгостроковій перспективі Камишін хоче зробити Україну передовим виробником<text:a xlink:type="simple" xlink:href="https://www.ukrinform.ua/tag-zbroa" text:style-name="Internet_20_link" text:visited-style-name="Visited_20_Internet_20_Link">
 зброї </text:a>
 та використати це розширення дляпосилення відновлення економіки, яка минулого року скоротилася майже натретину.</text:p>
      <text:p text:style-name="P4">
Він заохочує іноземних виробників приїхати в Україну під час війни, де низьківитрати, виробничі потужності переміщуються та відновлюються впродовж кількохмісяців, і іноземні компанії можуть використовувати щоденний бойовий досвіддля модернізації своєї зброї.</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касетних <text:span text:style-name="T4">
боєприпас</text:span>
 ів </text:a>
</text:p>
      <text:p text:style-name="P4">
Як повідомляв Укрінформ, президент США <text:a xlink:type="simple" xlink:href="https://www.ukrinform.ua/rubric-ato/3733015-bajden-pro-kasetni-snaradi-dla-ukraini-vazke-risenna-ale-voni-ij-potribni.html" text:style-name="Internet_20_link" text:visited-style-name="Visited_20_Internet_20_Link">
 Джо Байден визнав</text:a>
 , що надання Україні касетнихбоєприпасів було «важким рішенням», але ЗСУ потребують їх для контрнаступу.</text:p>
      <text:p text:style-name="P4">
Source: <text:a xlink:type="simple" xlink:href="https://www.ukrinform.ua/rubric-ato/3733576-ukraina-u-cervni-virobila-bilse-snaradiv-niz-za-ves-minulij-rik-kamisin.html" text:style-name="Internet_20_link" text:visited-style-name="Visited_20_Internet_20_Link">
https://www.ukrinform.ua/rubric-ato/3733576-ukraina-u-cervni-virobila-bilse-snaradiv-niz-za-ves-minulij-rik-kamisin.html</text:a>
</text:p>
      <!--NEWS-->
      <text:h text:style-name="P10" text:outline-level="1">
<text:span text:style-name="T4">
Вшанування пам'яті жертв Волинської трагедії Зеленським і Дудою є символічним жестом – історик</text:span>
</text:h>
      <text:p text:style-name="P4">
Authors: Ukrinform (Person)</text:p>
      <text:p text:style-name="P4">
Publisher: Укринформ (Organization)</text:p>
      <text:p text:style-name="P4">
Published Time: 2023-07-09T19:48:24+03:00</text:p>
      <text:p text:style-name="P4">
Modified Time: 2023-07-09T19:48:24+03:00</text:p>
      <text:p text:style-name="P4">
Description: Вшанування пам'яті жертв Волинської трагедії президентами України та Польщі є дуже хорошим символічним жестом. — Укрінформ.</text:p>
      <text:p text:style-name="P4">
Images: ['<text:a xlink:type="simple" xlink:href="https://static.ukrinform.com/photos/2023_07/thumb_files/630_360_1688921065-685.jpeg" text:style-name="Internet_20_link" text:visited-style-name="Visited_20_Internet_20_Link">
630_360_16889...</text:a>
']</text:p>
      <text:p text:style-name="P4">
Tags: ['Історія', 'Польща', 'Україна', 'Волинська трагедія']</text:p>
      <text:p text:style-name="P4">
Type: Article</text:p>
      <!--METADATA-->
      <text:p text:style-name="P4">
<draw:frame draw:style-name="fr1" draw:name="Image227" text:anchor-type="as-char" svg:width="6.9236in" svg:height="3.956343in" draw:z-index="0">
<draw:image xlink:href="../Images/yкринформ/2023-07-09T19-48-24-03-00/630_360_1688921065-685.jpeg" xlink:type="simple" xlink:show="embed" xlink:actuate="onLoad" draw:mime-type="image/jpeg"/>
</draw:frame>
Вшанування пам'яті жертв Волинської трагедії президентами України та Польщі єдуже хорошим символічним жестом.</text:p>
      <text:p text:style-name="P4">
Як передає Укрінформ, про це <text:a xlink:type="simple" xlink:href="http://ukr.radio/news.html" text:style-name="Internet_20_link" text:visited-style-name="Visited_20_Internet_20_Link">
 Українському радіо</text:a>
 сказав історик, доцент Київськогонаціонального університету імені Тараса Шевченка Андрій Руккас.</text:p>
      <text:p text:style-name="P4">
"Дуже хороший символічний жест, коли на Волині у Кафедральному римо-католицькому костелі президенти України та <text:a xlink:type="simple" xlink:href="https://www.ukrinform.ua/tag-polsa" text:style-name="Internet_20_link" text:visited-style-name="Visited_20_Internet_20_Link">
 Польщі</text:a>
 вшанували пам’ять невинних жертвВолинської трагедії. Це дуже вдалий символічний крок. Наші державні мужі якразі демонструють бажання нарешті подолати цю чорну сторінку в спільній польсько-українській історії. Сподіваюся, це буде врешті-решт зроблено", - зазначиввін.</text:p>
      <text:p text:style-name="P4">
Історик додав, що і українці, і поляки мають усвідомити, що ми не зможемонав’язати свою точку зору опоненту. "Якщо ми усвідомимо і приймемо, що Польщає такою, як вона є, а сучасна суверенна Україна, що бореться, також є такою,як вона є, і що наше ставлення до УПА зовсім не означає, що ми будемоповторювати такі речі, як Волинська трагедія — тоді ми подолаємо будь-якістереотипи минулого. ... Якщо ми будемо віддавати шану і пам’ятати, що митакож зробили хибний крок, як і вони, і будемо усвідомлювати, що цим хибнимкроком користувалися наші західні та східні сусіди — нацистська Німеччина іРадянський Союз, то ми завжди будемо у виграшній ситуації", - наголосив він.</text:p>
      <text:p text:style-name="P4">
<text:span text:style-name="T4">
Читайте також:</text:span>
 <text:a xlink:type="simple" xlink:href="https://www.ukrinform.ua/rubric-society/3732808-glavi-ugkc-ta-katolickoi-cerkvi-polsi-pidpisali-zvernenna-sodo-volinskoi-tragedii.html" text:style-name="Internet_20_link" text:visited-style-name="Visited_20_Internet_20_Link">
 Глави УГКЦ та католицької церкви Польщі підписализвернення щодо <text:span text:style-name="T4">
Волинсько</text:span>
 ї трагедії </text:a>
</text:p>
      <text:p text:style-name="P4">
Як повідомлялося, президенти України та Польщі, Володимир Зеленський і АнджейДуда зустрілися сьогодні, 9 липня на Волині, в Луцьку і <text:a xlink:type="simple" xlink:href="https://www.ukrinform.ua/rubric-polytics/3733409-zelenskij-ta-duda-zustrilisa-u-lucku.html" text:style-name="Internet_20_link" text:visited-style-name="Visited_20_Internet_20_Link">
 взяли участь</text:a>
 у спільних заходах із вшанування пам'яті жертвВолинської трагедії. Зеленський і Дуда відвідали Кафедральний костел святихПетра й Павла. У месі взяли участь митрополит Православної церкви УкраїниЕпіфаній, митрополит Луцький і Волинський Михаїл, глава Української греко-католицької церкви, Блаженніший Святослав.</text:p>
      <text:p text:style-name="P4">
Тема Волинської трагедії є однією з найбільш суперечливих в українсько-польських відносинах. Погляди Києва і Варшави на причини, відповідальність ікількість жертв з обох сторін дещо відрізняються. Польська сторона наполягає,що виключну відповідальність за злочин, скоєний в 1943-1944 роках на Волині,несе українська сторона, натомість українська сторона переконує, щовідповідальність несуть обидві сторони і вибачення має бути взаємним.</text:p>
      <text:p text:style-name="P4">
Тему Волинської трагедії в минулі роки і зараз активно використовує російськапропаганда, аби посварити Україну і Польщу.</text:p>
      <text:p text:style-name="P4">
Source: <text:a xlink:type="simple" xlink:href="https://www.ukrinform.ua/rubric-polytics/3733577-vsanuvanna-pamati-zertv-volinskoi-tragedii-zelenskim-i-dudou-e-simvolicnim-zestom-istorik.html" text:style-name="Internet_20_link" text:visited-style-name="Visited_20_Internet_20_Link">
https://www.ukrinform.ua/rubric-polytics/3733577-vsanuvanna-pamati-zertv-volinskoi-tragedii-zelenskim-i-dudou-e-simvolicnim-zestom-istorik.html</text:a>
</text:p>
      <!--NEWS-->
      <text:h text:style-name="P10" text:outline-level="1">
<text:span text:style-name="T4">
Жіноча збірна України з волейболу вдруге здолала Швецію і стала переможницею Золотої Євроліги</text:span>
</text:h>
      <text:p text:style-name="P4">
Authors: Ukrinform (Person)</text:p>
      <text:p text:style-name="P4">
Publisher: Укринформ (Organization)</text:p>
      <text:p text:style-name="P4">
Published Time: 2023-07-09T19:50:00+03:00</text:p>
      <text:p text:style-name="P4">
Modified Time: 2023-07-09T19:50:00+03:00</text:p>
      <text:p text:style-name="P4">
Description: Сьогодні, 9 липня, жіноча збірна України з волейболу провела другий матч у фіналі Золотої Євроліги. — Укрінформ.</text:p>
      <text:p text:style-name="P4">
Images: ['<text:a xlink:type="simple" xlink:href="https://static.ukrinform.com/photos/2023_07/thumb_files/630_360_1688921252-884.jpeg" text:style-name="Internet_20_link" text:visited-style-name="Visited_20_Internet_20_Link">
630_360_16889...</text:a>
']</text:p>
      <text:p text:style-name="P4">
Tags: ['Волейбол', 'Збірна України']</text:p>
      <text:p text:style-name="P4">
Type: Article</text:p>
      <!--METADATA-->
      <text:p text:style-name="P4">
<draw:frame draw:style-name="fr1" draw:name="Image228" text:anchor-type="as-char" svg:width="6.9236in" svg:height="3.956343in" draw:z-index="0">
<draw:image xlink:href="../Images/yкринформ/2023-07-09T19-50-00-03-00/630_360_1688921252-884.jpeg" xlink:type="simple" xlink:show="embed" xlink:actuate="onLoad" draw:mime-type="image/jpeg"/>
</draw:frame>
 Сьогодні,9 липня, жіноча збірна України з волейболу провела другий матч у фіналіЗолотої Євроліги.</text:p>
      <text:p text:style-name="P4">
Україна обіграла Швецію - 3:0, передає Укрінформ.</text:p>
      <text:p text:style-name="P4">
Українки ще після перемоги у двох сетах українки гарантували перемогу утурнірі.</text:p>
      <text:p text:style-name="P4">
У першому матчі Україна обіграла Швецію з рахунком 3:0.</text:p>
      <text:p text:style-name="P4">
Жіноча збірна України з волейболу вдруге в історії вийшла у фінал ЗолотоїЄвроліги.</text:p>
      <text:p text:style-name="P4">
<text:span text:style-name="T4">
Читайте також:</text:span>
 <text:a xlink:type="simple" xlink:href="https://www.ukrinform.ua/rubric-sports/3732442-zbirna-ukraini-rozgromila-volejbolistok-svecii-u-zolotij-evrolizi.html" text:style-name="Internet_20_link" text:visited-style-name="Visited_20_Internet_20_Link">
 Збірна України розгромила <text:span text:style-name="T4">
волейбол</text:span>
 істок Швеції у«Золотій Євролізі» </text:a>
</text:p>
      <text:p text:style-name="P4">
Як повідомлялося, у 2017 році українська збірна здобула чемпіонський титул.</text:p>
      <text:p text:style-name="P4">
Фото: cev.eu</text:p>
      <text:p text:style-name="P4">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Сенцов отримав контузію під час контрнаступу</text:span>
</text:h>
      <text:p text:style-name="P4">
Authors: Ukrinform (Person)</text:p>
      <text:p text:style-name="P4">
Publisher: Укринформ (Organization)</text:p>
      <text:p text:style-name="P4">
Published Time: 2023-07-09T19:55:00+03:00</text:p>
      <text:p text:style-name="P4">
Modified Time: 2023-07-09T21:55:00+03:00</text:p>
      <text:p text:style-name="P4">
Description: Український режисер та колишній політв'язень Кремля Олег Сенцов розповів, що у суботу, 8 липня, отримав контузію під час контрнаступу ЗСУ. — Укрінформ.</text:p>
      <text:p text:style-name="P4">
Images: ['<text:a xlink:type="simple" xlink:href="https://static.ukrinform.com/photos/2023_07/thumb_files/630_360_1688929125-487.jpg" text:style-name="Internet_20_link" text:visited-style-name="Visited_20_Internet_20_Link">
630_360_16889...</text:a>
']</text:p>
      <text:p text:style-name="P4">
Tags: ['Сенцов', 'ЗСУ', 'Війна з Росією', 'Контрнаступ']</text:p>
      <text:p text:style-name="P4">
Type: Article</text:p>
      <!--METADATA-->
      <text:p text:style-name="P4">
<draw:frame draw:style-name="fr1" draw:name="Image229" text:anchor-type="as-char" svg:width="6.9236in" svg:height="3.956343in" draw:z-index="0">
<draw:image xlink:href="../Images/yкринформ/2023-07-09T19-55-00-03-00/630_360_1688929125-487.jpg" xlink:type="simple" xlink:show="embed" xlink:actuate="onLoad" draw:mime-type="image/jpeg"/>
</draw:frame>
Український режисер та колишній політв'язень Кремля Олег Сенцов розповів, що усуботу, 8 липня, отримав контузію під час контрнаступу ЗСУ.</text:p>
      <text:p text:style-name="P4">
Про це він написав у своєму <text:a xlink:type="simple" xlink:href="https://www.facebook.com/oleg.sentsov/videos/269034215773416" text:style-name="Internet_20_link" text:visited-style-name="Visited_20_Internet_20_Link">
 Facebook</text:a>
 , передаєУкрінформ.</text:p>
      <text:p text:style-name="P4">
Сенцов розповів, що разом з підрозділом пройшов через складний бій, в ходіякого ЗСУ вдалося взяти важливий для наступу рубіж.</text:p>
      <text:p text:style-name="P4">
"Ми щойно вийшли з бою, всі, хто залишився. Виконали свою задачу, взяли дужеважкий, дуже важливий рубіж, аби тривав далі наш контрнаступ", - розповів він.</text:p>
      <text:p text:style-name="P4">
<text:span text:style-name="T4">
Читайте також:</text:span>
 <text:span text:style-name="T4">
<text:a xlink:type="simple" xlink:href="https://www.ukrinform.ua/rubric-ato/3733398-rosia-za-500-dniv-vijni-proti-ukraini-ne-dosagla-zodnoi-meti-isw.html" text:style-name="Internet_20_link" text:visited-style-name="Visited_20_Internet_20_Link">
 Росія за 500 днів війни проти України не досягла жодноїмети – ISW </text:a>
 </text:span>
</text:p>
      <text:p text:style-name="P4">
Сенцов повідомив, що багато воїнів було поранено, сам режисер отримавконтузію.</text:p>
      <text:p text:style-name="P4">
"Я лежу тут, чекаю, коли заберуть. В мене контузія походу, неважка... Навіщо яце розказую? Щоб ви знали, що ми все одно переможемо всіх у цій війні, але абиви всі знали ціну, яку ми всі платимо", - сказав він на відео.</text:p>
      <text:p text:style-name="P4">
<text:span text:style-name="T4">
Читайте також:</text:span>
 <text:span text:style-name="T4">
<text:a xlink:type="simple" xlink:href="https://www.ukrinform.ua/rubric-ato/3732444-zelenskij-pro-kontrnastup-idemo-piski-bo-rozminovuemo-a-potim-ruhaetsa-tehnika.html" text:style-name="Internet_20_link" text:visited-style-name="Visited_20_Internet_20_Link">
 Зеленський — про контрнаступ: Ідемо пішки, борозміновуємо, а потім рухається техніка </text:a>
 </text:span>
</text:p>
      <text:p text:style-name="P4">
Наразі Сенцов знаходиться у лікарні разом з іншими пораненими.</text:p>
      <text:p text:style-name="P4">
Як повідомлялося, минулого тижня голова Об’єднаного комітету начальниківштабів США генерал Марк Міллі висловив думку, що <text:span text:style-name="T4">
<text:a xlink:type="simple" xlink:href="https://www.ukrinform.ua/tag-kontrnastup" text:style-name="Internet_20_link" text:visited-style-name="Visited_20_Internet_20_Link">
 контрнаступ</text:a>
 </text:span>
 України буде дуже складним,тривалим і з великими втратами на полі бою.</text:p>
      <text:p text:style-name="P4">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Залужному присвоїли звання «Почесний громадянин Яворова»</text:span>
</text:h>
      <text:p text:style-name="P4">
Authors: Ukrinform (Person)</text:p>
      <text:p text:style-name="P4">
Publisher: Укринформ (Organization)</text:p>
      <text:p text:style-name="P4">
Published Time: 2023-07-09T1:42:00+03:00</text:p>
      <text:p text:style-name="P4">
Modified Time: 2023-07-09T21:42:00+03:00</text:p>
      <text:p text:style-name="P4">
Description: Головнокомандувачу Збройних сил України Валерію Залужному присвоїли звання «Почесний громадянин міста Яворова», що у Львівській області. — Укрінформ.</text:p>
      <text:p text:style-name="P4">
Images: ['<text:a xlink:type="simple" xlink:href="https://static.ukrinform.com/photos/2023_06/thumb_files/630_360_1687196080-294.jpg" text:style-name="Internet_20_link" text:visited-style-name="Visited_20_Internet_20_Link">
630_360_16871...</text:a>
']</text:p>
      <text:p text:style-name="P4">
Tags: ['Львівщина', 'ЗСУ', 'Звання', 'Валерій Залужний']</text:p>
      <text:p text:style-name="P4">
Type: Article</text:p>
      <!--METADATA-->
      <text:p text:style-name="P4">
<draw:frame draw:style-name="fr1" draw:name="Image230" text:anchor-type="as-char" svg:width="6.9236in" svg:height="3.956343in" draw:z-index="0">
<draw:image xlink:href="../Images/yкринформ/2023-07-09T1-42-00-03-00/630_360_1687196080-294.jpg" xlink:type="simple" xlink:show="embed" xlink:actuate="onLoad" draw:mime-type="image/jpeg"/>
</draw:frame>
Головнокомандувачу Збройних сил України Валерію Залужному присвоїли звання«Почесний громадянин міста Яворова», що у Львівській області.</text:p>
      <text:p text:style-name="P4">
Про це повідомив у <text:a xlink:type="simple" xlink:href="https://t.me/kozytskyy_maksym_official/9132" text:style-name="Internet_20_link" text:visited-style-name="Visited_20_Internet_20_Link">
 Телеграмі </text:a>
<text:a xlink:type="simple" xlink:href="https://t.me/kozytskyy_maksym_official/9132" text:style-name="Internet_20_link" text:visited-style-name="Visited_20_Internet_20_Link">
 </text:a>
 начальник Львівської ОВАМаксим Козицький, передає Укрінформ.</text:p>
      <text:p text:style-name="P4">
“Головнокомандувачу <text:a xlink:type="simple" xlink:href="https://www.ukrinform.ua/tag-zsu" text:style-name="Internet_20_link" text:visited-style-name="Visited_20_Internet_20_Link">
 Збройних сил України </text:a>
Валерію Залужному присвоїли звання «Почесний громадянин міста Яворова». Такерішення прийняли на сесії Яворівської міської ради за поданням ГО «Писанка»”,- йдеться у повідомленні.</text:p>
      <text:p text:style-name="P4">
Зазначається, що коли Валерій Залужний служив у 24-й окремій механізованійбригаді імені короля Данила та був начальником штабу, то проживав у Яворові.</text:p>
      <text:p text:style-name="P4">
<text:span text:style-name="T4">
Читайте також:</text:span>
 <text:a xlink:type="simple" xlink:href="https://www.ukrinform.ua/rubric-society/3733213-zaluznomu-50-ak-u-socmerezi-vitaut-generala.html" text:style-name="Internet_20_link" text:visited-style-name="Visited_20_Internet_20_Link">
 <text:span text:style-name="T4">
Залужном</text:span>
 у - 50: як у соцмережі вітають Генерала</text:a>
</text:p>
      <text:p text:style-name="P4">
Як повідомляв Укрінформ, Головнокомандувачу Збройних сил України <text:a xlink:type="simple" xlink:href="https://www.ukrinform.ua/rubric-society/3733213-zaluznomu-50-ak-u-socmerezi-vitaut-generala.html" text:style-name="Internet_20_link" text:visited-style-name="Visited_20_Internet_20_Link">
 ВалеріюЗалужному 8 липня виповнилося </text:a>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 років </text:a>
 .</text:p>
      <text:p text:style-name="P4">
<text:span text:style-name="T5">
Фото: Офіс Президента</text:span>
</text:p>
      <text:p text:style-name="P4">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Росіяни обстріляли Берислав, постраждав директор лікарні</text:span>
</text:h>
      <text:p text:style-name="P4">
Authors: Ukrinform (Person)</text:p>
      <text:p text:style-name="P4">
Publisher: Укринформ (Organization)</text:p>
      <text:p text:style-name="P4">
Published Time: 2023-07-09T20:13:00+03:00</text:p>
      <text:p text:style-name="P4">
Modified Time: 2023-07-09T20:13:00+03:00</text:p>
      <text:p text:style-name="P4">
Description: Російська армія вчергове вдарила по Бериславу, постраждав директор медичного закладу. — Укрінформ.</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31" text:anchor-type="as-char" svg:width="6.9236in" svg:height="3.956343in" draw:z-index="0">
<draw:image xlink:href="../Images/yкринформ/2023-07-09T20-13-00-03-00/630_360_1688923283-432.jpg" xlink:type="simple" xlink:show="embed" xlink:actuate="onLoad" draw:mime-type="image/jpeg"/>
</draw:frame>
 Російськаармія вчергове вдарила по Бериславу, постраждав директор медичного закладу.</text:p>
      <text:p text:style-name="P4">
Про це в <text:a xlink:type="simple" xlink:href="http://xn--80affa3aj0al.xn--80asehdb/#@khersonskaODA" text:style-name="Internet_20_link" text:visited-style-name="Visited_20_Internet_20_Link">
 Телеграмі </text:a>
повідомляє Херсонська ОВА, передає Укрінформ.</text:p>
      <text:p text:style-name="P4">
"Російська армія вчергове вдарила по Бериславу, один зі снарядів влучивпоблизу місцевої лікарні, через що постраждав директор медзакладу. 45-річнийчоловік отримав контузію. Йому оперативно надали допомогу, життю та здоровʼюпотерпілого нічого не загрожує", - йдеться в повідомленні.</text:p>
      <text:p text:style-name="P4">
<text:span text:style-name="T4">
Читайте також:</text:span>
 <text:a xlink:type="simple" xlink:href="https://www.ukrinform.ua/rubric-ato/3733425-vorog-castkovo-povernuvsa-na-pozicii-aki-zajmav-do-pidrivu-kahovskoi-ges-gumenuk.html" text:style-name="Internet_20_link" text:visited-style-name="Visited_20_Internet_20_Link">
 Ворог частково повернувся на позиції, які займав допідриву Каховської ГЕС – Гуменюк </text:a>
</text:p>
      <text:p text:style-name="P4">
Як повідомляв Укрінформ, сьогодні, 9 липня, через російський обстріл Херсона <text:a xlink:type="simple" xlink:href="https://www.ukrinform.ua/rubric-ato/3733504-rosijski-vijska-znovu-obstrilali-herson-postrazdala-zinka.html" text:style-name="Internet_20_link" text:visited-style-name="Visited_20_Internet_20_Link">
постраждала 66-річна жінка </text:a>
 .</text:p>
      <text:p text:style-name="P4">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Маємо прокласти шлях для України, щоб вона претендувала на членство в НАТО - Байден</text:span>
</text:h>
      <text:p text:style-name="P4">
Authors: Ukrinform (Person)</text:p>
      <text:p text:style-name="P4">
Publisher: Укринформ (Organization)</text:p>
      <text:p text:style-name="P4">
Published Time: 2023-07-09T20:15:00+03:00</text:p>
      <text:p text:style-name="P4">
Modified Time: 2023-07-09T20:15:00+03:00</text:p>
      <text:p text:style-name="P4">
Description: Необхідно прокласти раціональний шлях для України, щоб вона змогла отримати право претендувати на вступ в НАТО. — Укрінформ.</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НАТО', 'США', 'Україна']</text:p>
      <text:p text:style-name="P4">
Type: Article</text:p>
      <!--METADATA-->
      <text:p text:style-name="P4">
<draw:frame draw:style-name="fr1" draw:name="Image232" text:anchor-type="as-char" svg:width="6.9236in" svg:height="3.956343in" draw:z-index="0">
<draw:image xlink:href="../Images/yкринформ/2023-07-09T20-15-00-03-00/630_360_1668525144-241.jpg" xlink:type="simple" xlink:show="embed" xlink:actuate="onLoad" draw:mime-type="image/jpeg"/>
</draw:frame>
 Необхіднопрокласти раціональний шлях для України, щоб вона змогла отримати правопретендувати на вступ в НАТО.</text:p>
      <text:p text:style-name="P4">
Як передає Укрінформ, про це в інтерв’ю <text:a xlink:type="simple" xlink:href="https://edition.cnn.com/2023/07/09/politics/joe-biden-ukraine-nato-russia-cnntv/index.html" text:style-name="Internet_20_link" text:visited-style-name="Visited_20_Internet_20_Link">
 CNN</text:a>
 заявив президент США Джо Байден.</text:p>
      <text:p text:style-name="P4">
«Я вважаю, що ми маємо прокласти раціональний шлях для України, щоб воназмогла отримати право претендувати на вступ в НАТО», - сказав <text:a xlink:type="simple" xlink:href="https://www.ukrinform.ua/tag-bajden" text:style-name="Internet_20_link" text:visited-style-name="Visited_20_Internet_20_Link">
 Байден</text:a>
 .</text:p>
      <text:p text:style-name="P4">
Він зазначив, що відмовився від вимог президента Росії Путіна перед війною прозобов’язання не приймати Україну в НАТО, оскільки Альянс проводить «політикувідкритих дверей».</text:p>
      <text:p text:style-name="P4">
<text:span text:style-name="T4">
Читайте також:</text:span>
 <text:a xlink:type="simple" xlink:href="https://www.ukrinform.ua/rubric-world/3733438-bajden-vistupit-iz-publicnou-promovou-u-vilnusi.html" text:style-name="Internet_20_link" text:visited-style-name="Visited_20_Internet_20_Link">
 <text:span text:style-name="T4">
Байден</text:span>
 виступить із публічною промовою у Вільнюсі</text:a>
</text:p>
      <text:p text:style-name="P4">
«Але я вважаю, що передчасно говорити про те, щоб закликати до голосування(щодо членства України в НАТО – ред.).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Ворог з важкої артилерії вдарив по Нікополю</text:span>
</text:h>
      <text:p text:style-name="P4">
Authors: Ukrinform (Person)</text:p>
      <text:p text:style-name="P4">
Publisher: Укринформ (Organization)</text:p>
      <text:p text:style-name="P4">
Published Time: 2023-07-09T20:17:00+03:00</text:p>
      <text:p text:style-name="P4">
Modified Time: 2023-07-09T20:17:00+03:00</text:p>
      <text:p text:style-name="P4">
Description: Російські війська з важкої артилерії обстріляли Нікополь, є руйнування будинків. — Укрінформ.</text:p>
      <text:p text:style-name="P4">
Images: ['<text:a xlink:type="simple" xlink:href="https://static.ukrinform.com/photos/2023_07/thumb_files/630_360_1688922894-236.jpg" text:style-name="Internet_20_link" text:visited-style-name="Visited_20_Internet_20_Link">
630_360_16889...</text:a>
']</text:p>
      <text:p text:style-name="P4">
Tags: ['Нікополь', 'Обстріл', 'Війна з Росією']</text:p>
      <text:p text:style-name="P4">
Type: Article</text:p>
      <!--METADATA-->
      <text:p text:style-name="P4">
<draw:frame draw:style-name="fr1" draw:name="Image233" text:anchor-type="as-char" svg:width="6.9236in" svg:height="3.956343in" draw:z-index="0">
<draw:image xlink:href="../Images/yкринформ/2023-07-09T20-17-00-03-00/630_360_1688922894-236.jpg" xlink:type="simple" xlink:show="embed" xlink:actuate="onLoad" draw:mime-type="image/jpeg"/>
</draw:frame>
 Російськівійська з важкої артилерії обстріляли Нікополь, є руйнування будинків.</text:p>
      <text:p text:style-name="P4">
Про це в <text:a xlink:type="simple" xlink:href="http://t.me/dnipropetrovskaODA/5866" text:style-name="Internet_20_link" text:visited-style-name="Visited_20_Internet_20_Link">
 Телеграмі </text:a>
 повідомивголова Дніпропетровської ОВА Сергій Лисак, передає Укрінформ.</text:p>
      <text:p text:style-name="P4">
"Сьогодні російська армія вдарила по Нікополю. Вгатила з важкої артилерії.Місцеві вціліли. А от їхнє майно – пошкоджене", - написав він.</text:p>
      <text:p text:style-name="P4">
Зазначається, що понівечені 4 приватні будинки та стільки ж господарськихспоруд. Побита й лінія електропередач.</text:p>
      <text:p text:style-name="P4">
<text:span text:style-name="T4">
Читайте також:</text:span>
 <text:a xlink:type="simple" xlink:href="https://www.ukrinform.ua/rubric-ato/3733582-rosiani-obstrilali-berislav-postrazdav-direktor-likarni.html" text:style-name="Internet_20_link" text:visited-style-name="Visited_20_Internet_20_Link">
 Росіяни обстріляли <text:span text:style-name="T4">
Берислав</text:span>
 , постраждав директорлікарні </text:a>
</text:p>
      <text:p text:style-name="P4">
Як повідомляв Укрінформ, учора, 8 липня, російські війська знову <text:a xlink:type="simple" xlink:href="https://www.ukrinform.ua/tag-obstril" text:style-name="Internet_20_link" text:visited-style-name="Visited_20_Internet_20_Link">
 обстріляли</text:a>
 Марганецьку громаду Нікопольськогорайону Дніпропетровщини.</text:p>
      <text:p text:style-name="P4">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Енергетики повернули світло 50 тисячам родин на Одещині</text:span>
</text:h>
      <text:p text:style-name="P4">
Authors: Ukrinform (Person)</text:p>
      <text:p text:style-name="P4">
Publisher: Укринформ (Organization)</text:p>
      <text:p text:style-name="P4">
Published Time: 2023-07-09T20:27:15+03:00</text:p>
      <text:p text:style-name="P4">
Modified Time: 2023-07-09T20:27:15+03:00</text:p>
      <text:p text:style-name="P4">
Description: Енергетики ДТЕК ліквідували наслідки негоди на Одещині та повернули світло для майже 50 тисяч сімей. — Укрінформ.</text:p>
      <text:p text:style-name="P4">
Images: ['<text:a xlink:type="simple" xlink:href="https://static.ukrinform.com/photos/2017_11/thumb_files/630_360_1512026904-1128.jpg" text:style-name="Internet_20_link" text:visited-style-name="Visited_20_Internet_20_Link">
630_360_15120...</text:a>
']</text:p>
      <text:p text:style-name="P4">
Tags: ['ДТЕК', 'Одещина', 'Електропостачання', 'Негода']</text:p>
      <text:p text:style-name="P4">
Type: Article</text:p>
      <!--METADATA-->
      <text:p text:style-name="P4">
<draw:frame draw:style-name="fr1" draw:name="Image234" text:anchor-type="as-char" svg:width="6.9236in" svg:height="3.956343in" draw:z-index="0">
<draw:image xlink:href="../Images/yкринформ/2023-07-09T20-27-15-03-00/630_360_1512026904-1128.jpg" xlink:type="simple" xlink:show="embed" xlink:actuate="onLoad" draw:mime-type="image/jpeg"/>
</draw:frame>
Енергетики ДТЕК ліквідували наслідки негоди на Одещині та повернули світло длямайже 50 тисяч сімей.</text:p>
      <text:p text:style-name="P4">
Як передає Укрінформ, про це повідомляє ДТЕК у <text:a xlink:type="simple" xlink:href="https://t.me/dtek_ua/624" text:style-name="Internet_20_link" text:visited-style-name="Visited_20_Internet_20_Link">
 Телеграмі</text:a>
 .</text:p>
      <text:p text:style-name="P4">
«З п'ятниці в <text:a xlink:type="simple" xlink:href="https://www.ukrinform.ua/tag-odesina" text:style-name="Internet_20_link" text:visited-style-name="Visited_20_Internet_20_Link">
 Одеській області </text:a>
вирувала негода, через що у 187 населених пунктах були проблеми зелектропостачанням. Енергетики ДТЕК ліквідували наслідки негоди та повернулисвітло майже 50 тисчам родин», – йдеться у повідомленні.</text:p>
      <text:p text:style-name="P4">
Зазначається, що енергетики продовжують працювати над забезпеченням стабільноїроботи енергосистеми регіону.</text:p>
      <text:p text:style-name="P4">
<text:span text:style-name="T4">
Читайте також:</text:span>
 <text:a xlink:type="simple" xlink:href="https://www.ukrinform.ua/rubric-regions/3733460-u-harkovi-pid-cas-negodi-vpalo-bils-ak-130-derev.html" text:style-name="Internet_20_link" text:visited-style-name="Visited_20_Internet_20_Link">
 У Харкові під час <text:span text:style-name="T4">
негоди</text:span>
 впало більш як 130 дерев</text:a>
</text:p>
      <text:p text:style-name="P4">
Як повідомлялося, 7 липня в Україні внаслідок масштабного грозового шторму в11 областях були знеструмлені 710 населених пунктів.</text:p>
      <text:p text:style-name="P4">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Кулеба поговорив з Блінкеном: Працюємо, щоб рішення саміту НАТО були виграшними для всіх</text:span>
</text:h>
      <text:p text:style-name="P4">
Authors: Ukrinform (Person)</text:p>
      <text:p text:style-name="P4">
Publisher: Укринформ (Organization)</text:p>
      <text:p text:style-name="P4">
Published Time: 2023-07-09T20:33:07+03:00</text:p>
      <text:p text:style-name="P4">
Modified Time: 2023-07-09T20:33:07+03:00</text:p>
      <text:p text:style-name="P4">
Description: Міністр закордонних справ України Дмитро Кулеба провів телефонну розмову з державним секретарем США Ентоні Блінкеном напередодні саміту НАТО у Вільнюсі.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Саміт НАТО', 'Блінкен']</text:p>
      <text:p text:style-name="P4">
Type: Article</text:p>
      <!--METADATA-->
      <text:p text:style-name="P4">
<draw:frame draw:style-name="fr1" draw:name="Image235" text:anchor-type="as-char" svg:width="6.9236in" svg:height="3.956343in" draw:z-index="0">
<draw:image xlink:href="../Images/yкринформ/2023-07-09T20-33-07-03-00/630_360_1683309991-286.png" xlink:type="simple" xlink:show="embed" xlink:actuate="onLoad" draw:mime-type="image/png"/>
</draw:frame>
 Міністрзакордонних справ України Дмитро Кулеба провів телефонну розмову з державнимсекретарем США Ентоні Блінкеном напередодні саміту НАТО у Вільнюсі.</text:p>
      <text:p text:style-name="P4">
Як передає Укрінформ, про це він повідомив у <text:a xlink:type="simple" xlink:href="http://twitter.com/DmytroKuleba/status/1678083553886609409" text:style-name="Internet_20_link" text:visited-style-name="Visited_20_Internet_20_Link">
 Твіттері</text:a>
 .</text:p>
      <text:p text:style-name="P4">
«У мене була продуктивна розмова з Ентоні Блінкеном перед Вільнюсом.Залишилося 48 годин, і ми працюємо над тим, щоб остаточні рішення буливиграшними для всіх: України, <text:a xlink:type="simple" xlink:href="https://www.ukrinform.ua/tag-nato" text:style-name="Internet_20_link" text:visited-style-name="Visited_20_Internet_20_Link">
 НАТО </text:a>
 таглобальної безпеки», - написав Кулеба.</text:p>
      <text:p text:style-name="P4">
Міністр також подякував США за ще один новаторський оборонний пакет, якийвключає вкрай необхідні снаряди.</text:p>
      <text:p text:style-name="P4">
<text:span text:style-name="T4">
Читайте також:</text:span>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text:span text:style-name="T4">
Байден</text:span>
 </text:a>
</text:p>
      <text:p text:style-name="P4">
Як повідомлялося, 11-12 липня у Вільнюсі (Литва) відбудеться саміт НАТО, підчас якого Україна хоче отримати чіткі гарантії безпеки та зрозумілуперспективу членства в Альянсі.</text:p>
      <text:p text:style-name="P4">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Стрілянина на вечірці у Техасі: є загиблі й поранені</text:span>
</text:h>
      <text:p text:style-name="P4">
Authors: Ukrinform (Person)</text:p>
      <text:p text:style-name="P4">
Publisher: Укринформ (Organization)</text:p>
      <text:p text:style-name="P4">
Published Time: 2023-07-09T20:54:00+03:00</text:p>
      <text:p text:style-name="P4">
Modified Time: 2023-07-09T20:54:00+03:00</text:p>
      <text:p text:style-name="P4">
Description: Двоє людей загинули і ще п'ятеро зазнали поранень у результаті стрілянини на вечірці в неділю рано-вранці в місті Амарілло, що в американському штаті Техас. — Укрінформ.</text:p>
      <text:p text:style-name="P4">
Images: ['<text:a xlink:type="simple" xlink:href="https://static.ukrinform.com/photos/2023_07/thumb_files/630_360_1688925103-270.jpg" text:style-name="Internet_20_link" text:visited-style-name="Visited_20_Internet_20_Link">
630_360_16889...</text:a>
']</text:p>
      <text:p text:style-name="P4">
Tags: ['Поліція', 'США', 'Стрілянина']</text:p>
      <text:p text:style-name="P4">
Type: Article</text:p>
      <!--METADATA-->
      <text:p text:style-name="P4">
<draw:frame draw:style-name="fr1" draw:name="Image236" text:anchor-type="as-char" svg:width="6.9236in" svg:height="3.956343in" draw:z-index="0">
<draw:image xlink:href="../Images/yкринформ/2023-07-09T20-54-00-03-00/630_360_1688925103-270.jpg" xlink:type="simple" xlink:show="embed" xlink:actuate="onLoad" draw:mime-type="image/jpeg"/>
</draw:frame>
 Двоє людейзагинули і ще п'ятеро зазнали поранень у результаті стрілянини на вечірці внеділю рано-вранці в місті Амарілло, що в американському штаті Техас.</text:p>
      <text:p text:style-name="P4">
Як передає Укрінформ, про це повідомляє <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почалася під час вечірки в центрі заходів незадовго до першоїгодини ночі за місцевим часом у неділю.</text:p>
      <text:p text:style-name="P4">
За даними правоохоронців, між деякими присутніми сталася бійка, і хтось почавстріляти.</text:p>
      <text:p text:style-name="P4">
Один чоловік помер на місці події, а інший помер у лікарні. Інші п'ятьпостраждалих мають «травми різного ступеня, але очікується, що вони одужають».</text:p>
      <text:p text:style-name="P4">
Правоохоронці ще нікого не затримували, триває розслідування інциденту.</text:p>
      <text:p text:style-name="P4">
<text:span text:style-name="T4">
Читайте також:</text:span>
 <text:a xlink:type="simple" xlink:href="https://www.ukrinform.ua/rubric-world/3731772-u-vasingtoni-stalasa-strilanina-sered-zagiblih-nepovnolitni.html" text:style-name="Internet_20_link" text:visited-style-name="Visited_20_Internet_20_Link">
 У Вашингтоні сталася <text:span text:style-name="T4">
стрілянина</text:span>
 , серед загиблих –неповнолітні </text:a>
</text:p>
      <text:p text:style-name="P4">
Амарілло розташований на півночі Техасу. Населення міста - близько 200 тисячосіб.</text:p>
      <text:p text:style-name="P4">
Як повідомляв Укрінформ, під час стрілянини у Вашингтоні 5 липня, округКолумбія, дев’ятеро людей були вбиті, у тому числі двоє неповнолітніх.</text:p>
      <text:p text:style-name="P4">
<text:span text:style-name="T5">
Фото: CNN</text:span>
</text:p>
      <text:p text:style-name="P4">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В Узбекистані спростували переговори з РФ про збільшення кількості авіарейсів</text:span>
</text:h>
      <text:p text:style-name="P4">
Authors: Ukrinform (Person)</text:p>
      <text:p text:style-name="P4">
Publisher: Укринформ (Organization)</text:p>
      <text:p text:style-name="P4">
Published Time: 2023-07-09T21:13:00+03:00</text:p>
      <text:p text:style-name="P4">
Modified Time: 2023-07-09T21:13:00+03:00</text:p>
      <text:p text:style-name="P4">
Description: В Агентстві «Узавіація» спростували ведення переговорів із російською стороною щодо збільшення кількості авіарейсів між країнами. — Укрінформ.</text:p>
      <text:p text:style-name="P4">
Images: ['<text:a xlink:type="simple" xlink:href="https://static.ukrinform.com/photos/2023_07/thumb_files/630_360_1688927012-254.jpg" text:style-name="Internet_20_link" text:visited-style-name="Visited_20_Internet_20_Link">
630_360_16889...</text:a>
']</text:p>
      <text:p text:style-name="P4">
Tags: ['Авіа', 'Транспорт', 'Узбекистан', 'Росія']</text:p>
      <text:p text:style-name="P4">
Type: Article</text:p>
      <!--METADATA-->
      <text:p text:style-name="P4">
<draw:frame draw:style-name="fr1" draw:name="Image237" text:anchor-type="as-char" svg:width="6.9236in" svg:height="3.956343in" draw:z-index="0">
<draw:image xlink:href="../Images/yкринформ/2023-07-09T21-13-00-03-00/630_360_1688927012-254.jpg" xlink:type="simple" xlink:show="embed" xlink:actuate="onLoad" draw:mime-type="image/jpeg"/>
</draw:frame>
 ВАгентстві «Узавіація» спростували ведення переговорів із російською стороноющодо збільшення кількості авіарейсів між країнами.</text:p>
      <text:p text:style-name="P4">
Як передає Укрінформ, про це повідомляє <text:a xlink:type="simple" xlink:href="https://podrobno.uz/cat/obchestvo/v-agentstve-uzaviatsiya-oprovergli-peregovory-s-rossiyskoy-storonoy-po-uvelicheniyu-chisla-reysov-/" text:style-name="Internet_20_link" text:visited-style-name="Visited_20_Internet_20_Link">
 podrobno.uz</text:a>
 .</text:p>
      <text:p text:style-name="P4">
«У деяких ЗМІ поширилася інформація про те, що агентство «Узавіація»запропонувало авіавладі Росії збільшити кількість щотижневих авіарейсів міжкраїнами. Ця інформація є недостовірною», - йдеться у повідомленні агентства.</text:p>
      <text:p text:style-name="P4">
Раніше російське видання «Ведомости» з посиланням на свої джерела заявило, що<text:a xlink:type="simple" xlink:href="https://www.ukrinform.ua/tag-uzbekistan" text:style-name="Internet_20_link" text:visited-style-name="Visited_20_Internet_20_Link">
 Узбекистан </text:a>
 запропонував авіавладіРосії розширити авіасполучення між країнами.</text:p>
      <text:p text:style-name="P4">
Зокрема, йдеться про збільшення числа рейсів між Москвою та Ташкентом (з 25 до50), а також Санкт-Петербургом та Ташкентом (з 7 до 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про скасування візовогорежиму для громадян Грузії з 15 травня та про дозвіл на пряме авіасполучення зцією країною.</text:p>
      <text:p text:style-name="P4">
<text:span text:style-name="T4">
Читайте також:</text:span>
 <text:a xlink:type="simple" xlink:href="https://www.ukrinform.ua/rubric-polytics/3732359-posol-gruzii-zalisiv-kiiv-na-vimogu-kerivnictva-ukraini.html" text:style-name="Internet_20_link" text:visited-style-name="Visited_20_Internet_20_Link">
 Посол Грузії залишив Київ на вимогу керівництва України</text:a>
</text:p>
      <text:p text:style-name="P4">
Заступниця міністра економіки Грузії Маріам Кврівішвілі заявила, що російськіавіакомпанії та повітряні судна, на які не накладені санкції, <text:a xlink:type="simple" xlink:href="https://www.ukrinform.ua/rubric-world/3707437-gruzia-dozvolit-prami-rejsi-aviakompaniam-rf-aki-ne-pid-sankciami.html" text:style-name="Internet_20_link" text:visited-style-name="Visited_20_Internet_20_Link">
 отримаютьможливість здійснювати </text:a>
 прямеповітряне сполучення у напрямку Грузії <text:a xlink:type="simple" xlink:href="https://www.ukrinform.ua/rubric-world/3707437-gruzia-dozvolit-prami-rejsi-aviakompaniam-rf-aki-ne-pid-sankciami.html" text:style-name="Internet_20_link" text:visited-style-name="Visited_20_Internet_20_Link">
 . </text:a>
</text:p>
      <text:p text:style-name="P4">
Речник ЄС Пітер Стано заявляв, що <text:a xlink:type="simple" xlink:href="https://www.ukrinform.ua/rubric-world/3709979-risenna-gruzii-ponoviti-pereloti-z-rosieu-viklikae-sumnivi-u-ii-evropejskomu-slahu-es.html" text:style-name="Internet_20_link" text:visited-style-name="Visited_20_Internet_20_Link">
 рішення уряду Грузії</text:a>
 поновитиавіасполучення з Росією суперечить політиці санкцій ЄС проти країни-агресората викликає сумніви у подальшому просуванні Грузії до ЄС.</text:p>
      <text:p text:style-name="P4">
<text:span text:style-name="T5">
Фото з сайту podrobno.uz</text:span>
</text:p>
      <text:p text:style-name="P4">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На Полтавщині повністю відновили електропостачання</text:span>
</text:h>
      <text:p text:style-name="P4">
Authors: Ukrinform (Person)</text:p>
      <text:p text:style-name="P4">
Publisher: Укринформ (Organization)</text:p>
      <text:p text:style-name="P4">
Published Time: 2023-07-09T21:19:00+03:00</text:p>
      <text:p text:style-name="P4">
Modified Time: 2023-07-09T21:19:00+03:00</text:p>
      <text:p text:style-name="P4">
Description: У Полтавській області повністю відновили електропостачання після грози напередодні.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Полтавщина', 'Електропостачання', 'Негода']</text:p>
      <text:p text:style-name="P4">
Type: Article</text:p>
      <!--METADATA-->
      <text:p text:style-name="P4">
<draw:frame draw:style-name="fr1" draw:name="Image238" text:anchor-type="as-char" svg:width="6.9236in" svg:height="3.956343in" draw:z-index="0">
<draw:image xlink:href="../Images/yкринформ/2023-07-09T21-19-00-03-00/630_360_1675414663-980.jpg" xlink:type="simple" xlink:show="embed" xlink:actuate="onLoad" draw:mime-type="image/jpeg"/>
</draw:frame>
 УПолтавській області повністю відновили електропостачання після грозинапередодні.</text:p>
      <text:p text:style-name="P4">
Про це в <text:a xlink:type="simple" xlink:href="https://t.me/DMYTROLUNIN/9045" text:style-name="Internet_20_link" text:visited-style-name="Visited_20_Internet_20_Link">
 Телеграмі </text:a>
 <text:a xlink:type="simple" xlink:href="https://t.me/DMYTROLUNIN/9045" text:style-name="Internet_20_link" text:visited-style-name="Visited_20_Internet_20_Link">
</text:a>
 повідомив начальник Полтавської ОВА ДмитроЛунін, передає Укрінформ.</text:p>
      <text:p text:style-name="P4">
"Електропостачання відновили в усіх населених пунктах. Люди зі світлом.Бригади завершили роботу", - написав Лунін.</text:p>
      <text:p text:style-name="P4">
<text:span text:style-name="T4">
Читайте також:</text:span>
 <text:a xlink:type="simple" xlink:href="https://www.ukrinform.ua/rubric-regions/3733586-energetiki-povernuli-svitlo-50-tisacam-rodin-na-odesini.html" text:style-name="Internet_20_link" text:visited-style-name="Visited_20_Internet_20_Link">
 Енергетики повернули світло 50 тисячам родин на<text:span text:style-name="T4">
Одещині</text:span>
 </text:a>
</text:p>
      <text:p text:style-name="P4">
Як повідомляв Укрінформ, у <text:a xlink:type="simple" xlink:href="https://www.ukrinform.ua/tag-poltavsina" text:style-name="Internet_20_link" text:visited-style-name="Visited_20_Internet_20_Link">
 Полтавській області</text:a>
 напередодні після нічної грози безелектропостачання <text:a xlink:type="simple" xlink:href="https://www.ukrinform.ua/rubric-regions/3733378-na-poltavsini-cerez-grozu-znestrumleni-42-naseleni-punkti.html" text:style-name="Internet_20_link" text:visited-style-name="Visited_20_Internet_20_Link">
 залишилися 42 населені пункти</text:a>
</text:p>
      <text:p text:style-name="P4">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На Запоріжжі ворог почав мінувати критичну інфраструктуру - Федоров</text:span>
</text:h>
      <text:p text:style-name="P4">
Authors: Ukrinform (Person)</text:p>
      <text:p text:style-name="P4">
Publisher: Укринформ (Organization)</text:p>
      <text:p text:style-name="P4">
Published Time: 2023-07-09T21:26:00+03:00</text:p>
      <text:p text:style-name="P4">
Modified Time: 2023-07-09T21:26:00+03:00</text:p>
      <text:p text:style-name="P4">
Description: У тимчасово окупованому Мелітопольському районі ворог замінував водогін та об'єкти критичної інфраструктури. — Укрінформ.</text:p>
      <text:p text:style-name="P4">
Images: ['<text:a xlink:type="simple" xlink:href="https://static.ukrinform.com/photos/2023_05/thumb_files/630_360_1684510265-373.jpeg" text:style-name="Internet_20_link" text:visited-style-name="Visited_20_Internet_20_Link">
630_360_16845...</text:a>
']</text:p>
      <text:p text:style-name="P4">
Tags: ['Мелітополь', 'Мінування', 'Окупація', 'Запоріжжя', 'Війна з Росією', 'Єдині новини']</text:p>
      <text:p text:style-name="P4">
Type: Article</text:p>
      <!--METADATA-->
      <text:p text:style-name="P4">
<draw:frame draw:style-name="fr1" draw:name="Image239" text:anchor-type="as-char" svg:width="6.9236in" svg:height="3.946452in" draw:z-index="0">
<draw:image xlink:href="../Images/yкринформ/2023-07-09T21-26-00-03-00/630_360_1684510265-373.jpeg" xlink:type="simple" xlink:show="embed" xlink:actuate="onLoad" draw:mime-type="image/jpeg"/>
</draw:frame>
 Утимчасово окупованому Мелітопольському районі ворог замінував водогін таоб'єкти критичної інфраструктури.</text:p>
      <text:p text:style-name="P4">
Про це в ефірі національного телемарафону "Єдині новини" сказав міський головаМелітополя Іван Федоров, передає Укрінформ.</text:p>
      <text:p text:style-name="P4">
"Ворог на жаль контролює ЗАЕС і ми володіємо інформацією, що ворог почавмінувати критичну інфраструктуру окупованої частини Запорізької області", -сказав він.</text:p>
      <text:p text:style-name="P4">
<text:span text:style-name="T4">
Читайте також:</text:span>
 <text:span text:style-name="T4">
<text:a xlink:type="simple" xlink:href="https://www.ukrinform.ua/rubric-ato/3699513-na-zaporizzi-vorog-prodovzue-zvoditi-fortifikacijni-sporudi-ta-minuvati-teritorii-vijskovi.html" text:style-name="Internet_20_link" text:visited-style-name="Visited_20_Internet_20_Link">
 На Запоріжжі ворог продовжує зводити фортифікаційніспоруди та мінувати території - військові </text:a>
 </text:span>
</text:p>
      <text:p text:style-name="P4">
Федоров уточнив, що мова йде водогін, який знаходиться в Мелітопольськомурайоні і який живить питною водою місто. Крім того, в самому Мелітополізаміновані важливі об’єкти електричних мереж</text:p>
      <text:p text:style-name="P4">
"Ворог постійно буде шантажувати весь цивілізований світ, доки наші військовіне звільнять Енергодар та весь південь від ворога", - сказав мер.</text:p>
      <text:p text:style-name="P4">
<text:span text:style-name="T4">
Читайте також:</text:span>
 <text:span text:style-name="T4">
<text:a xlink:type="simple" xlink:href="https://www.ukrinform.ua/rubric-ato/3731744-rosiani-najaktivnise-perekidaut-tehniku-i-soldativ-na-zaporizza-ta-doneccinu-genstab.html" text:style-name="Internet_20_link" text:visited-style-name="Visited_20_Internet_20_Link">
 Генштаб: Росіяни найактивніше перекидають техніку ісолдатів на Запоріжжя та Донеччину </text:a>
 </text:span>
</text:p>
      <text:p text:style-name="P4">
Раніше повідомлялось, що на <text:span text:style-name="T4">
<text:a xlink:type="simple" xlink:href="https://www.ukrinform.ua/tag-zaporizka-aes" text:style-name="Internet_20_link" text:visited-style-name="Visited_20_Internet_20_Link">
 ЗАЕС </text:a>
 </text:span>
 в технічних приміщеннях та у машинних залах встановлені мінно-вибуховізагородження.</text:p>
      <text:p text:style-name="P4">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Ігор Йовичевич став новим головним тренером «Аль-Раеда»</text:span>
</text:h>
      <text:p text:style-name="P4">
Authors: Ukrinform (Person)</text:p>
      <text:p text:style-name="P4">
Publisher: Укринформ (Organization)</text:p>
      <text:p text:style-name="P4">
Published Time: 2023-07-09T21:37:00+03:00</text:p>
      <text:p text:style-name="P4">
Modified Time: 2023-07-09T21:37:00+03:00</text:p>
      <text:p text:style-name="P4">
Description: Саудівський «Аль-Раед»  призначив Ігора Йовичевича головним тренером. — Укрінформ.</text:p>
      <text:p text:style-name="P4">
Images: ['<text:a xlink:type="simple" xlink:href="https://static.ukrinform.com/photos/2023_07/thumb_files/630_360_1688928603-553.jpg" text:style-name="Internet_20_link" text:visited-style-name="Visited_20_Internet_20_Link">
630_360_16889...</text:a>
']</text:p>
      <text:p text:style-name="P4">
Tags: ['Футбол', 'Шахтар']</text:p>
      <text:p text:style-name="P4">
Type: Article</text:p>
      <!--METADATA-->
      <text:p text:style-name="P4">
<draw:frame draw:style-name="fr1" draw:name="Image240" text:anchor-type="as-char" svg:width="6.9236in" svg:height="3.956343in" draw:z-index="0">
<draw:image xlink:href="../Images/yкринформ/2023-07-09T21-37-00-03-00/630_360_1688928603-553.jpg" xlink:type="simple" xlink:show="embed" xlink:actuate="onLoad" draw:mime-type="image/jpeg"/>
</draw:frame>
Саудівський «Аль-Раед» призначив Ігора Йовичевича головним тренером.</text:p>
      <text:p text:style-name="P4">
Про це повідомила пресслужба команди в <text:a xlink:type="simple" xlink:href="https://www.instagram.com/p/CufCSQ8qFMP/" text:style-name="Internet_20_link" text:visited-style-name="Visited_20_Internet_20_Link">
 Інстаграмі</text:a>
 , передає Укрінформ.</text:p>
      <text:p text:style-name="P4">
Деталі угоди не вказані.</text:p>
      <text:p text:style-name="P4">
49-річний хорват раніше тренував «Карпати», «Цельє», «Динамо» Загреб,«Дніпро-1» та «Шахтар». З «Динамо» він виграв чемпіонат Хорватії, з «Шахтарем»- чемпіонат України.</text:p>
      <text:p text:style-name="P4">
<text:span text:style-name="T4">
Читайте також:</text:span>
 <text:a xlink:type="simple" xlink:href="https://www.ukrinform.ua/rubric-sports/3733522-sahtar-vstanoviv-cinu-za-ukrainskogo-vorotara-trubina.html" text:style-name="Internet_20_link" text:visited-style-name="Visited_20_Internet_20_Link">
 «Шахтар» встановив ціну за українського воротаря Трубіна</text:a>
</text:p>
      <text:p text:style-name="P4">
«Аль-Раед» у минулому сезоні посів 10-те місце у чемпіонаті СаудівськоїАравії.</text:p>
      <text:p text:style-name="P4">
Фото: shakhtar.com</text:p>
      <text:p text:style-name="P4">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Залужному присвоїли звання «Почесний громадянин Яворова»</text:span>
</text:h>
      <text:p text:style-name="P4">
Authors: Ukrinform (Person)</text:p>
      <text:p text:style-name="P4">
Publisher: Укринформ (Organization)</text:p>
      <text:p text:style-name="P4">
Published Time: 2023-07-09T21:42:00+03:00</text:p>
      <text:p text:style-name="P4">
Modified Time: 2023-07-09T21:42:00+03:00</text:p>
      <text:p text:style-name="P4">
Description: Головнокомандувачу Збройних сил України Валерію Залужному присвоїли звання «Почесний громадянин міста Яворова», що у Львівській області. — Укрінформ.</text:p>
      <text:p text:style-name="P4">
Images: ['<text:a xlink:type="simple" xlink:href="https://static.ukrinform.com/photos/2023_06/thumb_files/630_360_1687196080-294.jpg" text:style-name="Internet_20_link" text:visited-style-name="Visited_20_Internet_20_Link">
630_360_16871...</text:a>
']</text:p>
      <text:p text:style-name="P4">
Tags: ['Львівщина', 'ЗСУ', 'Звання', 'Валерій Залужний']</text:p>
      <text:p text:style-name="P4">
Type: Article</text:p>
      <!--METADATA-->
      <text:p text:style-name="P4">
<draw:frame draw:style-name="fr1" draw:name="Image241" text:anchor-type="as-char" svg:width="6.9236in" svg:height="3.956343in" draw:z-index="0">
<draw:image xlink:href="../Images/yкринформ/2023-07-09T21-42-00-03-00/630_360_1687196080-294.jpg" xlink:type="simple" xlink:show="embed" xlink:actuate="onLoad" draw:mime-type="image/jpeg"/>
</draw:frame>
Головнокомандувачу Збройних сил України Валерію Залужному присвоїли звання«Почесний громадянин міста Яворова», що у Львівській області.</text:p>
      <text:p text:style-name="P4">
Про це повідомив у <text:a xlink:type="simple" xlink:href="https://t.me/kozytskyy_maksym_official/9132" text:style-name="Internet_20_link" text:visited-style-name="Visited_20_Internet_20_Link">
 Телеграмі </text:a>
<text:a xlink:type="simple" xlink:href="https://t.me/kozytskyy_maksym_official/9132" text:style-name="Internet_20_link" text:visited-style-name="Visited_20_Internet_20_Link">
 </text:a>
 начальник Львівської ОВАМаксим Козицький, передає Укрінформ.</text:p>
      <text:p text:style-name="P4">
“Головнокомандувачу <text:a xlink:type="simple" xlink:href="https://www.ukrinform.ua/tag-zsu" text:style-name="Internet_20_link" text:visited-style-name="Visited_20_Internet_20_Link">
 Збройних сил України </text:a>
Валерію Залужному присвоїли звання «Почесний громадянин міста Яворова». Такерішення прийняли на сесії Яворівської міської ради за поданням ГО «Писанка»”,- йдеться у повідомленні.</text:p>
      <text:p text:style-name="P4">
Зазначається, що коли Валерій Залужний служив у 24-й окремій механізованійбригаді імені короля Данила та був начальником штабу, то проживав у Яворові.</text:p>
      <text:p text:style-name="P4">
<text:span text:style-name="T4">
Читайте також:</text:span>
 <text:a xlink:type="simple" xlink:href="https://www.ukrinform.ua/rubric-society/3733213-zaluznomu-50-ak-u-socmerezi-vitaut-generala.html" text:style-name="Internet_20_link" text:visited-style-name="Visited_20_Internet_20_Link">
 <text:span text:style-name="T4">
Залужном</text:span>
 у - 50: як у соцмережі вітають Генерала</text:a>
</text:p>
      <text:p text:style-name="P4">
Як повідомляв Укрінформ, Головнокомандувачу Збройних сил України <text:a xlink:type="simple" xlink:href="https://www.ukrinform.ua/rubric-society/3733213-zaluznomu-50-ak-u-socmerezi-vitaut-generala.html" text:style-name="Internet_20_link" text:visited-style-name="Visited_20_Internet_20_Link">
 ВалеріюЗалужному 8 липня виповнилося </text:a>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 років </text:a>
 .</text:p>
      <text:p text:style-name="P4">
<text:span text:style-name="T5">
Фото: Офіс Президента</text:span>
</text:p>
      <text:p text:style-name="P4">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Українці в Польщі тепер можуть отримати юридичні консультації онлайн</text:span>
</text:h>
      <text:p text:style-name="P4">
Authors: Ukrinform (Person)</text:p>
      <text:p text:style-name="P4">
Publisher: Укринформ (Organization)</text:p>
      <text:p text:style-name="P4">
Published Time: 2023-07-09T21:55:00+03:00</text:p>
      <text:p text:style-name="P4">
Modified Time: 2023-07-09T22:55:00+03:00</text:p>
      <text:p text:style-name="P4">
Description: У Польщі запустили онлайн-платформу для захисту прав українців, де їм зокрема надаватимуть юридичні консультації. — Укрінформ.</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242" text:anchor-type="as-char" svg:width="6.9236in" svg:height="3.956343in" draw:z-index="0">
<draw:image xlink:href="../Images/yкринформ/2023-07-09T21-55-00-03-00/630_360_1647077447-421.jpg" xlink:type="simple" xlink:show="embed" xlink:actuate="onLoad" draw:mime-type="image/jpeg"/>
</draw:frame>
 У Польщізапустили онлайн-платформу для захисту прав українців, де їм зокреманадаватимуть юридичні консультації.</text:p>
      <text:p text:style-name="P4">
Про це повідомило Мінреінтеграції у <text:a xlink:type="simple" xlink:href="https://t.me/minre_ua/3726" text:style-name="Internet_20_link" text:visited-style-name="Visited_20_Internet_20_Link">
 Телеграмі </text:a>
, передає Укрінформ.</text:p>
      <text:p text:style-name="P4">
"Це один із розділів сайту Міжнародного комітету порятунку (IRC). У ньомуукраїнським <text:a xlink:type="simple" xlink:href="https://www.ukrinform.ua/tag-bizenci" text:style-name="Internet_20_link" text:visited-style-name="Visited_20_Internet_20_Link">
 шукачам притулку </text:a>
роз’яснюються їхні права. Зокрема, щоб орієнтуватися на ринку праці тавберегтися від недобросовісних роботодавців", - йдеться у повідомленні.</text:p>
      <text:p text:style-name="P4">
Також там можна отримати додаткові відомості або юридичну підтримку відпартнерів.</text:p>
      <text:p text:style-name="P4">
Крім того, надати консультації можуть у Центрах підтримки й інтеграції.</text:p>
      <text:p text:style-name="P4">
Вони розташовані за адресами:</text:p>
      <ul>
        <li>
м. Познань: вул. Товарова, 35/3A, 61-896. Звернутися можна з понеділка до п’ятниці з 09:00 до 17:00; e-mail: poznan@fiiw.pl;   * м. Катовіце: вул. Хожовська, 6 (перший поверх), 40-101. Працює з понеділка до п’ятниці з 09:00 до 17:00; e-mail: katowice@fiiw.pl.</li>
      </ul>
      <text:p text:style-name="P4">
<text:span text:style-name="T4">
Читайте також:</text:span>
 <text:a xlink:type="simple" xlink:href="https://www.ukrinform.ua/rubric-ato/3732355-kilkist-ukrainciv-ta-ih-migracia-za-kordon-cerez-vijnu.html" text:style-name="Internet_20_link" text:visited-style-name="Visited_20_Internet_20_Link">
 <text:span text:style-name="T4">
Кількість</text:span>
 <text:span text:style-name="T4">
українців</text:span>
 та їх <text:span text:style-name="T4">
міграція</text:span>
 за<text:span text:style-name="T4">
кордон</text:span>
 <text:span text:style-name="T4">
через</text:span>
 <text:span text:style-name="T4">
війну</text:span>
 </text:a>
</text:p>
      <text:p text:style-name="P4">
Як повідомляв Укрінформ, <text:a xlink:type="simple" xlink:href="https://www.ukrinform.ua/rubric-society/3731162-evropejski-kraini-vitratili-ponad-43-milardi-na-prihistok-ukrainciv.html" text:style-name="Internet_20_link" text:visited-style-name="Visited_20_Internet_20_Link">
 європейські країни витратили</text:a>
 понад €43 мільярди на прихистокукраїнців, які рятуються від війни.</text:p>
      <text:p text:style-name="P4">
<text:span text:style-name="T5">
Фото: Beata Zawrzel, АА</text:span>
</text:p>
      <text:p text:style-name="P4">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У Польщі мікроавтобус з українцями врізався у вантажівку, є загибла</text:span>
</text:h>
      <text:p text:style-name="P4">
Authors: Ukrinform (Person)</text:p>
      <text:p text:style-name="P4">
Publisher: Укринформ (Organization)</text:p>
      <text:p text:style-name="P4">
Published Time: 2023-07-09T22:12:00+03:00</text:p>
      <text:p text:style-name="P4">
Modified Time: 2023-07-09T22:12:00+03:00</text:p>
      <text:p text:style-name="P4">
Description: У Польщі автобус, у якому їхала група громадян з України, врізався у вантажівку, що стояла на узбіччі. Одна людина загинула на місці, ще вісьмох доставили до лікарні.          — Укрінформ.</text:p>
      <text:p text:style-name="P4">
Images: ['<text:a xlink:type="simple" xlink:href="https://static.ukrinform.com/photos/2023_07/thumb_files/630_360_1688921767-650.jpg" text:style-name="Internet_20_link" text:visited-style-name="Visited_20_Internet_20_Link">
630_360_16889...</text:a>
']</text:p>
      <text:p text:style-name="P4">
Tags: ['ДТП', 'Польща', 'Україна', 'Автобус']</text:p>
      <text:p text:style-name="P4">
Type: Article</text:p>
      <!--METADATA-->
      <text:p text:style-name="P4">
<draw:frame draw:style-name="fr1" draw:name="Image243" text:anchor-type="as-char" svg:width="6.9236in" svg:height="3.956343in" draw:z-index="0">
<draw:image xlink:href="../Images/yкринформ/2023-07-09T22-12-00-03-00/630_360_1688921767-650.jpg" xlink:type="simple" xlink:show="embed" xlink:actuate="onLoad" draw:mime-type="image/jpeg"/>
</draw:frame>
 У Польщіавтобус, у якому їхала група громадян з України, врізався у вантажівку, щостояла на узбіччі. Одна людина загинула на місці, ще вісьмох доставили долікарні.</text:p>
      <text:p text:style-name="P4">
Про це повідомляє <text:a xlink:type="simple" xlink:href="https://hromadske.ua/posts/u-polshi-mikroavtobus-z-ukrayincyami-vrizavsya-u-vantazhivku-zaginula-odna-zhinka" text:style-name="Internet_20_link" text:visited-style-name="Visited_20_Internet_20_Link">
 Hromadske </text:a>
 ізпосиланням на польський <text:a xlink:type="simple" xlink:href="https://lublin.tvp.pl/71170253/smiertelny-wypadek-zderzenie-busa-z-ciezarowka" text:style-name="Internet_20_link" text:visited-style-name="Visited_20_Internet_20_Link">
 телеканал TVP3</text:a>
 , передає Укрінформ.</text:p>
      <text:p text:style-name="P4">
Аварія сталася у ніч проти 9 липня біля міста Хелма.</text:p>
      <text:p text:style-name="P4">
«За попередніми даними, український автобус, який прямував у бік кордону,здійснив наїзд на припарковану на узбіччі вантажівку», - повідомили уВоєводському штабі в Любліні.</text:p>
      <text:p text:style-name="P4">
Унаслідок <text:a xlink:type="simple" xlink:href="https://www.ukrinform.ua/tag-dtp" text:style-name="Internet_20_link" text:visited-style-name="Visited_20_Internet_20_Link">
 ДТП </text:a>
 загинула 33-річна жінка,ще вісьмох громадян України, які їхали автобусом, доправили у лікарню. Післяогляду з'ясувалося, що двоє людей мають тілесні ушкодження.</text:p>
      <text:p text:style-name="P4">
<text:span text:style-name="T4">
Читайте також:</text:span>
 <text:a xlink:type="simple" xlink:href="https://www.ukrinform.ua/rubric-regions/3733469-na-kiivsini-u-dtp-zaginuv-dvoricnij-hlopcik.html" text:style-name="Internet_20_link" text:visited-style-name="Visited_20_Internet_20_Link">
 На Київщині у <text:span text:style-name="T4">
ДТП</text:span>
 загинув дворічний хлопчик</text:a>
</text:p>
      <text:p text:style-name="P4">
Правоохоронці встановили, що 44-річний українець, який керував автобусом, бувтверезий.</text:p>
      <text:p text:style-name="P4">
Поліція під наглядом прокурора з'ясовує подробиці події.</text:p>
      <text:p text:style-name="P4">
<text:span text:style-name="T5">
Фото: Policja Lubelska</text:span>
</text:p>
      <text:p text:style-name="P4">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ЗСУ закріплюються на досягнутих рубежах: у Міноборони розповіли про наступ на півдні</text:span>
</text:h>
      <text:p text:style-name="P4">
Authors: Ukrinform (Person)</text:p>
      <text:p text:style-name="P4">
Publisher: Укринформ (Organization)</text:p>
      <text:p text:style-name="P4">
Published Time: 2023-07-09T22:36:00+03:00</text:p>
      <text:p text:style-name="P4">
Modified Time: 2023-07-09T22:36:00+03:00</text:p>
      <text:p text:style-name="P4">
Description: На Мелітопольському й Бердянському напрямках наступу Сил оборони тривають гарячі бої. Водночас Сили оборони закріплюються тут на досягнутих рубежах.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Міноборони', 'ЗСУ', 'Війна з Росією', '#stoprussia', 'Ганна Маляр', 'Контрнаступ']</text:p>
      <text:p text:style-name="P4">
Type: Article</text:p>
      <!--METADATA-->
      <text:p text:style-name="P4">
<draw:frame draw:style-name="fr1" draw:name="Image244" text:anchor-type="as-char" svg:width="6.9236in" svg:height="3.956343in" draw:z-index="0">
<draw:image xlink:href="../Images/yкринформ/2023-07-09T22-36-00-03-00/630_360_1686221008-699.jpg" xlink:type="simple" xlink:show="embed" xlink:actuate="onLoad" draw:mime-type="image/jpeg"/>
</draw:frame>
 НаМелітопольському й Бердянському напрямках наступу Сил оборони тривають гарячібої. Водночас Сили оборони закріплюються тут на досягнутих рубежах.</text:p>
      <text:p text:style-name="P4">
Про це повідомила у <text:a xlink:type="simple" xlink:href="https://t.me/annamaliar/922" text:style-name="Internet_20_link" text:visited-style-name="Visited_20_Internet_20_Link">
 Телеграмі </text:a>
 заступницяміністра оборони Ганна Маляр, передає Укрінформ.</text:p>
      <text:p text:style-name="P4">
"Триває процес закріплення на досягнутих рубежах. <text:a xlink:type="simple" xlink:href="https://www.ukrinform.ua/tag-zsu" text:style-name="Internet_20_link" text:visited-style-name="Visited_20_Internet_20_Link">
 Наші</text:a>
 проводять аеророзвідку місцевості,займаються розмінуванням місцевості та завдають вогневого ураження артилерієюпо виявлених цілях противника, здійснюють заходи контрбатарейної боротьби, уготовності до продовження наступальних дій", - зазначила Маляр.</text:p>
      <text:p text:style-name="P4">
<text:span text:style-name="T4">
Читайте також:</text:span>
 <text:a xlink:type="simple" xlink:href="https://www.ukrinform.ua/rubric-ato/3733576-ukraina-u-cervni-virobila-bilse-snaradiv-niz-za-ves-minulij-rik-kamisin.html" text:style-name="Internet_20_link" text:visited-style-name="Visited_20_Internet_20_Link">
 Україна у червні виробила більше снарядів, ніж за весьминулий рік - <text:span text:style-name="T4">
Камишін</text:span>
 </text:a>
</text:p>
      <text:p text:style-name="P4">
Як повідомляв Укрінформ, на Лиманському, Бахмутському, Авдіївському таМар’їнському напрямках тривають важкі бої, протягом доби там <text:a xlink:type="simple" xlink:href="https://www.ukrinform.ua/rubric-ato/3733572-na-cotiroh-napramkah-za-dobu-vidbulisa-27-zitknen-trivaut-vazki-boi.html" text:style-name="Internet_20_link" text:visited-style-name="Visited_20_Internet_20_Link">
 відбулися 27бойових зіткнень </text:a>
 .</text:p>
      <text:p text:style-name="P4">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Коли ЗСУ дійдуть до Криму, Путін захоче переговорів - Зеленський</text:span>
</text:h>
      <text:p text:style-name="P4">
Authors: Ukrinform (Person)</text:p>
      <text:p text:style-name="P4">
Publisher: Укринформ (Organization)</text:p>
      <text:p text:style-name="P4">
Published Time: 2023-07-09T22:49:00+03:00</text:p>
      <text:p text:style-name="P4">
Modified Time: 2023-07-09T22:49:00+03:00</text:p>
      <text:p text:style-name="P4">
Description: Російський президент Володимир Путін захоче переговорів, коли ЗСУ дійдуть до Криму,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Деокупація', 'Крим', 'Переговори', 'Путін', 'ЗСУ', 'Зеленський', 'Війна з Росією']</text:p>
      <text:p text:style-name="P4">
Type: Article</text:p>
      <!--METADATA-->
      <text:p text:style-name="P4">
<draw:frame draw:style-name="fr1" draw:name="Image245" text:anchor-type="as-char" svg:width="6.9236in" svg:height="3.956343in" draw:z-index="0">
<draw:image xlink:href="../Images/yкринформ/2023-07-09T22-49-00-03-00/630_360_1682862659-378.jpeg" xlink:type="simple" xlink:show="embed" xlink:actuate="onLoad" draw:mime-type="image/jpeg"/>
</draw:frame>
Російський президент Володимир Путін захоче переговорів, коли ЗСУ дійдуть доКриму,</text:p>
      <text:p text:style-name="P4">
Таке припущення висловив президент Володимир Зеленський в інтерв’ю <text:a xlink:type="simple" xlink:href="https://abcnews.go.com/Politics/zelenskyy-abc-russia-ukraine-war-end-thoughts-us/story" text:style-name="Internet_20_link" text:visited-style-name="Visited_20_Internet_20_Link">
 ABC News</text:a>
 , передає Укрінформ із посиланням на <text:a xlink:type="simple" xlink:href="https://www.radiosvoboda.org/a/news-zelenskyy-putin-krym-rosiya-perehovory/32495776.html" text:style-name="Internet_20_link" text:visited-style-name="Visited_20_Internet_20_Link">
 "РадіоСвобода" </text:a>
 .</text:p>
      <text:p text:style-name="P4">
Відповідаючи на запитання, чи дійсно можливо змусити Путіна піти напереговори, Президент України сказав, що це абсолютно логічне припущення.</text:p>
      <text:p text:style-name="P4">
«Ну, це абсолютно зрозуміла, логічна риторика, що в той момент, коли Українадосягне адміністративного кордону з тимчасово окупованим Кримом, дужеймовірно, що Путін буде змушений шукати діалогу з цивілізованим світом, навідміну від того, як це було до повномасштабного вторгнення, тому що він будеослаблений», – підкресл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crimea/3726800-okupanti-rozgladaut-scenarij-vihodu-z-krimu-gur.html" text:style-name="Internet_20_link" text:visited-style-name="Visited_20_Internet_20_Link">
 <text:span text:style-name="T4">
Окупанти</text:span>
 <text:span text:style-name="T4">
розглядають</text:span>
 <text:span text:style-name="T4">
сценарій</text:span>
 <text:span text:style-name="T4">
виходу</text:span>
 з<text:span text:style-name="T4">
Криму</text:span>
 – <text:span text:style-name="T4">
ГУР</text:span>
 </text:a>
</text:p>
      <text:p text:style-name="P4">
Як повідомляв Укрінформ, раніше <text:a xlink:type="simple" xlink:href="https://www.ukrinform.ua/rubric-ato/3730904-vijna-ne-zakincitsa-poki-krim-bude-pid-okupacieu-zelenskij.html" text:style-name="Internet_20_link" text:visited-style-name="Visited_20_Internet_20_Link">
 Президент Володимир Зеленський</text:a>
 заявив, що кінцевою метою України єдеокупація Криму і лише тоді це буде означати, що "війна закінчилась", а "мир"без Криму він не вважатиме перемогою.</text:p>
      <text:p text:style-name="P4">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Українці в Польщі тепер можуть отримати юридичні консультації онлайн</text:span>
</text:h>
      <text:p text:style-name="P4">
Authors: Ukrinform (Person)</text:p>
      <text:p text:style-name="P4">
Publisher: Укринформ (Organization)</text:p>
      <text:p text:style-name="P4">
Published Time: 2023-07-09T22:55:00+03:00</text:p>
      <text:p text:style-name="P4">
Modified Time: 2023-07-09T22:55:00+03:00</text:p>
      <text:p text:style-name="P4">
Description: У Польщі запустили онлайн-платформу для захисту прав українців, де їм зокрема надаватимуть юридичні консультації. — Укрінформ.</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246" text:anchor-type="as-char" svg:width="6.9236in" svg:height="3.956343in" draw:z-index="0">
<draw:image xlink:href="../Images/yкринформ/2023-07-09T22-55-00-03-00/630_360_1647077447-421.jpg" xlink:type="simple" xlink:show="embed" xlink:actuate="onLoad" draw:mime-type="image/jpeg"/>
</draw:frame>
 У Польщізапустили онлайн-платформу для захисту прав українців, де їм зокреманадаватимуть юридичні консультації.</text:p>
      <text:p text:style-name="P4">
Про це повідомило Мінреінтеграції у <text:a xlink:type="simple" xlink:href="https://t.me/minre_ua/3726" text:style-name="Internet_20_link" text:visited-style-name="Visited_20_Internet_20_Link">
 Телеграмі </text:a>
, передає Укрінформ.</text:p>
      <text:p text:style-name="P4">
"Це один із розділів сайту Міжнародного комітету порятунку (IRC). У ньомуукраїнським <text:a xlink:type="simple" xlink:href="https://www.ukrinform.ua/tag-bizenci" text:style-name="Internet_20_link" text:visited-style-name="Visited_20_Internet_20_Link">
 шукачам притулку </text:a>
роз’яснюються їхні права. Зокрема, щоб орієнтуватися на ринку праці тавберегтися від недобросовісних роботодавців", - йдеться у повідомленні.</text:p>
      <text:p text:style-name="P4">
Також там можна отримати додаткові відомості або юридичну підтримку відпартнерів.</text:p>
      <text:p text:style-name="P4">
Крім того, надати консультації можуть у Центрах підтримки й інтеграції.</text:p>
      <text:p text:style-name="P4">
Вони розташовані за адресами:</text:p>
      <ul>
        <li>
м. Познань: вул. Товарова, 35/3A, 61-896. Звернутися можна з понеділка до п’ятниці з 09:00 до 17:00; e-mail: poznan@fiiw.pl;   * м. Катовіце: вул. Хожовська, 6 (перший поверх), 40-101. Працює з понеділка до п’ятниці з 09:00 до 17:00; e-mail: katowice@fiiw.pl.</li>
      </ul>
      <text:p text:style-name="P4">
<text:span text:style-name="T4">
Читайте також:</text:span>
 <text:a xlink:type="simple" xlink:href="https://www.ukrinform.ua/rubric-ato/3732355-kilkist-ukrainciv-ta-ih-migracia-za-kordon-cerez-vijnu.html" text:style-name="Internet_20_link" text:visited-style-name="Visited_20_Internet_20_Link">
 <text:span text:style-name="T4">
Кількість</text:span>
 <text:span text:style-name="T4">
українців</text:span>
 та їх <text:span text:style-name="T4">
міграція</text:span>
 за<text:span text:style-name="T4">
кордон</text:span>
 <text:span text:style-name="T4">
через</text:span>
 <text:span text:style-name="T4">
війну</text:span>
 </text:a>
</text:p>
      <text:p text:style-name="P4">
Як повідомляв Укрінформ, <text:a xlink:type="simple" xlink:href="https://www.ukrinform.ua/rubric-society/3731162-evropejski-kraini-vitratili-ponad-43-milardi-na-prihistok-ukrainciv.html" text:style-name="Internet_20_link" text:visited-style-name="Visited_20_Internet_20_Link">
 європейські країни витратили</text:a>
 понад €43 мільярди на прихистокукраїнців, які рятуються від війни.</text:p>
      <text:p text:style-name="P4">
<text:span text:style-name="T5">
Фото: Beata Zawrzel, АА</text:span>
</text:p>
      <text:p text:style-name="P4">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Держави НАТО перед самітом поспішають узгодити формат гарантій безпеки для України - Politico</text:span>
</text:h>
      <text:p text:style-name="P4">
Authors: Ukrinform (Person)</text:p>
      <text:p text:style-name="P4">
Publisher: Укринформ (Organization)</text:p>
      <text:p text:style-name="P4">
Published Time: 2023-07-09T23:09:00+03:00</text:p>
      <text:p text:style-name="P4">
Modified Time: 2023-07-09T23:09:00+03:00</text:p>
      <text:p text:style-name="P4">
Description: США, Великобританія, Франція і Німеччина на саміті НАТО цього тижня мають намір представити формат гарантій безпеки Україні, до яких можуть долучатися інші країни. — Укрінформ.</text:p>
      <text:p text:style-name="P4">
Images: ['<text:a xlink:type="simple" xlink:href="https://static.ukrinform.com/photos/2023_07/thumb_files/630_360_1688597640-973.jpg" text:style-name="Internet_20_link" text:visited-style-name="Visited_20_Internet_20_Link">
630_360_16885...</text:a>
']</text:p>
      <text:p text:style-name="P4">
Tags: ['НАТО', 'Саміт НАТО', 'Війна з Росією', 'Гарантії безпеки']</text:p>
      <text:p text:style-name="P4">
Type: Article</text:p>
      <!--METADATA-->
      <text:p text:style-name="P4">
<draw:frame draw:style-name="fr1" draw:name="Image247" text:anchor-type="as-char" svg:width="6.9236in" svg:height="3.956343in" draw:z-index="0">
<draw:image xlink:href="../Images/yкринформ/2023-07-09T23-09-00-03-00/630_360_1688597640-973.jpg" xlink:type="simple" xlink:show="embed" xlink:actuate="onLoad" draw:mime-type="image/jpeg"/>
</draw:frame>
 США,Великобританія, Франція і Німеччина на саміті НАТО цього тижня мають намірпредставити формат гарантій безпеки Україні, до яких можуть долучатися іншікраїни.</text:p>
      <text:p text:style-name="P4">
Як передає Укрінформ, про це повідомляє <text:a xlink:type="simple" xlink:href="https://www.politico.eu/article/western-powers-nato-security-pledges-ukraine-putin-russia-war/" text:style-name="Internet_20_link" text:visited-style-name="Visited_20_Internet_20_Link">
 Politico</text:a>
 з посиланням на власні джерела.</text:p>
      <text:p text:style-name="P4">
Зазначається, що група союзників веде активні переговори, щоб устигнути востанній момент перед самітом завершити роботу над відповідною декларацією.</text:p>
      <text:p text:style-name="P4">
Чотири країни вже кілька тижнів обговорюють це питання з Києвом, а такожконсультуються з іншими союзниками з НАТО, ЄС і G7.</text:p>
      <text:p text:style-name="P4">
<text:span text:style-name="T4">
Читайте також:</text:span>
 <text:span text:style-name="T4">
<text:a xlink:type="simple" xlink:href="https://www.ukrinform.ua/rubric-polytics/3733587-kuleba-pogovoriv-z-blinkenom-pracuemo-sob-risenna-samitu-nato-buli-vigrasnimi-dla-vsih.html" text:style-name="Internet_20_link" text:visited-style-name="Visited_20_Internet_20_Link">
 Кулеба поговорив з Блінкеном: Працюємо, щоб рішеннясаміту НАТО були виграшними для всіх </text:a>
 </text:span>
</text:p>
      <text:p text:style-name="P4">
Ідея гарантій полягає у створенні «парасольки» за участю країн, готовихнадавати Україні постійну військову допомогу.</text:p>
      <text:p text:style-name="P4">
Багато союзників всередині Альянсу загалом погоджуються, що Україна можеприєднатися до НАТО лише після закінчення війни.</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Тому найбільші держави блоку працюють над виробленням проміжних зобов'язань усфері безпеки, які кожна з них зможе надати Україні на цей час.</text:p>
      <text:p text:style-name="P4">
Водночас країни на східному фланзі наполягають на забезпеченні якнайшвидшогочленства України в Альянсі, навіть якщо триватимуть бойові дії.</text:p>
      <text:p text:style-name="P4">
За словами офіційних осіб у Берліні, Парижі, Лондоні та Брюсселі, які говорилина умовах анонімності, західні держави мають на меті представити формат цієї«парасольки» на саміті, який розпочинається у вівторок у Вільнюсі.</text:p>
      <text:p text:style-name="P4">
<text:span text:style-name="T4">
Читайте також:</text:span>
 <text:span text:style-name="T4">
<text:a xlink:type="simple" xlink:href="https://www.ukrinform.ua/rubric-polytics/3733266-portugalia-stala-23-krainou-aka-pidtrimala-clenstvo-ukraini-v-nato-op.html" text:style-name="Internet_20_link" text:visited-style-name="Visited_20_Internet_20_Link">
 Португалія стала 23 країною, яка підтримала членствоУкраїни в НАТО - ОП </text:a>
 </text:span>
</text:p>
      <text:p text:style-name="P4">
Президент США Джо Байден у понеділок зустрінеться з прем'єр-міністром ВеликоїБританії Ріші Сунаком у Лондоні, де мають бути узгоджені останні деталі. Замериканського боку за це питання відповідає заступник міністра оборони зпитань політки Пентагону Колін Каль. Ініціатива може зрештою звестися дообіцянок продовжувати надавати значну частину допомоги, яку союзники вженадають, – зброю, військову техніку, навчання, фінансування і розвіддані. Алесоюзники воліють запропонувати чіткіший сигнал єдності щодо України, хоча Київнавряд чи отримає тверду обіцянку стосовно членства в НАТО.</text:p>
      <text:p text:style-name="P4">
«По суті, це гарантія того, що ми ще дуже довго оснащуватимемо українськізбройні сили, фінансуватимемо їх, консультуватимемо й тренуватимемо для того,аби вони були спроможні стримувати будь-яку майбутню агресію», – сказаввисокопоставлений дипломат НАТО.</text:p>
      <text:p text:style-name="P4">
Він зазначив, що кожна зацікавлена країна повинна буде у двосторонньомупорядку визначити з Україною свої зобов'язання. «І це може бути будь-що – відпротиповітряної оборони до танків і чого завгодно», – додав він.</text:p>
      <text:p text:style-name="P4">
<text:span text:style-name="T4">
Читайте також:</text:span>
 <text:span text:style-name="T4">
<text:a xlink:type="simple" xlink:href="https://www.ukrinform.ua/rubric-polytics/3732999-ukraina-zaslugovue-na-clenstvo-v-nato-erdogan.html" text:style-name="Internet_20_link" text:visited-style-name="Visited_20_Internet_20_Link">
 Ердоган: Україна заслуговує на членство в НАТО</text:a>
 </text:span>
</text:p>
      <text:p text:style-name="P4">
За словами Генсека НАТО Єнса Столтенберга, на саміті будуть узгоджені плани змодернізації української оборони, які передбачатимуть «багаторічну програмудопомоги для забезпечення повної оперативної сумісності між українськимизбройними силами й НАТО».</text:p>
      <text:p text:style-name="P4">
Також має бути оголошено про створення нового формату співпраці Україна – <text:span text:style-name="T4">
<text:a xlink:type="simple" xlink:href="https://www.ukrinform.ua/tag-nato" text:style-name="Internet_20_link" text:visited-style-name="Visited_20_Internet_20_Link">
НАТО </text:a>
 </text:span>
 , який відкриє обом сторонампростір для роботи над «практичною спільною діяльністю», зазначив Столтенберг.</text:p>
      <text:p text:style-name="P4">
Нагадаємо: вже 23 країни підписали спільну з Україною заяву про підтримкувступу до НАТО. Україну вже підтримали Болгарія, Бельгія, Данія, Естонія,Італія, Ісландія, Іспанія, Канада, Латвія, Литва, Нідерланди, Німеччина,Норвегія, Польща, Португалія, Румунія, Словаччина, Словенія, Фінляндія,Франція, Чехія, Чорногорія та Швеція.</text:p>
      <text:p text:style-name="P4">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Українка Світоліна перемогла білоруску Азарову і зіграє у чвертьфіналі Вімблдону</text:span>
</text:h>
      <text:p text:style-name="P4">
Authors: Ukrinform (Person)</text:p>
      <text:p text:style-name="P4">
Publisher: Укринформ (Organization)</text:p>
      <text:p text:style-name="P4">
Published Time: 2023-07-09T23:13:20+03:00</text:p>
      <text:p text:style-name="P4">
Modified Time: 2023-07-09T23:13:20+03:00</text:p>
      <text:p text:style-name="P4">
Description: Українська тенісистка Еліна Світоліна (№76 WTA) обіграла білоруску Вікторію Азаренко (№20 WTA) в 1/8 фіналу «Вімблдону» - 2:6, 6:4, 7:6. — Укрінформ.</text:p>
      <text:p text:style-name="P4">
Images: ['<text:a xlink:type="simple" xlink:href="https://static.ukrinform.com/photos/2023_07/thumb_files/630_360_1688933552-671.jpeg" text:style-name="Internet_20_link" text:visited-style-name="Visited_20_Internet_20_Link">
630_360_16889...</text:a>
']</text:p>
      <text:p text:style-name="P4">
Tags: ['Світоліна', 'Теніс', 'Вімблдон']</text:p>
      <text:p text:style-name="P4">
Type: Article</text:p>
      <!--METADATA-->
      <text:p text:style-name="P4">
<draw:frame draw:style-name="fr1" draw:name="Image248" text:anchor-type="as-char" svg:width="6.9236in" svg:height="3.956343in" draw:z-index="0">
<draw:image xlink:href="../Images/yкринформ/2023-07-09T23-13-20-03-00/630_360_1688933552-671.jpeg" xlink:type="simple" xlink:show="embed" xlink:actuate="onLoad" draw:mime-type="image/jpeg"/>
</draw:frame>
Українська тенісистка Еліна Світоліна (№76 WTA) обіграла білоруску ВікторіюАзаренко (№20 WTA) в 1/8 фіналу «Вімблдону» - 2:6, 6:4, 7:6.</text:p>
      <text:p text:style-name="P4">
Матч тривав 2 години і 49 хвилин, повідомляє Укрінформ.</text:p>
      <text:p text:style-name="P4">
Українка 8 раз подала навиліт, не допускала подвійних помилок і використала3/9 брейкпойнтів. Світоліна програла Азаренко всі 5 попередніх очнихзустрічей.</text:p>
      <text:p text:style-name="P4">
Для Еліни це дев’ятий виступ в основній сітці «Вімблдону». Вона вдруге укар'єрі зіграє в 1/4 фіналу.</text:p>
      <text:p text:style-name="P4">
У 2019 році Світоліна дійшла до півфіналу змагань.</text:p>
      <text:p text:style-name="P4">
<text:span text:style-name="T4">
Читайте також:</text:span>
 <text:a xlink:type="simple" xlink:href="https://www.ukrinform.ua/rubric-sports/3733526-ukrainka-curenko-zaversila-vistupi-na-vimbldoni.html" text:style-name="Internet_20_link" text:visited-style-name="Visited_20_Internet_20_Link">
 Українка Цуренко завершила виступи на Вімблдоні</text:a>
</text:p>
      <text:p text:style-name="P4">
У чвертьфіналі Еліна зустрінеться з польською тенісисткою Ігою Швьнтек. Матчвідбудеться у вівторок, 11 липня, о 13:00.</text:p>
      <text:p text:style-name="P4">
Фото: Getty Images</text:p>
      <text:p text:style-name="P4">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Стефанішина про участь Зеленського у саміті НАТО: Ніяких рішень ще не ухвалено</text:span>
</text:h>
      <text:p text:style-name="P4">
Authors: Ukrinform (Person)</text:p>
      <text:p text:style-name="P4">
Publisher: Укринформ (Organization)</text:p>
      <text:p text:style-name="P4">
Published Time: 2023-07-09T23:26:00+03:00</text:p>
      <text:p text:style-name="P4">
Modified Time: 2023-07-09T23:26:00+03:00</text:p>
      <text:p text:style-name="P4">
Description: Наразі немає остаточного рішення щодо участі президента України Володимира Зеленського у саміті НАТО у Вільнюсі. — Укрінформ.</text:p>
      <text:p text:style-name="P4">
Images: ['<text:a xlink:type="simple" xlink:href="https://static.ukrinform.com/photos/2023_06/thumb_files/630_360_1685693006-991.jpg" text:style-name="Internet_20_link" text:visited-style-name="Visited_20_Internet_20_Link">
630_360_16856...</text:a>
']</text:p>
      <text:p text:style-name="P4">
Tags: ['НАТО', 'Саміт', 'Саміт НАТО', 'Україна', 'Зеленський', 'Стефанішина']</text:p>
      <text:p text:style-name="P4">
Type: Article</text:p>
      <!--METADATA-->
      <text:p text:style-name="P4">
<draw:frame draw:style-name="fr1" draw:name="Image249" text:anchor-type="as-char" svg:width="6.9236in" svg:height="3.956343in" draw:z-index="0">
<draw:image xlink:href="../Images/yкринформ/2023-07-09T23-26-00-03-00/630_360_1685693006-991.jpg" xlink:type="simple" xlink:show="embed" xlink:actuate="onLoad" draw:mime-type="image/jpeg"/>
</draw:frame>
 Наразінемає остаточного рішення щодо участі президента України ВолодимираЗеленського у саміті НАТО у Вільнюсі.</text:p>
      <text:p text:style-name="P4">
Про це заявила віцепрем'єрка України з питань європейської і євроатлантичноїінтеграції Ольга Стефанішина в інтерв'ю " <text:a xlink:type="simple" xlink:href="https://www.youtube.com/watch" text:style-name="Internet_20_link" text:visited-style-name="Visited_20_Internet_20_Link">
 Європейській правді</text:a>
 ", передає Укрінформ.</text:p>
      <text:p text:style-name="P4">
"Ще не прийнято ніяких остаточних рішень. Ми до кінця не розуміємо форматувсіх зустрічей у Вільнюсі, але і до кінця не розуміємо рішень, які будутьфізично покладені на стіл", - заявила Стефанішина.</text:p>
      <text:p text:style-name="P4">
<text:span text:style-name="T4">
Читайте також:</text:span>
 <text:span text:style-name="T4">
<text:a xlink:type="simple" xlink:href="https://www.ukrinform.ua/rubric-polytics/3732496-ostatocni-risenna-samitu-nato-se-ne-uzgodzeni-trivaut-peremovini-stefanisina.html" text:style-name="Internet_20_link" text:visited-style-name="Visited_20_Internet_20_Link">
 Остаточні рішення Саміту НАТО ще не узгоджені, триваютьперемовини - Стефанішина </text:a>
 </text:span>
</text:p>
      <text:p text:style-name="P4">
Крім цього, вона зазначила, що Україна не знає чого очікувати у фінальнихдокументах: "Тобто моделюємо ситуацію: Вільнюс, відбувається засідання РадиУкраїна - НАТО, виступ Президента на самому саміті. На столі перед лідерамилежать фінальні документи, які пропонують ухвалити з результатами саміту. Отми зараз не знаємо, що буде в цих документах".</text:p>
      <text:p text:style-name="P4">
Зазначається, що від фінальних документів буде залежати, чи поїде Зеленськийна <text:span text:style-name="T4">
<text:a xlink:type="simple" xlink:href="https://www.ukrinform.ua/tag-samit-nato" text:style-name="Internet_20_link" text:visited-style-name="Visited_20_Internet_20_Link">
 саміт </text:a>
 </text:span>
 .</text:p>
      <text:p text:style-name="P4">
"Весь цей тиждень і попередні місяці ми провели в комунікації з союзниками.Президент здійснив низку візитів особисто. Він поїхав у Туреччину вестивідповідні перемовини. І його роль, я думаю, буде визначальна і у рішеннях,які можуть бути ухвалені щодо Швеції. Це дуже важливо. Тому що ми думаємо нетільки за себе, а і за друзів, скажімо так. І тривають перемовини, які ведеЄрмак по гарантіях безпеки. Триває робота по фінальних документах. Ніякихрішень ще не ухвалено", - додала вона.</text:p>
      <text:p text:style-name="P4">
<text:span text:style-name="T4">
Читайте також:</text:span>
 <text:span text:style-name="T4">
<text:a xlink:type="simple" xlink:href="https://www.ukrinform.ua/rubric-polytics/3731722-ostatocni-risenna-pro-vstup-ukraini-do-nato-mozut-uhvaliti-u-vilnusi-stefanisina.html" text:style-name="Internet_20_link" text:visited-style-name="Visited_20_Internet_20_Link">
 Остаточні рішення про вступ України до НАТО можутьухвалити у Вільнюсі - Стефанішина </text:a>
 </text:span>
</text:p>
      <text:p text:style-name="P4">
Як _<text:span text:style-name="T4">
<text:a xlink:type="simple" xlink:href="https://www.ukrinform.ua/rubric-polytics/3731326-nauseda-spodivaetsa-so-zelenskij-priide-u-vilnus-na-samit-nato.html" text:style-name="Internet_20_link" text:visited-style-name="Visited_20_Internet_20_Link">
 повідомлялося </text:a>
 </text:span>
 _ , Президент Литви Гітанас Науседа висловив сподівання, щоПрезидент України Володимир Зеленський приїде у Вільнюс, попри йогопопередження, що він не бачить сенсу їхати, якщо Києву не буде дано «сигнал»на зустрічі, і відіграє важливу роль у прийнятті рішень у Вільнюсі.</text:p>
      <text:p text:style-name="P4">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Франція купить у США протитанкові ракети Hellfire на понад $200 мільйонів</text:span>
</text:h>
      <text:p text:style-name="P4">
Authors: Ukrinform (Person)</text:p>
      <text:p text:style-name="P4">
Publisher: Укринформ (Organization)</text:p>
      <text:p text:style-name="P4">
Published Time: 2023-07-09T23:43:00+03:00</text:p>
      <text:p text:style-name="P4">
Modified Time: 2023-07-09T23:43:00+03:00</text:p>
      <text:p text:style-name="P4">
Description: Державний департамент США схвалив можливий продаж Франції ракет AGM-114R2 Hellfire та супутнього обладнання орієнтовною вартістю 203 млн доларів. — Укрінформ.</text:p>
      <text:p text:style-name="P4">
Images: ['<text:a xlink:type="simple" xlink:href="https://static.ukrinform.com/photos/2016_01/thumb_files/630_360_1452247972-9694-hellfire.jpg" text:style-name="Internet_20_link" text:visited-style-name="Visited_20_Internet_20_Link">
630_360_14522...</text:a>
']</text:p>
      <text:p text:style-name="P4">
Tags: ['Франція', 'Оборона', 'Ракета', 'США']</text:p>
      <text:p text:style-name="P4">
Type: Article</text:p>
      <!--METADATA-->
      <text:p text:style-name="P4">
<draw:frame draw:style-name="fr1" draw:name="Image250" text:anchor-type="as-char" svg:width="6.9236in" svg:height="3.956343in" draw:z-index="0">
<draw:image xlink:href="../Images/yкринформ/2023-07-09T23-43-00-03-00/630_360_1452247972-9694-hellfire.jpg" xlink:type="simple" xlink:show="embed" xlink:actuate="onLoad" draw:mime-type="image/jpeg"/>
</draw:frame>
Державний департамент США схвалив можливий продаж Франції ракет AGM-114R2Hellfire та супутнього обладнання орієнтовною вартістю 203 млн доларів.</text:p>
      <text:p text:style-name="P4">
Як передає Укрінформ, про це <text:a xlink:type="simple" xlink:href="https://www.dsca.mil/press-media/major-arms-sales/france-hellfire-missiles" text:style-name="Internet_20_link" text:visited-style-name="Visited_20_Internet_20_Link">
 повідомляє </text:a>
 Управління воєнногоспівробітництва Міністерства оборони США.</text:p>
      <text:p text:style-name="P4">
Відомство повідомило про цю операцію Конгрес.</text:p>
      <text:p text:style-name="P4">
Уряд Франції звернувся з проханням придбати до 1 515 таких ракет. Головнимпідрядником виступатиме американська корпорація Lockheed Martin.</text:p>
      <text:p text:style-name="P4">
<text:span text:style-name="T4">
Читайте також:</text:span>
 <text:span text:style-name="T4">
<text:a xlink:type="simple" xlink:href="https://www.ukrinform.ua/rubric-world/3716083-polsa-kupila-u-ssa-protitankovi-raketi-hellfire.html" text:style-name="Internet_20_link" text:visited-style-name="Visited_20_Internet_20_Link">
 Польща купила у США протитанкові ракети Hellfire</text:a>
 </text:span>
</text:p>
      <text:p text:style-name="P4">
Зазначається, цей продаж сприятиме посиленню безпеки країни НАТО, що єважливим чинником політичної стабільності та економічного прогресу в Європі.</text:p>
      <text:p text:style-name="P4">
AGM-114R2 Hellfire – керована протитанкова <text:span text:style-name="T4">
<text:a xlink:type="simple" xlink:href="https://www.ukrinform.ua/tag-raketa" text:style-name="Internet_20_link" text:visited-style-name="Visited_20_Internet_20_Link">
 ракета</text:a>
 </text:span>
 класу «повітря – земля», щозапускається без прямого візуального контакту з ціллю з гелікоптерів, літаків,безпілотників, а також із наземних транспортних засобів. Скеровується променемлазера або іншими системами.</text:p>
      <text:p text:style-name="P4">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Зеленський про вибори в США: Для нас важливо зберегти двопартійну підтримку</text:span>
</text:h>
      <text:p text:style-name="P4">
Authors: Ukrinform (Person)</text:p>
      <text:p text:style-name="P4">
Publisher: Укринформ (Organization)</text:p>
      <text:p text:style-name="P4">
Published Time: 2023-07-09T23:57:00+03:00</text:p>
      <text:p text:style-name="P4">
Modified Time: 2023-07-09T23:57:00+03:00</text:p>
      <text:p text:style-name="P4">
Description: Президент України Володимир Зеленський наголошує на важливості збереження двопартійної підтримки України з боку США незалежно від результатів президентських виборів 2024 року. — Укрінформ.</text:p>
      <text:p text:style-name="P4">
Images: ['<text:a xlink:type="simple" xlink:href="https://static.ukrinform.com/photos/2023_07/thumb_files/630_360_1688740817-234.jpg" text:style-name="Internet_20_link" text:visited-style-name="Visited_20_Internet_20_Link">
630_360_16887...</text:a>
']</text:p>
      <text:p text:style-name="P4">
Tags: ['США', 'Україна', 'Зеленський']</text:p>
      <text:p text:style-name="P4">
Type: Article</text:p>
      <!--METADATA-->
      <text:p text:style-name="P4">
<draw:frame draw:style-name="fr1" draw:name="Image251" text:anchor-type="as-char" svg:width="6.9236in" svg:height="3.956343in" draw:z-index="0">
<draw:image xlink:href="../Images/yкринформ/2023-07-09T23-57-00-03-00/630_360_1688740817-234.jpg" xlink:type="simple" xlink:show="embed" xlink:actuate="onLoad" draw:mime-type="image/jpeg"/>
</draw:frame>
 ПрезидентУкраїни Володимир Зеленський наголошує на важливості збереження двопартійноїпідтримки України з боку США незалежно від результатів президентських виборів2024 року.</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Ви взагалі стурбовані майбутніми президентськими виборами й продовженнямдопомоги?" – запитала журналістка в Зеленського.</text:p>
      <text:p text:style-name="P4">
«Це внутрішнє, внутрішньополітичне питання. Це вирішуватимуть американці, і яне хотів би втручатися, – відповів він. – Але для нас важливо зберегтидвопартійну підтримку України... Ми розуміємо, що є деякі небезпечні сигнали,які надходять від окремих політиків США щодо скорочення допомоги Україні».</text:p>
      <text:p text:style-name="P4">
<text:span text:style-name="T4">
Читайте також:</text:span>
 <text:span text:style-name="T4">
<text:a xlink:type="simple" xlink:href="https://www.ukrinform.ua/rubric-ato/3733615-koli-zsu-dijdut-do-krimu-putin-zahoce-peregovoriv-zelenskij.html" text:style-name="Internet_20_link" text:visited-style-name="Visited_20_Internet_20_Link">
 Коли ЗСУ дійдуть до Криму, Путін захоче переговорів -Зеленський </text:a>
 </text:span>
</text:p>
      <text:p text:style-name="P4">
Він також відповів на заяви експрезидента Дональда Трампа, який неодноразовостверджував, що закінчив би війну упродовж 24 годин.</text:p>
      <text:p text:style-name="P4">
«Саме бажання покласти край війні – це прекрасно, – сказав Зеленський. – Алеце бажання має ґрунтуватися на певному реальному досвіді. Що ж, схоже, ДональдТрамп свого часу вже мав ці 24 години. Ми були в стані війни, неповномасштабної війни, але ми були в стані <text:span text:style-name="T4">
<text:a xlink:type="simple" xlink:href="https://www.ukrinform.ua/tag-vijna" text:style-name="Internet_20_link" text:visited-style-name="Visited_20_Internet_20_Link">
 війни</text:a>
 </text:span>
 , і, як я припускаю, він мав цей часу своєму розпорядженні, але в нього, мабуть, були якісь інші пріоритети».</text:p>
      <text:p text:style-name="P4">
<text:span text:style-name="T4">
Читайте також:</text:span>
 <text:span text:style-name="T4">
<text:a xlink:type="simple" xlink:href="https://www.ukrinform.ua/rubric-ato/3733548-zelenskij-prioritet-zmicnenna-usogo-pivnicnogo-kordonu.html" text:style-name="Internet_20_link" text:visited-style-name="Visited_20_Internet_20_Link">
 Зеленський: Пріоритет – зміцнення усього північногокордону </text:a>
 </text:span>
</text:p>
      <text:p text:style-name="P4">
«Якщо ми говоримо про те, щоб закінчити війну ціною України, тобто змусити насвідмовитися від наших територій, ну, гадаю, таким чином (президент США Джо)Байден міг би закінчити її навіть за п'ять хвилин, – додав він. – Але ми б непогодилися».</text:p>
      <text:p text:style-name="P4">
Президент України відповів тим американцям, котрі скептично ставляться допродовження допомоги: «Я ціную тих, хто каже, що зроблено достатньо. Повіртемені, незважаючи ні на що, я ціную допомогу. Щодо слова «достатньо», то ми,українці, не вирізняємося надмірними апетитами. Нам достатньо нашої перемоги».</text:p>
      <text:p text:style-name="P4">
<text:span text:style-name="T4">
Читайте також:</text:span>
 <text:span text:style-name="T4">
<text:a xlink:type="simple" xlink:href="https://www.ukrinform.ua/rubric-polytics/3733622-stefanisina-pro-ucast-zelenskogo-u-samiti-nato-niakih-risen-se-ne-uhvaleno.html" text:style-name="Internet_20_link" text:visited-style-name="Visited_20_Internet_20_Link">
 Стефанішина про участь Зеленського у саміті НАТО:Ніяких рішень ще не ухвалено </text:a>
 </text:span>
</text:p>
      <text:p text:style-name="P4">
Як повідомлялося, 11-12 липня у Вільнюсі (Литва) відбудеться саміт НАТО, підчас якого Україна хоче отримати чіткі гарантії безпеки та зрозумілуперспективу членства в Альянсі.</text:p>
      <text:p text:style-name="P4">
<text:span text:style-name="T5">
Фото: ОПУ</text:span>
</text:p>
      <text:p text:style-name="P4">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Сенцов отримав контузію під час контрнаступу</text:span>
</text:h>
      <text:p text:style-name="P4">
Authors: Ukrinform (Person)</text:p>
      <text:p text:style-name="P4">
Publisher: Укринформ (Organization)</text:p>
      <text:p text:style-name="P4">
Published Time: 2023-07-09T2:55:00+03:00</text:p>
      <text:p text:style-name="P4">
Modified Time: 2023-07-09T21:55:00+03:00</text:p>
      <text:p text:style-name="P4">
Description: Український режисер та колишній політв'язень Кремля Олег Сенцов розповів, що у суботу, 8 липня, отримав контузію під час контрнаступу ЗСУ. — Укрінформ.</text:p>
      <text:p text:style-name="P4">
Images: ['<text:a xlink:type="simple" xlink:href="https://static.ukrinform.com/photos/2023_07/thumb_files/630_360_1688929125-487.jpg" text:style-name="Internet_20_link" text:visited-style-name="Visited_20_Internet_20_Link">
630_360_16889...</text:a>
']</text:p>
      <text:p text:style-name="P4">
Tags: ['Сенцов', 'ЗСУ', 'Війна з Росією', 'Контрнаступ']</text:p>
      <text:p text:style-name="P4">
Type: Article</text:p>
      <!--METADATA-->
      <text:p text:style-name="P4">
<draw:frame draw:style-name="fr1" draw:name="Image252" text:anchor-type="as-char" svg:width="6.9236in" svg:height="3.956343in" draw:z-index="0">
<draw:image xlink:href="../Images/yкринформ/2023-07-09T2-55-00-03-00/630_360_1688929125-487.jpg" xlink:type="simple" xlink:show="embed" xlink:actuate="onLoad" draw:mime-type="image/jpeg"/>
</draw:frame>
 Українськийрежисер та колишній політв'язень Кремля Олег Сенцов розповів, що у суботу, 8липня, отримав контузію під час контрнаступу ЗСУ.</text:p>
      <text:p text:style-name="P4">
Про це він написав у своєму <text:a xlink:type="simple" xlink:href="https://www.facebook.com/oleg.sentsov/videos/269034215773416" text:style-name="Internet_20_link" text:visited-style-name="Visited_20_Internet_20_Link">
 Facebook</text:a>
 , передаєУкрінформ.</text:p>
      <text:p text:style-name="P4">
Сенцов розповів, що разом з підрозділом пройшов через складний бій, в ходіякого ЗСУ вдалося взяти важливий для наступу рубіж.</text:p>
      <text:p text:style-name="P4">
"Ми щойно вийшли з бою, всі, хто залишився. Виконали свою задачу, взяли дужеважкий, дуже важливий рубіж, аби тривав далі наш контрнаступ", - розповів він.</text:p>
      <text:p text:style-name="P4">
<text:span text:style-name="T4">
Читайте також:</text:span>
 <text:span text:style-name="T4">
<text:a xlink:type="simple" xlink:href="https://www.ukrinform.ua/rubric-ato/3733398-rosia-za-500-dniv-vijni-proti-ukraini-ne-dosagla-zodnoi-meti-isw.html" text:style-name="Internet_20_link" text:visited-style-name="Visited_20_Internet_20_Link">
 Росія за 500 днів війни проти України не досягла жодноїмети – ISW </text:a>
 </text:span>
</text:p>
      <text:p text:style-name="P4">
Сенцов повідомив, що багато воїнів було поранено, сам режисер отримавконтузію.</text:p>
      <text:p text:style-name="P4">
"Я лежу тут, чекаю, коли заберуть. В мене контузія походу, неважка... Навіщо яце розказую? Щоб ви знали, що ми все одно переможемо всіх у цій війні, але абиви всі знали ціну, яку ми всі платимо", - сказав він на відео.</text:p>
      <text:p text:style-name="P4">
<text:span text:style-name="T4">
Читайте також:</text:span>
 <text:span text:style-name="T4">
<text:a xlink:type="simple" xlink:href="https://www.ukrinform.ua/rubric-ato/3732444-zelenskij-pro-kontrnastup-idemo-piski-bo-rozminovuemo-a-potim-ruhaetsa-tehnika.html" text:style-name="Internet_20_link" text:visited-style-name="Visited_20_Internet_20_Link">
 Зеленський — про контрнаступ: Ідемо пішки, борозміновуємо, а потім рухається техніка </text:a>
 </text:span>
</text:p>
      <text:p text:style-name="P4">
Наразі Сенцов знаходиться у лікарні разом з іншими пораненими.</text:p>
      <text:p text:style-name="P4">
Як повідомлялося, минулого тижня голова Об’єднаного комітету начальниківштабів США генерал Марк Міллі висловив думку, що <text:span text:style-name="T4">
<text:a xlink:type="simple" xlink:href="https://www.ukrinform.ua/tag-kontrnastup" text:style-name="Internet_20_link" text:visited-style-name="Visited_20_Internet_20_Link">
 контрнаступ</text:a>
 </text:span>
 України буде дуже складним,тривалим і з великими втратами на полі бою.</text:p>
      <text:p text:style-name="P4">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Армія рф щоденно обстрілює Україну, і громадяни Ізраїлю мають це усвідомлювати, прибуваючи на святкування Рош га-Шана</text:span>
</text:h>
      <text:p text:style-name="P4">
Author: ['АРМІЯINFORM']</text:p>
      <text:p text:style-name="P4">
Time: 2023-07-09T36:00:00-04:00</text:p>
      <text:p text:style-name="P4">
Description: Про це заступниця Міністра внутрішніх справ України заявила під час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101370_800_600_0_0_auto.jpg" text:style-name="Internet_20_link" text:visited-style-name="Visited_20_Internet_20_Link">
thumb_101370_800_600_0_0_auto.jpg</text:a>
']</text:p>
      <text:p text:style-name="P4">
Tags: ['STOPRUSSIA', 'АГРЕСІЯ РФ', 'ВІЙНА', 'ВТОРГНЕННЯ РФ', 'МВС УКРАЇНИ']</text:p>
      <text:p text:style-name="P4">
Category: News</text:p>
      <!--METADATA-->
      <text:p text:style-name="P4">
<draw:frame draw:style-name="fr1" draw:name="Image253" text:anchor-type="as-char" svg:width="6.9236in" svg:height="4.612849in" draw:z-index="0">
<draw:image xlink:href="../Images/AРМІЯINFORM/2023-07-09T36-00-00-04-00/thumb_101370_800_600_0_0_auto.jpg" xlink:type="simple" xlink:show="embed" xlink:actuate="onLoad" draw:mime-type="image/jpeg"/>
</draw:frame>
</text:p>
      <text:p text:style-name="P4">
Про це <text:a xlink:type="simple" xlink:href="https://www.npu.gov.ua/news/kateryna-pavlichenko-armiia-rf-shchodenno-obstriliuie-ukrainu-i-hromadiany-izrailiu-maiut-tse-usvidomliuvaty-prybuvaiuchy-na-sviatkuvannia-rosh-ha-shana" text:style-name="Internet_20_link" text:visited-style-name="Visited_20_Internet_20_Link">
заступниця</text:a>
 Міністравнутрішніх справ України заявила під час зустрічі із Надзвичайним іПовноважним послом Ізраїлю в Україні Міхаелем Бродським.</text:p>
      <text:p text:style-name="P4">
Катерина Павліченко зазначила, що через постійні атаки зі сторони росії наразів Україні немає повністю безпечних міст і паломники мають це розумітиприбуваючи до міста Умань на святкування Рош га-Шана.</text:p>
      <text:p text:style-name="P4">
«У нас зараз дійсно немає жодного міста, де б було безпечно, адже росіяобстрілює всю територію України. Наразі ми не можемо гарантувати повну безпекудля громадян Ізраїлю, саме томи ми рекомендуємо паломникам утриматись відпоїздок до України», — зазначила заступниця Глави МВС.</text:p>
      <text:p text:style-name="P4">
У відповідь на це Надзвичайний та Повноважний посол Ізраїлю в Україні МіхаельБродський заявив, що офіційний Єрусалим також готує безпекові рекомендації длявласних громадян щодо візитів до України цього року:</text:p>
      <text:p text:style-name="P4">
«Дякуємо вам за допомогу, яку ви надаєте кожного року, адже тисячі хасидівприїжджають до України. Минулий рік був особливо важким, утім, незважаючи навійну, в Умані відбулося святкування Рош га-Шана. Попри постійні закликивлади, майже 23 тисячі паломників відвідали Україну того року. Ймовірно, щоцього разу кількість бажаючих не зменшиться, і це при тому, що в Ізраїлі досідіють застереження щодо поїздок в Україну, зокрема й на святкування Рош га-Шана».</text:p>
      <text:p text:style-name="P4">
Своєю чергою, т.в.о. Голови Національної поліції України Іван Вигівськийзазначив, що Україна не хоче обмежувати громадян Ізраїлю у цьому питанні,однак Національна поліція України буде вживати посилених безпекових заходів.</text:p>
      <text:p text:style-name="P4">
«Ми плануємо встановити повний контроль за переміщенням паломників. У потягахпланується забезпечити присутність поліцейських, для того, щоб уникнутиконфліктних ситуацій. Через комендантську годину пропонується альтернативащодо переміщення — це супровід патрульною поліцією централізованих автобусів»,— розповів Іван Вигівський.</text:p>
      <text:p text:style-name="P4">
Наприкінці зустрічі сторони погодилися про подальшу підтримку на фоніповномасштабного вторгнення росії. Зокрема, Надзвичайний та Повноважний посолІзраїлю в Україні Міхаель Бродський розповів, що його країна готує новий пакетдопомоги.</text:p>
      <text:p text:style-name="P4">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Глава держави повідомив про призначення Героя України полковника Олександра Півненка командувачем Національної гвардії</text:span>
</text:h>
      <text:p text:style-name="P4">
Author: ['АРМІЯINFORM']</text:p>
      <text:p text:style-name="P4">
Time: 2023-07-09T38:00:00-04:00</text:p>
      <text:p text:style-name="P4">
Description: Президент Володимир Зеленський призначив командувачем Національної гвардії Геро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Tags: ['STOPRUSSIA', 'АГРЕСІЯ РФ', 'ВІЙНА', 'ВТОРГНЕННЯ РФ', 'НАЦГВАРДІЯ', 'ОЛЕКСАНДР ПІВНЕНКО']</text:p>
      <text:p text:style-name="P4">
Category: News</text:p>
      <!--METADATA-->
      <text:p text:style-name="P4">
<draw:frame draw:style-name="fr1" draw:name="Image254" text:anchor-type="as-char" svg:width="6.9236in" svg:height="4.617948in" draw:z-index="0">
<draw:image xlink:href="../Images/AРМІЯINFORM/2023-07-09T38-00-00-04-00/56079887ae3d28278e491f3f3e1fbad5_1688849247_extra_large.jpeg" xlink:type="simple" xlink:show="embed" xlink:actuate="onLoad" draw:mime-type="image/jpeg"/>
</draw:frame>
</text:p>
      <text:p text:style-name="P4">
Президент Володимир Зеленський призначив командувачем Національної гвардіїГероя України полковника Олександра Півненка. Про це Глава держави повідомивпід час відвідання Західного територіального управління Національної гвардії вмежах робочої поїздки до Львівської області.</text:p>
      <text:p text:style-name="P4">
Про це <text:a xlink:type="simple" xlink:href="https://president.gov.ua/news/glava-derzhavi-povidomiv-pro-priznachennya-geroya-ukrayini-p-84217" text:style-name="Internet_20_link" text:visited-style-name="Visited_20_Internet_20_Link">
повідомляє</text:a>
 Офіс Президента України.</text:p>
      <text:p text:style-name="P4">
Виступаючи перед особовим складом, Володимир Зеленський наголосив, щополковник Олександр Півненко — це потужний воїн Національної гвардії України,який відзначився в боях проти російських окупантів, зокрема в боях за Бахмутна Донеччині.</text:p>
      <text:p text:style-name="P4">
«Я призначив Героя України Олександра Півненка командувачем Національноїгвардії України. Пане командувачу! Бажаю вам і всій Україні звільнення всієїнашої землі, повернення всіх наших людей, омріяної перемоги», — сказавПрезидент, звертаючись до Олександра Півненка.</text:p>
      <text:p text:style-name="P4">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Проєкт Європейського Союзу на мільйон 155-мм снарядів вже повністю на марші — Олексій Резніков</text:span>
</text:h>
      <text:p text:style-name="P4">
Author: ['АРМІЯINFORM']</text:p>
      <text:p text:style-name="P4">
Time: 2023-07-09T40:00:00-04:00</text:p>
      <text:p text:style-name="P4">
Description: Необхідний набір систем озброєння від західних партнерів майже є, але ще не остат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17106w540zc0.jpg" text:style-name="Internet_20_link" text:visited-style-name="Visited_20_Internet_20_Link">
417106w540zc0.jpg</text:a>
']</text:p>
      <text:p text:style-name="P4">
Tags: ['STOPRUSSIA', 'АГРЕСІЯ РФ', 'ВІЙНА', 'ВТОРГНЕННЯ РФ', 'ОЛЕКСІЙ РЕЗНІКОВ']</text:p>
      <text:p text:style-name="P4">
Category: News</text:p>
      <!--METADATA-->
      <text:p text:style-name="P4">
<draw:frame draw:style-name="fr1" draw:name="Image255" text:anchor-type="as-char" svg:width="6.9236in" svg:height="5.1927in" draw:z-index="0">
<draw:image xlink:href="../Images/AРМІЯINFORM/2023-07-09T40-00-00-04-00/417106w540zc0.jpg" xlink:type="simple" xlink:show="embed" xlink:actuate="onLoad" draw:mime-type="image/jpeg"/>
</draw:frame>
Ілюстративне фото</text:p>
      <text:p text:style-name="P4">
Необхідний набір систем озброєння від західних партнерів майже є, але ще неостаточно. Про це в ефірі телемарафону «Єдині новини» сказав Міністр оборониУкраїни Олексій Резніков. Зокрема, за його словами, Україна все ще очікує напоставку танків Abrams.</text:p>
      <text:p text:style-name="P4">
— Необхідний набір саме систем майже відбувся, але ще не остаточно.Завершується підготовка екіпажів, дещо ще приїде. Наприклад, ті ж самі«Абрамси», про це було чесно сказано нашими американськими партнерами, що вонибудуть десь на початку осені-наприкінці літа. Основні речі є, але колипартнери почали перевіряти свої склади, то з’ясувалося, що те що нам обіцяно,воно теж не в ідеальному технічному стані. Дуже багато країн, особливоєвропейських, жили в парадигмі спокійного, мирного часу, що війна непостукається до них у двері. І тому в багатьох країнах навпаки йшло скороченняармій, скорочення запасів на складах і заморожування замовлень на виготовленнянових засобів ураження для потреб їхніх збройних сил. Всім здавалося, що післяДругої Світової війни повномасштабного, відкритого театру бойових дій у Європіне може статися. А от сталося і тому вони теж це переусвідомлюють. Зараз і яце бачу, я це чую, відчуваю, я спілкуюся з міністрами оборони, я напрямуспілкуюся з виробниками, потужними компаніями і вони всі зараз отримали оцейпоштовх на замовлення. Тому ми будемо розраховувати, що вони і далі будуть знами стільки, скільки треба, — зазначив міністр.</text:p>
      <text:p text:style-name="P4">
Також Олексій Резніков розповів, що західні партнери системно постачають зброюта боєприпаси Україні та фінансують свою індустрію для виробництва додатковихснарядів, боєприпасів, амуніції, різних видів зброї та запасних частин довійськової техніки.</text:p>
      <text:p text:style-name="P4">
— Наприклад, проєкт Європейського Союзу на мільйон 155-мм снарядів вжеповністю на марші. Заводи отримали замовлення і відповідно під це замовленняпішло вже виділене фінансування наших європейських партнерів, — повідомивочільник оборонного відомства.</text:p>
      <text:p text:style-name="P4">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Уряд затвердив порядок встановлення факту безпосередньої участі цивільних осіб у захисті України для надання відповідних статусів</text:span>
</text:h>
      <text:p text:style-name="P4">
Author: ['АРМІЯINFORM']</text:p>
      <text:p text:style-name="P4">
Time: 2023-07-09T42:00:00-04:00</text:p>
      <text:p text:style-name="P4">
Description: Відповідний проєкт постанови КМУ, що розроблений фахівцями Мінветеранів на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posvidchennya-ubd.jpg" text:style-name="Internet_20_link" text:visited-style-name="Visited_20_Internet_20_Link">
posvidchennya-ubd.jpg</text:a>
']</text:p>
      <text:p text:style-name="P4">
Tags: ['STOPRUSSIA', 'АГРЕСІЯ РФ', 'ВІЙНА', 'ВТОРГНЕННЯ РФ', 'МІНВЕТЕРАНІВ', 'СТАТУС УБД']</text:p>
      <text:p text:style-name="P4">
Category: News</text:p>
      <!--METADATA-->
      <text:p text:style-name="P4">
<draw:frame draw:style-name="fr1" draw:name="Image256" text:anchor-type="as-char" svg:width="6.9236in" svg:height="3.894525in" draw:z-index="0">
<draw:image xlink:href="../Images/AРМІЯINFORM/2023-07-09T42-00-00-04-00/posvidchennya-ubd.jpg" xlink:type="simple" xlink:show="embed" xlink:actuate="onLoad" draw:mime-type="image/jpeg"/>
</draw:frame>
 Ілюстративне фото</text:p>
      <text:p text:style-name="P4">
Відповідний проєкт постанови КМУ, що розроблений фахівцями Мінветеранів навиконання завдання Прем’єр-міністра України, ухвалено під час засіданніКабінету Міністрів України 7 липня.</text:p>
      <text:p text:style-name="P4">
Йдеться про процедуру встановлення факту безпосередньої участі у захистіУкраїни цивільних осіб починаючі з 24 лютого 2022 року, які офіційно не були ускладі жодної з українських силових структур.</text:p>
      <text:p text:style-name="P4">
Про це <text:a xlink:type="simple" xlink:href="https://mva.gov.ua/ua/news/za-iniciativi-minveteraniv-uryad-zatverdiv-poryadok-vstanovlennya-faktu-bezposerednoyi-uchasti-civilnih-osib-u-zahisti-ukrayini-dlya-nadannya-vidpovidnih-statusiv" text:style-name="Internet_20_link" text:visited-style-name="Visited_20_Internet_20_Link">
повідомляє</text:a>
 Мінветеранів.</text:p>
      <text:p text:style-name="P4">
На жаль, внаслідок одержаних поранень, контузій, каліцтв або захворювань підчас безпосередньої участі в обороні країни від російських окупантів, багатотаких цивільних стали особами з інвалідністю або загинули (померли).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померлих) Захисників і Захисниць України.</li>
      </ul>
      <text:p text:style-name="P4">
Такі довідки будуть однією з необхідних підстав для подальшого встановленняорганами соцзахисту населення одного із статусів: особи з інвалідністювнаслідок війни або члена сім’ї загиблого (померлого) Захисника чи ЗахисниціУкраїни.</text:p>
      <text:p text:style-name="P4">
Також найближчим часом фахівці Мінветеранів проведуть низку робочих зустрічейз представниками українських добровольчих формувань, членами родин полеглихдобровольців, аби обговорити можливі шляхи допомоги їм у зборі необхіднихдокументів для пришвидшення процедури розгляду комісією та надання відповіднихстатусів.</text:p>
      <text:p text:style-name="P4">
«Наразі Мінветеранів плідно співпрацює з усіма дотичними державними органами,громадськістю, підрозділами з питань соціального захисту обласних та міськихадміністрацій, аби налагодити дієві механізми з надання цивільним громадянам,які брали участь у захисті України, відповідних статусів. Доступно та,водночас, з унеможливленням зловживань у цих питаннях», — наголосила міністр усправах ветеранів України Юлія Лапутіна.</text:p>
      <text:p text:style-name="P4">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росія протягом довгого часу не припиняє спроб привласнення української культури, яка жодним чином їй не належить</text:span>
</text:h>
      <text:p text:style-name="P4">
Author: ['АРМІЯINFORM']</text:p>
      <text:p text:style-name="P4">
Time: 2023-07-09T44:00:00-04:00</text:p>
      <text:p text:style-name="P4">
Description: Не оминула ця тенденція і славетної української художниці, що творила у Франції — Ма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Tags: ['STOPRUSSIA', 'АГРЕСІЯ РФ', 'ВІЙНА', 'ВТОРГНЕННЯ РФ']</text:p>
      <text:p text:style-name="P4">
Category: News</text:p>
      <!--METADATA-->
      <text:p text:style-name="P4">
Не оминула ця тенденція і славетної української художниці, що творила уФранції — Марії Башкирцевої, яку російські «мистецтвознавці» найчастішеназивають «російською», центр протидії дезінформації на своїй сторінці уFacebook<text:a xlink:type="simple" xlink:href="https://www.facebook.com/protydiyadezinformatsiyi.cpd/posts/pfbid0g7utRSxJ8qgJSaidA2hHmx1HJgCSavx5MYfGbu4tsWKKj21pK6SK1oioXgPAr8SCl" text:style-name="Internet_20_link" text:visited-style-name="Visited_20_Internet_20_Link">
повідомив</text:a>
про фейки, поширені ворожими пропагандистами.</text:p>
      <text:p text:style-name="P4">
<text:a xlink:type="simple" xlink:href="https://armyinform.com.ua/wp-content/uploads/2023/07/358747322_286884690527270_992413548216707086_n.jpg" text:style-name="Internet_20_link" text:visited-style-name="Visited_20_Internet_20_Link">
<draw:frame draw:style-name="fr1" draw:name="Image257" text:anchor-type="as-char" svg:width="6.9236in" svg:height="6.9236in" draw:z-index="0">
<draw:image xlink:href="../Images/AРМІЯINFORM/2023-07-09T44-00-00-04-00/358747322_286884690527270_992413548216707086_n-150x150.jpg" xlink:type="simple" xlink:show="embed" xlink:actuate="onLoad" draw:mime-type="image/jpeg"/>
</draw:frame>
</text:a>
</text:p>
      <text:p text:style-name="P4">
<text:a xlink:type="simple" xlink:href="https://armyinform.com.ua/wp-content/uploads/2023/07/359398608_286884733860599_1382663395050584363_n.jpg" text:style-name="Internet_20_link" text:visited-style-name="Visited_20_Internet_20_Link">
<draw:frame draw:style-name="fr1" draw:name="Image258" text:anchor-type="as-char" svg:width="6.9236in" svg:height="6.9236in" draw:z-index="0">
<draw:image xlink:href="../Images/AРМІЯINFORM/2023-07-09T44-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259" text:anchor-type="as-char" svg:width="6.9236in" svg:height="6.9236in" draw:z-index="0">
<draw:image xlink:href="../Images/AРМІЯINFORM/2023-07-09T44-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260" text:anchor-type="as-char" svg:width="6.9236in" svg:height="6.9236in" draw:z-index="0">
<draw:image xlink:href="../Images/AРМІЯINFORM/2023-07-09T44-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261" text:anchor-type="as-char" svg:width="6.9236in" svg:height="6.9236in" draw:z-index="0">
<draw:image xlink:href="../Images/AРМІЯINFORM/2023-07-09T44-00-00-04-00/358534578_286884840527255_2441692880478079167_n-150x150.jpg" xlink:type="simple" xlink:show="embed" xlink:actuate="onLoad" draw:mime-type="image/jpeg"/>
</draw:frame>
</text:a>
</text:p>
      <text:p text:style-name="P4">
Про фейки, які просуває роспропаганда в намаганні «присвоїти» Марію Башкирцевучитайте в спільній інфографіці Центру протидії дезінформації та YouTube-каналу«Культуртригер».</text:p>
      <text:p text:style-name="P4">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Відбулося засідання Координаційного штабу з питань захисту прав дитини в умовах воєнного стану</text:span>
</text:h>
      <text:p text:style-name="P4">
Author: ['АРМІЯINFORM']</text:p>
      <text:p text:style-name="P4">
Time: 2023-07-09T46:00:00-04:00</text:p>
      <text:p text:style-name="P4">
Description: Захід пройшов під головуванням Віцепрем’єр-міністра Ірини Верещук. На ньому були присут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ity-pereselenczi.jpg" text:style-name="Internet_20_link" text:visited-style-name="Visited_20_Internet_20_Link">
dity-pereselenczi.jpg</text:a>
']</text:p>
      <text:p text:style-name="P4">
Tags: ['STOPRUSSIA', 'АГРЕСІЯ РФ', 'ВІЙНА', 'ВТОРГНЕННЯ РФ', 'МІНРЕІНТЕГРАЦІЇ']</text:p>
      <text:p text:style-name="P4">
Category: News</text:p>
      <!--METADATA-->
      <text:p text:style-name="P4">
<draw:frame draw:style-name="fr1" draw:name="Image262" text:anchor-type="as-char" svg:width="6.9236in" svg:height="3.894525in" draw:z-index="0">
<draw:image xlink:href="../Images/AРМІЯINFORM/2023-07-09T46-00-00-04-00/dity-pereselenczi.jpg" xlink:type="simple" xlink:show="embed" xlink:actuate="onLoad" draw:mime-type="image/jpeg"/>
</draw:frame>
 Ілюстративне фото</text:p>
      <text:p text:style-name="P4">
Захід пройшов під головуванням Віцепрем’єр-міністра Ірини Верещук. На ньомубули присутні представники Мінреінтеграції, Мінсоцполітики, Нацсоцслужби,Національного інформаційного бюро, ОВА, служб у справах дітей, інших установта відомств.</text:p>
      <text:p text:style-name="P4">
Про це <text:a xlink:type="simple" xlink:href="https://minre.gov.ua/2023/07/08/vidbulosya-zasidannya-koordynaczijnogo-shtabu-z-pytan-zahystu-prav-dytyny-v-umovah-voyennogo-stanu-3/" text:style-name="Internet_20_link" text:visited-style-name="Visited_20_Internet_20_Link">
повідомляє</text:a>
 Мінреінтеграції.</text:p>
      <text:p text:style-name="P4">
Предметом обговорення, зокрема, були питання централізованого обліку дітей,які можуть бути усиновлені, та взаємодія місцевих служб у справах дітей зНацсоцслужбою.</text:p>
      <text:p text:style-name="P4">
Насамперед це важливо з точки зору захисту прав дітей щодо їх можливогоусиновлення. Учасники засідання наголосили на тому, що централізований облікдає відповідним службам більше можливостей захищати права дітей.</text:p>
      <text:p text:style-name="P4">
Ще одне питання порядку денного — підготовка осіб, які виявили бажанняусиновити дитину. Наразі вона відбувається у форматі офлайн.</text:p>
      <text:p text:style-name="P4">
Ірина Верещук зауважила, що в умовах війни теоретичну частину навчання можнабуло б перевести в онлайн-формат. Це може значно пришвидшити процеспідготовки, відтак дозволить швидше реалізувати право статусних дітей навсиновлення.</text:p>
      <text:p text:style-name="P4">
«Ми повинні швидше проводити навчання. Потрібно розрахувати необхіднукількість тренерів по областях, аби підготовка проходила динамічно і кандидатив усиновлювачі мали змогу якнайшвидше всиновити дитину», — наголосила ІринаВерещук.</text:p>
      <text:p text:style-name="P4">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NEWS-->
      <text:h text:style-name="P10" text:outline-level="1">
<text:span text:style-name="T4">
Австрія серед країн, які постійно підтримують Україну</text:span>
</text:h>
      <text:p text:style-name="P4">
Author: ['АРМІЯINFORM']</text:p>
      <text:p text:style-name="P4">
Time: 2023-07-09T48:00:00-04:00</text:p>
      <text:p text:style-name="P4">
Description: На полях Кліматичної конференції ОБСЄ Міністр захисту довкілля та природних ресур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vstriya-ukrayina.jpg" text:style-name="Internet_20_link" text:visited-style-name="Visited_20_Internet_20_Link">
avstriya-ukrayina.jpg</text:a>
']</text:p>
      <text:p text:style-name="P4">
Tags: ['STOPRUSSIA', 'АВСТРІЯ', 'АГРЕСІЯ РФ', 'ВІЙНА', 'ВТОРГНЕННЯ РФ', 'УРЯДОВИЙ ПОРТАЛ']</text:p>
      <text:p text:style-name="P4">
Category: News</text:p>
      <!--METADATA-->
      <text:p text:style-name="P4">
<draw:frame draw:style-name="fr1" draw:name="Image263" text:anchor-type="as-char" svg:width="6.9236in" svg:height="4.133493in" draw:z-index="0">
<draw:image xlink:href="../Images/AРМІЯINFORM/2023-07-09T48-00-00-04-00/avstriya-ukrayina.jpg" xlink:type="simple" xlink:show="embed" xlink:actuate="onLoad" draw:mime-type="image/jpeg"/>
</draw:frame>
</text:p>
      <text:p text:style-name="P4">
На полях Кліматичної конференції ОБСЄ Міністр захисту довкілля та природнихресурсів Руслан Стрілець провів зустріч з Федеральним міністром з питаньклімату, довкілля, енергетики, мобільності, інновацій та технологій АвстріїЛеонорою Гевесслер, про це <text:a xlink:type="simple" xlink:href="https://www.kmu.gov.ua/news/ruslan-strilets-avstriia-sered-krain-iaki-postiino-pidtrymuiut-ukrainu" text:style-name="Internet_20_link" text:visited-style-name="Visited_20_Internet_20_Link">
повідомляє</text:a>
 Урядовийпортал.</text:p>
      <text:p text:style-name="P4">
Руслан Стрілець подякував Федеральному міністру з питань клімату, довкілля,енергетики, мобільності, інновацій та технологій Австрії Леонорі Гевесслер зареалізацію підписаного у лютому 2023 року Меморандуму про співпрацю міжУкраїною та Австрією. Українські фахівці вже здобули нові знання з питаньзапобігання промисловому забрудненню, екологічної та кліматичної політики вАвстрії.</text:p>
      <text:p text:style-name="P4">
Під час розмови з очільником Міндовкілля пані Леонору Гевесслер насампередхвилювало питання забезпечення водою людей, які опинилися у зоні теракту рф наКаховській ГЕС та ситуація на Запорізькій АЕС. За її словами, Австрія уважнослідкує за тим, що відбувається в Україні та підтримує нас. Вони навітьанонсували виділення 1 мільйона євро на підтримку ядерної безпеки в Україні.</text:p>
      <text:p text:style-name="P4">
«Попри основний фокус на документуванні екологічних злочинів, Українапродовжує роботу над впровадженням стандартів ЄС в українське законодавство.Зокрема, Міндовкілля вже завершило селф-скрінінг українського законодавства навідповідність директивам ЄС», — розповів Руслан Стрілець.</text:p>
      <text:p text:style-name="P4">
Міністр погодилася, що робота над селф-скрінінгом — це колосальна задача івідзначила роботу України над нею.</text:p>
      <text:p text:style-name="P4">
Окрему увагу співрозмовники приділили відновленню Чорнобильської зонивідчуження та створенню там наукового хабу.</text:p>
      <text:p text:style-name="P4">
Продовжуємо працювати задля сталої довкіллєвої політики!</text:p>
      <text:p text:style-name="P4">
Source: <text:a xlink:type="simple" xlink:href="https://armyinform.com.ua/2023/07/09/avstriya-sered-krayin-yaki-postijno-pidtrymuyut-ukrayinu/" text:style-name="Internet_20_link" text:visited-style-name="Visited_20_Internet_20_Link">
https://armyinform.com.ua/2023/07/09/avstriya-sered-krayin-yaki-postijno-pidtrymuyut-ukrayinu/</text:a>
</text:p>
      <!--NEWS-->
      <text:h text:style-name="P10" text:outline-level="1">
<text:span text:style-name="T4">
У Польщі мікроавтобус з українцями врізався у вантажівку, є загибла</text:span>
</text:h>
      <text:p text:style-name="P4">
Authors: Ukrinform (Person)</text:p>
      <text:p text:style-name="P4">
Publisher: Укринформ (Organization)</text:p>
      <text:p text:style-name="P4">
Published Time: 2023-07-09T4:12:00+03:00</text:p>
      <text:p text:style-name="P4">
Modified Time: 2023-07-09T22:12:00+03:00</text:p>
      <text:p text:style-name="P4">
Description: У Польщі автобус, у якому їхала група громадян з України, врізався у вантажівку, що стояла на узбіччі. Одна людина загинула на місці, ще вісьмох доставили до лікарні.          — Укрінформ.</text:p>
      <text:p text:style-name="P4">
Images: ['<text:a xlink:type="simple" xlink:href="https://static.ukrinform.com/photos/2023_07/thumb_files/630_360_1688921767-650.jpg" text:style-name="Internet_20_link" text:visited-style-name="Visited_20_Internet_20_Link">
630_360_16889...</text:a>
']</text:p>
      <text:p text:style-name="P4">
Tags: ['ДТП', 'Польща', 'Україна', 'Автобус']</text:p>
      <text:p text:style-name="P4">
Type: Article</text:p>
      <!--METADATA-->
      <text:p text:style-name="P4">
<draw:frame draw:style-name="fr1" draw:name="Image264" text:anchor-type="as-char" svg:width="6.9236in" svg:height="3.956343in" draw:z-index="0">
<draw:image xlink:href="../Images/yкринформ/2023-07-09T4-12-00-03-00/630_360_1688921767-650.jpg" xlink:type="simple" xlink:show="embed" xlink:actuate="onLoad" draw:mime-type="image/jpeg"/>
</draw:frame>
 У Польщіавтобус, у якому їхала група громадян з України, врізався у вантажівку, щостояла на узбіччі. Одна людина загинула на місці, ще вісьмох доставили долікарні.</text:p>
      <text:p text:style-name="P4">
Про це повідомляє <text:a xlink:type="simple" xlink:href="https://hromadske.ua/posts/u-polshi-mikroavtobus-z-ukrayincyami-vrizavsya-u-vantazhivku-zaginula-odna-zhinka" text:style-name="Internet_20_link" text:visited-style-name="Visited_20_Internet_20_Link">
 Hromadske </text:a>
 ізпосиланням на польський <text:a xlink:type="simple" xlink:href="https://lublin.tvp.pl/71170253/smiertelny-wypadek-zderzenie-busa-z-ciezarowka" text:style-name="Internet_20_link" text:visited-style-name="Visited_20_Internet_20_Link">
 телеканал TVP3</text:a>
 , передає Укрінформ.</text:p>
      <text:p text:style-name="P4">
Аварія сталася у ніч проти 9 липня біля міста Хелма.</text:p>
      <text:p text:style-name="P4">
«За попередніми даними, український автобус, який прямував у бік кордону,здійснив наїзд на припарковану на узбіччі вантажівку», - повідомили уВоєводському штабі в Любліні.</text:p>
      <text:p text:style-name="P4">
Унаслідок <text:a xlink:type="simple" xlink:href="https://www.ukrinform.ua/tag-dtp" text:style-name="Internet_20_link" text:visited-style-name="Visited_20_Internet_20_Link">
 ДТП </text:a>
 загинула 33-річна жінка,ще вісьмох громадян України, які їхали автобусом, доправили у лікарню. Післяогляду з'ясувалося, що двоє людей мають тілесні ушкодження.</text:p>
      <text:p text:style-name="P4">
<text:span text:style-name="T4">
Читайте також:</text:span>
 <text:a xlink:type="simple" xlink:href="https://www.ukrinform.ua/rubric-regions/3733469-na-kiivsini-u-dtp-zaginuv-dvoricnij-hlopcik.html" text:style-name="Internet_20_link" text:visited-style-name="Visited_20_Internet_20_Link">
 На Київщині у <text:span text:style-name="T4">
ДТП</text:span>
 загинув дворічний хлопчик</text:a>
</text:p>
      <text:p text:style-name="P4">
Правоохоронці встановили, що 44-річний українець, який керував автобусом, бувтверезий.</text:p>
      <text:p text:style-name="P4">
Поліція під наглядом прокурора з'ясовує подробиці події.</text:p>
      <text:p text:style-name="P4">
<text:span text:style-name="T5">
Фото: Policja Lubelska</text:span>
</text:p>
      <text:p text:style-name="P4">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Фаєр-шоу»: запалюють прикордонні аеророзвідники</text:span>
</text:h>
      <text:p text:style-name="P4">
Author: ['АРМІЯINFORM']</text:p>
      <text:p text:style-name="P4">
Time: 2023-07-09T50:00:00-04:00</text:p>
      <text:p text:style-name="P4">
Description: Днями, на півдні України, прикордонники-аеророзвідники разом із побратими з ЗСУ впол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ВТРАТИ ВОРОГА', 'ДЕРЖПРИКОРДОНСЛУЖБА']</text:p>
      <text:p text:style-name="P4">
Category: News</text:p>
      <!--METADATA-->
      <text:p text:style-name="P4">
Днями, на півдні України, прикордонники-аеророзвідники разом із побратими зЗСУ вполювали ворожий склад боєприпасів, про це<text:a xlink:type="simple" xlink:href="https://dpsu.gov.ua/ua/news/%20VIDEO%20-Far-shou-zapalyuyut-prikordonni-aerorozvidniki/" text:style-name="Internet_20_link" text:visited-style-name="Visited_20_Internet_20_Link">
повідомляє</text:a>
 Державна прикордонна служба України.</text:p>
      <text:p text:style-name="P4">
Майстерності українських захисників могли б позаздрити навіть найвправнішіприборкувачі вогню, а от окупантам було не до заздрощів. Вони і втямити невстигли як «шоу» заполонило їхні душі…</text:p>
      <text:p text:style-name="P4">
Викликатимете «на біс»?.. Обов’язково повернемося!</text:p>
      <text:p text:style-name="P4">
Разом до Перемоги!!!</text:p>
      <text:p text:style-name="P4">
Source: <text:a xlink:type="simple" xlink:href="https://armyinform.com.ua/2023/07/09/fayer-shou-zapalyuyut-prykordonni-aerorozvidnyky/" text:style-name="Internet_20_link" text:visited-style-name="Visited_20_Internet_20_Link">
https://armyinform.com.ua/2023/07/09/fayer-shou-zapalyuyut-prykordonni-aerorozvidnyky/</text:a>
</text:p>
      <!--NEWS-->
      <text:h text:style-name="P10" text:outline-level="1">
<text:span text:style-name="T4">
Видача посвідчення сімʼям зниклих безвісти має бути максимально спрощена</text:span>
</text:h>
      <text:p text:style-name="P4">
Author: ['АРМІЯINFORM']</text:p>
      <text:p text:style-name="P4">
Time: 2023-07-09T52:00:00-04:00</text:p>
      <text:p text:style-name="P4">
Description: Про це йшлося на нараді Координаційного штабу з питань забезпечення реалізації 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ch.jpg" text:style-name="Internet_20_link" text:visited-style-name="Visited_20_Internet_20_Link">
2ch.jpg</text:a>
']</text:p>
      <text:p text:style-name="P4">
Tags: ['STOPRUSSIA', 'АГРЕСІЯ РФ', 'ВІЙНА', 'ВТОРГНЕННЯ РФ', 'МІНРЕІНТЕГРАЦІЇ']</text:p>
      <text:p text:style-name="P4">
Category: News</text:p>
      <!--METADATA-->
      <text:p text:style-name="P4">
<draw:frame draw:style-name="fr1" draw:name="Image265" text:anchor-type="as-char" svg:width="6.9236in" svg:height="3.11562in" draw:z-index="0">
<draw:image xlink:href="../Images/AРМІЯINFORM/2023-07-09T52-00-00-04-00/2ch.jpg" xlink:type="simple" xlink:show="embed" xlink:actuate="onLoad" draw:mime-type="image/jpeg"/>
</draw:frame>
 Ілюстративнефото</text:p>
      <text:p text:style-name="P4">
Про це йшлося на нараді Координаційного штабу з питань забезпечення реалізаціїправ і свобод внутрішньо переміщених осіб, яка відбулася 7 липня підголовуванням Віцепрем’єрки Ірини Верещук.</text:p>
      <text:p text:style-name="P4">
Про це <text:a xlink:type="simple" xlink:href="https://minre.gov.ua/2023/07/08/vydacha-posvidchennya-rodynam-znyklyh-bezvisty-maye-buty-maksymalno-sproshhena/" text:style-name="Internet_20_link" text:visited-style-name="Visited_20_Internet_20_Link">
повідомляє</text:a>
 Мінреінтеграції.</text:p>
      <text:p text:style-name="P4">
Від регіональних координаторів Уповноваженого зі зниклих безвісти доМінреінтеграції надійшла інформація, що у ряді областей територіальні центрикомплектування та соціальної підтримки (ТЦК) відмовлялися видавати людямвідповідні посвідчення без надання додаткових документів. Це стало причиноюрозгляду даного питання на Коордштабі.</text:p>
      <text:p text:style-name="P4">
Як повідомив представник Міноборони, витяг з Єдиного реєстру осіб, зниклихбезвісти за особливих обставин, є підставою для видачі ТЦК посвідчення членародини зниклого безвісти. А також додав, що наразі бланків посвідченьдостатньо.</text:p>
      <text:p text:style-name="P4">
Однак для більш чіткого врегулювання та спрощення процедури видачі такихпосвідчень Міноборони напрацьовує зміни до Постанови КМУ № 379 від 28.05.1993.</text:p>
      <text:p text:style-name="P4">
За результатами обговорення цього питання Ірина Верещук доручила Міноборонипротягом тижня надіслати в усі ТЦК роз’яснення щодо порядку видачі посвідченьчленів сімей осіб, зниклих безвісти.</text:p>
      <text:p text:style-name="P4">
Source: <text:a xlink:type="simple" xlink:href="https://armyinform.com.ua/2023/07/09/vydacha-posvidchennya-sim%ca%bcyam-znyklyh-bezvisty-maye-buty-maksymalno-sproshhena/" text:style-name="Internet_20_link" text:visited-style-name="Visited_20_Internet_20_Link">
https://armyinform.com.ua/2023/07/09/vydacha-posvidchennya-sim%ca%bcyam-znyklyh-bezvisty-maye-buty-maksymalno-sproshhena/</text:a>
</text:p>
      <!--NEWS-->
      <text:h text:style-name="P10" text:outline-level="1">
<text:span text:style-name="T4">
Жоден зі сценаріїв розвитку подій на ЗАЕС не створює радіаційної загрози населенню</text:span>
</text:h>
      <text:p text:style-name="P4">
Author: ['АРМІЯINFORM']</text:p>
      <text:p text:style-name="P4">
Time: 2023-07-09T54:00:00-04:00</text:p>
      <text:p text:style-name="P4">
Description: Спеціалісти Американського ядерного товариства (ANS) ретельно проаналізували «найгір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es.webp" text:style-name="Internet_20_link" text:visited-style-name="Visited_20_Internet_20_Link">
zaes.webp</text:a>
']</text:p>
      <text:p text:style-name="P4">
Tags: ['STOPRUSSIA', 'АГРЕСІЯ РФ', 'ВІЙНА', 'ВТОРГНЕННЯ РФ', 'ЗАЕС']</text:p>
      <text:p text:style-name="P4">
Category: News</text:p>
      <!--METADATA-->
      <text:p text:style-name="P4">
<draw:frame draw:style-name="fr1" draw:name="Image266" text:anchor-type="as-char" svg:width="6.9236in" svg:height="3.894525in" draw:z-index="0">
<draw:image xlink:href="../ConvertedIMGs/AРМІЯINFORM/2023-07-09T54-00-00-04-00/zaes.png" xlink:type="simple" xlink:show="embed" xlink:actuate="onLoad" draw:mime-type="image/png"/>
</draw:frame>
 Фото:Факти ICTV</text:p>
      <text:p text:style-name="P4">
Спеціалісти Американського ядерного товариства (ANS) ретельно проаналізували«найгірші сценарії», які можуть виникнути на Запорізькій АЕС. Про це<text:a xlink:type="simple" xlink:href="https://t.me/energoatom_ua/13872" text:style-name="Internet_20_link" text:visited-style-name="Visited_20_Internet_20_Link">
повідомляє</text:a>
 офіційний телеграм-каналЕнергоатома України.</text:p>
      <text:p text:style-name="P4">
Зокрема, була проаналізована ситуація із бомбардуванням станції, навмиснимпідривом реакторів і контейнерів для зберігання відпрацьованого ядерногопалива.</text:p>
      <text:p text:style-name="P4">
За висновками експертів, жоден із проаналізованих «найгірших сценаріїв» нездатний спричинити радіологічну небезпеку для населення.</text:p>
      <text:p text:style-name="P4">
Це зумовлено кількома факторами:</text:p>
      <text:p text:style-name="P4">
По-перше, шість реакторів ЗАЕС були зупинені понад 10 місяців тому і невиробляють достатньо тепла, щоб викликати швидкий радіаційний викид.</text:p>
      <text:p text:style-name="P4">
По-друге, ЗАЕС розроблена таким чином, щоб протистояти природним і техногеннимнебезпекам: товста оснащена сталлю бетонна оболонка надійно захищає активнізони реакторів від зовнішнього середовища.</text:p>
      <text:p text:style-name="P4">
У зв’язку з цим, як зазначають експерти, будь-який потенційний викидрадіоактивних матеріалів буде обмежений безпосередньою зоною, що оточуєреактори. А тому порівняння ЗАЕС із Чорнобилем або Фукусімою є «неточним» ітаким, що «вводить в оману».</text:p>
      <text:p text:style-name="P4">
Source: <text:a xlink:type="simple" xlink:href="https://armyinform.com.ua/2023/07/09/zhoden-zi-sczenariyiv-rozvytku-podij-na-zaes-ne-stvoryuye-radiaczijnoyi-zagrozy-naselennyu/" text:style-name="Internet_20_link" text:visited-style-name="Visited_20_Internet_20_Link">
https://armyinform.com.ua/2023/07/09/zhoden-zi-sczenariyiv-rozvytku-podij-na-zaes-ne-stvoryuye-radiaczijnoyi-zagrozy-naselennyu/</text:a>
</text:p>
      <!--NEWS-->
      <text:h text:style-name="P10" text:outline-level="1">
<text:span text:style-name="T4">
Сили оборони продовжують наступ на Мелітопольському та Бердянському напрямках</text:span>
</text:h>
      <text:p text:style-name="P4">
Author: ['АРМІЯINFORM']</text:p>
      <text:p text:style-name="P4">
Time: 2023-07-09T56:00:00-04:00</text:p>
      <text:p text:style-name="P4">
Description: Сили оборони України продовжують ведення наступальної операції на Мелітополь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АГРЕСІЯ РФ', 'ВІЙНА', 'ВТОРГНЕННЯ РФ', 'ГШ ЗСУ']</text:p>
      <text:p text:style-name="P4">
Category: News</text:p>
      <!--METADATA-->
      <text:p text:style-name="P4">
<draw:frame draw:style-name="fr1" draw:name="Image267" text:anchor-type="as-char" svg:width="6.9236in" svg:height="4.620011in" draw:z-index="0">
<draw:image xlink:href="../Images/AРМІЯINFORM/2023-07-09T56-00-00-04-00/sytuacziya-na-fronti.jpg" xlink:type="simple" xlink:show="embed" xlink:actuate="onLoad" draw:mime-type="image/jpeg"/>
</draw:frame>
 Оперативна обстановка на фронті. Фото: ГШ ЗСУ / facebook <text:span text:style-name="T4">
🔥Ситуація щодо російського вторгнення</text:span>
</text:p>
      <text:p text:style-name="P4">
Сили оборони України продовжують ведення наступальної операції наМелітопольському та Бердянському напрямках, закріплюються на досягнутихрубежах, здійснюють заходи контрбатарейної боротьби.</text:p>
      <text:p text:style-name="P4">
Про це у Facebook<text:a xlink:type="simple" xlink:href="https://www.facebook.com/GeneralStaff.ua/posts/pfbid02tvDLkEGUWWmrfunawP9naD72FfFGA7WPzcgCdeNb5sY3CM9gMXSDQUae8dxL8tmsl" text:style-name="Internet_20_link" text:visited-style-name="Visited_20_Internet_20_Link">
повідомляє</text:a>
Генеральний штаб ЗС України.</text:p>
      <text:p text:style-name="P4">
На Запорізькому та Херсонському напрямках противник зосереджує основні зусилляна недопущенні подальшого просування наших військ. Завдав авіаційних ударів врайонах Козацького Херсонської області та Оріхова Запорізької області.Здійснив артилерійські обстріли понад 20 населених пунктів, серед нихНоводарівка, Левадне, Малинівка, Гуляйполе Запорізької області; Гаврилівка,Антонівка, Золота Балка Херсонської області та місто Херсон; Іванівка, ОчаківМиколаївської області.</text:p>
      <text:p text:style-name="P4">
Source: <text:a xlink:type="simple" xlink:href="https://armyinform.com.ua/2023/07/09/syly-oborony-prodovzhuyut-vedennya-nastupalnoyi-operacziyi-na-melitopolskomu-ta-berdyanskomu-napryamkah-2/" text:style-name="Internet_20_link" text:visited-style-name="Visited_20_Internet_20_Link">
https://armyinform.com.ua/2023/07/09/syly-oborony-prodovzhuyut-vedennya-nastupalnoyi-operacziyi-na-melitopolskomu-ta-berdyanskomu-napryamkah-2/</text:a>
</text:p>
      <!--NEWS-->
      <text:h text:style-name="P10" text:outline-level="1">
<text:span text:style-name="T4">
Авіація сил оборони за минулу добу завдала 7 ударів по районах зосередження противника</text:span>
</text:h>
      <text:p text:style-name="P4">
Author: ['АРМІЯINFORM']</text:p>
      <text:p text:style-name="P4">
Time: 2023-07-09T58: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68" text:anchor-type="as-char" svg:width="6.9236in" svg:height="3.894525in" draw:z-index="0">
<draw:image xlink:href="../Images/AРМІЯINFORM/2023-07-09T58-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7 ударів по районах зосередженняособового складу противника. Також, нашими захисниками було знищено 10розвідувальних БПЛА оперативно-тактичного рівня.</text:p>
      <text:p text:style-name="P4">
Про це у Facebook<text:a xlink:type="simple" xlink:href="https://www.facebook.com/GeneralStaff.ua/posts/pfbid02tvDLkEGUWWmrfunawP9naD72FfFGA7WPzcgCdeNb5sY3CM9gMXSDQUae8dxL8tmsl" text:style-name="Internet_20_link" text:visited-style-name="Visited_20_Internet_20_Link">
повідомляє</text:a>
Генеральний штаб ЗС України.</text:p>
      <text:p text:style-name="P4">
«Підрозділи ракетних військ і артилерії протягом минулої доби уразили 11артилерійських засобів на вогневих позиціях, 1 склад боєприпасів, 3 засобипротиповітряної оборони та 2 станції радіоелектронної боротьби противника», —йдеться у повідомленні.</text:p>
      <text:p text:style-name="P4">
Source: <text:a xlink:type="simple" xlink:href="https://armyinform.com.ua/2023/07/09/nashi-voyiny-mynuloyi-doby-vrazyly-11-artzasobiv-voroga-3-zasoby-ppo-ta-2-stancziyi-reb/" text:style-name="Internet_20_link" text:visited-style-name="Visited_20_Internet_20_Link">
https://armyinform.com.ua/2023/07/09/nashi-voyiny-mynuloyi-doby-vrazyly-11-artzasobiv-voroga-3-zasoby-ppo-ta-2-stancziyi-reb/</text:a>
</text:p>
      <!--NEWS-->
      <text:h text:style-name="P10" text:outline-level="1">
<text:span text:style-name="T4">
ЗСУ закріплюються на досягнутих рубежах: у Міноборони розповіли про наступ на півдні</text:span>
</text:h>
      <text:p text:style-name="P4">
Authors: Ukrinform (Person)</text:p>
      <text:p text:style-name="P4">
Publisher: Укринформ (Organization)</text:p>
      <text:p text:style-name="P4">
Published Time: 2023-07-09T5:36:00+03:00</text:p>
      <text:p text:style-name="P4">
Modified Time: 2023-07-09T22:36:00+03:00</text:p>
      <text:p text:style-name="P4">
Description: На Мелітопольському й Бердянському напрямках наступу Сил оборони тривають гарячі бої. Водночас Сили оборони закріплюються тут на досягнутих рубежах.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Міноборони', 'ЗСУ', 'Війна з Росією', '#stoprussia', 'Ганна Маляр', 'Контрнаступ']</text:p>
      <text:p text:style-name="P4">
Type: Article</text:p>
      <!--METADATA-->
      <text:p text:style-name="P4">
<draw:frame draw:style-name="fr1" draw:name="Image269" text:anchor-type="as-char" svg:width="6.9236in" svg:height="3.956343in" draw:z-index="0">
<draw:image xlink:href="../Images/yкринформ/2023-07-09T5-36-00-03-00/630_360_1686221008-699.jpg" xlink:type="simple" xlink:show="embed" xlink:actuate="onLoad" draw:mime-type="image/jpeg"/>
</draw:frame>
 НаМелітопольському й Бердянському напрямках наступу Сил оборони тривають гарячібої. Водночас Сили оборони закріплюються тут на досягнутих рубежах.</text:p>
      <text:p text:style-name="P4">
Про це повідомила у <text:a xlink:type="simple" xlink:href="https://t.me/annamaliar/922" text:style-name="Internet_20_link" text:visited-style-name="Visited_20_Internet_20_Link">
 Телеграмі </text:a>
 заступницяміністра оборони Ганна Маляр, передає Укрінформ.</text:p>
      <text:p text:style-name="P4">
"Триває процес закріплення на досягнутих рубежах. <text:a xlink:type="simple" xlink:href="https://www.ukrinform.ua/tag-zsu" text:style-name="Internet_20_link" text:visited-style-name="Visited_20_Internet_20_Link">
 Наші</text:a>
 проводять аеророзвідку місцевості,займаються розмінуванням місцевості та завдають вогневого ураження артилерієюпо виявлених цілях противника, здійснюють заходи контрбатарейної боротьби, уготовності до продовження наступальних дій", - зазначила Маляр.</text:p>
      <text:p text:style-name="P4">
<text:span text:style-name="T4">
Читайте також:</text:span>
 <text:a xlink:type="simple" xlink:href="https://www.ukrinform.ua/rubric-ato/3733576-ukraina-u-cervni-virobila-bilse-snaradiv-niz-za-ves-minulij-rik-kamisin.html" text:style-name="Internet_20_link" text:visited-style-name="Visited_20_Internet_20_Link">
 Україна у червні виробила більше снарядів, ніж за весьминулий рік - <text:span text:style-name="T4">
Камишін</text:span>
 </text:a>
</text:p>
      <text:p text:style-name="P4">
Як повідомляв Укрінформ, на Лиманському, Бахмутському, Авдіївському таМар’їнському напрямках тривають важкі бої, протягом доби там <text:a xlink:type="simple" xlink:href="https://www.ukrinform.ua/rubric-ato/3733572-na-cotiroh-napramkah-za-dobu-vidbulisa-27-zitknen-trivaut-vazki-boi.html" text:style-name="Internet_20_link" text:visited-style-name="Visited_20_Internet_20_Link">
 відбулися 27бойових зіткнень </text:a>
 .</text:p>
      <text:p text:style-name="P4">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Українські захисники за добу ліквідували близько 600 окупантів, знищили 20 артсистем</text:span>
</text:h>
      <text:p text:style-name="P4">
Author: ['АРМІЯINFORM']</text:p>
      <text:p text:style-name="P4">
Time: 2023-07-09T60:00:00-04:00</text:p>
      <text:p text:style-name="P4">
Description: Загальні бойові втрати противника з 24.02.22 по 09.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878680-scaled.jpeg" text:style-name="Internet_20_link" text:visited-style-name="Visited_20_Internet_20_Link">
photo1688878680-scaled.jpeg</text:a>
']</text:p>
      <text:p text:style-name="P4">
Tags: ['STOPRUSSIA', 'ВТОРГНЕННЯ РФ', 'ВТРАТИ ВОРОГА']</text:p>
      <text:p text:style-name="P4">
Category: News</text:p>
      <!--METADATA-->
      <text:p text:style-name="P4">
<draw:frame draw:style-name="fr1" draw:name="Image270" text:anchor-type="as-char" svg:width="6.9236in" svg:height="6.975527in" draw:z-index="0">
<draw:image xlink:href="../Images/AРМІЯINFORM/2023-07-09T60-00-00-04-00/photo1688878680-scaled.jpeg" xlink:type="simple" xlink:show="embed" xlink:actuate="onLoad" draw:mime-type="image/jpeg"/>
</draw:frame>
</text:p>
      <text:p text:style-name="P4">
Загальні бойові втрати противника з 24.02.22 по 09.07.23 орієнтовностановлять:</text:p>
      <ul>
        <li>
особового складу близько 234040 (+600) осіб ліквідовано  * танків ‒ 4078 (+4) од,  * бойових броньованих машин ‒ 7964 (+11) од,  * артилерійських систем – 4366 (+20) од,  * РСЗВ – 668 (+7) од,  * засоби ППО ‒ 413 (+3) од,  * літаків – 315 (+0) од,  * гелікоптерів – 309 (+0) од,  * БПЛА оперативно-тактичного рівня – 3685 (+19),  * крилаті ракети ‒ 1271 (+0),  * кораблі /катери ‒ 18 (+0) од,  * автомобільної техніки та автоцистерн – 6929 (+15) од,  * спеціальна техніка ‒ 628 (+9).</li>
      </ul>
      <text:p text:style-name="P4">
Дані уточнюються.</text:p>
      <text:p text:style-name="P4">
Джерело: <text:a xlink:type="simple" xlink:href="https://www.facebook.com/GeneralStaff.ua/posts/pfbid02sT8z77gwUEZXoMPJSwu37jqXbTMLrJfy5rf9SKnkgbV5MhomrXa7dHWLn5AKXt9Al" text:style-name="Internet_20_link" text:visited-style-name="Visited_20_Internet_20_Link">
Генеральний штабЗСУ</text:a>
</text:p>
      <text:p text:style-name="P4">
Source: <text:a xlink:type="simple" xlink:href="https://armyinform.com.ua/2023/07/09/ukrayinski-zahysnyky-za-dobu-likviduvaly-blyzko-600-okupantiv-znyshhyly-20-artsystem/" text:style-name="Internet_20_link" text:visited-style-name="Visited_20_Internet_20_Link">
https://armyinform.com.ua/2023/07/09/ukrayinski-zahysnyky-za-dobu-likviduvaly-blyzko-600-okupantiv-znyshhyly-20-artsystem/</text:a>
</text:p>
      <!--NEWS-->
      <text:h text:style-name="P10" text:outline-level="1">
<text:span text:style-name="T4">
В Україні хвилина мовчання</text:span>
</text:h>
      <text:p text:style-name="P4">
Author: ['АРМІЯINFORM']</text:p>
      <text:p text:style-name="P4">
Time: 2023-07-09T6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1" text:anchor-type="as-char" svg:width="6.9236in" svg:height="3.895992in" draw:z-index="0">
<draw:image xlink:href="../Images/AРМІЯINFORM/2023-07-09T6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9/v-ukrayini-hvylyna-movchannya/" text:style-name="Internet_20_link" text:visited-style-name="Visited_20_Internet_20_Link">
https://armyinform.com.ua/2023/07/09/v-ukrayini-hvylyna-movchannya/</text:a>
</text:p>
      <!--NEWS-->
      <text:h text:style-name="P10" text:outline-level="1">
<text:span text:style-name="T4">
F-16 здатні злітати з наших аеродромів і перехоплювати цілі над усією територією України — Юрій Ігнат</text:span>
</text:h>
      <text:p text:style-name="P4">
Author: ['Олексій Тригуб']</text:p>
      <text:p text:style-name="P4">
Time: 2023-07-09T64: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Tags: ['STOPRUSSIA', 'ВИНИЩУВАЧІ F-16', 'ВТОРГНЕННЯ РФ', 'ЮРІЙ ІГНАТ']</text:p>
      <text:p text:style-name="P4">
Category: News</text:p>
      <!--METADATA-->
      <text:p text:style-name="P4">
<draw:frame draw:style-name="fr1" draw:name="Image272" text:anchor-type="as-char" svg:width="6.9236in" svg:height="3.63489in" draw:z-index="0">
<draw:image xlink:href="../Images/AРМІЯINFORM/2023-07-09T64-00-00-04-00/11-4.jpg" xlink:type="simple" xlink:show="embed" xlink:actuate="onLoad" draw:mime-type="image/jpeg"/>
</draw:frame>
 фото звідкритих джерел</text:p>
      <text:p text:style-name="P4">
У прямому ефірі телемарафону «Єдині новини» речник Повітряних Сил Збройних СилУкраїни полковник Юрій Ігнат розповів про поточну обстановку в небі України, атакож про те, як сьогодні прикривається територія нашої країни від повітрянихатак ворога та як система ППО може змінитися найближчим часом.</text:p>
      <text:p text:style-name="P4">
— Стосовно цієї ночі, то всі, мабуть, помітили за нашим телеграм-каналом: цебула одна з тих рідкісних ночей, коли панувала цілковита тиша, — говорить ЮрійІгнат. — Звичайно, як і завжди, спостерігається певна активність ворожоїавіації, проте бойової роботи вони наразі не виконували. Станом на зараз унебі перебуває кілька літаків тактичної авіації противника: Су-34 та Су-35, атакож літаки-ретранслятори Іл-22. Вони виконують польоти в тому числі надтимчасово окупованою територією та акваторією Азовського моря.</text:p>
      <text:p text:style-name="P4">
<draw:frame draw:style-name="fr1" draw:name="Image273" text:anchor-type="as-char" svg:width="6.9236in" svg:height="3.894185in" draw:z-index="0">
<draw:image xlink:href="../Images/AРМІЯINFORM/2023-07-09T64-00-00-04-00/ignat-23.jpg" xlink:type="simple" xlink:show="embed" xlink:actuate="onLoad" draw:mime-type="image/jpeg"/>
</draw:frame>
ЮрійІгнат. Кадр відео телеефіру</text:p>
      <text:p text:style-name="P4">
Також полковник Юрій Ігнат відповів на запитання ведучих телемарафону щодотого, які зміни відбуватимуться щодо прикриття від повітряних атак великихміст України. Начальник служби зв’язків з громадськістю КомандуванняПовітряних Сил пояснив, що на сьогодні вище військове керівництво державиобрало найефективніший та найбільш дієвий спосіб протиповітряного прикриттякраїни. Міста-мільйонники, міста, у яких розташовані стратегічно важливіоб’єкти, — все це прикривається зенітними ракетними системами ЗРВ ПовітрянихСил. Решта території країни, за словами полковника Юрія Ігната, маєприкриватися авіацією — ворожі ракети повинні перехоплювати літаки.</text:p>
      <text:p text:style-name="P4">
— F-16 здатні злітати з наших аеродромів та перехоплювати цілі над усієютериторією України, — пояснює офіцер. — В ідеалі — ще біля наших кордонів.Окрім цього, літаки можуть контролювати повітряний простір не лише надтериторією України, а й в акваторії Чорного моря, в тому числі — ефективнодіяти по ворожих кораблях-носіях крилатих ракет «Калібр».</text:p>
      <text:p text:style-name="P4">
Єдине, за словами Юрія Ігната, чому не може протистояти авіація — цебалістичне озброєння. Але ці завдання вирішують сучасні західні зенітніракетні комплекси Patriot та SAMP-T, які є на озброєнні вітчизняних ПовітрянихСил. Решту ж ворожих ракет та ударні дрони має знищувати саме авіація. Зокремапревентивно, діючи по носіях цього озброєння ще перед його застосуванням.</text:p>
      <text:p text:style-name="P4">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Командування ДШВ показало, як наші артилеристи нищать окупантів</text:span>
</text:h>
      <text:p text:style-name="P4">
Author: ['АРМІЯINFORM']</text:p>
      <text:p text:style-name="P4">
Time: 2023-07-09T66:00:00-04:00</text:p>
      <text:p text:style-name="P4">
Description: Про це йдеться на Facebook-сторінці Командування Десантно-штурмових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наFacebook-сторінці Командування Десантно-штурмових військ Збройних Сил України:</text:p>
      <text:p text:style-name="P4">
«Ви теж думали, що двічі в одне місце снаряд не влучає? Але не тоді, колистріляють артилеристи 71-ї окремої єгерської бригади Десантно-штурмових військЗС України.</text:p>
      <text:p text:style-name="P4">
Окупанти були переконані — шукати їхню схованку у зруйнованих ними ж будинкахніхто не буде. Проте наші «бойові пташки» їх помітили й віддали координатиартилерійському підрозділу.</text:p>
      <text:p text:style-name="P4">
Окупантам перед «утилізацією» довелося побігати від хати до хати — але й тамїх наздоганяли влучні постріли. Лише деяких з-поміж більше ніж десятка росіяневакуювала «буханка». Решту накрив снаряд 105-го калібру».</text:p>
      <text:p text:style-name="P4">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За 500 днів повномасштабної війни 298 українцям і українкам присвоєно найвище звання Героя України — Президент</text:span>
</text:h>
      <text:p text:style-name="P4">
Author: ['АРМІЯINFORM']</text:p>
      <text:p text:style-name="P4">
Time: 2023-07-09T67:00:00-04:00</text:p>
      <text:p text:style-name="P4">
Description: Президент України Володимир Зеленський здійснив робочу поїздку на Львівщину, де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274" text:anchor-type="as-char" svg:width="6.9236in" svg:height="4.617948in" draw:z-index="0">
<draw:image xlink:href="../Images/AРМІЯINFORM/2023-07-09T67-00-00-04-00/7dda112a4abe30e9508534433dc02e2c_1688849245_extra_large.jpeg" xlink:type="simple" xlink:show="embed" xlink:actuate="onLoad" draw:mime-type="image/jpeg"/>
</draw:frame>
</text:p>
      <text:p text:style-name="P4">
Президент України Володимир Зеленський здійснив робочу поїздку на Львівщину,де зустрівся з особовим складом Західного територіального управлінняНаціональної гвардії України та вручив державні нагороди.</text:p>
      <text:p text:style-name="P4">
Про це <text:a xlink:type="simple" xlink:href="https://www.president.gov.ua/" text:style-name="Internet_20_link" text:visited-style-name="Visited_20_Internet_20_Link">
повідомляє</text:a>
 Офіс Президента України.</text:p>
      <text:p text:style-name="P4">
На зустрічі також були присутні захисники «Азовсталі», які сьогодніповернулися на батьківщину: командир окремого загону спеціального призначенняНаціональної гвардії «Азов» Денис Прокопенко, його заступник СвятославПаламар, виконувач обов’язків командира 36-ї окремої бригади морської піхотиСергій Волинський, старший офіцер «Азова» Олег Хоменко та командир 12-їбригади Нацгвардії Денис Шлега. Перед початком зустрічі бійці привіталися зісвоїми рідними та близькими.</text:p>
      <text:p text:style-name="P4">
Крім того, у заходах взяли участь: керівник Офісу Президента Андрій Єрмак,начальник Головного управління розвідки Міноборони Кирило Буданов, міністрвнутрішніх справ Ігор Клименко.</text:p>
      <text:p text:style-name="P4">
Звертаючись до воїнів та всього українського народу, Глава держави зауважив,що сьогодні 500 днів від початку повномасштабної війни, яку розв’язала Росіяпроти України.</text:p>
      <text:p text:style-name="P4">
<draw:frame draw:style-name="fr1" draw:name="Image275" text:anchor-type="as-char" svg:width="6.9236in" svg:height="4.617948in" draw:z-index="0">
<draw:image xlink:href="../Images/AРМІЯINFORM/2023-07-09T67-00-00-04-00/8b6e3dfc7124ca3169bce1ae8a64ec05_1688849242_extra_large.jpeg" xlink:type="simple" xlink:show="embed" xlink:actuate="onLoad" draw:mime-type="image/jpeg"/>
</draw:frame>
</text:p>
      <text:p text:style-name="P4">
«500 днів, як ми боремося за свободу й незалежність для України. За гідність,за право на життя для всіх наших людей, в усій Україні. Україна завжди будевдячною кожному й кожній, хто бʼється за неї. Нашим воїнам. Нашим героям», —сказав Володимир Зеленський.</text:p>
      <text:p text:style-name="P4">
Президент наголосив, що у 500-й день війни наша держава повернула додомуп’ятьох Героїв України — командирів захисту Маріуполя й «Азовсталі».</text:p>
      <text:p text:style-name="P4">
«Героїчно воювали! Вони пройшли через російський полон. Потім понад 300 дніввони були в Туреччині. Їм час бути вдома», — акцентував Глава держави.</text:p>
      <text:p text:style-name="P4">
Він також подякував команді, яка працює заради повернення українців додому:керівнику Офісу Президента Андрію Єрмаку, начальнику Головного управліннярозвідки Міноборони Кирилу Буданову, міністру внутрішніх справ Ігорю Клименку,які були присутні на заході, а також голові Фонду держмайна України РустемуУмєрову, голові Служби безпеки Василю Малюку та його співробітникам. Крімтого, Володимир Зеленський висловив подяку за допомогу у звільненні бранцівТуреччині й особисто Президенту Реджепу Таїпу Ердогану.</text:p>
      <text:p text:style-name="P4">
«500 днів тому багато хто у світі ще не розумів, які ми є, які ви є, чого віднас очікувати і які наші герої. Тепер усі розуміють. Тепер світ вірить вУкраїну. Світ надихається нашою сміливістю, надихається нашими героями. Аголовне — українці вірять в Україну, українці бачать, на що ми всі здатні,коли ми разом. У єдності ми найсильніші», — наголосив Президент.</text:p>
      <text:p text:style-name="P4">
За його словами, від початку повномасштабної війни за свободу багато тисячнаших людей проявили максимальну відвагу, майже 50 тисяч українських воїніввідзначені державними нагородами.</text:p>
      <text:p text:style-name="P4">
«298 українців і українок отримали найвище звання Героя України. І ми всімаємо шанувати й пам’ятати цих людей — наших героїв — і зараз, і після нашоїперемоги. І наші діти, і наші онуки, і всі покоління українського народу.Дякуємо вам, героям України! Слава Україні!» — сказав Володимир Зеленський.</text:p>
      <text:p text:style-name="P4">
Президент поіменно назвав понад 270 Героїв України, відзначивши, що імендеяких наших воїнів, які також отримали цю найвищу державну нагороду, поки щоне можна називати.</text:p>
      <text:p text:style-name="P4">
«Про реальні потужні здобутки цих Героїв України ми зможемо розказати лишепісля нашої перемоги. І обов’язково розповімо», — додав він.</text:p>
      <text:p text:style-name="P4">
Водночас Володимир Зеленський зазначив, що значній частині Героїв України, чиїімена він назвав, це звання присвоєно посмертно.</text:p>
      <text:p text:style-name="P4">
Присутні вшанували хвилиною мовчання пам’ять усіх українців, які віддали своїжиття за свободу й незалежність України.</text:p>
      <text:p text:style-name="P4">
«І, звичайно, я вдячний усім вам — вдячний усім нашим воїнам, які сьогоднівідзначені державними нагородами — орденами „За мужність“, — за подвиги, якимибороните життя й прекрасну державу. Дякую!» — сказав Президент.</text:p>
      <text:p text:style-name="P4">
<draw:frame draw:style-name="fr1" draw:name="Image276" text:anchor-type="as-char" svg:width="6.9236in" svg:height="4.617948in" draw:z-index="0">
<draw:image xlink:href="../Images/AРМІЯINFORM/2023-07-09T67-00-00-04-00/36a9093b08fc29364d2c6845c01d7b85_1688849251_extra_large.jpeg" xlink:type="simple" xlink:show="embed" xlink:actuate="onLoad" draw:mime-type="image/jpeg"/>
</draw:frame>
</text:p>
      <text:p text:style-name="P4">
Володимир Зеленський вручив військовослужбовцям Нацгвардії державні нагороди.За особисту мужність, виявлену в захисті державного суверенітету йтериторіальної цілісності України, самовіддане служіння українському народовівоїни нагороджені орденами «За мужність» ІІІ ступеня.</text:p>
      <text:p text:style-name="P4">
«Слава всім українцям і українкам різних часів, які здобували волю й силу дляУкраїни! Слава всім нашим героям! Слава народу України! Переможемо!» —резюмував Глава держави.</text:p>
      <text:p text:style-name="P4">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Сили оборони знищили 11 артилерійських засобів противника</text:span>
</text:h>
      <text:p text:style-name="P4">
Author: ['АРМІЯINFORM']</text:p>
      <text:p text:style-name="P4">
Time: 2023-07-09T68: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77" text:anchor-type="as-char" svg:width="6.9236in" svg:height="4.615733in" draw:z-index="0">
<draw:image xlink:href="../Images/AРМІЯINFORM/2023-07-09T68-00-00-04-00/artyleriya.jpg" xlink:type="simple" xlink:show="embed" xlink:actuate="onLoad" draw:mime-type="image/jpeg"/>
</draw:frame>
Ілюстративне фото</text:p>
      <text:p text:style-name="P4">
Авіація Сил оборони за минулу добу завдала 7 ударів по районах зосередженняособового складу ворога.</text:p>
      <text:p text:style-name="P4">
Про це <text:a xlink:type="simple" xlink:href="https://t.me/militarymediacenter/2472" text:style-name="Internet_20_link" text:visited-style-name="Visited_20_Internet_20_Link">
повідомляє</text:a>
 Military MediaCenter.</text:p>
      <text:p text:style-name="P4">
Підрозділи ракетних військ і артилерії уразили 11 артилерійських засобів навогневих позиціях, 1 склад боєприпасів, 3 засоби протиповітряної оборони та 2станції радіоелектронної боротьби противника.</text:p>
      <text:p text:style-name="P4">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Призов має бути скасовано, а колишні «воєнкомати» мають стати ЦНАПами — Олексій Резніков</text:span>
</text:h>
      <text:p text:style-name="P4">
Author: ['АРМІЯINFORM']</text:p>
      <text:p text:style-name="P4">
Time: 2023-07-09T69:00:00-04:00</text:p>
      <text:p text:style-name="P4">
Description: Про це сказав Міністр оборони України Олексій Резніков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84.jpg" text:style-name="Internet_20_link" text:visited-style-name="Visited_20_Internet_20_Link">
384.jpg</text:a>
']</text:p>
      <text:p text:style-name="P4">
Tags: ['STOPRUSSIA', 'АГРЕСІЯ РФ', 'ВІЙНА', 'ВТОРГНЕННЯ РФ', 'ОЛЕКСІЙ РЕЗНІКОВ']</text:p>
      <text:p text:style-name="P4">
Category: News</text:p>
      <!--METADATA-->
      <text:p text:style-name="P4">
<draw:frame draw:style-name="fr1" draw:name="Image278" text:anchor-type="as-char" svg:width="6.9236in" svg:height="2.76944in" draw:z-index="0">
<draw:image xlink:href="../Images/AРМІЯINFORM/2023-07-09T69-00-00-04-00/384.jpg" xlink:type="simple" xlink:show="embed" xlink:actuate="onLoad" draw:mime-type="image/jpeg"/>
</draw:frame>
 Ілюстративнефото</text:p>
      <text:p text:style-name="P4">
Про це сказав Міністр оборони України Олексій Резніков в ефірі телемарафону«Єдині новини». За його словами, «система мобілізації, система резерву, центрикомплектації, колишні «воєнкомати» — це все «радянський спадок», який требапринципово змінювати.</text:p>
      <text:p text:style-name="P4">
— Робити інший підхід, максимальна цифровізація. Умовно кажучи, «воєнкомати»мають стати ЦНАПами. От тоді це буде зрозуміло для населення, не будуть їхбоятися, стояти в черзі, потерпати в поневірянні. Нам треба змінювати підхід,треба скасовувати призов, робити професійну армію, але робити зрозумілийпошаровий реєстр резерву на випадок повномасштабної війни, на випадоквторгнення. Це означає, що головним нашим капіталом є люди і з ними требапрацювати, — зазначив Міністр оборони.</text:p>
      <text:p text:style-name="P4">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Коли ЗСУ дійдуть до Криму, Путін захоче переговорів - Зеленський</text:span>
</text:h>
      <text:p text:style-name="P4">
Authors: Ukrinform (Person)</text:p>
      <text:p text:style-name="P4">
Publisher: Укринформ (Organization)</text:p>
      <text:p text:style-name="P4">
Published Time: 2023-07-09T6:49:00+03:00</text:p>
      <text:p text:style-name="P4">
Modified Time: 2023-07-09T22:49:00+03:00</text:p>
      <text:p text:style-name="P4">
Description: Російський президент Володимир Путін захоче переговорів, коли ЗСУ дійдуть до Криму,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Деокупація', 'Крим', 'Переговори', 'Путін', 'ЗСУ', 'Зеленський', 'Війна з Росією']</text:p>
      <text:p text:style-name="P4">
Type: Article</text:p>
      <!--METADATA-->
      <text:p text:style-name="P4">
<draw:frame draw:style-name="fr1" draw:name="Image279" text:anchor-type="as-char" svg:width="6.9236in" svg:height="3.956343in" draw:z-index="0">
<draw:image xlink:href="../Images/yкринформ/2023-07-09T6-49-00-03-00/630_360_1682862659-378.jpeg" xlink:type="simple" xlink:show="embed" xlink:actuate="onLoad" draw:mime-type="image/jpeg"/>
</draw:frame>
 Російськийпрезидент Володимир Путін захоче переговорів, коли ЗСУ дійдуть до Криму,</text:p>
      <text:p text:style-name="P4">
Таке припущення висловив президент Володимир Зеленський в інтерв’ю <text:a xlink:type="simple" xlink:href="https://abcnews.go.com/Politics/zelenskyy-abc-russia-ukraine-war-end-thoughts-us/story" text:style-name="Internet_20_link" text:visited-style-name="Visited_20_Internet_20_Link">
 ABC News</text:a>
 , передає Укрінформ із посиланням на <text:a xlink:type="simple" xlink:href="https://www.radiosvoboda.org/a/news-zelenskyy-putin-krym-rosiya-perehovory/32495776.html" text:style-name="Internet_20_link" text:visited-style-name="Visited_20_Internet_20_Link">
 "РадіоСвобода" </text:a>
 .</text:p>
      <text:p text:style-name="P4">
Відповідаючи на запитання, чи дійсно можливо змусити Путіна піти напереговори, Президент України сказав, що це абсолютно логічне припущення.</text:p>
      <text:p text:style-name="P4">
«Ну, це абсолютно зрозуміла, логічна риторика, що в той момент, коли Українадосягне адміністративного кордону з тимчасово окупованим Кримом, дужеймовірно, що Путін буде змушений шукати діалогу з цивілізованим світом, навідміну від того, як це було до повномасштабного вторгнення, тому що він будеослаблений», – підкресл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crimea/3726800-okupanti-rozgladaut-scenarij-vihodu-z-krimu-gur.html" text:style-name="Internet_20_link" text:visited-style-name="Visited_20_Internet_20_Link">
 <text:span text:style-name="T4">
Окупанти</text:span>
 <text:span text:style-name="T4">
розглядають</text:span>
 <text:span text:style-name="T4">
сценарій</text:span>
 <text:span text:style-name="T4">
виходу</text:span>
 з<text:span text:style-name="T4">
Криму</text:span>
 – <text:span text:style-name="T4">
ГУР</text:span>
 </text:a>
</text:p>
      <text:p text:style-name="P4">
Як повідомляв Укрінформ, раніше <text:a xlink:type="simple" xlink:href="https://www.ukrinform.ua/rubric-ato/3730904-vijna-ne-zakincitsa-poki-krim-bude-pid-okupacieu-zelenskij.html" text:style-name="Internet_20_link" text:visited-style-name="Visited_20_Internet_20_Link">
 Президент Володимир Зеленський</text:a>
 заявив, що кінцевою метою України єдеокупація Криму і лише тоді це буде означати, що "війна закінчилась", а "мир"без Криму він не вважатиме перемогою.</text:p>
      <text:p text:style-name="P4">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Володимир Зеленський і Анджей Дуда вшанували пам’ять жертв Волинської трагедії</text:span>
</text:h>
      <text:p text:style-name="P4">
Author: ['АРМІЯINFORM']</text:p>
      <text:p text:style-name="P4">
Time: 2023-07-09T70:00:00-04:00</text:p>
      <text:p text:style-name="P4">
Description: Про це йдеться у дописі Президента України Володимира Зеленського:    «Разом вшанову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Tags: ['STOPRUSSIA', 'АГРЕСІЯ РФ']</text:p>
      <text:p text:style-name="P4">
Category: News</text:p>
      <!--METADATA-->
      <text:p text:style-name="P4">
<draw:frame draw:style-name="fr1" draw:name="Image280" text:anchor-type="as-char" svg:width="6.9236in" svg:height="4.615733in" draw:z-index="0">
<draw:image xlink:href="../Images/AРМІЯINFORM/2023-07-09T70-00-00-04-00/359174570_3387763238140695_5191112977479147556_n.jpg" xlink:type="simple" xlink:show="embed" xlink:actuate="onLoad" draw:mime-type="image/jpeg"/>
</draw:frame>
</text:p>
      <text:p text:style-name="P4">
Про це<text:a xlink:type="simple" xlink:href="https://www.facebook.com/zelenskiy.official/posts/pfbid0zGb8iCV2XeK64EUdzK5U6xSSQ2yLVwt7odnExqNuNNKR2raWDhEBYsWerScFzW2Bl" text:style-name="Internet_20_link" text:visited-style-name="Visited_20_Internet_20_Link">
йдеться</text:a>
у дописі Президента України Володимира Зеленського:</text:p>
      <text:p text:style-name="P4">
«Разом вшановуємо всіх невинних жертв Волині!</text:p>
      <text:p text:style-name="P4">
Памʼять нас єднає!</text:p>
      <text:p text:style-name="P4">
Разом ми сильніші!».</text:p>
      <text:p text:style-name="P4">
<text:a xlink:type="simple" xlink:href="https://armyinform.com.ua/wp-content/uploads/2023/07/358556250_3387763174807368_5210680490729821675_n.jpg" text:style-name="Internet_20_link" text:visited-style-name="Visited_20_Internet_20_Link">
<draw:frame draw:style-name="fr1" draw:name="Image281" text:anchor-type="as-char" svg:width="6.9236in" svg:height="6.9236in" draw:z-index="0">
<draw:image xlink:href="../Images/AРМІЯINFORM/2023-07-09T70-00-00-04-00/358556250_3387763174807368_5210680490729821675_n-150x150.jpg" xlink:type="simple" xlink:show="embed" xlink:actuate="onLoad" draw:mime-type="image/jpeg"/>
</draw:frame>
</text:a>
</text:p>
      <text:p text:style-name="P4">
<text:a xlink:type="simple" xlink:href="https://armyinform.com.ua/wp-content/uploads/2023/07/359180286_3387763141474038_7286587985883423346_n.jpg" text:style-name="Internet_20_link" text:visited-style-name="Visited_20_Internet_20_Link">
<draw:frame draw:style-name="fr1" draw:name="Image282" text:anchor-type="as-char" svg:width="6.9236in" svg:height="6.9236in" draw:z-index="0">
<draw:image xlink:href="../Images/AРМІЯINFORM/2023-07-09T70-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283" text:anchor-type="as-char" svg:width="6.9236in" svg:height="6.9236in" draw:z-index="0">
<draw:image xlink:href="../Images/AРМІЯINFORM/2023-07-09T70-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284" text:anchor-type="as-char" svg:width="6.9236in" svg:height="6.9236in" draw:z-index="0">
<draw:image xlink:href="../Images/AРМІЯINFORM/2023-07-09T70-00-00-04-00/358617736_3387763041474048_5337767834561593565_n-150x150.jpg" xlink:type="simple" xlink:show="embed" xlink:actuate="onLoad" draw:mime-type="image/jpeg"/>
</draw:frame>
</text:a>
</text:p>
      <text:p text:style-name="P4">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Діти військовослужбовців і внутрішніх переселенців можуть отримати гранти на навчання</text:span>
</text:h>
      <text:p text:style-name="P4">
Author: ['АРМІЯINFORM']</text:p>
      <text:p text:style-name="P4">
Time: 2023-07-09T71:00:00-04:00</text:p>
      <text:p text:style-name="P4">
Description: Конкурс на їх отримання оголосила Київська школа економіки (КШЕ). Отримати фінанс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udent-849822_960_720.jpg" text:style-name="Internet_20_link" text:visited-style-name="Visited_20_Internet_20_Link">
student-849822_960_720.jpg</text:a>
']</text:p>
      <text:p text:style-name="P4">
Tags: ['STOPRUSSIA', 'АГРЕСІЯ РФ', 'ВІЙНА', 'ВТОРГНЕННЯ РФ', 'ГРАНАТИ', 'МІНРЕІНТЕГРАЦІЇ']</text:p>
      <text:p text:style-name="P4">
Category: News</text:p>
      <!--METADATA-->
      <text:p text:style-name="P4">
<draw:frame draw:style-name="fr1" draw:name="Image285" text:anchor-type="as-char" svg:width="6.9236in" svg:height="4.615733in" draw:z-index="0">
<draw:image xlink:href="../Images/AРМІЯINFORM/2023-07-09T71-00-00-04-00/student-849822_960_720.jpg" xlink:type="simple" xlink:show="embed" xlink:actuate="onLoad" draw:mime-type="image/jpeg"/>
</draw:frame>
 Ілюстративне фото</text:p>
      <text:p text:style-name="P4">
Конкурс на їх отримання оголосила Київська школа економіки (КШЕ).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Мінреінтеграції.</text:p>
      <text:p text:style-name="P4">
Гранти можуть отримати діти військовослужбовців, внутрішньо переміщені особи,переможці різних олімпіад, турнірів та конкурсів. А також ті, хто вимушеновиїхав за кордон після 24 лютого 2022 року, але хоче повернутися додому нанавчання.</text:p>
      <text:p text:style-name="P4">
Для кожної категорії є окрема аплікаційна форма для подання своєї кандидатури.Переглянути їх можна за <text:a xlink:type="simple" xlink:href="https://university.kse.ua/grants" text:style-name="Internet_20_link" text:visited-style-name="Visited_20_Internet_20_Link">
посиланням</text:a>
.</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інструкція, як це зробити, прийде на ваш e-mail).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онлайн).</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Твій дух сильніший за тіло: у столиці відбулися спортивні змагання ветеранів</text:span>
</text:h>
      <text:p text:style-name="P4">
Author: ['АРМІЯINFORM']</text:p>
      <text:p text:style-name="P4">
Time: 2023-07-09T72:00:00-04:00</text:p>
      <text:p text:style-name="P4">
Description: В Києві відбулися змагання «Київ Незламний», організатором яких стала Федер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Tags: ['STOPRUSSIA', 'АГРЕСІЯ РФ', 'ВТОРГНЕННЯ РФ', 'СПОРТИВНІ ЗМАГАННЯ']</text:p>
      <text:p text:style-name="P4">
Category: News</text:p>
      <!--METADATA-->
      <text:p text:style-name="P4">
<draw:frame draw:style-name="fr1" draw:name="Image286" text:anchor-type="as-char" svg:width="6.9236in" svg:height="4.615733in" draw:z-index="0">
<draw:image xlink:href="../Images/AРМІЯINFORM/2023-07-09T72-00-00-04-00/1h9a0139.jpg" xlink:type="simple" xlink:show="embed" xlink:actuate="onLoad" draw:mime-type="image/jpeg"/>
</draw:frame>
</text:p>
      <text:p text:style-name="P4">
<text:span text:style-name="T4">
В Києві відбулися змагання «Київ Незламний», організатором яких сталаФедерація стронгменів України. Кореспондент Армія</text:span>
 <text:span text:style-name="T4">
Inform</text:span>
 <text:span text:style-name="T4">
побував нацьому заході й поспілкувався із гостями та учасниками.</text:span>
</text:p>
      <text:p text:style-name="P4">
<text:span text:style-name="T4">
Довідково.</text:span>
 <text:span text:style-name="T5">
«Київ Незламний» — спортивні змагання для ветеранів таучасників бойових дій. Це один із проєктів спортивної реабілітації дляповернення їх до цивільного життя через формування звички до занять спортом.</text:span>
</text:p>
      <text:p text:style-name="P4">
Серед присутніх на заході <text:span text:style-name="T5">
—</text:span>
 заслужений майстер спорту, володар титулу«Найсильніша людина світу» Василь Вірастюк.</text:p>
      <text:p text:style-name="P4">
— Ці змагання допомагають психологічно: людина самоорганізовується, ставитьперед собою цілі й намагається йти до них. Чудовий приклад сили духупродемонстрували ветерани й сьогодні: хлопці на візках з госпіталю самі сілина тренажер і почали веслувати. Це показує, як повинна працювати ця модельреабілітації, коли вони самі цього хочуть, — розповів Василь Вірастюк.</text:p>
      <text:p text:style-name="P4">
<text:a xlink:type="simple" xlink:href="https://armyinform.com.ua/wp-content/uploads/2023/07/1h9a0018.jpg" text:style-name="Internet_20_link" text:visited-style-name="Visited_20_Internet_20_Link">
<draw:frame draw:style-name="fr1" draw:name="Image287" text:anchor-type="as-char" svg:width="6.9236in" svg:height="6.9236in" draw:z-index="0">
<draw:image xlink:href="../Images/AРМІЯINFORM/2023-07-09T72-00-00-04-00/1h9a0018-150x150.jpg" xlink:type="simple" xlink:show="embed" xlink:actuate="onLoad" draw:mime-type="image/jpeg"/>
</draw:frame>
</text:a>
</text:p>
      <text:p text:style-name="P4">
<text:a xlink:type="simple" xlink:href="https://armyinform.com.ua/wp-content/uploads/2023/07/1h9a0337.jpg" text:style-name="Internet_20_link" text:visited-style-name="Visited_20_Internet_20_Link">
<draw:frame draw:style-name="fr1" draw:name="Image288" text:anchor-type="as-char" svg:width="6.9236in" svg:height="6.9236in" draw:z-index="0">
<draw:image xlink:href="../Images/AРМІЯINFORM/2023-07-09T72-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89" text:anchor-type="as-char" svg:width="6.9236in" svg:height="6.9236in" draw:z-index="0">
<draw:image xlink:href="../Images/AРМІЯINFORM/2023-07-09T72-00-00-04-00/1h9a0150-150x150.jpg" xlink:type="simple" xlink:show="embed" xlink:actuate="onLoad" draw:mime-type="image/jpeg"/>
</draw:frame>
</text:a>
</text:p>
      <text:p text:style-name="P4">
Як зазначають організатори заходу, програму змагань адаптували для ветеранів зрізними видами поранень. Загалом до неї було включено три дисципліни: кросфіт,жим лежачи та веслування.</text:p>
      <text:p text:style-name="P4">
На майданчику панувала неймовірна атмосфера братерства, ветерани намагалисяпоказати найкращі результати, і навіть злива не змогла завадити.</text:p>
      <text:p text:style-name="P4">
<text:a xlink:type="simple" xlink:href="https://armyinform.com.ua/wp-content/uploads/2023/07/1h9a0191.jpg" text:style-name="Internet_20_link" text:visited-style-name="Visited_20_Internet_20_Link">
<draw:frame draw:style-name="fr1" draw:name="Image290" text:anchor-type="as-char" svg:width="6.9236in" svg:height="6.9236in" draw:z-index="0">
<draw:image xlink:href="../Images/AРМІЯINFORM/2023-07-09T72-00-00-04-00/1h9a0191-150x150.jpg" xlink:type="simple" xlink:show="embed" xlink:actuate="onLoad" draw:mime-type="image/jpeg"/>
</draw:frame>
</text:a>
</text:p>
      <text:p text:style-name="P4">
<text:a xlink:type="simple" xlink:href="https://armyinform.com.ua/wp-content/uploads/2023/07/1h9a0035.jpg" text:style-name="Internet_20_link" text:visited-style-name="Visited_20_Internet_20_Link">
<draw:frame draw:style-name="fr1" draw:name="Image291" text:anchor-type="as-char" svg:width="6.9236in" svg:height="6.9236in" draw:z-index="0">
<draw:image xlink:href="../Images/AРМІЯINFORM/2023-07-09T72-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92" text:anchor-type="as-char" svg:width="6.9236in" svg:height="6.9236in" draw:z-index="0">
<draw:image xlink:href="../Images/AРМІЯINFORM/2023-07-09T72-00-00-04-00/1h9a0322-150x150.jpg" xlink:type="simple" xlink:show="embed" xlink:actuate="onLoad" draw:mime-type="image/jpeg"/>
</draw:frame>
</text:a>
</text:p>
      <text:p text:style-name="P4">
Деякі учасники вже не вперше беруть участь у подібних змаганнях, є ті, хтопредставляє збірну України на Invictus Games.</text:p>
      <text:p text:style-name="P4">
— Ці змагання реально допомагають адаптуватися психологічно та фізично,комунікувати з людьми. Такі заходи приносять один позитив для реабілітаціїпісля поранення. Я вже не вперше беру в них участь. Сьогодні вирішивспробувати себе у веслуванні, — розповів сержант 95-ї бригади ОлександрШвачка.</text:p>
      <text:p text:style-name="P4">
<text:a xlink:type="simple" xlink:href="https://armyinform.com.ua/wp-content/uploads/2023/07/1h9a0301.jpg" text:style-name="Internet_20_link" text:visited-style-name="Visited_20_Internet_20_Link">
<draw:frame draw:style-name="fr1" draw:name="Image293" text:anchor-type="as-char" svg:width="6.9236in" svg:height="6.9236in" draw:z-index="0">
<draw:image xlink:href="../Images/AРМІЯINFORM/2023-07-09T72-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294" text:anchor-type="as-char" svg:width="6.9236in" svg:height="6.9236in" draw:z-index="0">
<draw:image xlink:href="../Images/AРМІЯINFORM/2023-07-09T72-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295" text:anchor-type="as-char" svg:width="6.9236in" svg:height="6.9236in" draw:z-index="0">
<draw:image xlink:href="../Images/AРМІЯINFORM/2023-07-09T72-00-00-04-00/1h9a0133-150x150.jpg" xlink:type="simple" xlink:show="embed" xlink:actuate="onLoad" draw:mime-type="image/jpeg"/>
</draw:frame>
</text:a>
</text:p>
      <text:p text:style-name="P4">
Спортсмени показали свої найкращі результати, переможці отримали подарунки відорганізаторів, але найголовніше — вони змогли довести, що «дух сильніший затіло».</text:p>
      <text:p text:style-name="P4">
<text:span text:style-name="T5">
Микола Серенович</text:span>
</text:p>
      <text:p text:style-name="P4">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З початку широкомасштабного вторгнення Україна отримала 12,8 тис. тонн медичної гумдопомоги</text:span>
</text:h>
      <text:p text:style-name="P4">
Author: ['АРМІЯINFORM']</text:p>
      <text:p text:style-name="P4">
Time: 2023-07-09T73:00:00-04:00</text:p>
      <text:p text:style-name="P4">
Description: За період воєнного стану до України загалом надійшло 12,8 тисячі тонн ме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umanitarka_1.jpg.1200x630_q85_crop.jpg" text:style-name="Internet_20_link" text:visited-style-name="Visited_20_Internet_20_Link">
gumanitarka_1.jpg.1200x630_q85_crop.jpg</text:a>
']</text:p>
      <text:p text:style-name="P4">
Tags: ['STOPRUSSIA', 'АГРЕСІЯ РФ', 'ВІЙНА', 'ВТОРГНЕННЯ РФ', 'УРЯДОВИЙ ПОРТАЛ']</text:p>
      <text:p text:style-name="P4">
Category: News</text:p>
      <!--METADATA-->
      <text:p text:style-name="P4">
<draw:frame draw:style-name="fr1" draw:name="Image296" text:anchor-type="as-char" svg:width="6.9236in" svg:height="3.63489in" draw:z-index="0">
<draw:image xlink:href="../Images/AРМІЯINFORM/2023-07-09T73-00-00-04-00/gumanitarka_1.jpg.1200x630_q85_crop.jpg" xlink:type="simple" xlink:show="embed" xlink:actuate="onLoad" draw:mime-type="image/jpeg"/>
</draw:frame>
 Ілюстративнефото</text:p>
      <text:p text:style-name="P4">
За період воєнного стану до України загалом надійшло 12,8 тисячі тонн медичноїгуманітарної допомоги на суму понад 13,5 млрд грн, про це<text:a xlink:type="simple" xlink:href="https://www.kmu.gov.ua/news/z-pochatku-povnomasshtabnoi-viiny-ukraina-otrymala-128-tys-tonn-medychnoi-humanitarnoi-dopomohy-na-sumu-ponad-135-mlrd-hrn" text:style-name="Internet_20_link" text:visited-style-name="Visited_20_Internet_20_Link">
повідомляє</text:a>
 Урядовий портал.</text:p>
      <text:p text:style-name="P4">
Допомога надійшла від 35 країн світу, міжнародних та партнерських організацій,від українського та іноземного бізнесу та безпосередньо від медичних закладівінших країн.</text:p>
      <text:p text:style-name="P4">
<text:span text:style-name="T4">
Зокрема, надійшло:</text:span>
</text:p>
      <ul>
        <li>
лікарських засобів — 526 571 390 од.;  * витратних матеріалів та засобів індивідуального захисту — 202 903 066 од.;  * інструментів — 1 365 151 од.;  * комплексних наборів — 13 924 од.;  * обладнання — 460 344 од.;  * укомплектованих тактичних аптечок — 147 685 од.;  * медичних меблів — 618 од.;  * медичного транспорту— 633 од.;  * бронежилетів та касок для медичних працівників — 1 632 од.;  * іншого — 69 959 621 од.</li>
      </ul>
      <text:p text:style-name="P4">
Завдяки своєчасному реагуванню і наданню партнерами необхідної гуманітарноїдопомоги, МОЗ забезпечило безперебійну роботу медичних закладів, що опинилисьу зоні підтоплення після підриву Каховської ГЕС.</text:p>
      <text:p text:style-name="P4">
Source: <text:a xlink:type="simple" xlink:href="https://armyinform.com.ua/2023/07/09/z-pochatku-povnomasshtabnoyi-vijny-ukrayina-otrymala-128-tys-tonn-medychnoyi-gumanitarnoyi-dopomogy/" text:style-name="Internet_20_link" text:visited-style-name="Visited_20_Internet_20_Link">
https://armyinform.com.ua/2023/07/09/z-pochatku-povnomasshtabnoyi-vijny-ukrayina-otrymala-128-tys-tonn-medychnoyi-gumanitarnoyi-dopomogy/</text:a>
</text:p>
      <!--NEWS-->
      <text:h text:style-name="P10" text:outline-level="1">
<text:span text:style-name="T4">
У Коордштабі відбулася зустріч із родинами військовослужбовців Січеславської бригади</text:span>
</text:h>
      <text:p text:style-name="P4">
Author: ['АРМІЯINFORM']</text:p>
      <text:p text:style-name="P4">
Time: 2023-07-09T74:00:00-04:00</text:p>
      <text:p text:style-name="P4">
Description: У Координаційному штабі відбулася зустріч і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Tags: ['STOPRUSSIA', 'АГРЕСІЯ РФ']</text:p>
      <text:p text:style-name="P4">
Category: News</text:p>
      <!--METADATA-->
      <text:p text:style-name="P4">
<draw:frame draw:style-name="fr1" draw:name="Image297" text:anchor-type="as-char" svg:width="6.9236in" svg:height="3.880101in" draw:z-index="0">
<draw:image xlink:href="../Images/AРМІЯINFORM/2023-07-09T74-00-00-04-00/358624335_246053241523294_566006523182501549_n.jpg" xlink:type="simple" xlink:show="embed" xlink:actuate="onLoad" draw:mime-type="image/jpeg"/>
</draw:frame>
</text:p>
      <text:p text:style-name="P4">
У Координаційному штабі відбулася зустріч із родинами військовослужбовцівокремої повітрянодесантної Січеславської бригади, що входить до складуДесантно-штурмових військ Збройних Сил України.</text:p>
      <text:p text:style-name="P4">
Про це у Facebook<text:a xlink:type="simple" xlink:href="https://www.facebook.com/koordshtab/posts/pfbid0U8FApva86r4k4ENp5yMoXKkZ6WUKn6uCdmzqxj7XgfoWs1pcbSxvhdGJoNeHb3rql" text:style-name="Internet_20_link" text:visited-style-name="Visited_20_Internet_20_Link">
повідомляє</text:a>
Координаційний штаб з питань поводження з військовополоненими.</text:p>
      <text:p text:style-name="P4">
З родичами полонених і зниклих безвісти десантників спілкувався представникКоординаційного штабу.</text:p>
      <text:p text:style-name="P4">
Під час зустрічі обговорили механізми обміну військовополонених, джерелаінформації про їхнє місцезнаходження, а також проблеми комунікації членівсімей Захисників з військовими частинами, зокрема стосовно отримання витягу закту службового розслідування.</text:p>
      <text:p text:style-name="P4">
<text:a xlink:type="simple" xlink:href="https://armyinform.com.ua/wp-content/uploads/2023/07/359031954_246053294856622_7644267402757310009_n.jpg" text:style-name="Internet_20_link" text:visited-style-name="Visited_20_Internet_20_Link">
<draw:frame draw:style-name="fr1" draw:name="Image298" text:anchor-type="as-char" svg:width="6.9236in" svg:height="6.9236in" draw:z-index="0">
<draw:image xlink:href="../Images/AРМІЯINFORM/2023-07-09T74-00-00-04-00/359031954_246053294856622_7644267402757310009_n-150x150.jpg" xlink:type="simple" xlink:show="embed" xlink:actuate="onLoad" draw:mime-type="image/jpeg"/>
</draw:frame>
</text:a>
</text:p>
      <text:p text:style-name="P4">
<text:a xlink:type="simple" xlink:href="https://armyinform.com.ua/wp-content/uploads/2023/07/358138924_246053551523263_4866375544660138390_n.jpg" text:style-name="Internet_20_link" text:visited-style-name="Visited_20_Internet_20_Link">
<draw:frame draw:style-name="fr1" draw:name="Image299" text:anchor-type="as-char" svg:width="6.9236in" svg:height="6.9236in" draw:z-index="0">
<draw:image xlink:href="../Images/AРМІЯINFORM/2023-07-09T74-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300" text:anchor-type="as-char" svg:width="6.9236in" svg:height="6.9236in" draw:z-index="0">
<draw:image xlink:href="../Images/AРМІЯINFORM/2023-07-09T74-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301" text:anchor-type="as-char" svg:width="6.9236in" svg:height="6.9236in" draw:z-index="0">
<draw:image xlink:href="../Images/AРМІЯINFORM/2023-07-09T74-00-00-04-00/357131992_246053388189946_5084643526111208116_n-150x150.jpg" xlink:type="simple" xlink:show="embed" xlink:actuate="onLoad" draw:mime-type="image/jpeg"/>
</draw:frame>
</text:a>
</text:p>
      <text:p text:style-name="P4">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500 днів рішучості українського спорту</text:span>
</text:h>
      <text:p text:style-name="P4">
Author: ['АРМІЯINFORM']</text:p>
      <text:p text:style-name="P4">
Time: 2023-07-09T75:00:00-04:00</text:p>
      <text:p text:style-name="P4">
Description: Міністерство молоді та спорту України інформує про здобутки українського спорту,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a93bd8176e9330633613.jpg" text:style-name="Internet_20_link" text:visited-style-name="Visited_20_Internet_20_Link">
64a93bd8176e9330633613.jpg</text:a>
']</text:p>
      <text:p text:style-name="P4">
Tags: ['STOPRUSSIA', 'АГРЕСІЯ РФ', 'ВІЙНА', 'ВТОРГНЕННЯ РФ', 'УРЯДОВИЙ ПОРТАЛ']</text:p>
      <text:p text:style-name="P4">
Category: News</text:p>
      <!--METADATA-->
      <text:p text:style-name="P4">
<draw:frame draw:style-name="fr1" draw:name="Image302" text:anchor-type="as-char" svg:width="6.9236in" svg:height="3.63489in" draw:z-index="0">
<draw:image xlink:href="../Images/AРМІЯINFORM/2023-07-09T75-00-00-04-00/64a93bd8176e9330633613.jpg" xlink:type="simple" xlink:show="embed" xlink:actuate="onLoad" draw:mime-type="image/jpeg"/>
</draw:frame>
</text:p>
      <text:p text:style-name="P4">
Міністерство молоді та спорту України інформує про здобутки українськогоспорту, які вдалося досягти, попри повномасштабне вторгнення росії в Україну,про це <text:a xlink:type="simple" xlink:href="https://www.kmu.gov.ua/news/500-dniv-rishuchosti-ukrainskoho-sportu" text:style-name="Internet_20_link" text:visited-style-name="Visited_20_Internet_20_Link">
інформує</text:a>
 Урядовий портал.</text:p>
      <text:p text:style-name="P4">
Протягом цього періоду національні збірні команди України вибороли понад 5 000медалей, серед яких більше 2 000 «золотих».</text:p>
      <text:p text:style-name="P4">
Міністр молоді та спорту Вадим Гутцайт відзначив успіхи українськихспортсменів на міжнародних змаганнях.</text:p>
      <text:p text:style-name="P4">
«Наші спортсмени посіли третю сходинку на Європейських іграх у Польщі тавибороли ліцензії на Олімпіаду-2024. Наші шахісти тріумфували на Всесвітнійшаховій олімпіаді в Індії та Дефлімпіаді у Бразилії. Всесвітні ігри у СШАтакож показали, що ми у трійці найсильніших. Окрема гордість за нашихпаралімпійців, які стали другими у світі на Паралімпіаді у Китаї» -прокоментував Вадим Гутцайт.</text:p>
      <text:p text:style-name="P4">
Глобальний успіх України не обмежується лише змаганнями. Ми також відзначаємоперемогу у боротьбі за справедливий та чесний спорт. Представників росії табілорусі відсторонено від найпрестижніших міжнародних змагань. Понад 20міжнародних спортивних федерацій ухвалили рішення відсторонити представниківкраїн-агресорів, поки триває війна.</text:p>
      <text:p text:style-name="P4">
Навіть повномасштабне вторгнення не зупинило масовий спорт в Україні. В рамкахініційованого Президентом України соціального проекту «Активні парки - локаціїздорової України» залучено понад 70 000 ветеранів та внутрішньо переміщенихосіб до заходів із масового спорту. Крім того, понад 900 тренерів такоординаторів приєдналися до проекту "Активні парки" в усіх областях.</text:p>
      <text:p text:style-name="P4">
Створена інтерактивна мапа на веб-сайті &lt;https://ap.sportforall.gov.ua/map&gt;
 тау мобільному застосунку дозволяє легко знайти найближчий активний парк.Заходи, які проведено в активних парках, обʼєднали понад 2 мільйони українцівідеєю здорового дозвілля.</text:p>
      <text:p text:style-name="P4">
Ми продовжуємо рухатись до перемоги! Ці 500 днів є свідченням нашоївитривалості, сили та незламності! Українці – нація переможців!</text:p>
      <text:p text:style-name="P4">
Source: <text:a xlink:type="simple" xlink:href="https://armyinform.com.ua/2023/07/09/500-dniv-rishuchosti-ukrayinskogo-sportu/" text:style-name="Internet_20_link" text:visited-style-name="Visited_20_Internet_20_Link">
https://armyinform.com.ua/2023/07/09/500-dniv-rishuchosti-ukrayinskogo-sportu/</text:a>
</text:p>
      <!--NEWS-->
      <text:h text:style-name="P10" text:outline-level="1">
<text:span text:style-name="T4">
На підтримку ветеранського бізнесу можна отримати до трьох мільйонів гривень</text:span>
</text:h>
      <text:p text:style-name="P4">
Author: ['АРМІЯINFORM']</text:p>
      <text:p text:style-name="P4">
Time: 2023-07-09T76:00:00-04:00</text:p>
      <text:p text:style-name="P4">
Description: Мінветеранів оголосило про нову конкурсну програму на підтримку ветеранського бізне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Tags: ['STOPRUSSIA', 'АГРЕСІЯ РФ', 'МІНВЕТЕРАНІВ']</text:p>
      <text:p text:style-name="P4">
Category: News</text:p>
      <!--METADATA-->
      <text:p text:style-name="P4">
<draw:frame draw:style-name="fr1" draw:name="Image303" text:anchor-type="as-char" svg:width="6.9236in" svg:height="5.93039in" draw:z-index="0">
<draw:image xlink:href="../Images/AРМІЯINFORM/2023-07-09T76-00-00-04-00/347589307_589549433357220_3961986719610350611_n-1.jpg" xlink:type="simple" xlink:show="embed" xlink:actuate="onLoad" draw:mime-type="image/jpeg"/>
</draw:frame>
</text:p>
      <text:p text:style-name="P4">
Мінветеранів<text:a xlink:type="simple" xlink:href="https://www.facebook.com/mva.gov.ua/posts/pfbid0Fdxr4qAo9miokJ4Wc2zyo7paWrDRacYwpKjj9YcSQ8qVK5VCwqYps36juCD4sgNXl" text:style-name="Internet_20_link" text:visited-style-name="Visited_20_Internet_20_Link">
оголосило</text:a>
про нову конкурсну програму на підтримку ветеранського бізнесу:</text:p>
      <text:p text:style-name="P4">
«Не відкладайте зміни на потім — дійте! Український ветеранський фондМінветеранів запустив 3-тю конкурсну програму на підтримку ветеранськогобізнесу у 2023 році.</text:p>
      <text:p text:style-name="P4">
Ветерани, ветеранки, члени сімей загиблих захисників і захисниць можутьотримати від 500 тисяч до 3 мільйонів гривень.</text:p>
      <text:p text:style-name="P4">
Останній день приймання заявок — 13 липня 2023 року (до 23:59 за київськимчасом)</text:p>
      <text:p text:style-name="P4">
Деталі та подача за <text:a xlink:type="simple" xlink:href="https://veteranfund.com.ua/contests/varto-support-veteran-business/" text:style-name="Internet_20_link" text:visited-style-name="Visited_20_Internet_20_Link">
посиланням.</text:a>
</text:p>
      <text:p text:style-name="P4">
Хто може взяти участь у конкурсній програмі?</text:p>
      <text:p text:style-name="P4">
• ветерани та ветеранки</text:p>
      <text:p text:style-name="P4">
• члени сімей загиблих (померлих) захисників і захисниць України</text:p>
      <text:p text:style-name="P4">
Фінансову підтримку можуть отримати:</text:p>
      <text:p text:style-name="P4">
• ветерани, члени сімей загиблих (померлих) ветеранів війни та члени сімейзагиблих (померлих) захисників і захисниць України, які зареєстрованівідповідно до вимог законодавства як фізичні особи-підприємці</text:p>
      <text:p text:style-name="P4">
• юридичні особи, зареєстровані не пізніше ніж за два роки до отриманняфінансової підтримки, засновниками яких є ветерани, члени сімей загиблих(померлих) ветеранів війни та члени сімей загиблих (померлих) захисників ізахисниць України</text:p>
      <text:p text:style-name="P4">
Програма «Варто» відбувається у конкурсному форматі. Учасники будуть захищатибізнес-проєкти перед експертною радою.</text:p>
      <text:p text:style-name="P4">
Український ветеранський фонд Мінветеранів уже понад рік підтримуєветеранський бізнес. За 2022 рік 269 ветеранів і членів родин загиблихзахисників і захисниць отримали фінансове підсилення. Зокрема й за програмою<text:a xlink:type="simple" xlink:href="https://veteranfund.com.ua/projects/20000-2/" text:style-name="Internet_20_link" text:visited-style-name="Visited_20_Internet_20_Link">
«20тисяч».</text:a>
</text:p>
      <text:p text:style-name="P4">
Український ветеранський фонд Мінветеранів підтримає ветеранів у розвиткувласної справи».</text:p>
      <text:p text:style-name="P4">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На Донеччині тривають важкі бої: протягом доби відбулось понад 30 бойових зіткнень</text:span>
</text:h>
      <text:p text:style-name="P4">
Author: ['АРМІЯINFORM']</text:p>
      <text:p text:style-name="P4">
Time: 2023-07-09T77: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6860e4605965dd1-1024x681-2.jpg" text:style-name="Internet_20_link" text:visited-style-name="Visited_20_Internet_20_Link">
e6860e4605965dd1-1024x681-2.jpg</text:a>
']</text:p>
      <text:p text:style-name="P4">
Tags: ['STOPRUSSIA', 'АГРЕСІЯ РФ', 'ВІЙНА', 'ВТОРГНЕННЯ РФ', 'ГШ ЗСУ', 'ХРОНІКА ОБОРОНИ']</text:p>
      <text:p text:style-name="P4">
Category: News</text:p>
      <!--METADATA-->
      <text:p text:style-name="P4">
<draw:frame draw:style-name="fr1" draw:name="Image304" text:anchor-type="as-char" svg:width="6.9236in" svg:height="4.604464in" draw:z-index="0">
<draw:image xlink:href="../Images/AРМІЯINFORM/2023-07-09T77-00-00-04-00/e6860e4605965dd1-1024x681-2.jpg" xlink:type="simple" xlink:show="embed" xlink:actuate="onLoad" draw:mime-type="image/jpeg"/>
</draw:frame>
 <text:span text:style-name="T4">
🔥 Ситуація щодоросійського вторгнення</text:span>
</text:p>
      <text:p text:style-name="P4">
Противник зосереджує основні зусилля на Лиманському, Бахмутському,Авдіївському та Мар’їнському напрямках — протягом доби відбулось понад 30бойових зіткнень.</text:p>
      <text:p text:style-name="P4">
Про це у Facebook<text:a xlink:type="simple" xlink:href="https://www.facebook.com/GeneralStaff.ua/posts/pfbid02tvDLkEGUWWmrfunawP9naD72FfFGA7WPzcgCdeNb5sY3CM9gMXSDQUae8dxL8tmsl" text:style-name="Internet_20_link" text:visited-style-name="Visited_20_Internet_20_Link">
повідомляє</text:a>
Генеральний штаб ЗС України.</text:p>
      <text:p text:style-name="P4">
«На Мар’їнському напрямку, під ворожим вогнем артилерії, наші захисникивідбили усі атаки в районі міста Мар’їнка. Противник завдав авіаційних ударівв районах Красногорівки та Новомихайлівки Донецької області. Здійснив обстрілинаселених пунктів Невельське, Георгіївка, Єлизаветівка, Красногорівка,Олександропіль, Мар’їнка, Побєда та Катеринівка Донецької області», — йдетьсяу повідомленні.</text:p>
      <text:p text:style-name="P4">
Source: <text:a xlink:type="simple" xlink:href="https://armyinform.com.ua/2023/07/09/na-donechchyni-tryvayut-vazhki-boyi-protyagom-doby-vidbulos-ponad-30-bojovyh-zitknen/" text:style-name="Internet_20_link" text:visited-style-name="Visited_20_Internet_20_Link">
https://armyinform.com.ua/2023/07/09/na-donechchyni-tryvayut-vazhki-boyi-protyagom-doby-vidbulos-ponad-30-bojovyh-zitknen/</text:a>
</text:p>
      <!--NEWS-->
      <text:h text:style-name="P10" text:outline-level="1">
<text:span text:style-name="T4">
На Таврійському напрямку Сили оборони просуваються вперед — Валерій Шершень</text:span>
</text:h>
      <text:p text:style-name="P4">
Author: ['Олексій Тригуб']</text:p>
      <text:p text:style-name="P4">
Time: 2023-07-09T78:00:00-04:00</text:p>
      <text:p text:style-name="P4">
Description: Під час прямого включення в ефірі телемарафону «Єдині новини» реч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9_15-33-56.jpg" text:style-name="Internet_20_link" text:visited-style-name="Visited_20_Internet_20_Link">
photo_2023-07-09_15-33-56.jpg</text:a>
']</text:p>
      <text:p text:style-name="P4">
Tags: ['STOPRUSSIA', 'АГРЕСІЯ РФ', 'ВІЙНА', 'ТАВРІЙСЬКИЙ НАПРЯМОК']</text:p>
      <text:p text:style-name="P4">
Category: News</text:p>
      <!--METADATA-->
      <text:p text:style-name="P4">
<draw:frame draw:style-name="fr1" draw:name="Image305" text:anchor-type="as-char" svg:width="6.9236in" svg:height="4.615733in" draw:z-index="0">
<draw:image xlink:href="../Images/AРМІЯINFORM/2023-07-09T78-00-00-04-00/photo_2023-07-09_15-33-56.jpg" xlink:type="simple" xlink:show="embed" xlink:actuate="onLoad" draw:mime-type="image/jpeg"/>
</draw:frame>
</text:p>
      <text:p text:style-name="P4">
Під час прямого включення в ефірі<text:a xlink:type="simple" xlink:href="https://www.youtube.com/watch" text:style-name="Internet_20_link" text:visited-style-name="Visited_20_Internet_20_Link">
телемарафону</text:a>
 «Єдині новини»речник об’єднаного пресцентру Сил оборони Таврійського напрямку майор ВалерійШершень зазначив, що в зоні відповідальності угруповання українські військапродовжують знекровлювати ворога, обороняються та ведуть наступальні дії накількох напрямках.</text:p>
      <text:p text:style-name="P4">
— Ми тримаємо оборону дуже впевнено та професійно, — розповів офіцер. —Російська окупаційна армія зосереджує основні зусилля на наступальних діях наАвдіївському та Мар’їнському напрямках. Протягом доби тут відбулося 24 бойовихзіткнення. Тривають важкі бої. Ситуація стабільна і контрольована.</text:p>
      <text:p text:style-name="P4">
Також речник об’єднаного пресцентру Сил оборони Таврійського напрямкуповідомив, що протягом доби ворог 578 разів обстрілював позиції наших військ.</text:p>
      <text:p text:style-name="P4">
Водночас підрозділи нашого угруповання військ продовжують наступальні дії наМелітопольському та Бердянському напрямках, закріплюються на досягнутихрубежах, здійснюють їх розмінування та ведуть контрбатарейну боротьбу.</text:p>
      <text:p text:style-name="P4">
Щодо Авдіївського напрямку, то тут, за словами майора Валерія Шершня, ворогздійснював безуспішні наступальні дії в районах населених пунктівНовокалинове, Степове, Первомайське та Невельське.</text:p>
      <text:p text:style-name="P4">
На Запоріжжі свої основні зусилля ворог зосередив на недопущенні подальшогопросування українських військ. Тут противник завдав авіаційних ударів по містуОріхів, здійснив артилерійські обстріли Новодар’ївки, Левадного, Малинівки таГуляйполя Запорізької області.</text:p>
      <text:p text:style-name="P4">
— У відповідь Сили оборони Таврійського напрямку за минулу добу знищили 23одиниці ворожого озброєння та військової техніки, — сказав Валерій Шершень. —Зокрема 2 танки, 8 одиниць артилерійських систем, серед яких самохідна гаубиця2С19 «Мста-С», 2 самохідні гаубиці 2С5 «Гіацинт-С», гаубиця 2А36 «Гіацинт-Б»,3 самохідні артилерійські установки 2С3 «Акація», самохідна артилерійськаустановка 2С7 «Піон», а також знищено зенітні ракетні комплекси «Бук» та«Тор», РСЗВ «Торнадо» та БМ-21 «Град», автомобільну техніку. Крім того, булознищено 3 склади боєприпасів і пункт управління.</text:p>
      <text:p text:style-name="P4">
Ракетні війська та артилерія угруповання протягом доби виконали 1437 вогневихзавдань.</text:p>
      <text:p text:style-name="P4">
Щодо втрат ворога на Таврійському напрямку, то вони за минулу добу становлятьпонад 220 осіб, із яких безповоротні — 84 окупанти, санітарні — 141, ще троєзайд із боліт потрапили в полон.</text:p>
      <text:p text:style-name="P4">
— Тож на Таврійському напрямку Сили оборони України продовжують системнознищувати ворога, знекровлювати його матеріально-технічну базу, а також нашіударні угруповання та військові частини продовжують просування вперед, —підсумував речник.</text:p>
      <text:p text:style-name="P4">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На Південному напрямку Сили оборони знищили ворожі ЗРК «Бук» та станцію РЕБ — Наталія Гуменюк</text:span>
</text:h>
      <text:p text:style-name="P4">
Author: ['АРМІЯINFORM']</text:p>
      <text:p text:style-name="P4">
Time: 2023-07-09T79:00:00-04:00</text:p>
      <text:p text:style-name="P4">
Description: За минулу добу на Південному напрямку воїни Сил оборони знищили 37 окупантів, 1 ЗР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 'НАТАЛІЯ ГУМЕНЮК', 'ТЕЛЕМАРАФОН "ЄДИНІ НОВИНИ"']</text:p>
      <text:p text:style-name="P4">
Category: News</text:p>
      <!--METADATA-->
      <text:p text:style-name="P4">
<draw:frame draw:style-name="fr1" draw:name="Image306" text:anchor-type="as-char" svg:width="6.9236in" svg:height="3.883237in" draw:z-index="0">
<draw:image xlink:href="../Images/AРМІЯINFORM/2023-07-09T79-00-00-04-00/gumenyuk_1-1.jpg" xlink:type="simple" xlink:show="embed" xlink:actuate="onLoad" draw:mime-type="image/jpeg"/>
</draw:frame>
</text:p>
      <text:p text:style-name="P4">
За минулу добу на Південному напрямку воїни Сил оборони знищили 37 окупантів,1 ЗРК «Бук», 1 станцію РЕБ, 2 човни та 2 великокаліберні гармати, якими ворогобстрілював Херсон. Про це в ефірі телемарафону «Єдині новини» повідомиланачальник об’єднаного координаційного пресцентру Сил оборони півдня Україникапітан першого рангу Наталія Гуменюк.</text:p>
      <text:p text:style-name="P4">
За її словами, зараз ворог намагається обстрілювати всі населені пункти вздовжлінії фронту, застосовуючи, зокрема, керовані авіабомби та ЗРК С-300. Утім,інтенсивність обстрілів нині дещо зменшилася. Це пов’язують із результативноюроботою Сил оборони України зі знищення складів БК окупантів. Так, протягомминулого тижня було виявлено та знищено 5 складів боєприпасів у смузі лівогоберега Дніпра. Крім того, окупанти не полишають спроб повернутися на залишеніраніше позиції, які вони займали до підриву ними греблі Каховської ГЕС.</text:p>
      <text:p text:style-name="P4">
— Частково їм це вдається, там де вода відійшла досить сильно, вониповертаються. Але ця робота для них ускладнена їхнім же мінуванням, тому щовоно стало хаотичним після того, як вода «попрацювала» з їхніми рубежами.Повернення на ці позиції відбувається неохоче, командуванню доводитьсязаштовхувати туди особовий склад, який розуміє, що йде за квитком в одинкінець, — зазначила Гуменюк. Також, за її інформацією, через сильний шторм уЧорному морі всі ракетоносії рф заведено до пунктів базування.</text:p>
      <text:p text:style-name="P4">
Source: <text:a xlink:type="simple" xlink:href="https://armyinform.com.ua/2023/07/09/cherez-sylnyj-shtorm-u-chornomu-mori-vsi-raketonosiyi-rf-zavedeno-do-punktiv-bazuvannya-nataliya-gumenyuk/" text:style-name="Internet_20_link" text:visited-style-name="Visited_20_Internet_20_Link">
https://armyinform.com.ua/2023/07/09/cherez-sylnyj-shtorm-u-chornomu-mori-vsi-raketonosiyi-rf-zavedeno-do-punktiv-bazuvannya-nataliya-gumenyuk/</text:a>
</text:p>
      <!--NEWS-->
      <text:h text:style-name="P10" text:outline-level="1">
<text:span text:style-name="T4">
Українці в Польщі тепер можуть отримати юридичні консультації онлайн</text:span>
</text:h>
      <text:p text:style-name="P4">
Authors: Ukrinform (Person)</text:p>
      <text:p text:style-name="P4">
Publisher: Укринформ (Organization)</text:p>
      <text:p text:style-name="P4">
Published Time: 2023-07-09T7:55:00+03:00</text:p>
      <text:p text:style-name="P4">
Modified Time: 2023-07-09T22:55:00+03:00</text:p>
      <text:p text:style-name="P4">
Description: У Польщі запустили онлайн-платформу для захисту прав українців, де їм зокрема надаватимуть юридичні консультації. — Укрінформ.</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307" text:anchor-type="as-char" svg:width="6.9236in" svg:height="3.956343in" draw:z-index="0">
<draw:image xlink:href="../Images/yкринформ/2023-07-09T7-55-00-03-00/630_360_1647077447-421.jpg" xlink:type="simple" xlink:show="embed" xlink:actuate="onLoad" draw:mime-type="image/jpeg"/>
</draw:frame>
 У Польщізапустили онлайн-платформу для захисту прав українців, де їм зокреманадаватимуть юридичні консультації.</text:p>
      <text:p text:style-name="P4">
Про це повідомило Мінреінтеграції у <text:a xlink:type="simple" xlink:href="https://t.me/minre_ua/3726" text:style-name="Internet_20_link" text:visited-style-name="Visited_20_Internet_20_Link">
 Телеграмі </text:a>
, передає Укрінформ.</text:p>
      <text:p text:style-name="P4">
"Це один із розділів сайту Міжнародного комітету порятунку (IRC). У ньомуукраїнським <text:a xlink:type="simple" xlink:href="https://www.ukrinform.ua/tag-bizenci" text:style-name="Internet_20_link" text:visited-style-name="Visited_20_Internet_20_Link">
 шукачам притулку </text:a>
роз’яснюються їхні права. Зокрема, щоб орієнтуватися на ринку праці тавберегтися від недобросовісних роботодавців", - йдеться у повідомленні.</text:p>
      <text:p text:style-name="P4">
Також там можна отримати додаткові відомості або юридичну підтримку відпартнерів.</text:p>
      <text:p text:style-name="P4">
Крім того, надати консультації можуть у Центрах підтримки й інтеграції.</text:p>
      <text:p text:style-name="P4">
Вони розташовані за адресами:</text:p>
      <ul>
        <li>
м. Познань: вул. Товарова, 35/3A, 61-896. Звернутися можна з понеділка до п’ятниці з 09:00 до 17:00; e-mail: poznan@fiiw.pl;   * м. Катовіце: вул. Хожовська, 6 (перший поверх), 40-101. Працює з понеділка до п’ятниці з 09:00 до 17:00; e-mail: katowice@fiiw.pl.</li>
      </ul>
      <text:p text:style-name="P4">
<text:span text:style-name="T4">
Читайте також:</text:span>
 <text:a xlink:type="simple" xlink:href="https://www.ukrinform.ua/rubric-ato/3732355-kilkist-ukrainciv-ta-ih-migracia-za-kordon-cerez-vijnu.html" text:style-name="Internet_20_link" text:visited-style-name="Visited_20_Internet_20_Link">
 <text:span text:style-name="T4">
Кількість</text:span>
 <text:span text:style-name="T4">
українців</text:span>
 та їх <text:span text:style-name="T4">
міграція</text:span>
 за<text:span text:style-name="T4">
кордон</text:span>
 <text:span text:style-name="T4">
через</text:span>
 <text:span text:style-name="T4">
війну</text:span>
 </text:a>
</text:p>
      <text:p text:style-name="P4">
Як повідомляв Укрінформ, <text:a xlink:type="simple" xlink:href="https://www.ukrinform.ua/rubric-society/3731162-evropejski-kraini-vitratili-ponad-43-milardi-na-prihistok-ukrainciv.html" text:style-name="Internet_20_link" text:visited-style-name="Visited_20_Internet_20_Link">
 європейські країни витратили</text:a>
 понад €43 мільярди на прихистокукраїнців, які рятуються від війни.</text:p>
      <text:p text:style-name="P4">
<text:span text:style-name="T5">
Фото: Beata Zawrzel, АА</text:span>
</text:p>
      <text:p text:style-name="P4">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Сухопутні війська продемонстрували чудову роботу наших воїнів на Бахмутському напрямку</text:span>
</text:h>
      <text:p text:style-name="P4">
Author: ['АРМІЯINFORM']</text:p>
      <text:p text:style-name="P4">
Time: 2023-07-09T80:00:00-04:00</text:p>
      <text:p text:style-name="P4">
Description: Про це йдеться у повідомленні Сухопутних військ ЗСУ:    «Бахмутський напрямок. Ма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уповідомленні Сухопутних військ ЗСУ:</text:p>
      <text:p text:style-name="P4">
«Бахмутський напрямок. Маємо успіхи, Сили оборони продовжують просуватисявперед, а ворог місцями опиняється в пастці.</text:p>
      <text:p text:style-name="P4">
На відео чудова робота групи «Привид» Окремої Президентської бригади іменігетьмана Богдана Хмельницького.</text:p>
      <text:p text:style-name="P4">
Працює снайпер з позивним АЛЬФА. З 1200 метрів він одним пострілом знищивворога.</text:p>
      <text:p text:style-name="P4">
Під час роботи снайпера за групою полював ворожий БПЛА, який також вдалосязбити.</text:p>
      <text:p text:style-name="P4">
Молодці.</text:p>
      <text:p text:style-name="P4">
Слава нашим воїнам».</text:p>
      <text:p text:style-name="P4">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У Чорному морі на бойовому чергуванні п’ять ворожих кораблів</text:span>
</text:h>
      <text:p text:style-name="P4">
Author: ['АРМІЯINFORM']</text:p>
      <text:p text:style-name="P4">
Time: 2023-07-09T81:00:00-04:00</text:p>
      <text:p text:style-name="P4">
Description: Про це повідомляє ВМС ЗС України.    «Станом на 08:00 09.07.2023:    в Чорн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dornyy1988.jpg" text:style-name="Internet_20_link" text:visited-style-name="Visited_20_Internet_20_Link">
zadornyy1988.jpg</text:a>
']</text:p>
      <text:p text:style-name="P4">
Tags: ['STOPRUSSIA', 'АГРЕСІЯ РФ']</text:p>
      <text:p text:style-name="P4">
Category: News</text:p>
      <!--METADATA-->
      <text:p text:style-name="P4">
<draw:frame draw:style-name="fr1" draw:name="Image308" text:anchor-type="as-char" svg:width="6.9236in" svg:height="4.633042in" draw:z-index="0">
<draw:image xlink:href="../Images/AРМІЯINFORM/2023-07-09T81-00-00-04-00/zadornyy1988.jpg" xlink:type="simple" xlink:show="embed" xlink:actuate="onLoad" draw:mime-type="image/jpeg"/>
</draw:frame>
Ілюстративне фото</text:p>
      <text:p text:style-name="P4">
Про це<text:a xlink:type="simple" xlink:href="https://www.facebook.com/navy.mil.gov.ua/posts/pfbid02duUrD88GnAzUABLShLimUCX7682wW89AzhJoazShnWifTftAod2sm3jNnAMQF6zkl" text:style-name="Internet_20_link" text:visited-style-name="Visited_20_Internet_20_Link">
повідомляє</text:a>
ВМС ЗС України.</text:p>
      <text:p text:style-name="P4">
«Станом на 08:00 09.07.2023:</text:p>
      <text:p text:style-name="P4">
в Чорному морі на бойовому чергуванні знаходиться 5 ворожих кораблів;</text:p>
      <text:p text:style-name="P4">
в Азовському морі — 1 ворожий корабель;</text:p>
      <text:p text:style-name="P4">
в Середземному морі на бойовому чергуванні знаходиться до 8 ворожих кораблів.</text:p>
      <text:p text:style-name="P4">
За добу, в інтересах рф, прохід Керч-Єнікальською протокою здійснили:</text:p>
      <text:p text:style-name="P4">
до Азовського моря — 15 суден, з них 2 рухалось у напрямку протоки Босфор;</text:p>
      <text:p text:style-name="P4">
до Чорного моря — 16 суден, з них 3 рухалось у напрямку протоки 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 — йдеться у повідомленні.</text:p>
      <text:p text:style-name="P4">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На Волині Президент провів нараду щодо соціально-економічної та безпекової ситуації в регіоні</text:span>
</text:h>
      <text:p text:style-name="P4">
Author: ['АРМІЯINFORM']</text:p>
      <text:p text:style-name="P4">
Time: 2023-07-09T82:00:00-04:00</text:p>
      <text:p text:style-name="P4">
Description: Під час робочої поїздки у Волинську область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Tags: ['STOPRUSSIA', 'АГРЕСІЯ РФ', 'ВОЛОДИМИР ЗЕЛЕНСЬКИЙ']</text:p>
      <text:p text:style-name="P4">
Category: News</text:p>
      <!--METADATA-->
      <text:p text:style-name="P4">
<draw:frame draw:style-name="fr1" draw:name="Image309" text:anchor-type="as-char" svg:width="6.9236in" svg:height="4.617948in" draw:z-index="0">
<draw:image xlink:href="../Images/AРМІЯINFORM/2023-07-09T82-00-00-04-00/fca99141ca87ded02c31a221902b81cf_1688893009_extra_large.jpeg" xlink:type="simple" xlink:show="embed" xlink:actuate="onLoad" draw:mime-type="image/jpeg"/>
</draw:frame>
</text:p>
      <text:p text:style-name="P4">
Під час робочої поїздки у Волинську область Президент України ВолодимирЗеленський провів координаційну нараду щодо соціально-економічної табезпекової ситуації у регіоні.</text:p>
      <text:p text:style-name="P4">
Про це <text:a xlink:type="simple" xlink:href="https://www.president.gov.ua/news/na-volini-prezident-proviv-naradu-shodo-socialno-ekonomichno-84225" text:style-name="Internet_20_link" text:visited-style-name="Visited_20_Internet_20_Link">
повідомляється</text:a>
 на сайті Офісу Президента України.</text:p>
      <text:p text:style-name="P4">
Начальник Волинської обласної військової адміністрації Юрій Погуляйкопоінформував про облаштування фортифікаційних та оборонних інженерних споруд,а також про соціально-економічну ситуацію в області.</text:p>
      <text:p text:style-name="P4">
Учасники наради заслухали доповідь командувача ОУВ «Волинь» ВолодимираМиронюка про обстановку в зоні оперативної відповідальності.</text:p>
      <text:p text:style-name="P4">
Голова Державної прикордонної служби України Сергій Дейнеко доповів про заходиз посилення захисту українсько-білоруської ділянки державного кордону натериторії Волинської області.</text:p>
      <text:p text:style-name="P4">
Луцький міський голова Ігор Поліщук поінформував учасників наради прозабезпечення життєдіяльності міста та про оборонні заходи в умовах воєнногостану.</text:p>
      <text:p text:style-name="P4">
Крім того, було заслухано інформацію генерального директора ДП «Ліси України»Юрій Болоховця про результати діяльності підприємства за І півріччя 2023 року.</text:p>
      <text:p text:style-name="P4">
Також під час наради йшлося про криміногенну та оперативну обстановку уВолинській області.</text:p>
      <text:p text:style-name="P4">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Наслідки російських обстрілів станом на 09:00 9 липня</text:span>
</text:h>
      <text:p text:style-name="P4">
Author: ['АРМІЯINFORM']</text:p>
      <text:p text:style-name="P4">
Time: 2023-07-09T83:00:00-04:00</text:p>
      <text:p text:style-name="P4">
Description: Про наслідки російських обстрілів станом на 09:00 9 липня повідомляє Military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888560.jpeg" text:style-name="Internet_20_link" text:visited-style-name="Visited_20_Internet_20_Link">
photo1688888560.jpeg</text:a>
']</text:p>
      <text:p text:style-name="P4">
Tags: ['STOPRUSSIA', 'АГРЕСІЯ РФ']</text:p>
      <text:p text:style-name="P4">
Category: News</text:p>
      <!--METADATA-->
      <text:p text:style-name="P4">
<draw:frame draw:style-name="fr1" draw:name="Image310" text:anchor-type="as-char" svg:width="6.9236in" svg:height="4.983888in" draw:z-index="0">
<draw:image xlink:href="../Images/AРМІЯINFORM/2023-07-09T83-00-00-04-00/photo1688888560.jpeg" xlink:type="simple" xlink:show="embed" xlink:actuate="onLoad" draw:mime-type="image/jpeg"/>
</draw:frame>
</text:p>
      <text:p text:style-name="P4">
Про наслідки російських обстрілів станом на 09:00 9 липня<text:a xlink:type="simple" xlink:href="https://t.me/militarymediacenter/2471" text:style-name="Internet_20_link" text:visited-style-name="Visited_20_Internet_20_Link">
повідомляє</text:a>
 Military Media Center.</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Із різних видів озброєння — міномети, артилерія, РСЗВ, ЗРК, БПЛА, тактичнаавіація — були атаковані 133 населених пункти та 36 об’єктів інфраструктури.</text:p>
      <text:p text:style-name="P4">
Є загиблі та поранені серед цивільних, кількість жертв уточнюється.</text:p>
      <text:p text:style-name="P4">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Цінуємо кожне життя, пам’ятаємо історію і разом захищаємо свободу — Президент України</text:span>
</text:h>
      <text:p text:style-name="P4">
Author: ['АРМІЯINFORM']</text:p>
      <text:p text:style-name="P4">
Time: 2023-07-09T84:00:00-04:00</text:p>
      <text:p text:style-name="P4">
Description: https://www.youtube.com/watch?v=XovGWkfw73Y&amp;t=1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cinuyemo-kozhne-zhittya-pamyatayemo-istoriyu-i-razom-zahisha-84229" text:style-name="Internet_20_link" text:visited-style-name="Visited_20_Internet_20_Link">
сказав</text:a>
 під час свого відеозвернення:</text:p>
      <text:p text:style-name="P4">
«Бажаю здоров’я, шановні українці, українки!</text:p>
      <text:p text:style-name="P4">
Сьогодні з командою — у Луцьку.</text:p>
      <text:p text:style-name="P4">
Зранку зустрівся з паном Президентом Польщі Дудою. Розмова з ним. Молебень.Були представники всіх конфесій та релігійних спільнот… У луцькому костелі.Разом з Анджеєм ушанували пам’ять усіх жертв на Волині. Цінуємо кожне життя,пам’ятаємо історію та разом захищаємо свободу.</text:p>
      <text:p text:style-name="P4">
Тут, у Луцьку, у замку Любарта, провів сьогодні тривалу нараду щодо ситуації врегіоні: безпека, ситуація на кордоні, ситуація в прикордонних районахсусідньої Білорусі… Пріоритет — зміцнення кожної області, усього нашогопівнічного кордону. Були доповіді військових, правоохоронців, місцевої влади.Проаналізували підготовку й забезпечення наших сил оборони та безпеки,відповідних підрозділів на Волині. Була доповідь щодо соціальної ситуації вобласті, потреб людей. Енергетика, забезпечення водою, бюджетне забезпечення —і для людей, і для соціальної сфери. Стан укриттів. Робочі місця в області.Держава максимально підтримує й буде підтримувати. І я вдячний усім тут, уЛуцьку, усім в інших містах і громадах області, де прийняли переселенців, дедопомагають лікувати й реабілітувати наших воїнів. Дякую!</text:p>
      <text:p text:style-name="P4">
Передова, наші активні дії.</text:p>
      <text:p text:style-name="P4">
Цього тижня є за що бути вдячними воїнам нашої 3-ї окремої штурмової бригади,24-ї окремої механізованої бригади, десантникам «Вісімдесятки». Молодці,воїни!</text:p>
      <text:p text:style-name="P4">
На Таврійському напрямку, як завжди, потужно, хоробро, влучно відзначилисядесантники «Сімдесятдевʼятки», артилеристи 55-ї окремої бригади «ЗапорізькаСіч», 74-й окремий розвідбат і 59-та окрема мотопіхотна бригада… Хочуподякувати вам!</text:p>
      <text:p text:style-name="P4">
Особливу відзначу воїна бригади «Запорізька Січ» майора Володимира Гончарова.Дякую, Володимире! Матрос Сергій Комар, 35-та окрема бригада морської піхоти,— дякую, Сергію! Солдат Олексій Лабенець, стрілець батальйону охорони 15-їбригади транспортної авіації. Дякую, Олексію! Артилеристи «Маґури», 47-їокремої механізованої бригади, — майор Антон Черевко та старший лейтенантВасиль Абрамів. Дякую, хлопці!</text:p>
      <text:p text:style-name="P4">
Дякую всім, хто воює й працює заради України! Дякую всім у світі, хтодопомагає!</text:p>
      <text:p text:style-name="P4">
Дякую тобі, Луцьку, за цей день!</text:p>
      <text:p text:style-name="P4">
Слава Україні!»</text:p>
      <text:p text:style-name="P4">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Ворожі ракетоносії перебувають у готовності в місцях базування, а  десантні кораблі ворога перевозять легковики — Дмитро Плетенчук</text:span>
</text:h>
      <text:p text:style-name="P4">
Author: ['Олексій Тригуб']</text:p>
      <text:p text:style-name="P4">
Time: 2023-07-09T85:00:00-04:00</text:p>
      <text:p text:style-name="P4">
Description: Як розповів у прямому ефірі телемарафону «Єдині новини» речник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mytro-pletenchuk-rechnyk-vms.jpg" text:style-name="Internet_20_link" text:visited-style-name="Visited_20_Internet_20_Link">
dmytro-pletenchuk-rechnyk-vms.jpg</text:a>
']</text:p>
      <text:p text:style-name="P4">
Tags: ['STOPRUSSIA', 'ВМС', 'ВТОРГНЕННЯ РФ']</text:p>
      <text:p text:style-name="P4">
Category: News</text:p>
      <!--METADATA-->
      <text:p text:style-name="P4">
<draw:frame draw:style-name="fr1" draw:name="Image311" text:anchor-type="as-char" svg:width="6.9236in" svg:height="3.98107in" draw:z-index="0">
<draw:image xlink:href="../Images/AРМІЯINFORM/2023-07-09T85-00-00-04-00/dmytro-pletenchuk-rechnyk-vms.jpg" xlink:type="simple" xlink:show="embed" xlink:actuate="onLoad" draw:mime-type="image/jpeg"/>
</draw:frame>
</text:p>
      <text:p text:style-name="P4">
Як розповів у прямому ефірі телемарафону <text:a xlink:type="simple" xlink:href="https://www.youtube.com/watch" text:style-name="Internet_20_link" text:visited-style-name="Visited_20_Internet_20_Link">
«Єдиніновини»</text:a>
 речник Військово-Морських Сил Збройних Сил України капітан 3 рангу Дмитро Плетенчук, наразіворожі ракетоносії перебувають у пунктах постійної дислокації, втім, ракетнанебезпека є, адже всі вони можуть вийти в море в будь-який момент.</text:p>
      <text:p text:style-name="P4">
— Спостерігаємо шість ракетоносіїв у місцях базування, в готовності, однаквони не виходили в море, — повідомляє офіцер. — У морі перебувають п'ятькораблів і ще три прикордонні кораблі охороняють Керченську протоку. ВАзовському морі перебуває один корабель. У Середземному морі також наразінемає ракетоносіїв. Утім, варто не нехтувати сигналами повітряної тривоги.</text:p>
      <text:p text:style-name="P4">
За словами Дмитра Плетенчука, цікаво спостерігати за тим, як в Азовському моріворог застосовує свої великі десантні кораблі, за допомогою яких він ще не такдавно сподівався штурмувати Одесу. Наразі їх використовують як пороми, щобперевозити цивільний автотранспорт, зокрема легкові автомобілі.</text:p>
      <text:p text:style-name="P4">
— Ось така в них зараз ситуація з кримською логістикою, — підсумовує капітан 3рангу Дмитро Плетенчук. — За дозволом міністра оборони росії, точніше —міністра нападу російської федерації, було ухвалено таке рішення.</text:p>
      <text:p text:style-name="P4">
Також речник ВМС розповів про те, яка нині ситуація з мінами, змитими в моречерез підрив окупантами Каховської ГЕС. За словами офіцера, для розмінуванняцих численних вибухонебезпечних предметів застосовуються як підводні дрони,так і спеціально створені групи з розмінування, в тому числі мобільна група,яка реагує на кожну появу подібних ВНП як у прибережній зоні, так і коли їхуже викидає безпосередньо на берег. Та небезпека залишається, і поки щоповністю її нейтралізувати неможливо.</text:p>
      <text:p text:style-name="P4">
— Незважаючи на те, що ми звільнили 25 квадратних кілометрів нашої акваторії,там продовжує з’являтися російська бойова авіація, що ускладнює нашу роботу уморі, — каже Дмитро Плетенчук.</text:p>
      <text:p text:style-name="P4">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РПС-7 «Інгул» здатна виявляти ворожі радари, системи ППО та літаки з великої відстані — Олексій Резніков</text:span>
</text:h>
      <text:p text:style-name="P4">
Author: ['АРМІЯINFORM']</text:p>
      <text:p text:style-name="P4">
Time: 2023-07-09T86:00:00-04:00</text:p>
      <text:p text:style-name="P4">
Description: Про це Міністр оборони України Олексій Резніков повідомив у Twitter:    «РПС-7 Інгул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9.jpg" text:style-name="Internet_20_link" text:visited-style-name="Visited_20_Internet_20_Link">
1-19.jpg</text:a>
']</text:p>
      <text:p text:style-name="P4">
Tags: ['STOPRUSSIA', 'АГРЕСІЯ РФ', 'ОЛЕКСІЙ РЕЗНІКОВ']</text:p>
      <text:p text:style-name="P4">
Category: News</text:p>
      <!--METADATA-->
      <text:p text:style-name="P4">
<draw:frame draw:style-name="fr1" draw:name="Image312" text:anchor-type="as-char" svg:width="6.9236in" svg:height="3.894525in" draw:z-index="0">
<draw:image xlink:href="../Images/AРМІЯINFORM/2023-07-09T86-00-00-04-00/1-19.jpg" xlink:type="simple" xlink:show="embed" xlink:actuate="onLoad" draw:mime-type="image/jpeg"/>
</draw:frame>
</text:p>
      <text:p text:style-name="P4">
Про це Міністр оборони України Олексій Резніков<text:a xlink:type="simple" xlink:href="https://twitter.com/oleksiireznikov/status/1677959009171656706" text:style-name="Internet_20_link" text:visited-style-name="Visited_20_Internet_20_Link">
повідомив</text:a>
 уTwitter:</text:p>
      <text:p text:style-name="P4">
«РПС-7 Інгул — інноваційна станція радіоелектронної розвідки українськоговиробництва. Вона здатна виявляти ворожі радари, системи ППО та літаки звеликої відстані. Отримання цієї інформації критично важливе для нашоїартилерії, яка переслідує російську військову техніку. Наразі станціяпроходить випробування, перш ніж її можна буде офіційно поставити доУкраїнської армії. Дякуємо дизайнерам, спонсорам та підприємствам, якідопомогли втілити цей проєкт у реальність».</text:p>
      <text:p text:style-name="P4">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Матдопомога сім’ям полонених, інтернованих, зниклих безвісти: хто має право?</text:span>
</text:h>
      <text:p text:style-name="P4">
Author: ['АРМІЯINFORM']</text:p>
      <text:p text:style-name="P4">
Time: 2023-07-09T87:00:00-04:00</text:p>
      <text:p text:style-name="P4">
Description: Унаслідок різних воєнних колізій чимало наших захисників і захисниць, на жаль, потрап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f6a2256-scaled.jpg" text:style-name="Internet_20_link" text:visited-style-name="Visited_20_Internet_20_Link">
5f6a2256-scaled.jpg</text:a>
']</text:p>
      <text:p text:style-name="P4">
Tags: ['STOPRUSSIA', 'АГРЕСІЯ РФ', 'ВИПЛАТИ', 'ВТОРГНЕННЯ РФ', 'СОЦІАЛЬНА ДОПОМОГА']</text:p>
      <text:p text:style-name="P4">
Category: News</text:p>
      <!--METADATA-->
      <text:p text:style-name="P4">
<draw:frame draw:style-name="fr1" draw:name="Image313" text:anchor-type="as-char" svg:width="6.9236in" svg:height="4.615733in" draw:z-index="0">
<draw:image xlink:href="../Images/AРМІЯINFORM/2023-07-09T87-00-00-04-00/5f6a2256-scaled.jpg" xlink:type="simple" xlink:show="embed" xlink:actuate="onLoad" draw:mime-type="image/jpeg"/>
</draw:frame>
</text:p>
      <text:p text:style-name="P4">
Унаслідок різних воєнних колізій чимало наших захисників і захисниць, на жаль,потрапили в полон до противника або ж визнані зниклими безвісти. У такій дужескладній життєвій ситуації, вживаючи заходів із визволення або розшукувійськовослужбовців, наша держава також надає допомогу сім’ям наших воїнів.Один з її видів — грошова допомога.</text:p>
      <text:p text:style-name="P4">
Спеціалісти Департаменту соціального забезпечення Міністерства оборони Українипояснили, що сім’ї військовослужбовців, які потрапили в полон, інтерновані внейтральних державах або визнані безвісти відсутніми, у 2023 році мають правона отримання матеріальної допомоги для розв’язання соціальних питань. Зокремав наданому роз’ясненні вказано таке:</text:p>
      <text:p text:style-name="P4">
«Виплата матеріальної допомоги в розмірі місячного грошового забезпечення у2023 році сім’ям військовослужбовців, які захоплені в полон (крімвійськовослужбовців, які здалися в полон добровільно) чи заручниками, а такожінтернованих у нейтральних державах або визнаних безвісти відсутніми,здійснюється за заявою членів сімей зазначених військовослужбовців».</text:p>
      <text:p text:style-name="P4">
<text:span text:style-name="T5">
Підготував Сергій Лемеха</text:span>
</text:p>
      <text:p text:style-name="P4">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Сили оборони уразили 2 райони зосередження противника</text:span>
</text:h>
      <text:p text:style-name="P4">
Author: ['АРМІЯINFORM']</text:p>
      <text:p text:style-name="P4">
Time: 2023-07-09T88:00:00-04:00</text:p>
      <text:p text:style-name="P4">
Description: Авіація сил оборони за добу завдала 1 удару по району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314" text:anchor-type="as-char" svg:width="6.9236in" svg:height="4.615733in" draw:z-index="0">
<draw:image xlink:href="../Images/AРМІЯINFORM/2023-07-09T88-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 удару по району зосередження особовогоскладу противника.</text:p>
      <text:p text:style-name="P4">
Про це <text:a xlink:type="simple" xlink:href="https://www.facebook.com/GeneralStaff.ua/posts/pfbid02Ce6mAxjRkr2Yy6dT1u2E9Dv2t3LPvk4jACYLW1gRhZti3kPRxKup5FiwVSqVtWs8l" text:style-name="Internet_20_link" text:visited-style-name="Visited_20_Internet_20_Link">
повідомляє</text:a>
Генеральнийштаб ЗСУ.</text:p>
      <text:p text:style-name="P4">
Підрозділи ракетних військ і артилерії протягом доби уразили 2 районизосередження живої сили, озброєння та військової техніки, 2 артилерійськихзасоби на вогневих позиціях та 2 станції радіоелектронної боротьби російськихзагарбників.</text:p>
      <text:p text:style-name="P4">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Зброя перемоги. БМ «Оплот» — танк вітчизняного виробництва</text:span>
</text:h>
      <text:p text:style-name="P4">
Author: ['АРМІЯINFORM']</text:p>
      <text:p text:style-name="P4">
Time: 2023-07-09T89:00:00-04:00</text:p>
      <text:p text:style-name="P4">
Description: Про цей танк йдеться у дописі Military Media Center.    БМ «Оплот» розроблено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БМ "ОПЛОТ"']</text:p>
      <text:p text:style-name="P4">
Category: News</text:p>
      <!--METADATA-->
      <text:p text:style-name="P4">
Про цей танк <text:a xlink:type="simple" xlink:href="https://t.me/militarymediacenter/2473" text:style-name="Internet_20_link" text:visited-style-name="Visited_20_Internet_20_Link">
йдеться</text:a>
 у дописіMilitary Media Center.</text:p>
      <text:p text:style-name="P4">
БМ «Оплот» розроблено для нанесення удару по всіх типах наземних (надводних) інизьколітаючих на малих швидкостях повітряних цілей в умовах вогневої протидіїсупротивника.</text:p>
      <text:p text:style-name="P4">
Цей танк здатний виконувати бойові завдання в різних кліматичних,метеорологічних та дорожніх умовах, включаючи температурний діапазон −40°C до+55°С.</text:p>
      <text:p text:style-name="P4">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У Старобільську окупанти змушують громадян України отримувати російські паспорти</text:span>
</text:h>
      <text:p text:style-name="P4">
Author: ['АРМІЯINFORM']</text:p>
      <text:p text:style-name="P4">
Time: 2023-07-09T90:00:00-04:00</text:p>
      <text:p text:style-name="P4">
Description: Про це повідомляє Генеральний штаб ЗСУ.    Триває примусова паспортизація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315" text:anchor-type="as-char" svg:width="6.9236in" svg:height="3.893007in" draw:z-index="0">
<draw:image xlink:href="../Images/AРМІЯINFORM/2023-07-09T90-00-00-04-00/okupant.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Ce6mAxjRkr2Yy6dT1u2E9Dv2t3LPvk4jACYLW1gRhZti3kPRxKup5FiwVSqVtWs8l" text:style-name="Internet_20_link" text:visited-style-name="Visited_20_Internet_20_Link">
повідомляє</text:a>
Генеральний штаб ЗСУ.</text:p>
      <text:p text:style-name="P4">
Триває примусова паспортизація громадян України в Луганській області. Так, вмісті Старобільськ, російська окупанти видали картки резидентів російськоїфедерації з терміном дії 3 місяці усім працівникам місцевої багатопрофільноїлікарні, які не отримали російського паспорта. При цьому громадянам Українипогрожують, що у разі неотримання в цей термін російських документів їхдепортують з тимчасово окупованої території з конфіскацією житла.</text:p>
      <text:p text:style-name="P4">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Затверджено новий нагрудний знак для нагородження сержантів та старшин</text:span>
</text:h>
      <text:p text:style-name="P4">
Author: ['АРМІЯINFORM']</text:p>
      <text:p text:style-name="P4">
Time: 2023-07-09T91:00:00-04:00</text:p>
      <text:p text:style-name="P4">
Description: Про це повідомляє Military Media Center:    «Сержант — це хребет Збройних Сил.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912211.jpeg" text:style-name="Internet_20_link" text:visited-style-name="Visited_20_Internet_20_Link">
photo1688912211.jpeg</text:a>
']</text:p>
      <text:p text:style-name="P4">
Tags: ['STOPRUSSIA', 'АГРЕСІЯ РФ', 'СЕРЖАНТИ ЗСУ']</text:p>
      <text:p text:style-name="P4">
Category: News</text:p>
      <!--METADATA-->
      <text:p text:style-name="P4">
<draw:frame draw:style-name="fr1" draw:name="Image316" text:anchor-type="as-char" svg:width="6.9236in" svg:height="5.621576in" draw:z-index="0">
<draw:image xlink:href="../Images/AРМІЯINFORM/2023-07-09T91-00-00-04-00/photo1688912211.jpeg" xlink:type="simple" xlink:show="embed" xlink:actuate="onLoad" draw:mime-type="image/jpeg"/>
</draw:frame>
</text:p>
      <text:p text:style-name="P4">
Про це <text:a xlink:type="simple" xlink:href="https://t.me/militarymediacenter/2474" text:style-name="Internet_20_link" text:visited-style-name="Visited_20_Internet_20_Link">
повідомляє</text:a>
 Military MediaCenter:</text:p>
      <text:p text:style-name="P4">
«Сержант — це хребет Збройних Сил.</text:p>
      <text:p text:style-name="P4">
Сержант — це другий батько для солдата.</text:p>
      <text:p text:style-name="P4">
Сержант — це лідер, за яким йдуть в бій.</text:p>
      <text:p text:style-name="P4">
З метою підтримання військових традицій запроваджено почесний нагрудний знакГоловнокомандувача Збройних Сил України «Кращий сержант (старшина) ЗбройнихСил України».</text:p>
      <text:p text:style-name="P4">
Даним нагрудним знаком нагороджуватимуть військовослужбовців сержантського тастаршинського складу, які:</text:p>
      <text:p text:style-name="P4">
— брали безпосередню участь у бойових діях</text:p>
      <text:p text:style-name="P4">
— проявили мужність та ініціативність під час виконання бойових завдань</text:p>
      <text:p text:style-name="P4">
— ефективно керували особовим складом».</text:p>
      <text:p text:style-name="P4">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У Києві відкрилася виставка про війну в Україні вуличного художника з Франції Крістіана Ґемі</text:span>
</text:h>
      <text:p text:style-name="P4">
Author: ['Володимир Загребельний']</text:p>
      <text:p text:style-name="P4">
Time: 2023-07-09T92:00:00-04:00</text:p>
      <text:p text:style-name="P4">
Description: У Національному музеї історії України у Другій світовій війні презентували ви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Tags: ['STOPRUSSIA', 'АГРЕСІЯ РФ', 'ВИСТАВКА', 'ВТОРГНЕННЯ РФ']</text:p>
      <text:p text:style-name="P4">
Category: News</text:p>
      <!--METADATA-->
      <text:p text:style-name="P4">
<draw:frame draw:style-name="fr1" draw:name="Image317" text:anchor-type="as-char" svg:width="6.9236in" svg:height="4.615733in" draw:z-index="0">
<draw:image xlink:href="../Images/AРМІЯINFORM/2023-07-09T92-00-00-04-00/kristian-gemi-golovna.jpg" xlink:type="simple" xlink:show="embed" xlink:actuate="onLoad" draw:mime-type="image/jpeg"/>
</draw:frame>
</text:p>
      <text:p text:style-name="P4">
У Національному музеї історії України у Другій світовій війні презентуваливиставку Guerre en Ukraine («Війна в Україні» — фр.) вуличного художника ізФранції Крістіана Ґемі, відомого як С215.</text:p>
      <text:p text:style-name="P4">
На виставці представлено нові роботи митця, створені в Україні як рефлексії нажорстокість росії й хоробрість українського народу в боротьбі за свою свободу.</text:p>
      <text:p text:style-name="P4">
Починаючи з березня минулого року Крістіан створював промовисті мурали врізних містах України — Львові, Житомирі, Києві, Ірпені, Бучі, Гостомелі.</text:p>
      <text:p text:style-name="P4">
<draw:frame draw:style-name="fr1" draw:name="Image318" text:anchor-type="as-char" svg:width="6.9236in" svg:height="4.615733in" draw:z-index="0">
<draw:image xlink:href="../Images/AРМІЯINFORM/2023-07-09T92-00-00-04-00/kristian-gemi-01.jpg" xlink:type="simple" xlink:show="embed" xlink:actuate="onLoad" draw:mime-type="image/jpeg"/>
</draw:frame>
Крістіан Ґемі</text:p>
      <text:p text:style-name="P4">
Під час відкриття виставки генеральний директор музею Юрій Савчук зазначив, щоодна з найголовніших місій закладу — зберігати пам’ять про всіх, хто став назахист України, для майбутніх поколінь.</text:p>
      <text:p text:style-name="P4">
Присутні на відкритті виставки члени родин загиблих Героїв, яких змалювавКрістіан Ґемі, на згадку отримали від художника портрети своїх рідних.</text:p>
      <text:p text:style-name="P4">
<text:a xlink:type="simple" xlink:href="https://armyinform.com.ua/wp-content/uploads/2023/07/kristian-gemi-02.jpg" text:style-name="Internet_20_link" text:visited-style-name="Visited_20_Internet_20_Link">
<draw:frame draw:style-name="fr1" draw:name="Image319" text:anchor-type="as-char" svg:width="6.9236in" svg:height="6.9236in" draw:z-index="0">
<draw:image xlink:href="../Images/AРМІЯINFORM/2023-07-09T92-00-00-04-00/kristian-gemi-02-150x150.jpg" xlink:type="simple" xlink:show="embed" xlink:actuate="onLoad" draw:mime-type="image/jpeg"/>
</draw:frame>
</text:a>
</text:p>
      <text:p text:style-name="P4">
<text:a xlink:type="simple" xlink:href="https://armyinform.com.ua/wp-content/uploads/2023/07/kristian-gemi-03.jpg" text:style-name="Internet_20_link" text:visited-style-name="Visited_20_Internet_20_Link">
<draw:frame draw:style-name="fr1" draw:name="Image320" text:anchor-type="as-char" svg:width="6.9236in" svg:height="6.9236in" draw:z-index="0">
<draw:image xlink:href="../Images/AРМІЯINFORM/2023-07-09T92-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321" text:anchor-type="as-char" svg:width="6.9236in" svg:height="6.9236in" draw:z-index="0">
<draw:image xlink:href="../Images/AРМІЯINFORM/2023-07-09T92-00-00-04-00/kristian-gemi-04-150x150.jpg" xlink:type="simple" xlink:show="embed" xlink:actuate="onLoad" draw:mime-type="image/jpeg"/>
</draw:frame>
</text:a>
</text:p>
      <text:p text:style-name="P4">
«Завдяки музею і таким виставкам ми розуміємо, що пишеться історія життяминаших дітей. Вони були молоді, успішні, але, не задумуючись, стали на захистрідної землі. Маємо нести з гордістю памʼять про них. Україна повиннавистояти, тому що цей захист ціною життя не має бути даремним. Наші дітизагинули за майбутнє України. Все буде Україна, Україна вистоїть», — сказаламама героя України Вадима Зеленюка.</text:p>
      <text:p text:style-name="P4">
<text:a xlink:type="simple" xlink:href="https://armyinform.com.ua/wp-content/uploads/2023/07/kristian-gemi-05.jpg" text:style-name="Internet_20_link" text:visited-style-name="Visited_20_Internet_20_Link">
<draw:frame draw:style-name="fr1" draw:name="Image322" text:anchor-type="as-char" svg:width="6.9236in" svg:height="6.9236in" draw:z-index="0">
<draw:image xlink:href="../Images/AРМІЯINFORM/2023-07-09T92-00-00-04-00/kristian-gemi-05-150x150.jpg" xlink:type="simple" xlink:show="embed" xlink:actuate="onLoad" draw:mime-type="image/jpeg"/>
</draw:frame>
</text:a>
</text:p>
      <text:p text:style-name="P4">
<text:a xlink:type="simple" xlink:href="https://armyinform.com.ua/wp-content/uploads/2023/07/kristian-gemi-06.jpg" text:style-name="Internet_20_link" text:visited-style-name="Visited_20_Internet_20_Link">
<draw:frame draw:style-name="fr1" draw:name="Image323" text:anchor-type="as-char" svg:width="6.9236in" svg:height="6.9236in" draw:z-index="0">
<draw:image xlink:href="../Images/AРМІЯINFORM/2023-07-09T92-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324" text:anchor-type="as-char" svg:width="6.9236in" svg:height="6.9236in" draw:z-index="0">
<draw:image xlink:href="../Images/AРМІЯINFORM/2023-07-09T92-00-00-04-00/kristian-gemi-07-150x150.jpg" xlink:type="simple" xlink:show="embed" xlink:actuate="onLoad" draw:mime-type="image/jpeg"/>
</draw:frame>
</text:a>
</text:p>
      <text:p text:style-name="P4">
Крістіан Ґемі зазначив, що йому було дуже важливо познайомитися з рідними, чиїпортрети він писав.</text:p>
      <text:p text:style-name="P4">
Міжнародний проєкт реалізовано за ініціативи та за всебічного сприянняМіністерства культури та інформаційної політики України.</text:p>
      <text:p text:style-name="P4">
Виставка працюватиме у виставковому центрі Національного музею історії Україниу Другій світовій війні.</text:p>
      <text:p text:style-name="P4">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Петро Черник: Касетні боєприпаси — симетрична відповідь ворогу та велика допомога нашим захисникам</text:span>
</text:h>
      <text:p text:style-name="P4">
Author: ['Олексій Тригуб']</text:p>
      <text:p text:style-name="P4">
Time: 2023-07-09T93:00:00-04:00</text:p>
      <text:p text:style-name="P4">
Description: Касетні боєприпаси стануть дуже помічними для наших захисників під час бойов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hernyk.jpg" text:style-name="Internet_20_link" text:visited-style-name="Visited_20_Internet_20_Link">
7-chernyk.jpg</text:a>
']</text:p>
      <text:p text:style-name="P4">
Tags: ['STOPRUSSIA', 'АГРЕСІЯ РФ', 'ВТОРГНЕННЯ РФ']</text:p>
      <text:p text:style-name="P4">
Category: News</text:p>
      <!--METADATA-->
      <text:p text:style-name="P4">
<draw:frame draw:style-name="fr1" draw:name="Image325" text:anchor-type="as-char" svg:width="6.9236in" svg:height="3.894525in" draw:z-index="0">
<draw:image xlink:href="../Images/AРМІЯINFORM/2023-07-09T93-00-00-04-00/7-chernyk.jpg" xlink:type="simple" xlink:show="embed" xlink:actuate="onLoad" draw:mime-type="image/jpeg"/>
</draw:frame>
Військовий експерт Петро Черник</text:p>
      <text:p text:style-name="P4">
Касетні боєприпаси стануть дуже помічними для наших захисників під час бойовихдій, а також — у процесі розмінування щільно замінованих російськимиокупантами територій, переконаний військовий аналітик полковник Петро Черник.Свою думку відомий воєнний експерт висловив у прямому ефірі<text:a xlink:type="simple" xlink:href="https://www.youtube.com/watch" text:style-name="Internet_20_link" text:visited-style-name="Visited_20_Internet_20_Link">
телемарафону</text:a>
 «Єдині новини».</text:p>
      <text:p text:style-name="P4">
— Касетні боєприпаси, це така зброя, що має у своєму тілі, а йдетьсябезпосередньо про снаряд М-864, як мінімум 72 елементи, кожен елемент важить умежах 200 грамів, і коли снаряд заходить на бойову траєкторію, підриваєтьсядесь на висоті 15-20 метрів, то більше, ніж футбольне поле, засівається оцимисубелементами, — говорить офіцер. — Чому це украй важливо? Уявімо собі, що нацьому футбольному полі, а якщо це — ще й лісосмуга — є кілька одиниць техніки.Вони дуже серйозно замасковані, і вполювати їх звичайним снарядом буде дужеважко. І особливо це стосується винищення живої сили, яка ховається у траншеяхі бліндажах, бо ці невеликі елементи дуже зручно туди проникають. Отже, цязброя покликана підняти коефіцієнт ураження живої сили, і найголовніше —пошкодити техніку.</text:p>
      <text:p text:style-name="P4">
Як каже військовий науковець, ми добре розуміємо, що такий елемент не можезнищити танк, а ось пошкодити його здатен. І якщо знищену техніку ворог з полябою не вивозить, то на пошкоджену витрачає шалений моторесурс, і ще більшеживої сили. Отож, ці боєприпаси покликані якнайвище підняти рівень знищення ітехніки, і живої сили.</text:p>
      <text:p text:style-name="P4">
— Ну і, нарешті, дійшли до симетричної відповіді: противник дуже давно,особливо у комплектації БМ-21 «Град», застосовує такі боєприпаси, — констатуєкандидат політичних наук Петро Черник.</text:p>
      <text:p text:style-name="P4">
Що ж стосується небезпеки від касетних боєприпасів, що не розірвалися, длянаших солдатів, які теоретично можуть підірватися на них, захопивши ворожітраншеї, то для порівняння полковник Петро Черник наводить відсотокневибуховості російських і американських боєприпасів такого типу. У російськихвін становить 30, а подекуди сягає й 40%, у американських — максимум 1,5%, зарідкісним випадком — 3%.</text:p>
      <text:p text:style-name="P4">
Відповів військовий експерт і на запитання ведучого розмовної студіїтелемарафону щодо можливості використання касетних боєприпасів длярозмінування мінних полів, встановлених ворогом на тимчасово окупованійтериторії.</text:p>
      <text:p text:style-name="P4">
— Це цілком можливо, — переконаний офіцер. — І якщо застосовувати машинурозмінування М-58, яка закидає такий собі вогневий канат на 90 метрів, бо маєна кожен погонний метр 7,5 кілограмів вибухівки С-4, і дійсно може утворитисерйозний прохід шириною до 6 метрів, ми розуміємо, що така машина є уразливоюдля вогню артилерії та протитанкових ракетних комплексів. А з відстані до 30кілометрів, бо саме на таку відстань оцей снаряд М-864 може бути застосований,ми практично виводимо із зони ураження ту установку, яка займається самерозмінуванням. І, насипаючи таку величезну кількість оцих снарядів, дійсноможемо усі мінно-вибухові загородження перетворювати на порох. Це тількивітається!</text:p>
      <text:p text:style-name="P4">
Також, за словами експерта, існують важкі машини розмінування на базі танка,які мають попереду важке робоче тіло, виготовлене з надтвердих сплавів металу,титану, вольфраму, і які масово викопують міни, при цьому якісь із нихрозриваються, якісь не розриваються. Але, знову ж таки, для застосування такоїтехніки потрібно відсувати ворога та його вогневі засоби якомога далі.</text:p>
      <text:p text:style-name="P4">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Обличчя наших переможців будуть саме такі» — Генштаб показав фото мужніх воїнів ЗСУ</text:span>
</text:h>
      <text:p text:style-name="P4">
Author: ['АРМІЯINFORM']</text:p>
      <text:p text:style-name="P4">
Time: 2023-07-09T94:00:00-04:00</text:p>
      <text:p text:style-name="P4">
Description: Фотографії українських воїнів розмістив Генеральний штаб ЗСУ на свої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Tags: ['STOPRUSSIA', 'АГРЕСІЯ РФ']</text:p>
      <text:p text:style-name="P4">
Category: News</text:p>
      <!--METADATA-->
      <text:p text:style-name="P4">
<draw:frame draw:style-name="fr1" draw:name="Image326" text:anchor-type="as-char" svg:width="6.9236in" svg:height="4.611463in" draw:z-index="0">
<draw:image xlink:href="../Images/AРМІЯINFORM/2023-07-09T94-00-00-04-00/358054515_620100116969737_7838605627449613723_n.jpg" xlink:type="simple" xlink:show="embed" xlink:actuate="onLoad" draw:mime-type="image/jpeg"/>
</draw:frame>
</text:p>
      <text:p text:style-name="P4">
Фотографії українських воїнів<text:a xlink:type="simple" xlink:href="https://www.facebook.com/GeneralStaff.ua/posts/pfbid0cnHRab65pKkEXWYdjsuebSgyypVNKwFPBGrb5GMzV1NfSERFauaoHfRncbFMDMYal" text:style-name="Internet_20_link" text:visited-style-name="Visited_20_Internet_20_Link">
розмістив</text:a>
Генеральний штаб ЗСУ на своїй сторінці у Facebook:</text:p>
      <text:p text:style-name="P4">
«Обличчя наших переможців будуть саме такі.</text:p>
      <text:p text:style-name="P4">
Прості і щирі, запорошені й брудні, з запаленими через недосипання очима. Нібитрохи здивовані шляхом, що ми пройшли, хоча на те, здається, інколи не булосил. Втомлені, але задоволені своєю роботою.</text:p>
      <text:p text:style-name="P4">
Рідні обличчя наших близьких…</text:p>
      <text:p text:style-name="P4">
Вистоїмо і переможемо! Слава Україні!».</text:p>
      <text:p text:style-name="P4">
<text:a xlink:type="simple" xlink:href="https://armyinform.com.ua/wp-content/uploads/2023/07/358057369_620100370303045_1075486394902045699_n.jpg" text:style-name="Internet_20_link" text:visited-style-name="Visited_20_Internet_20_Link">
<draw:frame draw:style-name="fr1" draw:name="Image327" text:anchor-type="as-char" svg:width="6.9236in" svg:height="6.9236in" draw:z-index="0">
<draw:image xlink:href="../Images/AРМІЯINFORM/2023-07-09T94-00-00-04-00/358057369_620100370303045_1075486394902045699_n-150x150.jpg" xlink:type="simple" xlink:show="embed" xlink:actuate="onLoad" draw:mime-type="image/jpeg"/>
</draw:frame>
</text:a>
</text:p>
      <text:p text:style-name="P4">
<text:a xlink:type="simple" xlink:href="https://armyinform.com.ua/wp-content/uploads/2023/07/358058999_620100346969714_4177217951860310206_n.jpg" text:style-name="Internet_20_link" text:visited-style-name="Visited_20_Internet_20_Link">
<draw:frame draw:style-name="fr1" draw:name="Image328" text:anchor-type="as-char" svg:width="6.9236in" svg:height="6.9236in" draw:z-index="0">
<draw:image xlink:href="../Images/AРМІЯINFORM/2023-07-09T94-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329" text:anchor-type="as-char" svg:width="6.9236in" svg:height="6.9236in" draw:z-index="0">
<draw:image xlink:href="../Images/AРМІЯINFORM/2023-07-09T94-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330" text:anchor-type="as-char" svg:width="6.9236in" svg:height="6.9236in" draw:z-index="0">
<draw:image xlink:href="../Images/AРМІЯINFORM/2023-07-09T94-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331" text:anchor-type="as-char" svg:width="6.9236in" svg:height="6.9236in" draw:z-index="0">
<draw:image xlink:href="../Images/AРМІЯINFORM/2023-07-09T94-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332" text:anchor-type="as-char" svg:width="6.9236in" svg:height="6.9236in" draw:z-index="0">
<draw:image xlink:href="../Images/AРМІЯINFORM/2023-07-09T94-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333" text:anchor-type="as-char" svg:width="6.9236in" svg:height="6.9236in" draw:z-index="0">
<draw:image xlink:href="../Images/AРМІЯINFORM/2023-07-09T94-00-00-04-00/358045935_620100196969729_8142691008059556172_n-150x150.jpg" xlink:type="simple" xlink:show="embed" xlink:actuate="onLoad" draw:mime-type="image/jpeg"/>
</draw:frame>
</text:a>
</text:p>
      <text:p text:style-name="P4">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На Донеччині відбулось 27 бойових зіткнень</text:span>
</text:h>
      <text:p text:style-name="P4">
Author: ['АРМІЯINFORM']</text:p>
      <text:p text:style-name="P4">
Time: 2023-07-09T95:00:00-04:00</text:p>
      <text:p text:style-name="P4">
Description: Про це у Facebook повідомляє Генеральний штаб ЗСУ .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334" text:anchor-type="as-char" svg:width="6.9236in" svg:height="4.615733in" draw:z-index="0">
<draw:image xlink:href="../Images/AРМІЯINFORM/2023-07-09T95-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Ce6mAxjRkr2Yy6dT1u2E9Dv2t3LPvk4jACYLW1gRhZti3kPRxKup5FiwVSqVtWs8l" text:style-name="Internet_20_link" text:visited-style-name="Visited_20_Internet_20_Link">
повідомляє</text:a>
Генеральний штаб ЗСУ .</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27 бойових зіткнень.</text:p>
      <text:p text:style-name="P4">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Як наші захисники відвоювали ще одну позицію</text:span>
</text:h>
      <text:p text:style-name="P4">
Author: ['АРМІЯINFORM']</text:p>
      <text:p text:style-name="P4">
Time: 2023-07-09T96:00:00-04:00</text:p>
      <text:p text:style-name="P4">
Description: Відео про це Сухопутні війська ЗС України розмістили на свої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Відео про це Сухопутні війська ЗС України<text:a xlink:type="simple" xlink:href="https://www.facebook.com/watch/" text:style-name="Internet_20_link" text:visited-style-name="Visited_20_Internet_20_Link">
розмістили</text:a>
 на своїйсторінці у Facebook:</text:p>
      <text:p text:style-name="P4">
«Контрнаступ у виконанні бригади імені Якова Гандзюка.</text:p>
      <text:p text:style-name="P4">
Ще одна відвойована позиція.</text:p>
      <text:p text:style-name="P4">
Ще кількасот метрів звільненої української землі…».</text:p>
      <text:p text:style-name="P4">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У ВМС розповіли, про що мріють їхні артилеристи</text:span>
</text:h>
      <text:p text:style-name="P4">
Author: ['АРМІЯINFORM']</text:p>
      <text:p text:style-name="P4">
Time: 2023-07-09T97:00:00-04:00</text:p>
      <text:p text:style-name="P4">
Description: Відео про це розмістили на Facebook-сторінці ВМС ЗС України:    «Про що мрі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МС ЗС УКРАЇНИ']</text:p>
      <text:p text:style-name="P4">
Category: News</text:p>
      <!--METADATA-->
      <text:p text:style-name="P4">
Відео про це <text:a xlink:type="simple" xlink:href="https://www.facebook.com/watch/" text:style-name="Internet_20_link" text:visited-style-name="Visited_20_Internet_20_Link">
розмістили</text:a>
на Facebook-сторінці ВМС ЗС України:</text:p>
      <text:p text:style-name="P4">
«Про що мріють артилеристи? Чому вирішив стати артилеристом? Які емоції відперших влучень та чимало інших питань в інтерв’ю із навідником М777.</text:p>
      <text:p text:style-name="P4">
Працюємо далі, до повної Перемоги! Слава Україні!».</text:p>
      <text:p text:style-name="P4">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Триває публічна кампанія щодо перейменування однієї з вулиць на честь братів Чибінєєвих</text:span>
</text:h>
      <text:p text:style-name="P4">
Author: ['АРМІЯINFORM']</text:p>
      <text:p text:style-name="P4">
Time: 2023-07-09T98:00:00-04:00</text:p>
      <text:p text:style-name="P4">
Description: Про це повідомляє Головне управління розвідки Міністерства оборони України: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text:a xlink:type="simple" xlink:href="https://www.facebook.com/DefenceIntelligenceofUkraine/videos/301894368943052/" text:style-name="Internet_20_link" text:visited-style-name="Visited_20_Internet_20_Link">
повідомляє</text:a>
Головне управління розвідки Міністерства оборони України:</text:p>
      <text:p text:style-name="P4">
«3 березня 2022 року, у день свого 34-річчя, Валерій Чибінєєв, Герой України,офіцер ГУР МО України, який командував групою снайперів, загинув у бою зросіянами під Гостомелем.</text:p>
      <text:p text:style-name="P4">
Він не встиг побачити свою єдину дитину, адже дізнався, що стане батьком, задень до своєї загибелі.</text:p>
      <text:p text:style-name="P4">
«Під вечір він прочитав, і встиг тільки відповісти ― «круто», ― розповіла всюжеті ТСН дружина розвідника.</text:p>
      <text:p text:style-name="P4">
7 липня 2023 року, Марту, доньку Героя України, похрестили. Нині його друзіклопочуть, аби одну з вулиць столиці перейменували на честь братів Чибінєєвих.</text:p>
      <text:p text:style-name="P4">
Марта, коли навчиться ходити, обов’язково піде на цю вулицю, обіцяє мама.</text:p>
      <text:p text:style-name="P4">
«Мій обов’язок, щоб вона добре знала, хто її тато», — каже мама дівчинки.</text:p>
      <text:p text:style-name="P4">
Заради вшанування пам’яті Героя України, відважного воєнного розвідникаВалерія Чибінєєва та його брата-десантника Романа Чибінєєва, які обидваполягли на війні з російськими окупантами, у Києві триває публічна кампаніящодо перейменування однієї з вулиць на честь Братів Чибінєєвих.</text:p>
      <text:p text:style-name="P4">
Підтримати ініціативу про перейменування вулиці можна через застосунок «КиївЦифровий» у сервісному розділі "Електронна демократія"/"Опитування",попередньо встановивши додаток на свій смартфон.</text:p>
      <text:p text:style-name="P4">
&lt;https://kyiv.digital/start&gt;
</text:p>
      <text:p text:style-name="P4">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В ОК «Південь» триває підготовка піхотинців</text:span>
</text:h>
      <text:p text:style-name="P4">
Author: ['АРМІЯINFORM']</text:p>
      <text:p text:style-name="P4">
Time: 2023-07-09T99:00:00-04:00</text:p>
      <text:p text:style-name="P4">
Description: Відео про це оперативне командування «Південь» показало у себе на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Відео про це оперативне командування «Південь»<text:a xlink:type="simple" xlink:href="https://www.facebook.com/watch/" text:style-name="Internet_20_link" text:visited-style-name="Visited_20_Internet_20_Link">
показало</text:a>
 у себе насторінці у Facebook:</text:p>
      <text:p text:style-name="P4">
«Воїни окремої механізованої бригади підтверджують, що Перемога у сучаснійвійні — це сукупність мужності, витривалості, мудрості, стратегії, сили волі івідваги».</text:p>
      <text:p text:style-name="P4">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Держави НАТО перед самітом поспішають узгодити формат гарантій безпеки для України - Politico</text:span>
</text:h>
      <text:p text:style-name="P4">
Authors: Ukrinform (Person)</text:p>
      <text:p text:style-name="P4">
Publisher: Укринформ (Organization)</text:p>
      <text:p text:style-name="P4">
Published Time: 2023-07-09T9:09:00+03:00</text:p>
      <text:p text:style-name="P4">
Modified Time: 2023-07-09T23:09:00+03:00</text:p>
      <text:p text:style-name="P4">
Description: США, Великобританія, Франція і Німеччина на саміті НАТО цього тижня мають намір представити формат гарантій безпеки Україні, до яких можуть долучатися інші країни. — Укрінформ.</text:p>
      <text:p text:style-name="P4">
Images: ['<text:a xlink:type="simple" xlink:href="https://static.ukrinform.com/photos/2023_07/thumb_files/630_360_1688597640-973.jpg" text:style-name="Internet_20_link" text:visited-style-name="Visited_20_Internet_20_Link">
630_360_16885...</text:a>
']</text:p>
      <text:p text:style-name="P4">
Tags: ['НАТО', 'Саміт НАТО', 'Війна з Росією', 'Гарантії безпеки']</text:p>
      <text:p text:style-name="P4">
Type: Article</text:p>
      <!--METADATA-->
      <text:p text:style-name="P4">
<draw:frame draw:style-name="fr1" draw:name="Image335" text:anchor-type="as-char" svg:width="6.9236in" svg:height="3.956343in" draw:z-index="0">
<draw:image xlink:href="../Images/yкринформ/2023-07-09T9-09-00-03-00/630_360_1688597640-973.jpg" xlink:type="simple" xlink:show="embed" xlink:actuate="onLoad" draw:mime-type="image/jpeg"/>
</draw:frame>
 США,Великобританія, Франція і Німеччина на саміті НАТО цього тижня мають намірпредставити формат гарантій безпеки Україні, до яких можуть долучатися іншікраїни.</text:p>
      <text:p text:style-name="P4">
Як передає Укрінформ, про це повідомляє <text:a xlink:type="simple" xlink:href="https://www.politico.eu/article/western-powers-nato-security-pledges-ukraine-putin-russia-war/" text:style-name="Internet_20_link" text:visited-style-name="Visited_20_Internet_20_Link">
 Politico</text:a>
 з посиланням на власні джерела.</text:p>
      <text:p text:style-name="P4">
Зазначається, що група союзників веде активні переговори, щоб устигнути востанній момент перед самітом завершити роботу над відповідною декларацією.</text:p>
      <text:p text:style-name="P4">
Чотири країни вже кілька тижнів обговорюють це питання з Києвом, а такожконсультуються з іншими союзниками з НАТО, ЄС і G7.</text:p>
      <text:p text:style-name="P4">
<text:span text:style-name="T4">
Читайте також:</text:span>
 <text:span text:style-name="T4">
<text:a xlink:type="simple" xlink:href="https://www.ukrinform.ua/rubric-polytics/3733587-kuleba-pogovoriv-z-blinkenom-pracuemo-sob-risenna-samitu-nato-buli-vigrasnimi-dla-vsih.html" text:style-name="Internet_20_link" text:visited-style-name="Visited_20_Internet_20_Link">
 Кулеба поговорив з Блінкеном: Працюємо, щоб рішеннясаміту НАТО були виграшними для всіх </text:a>
 </text:span>
</text:p>
      <text:p text:style-name="P4">
Ідея гарантій полягає у створенні «парасольки» за участю країн, готовихнадавати Україні постійну військову допомогу.</text:p>
      <text:p text:style-name="P4">
Багато союзників всередині Альянсу загалом погоджуються, що Україна можеприєднатися до НАТО лише після закінчення війни.</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Тому найбільші держави блоку працюють над виробленням проміжних зобов'язань усфері безпеки, які кожна з них зможе надати Україні на цей час.</text:p>
      <text:p text:style-name="P4">
Водночас країни на східному фланзі наполягають на забезпеченні якнайшвидшогочленства України в Альянсі, навіть якщо триватимуть бойові дії.</text:p>
      <text:p text:style-name="P4">
За словами офіційних осіб у Берліні, Парижі, Лондоні та Брюсселі, які говорилина умовах анонімності, західні держави мають на меті представити формат цієї«парасольки» на саміті, який розпочинається у вівторок у Вільнюсі.</text:p>
      <text:p text:style-name="P4">
<text:span text:style-name="T4">
Читайте також:</text:span>
 <text:span text:style-name="T4">
<text:a xlink:type="simple" xlink:href="https://www.ukrinform.ua/rubric-polytics/3733266-portugalia-stala-23-krainou-aka-pidtrimala-clenstvo-ukraini-v-nato-op.html" text:style-name="Internet_20_link" text:visited-style-name="Visited_20_Internet_20_Link">
 Португалія стала 23 країною, яка підтримала членствоУкраїни в НАТО - ОП </text:a>
 </text:span>
</text:p>
      <text:p text:style-name="P4">
Президент США Джо Байден у понеділок зустрінеться з прем'єр-міністром ВеликоїБританії Ріші Сунаком у Лондоні, де мають бути узгоджені останні деталі. Замериканського боку за це питання відповідає заступник міністра оборони зпитань політки Пентагону Колін Каль. Ініціатива може зрештою звестися дообіцянок продовжувати надавати значну частину допомоги, яку союзники вженадають, – зброю, військову техніку, навчання, фінансування і розвіддані. Алесоюзники воліють запропонувати чіткіший сигнал єдності щодо України, хоча Київнавряд чи отримає тверду обіцянку стосовно членства в НАТО.</text:p>
      <text:p text:style-name="P4">
«По суті, це гарантія того, що ми ще дуже довго оснащуватимемо українськізбройні сили, фінансуватимемо їх, консультуватимемо й тренуватимемо для того,аби вони були спроможні стримувати будь-яку майбутню агресію», – сказаввисокопоставлений дипломат НАТО.</text:p>
      <text:p text:style-name="P4">
Він зазначив, що кожна зацікавлена країна повинна буде у двосторонньомупорядку визначити з Україною свої зобов'язання. «І це може бути будь-що – відпротиповітряної оборони до танків і чого завгодно», – додав він.</text:p>
      <text:p text:style-name="P4">
<text:span text:style-name="T4">
Читайте також:</text:span>
 <text:span text:style-name="T4">
<text:a xlink:type="simple" xlink:href="https://www.ukrinform.ua/rubric-polytics/3732999-ukraina-zaslugovue-na-clenstvo-v-nato-erdogan.html" text:style-name="Internet_20_link" text:visited-style-name="Visited_20_Internet_20_Link">
 Ердоган: Україна заслуговує на членство в НАТО</text:a>
 </text:span>
</text:p>
      <text:p text:style-name="P4">
За словами Генсека НАТО Єнса Столтенберга, на саміті будуть узгоджені плани змодернізації української оборони, які передбачатимуть «багаторічну програмудопомоги для забезпечення повної оперативної сумісності між українськимизбройними силами й НАТО».</text:p>
      <text:p text:style-name="P4">
Також має бути оголошено про створення нового формату співпраці Україна – <text:span text:style-name="T4">
<text:a xlink:type="simple" xlink:href="https://www.ukrinform.ua/tag-nato" text:style-name="Internet_20_link" text:visited-style-name="Visited_20_Internet_20_Link">
НАТО </text:a>
 </text:span>
 , який відкриє обом сторонампростір для роботи над «практичною спільною діяльністю», зазначив Столтенберг.</text:p>
      <text:p text:style-name="P4">
Нагадаємо: вже 23 країни підписали спільну з Україною заяву про підтримкувступу до НАТО. Україну вже підтримали Болгарія, Бельгія, Данія, Естонія,Італія, Ісландія, Іспанія, Канада, Латвія, Литва, Нідерланди, Німеччина,Норвегія, Польща, Португалія, Румунія, Словаччина, Словенія, Фінляндія,Франція, Чехія, Чорногорія та Швеція.</text:p>
      <text:p text:style-name="P4">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Загарбники забороняють мешканцям ТОТ спілкуватись з підконтрольної Україні території</text:span>
</text:h>
      <text:p text:style-name="P4">
Authors: Ukrinform (Person)</text:p>
      <text:p text:style-name="P4">
Publisher: Укринформ (Organization)</text:p>
      <text:p text:style-name="P4">
Published Time: 2023-07-10T-2:27:00+03:00</text:p>
      <text:p text:style-name="P4">
Modified Time: 2023-07-10T01:27:00+03:00</text:p>
      <text:p text:style-name="P4">
Description: Російські загарбники намагаються інформаційно ізолювати тимчасово захоплені території й забороняють місцевим спілкуватися з жителями підконтрольної Україні території. — Укрінформ.</text:p>
      <text:p text:style-name="P4">
Images: ['<text:a xlink:type="simple" xlink:href="https://static.ukrinform.com/photos/2023_05/thumb_files/630_360_1685215442-290.jpg" text:style-name="Internet_20_link" text:visited-style-name="Visited_20_Internet_20_Link">
630_360_16852...</text:a>
']</text:p>
      <text:p text:style-name="P4">
Tags: ['Луганщина', 'Окупація', 'Агресія РФ', 'Війна з Росією']</text:p>
      <text:p text:style-name="P4">
Type: Article</text:p>
      <!--METADATA-->
      <text:p text:style-name="P4">
<draw:frame draw:style-name="fr1" draw:name="Image336" text:anchor-type="as-char" svg:width="6.9236in" svg:height="3.956343in" draw:z-index="0">
<draw:image xlink:href="../Images/yкринформ/2023-07-10T-2-27-00-03-00/630_360_1685215442-290.jpg" xlink:type="simple" xlink:show="embed" xlink:actuate="onLoad" draw:mime-type="image/jpeg"/>
</draw:frame>
 Російськізагарбники намагаються інформаційно ізолювати тимчасово захоплені території йзабороняють місцевим спілкуватися з жителями підконтрольної Україні території.</text:p>
      <text:p text:style-name="P4">
Як передає Укрінформ, про це <text:a xlink:type="simple" xlink:href="https://sprotyv.mod.gov.ua/rosiyany-zaboronyayut-meshkantsyam-tot-spilkuvatys-z-zhytelyamy-vilnoyi-ukrayiny/" text:style-name="Internet_20_link" text:visited-style-name="Visited_20_Internet_20_Link">
 повідомляє</text:a>
 Центр національного спротиву.</text:p>
      <text:p text:style-name="P4">
"Зокрема на Луганщині задля боротьби з витоком інформації щодо розташуваннявійськ ворога окупаційна адміністрація погрожує наслідками всім, хто розмовляєз особами, які перебувають на підконтрольній Україні території", - йдеться уповідомленні.</text:p>
      <text:p text:style-name="P4">
<text:span text:style-name="T4">
Читайте також:</text:span>
 <text:span text:style-name="T4">
<text:a xlink:type="simple" xlink:href="https://www.ukrinform.ua/rubric-regions/3733114-cerez-melitopol-zagarbniki-perekidaut-vijskovu-tehniku.html" text:style-name="Internet_20_link" text:visited-style-name="Visited_20_Internet_20_Link">
 Через Мелітополь загарбники перекидають військовутехніку </text:a>
 </text:span>
</text:p>
      <text:p text:style-name="P4">
Так, відзначають у ЦНС, після низки успішних ракетних ударів по скупченнюворога в населених пунктах Луганської області окупанти посилили перевіркутелефонів місцевих мешканців під приводом пошуку інформаторів.</text:p>
      <text:p text:style-name="P4">
Водночас у Центрі національного спротиву нагадують, що мешканці ТОТ можутьповідомити про розташування ворога за <text:span text:style-name="T4">
<text:a xlink:type="simple" xlink:href="https://t.me/sprotyv_official_bot" text:style-name="Internet_20_link" text:visited-style-name="Visited_20_Internet_20_Link">
 посиланням</text:a>
 </text:span>
 .</text:p>
      <text:p text:style-name="P4">
<text:span text:style-name="T4">
Читайте також:</text:span>
 <text:span text:style-name="T4">
<text:a xlink:type="simple" xlink:href="https://www.ukrinform.ua/rubric-regions/3733377-na-lugansini-rosiani-poluut-na-avtivki-z-ukrainskimi-nomerami.html" text:style-name="Internet_20_link" text:visited-style-name="Visited_20_Internet_20_Link">
 На Луганщині росіяни полюють на автівки з українськиминомерами </text:a>
 </text:span>
</text:p>
      <text:p text:style-name="P4">
Як повідомлялось, окупаційна адміністрація тимчасово захоплених територійобіцяє гроші за _<text:a xlink:type="simple" xlink:href="https://sprotyv.mod.gov.ua/okupanty-obitsyayut-groshi-za-otrymannya-pasporta-rf/" text:style-name="Internet_20_link" text:visited-style-name="Visited_20_Internet_20_Link">
 отримання паспортів РФ.</text:a>
 _</text:p>
      <text:p text:style-name="P4">
Зокрема, за отримання російських паспортів 14-річними підлітками, ворог обіцяєїх батькам виплати "материнського капіталу". Таким чином ворог сподіваєтьсявиконати "план з паспортизації" регіону.</text:p>
      <text:p text:style-name="P4">
<text:span text:style-name="T4">
Читайте також:</text:span>
 <text:span text:style-name="T4">
<text:a xlink:type="simple" xlink:href="https://www.ukrinform.ua/rubric-regions/3732773-zagarbniki-rozrobili-plan-evakuacii-z-mariupola-centr-nacsprotivu.html" text:style-name="Internet_20_link" text:visited-style-name="Visited_20_Internet_20_Link">
 Загарбники розробили план «евакуації» з Маріуполя –Центр нацспротиву </text:a>
 </text:span>
</text:p>
      <text:p text:style-name="P4">
Також окупанти вдаються до викрадення людей та піддання їх тортурам за відмовувід російського паспорта. Зокрема, такі випадки зафіксовані у Енергодарі(Запорізька область).</text:p>
      <text:p text:style-name="P4">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Німеччина готується заблокувати заявку України на членство в НАТО - ЗМІ</text:span>
</text:h>
      <text:p text:style-name="P4">
Authors: Ukrinform (Person)</text:p>
      <text:p text:style-name="P4">
Publisher: Укринформ (Organization)</text:p>
      <text:p text:style-name="P4">
Published Time: 2023-07-10T-3:13:00+03:00</text:p>
      <text:p text:style-name="P4">
Modified Time: 2023-07-10T01:13:00+03:00</text:p>
      <text:p text:style-name="P4">
Description: Німеччина збирається наполягати на відстрочці вступу України до Альянсу через побоювання, що цей крок може привести до війни з Росією. — Укрінформ.</text:p>
      <text:p text:style-name="P4">
Images: ['<text:a xlink:type="simple" xlink:href="https://static.ukrinform.com/photos/2023_07/thumb_files/630_360_1688595029-316.jpg" text:style-name="Internet_20_link" text:visited-style-name="Visited_20_Internet_20_Link">
630_360_16885...</text:a>
']</text:p>
      <text:p text:style-name="P4">
Tags: ['НАТО', 'Німеччина', 'Україна', 'Війна з Росією']</text:p>
      <text:p text:style-name="P4">
Type: Article</text:p>
      <!--METADATA-->
      <text:p text:style-name="P4">
<draw:frame draw:style-name="fr1" draw:name="Image337" text:anchor-type="as-char" svg:width="6.9236in" svg:height="3.956343in" draw:z-index="0">
<draw:image xlink:href="../Images/yкринформ/2023-07-10T-3-13-00-03-00/630_360_1688595029-316.jpg" xlink:type="simple" xlink:show="embed" xlink:actuate="onLoad" draw:mime-type="image/jpeg"/>
</draw:frame>
 Німеччиназбирається наполягати на відстрочці вступу України до Альянсу черезпобоювання, що цей крок може привести до війни з Росією.</text:p>
      <text:p text:style-name="P4">
Це стверджує видання <text:a xlink:type="simple" xlink:href="https://www.telegraph.co.uk/world-news/2023/07/08/ukraine-nato-bid-block-germany-fears-putin/" text:style-name="Internet_20_link" text:visited-style-name="Visited_20_Internet_20_Link">
 The Telegraph </text:a>
 з посиланням наджерело в НАТО, передає Укрінформ.</text:p>
      <text:p text:style-name="P4">
Мовляв, Берлін використає саміт НАТО у Вільнюсі, щоб закликати іншихзосередитися на гарантіях безпеки, а не на пропозиціях щодо членства, щобдопомогти Україні захистити себе без вступу в Альянс.</text:p>
      <text:p text:style-name="P4">
«Берлін стримано ставиться до перспективи негайного членства. Йому потрібенпроцес і час, щоб розробити гарантії, фактично заблокувавши членство. Берлінне хоче бачити, як Володимир Путін потенційно випробовував би 5-ту статтю», —повідомило джерело.</text:p>
      <text:p text:style-name="P4">
<text:span text:style-name="T4">
Читайте також:</text:span>
 <text:span text:style-name="T4">
<text:a xlink:type="simple" xlink:href="https://www.ukrinform.ua/rubric-polytics/3671762-garantii-bezpeki-z-boku-nato-duda-nazvav-najvazlivisu-temu-u-konteksti-ukraini.html" text:style-name="Internet_20_link" text:visited-style-name="Visited_20_Internet_20_Link">
 Гарантії безпеки з боку НАТО: Дуда назвав найважливішутему у контексті України </text:a>
 </text:span>
</text:p>
      <text:p text:style-name="P4">
Стурбованість Німеччини, схоже, поділяє і президент США Джо Байден, якийсказав, що хоче уникнути ситуації, коли «ми всі у війні, ми у війні з Росією».Байден додав, що Україна «не готова» до членства в НАТО і що це «займе деякийчас», а його радник з національної безпеки Джейк Салліван сказав: «Ми непрагнемо розпочати Третю світову війну. Україна не приєднається до НАТО післяцього саміту».</text:p>
      <text:p text:style-name="P4">
Президент України Володимир Зеленський поступово розгортав свою кампанію заприєднання держави до НАТО, пише автор. Лідер держави, що воює, закликав 31країну-члена НАТО зробити конкретні кроки щодо членства України, щоб йогокраїна могла швидко приєднатися до трансатлантичного альянсу після війни.</text:p>
      <text:p text:style-name="P4">
Німеччина та Сполучені Штати приватно попередили, що цей крок може перевестининішній конфлікт у активну війну між НАТО та Росією.</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Путін часто заявляв, що буцімто розширення НАТО до російських кордонівупродовж останніх двох десятиліть було ключовим фактором його рішення провторгнення в Україну.</text:p>
      <text:p text:style-name="P4">
США, Великобританія та країни ЄС наразі розробляють низку двосторонніхпропозицій щодо гарантій безпеки, які, як вони сподіваються, допоможутьзахистити Київ без членства в НАТО. Відомо, що США, Німеччина та Франціяпрацюють над низкою двосторонніх пропозицій щодо конкретизації своєї підтримкиКиєва в юридично обов’язкових угодах.</text:p>
      <text:p text:style-name="P4">
Втім, лідери східноєвропейських країн стверджують, що Україні слідзапропонувати дорожню карту вступу на саміті 11-12 липня.</text:p>
      <text:p text:style-name="P4">
<text:span text:style-name="T4">
Читайте також:</text:span>
 <text:span text:style-name="T4">
<text:a xlink:type="simple" xlink:href="https://www.ukrinform.ua/rubric-polytics/3732853-gensek-nato-ukraina-na-moment-zaversenna-vijni-mae-otrimati-zapobizniki-vid-povtorenna-ataki-rf.html" text:style-name="Internet_20_link" text:visited-style-name="Visited_20_Internet_20_Link">
 Генсек НАТО: Україна на момент завершення війни маєотримати запобіжники від повторення атаки РФ</text:a>
</text:span>
</text:p>
      <text:p text:style-name="P4">
Президент Зеленський заявляв, що приїде не саміт лише за умови конкретнихкроків партнерів.</text:p>
      <text:p text:style-name="P4">
За його словами, заяви, підписаної НАТО в Бухаресті в 2008 році, в якійговорилося, що «двері відкриті» для Києва, недостатньо.</text:p>
      <text:p text:style-name="P4">
Єнс Столтенберг, генеральний секретар НАТО, вже виключив офіційне запрошенняКиєва на саміт, оскільки для розширення альянсу потрібна одностайна згода 31члена. Наразі ж лише 23 країни підписали спільну з Україною заяву пропідтримку вступу до Альянсу.</text:p>
      <text:p text:style-name="P4">
<text:span text:style-name="T4">
Читайте також:</text:span>
 <text:span text:style-name="T4">
<text:a xlink:type="simple" xlink:href="https://www.ukrinform.ua/rubric-ato/3733618-derzavi-nato-pered-samitom-pospisaut-uzgoditi-format-garantij-bezpeki-dla-ukraini-politico.html" text:style-name="Internet_20_link" text:visited-style-name="Visited_20_Internet_20_Link">
 Держави НАТО перед самітом поспішають узгодити форматгарантій безпеки для України - Politico </text:a>
 </text:span>
</text:p>
      <text:p text:style-name="P4">
Нагадаємо: стаття 5 договору Північноатлантичного Союзу передбачає, що нападна одного учасника НАТО є нападом на усіх його членів і викликає відповідьусіх держав-членів Союзу. Рішення щодо застосування 5-ї статті <text:span text:style-name="T4">
<text:a xlink:type="simple" xlink:href="https://www.ukrinform.ua/tag-nato" text:style-name="Internet_20_link" text:visited-style-name="Visited_20_Internet_20_Link">
 НАТО</text:a>
 </text:span>
 ухвалюється після консультацій міжучасниками блоку.</text:p>
      <text:p text:style-name="P4">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Єрмак про РФ: Це не країна Пушкіна чи однієї з найсильніших армій у світі, а країна терористів</text:span>
</text:h>
      <text:p text:style-name="P4">
Authors: Ukrinform (Person)</text:p>
      <text:p text:style-name="P4">
Publisher: Укринформ (Organization)</text:p>
      <text:p text:style-name="P4">
Published Time: 2023-07-10T-5:58:00+03:00</text:p>
      <text:p text:style-name="P4">
Modified Time: 2023-07-10T00:58:00+03:00</text:p>
      <text:p text:style-name="P4">
Description: Керівник Офісу Президента Андрій Єрмак пояснює сумніви деяких країн щодо приєднання України до НАТО хибними уявленнями про Росію як раціонального гравця та побоюваннями ризику ескалації конфлікту.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НАТО', 'Тероризм', 'Україна', 'Агресія РФ', 'Єрмак', 'Війна з Росією']</text:p>
      <text:p text:style-name="P4">
Type: Article</text:p>
      <!--METADATA-->
      <text:p text:style-name="P4">
<draw:frame draw:style-name="fr1" draw:name="Image338" text:anchor-type="as-char" svg:width="6.9236in" svg:height="3.956343in" draw:z-index="0">
<draw:image xlink:href="../Images/yкринформ/2023-07-10T-5-58-00-03-00/630_360_1687457216-618.jpeg" xlink:type="simple" xlink:show="embed" xlink:actuate="onLoad" draw:mime-type="image/jpeg"/>
</draw:frame>
 КерівникОфісу Президента Андрій Єрмак пояснює сумніви деяких країн щодо приєднанняУкраїни до НАТО хибними уявленнями про Росію як раціонального гравця тапобоюваннями ризику ескалації конфлікту.</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Деякі країни, на жаль, не дуже розуміють нинішню Росію. Це не країна Пушкіна,Чайковського, російського балету чи однієї з найсильніших армій у світі. Цекраїна терористів, – сказав він. – Коли я слухаю розмови про ескалацію, длянас, українців, це звучить трохи дивно. Які ще ескалації потрібні? Думаю,настав час ухвалювати історичні рішення».</text:p>
      <text:p text:style-name="P4">
<text:span text:style-name="T4">
Читайте також:</text:span>
 <text:span text:style-name="T4">
<text:a xlink:type="simple" xlink:href="https://www.ukrinform.ua/rubric-ato/3732229-nemae-garantij-so-rosijska-raketa-ne-vdarit-po-susidnih-iz-ukrainou-krainah-ermak.html" text:style-name="Internet_20_link" text:visited-style-name="Visited_20_Internet_20_Link">
 Немає гарантій, що російська ракета не вдарить посусідніх із Україною країнах - Єрмак </text:a>
 </text:span>
</text:p>
      <text:p text:style-name="P4">
За його словами, крім майбутнього членства в НАТО та ЄС, Україна передусімшукає конкретних гарантій безпеки для забезпечення територіальної цілісностікраїни та повноцінного миру, чого в минулому не вдавалося досягти лишедипломатичними методами.</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Нагадаємо: вже 23 країни підписали спільну з Україною заяву про підтримкувступу до <text:span text:style-name="T4">
<text:a xlink:type="simple" xlink:href="https://www.ukrinform.ua/tag-nato" text:style-name="Internet_20_link" text:visited-style-name="Visited_20_Internet_20_Link">
 НАТО </text:a>
 </text:span>
 . Україну вжепідтримали Болгарія, Бельгія, Данія, Естонія, Італія, Ісландія, Іспанія,Канада, Латвія, Литва, Нідерланди, Німеччина, Норвегія, Польща, Португалія,Румунія, Словаччина, Словенія, Фінляндія, Франція, Чехія, Чорногорія таШвеція.</text:p>
      <text:p text:style-name="P4">
<text:span text:style-name="T5">
Фото: ОП</text:span>
</text:p>
      <text:p text:style-name="P4">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Штайнмаєр підтримав передачу Україні касетних боєприпасів від США</text:span>
</text:h>
      <text:p text:style-name="P4">
Authors: Ukrinform (Person)</text:p>
      <text:p text:style-name="P4">
Publisher: Укринформ (Organization)</text:p>
      <text:p text:style-name="P4">
Published Time: 2023-07-10T-6:43:00+03:00</text:p>
      <text:p text:style-name="P4">
Modified Time: 2023-07-10T00:43:00+03:00</text:p>
      <text:p text:style-name="P4">
Description: Федеральний президент ФРН Франк-Вальтер Штайнмаєр висловився на захист рішення США передати Україні касетні боєприпаси та закликав уряд Німеччини не вставати «на шляху союзників». — Укрінформ.</text:p>
      <text:p text:style-name="P4">
Images: ['<text:a xlink:type="simple" xlink:href="https://static.ukrinform.com/photos/2020_12/thumb_files/630_360_1607943879-211.jpg" text:style-name="Internet_20_link" text:visited-style-name="Visited_20_Internet_20_Link">
630_360_16079...</text:a>
']</text:p>
      <text:p text:style-name="P4">
Tags: ['Німеччина', 'США', 'Штайнмаєр', 'Україна', 'Боєприпаси', 'Війна з Росією']</text:p>
      <text:p text:style-name="P4">
Type: Article</text:p>
      <!--METADATA-->
      <text:p text:style-name="P4">
<draw:frame draw:style-name="fr1" draw:name="Image339" text:anchor-type="as-char" svg:width="6.9236in" svg:height="3.956343in" draw:z-index="0">
<draw:image xlink:href="../Images/yкринформ/2023-07-10T-6-43-00-03-00/630_360_1607943879-211.jpg" xlink:type="simple" xlink:show="embed" xlink:actuate="onLoad" draw:mime-type="image/jpeg"/>
</draw:frame>
Федеральний президент ФРН Франк-Вальтер Штайнмаєр висловився на захист рішенняСША передати Україні касетні боєприпаси та закликав уряд Німеччини не вставати«на шляху союзників».</text:p>
      <text:p text:style-name="P4">
Про це глава держави заявив у неділю в літньому інтерв’ю телеканалу <text:a xlink:type="simple" xlink:href="https://www.zdf.de/politik/berlin-direkt/berlin-direkt-zdf-sommerinterview-mit-bundespraesident-steinmeier-100.html" text:style-name="Internet_20_link" text:visited-style-name="Visited_20_Internet_20_Link">
 ZDF</text:a>
 , передає кореспондент Укрінформу.</text:p>
      <text:p text:style-name="P4">
«Німецька позиція щодо заборони касетних боєприпасів залишається правильною,але в нинішній ситуації вона не повинна ставати на заваді Сполученим Штатам»,- підкреслив президент.</text:p>
      <text:p text:style-name="P4">
При цьому нагадав, що саме він підписав міжнародну угоду про заборону касетнихбоєприпасів в Осло в 2008 році як тодішній міністр закордонних справ ФРН.</text:p>
      <text:p text:style-name="P4">
<text:span text:style-name="T4">
Читайте також:</text:span>
 <text:span text:style-name="T4">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касетні боєприпаси </text:a>
 </text:span>
</text:p>
      <text:p text:style-name="P4">
Політик також послався на настрої в німецькому суспільстві, на те, що длянімців не може стояти питання, на чий бік встати в цій війні, «адже рідкобуває так чітко як зараз зрозуміло: хто є злочинцем і хто жертвою».</text:p>
      <text:p text:style-name="P4">
«Війна може завершитися хоч завтра, якщо Росія пошле своїх солдатів назад.Якщо ж Україна припинить оборонятися, або ми не подбаємо про те, щоби воназалишалася обороноздатною, це стане кінцем України», - сказав Штайнмаєр.</text:p>
      <text:p text:style-name="P4">
Водночас він із жалем констатував, що не бачить наразі умов для перемир’я.</text:p>
      <text:p text:style-name="P4">
<text:span text:style-name="T4">
Читайте також:</text:span>
 <text:span text:style-name="T4">
<text:a xlink:type="simple" xlink:href="https://www.ukrinform.ua/rubric-world/3733333-kanada-nalastovana-poklasti-kraj-zastosuvannu-kasetnih-boepripasiv.html" text:style-name="Internet_20_link" text:visited-style-name="Visited_20_Internet_20_Link">
 Канада налаштована покласти край застосуванню касетнихбоєприпасів </text:a>
 </text:span>
</text:p>
      <text:p text:style-name="P4">
З огляду на очікування України від саміту НАТО в Вільнюсі, Штайнмаєр висловивсподівання, що союзники знайдуть консенсус щодо безпекових гарантій. При цьомувін не конкретизував, що це можуть бути за гарантії та ухилився від відповідіщодо майбутнього членства України в Альянсі.</text:p>
      <text:p text:style-name="P4">
Говорячи про багаторічну політику залучення Росії, президент зауважив, щобажання створити спільну з РФ архітектуру безпеки було не лише в Німеччини,але також у інших західних партнерів, зокрема, США.</text:p>
      <text:p text:style-name="P4">
«Але це не спрацювало зрештою, і нам це не вдалося», - визнав він і закликавзробити висновки на майбутнє.</text:p>
      <text:p text:style-name="P4">
<text:span text:style-name="T4">
Читайте також:</text:span>
 <text:span text:style-name="T4">
<text:a xlink:type="simple" xlink:href="https://www.ukrinform.ua/rubric-ato/3733238-britania-ta-ispania-vistupili-proti-vikoristanna-kasetnih-boepripasiv-ukrainou.html" text:style-name="Internet_20_link" text:visited-style-name="Visited_20_Internet_20_Link">
 Британія та Іспанія виступили проти використаннякасетних боєприпасів Україною </text:a>
 </text:span>
</text:p>
      <text:p text:style-name="P4">
На думку Штайнмаєра, зрозумілим є те, що безпекова архітектура Європи вмайбутньому не буде спільною з Росією, натомість доведеться витрачати великігроші для того, щоб від цієї країни захиститися.</text:p>
      <text:p text:style-name="P4">
Нагадаємо: Сполучені Штати оголосили в п'ятницю, що постачатимуть Українікасетні боєприпаси, щоб допомогти ЗСУ в контрнаступі.</text:p>
      <text:p text:style-name="P4">
<text:span text:style-name="T4">
Читайте також:</text:span>
 <text:span text:style-name="T4">
<text:a xlink:type="simple" xlink:href="https://www.ukrinform.ua/rubric-ato/3733015-bajden-pro-kasetni-snaradi-dla-ukraini-vazke-risenna-ale-voni-ij-potribni.html" text:style-name="Internet_20_link" text:visited-style-name="Visited_20_Internet_20_Link">
 Байден - про касетні снаряди для України: Важкерішення, але вони їй потрібні </text:a>
 </text:span>
</text:p>
      <text:p text:style-name="P4">
Використання цієї зброї викликає суперечки, перш за все, через те, що значнийвідсоток їх вибухових пристроїв не детонує, а залишається на місцевості, що вмайбутньому створює серйозну загрозу для населення навіть багато років позавершенні бойових дій.</text:p>
      <text:p text:style-name="P4">
<text:span text:style-name="T4">
Читайте також:</text:span>
 <text:span text:style-name="T4">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застосування касетних боєприпасів </text:a>
 </text:span>
</text:p>
      <text:p text:style-name="P4">
Понад 100 інших країн, серед яких і Німеччина, приєдналася до договору прозаборону касетних <text:span text:style-name="T4">
<text:a xlink:type="simple" xlink:href="https://www.ukrinform.ua/tag-boepripasi" text:style-name="Internet_20_link" text:visited-style-name="Visited_20_Internet_20_Link">
 боєприпасів </text:a>
</text:span>
 , так званої Конвенції Осло. США, Росія та Україна угоду не підписали.</text:p>
      <text:p text:style-name="P4">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Президент не виключає, що в Росії може статися ще один заколот</text:span>
</text:h>
      <text:p text:style-name="P4">
Authors: Ukrinform (Person)</text:p>
      <text:p text:style-name="P4">
Publisher: Укринформ (Organization)</text:p>
      <text:p text:style-name="P4">
Published Time: 2023-07-10T-7:27:00+03:00</text:p>
      <text:p text:style-name="P4">
Modified Time: 2023-07-10T00:27:00+03:00</text:p>
      <text:p text:style-name="P4">
Description: Президент України Володимир Зеленський заявив про можливість ще одного заколоту в Росії після спроби походу на Москву ПВК «Вагнера». — Укрінформ.</text:p>
      <text:p text:style-name="P4">
Images: ['<text:a xlink:type="simple" xlink:href="https://static.ukrinform.com/photos/2023_06/thumb_files/630_360_1687579516-442.jpg" text:style-name="Internet_20_link" text:visited-style-name="Visited_20_Internet_20_Link">
630_360_16875...</text:a>
']</text:p>
      <text:p text:style-name="P4">
Tags: ['Путін', 'Росія', 'ПВК "Вагнера"', 'Зеленський', 'Війна з Росією', 'Заколот']</text:p>
      <text:p text:style-name="P4">
Type: Article</text:p>
      <!--METADATA-->
      <text:p text:style-name="P4">
<draw:frame draw:style-name="fr1" draw:name="Image340" text:anchor-type="as-char" svg:width="6.9236in" svg:height="3.956343in" draw:z-index="0">
<draw:image xlink:href="../Images/yкринформ/2023-07-10T-7-27-00-03-00/630_360_1687579516-442.jpg" xlink:type="simple" xlink:show="embed" xlink:actuate="onLoad" draw:mime-type="image/jpeg"/>
</draw:frame>
 ПрезидентУкраїни Володимир Зеленський заявив про можливість ще одного заколоту в Росіїпісля спроби походу на Москву ПВК «Вагнера».</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Є сигнал, що в Росії може статися ще один заколот, революція, – сказавЗеленський. – Більше того, є багато людей, які можуть підтримати такийзаколот».</text:p>
      <text:p text:style-name="P4">
<text:span text:style-name="T4">
Читайте також:</text:span>
 <text:span text:style-name="T4">
<text:a xlink:type="simple" xlink:href="https://www.ukrinform.ua/rubric-world/3733388-pisla-zakolotu-pvk-vagner-putin-namagavsa-prodemonstruvati-silu-britanska-rozvidka.html" text:style-name="Internet_20_link" text:visited-style-name="Visited_20_Internet_20_Link">
 Після заколоту ПВК «Вагнер» Путін намагавсяпродемонструвати силу – британська розвідка </text:a>
 </text:span>
</text:p>
      <text:p text:style-name="P4">
За словами Президента, ватажок угрупування Євген Пригожин мав на метіполіпшити свої політичні позиції всередині Росії.</text:p>
      <text:p text:style-name="P4">
«Це те, що я думаю, спираючись на розвіддані... Він став політичною фігурою, –зазначив Зеленський. – І це, як на мене, було його першочерговою метою. Чомувін зупинився? Ну, я точно не знаю».</text:p>
      <text:p text:style-name="P4">
<text:span text:style-name="T4">
Читайте також:</text:span>
 <text:span text:style-name="T4">
<text:a xlink:type="simple" xlink:href="https://www.ukrinform.ua/rubric-ato/3733265-porazki-rosii-na-fronti-ostatocno-perenesut-vijnu-u-ii-vnutrisnij-prostir-op.html" text:style-name="Internet_20_link" text:visited-style-name="Visited_20_Internet_20_Link">
 Поразки Росії на фронті остаточно перенесуть війну у їївнутрішній простір - ОП </text:a>
 </text:span>
</text:p>
      <text:p text:style-name="P4">
За словами Президента, заколот Пригожина виявив слабкість путінськогокерівництва.</text:p>
      <text:p text:style-name="P4">
«Вони вирішили зупинитися, - сказав він. – У Путіна немає військової силивсередині Росії, і цивільне населення там не захищене».</text:p>
      <text:p text:style-name="P4">
Глава держави також висловив упевненість у тому, що найманці « <text:span text:style-name="T4">
<text:a xlink:type="simple" xlink:href="https://www.ukrinform.ua/tag-pvk-vagnera" text:style-name="Internet_20_link" text:visited-style-name="Visited_20_Internet_20_Link">
 Вагнера</text:a>
 </text:span>
 » не нападуть на Україну зпівночі.</text:p>
      <text:p text:style-name="P4">
<text:span text:style-name="T4">
Читайте також:</text:span>
 <text:span text:style-name="T4">
<text:a xlink:type="simple" xlink:href="https://www.ukrinform.ua/rubric-world/3731629-sproba-zakolotu-vagnerivciv-posilila-rozkol-sered-silovikiv-rf-britanska-rozvidka.html" text:style-name="Internet_20_link" text:visited-style-name="Visited_20_Internet_20_Link">
 Спроба заколоту «вагнерівців» посилила розкол середсиловиків РФ - британська розвідка </text:a>
 </text:span>
</text:p>
      <text:p text:style-name="P4">
Як повідомляв Укрінформ, 6 липня самопроголошений президент Білорусі ОлександрЛукашенко, який минулого місяця уклав угоду про припинення збройного заколотуПВК «Вагнер» у Росії, _<text:span text:style-name="T4">
<text:a xlink:type="simple" xlink:href="https://www.ukrinform.ua/rubric-world/3732184-lukasenko-zaaviv-so-prigozin-povernuvsa-do-rosii.html" text:style-name="Internet_20_link" text:visited-style-name="Visited_20_Internet_20_Link">
 заявив, що лідера російських найманців військовоїкомпанії Євгенія Пригожина більше немає в Білорусі.</text:a>
 </text:span>
 _</text:p>
      <text:p text:style-name="P4">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Росіяни за день обстріляли дві громади на Сумщині - ОВА</text:span>
</text:h>
      <text:p text:style-name="P4">
Authors: Ukrinform (Person)</text:p>
      <text:p text:style-name="P4">
Publisher: Укринформ (Organization)</text:p>
      <text:p text:style-name="P4">
Published Time: 2023-07-10T-8:16:00+03:00</text:p>
      <text:p text:style-name="P4">
Modified Time: 2023-07-10T00:16:00+03:00</text:p>
      <text:p text:style-name="P4">
Description: Російські війська упродовж неділі, 9 липня, обстріляли дві громади Сумської області. — Укрінформ.</text:p>
      <text:p text:style-name="P4">
Images: ['<text:a xlink:type="simple" xlink:href="https://static.ukrinform.com/photos/2023_07/thumb_files/630_360_1688923283-432.jpg" text:style-name="Internet_20_link" text:visited-style-name="Visited_20_Internet_20_Link">
630_360_16889...</text:a>
']</text:p>
      <text:p text:style-name="P4">
Tags: ['Обстріл', 'Сумщина', 'Агресія РФ', 'Війна з Росією']</text:p>
      <text:p text:style-name="P4">
Type: Article</text:p>
      <!--METADATA-->
      <text:p text:style-name="P4">
<draw:frame draw:style-name="fr1" draw:name="Image341" text:anchor-type="as-char" svg:width="6.9236in" svg:height="3.956343in" draw:z-index="0">
<draw:image xlink:href="../Images/yкринформ/2023-07-10T-8-16-00-03-00/630_360_1688923283-432.jpg" xlink:type="simple" xlink:show="embed" xlink:actuate="onLoad" draw:mime-type="image/jpeg"/>
</draw:frame>
 Російськівійська упродовж неділі, 9 липня, обстріляли дві громади Сумської області.</text:p>
      <text:p text:style-name="P4">
Як передає Укрінформ, про це Сумська обласна військова адміністраціяповідомляє у <text:a xlink:type="simple" xlink:href="https://t.me/Sumy_news_ODA/17658" text:style-name="Internet_20_link" text:visited-style-name="Visited_20_Internet_20_Link">
 Телеграмі </text:a>
 .</text:p>
      <text:p text:style-name="P4">
“Протягом дня росіяни здійснили два мінометні обстріли. Зафіксовано 11вибухів. Обстрілів зазнали Білопільська та Середино-Будська громади”, -ідеться в повідомленні.</text:p>
      <text:p text:style-name="P4">
Так, Середино-Будську громаду росіяни обстріляли з мінометів, випустивши шістьмін.</text:p>
      <text:p text:style-name="P4">
<text:span text:style-name="T4">
Читайте також:</text:span>
 <text:span text:style-name="T4">
<text:a xlink:type="simple" xlink:href="https://www.ukrinform.ua/rubric-ato/3733383-uprodovz-noci-ta-ranku-rosiani-sim-raziv-obstrilali-prikordonna-sumsini.html" text:style-name="Internet_20_link" text:visited-style-name="Visited_20_Internet_20_Link">
 Упродовж ночі та ранку загарбники сім разів обстрілялиприкордоння Сумщини </text:a>
 </text:span>
</text:p>
      <text:p text:style-name="P4">
Також ворог бив з мінометів по Білопільській громаді, зафіксовано п`ятьвибухів.</text:p>
      <text:p text:style-name="P4">
За попередньою інформацією, обійшлося без людських втрат та руйнуваньцивільної інфраструктури.</text:p>
      <text:p text:style-name="P4">
<text:span text:style-name="T4">
Читайте також:</text:span>
 <text:span text:style-name="T4">
<text:a xlink:type="simple" xlink:href="https://www.ukrinform.ua/rubric-regions/3733395-rosiani-za-dobu-obstrilali-devat-regioniv-ukraini-zvedenna-ova.html" text:style-name="Internet_20_link" text:visited-style-name="Visited_20_Internet_20_Link">
 Росіяни за добу обстріляли дев'ять регіонів України -зведення ОВА </text:a>
 </text:span>
</text:p>
      <text:p text:style-name="P4">
Як повідомляв Укрінформ, упродовж 8 липня російські загарбники здійснили 11<text:span text:style-name="T4">
<text:a xlink:type="simple" xlink:href="https://www.ukrinform.ua/tag-obstril" text:style-name="Internet_20_link" text:visited-style-name="Visited_20_Internet_20_Link">
 обстрілів </text:a>
 </text:span>
 прикордоння Сумськоїобласті, зафіксовано 54 вибухи.</text:p>
      <text:p text:style-name="P4">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Росіяни за день обстріляли дві громади на Сумщині - ОВА</text:span>
</text:h>
      <text:p text:style-name="P4">
Authors: Ukrinform (Person)</text:p>
      <text:p text:style-name="P4">
Publisher: Укринформ (Organization)</text:p>
      <text:p text:style-name="P4">
Published Time: 2023-07-10T00:16:00+03:00</text:p>
      <text:p text:style-name="P4">
Modified Time: 2023-07-10T00:16:00+03:00</text:p>
      <text:p text:style-name="P4">
Description: Російські війська упродовж неділі, 9 липня, обстріляли дві громади Сумської області. — Укрінформ.</text:p>
      <text:p text:style-name="P4">
Images: ['<text:a xlink:type="simple" xlink:href="https://static.ukrinform.com/photos/2023_07/thumb_files/630_360_1688923283-432.jpg" text:style-name="Internet_20_link" text:visited-style-name="Visited_20_Internet_20_Link">
630_360_16889...</text:a>
']</text:p>
      <text:p text:style-name="P4">
Tags: ['Обстріл', 'Сумщина', 'Агресія РФ', 'Війна з Росією']</text:p>
      <text:p text:style-name="P4">
Type: Article</text:p>
      <!--METADATA-->
      <text:p text:style-name="P4">
<draw:frame draw:style-name="fr1" draw:name="Image342" text:anchor-type="as-char" svg:width="6.9236in" svg:height="3.956343in" draw:z-index="0">
<draw:image xlink:href="../Images/yкринформ/2023-07-10T00-16-00-03-00/630_360_1688923283-432.jpg" xlink:type="simple" xlink:show="embed" xlink:actuate="onLoad" draw:mime-type="image/jpeg"/>
</draw:frame>
 Російськівійська упродовж неділі, 9 липня, обстріляли дві громади Сумської області.</text:p>
      <text:p text:style-name="P4">
Як передає Укрінформ, про це Сумська обласна військова адміністраціяповідомляє у <text:a xlink:type="simple" xlink:href="https://t.me/Sumy_news_ODA/17658" text:style-name="Internet_20_link" text:visited-style-name="Visited_20_Internet_20_Link">
 Телеграмі </text:a>
 .</text:p>
      <text:p text:style-name="P4">
“Протягом дня росіяни здійснили два мінометні обстріли. Зафіксовано 11вибухів. Обстрілів зазнали Білопільська та Середино-Будська громади”, -ідеться в повідомленні.</text:p>
      <text:p text:style-name="P4">
Так, Середино-Будську громаду росіяни обстріляли з мінометів, випустивши шістьмін.</text:p>
      <text:p text:style-name="P4">
<text:span text:style-name="T4">
Читайте також:</text:span>
 <text:span text:style-name="T4">
<text:a xlink:type="simple" xlink:href="https://www.ukrinform.ua/rubric-ato/3733383-uprodovz-noci-ta-ranku-rosiani-sim-raziv-obstrilali-prikordonna-sumsini.html" text:style-name="Internet_20_link" text:visited-style-name="Visited_20_Internet_20_Link">
 Упродовж ночі та ранку загарбники сім разів обстрілялиприкордоння Сумщини </text:a>
 </text:span>
</text:p>
      <text:p text:style-name="P4">
Також ворог бив з мінометів по Білопільській громаді, зафіксовано п`ятьвибухів.</text:p>
      <text:p text:style-name="P4">
За попередньою інформацією, обійшлося без людських втрат та руйнуваньцивільної інфраструктури.</text:p>
      <text:p text:style-name="P4">
<text:span text:style-name="T4">
Читайте також:</text:span>
 <text:span text:style-name="T4">
<text:a xlink:type="simple" xlink:href="https://www.ukrinform.ua/rubric-regions/3733395-rosiani-za-dobu-obstrilali-devat-regioniv-ukraini-zvedenna-ova.html" text:style-name="Internet_20_link" text:visited-style-name="Visited_20_Internet_20_Link">
 Росіяни за добу обстріляли дев'ять регіонів України -зведення ОВА </text:a>
 </text:span>
</text:p>
      <text:p text:style-name="P4">
Як повідомляв Укрінформ, упродовж 8 липня російські загарбники здійснили 11<text:span text:style-name="T4">
<text:a xlink:type="simple" xlink:href="https://www.ukrinform.ua/tag-obstril" text:style-name="Internet_20_link" text:visited-style-name="Visited_20_Internet_20_Link">
 обстрілів </text:a>
 </text:span>
 прикордоння Сумськоїобласті, зафіксовано 54 вибухи.</text:p>
      <text:p text:style-name="P4">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Президент не виключає, що в Росії може статися ще один заколот</text:span>
</text:h>
      <text:p text:style-name="P4">
Authors: Ukrinform (Person)</text:p>
      <text:p text:style-name="P4">
Publisher: Укринформ (Organization)</text:p>
      <text:p text:style-name="P4">
Published Time: 2023-07-10T00:27:00+03:00</text:p>
      <text:p text:style-name="P4">
Modified Time: 2023-07-10T00:27:00+03:00</text:p>
      <text:p text:style-name="P4">
Description: Президент України Володимир Зеленський заявив про можливість ще одного заколоту в Росії після спроби походу на Москву ПВК «Вагнера». — Укрінформ.</text:p>
      <text:p text:style-name="P4">
Images: ['<text:a xlink:type="simple" xlink:href="https://static.ukrinform.com/photos/2023_06/thumb_files/630_360_1687579516-442.jpg" text:style-name="Internet_20_link" text:visited-style-name="Visited_20_Internet_20_Link">
630_360_16875...</text:a>
']</text:p>
      <text:p text:style-name="P4">
Tags: ['Путін', 'Росія', 'ПВК "Вагнера"', 'Зеленський', 'Війна з Росією', 'Заколот']</text:p>
      <text:p text:style-name="P4">
Type: Article</text:p>
      <!--METADATA-->
      <text:p text:style-name="P4">
<draw:frame draw:style-name="fr1" draw:name="Image343" text:anchor-type="as-char" svg:width="6.9236in" svg:height="3.956343in" draw:z-index="0">
<draw:image xlink:href="../Images/yкринформ/2023-07-10T00-27-00-03-00/630_360_1687579516-442.jpg" xlink:type="simple" xlink:show="embed" xlink:actuate="onLoad" draw:mime-type="image/jpeg"/>
</draw:frame>
 ПрезидентУкраїни Володимир Зеленський заявив про можливість ще одного заколоту в Росіїпісля спроби походу на Москву ПВК «Вагнера».</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Є сигнал, що в Росії може статися ще один заколот, революція, – сказавЗеленський. – Більше того, є багато людей, які можуть підтримати такийзаколот».</text:p>
      <text:p text:style-name="P4">
<text:span text:style-name="T4">
Читайте також:</text:span>
 <text:span text:style-name="T4">
<text:a xlink:type="simple" xlink:href="https://www.ukrinform.ua/rubric-world/3733388-pisla-zakolotu-pvk-vagner-putin-namagavsa-prodemonstruvati-silu-britanska-rozvidka.html" text:style-name="Internet_20_link" text:visited-style-name="Visited_20_Internet_20_Link">
 Після заколоту ПВК «Вагнер» Путін намагавсяпродемонструвати силу – британська розвідка </text:a>
 </text:span>
</text:p>
      <text:p text:style-name="P4">
За словами Президента, ватажок угрупування Євген Пригожин мав на метіполіпшити свої політичні позиції всередині Росії.</text:p>
      <text:p text:style-name="P4">
«Це те, що я думаю, спираючись на розвіддані... Він став політичною фігурою, –зазначив Зеленський. – І це, як на мене, було його першочерговою метою. Чомувін зупинився? Ну, я точно не знаю».</text:p>
      <text:p text:style-name="P4">
<text:span text:style-name="T4">
Читайте також:</text:span>
 <text:span text:style-name="T4">
<text:a xlink:type="simple" xlink:href="https://www.ukrinform.ua/rubric-ato/3733265-porazki-rosii-na-fronti-ostatocno-perenesut-vijnu-u-ii-vnutrisnij-prostir-op.html" text:style-name="Internet_20_link" text:visited-style-name="Visited_20_Internet_20_Link">
 Поразки Росії на фронті остаточно перенесуть війну у їївнутрішній простір - ОП </text:a>
 </text:span>
</text:p>
      <text:p text:style-name="P4">
За словами Президента, заколот Пригожина виявив слабкість путінськогокерівництва.</text:p>
      <text:p text:style-name="P4">
«Вони вирішили зупинитися, - сказав він. – У Путіна немає військової силивсередині Росії, і цивільне населення там не захищене».</text:p>
      <text:p text:style-name="P4">
Глава держави також висловив упевненість у тому, що найманці « <text:span text:style-name="T4">
<text:a xlink:type="simple" xlink:href="https://www.ukrinform.ua/tag-pvk-vagnera" text:style-name="Internet_20_link" text:visited-style-name="Visited_20_Internet_20_Link">
 Вагнера</text:a>
 </text:span>
 » не нападуть на Україну зпівночі.</text:p>
      <text:p text:style-name="P4">
<text:span text:style-name="T4">
Читайте також:</text:span>
 <text:span text:style-name="T4">
<text:a xlink:type="simple" xlink:href="https://www.ukrinform.ua/rubric-world/3731629-sproba-zakolotu-vagnerivciv-posilila-rozkol-sered-silovikiv-rf-britanska-rozvidka.html" text:style-name="Internet_20_link" text:visited-style-name="Visited_20_Internet_20_Link">
 Спроба заколоту «вагнерівців» посилила розкол середсиловиків РФ - британська розвідка </text:a>
 </text:span>
</text:p>
      <text:p text:style-name="P4">
Як повідомляв Укрінформ, 6 липня самопроголошений президент Білорусі ОлександрЛукашенко, який минулого місяця уклав угоду про припинення збройного заколотуПВК «Вагнер» у Росії, _<text:span text:style-name="T4">
<text:a xlink:type="simple" xlink:href="https://www.ukrinform.ua/rubric-world/3732184-lukasenko-zaaviv-so-prigozin-povernuvsa-do-rosii.html" text:style-name="Internet_20_link" text:visited-style-name="Visited_20_Internet_20_Link">
 заявив, що лідера російських найманців військовоїкомпанії Євгенія Пригожина більше немає в Білорусі.</text:a>
 </text:span>
 _</text:p>
      <text:p text:style-name="P4">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Штайнмаєр підтримав передачу Україні касетних боєприпасів від США</text:span>
</text:h>
      <text:p text:style-name="P4">
Authors: Ukrinform (Person)</text:p>
      <text:p text:style-name="P4">
Publisher: Укринформ (Organization)</text:p>
      <text:p text:style-name="P4">
Published Time: 2023-07-10T00:43:00+03:00</text:p>
      <text:p text:style-name="P4">
Modified Time: 2023-07-10T00:43:00+03:00</text:p>
      <text:p text:style-name="P4">
Description: Федеральний президент ФРН Франк-Вальтер Штайнмаєр висловився на захист рішення США передати Україні касетні боєприпаси та закликав уряд Німеччини не вставати «на шляху союзників». — Укрінформ.</text:p>
      <text:p text:style-name="P4">
Images: ['<text:a xlink:type="simple" xlink:href="https://static.ukrinform.com/photos/2020_12/thumb_files/630_360_1607943879-211.jpg" text:style-name="Internet_20_link" text:visited-style-name="Visited_20_Internet_20_Link">
630_360_16079...</text:a>
']</text:p>
      <text:p text:style-name="P4">
Tags: ['Німеччина', 'США', 'Штайнмаєр', 'Україна', 'Боєприпаси', 'Війна з Росією']</text:p>
      <text:p text:style-name="P4">
Type: Article</text:p>
      <!--METADATA-->
      <text:p text:style-name="P4">
<draw:frame draw:style-name="fr1" draw:name="Image344" text:anchor-type="as-char" svg:width="6.9236in" svg:height="3.956343in" draw:z-index="0">
<draw:image xlink:href="../Images/yкринформ/2023-07-10T00-43-00-03-00/630_360_1607943879-211.jpg" xlink:type="simple" xlink:show="embed" xlink:actuate="onLoad" draw:mime-type="image/jpeg"/>
</draw:frame>
Федеральний президент ФРН Франк-Вальтер Штайнмаєр висловився на захист рішенняСША передати Україні касетні боєприпаси та закликав уряд Німеччини не вставати«на шляху союзників».</text:p>
      <text:p text:style-name="P4">
Про це глава держави заявив у неділю в літньому інтерв’ю телеканалу <text:a xlink:type="simple" xlink:href="https://www.zdf.de/politik/berlin-direkt/berlin-direkt-zdf-sommerinterview-mit-bundespraesident-steinmeier-100.html" text:style-name="Internet_20_link" text:visited-style-name="Visited_20_Internet_20_Link">
 ZDF</text:a>
 , передає кореспондент Укрінформу.</text:p>
      <text:p text:style-name="P4">
«Німецька позиція щодо заборони касетних боєприпасів залишається правильною,але в нинішній ситуації вона не повинна ставати на заваді Сполученим Штатам»,- підкреслив президент.</text:p>
      <text:p text:style-name="P4">
При цьому нагадав, що саме він підписав міжнародну угоду про заборону касетнихбоєприпасів в Осло в 2008 році як тодішній міністр закордонних справ ФРН.</text:p>
      <text:p text:style-name="P4">
<text:span text:style-name="T4">
Читайте також:</text:span>
 <text:span text:style-name="T4">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касетні боєприпаси </text:a>
 </text:span>
</text:p>
      <text:p text:style-name="P4">
Політик також послався на настрої в німецькому суспільстві, на те, що длянімців не може стояти питання, на чий бік встати в цій війні, «адже рідкобуває так чітко як зараз зрозуміло: хто є злочинцем і хто жертвою».</text:p>
      <text:p text:style-name="P4">
«Війна може завершитися хоч завтра, якщо Росія пошле своїх солдатів назад.Якщо ж Україна припинить оборонятися, або ми не подбаємо про те, щоби воназалишалася обороноздатною, це стане кінцем України», - сказав Штайнмаєр.</text:p>
      <text:p text:style-name="P4">
Водночас він із жалем констатував, що не бачить наразі умов для перемир’я.</text:p>
      <text:p text:style-name="P4">
<text:span text:style-name="T4">
Читайте також:</text:span>
 <text:span text:style-name="T4">
<text:a xlink:type="simple" xlink:href="https://www.ukrinform.ua/rubric-world/3733333-kanada-nalastovana-poklasti-kraj-zastosuvannu-kasetnih-boepripasiv.html" text:style-name="Internet_20_link" text:visited-style-name="Visited_20_Internet_20_Link">
 Канада налаштована покласти край застосуванню касетнихбоєприпасів </text:a>
 </text:span>
</text:p>
      <text:p text:style-name="P4">
З огляду на очікування України від саміту НАТО в Вільнюсі, Штайнмаєр висловивсподівання, що союзники знайдуть консенсус щодо безпекових гарантій. При цьомувін не конкретизував, що це можуть бути за гарантії та ухилився від відповідіщодо майбутнього членства України в Альянсі.</text:p>
      <text:p text:style-name="P4">
Говорячи про багаторічну політику залучення Росії, президент зауважив, щобажання створити спільну з РФ архітектуру безпеки було не лише в Німеччини,але також у інших західних партнерів, зокрема, США.</text:p>
      <text:p text:style-name="P4">
«Але це не спрацювало зрештою, і нам це не вдалося», - визнав він і закликавзробити висновки на майбутнє.</text:p>
      <text:p text:style-name="P4">
<text:span text:style-name="T4">
Читайте також:</text:span>
 <text:span text:style-name="T4">
<text:a xlink:type="simple" xlink:href="https://www.ukrinform.ua/rubric-ato/3733238-britania-ta-ispania-vistupili-proti-vikoristanna-kasetnih-boepripasiv-ukrainou.html" text:style-name="Internet_20_link" text:visited-style-name="Visited_20_Internet_20_Link">
 Британія та Іспанія виступили проти використаннякасетних боєприпасів Україною </text:a>
 </text:span>
</text:p>
      <text:p text:style-name="P4">
На думку Штайнмаєра, зрозумілим є те, що безпекова архітектура Європи вмайбутньому не буде спільною з Росією, натомість доведеться витрачати великігроші для того, щоб від цієї країни захиститися.</text:p>
      <text:p text:style-name="P4">
Нагадаємо: Сполучені Штати оголосили в п'ятницю, що постачатимуть Українікасетні боєприпаси, щоб допомогти ЗСУ в контрнаступі.</text:p>
      <text:p text:style-name="P4">
<text:span text:style-name="T4">
Читайте також:</text:span>
 <text:span text:style-name="T4">
<text:a xlink:type="simple" xlink:href="https://www.ukrinform.ua/rubric-ato/3733015-bajden-pro-kasetni-snaradi-dla-ukraini-vazke-risenna-ale-voni-ij-potribni.html" text:style-name="Internet_20_link" text:visited-style-name="Visited_20_Internet_20_Link">
 Байден - про касетні снаряди для України: Важкерішення, але вони їй потрібні </text:a>
 </text:span>
</text:p>
      <text:p text:style-name="P4">
Використання цієї зброї викликає суперечки, перш за все, через те, що значнийвідсоток їх вибухових пристроїв не детонує, а залишається на місцевості, що вмайбутньому створює серйозну загрозу для населення навіть багато років позавершенні бойових дій.</text:p>
      <text:p text:style-name="P4">
<text:span text:style-name="T4">
Читайте також:</text:span>
 <text:span text:style-name="T4">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застосування касетних боєприпасів </text:a>
 </text:span>
</text:p>
      <text:p text:style-name="P4">
Понад 100 інших країн, серед яких і Німеччина, приєдналася до договору прозаборону касетних <text:span text:style-name="T4">
<text:a xlink:type="simple" xlink:href="https://www.ukrinform.ua/tag-boepripasi" text:style-name="Internet_20_link" text:visited-style-name="Visited_20_Internet_20_Link">
 боєприпасів </text:a>
</text:span>
 , так званої Конвенції Осло. США, Росія та Україна угоду не підписали.</text:p>
      <text:p text:style-name="P4">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Єрмак про РФ: Це не країна Пушкіна чи однієї з найсильніших армій у світі, а країна терористів</text:span>
</text:h>
      <text:p text:style-name="P4">
Authors: Ukrinform (Person)</text:p>
      <text:p text:style-name="P4">
Publisher: Укринформ (Organization)</text:p>
      <text:p text:style-name="P4">
Published Time: 2023-07-10T00:58:00+03:00</text:p>
      <text:p text:style-name="P4">
Modified Time: 2023-07-10T00:58:00+03:00</text:p>
      <text:p text:style-name="P4">
Description: Керівник Офісу Президента Андрій Єрмак пояснює сумніви деяких країн щодо приєднання України до НАТО хибними уявленнями про Росію як раціонального гравця та побоюваннями ризику ескалації конфлікту.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НАТО', 'Тероризм', 'Україна', 'Агресія РФ', 'Єрмак', 'Війна з Росією']</text:p>
      <text:p text:style-name="P4">
Type: Article</text:p>
      <!--METADATA-->
      <text:p text:style-name="P4">
<draw:frame draw:style-name="fr1" draw:name="Image345" text:anchor-type="as-char" svg:width="6.9236in" svg:height="3.956343in" draw:z-index="0">
<draw:image xlink:href="../Images/yкринформ/2023-07-10T00-58-00-03-00/630_360_1687457216-618.jpeg" xlink:type="simple" xlink:show="embed" xlink:actuate="onLoad" draw:mime-type="image/jpeg"/>
</draw:frame>
 КерівникОфісу Президента Андрій Єрмак пояснює сумніви деяких країн щодо приєднанняУкраїни до НАТО хибними уявленнями про Росію як раціонального гравця тапобоюваннями ризику ескалації конфлікту.</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Деякі країни, на жаль, не дуже розуміють нинішню Росію. Це не країна Пушкіна,Чайковського, російського балету чи однієї з найсильніших армій у світі. Цекраїна терористів, – сказав він. – Коли я слухаю розмови про ескалацію, длянас, українців, це звучить трохи дивно. Які ще ескалації потрібні? Думаю,настав час ухвалювати історичні рішення».</text:p>
      <text:p text:style-name="P4">
<text:span text:style-name="T4">
Читайте також:</text:span>
 <text:span text:style-name="T4">
<text:a xlink:type="simple" xlink:href="https://www.ukrinform.ua/rubric-ato/3732229-nemae-garantij-so-rosijska-raketa-ne-vdarit-po-susidnih-iz-ukrainou-krainah-ermak.html" text:style-name="Internet_20_link" text:visited-style-name="Visited_20_Internet_20_Link">
 Немає гарантій, що російська ракета не вдарить посусідніх із Україною країнах - Єрмак </text:a>
 </text:span>
</text:p>
      <text:p text:style-name="P4">
За його словами, крім майбутнього членства в НАТО та ЄС, Україна передусімшукає конкретних гарантій безпеки для забезпечення територіальної цілісностікраїни та повноцінного миру, чого в минулому не вдавалося досягти лишедипломатичними методами.</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Нагадаємо: вже 23 країни підписали спільну з Україною заяву про підтримкувступу до <text:span text:style-name="T4">
<text:a xlink:type="simple" xlink:href="https://www.ukrinform.ua/tag-nato" text:style-name="Internet_20_link" text:visited-style-name="Visited_20_Internet_20_Link">
 НАТО </text:a>
 </text:span>
 . Україну вжепідтримали Болгарія, Бельгія, Данія, Естонія, Італія, Ісландія, Іспанія,Канада, Латвія, Литва, Нідерланди, Німеччина, Норвегія, Польща, Португалія,Румунія, Словаччина, Словенія, Фінляндія, Франція, Чехія, Чорногорія таШвеція.</text:p>
      <text:p text:style-name="P4">
<text:span text:style-name="T5">
Фото: ОП</text:span>
</text:p>
      <text:p text:style-name="P4">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Німеччина готується заблокувати заявку України на членство в НАТО - ЗМІ</text:span>
</text:h>
      <text:p text:style-name="P4">
Authors: Ukrinform (Person)</text:p>
      <text:p text:style-name="P4">
Publisher: Укринформ (Organization)</text:p>
      <text:p text:style-name="P4">
Published Time: 2023-07-10T01:13:00+03:00</text:p>
      <text:p text:style-name="P4">
Modified Time: 2023-07-10T01:13:00+03:00</text:p>
      <text:p text:style-name="P4">
Description: Німеччина збирається наполягати на відстрочці вступу України до Альянсу через побоювання, що цей крок може привести до війни з Росією. — Укрінформ.</text:p>
      <text:p text:style-name="P4">
Images: ['<text:a xlink:type="simple" xlink:href="https://static.ukrinform.com/photos/2023_07/thumb_files/630_360_1688595029-316.jpg" text:style-name="Internet_20_link" text:visited-style-name="Visited_20_Internet_20_Link">
630_360_16885...</text:a>
']</text:p>
      <text:p text:style-name="P4">
Tags: ['НАТО', 'Німеччина', 'Україна', 'Війна з Росією']</text:p>
      <text:p text:style-name="P4">
Type: Article</text:p>
      <!--METADATA-->
      <text:p text:style-name="P4">
<draw:frame draw:style-name="fr1" draw:name="Image346" text:anchor-type="as-char" svg:width="6.9236in" svg:height="3.956343in" draw:z-index="0">
<draw:image xlink:href="../Images/yкринформ/2023-07-10T01-13-00-03-00/630_360_1688595029-316.jpg" xlink:type="simple" xlink:show="embed" xlink:actuate="onLoad" draw:mime-type="image/jpeg"/>
</draw:frame>
 Німеччиназбирається наполягати на відстрочці вступу України до Альянсу черезпобоювання, що цей крок може привести до війни з Росією.</text:p>
      <text:p text:style-name="P4">
Це стверджує видання <text:a xlink:type="simple" xlink:href="https://www.telegraph.co.uk/world-news/2023/07/08/ukraine-nato-bid-block-germany-fears-putin/" text:style-name="Internet_20_link" text:visited-style-name="Visited_20_Internet_20_Link">
 The Telegraph </text:a>
 з посиланням наджерело в НАТО, передає Укрінформ.</text:p>
      <text:p text:style-name="P4">
Мовляв, Берлін використає саміт НАТО у Вільнюсі, щоб закликати іншихзосередитися на гарантіях безпеки, а не на пропозиціях щодо членства, щобдопомогти Україні захистити себе без вступу в Альянс.</text:p>
      <text:p text:style-name="P4">
«Берлін стримано ставиться до перспективи негайного членства. Йому потрібенпроцес і час, щоб розробити гарантії, фактично заблокувавши членство. Берлінне хоче бачити, як Володимир Путін потенційно випробовував би 5-ту статтю», —повідомило джерело.</text:p>
      <text:p text:style-name="P4">
<text:span text:style-name="T4">
Читайте також:</text:span>
 <text:span text:style-name="T4">
<text:a xlink:type="simple" xlink:href="https://www.ukrinform.ua/rubric-polytics/3671762-garantii-bezpeki-z-boku-nato-duda-nazvav-najvazlivisu-temu-u-konteksti-ukraini.html" text:style-name="Internet_20_link" text:visited-style-name="Visited_20_Internet_20_Link">
 Гарантії безпеки з боку НАТО: Дуда назвав найважливішутему у контексті України </text:a>
 </text:span>
</text:p>
      <text:p text:style-name="P4">
Стурбованість Німеччини, схоже, поділяє і президент США Джо Байден, якийсказав, що хоче уникнути ситуації, коли «ми всі у війні, ми у війні з Росією».Байден додав, що Україна «не готова» до членства в НАТО і що це «займе деякийчас», а його радник з національної безпеки Джейк Салліван сказав: «Ми непрагнемо розпочати Третю світову війну. Україна не приєднається до НАТО післяцього саміту».</text:p>
      <text:p text:style-name="P4">
Президент України Володимир Зеленський поступово розгортав свою кампанію заприєднання держави до НАТО, пише автор. Лідер держави, що воює, закликав 31країну-члена НАТО зробити конкретні кроки щодо членства України, щоб йогокраїна могла швидко приєднатися до трансатлантичного альянсу після війни.</text:p>
      <text:p text:style-name="P4">
Німеччина та Сполучені Штати приватно попередили, що цей крок може перевестининішній конфлікт у активну війну між НАТО та Росією.</text:p>
      <text:p text:style-name="P4">
<text:span text:style-name="T4">
Читайте також:</text:span>
 <text:span text:style-name="T4">
<text:a xlink:type="simple" xlink:href="https://www.ukrinform.ua/rubric-polytics/3733583-maemo-proklasti-slah-dla-ukraini-sob-vona-pretenduvala-na-clenstvo-v-nato-bajden.html" text:style-name="Internet_20_link" text:visited-style-name="Visited_20_Internet_20_Link">
 Маємо прокласти шлях для України, щоб вона претендувалана членство в НАТО - Байден </text:a>
 </text:span>
</text:p>
      <text:p text:style-name="P4">
Путін часто заявляв, що буцімто розширення НАТО до російських кордонівупродовж останніх двох десятиліть було ключовим фактором його рішення провторгнення в Україну.</text:p>
      <text:p text:style-name="P4">
США, Великобританія та країни ЄС наразі розробляють низку двосторонніхпропозицій щодо гарантій безпеки, які, як вони сподіваються, допоможутьзахистити Київ без членства в НАТО. Відомо, що США, Німеччина та Франціяпрацюють над низкою двосторонніх пропозицій щодо конкретизації своєї підтримкиКиєва в юридично обов’язкових угодах.</text:p>
      <text:p text:style-name="P4">
Втім, лідери східноєвропейських країн стверджують, що Україні слідзапропонувати дорожню карту вступу на саміті 11-12 липня.</text:p>
      <text:p text:style-name="P4">
<text:span text:style-name="T4">
Читайте також:</text:span>
 <text:span text:style-name="T4">
<text:a xlink:type="simple" xlink:href="https://www.ukrinform.ua/rubric-polytics/3732853-gensek-nato-ukraina-na-moment-zaversenna-vijni-mae-otrimati-zapobizniki-vid-povtorenna-ataki-rf.html" text:style-name="Internet_20_link" text:visited-style-name="Visited_20_Internet_20_Link">
 Генсек НАТО: Україна на момент завершення війни маєотримати запобіжники від повторення атаки РФ</text:a>
</text:span>
</text:p>
      <text:p text:style-name="P4">
Президент Зеленський заявляв, що приїде не саміт лише за умови конкретнихкроків партнерів.</text:p>
      <text:p text:style-name="P4">
За його словами, заяви, підписаної НАТО в Бухаресті в 2008 році, в якійговорилося, що «двері відкриті» для Києва, недостатньо.</text:p>
      <text:p text:style-name="P4">
Єнс Столтенберг, генеральний секретар НАТО, вже виключив офіційне запрошенняКиєва на саміт, оскільки для розширення альянсу потрібна одностайна згода 31члена. Наразі ж лише 23 країни підписали спільну з Україною заяву пропідтримку вступу до Альянсу.</text:p>
      <text:p text:style-name="P4">
<text:span text:style-name="T4">
Читайте також:</text:span>
 <text:span text:style-name="T4">
<text:a xlink:type="simple" xlink:href="https://www.ukrinform.ua/rubric-ato/3733618-derzavi-nato-pered-samitom-pospisaut-uzgoditi-format-garantij-bezpeki-dla-ukraini-politico.html" text:style-name="Internet_20_link" text:visited-style-name="Visited_20_Internet_20_Link">
 Держави НАТО перед самітом поспішають узгодити форматгарантій безпеки для України - Politico </text:a>
 </text:span>
</text:p>
      <text:p text:style-name="P4">
Нагадаємо: стаття 5 договору Північноатлантичного Союзу передбачає, що нападна одного учасника НАТО є нападом на усіх його членів і викликає відповідьусіх держав-членів Союзу. Рішення щодо застосування 5-ї статті <text:span text:style-name="T4">
<text:a xlink:type="simple" xlink:href="https://www.ukrinform.ua/tag-nato" text:style-name="Internet_20_link" text:visited-style-name="Visited_20_Internet_20_Link">
 НАТО</text:a>
 </text:span>
 ухвалюється після консультацій міжучасниками блоку.</text:p>
      <text:p text:style-name="P4">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Загарбники забороняють мешканцям ТОТ спілкуватись з підконтрольної Україні території</text:span>
</text:h>
      <text:p text:style-name="P4">
Authors: Ukrinform (Person)</text:p>
      <text:p text:style-name="P4">
Publisher: Укринформ (Organization)</text:p>
      <text:p text:style-name="P4">
Published Time: 2023-07-10T01:27:00+03:00</text:p>
      <text:p text:style-name="P4">
Modified Time: 2023-07-10T01:27:00+03:00</text:p>
      <text:p text:style-name="P4">
Description: Російські загарбники намагаються інформаційно ізолювати тимчасово захоплені території й забороняють місцевим спілкуватися з жителями підконтрольної Україні території. — Укрінформ.</text:p>
      <text:p text:style-name="P4">
Images: ['<text:a xlink:type="simple" xlink:href="https://static.ukrinform.com/photos/2023_05/thumb_files/630_360_1685215442-290.jpg" text:style-name="Internet_20_link" text:visited-style-name="Visited_20_Internet_20_Link">
630_360_16852...</text:a>
']</text:p>
      <text:p text:style-name="P4">
Tags: ['Луганщина', 'Окупація', 'Агресія РФ', 'Війна з Росією']</text:p>
      <text:p text:style-name="P4">
Type: Article</text:p>
      <!--METADATA-->
      <text:p text:style-name="P4">
<draw:frame draw:style-name="fr1" draw:name="Image347" text:anchor-type="as-char" svg:width="6.9236in" svg:height="3.956343in" draw:z-index="0">
<draw:image xlink:href="../Images/yкринформ/2023-07-10T01-27-00-03-00/630_360_1685215442-290.jpg" xlink:type="simple" xlink:show="embed" xlink:actuate="onLoad" draw:mime-type="image/jpeg"/>
</draw:frame>
 Російськізагарбники намагаються інформаційно ізолювати тимчасово захоплені території йзабороняють місцевим спілкуватися з жителями підконтрольної Україні території.</text:p>
      <text:p text:style-name="P4">
Як передає Укрінформ, про це <text:a xlink:type="simple" xlink:href="https://sprotyv.mod.gov.ua/rosiyany-zaboronyayut-meshkantsyam-tot-spilkuvatys-z-zhytelyamy-vilnoyi-ukrayiny/" text:style-name="Internet_20_link" text:visited-style-name="Visited_20_Internet_20_Link">
 повідомляє</text:a>
 Центр національного спротиву.</text:p>
      <text:p text:style-name="P4">
"Зокрема на Луганщині задля боротьби з витоком інформації щодо розташуваннявійськ ворога окупаційна адміністрація погрожує наслідками всім, хто розмовляєз особами, які перебувають на підконтрольній Україні території", - йдеться уповідомленні.</text:p>
      <text:p text:style-name="P4">
<text:span text:style-name="T4">
Читайте також:</text:span>
 <text:span text:style-name="T4">
<text:a xlink:type="simple" xlink:href="https://www.ukrinform.ua/rubric-regions/3733114-cerez-melitopol-zagarbniki-perekidaut-vijskovu-tehniku.html" text:style-name="Internet_20_link" text:visited-style-name="Visited_20_Internet_20_Link">
 Через Мелітополь загарбники перекидають військовутехніку </text:a>
 </text:span>
</text:p>
      <text:p text:style-name="P4">
Так, відзначають у ЦНС, після низки успішних ракетних ударів по скупченнюворога в населених пунктах Луганської області окупанти посилили перевіркутелефонів місцевих мешканців під приводом пошуку інформаторів.</text:p>
      <text:p text:style-name="P4">
Водночас у Центрі національного спротиву нагадують, що мешканці ТОТ можутьповідомити про розташування ворога за <text:span text:style-name="T4">
<text:a xlink:type="simple" xlink:href="https://t.me/sprotyv_official_bot" text:style-name="Internet_20_link" text:visited-style-name="Visited_20_Internet_20_Link">
 посиланням</text:a>
 </text:span>
 .</text:p>
      <text:p text:style-name="P4">
<text:span text:style-name="T4">
Читайте також:</text:span>
 <text:span text:style-name="T4">
<text:a xlink:type="simple" xlink:href="https://www.ukrinform.ua/rubric-regions/3733377-na-lugansini-rosiani-poluut-na-avtivki-z-ukrainskimi-nomerami.html" text:style-name="Internet_20_link" text:visited-style-name="Visited_20_Internet_20_Link">
 На Луганщині росіяни полюють на автівки з українськиминомерами </text:a>
 </text:span>
</text:p>
      <text:p text:style-name="P4">
Як повідомлялось, окупаційна адміністрація тимчасово захоплених територійобіцяє гроші за _<text:a xlink:type="simple" xlink:href="https://sprotyv.mod.gov.ua/okupanty-obitsyayut-groshi-za-otrymannya-pasporta-rf/" text:style-name="Internet_20_link" text:visited-style-name="Visited_20_Internet_20_Link">
 отримання паспортів РФ.</text:a>
 _</text:p>
      <text:p text:style-name="P4">
Зокрема, за отримання російських паспортів 14-річними підлітками, ворог обіцяєїх батькам виплати "материнського капіталу". Таким чином ворог сподіваєтьсявиконати "план з паспортизації" регіону.</text:p>
      <text:p text:style-name="P4">
<text:span text:style-name="T4">
Читайте також:</text:span>
 <text:span text:style-name="T4">
<text:a xlink:type="simple" xlink:href="https://www.ukrinform.ua/rubric-regions/3732773-zagarbniki-rozrobili-plan-evakuacii-z-mariupola-centr-nacsprotivu.html" text:style-name="Internet_20_link" text:visited-style-name="Visited_20_Internet_20_Link">
 Загарбники розробили план «евакуації» з Маріуполя –Центр нацспротиву </text:a>
 </text:span>
</text:p>
      <text:p text:style-name="P4">
Також окупанти вдаються до викрадення людей та піддання їх тортурам за відмовувід російського паспорта. Зокрема, такі випадки зафіксовані у Енергодарі(Запорізька область).</text:p>
      <text:p text:style-name="P4">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Зеленський: Україна повинна отримати чіткі гарантії безпеки, поки вона не в НАТО</text:span>
</text:h>
      <text:p text:style-name="P4">
Authors: Ukrinform (Person)</text:p>
      <text:p text:style-name="P4">
Publisher: Укринформ (Organization)</text:p>
      <text:p text:style-name="P4">
Published Time: 2023-07-10T01:40:00+03:00</text:p>
      <text:p text:style-name="P4">
Modified Time: 2023-07-10T01:40:00+03:00</text:p>
      <text:p text:style-name="P4">
Description: Президент України Володимир Зеленський наголошує на необхідності отримати чіткі гарантії безпеки на вільнюському саміті НАТО, поки Україна не приєдналася до Альянсу. — Укрінформ.</text:p>
      <text:p text:style-name="P4">
Images: ['<text:a xlink:type="simple" xlink:href="https://static.ukrinform.com/photos/2023_05/thumb_files/630_360_1685475414-889.png" text:style-name="Internet_20_link" text:visited-style-name="Visited_20_Internet_20_Link">
630_360_16854...</text:a>
']</text:p>
      <text:p text:style-name="P4">
Tags: ['НАТО', 'Саміт НАТО', 'Війна', 'Зеленський', 'Війна з Росією', 'Гарантії безпеки']</text:p>
      <text:p text:style-name="P4">
Type: Article</text:p>
      <!--METADATA-->
      <text:p text:style-name="P4">
<draw:frame draw:style-name="fr1" draw:name="Image348" text:anchor-type="as-char" svg:width="6.9236in" svg:height="3.956343in" draw:z-index="0">
<draw:image xlink:href="../Images/yкринформ/2023-07-10T01-40-00-03-00/630_360_1685475414-889.png" xlink:type="simple" xlink:show="embed" xlink:actuate="onLoad" draw:mime-type="image/png"/>
</draw:frame>
 ПрезидентУкраїни Володимир Зеленський наголошує на необхідності отримати чіткі гарантіїбезпеки на вільнюському саміті НАТО, поки Україна не приєдналася до Альянсу.</text:p>
      <text:p text:style-name="P4">
Як передає Укрінформ, про це він сказав у інтерв’ю <text:a xlink:type="simple" xlink:href="https://abcnews.go.com/Politics/zelenskyy-abc-russia-ukraine-war-end-thoughts-us/story" text:style-name="Internet_20_link" text:visited-style-name="Visited_20_Internet_20_Link">
 ABC News.</text:a>
</text:p>
      <text:p text:style-name="P4">
«Вільнюський саміт дуже важливий, – сказав він. – Немає єдності щодотехнічного запрошення для України приєднатися до Альянсу. Це питання волі –знайти правильне формулювання й запросити Україну... Це було б важливиммеседжем сказати, що НАТО не боїться Росії. Україна повинна отримати чіткігарантії безпеки, поки вона не в НАТО».</text:p>
      <text:p text:style-name="P4">
<text:span text:style-name="T4">
Читайте також:</text:span>
 <text:span text:style-name="T4">
<text:a xlink:type="simple" xlink:href="https://www.ukrinform.ua/rubric-polytics/3733625-zelenskij-pro-vibori-v-ssa-dla-nas-vazlivo-zberegti-dvopartijnu-pidtrimku.html" text:style-name="Internet_20_link" text:visited-style-name="Visited_20_Internet_20_Link">
 Зеленський про вибори в США: Для нас важливо зберегтидвопартійну підтримку </text:a>
 </text:span>
</text:p>
      <text:p text:style-name="P4">
Це дуже важливо, наголосив він.</text:p>
      <text:p text:style-name="P4">
«За цих умов наша зустріч матиме сенс, інакше це чергова політика», – зазначивЗеленський.</text:p>
      <text:p text:style-name="P4">
Журналістка зауважила: «Звучить так, що ви навряд чи поїдете», на що Президентвідповів: «Чому ж? Гадаю, ми зробимо багато роботи».</text:p>
      <text:p text:style-name="P4">
<text:span text:style-name="T4">
Читайте також:</text:span>
 <text:span text:style-name="T4">
<text:a xlink:type="simple" xlink:href="https://www.ukrinform.ua/rubric-polytics/3733622-stefanisina-pro-ucast-zelenskogo-u-samiti-nato-niakih-risen-se-ne-uhvaleno.html" text:style-name="Internet_20_link" text:visited-style-name="Visited_20_Internet_20_Link">
 Стефанішина про участь Зеленського у саміті НАТО:Ніяких рішень ще не ухвалено </text:a>
 </text:span>
</text:p>
      <text:p text:style-name="P4">
За його словами, Україна працює з партнерами над питанням щодо гарантійбезпеки, щоб допомогти партнерам зробити певні висновки для майбутнього саміту<text:span text:style-name="T4">
<text:a xlink:type="simple" xlink:href="https://www.ukrinform.ua/tag-nato" text:style-name="Internet_20_link" text:visited-style-name="Visited_20_Internet_20_Link">
 НАТО </text:a>
 </text:span>
 , «і хотілося б, щоб усірішення були прийняті під час саміту».</text:p>
      <text:p text:style-name="P4">
«У цьому випадку очевидно, що я буду там і робитиму все можливе, щобприскорити це рішення, щоб домовитися з нашими партнерами, – додав він. – Я нехотів би їхати до Вільнюса заради забави, якщо рішення не будуть розробленізаздалегідь».</text:p>
      <text:p text:style-name="P4">
<text:span text:style-name="T4">
Читайте також:</text:span>
 <text:span text:style-name="T4">
<text:a xlink:type="simple" xlink:href="https://www.ukrinform.ua/rubric-ato/3733618-derzavi-nato-pered-samitom-pospisaut-uzgoditi-format-garantij-bezpeki-dla-ukraini-politico.html" text:style-name="Internet_20_link" text:visited-style-name="Visited_20_Internet_20_Link">
 Держави НАТО перед самітом поспішають узгодити форматгарантій безпеки для України - Politico </text:a>
 </text:span>
</text:p>
      <text:p text:style-name="P4">
Як _<text:span text:style-name="T4">
<text:a xlink:type="simple" xlink:href="https://www.ukrinform.ua/rubric-polytics/3731326-nauseda-spodivaetsa-so-zelenskij-priide-u-vilnus-na-samit-nato.html" text:style-name="Internet_20_link" text:visited-style-name="Visited_20_Internet_20_Link">
 повідомлялося </text:a>
 </text:span>
 _ , Президент Литви Гітанас Науседа висловив сподівання, щоПрезидент України Володимир Зеленський приїде у Вільнюс, попри йогопопередження, що він не бачить сенсу їхати, якщо Києву не буде дано «сигнал»на зустрічі, і відіграє важливу роль у прийнятті рішень у Вільнюсі.</text:p>
      <text:p text:style-name="P4">
Source: <text:a xlink:type="simple" xlink:href="https://www.ukrinform.ua/rubric-polytics/3733631-zelenskij-ukraina-povinna-otrimati-citki-garantii-bezpeki-poki-vona-ne-v-nato.html" text:style-name="Internet_20_link" text:visited-style-name="Visited_20_Internet_20_Link">
https://www.ukrinform.ua/rubric-polytics/3733631-zelenskij-ukraina-povinna-otrimati-citki-garantii-bezpeki-poki-vona-ne-v-nato.html</text:a>
</text:p>
      <!--NEWS-->
      <text:h text:style-name="P10" text:outline-level="1">
<text:span text:style-name="T4">
Вражаючі фото роботи українських захисників показало ОК «Схід»</text:span>
</text:h>
      <text:p text:style-name="P4">
Author: ['АРМІЯINFORM']</text:p>
      <text:p text:style-name="P4">
Time: 2023-07-10T98:00:00-04:00</text:p>
      <text:p text:style-name="P4">
Description: Про це повідомляється на Facebook-сторінці оперативного командування «Схід».    «Г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349" text:anchor-type="as-char" svg:width="6.9236in" svg:height="4.615733in" draw:z-index="0">
<draw:image xlink:href="../Images/AРМІЯINFORM/2023-07-10T98-00-00-04-00/358098656_293771143175283_2997127512189881450_n.jpg" xlink:type="simple" xlink:show="embed" xlink:actuate="onLoad" draw:mime-type="image/jpeg"/>
</draw:frame>
</text:p>
      <text:p text:style-name="P4">
Про це<text:a xlink:type="simple" xlink:href="https://www.facebook.com/EastOC/posts/pfbid03398jTHCGhjiCni3ZUJ61iTKzcsdJBSDpk5bjzisanRz4NM9Me2ra3yk2XCEvY31Bl" text:style-name="Internet_20_link" text:visited-style-name="Visited_20_Internet_20_Link">
повідомляється</text:a>
на Facebook-сторінці оперативного командування «Схід».</text:p>
      <text:p text:style-name="P4">
«Гарного дня Україно! Мирного, сімейного вихідного, а ми і на далі будемоборонити ваш спокій.</text:p>
      <text:p text:style-name="P4">
Тримаємо стрій!», — йдеться у повідомленні.</text:p>
      <text:p text:style-name="P4">
<text:a xlink:type="simple" xlink:href="https://armyinform.com.ua/wp-content/uploads/2023/07/358117203_293771606508570_4881559065234792508_n.jpg" text:style-name="Internet_20_link" text:visited-style-name="Visited_20_Internet_20_Link">
<draw:frame draw:style-name="fr1" draw:name="Image350" text:anchor-type="as-char" svg:width="6.9236in" svg:height="6.9236in" draw:z-index="0">
<draw:image xlink:href="../Images/AРМІЯINFORM/2023-07-10T98-00-00-04-00/358117203_293771606508570_4881559065234792508_n-150x150.jpg" xlink:type="simple" xlink:show="embed" xlink:actuate="onLoad" draw:mime-type="image/jpeg"/>
</draw:frame>
</text:a>
</text:p>
      <text:p text:style-name="P4">
<text:a xlink:type="simple" xlink:href="https://armyinform.com.ua/wp-content/uploads/2023/07/358606566_293771583175239_7250901087736981376_n.jpg" text:style-name="Internet_20_link" text:visited-style-name="Visited_20_Internet_20_Link">
<draw:frame draw:style-name="fr1" draw:name="Image351" text:anchor-type="as-char" svg:width="6.9236in" svg:height="6.9236in" draw:z-index="0">
<draw:image xlink:href="../Images/AРМІЯINFORM/2023-07-10T98-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352" text:anchor-type="as-char" svg:width="6.9236in" svg:height="6.9236in" draw:z-index="0">
<draw:image xlink:href="../Images/AРМІЯINFORM/2023-07-10T98-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353" text:anchor-type="as-char" svg:width="6.9236in" svg:height="6.9236in" draw:z-index="0">
<draw:image xlink:href="../Images/AРМІЯINFORM/2023-07-10T98-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354" text:anchor-type="as-char" svg:width="6.9236in" svg:height="6.9236in" draw:z-index="0">
<draw:image xlink:href="../Images/AРМІЯINFORM/2023-07-10T98-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355" text:anchor-type="as-char" svg:width="6.9236in" svg:height="6.9236in" draw:z-index="0">
<draw:image xlink:href="../Images/AРМІЯINFORM/2023-07-10T98-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356" text:anchor-type="as-char" svg:width="6.9236in" svg:height="6.9236in" draw:z-index="0">
<draw:image xlink:href="../Images/AРМІЯINFORM/2023-07-10T98-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357" text:anchor-type="as-char" svg:width="6.9236in" svg:height="6.9236in" draw:z-index="0">
<draw:image xlink:href="../Images/AРМІЯINFORM/2023-07-10T98-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358" text:anchor-type="as-char" svg:width="6.9236in" svg:height="6.9236in" draw:z-index="0">
<draw:image xlink:href="../Images/AРМІЯINFORM/2023-07-10T98-00-00-04-00/359190193_293771366508594_6621600570787458219_n-150x150.jpg" xlink:type="simple" xlink:show="embed" xlink:actuate="onLoad" draw:mime-type="image/jpeg"/>
</draw:frame>
</text:a>
</text:p>
      <text:p text:style-name="P4">
<text:a xlink:type="simple" xlink:href="https://armyinform.com.ua/wp-content/uploads/2023/07/358107532_293771346508596_1465377916723634151_n.jpg" text:style-name="Internet_20_link" text:visited-style-name="Visited_20_Internet_20_Link">
<draw:frame draw:style-name="fr1" draw:name="Image359" text:anchor-type="as-char" svg:width="6.9236in" svg:height="6.9236in" draw:z-index="0">
<draw:image xlink:href="../Images/AРМІЯINFORM/2023-07-10T98-00-00-04-00/358107532_293771346508596_1465377916723634151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360" text:anchor-type="as-char" svg:width="6.9236in" svg:height="6.9236in" draw:z-index="0">
<draw:image xlink:href="../Images/AРМІЯINFORM/2023-07-10T98-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361" text:anchor-type="as-char" svg:width="6.9236in" svg:height="6.9236in" draw:z-index="0">
<draw:image xlink:href="../Images/AРМІЯINFORM/2023-07-10T98-00-00-04-00/359493011_293771126508618_560507805300156394_n-150x150.jpg" xlink:type="simple" xlink:show="embed" xlink:actuate="onLoad" draw:mime-type="image/jpeg"/>
</draw:frame>
</text:a>
</text:p>
      <text:p text:style-name="P4">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Болгарія продовжила програму підтримки шукачів притулку з України</text:span>
</text:h>
      <text:p text:style-name="P4">
Author: ['АРМІЯINFORM']</text:p>
      <text:p text:style-name="P4">
Time: 2023-07-10T99: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Tags: ['STOPRUSSIA', 'АГРЕСІЯ РФ']</text:p>
      <text:p text:style-name="P4">
Category: News</text:p>
      <!--METADATA-->
      <text:p text:style-name="P4">
<draw:frame draw:style-name="fr1" draw:name="Image362" text:anchor-type="as-char" svg:width="6.9236in" svg:height="4.61393in" draw:z-index="0">
<draw:image xlink:href="../Images/AРМІЯINFORM/2023-07-10T99-00-00-04-00/358454974_579797627661947_7425041274384026704_n.jpg" xlink:type="simple" xlink:show="embed" xlink:actuate="onLoad" draw:mime-type="image/jpeg"/>
</draw:frame>
</text:p>
      <text:p text:style-name="P4">
Про це<text:a xlink:type="simple" xlink:href="https://www.facebook.com/photo/" text:style-name="Internet_20_link" text:visited-style-name="Visited_20_Internet_20_Link">
повідомляє</text:a>
Міністерство з питань реінтеграції тимчасово окупованих територій України:</text:p>
      <text:p text:style-name="P4">
«Болгарія до кінця вересня цього року продовжила програму державної підтримкиз розміщення українських шукачів притулку.</text:p>
      <text:p text:style-name="P4">
Згідно з рішенням, власники готелів і надалі будуть отримувати по 15 левів(близько 310 гривень) на день за кожного українця зі статусом тимчасовогозахисту, який у них проживає.</text:p>
      <text:p text:style-name="P4">
Крім того, Уряд Болгарії доручив міністрам праці та соціальної політики йосвіти впродовж 2 місяців розробити пропозиції, які сприятимуть інтеграціїосіб із тимчасовим захистом у суспільство країни.</text:p>
      <text:p text:style-name="P4">
Нагадаємо, нещодавно Уряд Латвії ухвалив рішення продовжити тимчасовий захистдля українських шукачів притулку до кінця 2023 року».</text:p>
      <text:p text:style-name="P4">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